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714cm"/>
    </style:style>
    <style:style style:name="co3" style:family="table-column">
      <style:table-column-properties fo:break-before="auto" style:column-width="4.764cm"/>
    </style:style>
    <style:style style:name="co4" style:family="table-column">
      <style:table-column-properties fo:break-before="auto" style:column-width="5.419cm"/>
    </style:style>
    <style:style style:name="co5" style:family="table-column">
      <style:table-column-properties fo:break-before="auto" style:column-width="1.221cm"/>
    </style:style>
    <style:style style:name="co6" style:family="table-column">
      <style:table-column-properties fo:break-before="auto" style:column-width="1.45cm"/>
    </style:style>
    <style:style style:name="co7" style:family="table-column">
      <style:table-column-properties fo:break-before="auto" style:column-width="1.348cm"/>
    </style:style>
    <style:style style:name="ro1" style:family="table-row">
      <style:table-row-properties style:row-height="0.557cm" fo:break-before="auto" style:use-optimal-row-height="true"/>
    </style:style>
    <style:style style:name="ro2" style:family="table-row">
      <style:table-row-properties style:row-height="0.741cm" fo:break-before="auto" style:use-optimal-row-height="false"/>
    </style:style>
    <style:style style:name="ro3" style:family="table-row">
      <style:table-row-properties style:row-height="1.289cm" fo:break-before="auto" style:use-optimal-row-height="true"/>
    </style:style>
    <style:style style:name="ro4" style:family="table-row">
      <style:table-row-properties style:row-height="1.685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padding="0.071cm"/>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_20_3">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transparent" fo:padding="0.071cm"/>
    </style:style>
    <style:style style:name="ce13" style:family="table-cell" style:parent-style-name="Normal_20_2">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ackground-color="#81d41a" fo:padding="0.071cm"/>
    </style:style>
    <style:style style:name="ce15"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99cc00" fo:padding="0.071cm"/>
    </style:style>
    <style:style style:name="ce17"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5f_BuiltIn_5f_Hyperlink" style:data-style-name="N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0" style:family="table-cell" style:parent-style-name="Default">
      <style:table-cell-properties fo:padding="0.071cm"/>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2"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3" style:family="table-cell" style:parent-style-name="Default">
      <style:table-cell-properties fo:background-color="#99cc00"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00" fo:padding="0.071cm"/>
    </style:style>
    <style:style style:name="ce25"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92" style:family="table-cell" style:parent-style-name="Default">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9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_20_3">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00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5f_BuiltIn_5f_Hyperlink" style:data-style-name="N0">
      <style:table-cell-properties style:glyph-orientation-vertical="0" fo:background-color="#81d41a"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9"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transparent"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1"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padding="0.071cm"/>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Normal_20_3">
      <style:table-cell-properties style:glyph-orientation-vertical="0" fo:background-color="#81d41a"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39" style:family="table-cell" style:parent-style-name="Normal_20_3">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5f_BuiltIn_5f_Currency" style:data-style-name="N14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44">
      <style:table-cell-properties fo:padding="0.071cm"/>
    </style:style>
    <style:style style:name="ce43" style:family="table-cell" style:parent-style-name="Excel_5f_BuiltIn_5f_Currency">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144">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Excel_5f_BuiltIn_5f_Currency">
      <style:table-cell-properties style:glyph-orientation-vertical="0" fo:background-color="#81d41a"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48">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144">
      <style:table-cell-properties fo:background-color="#99cc00" fo:padding="0.071cm"/>
    </style:style>
    <style:style style:name="ce47" style:family="table-cell" style:parent-style-name="Default" style:data-style-name="N144">
      <style:table-cell-properties fo:background-color="#ffff00" fo:padding="0.071cm"/>
    </style:style>
    <style:style style:name="ce48" style:family="table-cell" style:parent-style-name="Default" style:data-style-name="N140">
      <style:table-cell-properties fo:background-color="#99cc00" fo:padding="0.071cm"/>
    </style:style>
    <style:style style:name="ce120" style:family="table-cell" style:parent-style-name="Default" style:data-style-name="N140">
      <style:table-cell-properties fo:background-color="#81d41a" fo:padding="0.071cm"/>
    </style:style>
    <style:style style:name="ce49" style:family="table-cell" style:parent-style-name="Default" style:data-style-name="N140">
      <style:table-cell-properties fo:padding="0.071cm"/>
    </style:style>
    <style:style style:name="ce122" style:family="table-cell" style:parent-style-name="Default" style:data-style-name="N140">
      <style:table-cell-properties fo:background-color="#ffff00" fo:padding="0.071cm"/>
    </style:style>
    <style:style style:name="ce50" style:family="table-cell" style:parent-style-name="Excel_5f_BuiltIn_5f_Currency" style:data-style-name="N14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5f_BuiltIn_5f_Currency" style:data-style-name="N14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48">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5f_BuiltIn_5f_Currency" style:data-style-name="N15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5f_BuiltIn_5f_Currency" style:data-style-name="N14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5f_BuiltIn_5f_Currency" style:data-style-name="N148">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fo:padding="0.071cm"/>
    </style:style>
    <style:style style:name="ce57" style:family="table-cell" style:parent-style-name="Default" style:data-style-name="N148">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148">
      <style:table-cell-properties fo:padding="0.071cm"/>
    </style:style>
    <style:style style:name="ce59" style:family="table-cell" style:parent-style-name="Excel_5f_BuiltIn_5f_Currency" style:data-style-name="N1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56">
      <style:table-cell-properties fo:padding="0.071cm"/>
    </style:style>
    <style:style style:name="ce61" style:family="table-cell" style:parent-style-name="Default">
      <style:table-cell-properties fo:background-color="#ff0000" fo:padding="0.071cm"/>
    </style:style>
    <style:style style:name="ce62" style:family="table-cell" style:parent-style-name="Default">
      <style:table-cell-properties style:glyph-orientation-vertical="0" fo:background-color="#ff66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ff" style:font-name="Calibri" fo:font-size="11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80808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5" style:family="text">
      <style:text-properties fo:color="#80808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6"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7"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automatic-find-labels="false" table:use-regular-expressions="false" table:use-wildcards="true"/>
      <table:table table:name="Archaeology journa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1" table:number-columns-repeated="14" table:default-cell-style-name="Default"/>
        <table:table-row table:style-name="ro1">
          <table:table-cell table:style-name="ce63" office:value-type="string" calcext:value-type="string">
            <text:p>English Title</text:p>
          </table:table-cell>
          <table:table-cell table:style-name="ce63" office:value-type="string" calcext:value-type="string">
            <text:p>Title</text:p>
          </table:table-cell>
          <table:table-cell table:style-name="ce2" office:value-type="string" calcext:value-type="string">
            <text:p>Publisher</text:p>
          </table:table-cell>
          <table:table-cell table:style-name="ce63" office:value-type="string" calcext:value-type="string">
            <text:p>Website</text:p>
          </table:table-cell>
          <table:table-cell table:style-name="ce63" office:value-type="string" calcext:value-type="string">
            <text:p>Second website</text:p>
          </table:table-cell>
          <table:table-cell table:style-name="ce63" office:value-type="string" calcext:value-type="string">
            <text:p>About</text:p>
          </table:table-cell>
          <table:table-cell table:style-name="ce63" office:value-type="string" calcext:value-type="string">
            <text:p>First Publication</text:p>
          </table:table-cell>
          <table:table-cell table:style-name="ce63" office:value-type="string" calcext:value-type="string">
            <text:p>Last Published</text:p>
          </table:table-cell>
          <table:table-cell table:style-name="ce63" office:value-type="string" calcext:value-type="string">
            <text:p>Ongoing</text:p>
          </table:table-cell>
          <table:table-cell table:style-name="ce63" office:value-type="string" calcext:value-type="string">
            <text:p>Geographic Coverage</text:p>
          </table:table-cell>
          <table:table-cell table:style-name="ce63" office:value-type="string" calcext:value-type="string">
            <text:p>Language</text:p>
          </table:table-cell>
          <table:table-cell table:style-name="ce63" office:value-type="string" calcext:value-type="string">
            <text:p>Type OA</text:p>
          </table:table-cell>
          <table:table-cell table:style-name="ce63" office:value-type="string" calcext:value-type="string">
            <text:p>Access options 2020</text:p>
          </table:table-cell>
          <table:table-cell table:style-name="ce63" office:value-type="string" calcext:value-type="string">
            <text:p>Access options previously</text:p>
          </table:table-cell>
          <table:table-cell table:style-name="ce63" office:value-type="string" calcext:value-type="string">
            <text:p>Subject Coverage</text:p>
          </table:table-cell>
          <table:table-cell table:style-name="ce63" office:value-type="string" calcext:value-type="string">
            <text:p>Period Specific</text:p>
          </table:table-cell>
          <table:table-cell table:style-name="ce63" office:value-type="string" calcext:value-type="string">
            <text:p>Peer reviewed</text:p>
          </table:table-cell>
          <table:table-cell table:style-name="ce63"/>
          <table:table-cell table:style-name="ce63" office:value-type="string" calcext:value-type="string">
            <text:p>OA License</text:p>
          </table:table-cell>
          <table:table-cell table:style-name="ce63" office:value-type="string" calcext:value-type="string">
            <text:p>OA Fees</text:p>
          </table:table-cell>
          <table:table-cell table:style-name="ce63" office:value-type="string" calcext:value-type="string">
            <text:p>OA Fees 2015</text:p>
          </table:table-cell>
          <table:table-cell table:style-name="ce63" office:value-type="string" calcext:value-type="string">
            <text:p>JIF2</text:p>
          </table:table-cell>
          <table:table-cell table:style-name="ce63" office:value-type="string" calcext:value-type="string">
            <text:p>JIF5</text:p>
          </table:table-cell>
          <table:table-cell table:style-name="ce63" office:value-type="string" calcext:value-type="string">
            <text:p>CiteScore</text:p>
          </table:table-cell>
          <table:table-cell table:style-name="ce63" office:value-type="string" calcext:value-type="string">
            <text:p>SJR</text:p>
          </table:table-cell>
          <table:table-cell table:style-name="ce63" office:value-type="string" calcext:value-type="string">
            <text:p>SNIP</text:p>
          </table:table-cell>
          <table:table-cell table:style-name="ce63" office:value-type="string" calcext:value-type="string">
            <text:p>H5_Index</text:p>
          </table:table-cell>
          <table:table-cell table:style-name="ce63" office:value-type="string" calcext:value-type="string">
            <text:p>H5_Median</text:p>
          </table:table-cell>
          <table:table-cell table:style-name="ce63" office:value-type="string" calcext:value-type="string">
            <text:p>Membership Concension</text:p>
          </table:table-cell>
          <table:table-cell table:style-name="ce63" office:value-type="string" calcext:value-type="string">
            <text:p>Membership</text:p>
          </table:table-cell>
          <table:table-cell table:style-name="ce63" office:value-type="string" calcext:value-type="string">
            <text:p>Institution Low</text:p>
          </table:table-cell>
          <table:table-cell table:style-name="ce63" office:value-type="string" calcext:value-type="string">
            <text:p>Institution High</text:p>
          </table:table-cell>
          <table:table-cell table:style-name="ce63" office:value-type="string" calcext:value-type="string">
            <text:p>Money Type</text:p>
          </table:table-cell>
        </table:table-row>
        <table:table-row table:style-name="ro1">
          <table:table-cell table:number-columns-repeated="2" table:style-name="ce2" office:value-type="string" calcext:value-type="string">
            <text:p>Bulgarian e-Journal of Archaeology</text:p>
          </table:table-cell>
          <table:table-cell table:style-name="ce2" office:value-type="string" calcext:value-type="string">
            <text:p>Association of Bulgarian Archaeologists</text:p>
          </table:table-cell>
          <table:table-cell table:style-name="ce8" office:value-type="string" calcext:value-type="string">
            <text:p>http://be-ja.org/</text:p>
          </table:table-cell>
          <table:table-cell table:style-name="ce1"/>
          <table:table-cell table:style-name="ce1" office:value-type="string" calcext:value-type="string">
            <text:p>Be-JA (ISSN 1314-5088) is open access journal,published by the Association of Bulgarian Archaeologists (ABA) twice a year (June and December). The ambition of its creators and the editorial board is to provide an opportunity for the archaeological communi</text:p>
          </table:table-cell>
          <table:table-cell table:style-name="ce4"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Bul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2"/>
        </table:table-row>
        <table:table-row table:style-name="ro1">
          <table:table-cell table:number-columns-repeated="2" table:style-name="ce3" office:value-type="string" calcext:value-type="string">
            <text:p>Journal of Archaeological Science</text:p>
          </table:table-cell>
          <table:table-cell table:style-name="ce5" office:value-type="string" calcext:value-type="string">
            <text:p>Elsevier</text:p>
          </table:table-cell>
          <table:table-cell table:style-name="ce15" office:value-type="string" calcext:value-type="string">
            <text:p>http://www.journals.elsevier.com/journal-of-archaeological-science</text:p>
          </table:table-cell>
          <table:table-cell table:style-name="ce19"/>
          <table:table-cell table:style-name="ce21" office:value-type="string" calcext:value-type="string">
            <text:p>The Journal of Archaeological Science is aimed at archaeologists and scientists with particular interests in advancing the development and application of scientific techniques and methodologies to all areas of archaeology. This established monthly journal</text:p>
          </table:table-cell>
          <table:table-cell table:style-name="ce19" office:value-type="float" office:value="1974" calcext:value-type="float">
            <text:p>19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2150" calcext:value-type="float">
            <text:p><text:s/>$2 150,00 </text:p>
          </table:table-cell>
          <table:table-cell table:style-name="ce40" table:number-columns-repeated="7"/>
          <table:table-cell table:style-name="ce4" table:number-columns-repeated="2"/>
          <table:table-cell table:number-columns-repeated="2" table:style-name="ce40" office:value-type="float" office:value="2225" calcext:value-type="float">
            <text:p><text:s/>$2 225,00 </text:p>
          </table:table-cell>
          <table:table-cell table:style-name="ce1"/>
        </table:table-row>
        <table:table-row table:style-name="ro1">
          <table:table-cell table:number-columns-repeated="2" table:style-name="ce4" office:value-type="string" calcext:value-type="string">
            <text:p>Journal of Archaeological Science: Reports</text:p>
          </table:table-cell>
          <table:table-cell table:style-name="ce5" office:value-type="string" calcext:value-type="string">
            <text:p>Elsevier</text:p>
          </table:table-cell>
          <table:table-cell table:style-name="ce16" office:value-type="string" calcext:value-type="string">
            <text:p>http://www.journals.elsevier.com/journal-of-archaeological-science-reports/</text:p>
          </table:table-cell>
          <table:table-cell table:style-name="ce19"/>
          <table:table-cell table:style-name="ce21" office:value-type="string" calcext:value-type="string">
            <text:p>Journal of Archaeological Science: Reports is aimed at archaeologists and scientists engaged with the application of scientific techniques and methodologies to all areas of archaeology. The journal focuses on the results of the application of scientific m</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1100" calcext:value-type="float">
            <text:p><text:s/>$1 100,00 </text:p>
          </table:table-cell>
          <table:table-cell table:style-name="ce40" table:number-columns-repeated="7"/>
          <table:table-cell table:style-name="ce4" table:number-columns-repeated="2"/>
          <table:table-cell table:number-columns-repeated="2" table:style-name="ce40" office:value-type="float" office:value="265" calcext:value-type="float">
            <text:p><text:s/>$265,00 </text:p>
          </table:table-cell>
          <table:table-cell table:style-name="ce1"/>
        </table:table-row>
        <table:table-row table:style-name="ro1">
          <table:table-cell table:number-columns-repeated="2" table:style-name="ce4" office:value-type="string" calcext:value-type="string">
            <text:p>Mitekufat Haeven: Journal of the Israel Prehistoric Society</text:p>
          </table:table-cell>
          <table:table-cell table:style-name="ce4" office:value-type="string" calcext:value-type="string">
            <text:p>Israel Prehistoric Society </text:p>
          </table:table-cell>
          <table:table-cell table:style-name="ce16" office:value-type="string" calcext:value-type="string">
            <text:p>http://prehistory.org.il/?p=423</text:p>
          </table:table-cell>
          <table:table-cell table:style-name="ce4" office:value-type="string" calcext:value-type="string">
            <text:p>http://www.jstor.org/journal/mitekufathaeven</text:p>
          </table:table-cell>
          <table:table-cell table:style-name="ce21" office:value-type="string" calcext:value-type="string">
            <text:p>The Journal of the Israel Prehistoric Society (JIPS) was founded in 1960 to fulfill the goals of the Israel Prehistoric Society. It covers all fields of research pertaining to the prehistory and protohistory of the southern Levant, up to the Early Bronze </text:p>
          </table:table-cell>
          <table:table-cell table:style-name="ce19" office:value-type="float" office:value="1960" calcext:value-type="float">
            <text:p>196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5"/>
          <table:table-cell table:style-name="ce1"/>
        </table:table-row>
        <table:table-row table:style-name="ro1">
          <table:table-cell table:number-columns-repeated="2" table:style-name="ce5" office:value-type="string" calcext:value-type="string">
            <text:p>World Archaeology</text:p>
          </table:table-cell>
          <table:table-cell table:style-name="ce5" office:value-type="string" calcext:value-type="string">
            <text:p>Taylor &amp; Francis, Ltd.</text:p>
          </table:table-cell>
          <table:table-cell table:style-name="ce15" office:value-type="string" calcext:value-type="string">
            <text:p>https://www.tandfonline.com/toc/rwar20/current</text:p>
          </table:table-cell>
          <table:table-cell table:style-name="ce4"/>
          <table:table-cell table:style-name="ce21" office:value-type="string" calcext:value-type="string">
            <text:p>World Archaeology  was established specifically to deal with archaeology on a world-wide multiperiod basis. </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120" calcext:value-type="currency">
            <text:p><text:s/>£120,00 </text:p>
          </table:table-cell>
          <table:table-cell table:style-name="ce51" office:value-type="currency" office:currency="GBP" office:value="490" calcext:value-type="currency">
            <text:p><text:s/>£490,00 </text:p>
          </table:table-cell>
          <table:table-cell table:style-name="ce51" office:value-type="currency" office:currency="GBP" office:value="560" calcext:value-type="currency">
            <text:p><text:s/>£560,00 </text:p>
          </table:table-cell>
          <table:table-cell table:style-name="ce1"/>
        </table:table-row>
        <table:table-row table:style-name="ro1">
          <table:table-cell table:style-name="ce4" office:value-type="string" calcext:value-type="string">
            <text:p>European Journal of Archaeology | Journal of European Archaeology</text:p>
          </table:table-cell>
          <table:table-cell table:style-name="ce4" office:value-type="string" calcext:value-type="string">
            <text:p>European Journal of Archaeology</text:p>
          </table:table-cell>
          <table:table-cell table:style-name="ce12" office:value-type="string" calcext:value-type="string">
            <text:p>Cambridge University Press</text:p>
          </table:table-cell>
          <table:table-cell table:style-name="ce22" office:value-type="string" calcext:value-type="string">
            <text:p>https://www.cambridge.org/core/journals/european-journal-of-archaeology</text:p>
          </table:table-cell>
          <table:table-cell table:style-name="ce19"/>
          <table:table-cell table:style-name="ce21" office:value-type="string" calcext:value-type="string">
            <text:p>The European Journal of Archaeology – the international, peer-reviewed journal of the European Association of Archaeologists – aims to publish the best new archaeological research undertaken in and around Europe.</text:p>
          </table:table-cell>
          <table:table-cell table:style-name="ce19" office:value-type="float" office:value="1993" calcext:value-type="float">
            <text:p>199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table:table-cell table:style-name="ce42" office:value-type="currency" office:currency="GBP" office:value="1788" calcext:value-type="currency">
            <text:p><text:s/>£1 788,00 </text:p>
          </table:table-cell>
          <table:table-cell table:style-name="ce42" table:number-columns-repeated="7"/>
          <table:table-cell table:style-name="ce55" office:value-type="currency" office:currency="EUR" office:value="45" calcext:value-type="currency">
            <text:p><text:s/>€ 45,00 </text:p>
          </table:table-cell>
          <table:table-cell table:style-name="ce55" office:value-type="currency" office:currency="EUR" office:value="110" calcext:value-type="currency">
            <text:p><text:s/>€ 110,00 </text:p>
          </table:table-cell>
          <table:table-cell table:style-name="ce51" office:value-type="currency" office:currency="GBP" office:value="536" calcext:value-type="currency">
            <text:p><text:s/>£536,00 </text:p>
          </table:table-cell>
          <table:table-cell table:style-name="ce51" office:value-type="currency" office:currency="GBP" office:value="605" calcext:value-type="currency">
            <text:p><text:s/>£605,00 </text:p>
          </table:table-cell>
          <table:table-cell table:style-name="ce4"/>
        </table:table-row>
        <table:table-row table:style-name="ro1">
          <table:table-cell table:number-columns-repeated="2" table:style-name="ce4" office:value-type="string" calcext:value-type="string">
            <text:p>Journal of Island and Coastal Archaeology</text:p>
          </table:table-cell>
          <table:table-cell table:style-name="ce4" office:value-type="string" calcext:value-type="string">
            <text:p>Taylor &amp; Francis, Ltd.</text:p>
          </table:table-cell>
          <table:table-cell table:style-name="ce16" office:value-type="string" calcext:value-type="string">
            <text:p>https://www.tandfonline.com/toc/uica20/current</text:p>
          </table:table-cell>
          <table:table-cell table:style-name="ce4"/>
          <table:table-cell table:style-name="ce21" office:value-type="string" calcext:value-type="string">
            <text:p>The Journal of Island &amp; Coastal Archaeology (JICA) is aimed at archaeologists and other scientists with interests in the archaeology and historical ecology of islands and other coastal settings.</text:p>
          </table:table-cell>
          <table:table-cell table:style-name="ce19" office:value-type="float" office:value="2006" calcext:value-type="float">
            <text:p>200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69" calcext:value-type="currency">
            <text:p><text:s/>£69,00 </text:p>
          </table:table-cell>
          <table:table-cell table:style-name="ce51" office:value-type="currency" office:currency="GBP" office:value="188" calcext:value-type="currency">
            <text:p><text:s/>£188,00 </text:p>
          </table:table-cell>
          <table:table-cell table:style-name="ce51" office:value-type="currency" office:currency="GBP" office:value="215" calcext:value-type="currency">
            <text:p><text:s/>£215,00 </text:p>
          </table:table-cell>
          <table:table-cell table:style-name="ce1"/>
        </table:table-row>
        <table:table-row table:style-name="ro2">
          <table:table-cell table:number-columns-repeated="2" table:style-name="ce6" office:value-type="string" calcext:value-type="string">
            <text:p>STAR: Science and Technology of Archaeological Research</text:p>
          </table:table-cell>
          <table:table-cell table:style-name="ce6" office:value-type="string" calcext:value-type="string">
            <text:p>Taylor &amp; Francis, Ltd.</text:p>
          </table:table-cell>
          <table:table-cell table:style-name="ce16" office:value-type="string" calcext:value-type="string">
            <text:p>https://www.tandfonline.com/toc/ysta20/current#.VqLI7PmLSM8</text:p>
          </table:table-cell>
          <table:table-cell table:style-name="ce4"/>
          <table:table-cell table:style-name="ce1" office:value-type="string" calcext:value-type="string">
            <text:p>STAR accepts papers utilising any of the array of scientific and computational techniques available to archaeologists, including, but not limited to:</text:p>
            <text:p>Archaeological materials science</text:p>
            <text:p>Airborne remote sensing, geophysical techniques and imaging</text:p>
            <text:p>Artefact con</text:p>
          </table:table-cell>
          <table:table-cell table:style-name="ce4"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33" office:value-type="string" calcext:value-type="string">
            <text:p>World</text:p>
          </table:table-cell>
          <table:table-cell table:style-name="ce33"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1" office:value-type="string" calcext:value-type="string">
            <text:p>CC BY</text:p>
          </table:table-cell>
          <table:table-cell table:style-name="ce43" office:value-type="float" office:value="1000" calcext:value-type="float">
            <text:p><text:s/>$1 000,00 </text:p>
          </table:table-cell>
          <table:table-cell table:style-name="ce40" office:value-type="float" office:value="1200" calcext:value-type="float">
            <text:p><text:s/>$1 200,00 </text:p>
          </table:table-cell>
          <table:table-cell table:style-name="ce40" table:number-columns-repeated="7"/>
          <table:table-cell table:style-name="ce1" table:number-columns-repeated="4"/>
          <table:table-cell table:style-name="ce4"/>
        </table:table-row>
        <table:table-row table:style-name="ro1">
          <table:table-cell table:number-columns-repeated="2" table:style-name="ce2" office:value-type="string" calcext:value-type="string">
            <text:p>Journal of Open Archaeology Data</text:p>
          </table:table-cell>
          <table:table-cell table:style-name="ce2" office:value-type="string" calcext:value-type="string">
            <text:p>Ubiquity Press</text:p>
          </table:table-cell>
          <table:table-cell table:style-name="ce8" office:value-type="string" calcext:value-type="string">
            <text:p>http://openarchaeologydata.metajnl.com</text:p>
          </table:table-cell>
          <table:table-cell table:style-name="ce1"/>
          <table:table-cell table:style-name="ce1" office:value-type="string" calcext:value-type="string">
            <text:p>The Journal of Open Archaeology Data (JOAD) features peer reviewed data papers describing archaeology datasets with high reuse potential. We work with a number of specialist and institutional data repositories to ensure that the associated data are profes</text:p>
          </table:table-cell>
          <table:table-cell table:style-name="ce1" office:value-type="float" office:value="2012" calcext:value-type="float">
            <text:p>201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100" calcext:value-type="currency">
            <text:p><text:s/>£1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Open Quaternary</text:p>
          </table:table-cell>
          <table:table-cell table:style-name="ce2" office:value-type="string" calcext:value-type="string">
            <text:p>Ubiquity Press</text:p>
          </table:table-cell>
          <table:table-cell table:style-name="ce8" office:value-type="string" calcext:value-type="string">
            <text:p>http://www.openquaternary.com/</text:p>
          </table:table-cell>
          <table:table-cell table:style-name="ce1"/>
          <table:table-cell table:style-name="ce1" office:value-type="string" calcext:value-type="string">
            <text:p>The journal focuses on all aspects of the Quaternary. This scope is intentionally broad, and covers a range of specialisms such as geomorphology, palaeoclimatology, palaeobotany, palynology, palaeontology, zooarchaeology, geoarchaeology, biological anthro</text:p>
          </table:table-cell>
          <table:table-cell table:style-name="ce1"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style-name="ce1" office:value-type="string" calcext:value-type="string">
            <text:p>Quaterna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6" office:value-type="string" calcext:value-type="string">
            <text:p>Journal of Lithic Studies</text:p>
          </table:table-cell>
          <table:table-cell table:style-name="ce6" office:value-type="string" calcext:value-type="string">
            <text:p>University of Edinburgh</text:p>
          </table:table-cell>
          <table:table-cell table:style-name="ce23" office:value-type="string" calcext:value-type="string">
            <text:p>http://journals.ed.ac.uk/lithicstudies/</text:p>
          </table:table-cell>
          <table:table-cell table:style-name="ce6"/>
          <table:table-cell table:style-name="ce2" office:value-type="string" calcext:value-type="string">
            <text:p>The Journal of Lithic Studies is a peer-reviewed open access journal which focuses on archaeological research into the manufacture and use of stone tools, as well as the origin and properties of the raw materials used in their production. The journal does</text:p>
          </table:table-cell>
          <table:table-cell table:style-name="ce6" office:value-type="float" office:value="2015" calcext:value-type="float">
            <text:p>2015</text:p>
          </table:table-cell>
          <table:table-cell table:style-name="ce2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World</text:p>
          </table:table-cell>
          <table:table-cell table:style-name="ce2"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6" office:value-type="string" calcext:value-type="string">
            <text:p>Lithics</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2"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7" office:value-type="string" calcext:value-type="string">
            <text:p>Transactions of the cumberland and westmorland antiquarian and archaeological society</text:p>
          </table:table-cell>
          <table:table-cell table:style-name="ce2" office:value-type="string" calcext:value-type="string">
            <text:p><text:s/>cumberland and westmorland antiquarian and archaeological society</text:p>
          </table:table-cell>
          <table:table-cell table:style-name="ce16" office:value-type="string" calcext:value-type="string">
            <text:p>http://cumbriapast.com/cgi-bin/ms/main.pl?action=transactions</text:p>
          </table:table-cell>
          <table:table-cell table:style-name="ce4"/>
          <table:table-cell table:style-name="ce21" office:value-type="string" calcext:value-type="string">
            <text:p>Transactions are the society's annual publication. Each volume contains a diversity of articles.</text:p>
          </table:table-cell>
          <table:table-cell table:style-name="ce4" office:value-type="float" office:value="1874" calcext:value-type="float">
            <text:p>18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number-columns-repeated="2" table:style-name="ce42" office:value-type="currency" office:currency="GBP" office:value="28" calcext:value-type="currency">
            <text:p><text:s/>£28,00 </text:p>
          </table:table-cell>
          <table:table-cell table:style-name="ce1"/>
        </table:table-row>
        <table:table-row table:style-name="ro1">
          <table:table-cell table:style-name="ce1" office:value-type="string" calcext:value-type="string">
            <text:p>Journal of Historical Archaeology Argentina and Latin American</text:p>
          </table:table-cell>
          <table:table-cell table:style-name="ce2" office:value-type="string" calcext:value-type="string">
            <text:p>Revista de Arqueología Histórica Argentina y Latinoamericana</text:p>
          </table:table-cell>
          <table:table-cell table:style-name="ce2"/>
          <table:table-cell table:style-name="ce8" office:value-type="string" calcext:value-type="string">
            <text:p>https://plarci.org/index.php/RAHAYL</text:p>
          </table:table-cell>
          <table:table-cell table:style-name="ce1"/>
          <table:table-cell table:style-name="ce1" office:value-type="string" calcext:value-type="string">
            <text:p>Under these principles, the Revista de Arqueología Histórica Argentina y Latinoamericana (print ISSN 2344-9918 online ISSN 1851-3190) was created, an annual peer review journal, printed in association with the Argentine Society of Anthropology. Its genera</text:p>
          </table:table-cell>
          <table:table-cell table:style-name="ce1"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mericas</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BSAA Archaeology. Bulletin Archaeological Studies Seminar | Studies Seminar Bulletin of Art and Archaeology</text:p>
          </table:table-cell>
          <table:table-cell table:style-name="ce2" office:value-type="string" calcext:value-type="string">
            <text:p>BSAA Arqueología. Boletín del Seminario de Estudios de Arqueología | Boletín del Seminario de Estudios de Arte y Arqueología</text:p>
          </table:table-cell>
          <table:table-cell table:style-name="ce2"/>
          <table:table-cell table:style-name="ce8" office:value-type="string" calcext:value-type="string">
            <text:p>http://dialnet.unirioja.es/servlet/revista?codigo=15437</text:p>
          </table:table-cell>
          <table:table-cell table:style-name="ce1" office:value-type="string" calcext:value-type="string">
            <text:p>https://dialnet.unirioja.es/servlet/revista?codigo=226</text:p>
          </table:table-cell>
          <table:table-cell table:style-name="ce1" office:value-type="string" calcext:value-type="string">
            <text:p>Since 2005 the magazine is divided into two series, which Dialnet checked in two separate installments: Archaeology (1) Art (2)</text:p>
          </table:table-cell>
          <table:table-cell table:style-name="ce4" office:value-type="float" office:value="1932" calcext:value-type="float">
            <text:p>193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1"/>
          <table:table-cell table:number-columns-repeated="2" table:style-name="ce6"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rchaeology And Computers</text:p>
          </table:table-cell>
          <table:table-cell table:style-name="ce2" office:value-type="string" calcext:value-type="string">
            <text:p>Archeologia E Calcolatori</text:p>
          </table:table-cell>
          <table:table-cell table:style-name="ce2" office:value-type="string" calcext:value-type="string">
            <text:p> Edizioni All'Insegna del Giglio</text:p>
          </table:table-cell>
          <table:table-cell table:style-name="ce8" office:value-type="string" calcext:value-type="string">
            <text:p>http://soi.cnr.it/archcalc/</text:p>
          </table:table-cell>
          <table:table-cell table:style-name="ce1"/>
          <table:table-cell table:style-name="ce1" office:value-type="string" calcext:value-type="string">
            <text:p>Since 1990 Archeologia e Calcolatori (ISSN 1120-6861, e-ISSN 2385-1953) has been an international observatory of theoretical and methodological aspects of computing and information technology applied to archaeology. <text:s/>Some specific aspects characterise the</text:p>
          </table:table-cell>
          <table:table-cell table:style-name="ce4" office:value-type="float" office:value="1990" calcext:value-type="float">
            <text:p>199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 English, German, Italian, 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Conservation Science in Cultural Heritage</text:p>
          </table:table-cell>
          <table:table-cell table:style-name="ce2" office:value-type="string" calcext:value-type="string">
            <text:p> Università di Bologna</text:p>
          </table:table-cell>
          <table:table-cell table:style-name="ce8" office:value-type="string" calcext:value-type="string">
            <text:p>http://conservation-science.cib.unibo.it/</text:p>
          </table:table-cell>
          <table:table-cell table:style-name="ce1"/>
          <table:table-cell table:style-name="ce1" office:value-type="string" calcext:value-type="string">
            <text:p>Conservation Science in Cultural Heritage is an international peer reviewed journal which continues Quaderni di Scienza della Conservazione.</text:p>
          </table:table-cell>
          <table:table-cell table:style-name="ce4"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4"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5" office:value-type="currency" office:currency="EUR" office:value="300" calcext:value-type="currency">
            <text:p><text:s/>€ 300,00 </text:p>
          </table:table-cell>
          <table:table-cell table:style-name="ce45" table:number-columns-repeated="7"/>
          <table:table-cell table:style-name="ce1" table:number-columns-repeated="5"/>
        </table:table-row>
        <table:table-row table:style-name="ro1">
          <table:table-cell table:number-columns-repeated="2" table:style-name="ce1" office:value-type="string" calcext:value-type="string">
            <text:p>Journal of Alabama Archaeology, The  </text:p>
          </table:table-cell>
          <table:table-cell table:style-name="ce2" office:value-type="string" calcext:value-type="string">
            <text:p>Alabama Archaeological Society</text:p>
          </table:table-cell>
          <table:table-cell table:style-name="ce8" office:value-type="string" calcext:value-type="string">
            <text:p>https://alabamaarchaeology.org/journal/</text:p>
          </table:table-cell>
          <table:table-cell table:style-name="ce1"/>
          <table:table-cell table:style-name="ce1" office:value-type="string" calcext:value-type="string">
            <text:p>The Journal of Alabama Archaeology remains the primary forum for the publication of papers on the prehistoric and historic archaeology of Alabama, however papers on related topics in the Southeast are welcome. </text:p>
          </table:table-cell>
          <table:table-cell table:style-name="ce1"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50" calcext:value-type="float">
            <text:p><text:s/>$50,00 </text:p>
          </table:table-cell>
          <table:table-cell table:style-name="ce1"/>
        </table:table-row>
        <table:table-row table:style-name="ro1">
          <table:table-cell table:number-columns-repeated="2" table:style-name="ce2" office:value-type="string" calcext:value-type="string">
            <text:p>Cahiers du Centre Gustave Glotz</text:p>
          </table:table-cell>
          <table:table-cell table:style-name="ce2" office:value-type="string" calcext:value-type="string">
            <text:p>Anthropologie et Histoire des Mondes Antiques (ANHIMA)</text:p>
          </table:table-cell>
          <table:table-cell table:style-name="ce8" office:value-type="string" calcext:value-type="string">
            <text:p>http://www.persee.fr/collection/ccgg</text:p>
          </table:table-cell>
          <table:table-cell table:style-name="ce8" office:value-type="string" calcext:value-type="string">
            <text:p>http://www.anhima.fr/spip.php?article18&amp;lang=fr</text:p>
          </table:table-cell>
          <table:table-cell table:style-name="ce1" office:value-type="string" calcext:value-type="string">
            <text:p>Les Cahiers du Centre Gustave Glotz were born in 1990 as a collection of articles on the theme "From the power in ancient times", coordinated by Claude Nicolet. The following year, they turned into an annual review of ancient history, largely specialized </text:p>
          </table:table-cell>
          <table:table-cell table:style-name="ce4" office:value-type="float" office:value="1991" calcext:value-type="float">
            <text:p>199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 Italian, 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Opuscula Archaeologica Radovi Arheološkog zavoda</text:p>
          </table:table-cell>
          <table:table-cell table:style-name="ce2" office:value-type="string" calcext:value-type="string">
            <text:p>Opuscula Archaeologica Papers of the Department of Archaeology</text:p>
          </table:table-cell>
          <table:table-cell table:style-name="ce2" office:value-type="string" calcext:value-type="string">
            <text:p>Archaeological Institute, Faculty of Philosophy in Zagreb</text:p>
          </table:table-cell>
          <table:table-cell table:style-name="ce8" office:value-type="string" calcext:value-type="string">
            <text:p>http://hrcak.srce.hr/index.php?show=casopis&amp;id_casopis=95</text:p>
          </table:table-cell>
          <table:table-cell table:style-name="ce1" office:value-type="string" calcext:value-type="string">
            <text:p>http://arheo.ffzg.unizg.hr/opuscula/</text:p>
          </table:table-cell>
          <table:table-cell table:style-name="ce1" office:value-type="string" calcext:value-type="string">
            <text:p>Journal of the Institute of Archaeology, and the Department of Archaeology, Faculty of Philosophy in Zagreb was first published in 1956</text:p>
          </table:table-cell>
          <table:table-cell table:style-name="ce1" office:value-type="float" office:value="1956" calcext:value-type="float">
            <text:p>1956</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tarinar. The body of the Archaeological Institute</text:p>
          </table:table-cell>
          <table:table-cell table:style-name="ce2" office:value-type="string" calcext:value-type="string">
            <text:p>Starinar. Organ Arheologskog instituta</text:p>
          </table:table-cell>
          <table:table-cell table:style-name="ce2" office:value-type="string" calcext:value-type="string">
            <text:p>Arheološki institut</text:p>
          </table:table-cell>
          <table:table-cell table:style-name="ce8" office:value-type="string" calcext:value-type="string">
            <text:p>http://www.doiserbia.nb.rs/journal.aspx?issn=0350-0241</text:p>
          </table:table-cell>
          <table:table-cell table:style-name="ce1" table:number-columns-repeated="2"/>
          <table:table-cell table:style-name="ce1" office:value-type="float" office:value="1884" calcext:value-type="float">
            <text:p>18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t, archeology and history</text:p>
          </table:table-cell>
          <table:table-cell table:number-columns-repeated="2" table:style-name="ce2" office:value-type="string" calcext:value-type="string">
            <text:p>Arte, arqueología e historia</text:p>
          </table:table-cell>
          <table:table-cell table:style-name="ce8" office:value-type="string" calcext:value-type="string">
            <text:p>http://www.artearqueohistoria.com/spip/rubrique3.html?lang=es</text:p>
          </table:table-cell>
          <table:table-cell table:style-name="ce1" office:value-type="string" calcext:value-type="string">
            <text:p>http://dialnet.unirioja.es/servlet/revista?codigo=10059</text:p>
          </table:table-cell>
          <table:table-cell table:style-name="ce1" office:value-type="string" calcext:value-type="string">
            <text:p>Since its establishment, the Art, Archaeology and History Association has been publishing an annual magazine that addresses standards from the disciplines that are themselves, that is, the art, history and archeology .The magazine comes or freciendo resea</text:p>
          </table:table-cell>
          <table:table-cell table:style-name="ce4"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Assumptions of Prehistory</text:p>
          </table:table-cell>
          <table:table-cell table:style-name="ce2" office:value-type="string" calcext:value-type="string">
            <text:p>IpoTesi di preistoria</text:p>
          </table:table-cell>
          <table:table-cell table:style-name="ce2" office:value-type="string" calcext:value-type="string">
            <text:p>ASDD-AlmaDL</text:p>
          </table:table-cell>
          <table:table-cell table:style-name="ce8" office:value-type="string" calcext:value-type="string">
            <text:p>http://ipotesidipreistoria.cib.unibo.it/</text:p>
          </table:table-cell>
          <table:table-cell table:style-name="ce1"/>
          <table:table-cell table:style-name="ce1" office:value-type="string" calcext:value-type="string">
            <text:p>The magazine aims to disseminate the scientific results of recent research and studies of pre- and early Italian, so as to bring out the wealth of knowledge on the contexts and the problems of the most remote stages of history. The publication in digital </text:p>
          </table:table-cell>
          <table:table-cell table:style-name="ce4"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2" table:number-columns-repeated="13"/>
          <table:table-cell table:style-name="ce1"/>
        </table:table-row>
        <table:table-row table:style-name="ro1">
          <table:table-cell table:style-name="ce1" office:value-type="string" calcext:value-type="string">
            <text:p>Prehistory Studies</text:p>
          </table:table-cell>
          <table:table-cell table:style-name="ce2" office:value-type="string" calcext:value-type="string">
            <text:p>Studii de Preistorie</text:p>
          </table:table-cell>
          <table:table-cell table:style-name="ce2" office:value-type="string" calcext:value-type="string">
            <text:p>Asociatia Romana de Arheologie</text:p>
          </table:table-cell>
          <table:table-cell table:style-name="ce8" office:value-type="string" calcext:value-type="string">
            <text:p>http://arheologie.ro/activitate.html</text:p>
          </table:table-cell>
          <table:table-cell table:style-name="ce1" table:number-columns-repeated="2"/>
          <table:table-cell table:style-name="ce1" office:value-type="float" office:value="2002" calcext:value-type="float">
            <text:p>200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4" office:value-type="string" calcext:value-type="string">
            <text:p>Egypt and the Levant </text:p>
          </table:table-cell>
          <table:table-cell table:style-name="ce4" office:value-type="string" calcext:value-type="string">
            <text:p>Ägypten und Levante </text:p>
          </table:table-cell>
          <table:table-cell table:style-name="ce4" office:value-type="string" calcext:value-type="string">
            <text:p>Austrian Academy of Sciences Press</text:p>
          </table:table-cell>
          <table:table-cell table:style-name="ce16" office:value-type="string" calcext:value-type="string">
            <text:p>https://www.jstor.org/journal/agypundlevante</text:p>
          </table:table-cell>
          <table:table-cell table:style-name="ce4" office:value-type="string" calcext:value-type="string">
            <text:p>http://www.jstor.org/journal/agypundlevante</text:p>
          </table:table-cell>
          <table:table-cell table:style-name="ce21" office:value-type="string" calcext:value-type="string">
            <text:p>Egypt and the Levant is an international journal for Egytian archaeology and related disciplines.</text:p>
          </table:table-cell>
          <table:table-cell table:style-name="ce19" office:value-type="float" office:value="1990" calcext:value-type="float">
            <text:p>1990</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Middle East, Africa</text:p>
          </table:table-cell>
          <table:table-cell table:style-name="ce4" office:value-type="string" calcext:value-type="string">
            <text:p>German, 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12" table:number-columns-repeated="4"/>
          <table:table-cell table:style-name="ce1"/>
        </table:table-row>
        <table:table-row table:style-name="ro1">
          <table:table-cell table:style-name="ce1" office:value-type="string" calcext:value-type="string">
            <text:p>Journal of Archaeology</text:p>
          </table:table-cell>
          <table:table-cell table:style-name="ce2" office:value-type="string" calcext:value-type="string">
            <text:p>Revista de arqueologia</text:p>
          </table:table-cell>
          <table:table-cell table:style-name="ce2" office:value-type="string" calcext:value-type="string">
            <text:p>Brazilian Society of Archaeology</text:p>
          </table:table-cell>
          <table:table-cell table:style-name="ce8" office:value-type="string" calcext:value-type="string">
            <text:p>https://www.revista.sabnet.org/index.php/SAB</text:p>
          </table:table-cell>
          <table:table-cell table:style-name="ce1" office:value-type="string" calcext:value-type="string">
            <text:p>http://periodicos.ufpb.br/ojs2/index.php/ra</text:p>
          </table:table-cell>
          <table:table-cell table:style-name="ce1" office:value-type="string" calcext:value-type="string">
            <text:p>The Journal of Archaeology, founded in 1983 by Professor Maria da Conceição MC Beltrao and originally published by Paraense Emílio Goeldi / CNPq Museum, is an official and annual publication of the Brazilian Society of Archaeology - SAB. (Qualis B2 - Anth</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 Spanish,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8" office:value-type="string" calcext:value-type="string">
            <text:p>Journal of Computer Applications in Archaeology</text:p>
          </table:table-cell>
          <table:table-cell table:style-name="ce8" office:value-type="string" calcext:value-type="string">
            <text:p>Ubiquity Press</text:p>
          </table:table-cell>
          <table:table-cell table:style-name="ce8" office:value-type="string" calcext:value-type="string">
            <text:p>https://journal.caa-international.org/</text:p>
          </table:table-cell>
          <table:table-cell table:style-name="ce8" table:number-columns-repeated="2"/>
          <table:table-cell table:style-name="ce8" office:value-type="float" office:value="2018" calcext:value-type="float">
            <text:p>201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8"/>
          <table:table-cell table:style-name="ce8"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26" office:value-type="string" calcext:value-type="string">
            <text:p>Digital and Computing Archaeology</text:p>
          </table:table-cell>
          <table:table-cell table:style-name="ce8" office:value-type="string" calcext:value-type="string">
            <text:p>All</text:p>
          </table:table-cell>
          <table:table-cell table:style-name="ce8" office:value-type="string" calcext:value-type="string">
            <text:p>Yes</text:p>
          </table:table-cell>
          <table:table-cell table:style-name="ce8" table:number-columns-repeated="2"/>
          <table:table-cell table:number-columns-repeated="2" table:style-name="ce45" office:value-type="currency" office:currency="EUR" office:value="400" calcext:value-type="currency">
            <text:p><text:s/>€ 400,00 </text:p>
          </table:table-cell>
          <table:table-cell table:style-name="ce45" table:number-columns-repeated="7"/>
          <table:table-cell table:style-name="ce1" table:number-columns-repeated="4"/>
          <table:table-cell table:style-name="ce4" office:value-type="string" calcext:value-type="string">
            <text:p>Austrlian Dollar</text:p>
          </table:table-cell>
        </table:table-row>
        <table:table-row table:style-name="ro1">
          <table:table-cell table:number-columns-repeated="2" table:style-name="ce1" office:value-type="string" calcext:value-type="string">
            <text:p>Archaeology in Wales</text:p>
          </table:table-cell>
          <table:table-cell table:style-name="ce2" office:value-type="string" calcext:value-type="string">
            <text:p>CBA Wales</text:p>
          </table:table-cell>
          <table:table-cell table:style-name="ce8" office:value-type="string" calcext:value-type="string">
            <text:p>https://councilforbritisharchaeologywales.wordpress.com/</text:p>
          </table:table-cell>
          <table:table-cell table:style-name="ce1"/>
          <table:table-cell table:style-name="ce1" office:value-type="string" calcext:value-type="string">
            <text:p>AW is Wales’ national archaeological journal and is published annually by the CBA Cymru/Wales group. It features a comprehensive gazetteer of recent archaeological work in Wales as well as book reviews, surveys of recent literature, a report on environmen</text:p>
          </table:table-cell>
          <table:table-cell table:style-name="ce1" office:value-type="float" office:value="1967" calcext:value-type="float">
            <text:p>196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2" calcext:value-type="currency">
            <text:p><text:s/>£12,00 </text:p>
          </table:table-cell>
          <table:table-cell table:number-columns-repeated="2" table:style-name="ce44" office:value-type="currency" office:currency="GBP" office:value="22.5" calcext:value-type="currency">
            <text:p><text:s/>£22,50 </text:p>
          </table:table-cell>
          <table:table-cell table:style-name="ce1" office:value-type="string" calcext:value-type="string">
            <text:p>Austlian Dollar</text:p>
          </table:table-cell>
        </table:table-row>
        <table:table-row table:style-name="ro1">
          <table:table-cell table:style-name="ce1" office:value-type="string" calcext:value-type="string">
            <text:p>Spanish File of Archeology</text:p>
          </table:table-cell>
          <table:table-cell table:style-name="ce2" office:value-type="string" calcext:value-type="string">
            <text:p>Archivo Español de Arqueología</text:p>
          </table:table-cell>
          <table:table-cell table:style-name="ce2" office:value-type="string" calcext:value-type="string">
            <text:p>Center for Humanities and Social Sciences, CSIC </text:p>
          </table:table-cell>
          <table:table-cell table:style-name="ce8" office:value-type="string" calcext:value-type="string">
            <text:p>http://aespa.revistas.csic.es/index.php/aespa</text:p>
          </table:table-cell>
          <table:table-cell table:style-name="ce1"/>
          <table:table-cell table:style-name="ce1" office:value-type="string" calcext:value-type="string">
            <text:p>Founded by Antonio García y Bellido in 1940 as a specialized branch of Archivo Español de Arte y Arqueología (1925), Archivo Español de Arqueología is a scientific journal that annually publishes articles on Archaeology that focus on their material, liter</text:p>
          </table:table-cell>
          <table:table-cell table:style-name="ce4" office:value-type="float" office:value="1940" calcext:value-type="float">
            <text:p>194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3"/>
          <table:table-cell table:style-name="ce1" office:value-type="string" calcext:value-type="string">
            <text:p>austrlian</text:p>
          </table:table-cell>
        </table:table-row>
        <table:table-row table:style-name="ro1">
          <table:table-cell table:style-name="ce1" office:value-type="string" calcext:value-type="string">
            <text:p>Notebooks Forest</text:p>
          </table:table-cell>
          <table:table-cell table:style-name="ce6" office:value-type="string" calcext:value-type="string">
            <text:p>Quaderns de la Selva</text:p>
          </table:table-cell>
          <table:table-cell table:style-name="ce6" office:value-type="string" calcext:value-type="string">
            <text:p>Centre d’Estudis de la Selva</text:p>
          </table:table-cell>
          <table:table-cell table:style-name="ce23" office:value-type="string" calcext:value-type="string">
            <text:p>http://www.raco.cat/index.php/QuadernsSelva</text:p>
          </table:table-cell>
          <table:table-cell table:style-name="ce31"/>
          <table:table-cell table:style-name="ce33" office:value-type="string" calcext:value-type="string">
            <text:p>Cahiers de la Selva is a miscellany annual magazine published since 1984 the Center for the Study of Selva, along with the Regional Historical Archive of Santa Coloma. Its aim is to enable the dissemination of studies and contributions related to the hist</text:p>
          </table:table-cell>
          <table:table-cell table:style-name="ce31" office:value-type="float" office:value="1984" calcext:value-type="float">
            <text:p>1984</text:p>
          </table:table-cell>
          <table:table-cell table:style-name="ce26"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Rolling Wall</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3"/>
          <table:table-cell table:style-name="ce1" office:value-type="string" calcext:value-type="string">
            <text:p>Australian</text:p>
          </table:table-cell>
        </table:table-row>
        <table:table-row table:style-name="ro1">
          <table:table-cell table:style-name="ce1" office:value-type="string" calcext:value-type="string">
            <text:p>Lectures. Magazine Study Centre Granollers | Yearbook of the Centre for the Study of Granollers</text:p>
          </table:table-cell>
          <table:table-cell table:style-name="ce2" office:value-type="string" calcext:value-type="string">
            <text:p>Ponències. Revista del Centre d'Estudis de Granollers | d'Anuari del Centre d'Estudis de Granollers</text:p>
          </table:table-cell>
          <table:table-cell table:style-name="ce2" office:value-type="string" calcext:value-type="string">
            <text:p>Centre d'Estudis de Granollers</text:p>
          </table:table-cell>
          <table:table-cell table:style-name="ce8" office:value-type="string" calcext:value-type="string">
            <text:p>http://www.raco.cat/index.php/Ponencies/index</text:p>
          </table:table-cell>
          <table:table-cell table:style-name="ce1"/>
          <table:table-cell table:style-name="ce1" office:value-type="string" calcext:value-type="string">
            <text:p>Lectures. Magazine Study Centre Granollers publishes articles in the humanities, social sciences and natural sciences on the Vallès Oriental. It has an annual basis.From 1997 to 2012 was published with the subtitle Yearbook of the Centre for the Study of </text:p>
          </table:table-cell>
          <table:table-cell table:style-name="ce1" office:value-type="float" office:value="1997" calcext:value-type="float">
            <text:p>199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rchaeological Work</text:p>
          </table:table-cell>
          <table:table-cell table:style-name="ce2" office:value-type="string" calcext:value-type="string">
            <text:p>Treballs d'Arqueologia</text:p>
          </table:table-cell>
          <table:table-cell table:style-name="ce2" office:value-type="string" calcext:value-type="string">
            <text:p>Centre for Studies Prehistoric Archaeological Heritage (CEPAP)</text:p>
          </table:table-cell>
          <table:table-cell table:style-name="ce8" office:value-type="string" calcext:value-type="string">
            <text:p>http://www.raco.cat/index.php/TreballsArqueologia</text:p>
          </table:table-cell>
          <table:table-cell table:style-name="ce1" office:value-type="string" calcext:value-type="string">
            <text:p>http://revistes.uab.cat/treballsarqueologia/</text:p>
          </table:table-cell>
          <table:table-cell table:style-name="ce1" office:value-type="string" calcext:value-type="string">
            <text:p>Archaeological work is an annual periodical published by the Centre for Studies Prehistoric Archaeological Heritage (CEPAP) and includes the research center. The content of each volume is monographic research contributions from researchers and specialists</text:p>
          </table:table-cell>
          <table:table-cell table:style-name="ce1" office:value-type="float" office:value="1992" calcext:value-type="float">
            <text:p>199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 Frenc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Archaeonautica</text:p>
          </table:table-cell>
          <table:table-cell table:style-name="ce8" office:value-type="string" calcext:value-type="string">
            <text:p>CNRS Éditions</text:p>
          </table:table-cell>
          <table:table-cell table:style-name="ce18" office:value-type="string" calcext:value-type="string">
            <text:p><text:span text:style-name="T2"><text:a xlink:href="https://journals.openedition.org/archaeonautica/" xlink:type="simple">https://journals.openedition.org/archaeonautica/</text:a></text:span></text:p>
          </table:table-cell>
          <table:table-cell table:style-name="ce8" office:value-type="string" calcext:value-type="string">
            <text:p><text:span text:style-name="T3"><text:a xlink:href="https://journals.openedition.org/archaeonautica/" xlink:type="simple">http://www.persee.fr/collection/nauti</text:a></text:span></text:p>
          </table:table-cell>
          <table:table-cell table:style-name="ce1" office:value-type="string" calcext:value-type="string">
            <text:p>Created in 1977, the magazine Archaeonautica publishes underwater archeology research or, more generally, underwater, from prehistory to modern times. It is also intended to accommodate maritime archeology studies and naval archeology, maritime history an</text:p>
          </table:table-cell>
          <table:table-cell table:style-name="ce4" office:value-type="float" office:value="1977" calcext:value-type="float">
            <text:p>1977</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French</text:p>
          </table:table-cell>
          <table:table-cell table:style-name="ce26" office:value-type="string" calcext:value-type="string">
            <text:p>Diamond</text:p>
          </table:table-cell>
          <table:table-cell table:style-name="ce26"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45" calcext:value-type="currency">
            <text:p><text:s/>€ 45,00 </text:p>
          </table:table-cell>
          <table:table-cell table:style-name="ce1"/>
        </table:table-row>
        <table:table-row table:style-name="ro1">
          <table:table-cell table:style-name="ce2" office:value-type="string" calcext:value-type="string">
            <text:p>Chilean Journal of Anthropology</text:p>
          </table:table-cell>
          <table:table-cell table:style-name="ce2" office:value-type="string" calcext:value-type="string">
            <text:p>Revista Chilena de Antropología</text:p>
          </table:table-cell>
          <table:table-cell table:style-name="ce2" office:value-type="string" calcext:value-type="string">
            <text:p>Departamento de Antropología de la Universidad de Chile</text:p>
          </table:table-cell>
          <table:table-cell table:style-name="ce8" office:value-type="string" calcext:value-type="string">
            <text:p>http://www.revistas.uchile.cl/index.php/RCA</text:p>
          </table:table-cell>
          <table:table-cell table:style-name="ce1"/>
          <table:table-cell table:style-name="ce1" office:value-type="string" calcext:value-type="string">
            <text:p>Chilean Anthropology magazine is a publication of the Department of Anthropology at the University of Chile. It is an international academic peer reviewed journal published twice a year (July and December) and receives unpublished manuscripts in Spanish o</text:p>
          </table:table-cell>
          <table:table-cell table:style-name="ce4" office:value-type="float" office:value="1978" calcext:value-type="float">
            <text:p>197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 Caribbean, Central America</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Technè</text:p>
          </table:table-cell>
          <table:table-cell table:style-name="ce2" office:value-type="string" calcext:value-type="string">
            <text:p>Centre de recherche et de restauration des musées de France</text:p>
          </table:table-cell>
          <table:table-cell table:style-name="ce18" office:value-type="string" calcext:value-type="string">
            <text:p><text:span text:style-name="T2"><text:a xlink:href="https://journals.openedition.org/techne" xlink:type="simple">https://journals.openedition.org/techne</text:a></text:span></text:p>
          </table:table-cell>
          <table:table-cell table:style-name="ce1"/>
          <table:table-cell table:style-name="ce4" office:value-type="string" calcext:value-type="string">
            <text:p><text:span text:style-name="T3"><text:a xlink:href="https://c2rmf.fr/" xlink:type="simple">Technè est une revue semestrielle dont l’objet, depuis sa création en 1994, est de mettre la science au service de l’histoire de l’art et de la préservation des biens culturels. Elle est éditée par le Centre de recherche et de restauration des musées de F</text:a></text:span></text:p>
          </table:table-cell>
          <table:table-cell table:style-name="ce4"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table:number-columns-repeated="23"/>
        </table:table-row>
        <table:table-row table:style-name="ro1">
          <table:table-cell table:style-name="ce1" office:value-type="string" calcext:value-type="string">
            <text:p>Hellenic Correspondence Bulletin</text:p>
          </table:table-cell>
          <table:table-cell table:style-name="ce2" office:value-type="string" calcext:value-type="string">
            <text:p>Bulletin de Correspondance Hellénique</text:p>
          </table:table-cell>
          <table:table-cell table:style-name="ce2" office:value-type="string" calcext:value-type="string">
            <text:p>École française d'Athènes</text:p>
          </table:table-cell>
          <table:table-cell table:style-name="ce18" office:value-type="string" calcext:value-type="string">
            <text:p>http://www.persee.fr/collection/bch</text:p>
          </table:table-cell>
          <table:table-cell table:style-name="ce8" office:value-type="string" calcext:value-type="string">
            <text:p>http://www.efa.gr/index.php/fr/</text:p>
          </table:table-cell>
          <table:table-cell table:style-name="ce1" office:value-type="string" calcext:value-type="string">
            <text:p>Successor to the Bulletin of the French School of Athens, the Hellenic Correspondence Bulletin is edited since 1877. Published in several annual deliveries, the BCH brings together studies on ancient and chronic excavations and archaeological discoveries </text:p>
          </table:table-cell>
          <table:table-cell table:style-name="ce4" office:value-type="float" office:value="1877" calcext:value-type="float">
            <text:p>18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Unknown</text:p>
          </table:table-cell>
          <table:table-cell table:style-name="ce1" table:number-columns-repeated="11"/>
          <table:table-cell table:number-columns-repeated="4" table:style-name="ce52" office:value-type="currency" office:currency="EUR" office:value="72" calcext:value-type="currency">
            <text:p><text:s/>€ 72,00 </text:p>
          </table:table-cell>
          <table:table-cell table:style-name="ce4"/>
        </table:table-row>
        <table:table-row table:style-name="ro1">
          <table:table-cell table:style-name="ce1" office:value-type="string" calcext:value-type="string">
            <text:p>Annals of Ethiopia</text:p>
          </table:table-cell>
          <table:table-cell table:style-name="ce2" office:value-type="string" calcext:value-type="string">
            <text:p>Annales d'Éthiopie </text:p>
          </table:table-cell>
          <table:table-cell table:style-name="ce2" office:value-type="string" calcext:value-type="string">
            <text:p>Éditions de la Table Ronde</text:p>
          </table:table-cell>
          <table:table-cell table:style-name="ce8" office:value-type="string" calcext:value-type="string">
            <text:p>http://www.persee.fr/collection/ethio</text:p>
          </table:table-cell>
          <table:table-cell table:style-name="ce8" office:value-type="string" calcext:value-type="string">
            <text:p>https://cfee.hypotheses.org/4870</text:p>
          </table:table-cell>
          <table:table-cell table:style-name="ce1" office:value-type="string" calcext:value-type="string">
            <text:p>Since 1955, the Annals of Ethiopia reflect the work carried out by French and Ethiopian scholars in archeology and history. The Annals of Ethiopia publish articles in French and English on Ethiopia and the Horn of Africa.</text:p>
          </table:table-cell>
          <table:table-cell table:style-name="ce4"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 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37" calcext:value-type="currency">
            <text:p><text:s/>€ 37,00 </text:p>
          </table:table-cell>
          <table:table-cell table:style-name="ce1"/>
        </table:table-row>
        <table:table-row table:style-name="ro1">
          <table:table-cell table:number-columns-repeated="2" table:style-name="ce4" office:value-type="string" calcext:value-type="string">
            <text:p>Journal of Egyptian Archaeology, The | Archaeological Report (Egypt Exploration Fund)</text:p>
          </table:table-cell>
          <table:table-cell table:style-name="ce4" office:value-type="string" calcext:value-type="string">
            <text:p>Egypt Exploration Society</text:p>
          </table:table-cell>
          <table:table-cell table:style-name="ce16" office:value-type="string" calcext:value-type="string">
            <text:p>http://www.ees.ac.uk/publications/journal-egyptian-archaeology.html</text:p>
          </table:table-cell>
          <table:table-cell table:style-name="ce18" office:value-type="string" calcext:value-type="string">
            <text:p>https://journals.sagepub.com/home/ega</text:p>
          </table:table-cell>
          <table:table-cell table:style-name="ce21" office:value-type="string" calcext:value-type="string">
            <text:p>The JEA is a leading international journal for the publication of Egyptological research. The journal publishes scholarly articles (main articles and brief communications), fieldwork reports, and reviews of Egyptological books. It is published annually, t</text:p>
          </table:table-cell>
          <table:table-cell table:style-name="ce19" office:value-type="float" office:value="1892" calcext:value-type="float">
            <text:p>189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style-name="ce1"/>
        </table:table-row>
        <table:table-row table:style-name="ro1">
          <table:table-cell table:number-columns-repeated="2" table:style-name="ce2" office:value-type="string" calcext:value-type="string">
            <text:p>Dissertationes Archaeologicae</text:p>
          </table:table-cell>
          <table:table-cell table:style-name="ce2" office:value-type="string" calcext:value-type="string">
            <text:p>Eötvös Loránd University, Institute of Archaeological Sciences.</text:p>
          </table:table-cell>
          <table:table-cell table:style-name="ce8" office:value-type="string" calcext:value-type="string">
            <text:p>http://dissarch.elte.hu</text:p>
          </table:table-cell>
          <table:table-cell table:style-name="ce1"/>
          <table:table-cell table:style-name="ce1" office:value-type="string" calcext:value-type="string">
            <text:p>Dissertationes Archaeologicae (DissArch) will be published as an open-access, annual, peer-reviewed online archaeological journal in PDF format with continuous page numbering. The journal covers the archaeology of Europe, the Mediterranean basin and the N</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 Middle East</text:p>
          </table:table-cell>
          <table:table-cell table:style-name="ce1" office:value-type="string" calcext:value-type="string">
            <text:p>English, Hun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The Bulletin of the French Institute of Oriental Archaeolog</text:p>
          </table:table-cell>
          <table:table-cell table:style-name="ce2" office:value-type="string" calcext:value-type="string">
            <text:p>e Bulletin de l’Institut français d’archéologie orientale</text:p>
          </table:table-cell>
          <table:table-cell table:style-name="ce2" office:value-type="string" calcext:value-type="string">
            <text:p>French Institute of Oriental Archaeolog</text:p>
          </table:table-cell>
          <table:table-cell table:style-name="ce18" office:value-type="string" calcext:value-type="string">
            <text:p><text:span text:style-name="T2"><text:a xlink:href="https://journals.openedition.org/bifao/" xlink:type="simple">https://journals.openedition.org/bifao/</text:a></text:span></text:p>
          </table:table-cell>
          <table:table-cell table:style-name="ce1"/>
          <table:table-cell table:style-name="ce1" office:value-type="string" calcext:value-type="string">
            <text:p>The BIFAO is now available online for all numbers up to 109 (2009). The site brings together nearly 1650 articles for a total of more than 40,000 pages of text and illustrations, allowing direct access to journal issues that are currently in a very large </text:p>
          </table:table-cell>
          <table:table-cell table:style-name="ce4" office:value-type="float" office:value="1901" calcext:value-type="float">
            <text:p>19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French, German, 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1" office:value-type="string" calcext:value-type="string">
            <text:p>10 euro per article</text:p>
          </table:table-cell>
          <table:table-cell table:style-name="ce1" table:number-columns-repeated="4"/>
        </table:table-row>
        <table:table-row table:style-name="ro3">
          <table:table-cell table:number-columns-repeated="2" table:style-name="ce2" office:value-type="string" calcext:value-type="string">
            <text:p>Futhark: International Journal of Runic Studies</text:p>
          </table:table-cell>
          <table:table-cell table:style-name="ce2" office:value-type="string" calcext:value-type="string">
            <text:p>Futhark</text:p>
          </table:table-cell>
          <table:table-cell table:style-name="ce8" office:value-type="string" calcext:value-type="string">
            <text:p>http://www.futhark-journal.com/issues/</text:p>
          </table:table-cell>
          <table:table-cell table:style-name="ce1"/>
          <table:table-cell table:style-name="ce1" office:value-type="string" calcext:value-type="string">
            <text:p>Futhark is an independent periodical, but has as its base of operations the Runic Archives at the Museum of Cultural History, University of Oslo, and the Department of Scandinavian Languages, Uppsala University.</text:p>
            <text:p/>
            <text:p>Futhark takes the word runic to refer to a</text:p>
          </table:table-cell>
          <table:table-cell table:style-name="ce4"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style-name="ce1" office:value-type="string" calcext:value-type="string">
            <text:p>Special Interest</text:p>
          </table:table-cell>
          <table:table-cell table:style-name="ce1" office:value-type="string" calcext:value-type="string">
            <text:p>Medieval, Historical/Post-Mediev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4"/>
        </table:table-row>
        <table:table-row table:style-name="ro1">
          <table:table-cell table:number-columns-repeated="2" table:style-name="ce1" office:value-type="string" calcext:value-type="string">
            <text:p>Provincial Archaeology Office Annual Review | Archaeology in Newfoundland and Labrador</text:p>
          </table:table-cell>
          <table:table-cell table:style-name="ce2" office:value-type="string" calcext:value-type="string">
            <text:p>Government of Newfoundland and Labrador</text:p>
          </table:table-cell>
          <table:table-cell table:style-name="ce8" office:value-type="string" calcext:value-type="string">
            <text:p>https://www.gov.nl.ca/tcar/provincial-archaeology-annual-report-series/</text:p>
          </table:table-cell>
          <table:table-cell table:style-name="ce1"/>
          <table:table-cell table:style-name="ce1" office:value-type="string" calcext:value-type="string">
            <text:p>Annual reports of work conducted.</text:p>
          </table:table-cell>
          <table:table-cell table:style-name="ce1" office:value-type="float" office:value="1980" calcext:value-type="float">
            <text:p>198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PEUCE Journal New Series. History and Archaeology Studies and Research</text:p>
          </table:table-cell>
          <table:table-cell table:style-name="ce2" office:value-type="string" calcext:value-type="string">
            <text:p>ICEM Tulcea. Institutul de Cercetări Eco-Muzeale Gavrilă Simion Tulcea</text:p>
          </table:table-cell>
          <table:table-cell table:style-name="ce8" office:value-type="string" calcext:value-type="string">
            <text:p>http://www.revistapeuce.icemtl.ro/</text:p>
          </table:table-cell>
          <table:table-cell table:style-name="ce1"/>
          <table:table-cell table:style-name="ce1" office:value-type="string" calcext:value-type="string">
            <text:p>In Peuce, Tulcea ICEM wants to promote researches from northern Dobrudja, as well as important contributions to Romanian and European archaeology. The authors published in Peuce are experts and specialists known in Romania and abroad due to their major co</text:p>
          </table:table-cell>
          <table:table-cell table:style-name="ce1" office:value-type="float" office:value="2003" calcext:value-type="float">
            <text:p>200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natolia antique. old Anatolian</text:p>
          </table:table-cell>
          <table:table-cell table:style-name="ce6" office:value-type="string" calcext:value-type="string">
            <text:p>Anatolia antiqua. Eski Anadolu</text:p>
          </table:table-cell>
          <table:table-cell table:style-name="ce6" office:value-type="string" calcext:value-type="string">
            <text:p>Institut français des études anatoliennes</text:p>
          </table:table-cell>
          <table:table-cell table:style-name="ce18" office:value-type="string" calcext:value-type="string">
            <text:p><text:span text:style-name="T2"><text:a xlink:href="https://journals.openedition.org/anatoliaantiqua/" xlink:type="simple">https://journals.openedition.org/anatoliaantiqua/</text:a></text:span></text:p>
          </table:table-cell>
          <table:table-cell table:style-name="ce23" office:value-type="string" calcext:value-type="string">
            <text:p>http://persee.fr/web/revues/home/prescript/revue/anata</text:p>
          </table:table-cell>
          <table:table-cell table:style-name="ce33" office:value-type="string" calcext:value-type="string">
            <text:p>Anatolia Antiqua is published annually by the French Institute for Anatolian Studies (IFEA) since 1988. Though the main publication language is French, AA also publishes contributions in English, Turkish and German, thus providing space for <text:s/>research in A</text:p>
          </table:table-cell>
          <table:table-cell table:style-name="ce4" office:value-type="float" office:value="1991" calcext:value-type="float">
            <text:p>1991</text:p>
          </table:table-cell>
          <table:table-cell table:style-name="ce26" office:value-type="float" office:value="2019" calcext:value-type="float">
            <text:p>2019</text:p>
          </table:table-cell>
          <table:table-cell table:style-name="ce8" office:value-type="string" calcext:value-type="string">
            <text:p>Yes</text:p>
          </table:table-cell>
          <table:table-cell table:style-name="ce33" office:value-type="string" calcext:value-type="string">
            <text:p>Middle East, Europe</text:p>
          </table:table-cell>
          <table:table-cell table:style-name="ce6" office:value-type="string" calcext:value-type="string">
            <text:p>French, English, German</text:p>
          </table:table-cell>
          <table:table-cell table:style-name="ce26"/>
          <table:table-cell table:style-name="ce26" office:value-type="string" calcext:value-type="string">
            <text:p>Rolling Wall (2)</text:p>
          </table:table-cell>
          <table:table-cell table:style-name="ce26" office:value-type="string" calcext:value-type="string">
            <text:p>Rolling Wall</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3"/>
          <table:table-cell table:style-name="ce4"/>
        </table:table-row>
        <table:table-row table:style-name="ro1">
          <table:table-cell table:style-name="ce1"/>
          <table:table-cell table:style-name="ce6" office:value-type="string" calcext:value-type="string">
            <text:p>Bulletin archéologique des Ecoles françaises à l'étranger</text:p>
          </table:table-cell>
          <table:table-cell table:style-name="ce6"/>
          <table:table-cell table:style-name="ce18" office:value-type="string" calcext:value-type="string">
            <text:p>https://journals.openedition.org/baefe/</text:p>
          </table:table-cell>
          <table:table-cell table:style-name="ce23"/>
          <table:table-cell table:style-name="ce33"/>
          <table:table-cell table:style-name="ce4" office:value-type="float" office:value="2020" calcext:value-type="float">
            <text:p>2020</text:p>
          </table:table-cell>
          <table:table-cell table:style-name="ce26" office:value-type="float" office:value="2020" calcext:value-type="float">
            <text:p>2020</text:p>
          </table:table-cell>
          <table:table-cell table:style-name="ce8" office:value-type="string" calcext:value-type="string">
            <text:p>Yes</text:p>
          </table:table-cell>
          <table:table-cell table:style-name="ce33" office:value-type="string" calcext:value-type="string">
            <text:p>World</text:p>
          </table:table-cell>
          <table:table-cell table:style-name="ce6"/>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33"/>
          <table:table-cell table:style-name="ce1"/>
          <table:table-cell table:style-name="ce33" table:number-columns-repeated="2"/>
          <table:table-cell table:style-name="ce6"/>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2" office:value-type="string" calcext:value-type="string">
            <text:p>ZRVI - Proceedings Byzantine Institute</text:p>
          </table:table-cell>
          <table:table-cell table:style-name="ce2" office:value-type="string" calcext:value-type="string">
            <text:p><text:s/>Zbornik radova Vizantološkog instituta - ZRVI (Zbornik radova de l’Institut d’Études Byzantines)</text:p>
          </table:table-cell>
          <table:table-cell table:style-name="ce2" office:value-type="string" calcext:value-type="string">
            <text:p>Institute for Byzantine Studies of the Serbian Academy of Sciences and Arts</text:p>
          </table:table-cell>
          <table:table-cell table:style-name="ce8" office:value-type="string" calcext:value-type="string">
            <text:p>http://www.byzinst-sasa.rs/internet-izdanja.html</text:p>
          </table:table-cell>
          <table:table-cell table:style-name="ce1" office:value-type="string" calcext:value-type="string">
            <text:p>http://www.doiserbia.nb.rs/journal.aspx?issn=0584-9888</text:p>
          </table:table-cell>
          <table:table-cell table:style-name="ce1" office:value-type="string" calcext:value-type="string">
            <text:p>Since 1952 to present day, 51 volumes of Zbornik radova Vizantološkog instituta - ZRVI (Zbornik radova de l’Institut d’Études Byzantines) have been published.</text:p>
          </table:table-cell>
          <table:table-cell table:style-name="ce1" office:value-type="float" office:value="1952" calcext:value-type="float">
            <text:p>195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Arheologia Moldovei</text:p>
          </table:table-cell>
          <table:table-cell table:style-name="ce2" office:value-type="string" calcext:value-type="string">
            <text:p>Institute of Archaeology in Iasi</text:p>
          </table:table-cell>
          <table:table-cell table:style-name="ce8" office:value-type="string" calcext:value-type="string">
            <text:p>http://www.arheo.ro/arheologia-moldovei</text:p>
          </table:table-cell>
          <table:table-cell table:style-name="ce8" office:value-type="string" calcext:value-type="string">
            <text:p>http://www.arheo.ro/arheologia-moldovei-online/</text:p>
          </table:table-cell>
          <table:table-cell table:style-name="ce1" office:value-type="string" calcext:value-type="string">
            <text:p>Arheologia Moldovei is a Romanian scientific journals in the field of Archaeology, issued since 1961 by the Institute of Archaeology in Iasi, under the aegis of the Romanian Academy. Since 1990 the issues of the journal are published yearly.</text:p>
          </table:table-cell>
          <table:table-cell table:style-name="ce4" office:value-type="float" office:value="1961" calcext:value-type="float">
            <text:p>196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39" office:value-type="string" calcext:value-type="string">
            <text:p>German, Romanian, Moldavian, French, English</text:p>
          </table:table-cell>
          <table:table-cell table:style-name="ce39"/>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39" office:value-type="string" calcext:value-type="string">
            <text:p>Yes</text:p>
          </table:table-cell>
          <table:table-cell table:style-name="ce39"/>
          <table:table-cell table:style-name="ce39" office:value-type="string" calcext:value-type="string">
            <text:p>CC BY-NC-ND</text:p>
          </table:table-cell>
          <table:table-cell table:style-name="ce1" table:number-columns-repeated="13"/>
          <table:table-cell table:style-name="ce4"/>
        </table:table-row>
        <table:table-row table:style-name="ro1">
          <table:table-cell table:style-name="ce1" office:value-type="string" calcext:value-type="string">
            <text:p>Dacia - Archaeology and Ancient History Review | Dacia. Research and Archaeological Discoveries in Romania</text:p>
          </table:table-cell>
          <table:table-cell table:style-name="ce2" office:value-type="string" calcext:value-type="string">
            <text:p>Dacia - Revue d'archéologie et d'histoire ancienne | Dacia. Recherches et Découvertes archéologiques en Roumanie</text:p>
          </table:table-cell>
          <table:table-cell table:style-name="ce2" office:value-type="string" calcext:value-type="string">
            <text:p>Institute of Archaeology of the Romanian Academy</text:p>
          </table:table-cell>
          <table:table-cell table:style-name="ce8" office:value-type="string" calcext:value-type="string">
            <text:p>http://www.daciajournal.ro/</text:p>
          </table:table-cell>
          <table:table-cell table:style-name="ce1" office:value-type="string" calcext:value-type="string">
            <text:p>http://www.cimec.ro/Arheologie/dacia_eng.htm</text:p>
          </table:table-cell>
          <table:table-cell table:style-name="ce1" office:value-type="string" calcext:value-type="string">
            <text:p>Dacia Magazine was founded in 1924 by archaeologist Vasile Parvan, one of the founders of the Romanian archaeological school. The first of these occurred during 1924-1947 (Dacia. Recherches et Découvertes archéologiques en Roumanie), the magazine of the N</text:p>
          </table:table-cell>
          <table:table-cell table:style-name="ce4" office:value-type="float" office:value="1924" calcext:value-type="float">
            <text:p>192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 English, French, German, Italian</text:p>
          </table:table-cell>
          <table:table-cell table:style-name="ce1"/>
          <table:table-cell table:number-columns-repeated="2" table:style-name="ce8"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Journal Vilaniu</text:p>
          </table:table-cell>
          <table:table-cell table:style-name="ce2" office:value-type="string" calcext:value-type="string">
            <text:p>Quaderns de Vilaniu</text:p>
          </table:table-cell>
          <table:table-cell table:style-name="ce2" office:value-type="string" calcext:value-type="string">
            <text:p>Institute of Vallencs</text:p>
          </table:table-cell>
          <table:table-cell table:style-name="ce8" office:value-type="string" calcext:value-type="string">
            <text:p>https://www.raco.cat/index.php/QuadernsVilaniu/issue/archive</text:p>
          </table:table-cell>
          <table:table-cell table:style-name="ce1"/>
          <table:table-cell table:style-name="ce1" office:value-type="string" calcext:value-type="string">
            <text:p>Journal of Vilaniu is a journal of the Institute of Vallencs, every six months. Created in 1982, features works of diverse topics related Valls and Alt Camp, its people, its heritage, its economy, its history, etc .. Besides others data relating to the is</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Journal of Nordic Archaeological Science</text:p>
          </table:table-cell>
          <table:table-cell table:style-name="ce2" office:value-type="string" calcext:value-type="string">
            <text:p>Institutionen för arkeologi och antikens kultur </text:p>
          </table:table-cell>
          <table:table-cell table:style-name="ce8" office:value-type="string" calcext:value-type="string">
            <text:p>https://www.archaeology.su.se/english/publications/publication-series/jonas</text:p>
          </table:table-cell>
          <table:table-cell table:style-name="ce1"/>
          <table:table-cell table:style-name="ce1" office:value-type="string" calcext:value-type="string">
            <text:p>The Journal of Nordic Archaeological Science (JONAS) is an open-access journal that publishes original theoretical and applied papers within the field of archaeological science.</text:p>
          </table:table-cell>
          <table:table-cell table:style-name="ce1" office:value-type="float" office:value="1986" calcext:value-type="float">
            <text:p>198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3"/>
          <table:table-cell table:style-name="ce4"/>
        </table:table-row>
        <table:table-row table:style-name="ro1">
          <table:table-cell table:style-name="ce1" office:value-type="string" calcext:value-type="string">
            <text:p>Atacameños Studies: Archaeology and Anthropology Surandinas</text:p>
          </table:table-cell>
          <table:table-cell table:style-name="ce2" office:value-type="string" calcext:value-type="string">
            <text:p>Estudios Atacameños: Arqueologia Y Antropologia Surnadinas</text:p>
          </table:table-cell>
          <table:table-cell table:style-name="ce2" office:value-type="string" calcext:value-type="string">
            <text:p>Instituto de Investigaciones Arqueológicas y Museo de la Universidad Católica del Norte</text:p>
          </table:table-cell>
          <table:table-cell table:style-name="ce8" office:value-type="string" calcext:value-type="string">
            <text:p>https://www.jstor.org/journal/estuatac</text:p>
          </table:table-cell>
          <table:table-cell table:style-name="ce1"/>
          <table:table-cell table:style-name="ce1" office:value-type="string" calcext:value-type="string">
            <text:p>ATACAMEÑOS Studies, Archaeology and Anthropology Surandinas is a biannual magazine that publishes and disseminates movement original and unpublished contributions resulting from research on topics of archeology, social anthropology, ethnohistory and bioan</text:p>
          </table:table-cell>
          <table:table-cell table:style-name="ce4"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 English</text:p>
          </table:table-cell>
          <table:table-cell table:style-name="ce1"/>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4" office:value-type="string" calcext:value-type="string">
            <text:p>Atiqot | Atiqot: Hebrew Series</text:p>
          </table:table-cell>
          <table:table-cell table:style-name="ce4" office:value-type="string" calcext:value-type="string">
            <text:p>Israel Antiquities Authority </text:p>
          </table:table-cell>
          <table:table-cell table:style-name="ce16" office:value-type="string" calcext:value-type="string">
            <text:p>http://www.atiqot.org.il/</text:p>
          </table:table-cell>
          <table:table-cell table:style-name="ce4"/>
          <table:table-cell table:style-name="ce21" office:value-type="string" calcext:value-type="string">
            <text:p>Atiqot is the refereed journal of the Israel Antiquities Authority. It is published four times a year. The contents of the printed version is uploaded to the e-journal website. The archaeological data published in ‘Atiqot are not confined to a specific ra</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6"/>
        </table:table-row>
        <table:table-row table:style-name="ro1">
          <table:table-cell table:number-columns-repeated="2" table:style-name="ce2" office:value-type="string" calcext:value-type="string">
            <text:p>Lithics. Journal of the Lithic Studies Society</text:p>
          </table:table-cell>
          <table:table-cell table:style-name="ce2" office:value-type="string" calcext:value-type="string">
            <text:p>Lithic Studies Society</text:p>
          </table:table-cell>
          <table:table-cell table:style-name="ce8" office:value-type="string" calcext:value-type="string">
            <text:p>http://journal.lithics.org/index.php/lithics/index</text:p>
          </table:table-cell>
          <table:table-cell table:style-name="ce1"/>
          <table:table-cell table:style-name="ce1" office:value-type="string" calcext:value-type="string">
            <text:p>Lithics is the Society's annual, peer-reviewed journal. It is devoted to publishing research which enhances our understanding of past societies through the study of stone tools. Published in the spring of each year, Lithics contains research articles, as </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Lithics</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6" calcext:value-type="currency">
            <text:p><text:s/>£16,00 </text:p>
          </table:table-cell>
          <table:table-cell table:number-columns-repeated="2" table:style-name="ce44" office:value-type="currency" office:currency="GBP" office:value="31" calcext:value-type="currency">
            <text:p><text:s/>£31,00 </text:p>
          </table:table-cell>
          <table:table-cell table:style-name="ce4"/>
        </table:table-row>
        <table:table-row table:style-name="ro1">
          <table:table-cell table:style-name="ce1" office:value-type="string" calcext:value-type="string">
            <text:p>Meetings Archaeometric Results</text:p>
          </table:table-cell>
          <table:table-cell table:style-name="ce2" office:value-type="string" calcext:value-type="string">
            <text:p>Arkeometri Sonuçları Toplantıları</text:p>
          </table:table-cell>
          <table:table-cell table:style-name="ce2" office:value-type="string" calcext:value-type="string">
            <text:p>Ministre of Culture</text:p>
          </table:table-cell>
          <table:table-cell table:style-name="ce8" office:value-type="string" calcext:value-type="string">
            <text:p>https://kvmgm.ktb.gov.tr/TR-44762/arkeometri-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4" office:value-type="float" office:value="1985" calcext:value-type="float">
            <text:p>1985</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table:table-row>
        <table:table-row table:style-name="ro1">
          <table:table-cell table:style-name="ce1" office:value-type="string" calcext:value-type="string">
            <text:p>Survey Results Meetings</text:p>
          </table:table-cell>
          <table:table-cell table:style-name="ce2" office:value-type="string" calcext:value-type="string">
            <text:p>Araştırma Sonuçları Toplantıları</text:p>
          </table:table-cell>
          <table:table-cell table:style-name="ce2" office:value-type="string" calcext:value-type="string">
            <text:p>Ministry of Culture</text:p>
          </table:table-cell>
          <table:table-cell table:style-name="ce8" office:value-type="string" calcext:value-type="string">
            <text:p>https://kvmgm.ktb.gov.tr/TR-44761/arastirma-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4" office:value-type="float" office:value="1983" calcext:value-type="float">
            <text:p>1983</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table:table-row>
        <table:table-row table:style-name="ro1">
          <table:table-cell table:style-name="ce1" office:value-type="string" calcext:value-type="string">
            <text:p>Excavation Results Meeting</text:p>
          </table:table-cell>
          <table:table-cell table:style-name="ce2" office:value-type="string" calcext:value-type="string">
            <text:p>Kazı Sonuçları Toplantıları</text:p>
          </table:table-cell>
          <table:table-cell table:style-name="ce2" office:value-type="string" calcext:value-type="string">
            <text:p>Ministry of Culture and Tourism Ministry</text:p>
          </table:table-cell>
          <table:table-cell table:style-name="ce8" office:value-type="string" calcext:value-type="string">
            <text:p>https://kvmgm.ktb.gov.tr/TR-44760/kazi-sonuclari-toplantilari.html</text:p>
          </table:table-cell>
          <table:table-cell table:style-name="ce1"/>
          <table:table-cell table:style-name="ce34" office:value-type="string" calcext:value-type="string">
            <text:p>The reports of the archaeological work conducted in Turkey. Some Open Access</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4" office:value-type="string" calcext:value-type="string">
            <text:p>Candian Dollars</text:p>
          </table:table-cell>
        </table:table-row>
        <table:table-row table:style-name="ro1">
          <table:table-cell table:style-name="ce1" office:value-type="string" calcext:value-type="string">
            <text:p>Salvage Excavations Symposium Museum Studies and Publications</text:p>
          </table:table-cell>
          <table:table-cell table:style-name="ce2" office:value-type="string" calcext:value-type="string">
            <text:p>Müze Çalışmaları ve Kurtarma Kazıları Sempozyumu Yayınları</text:p>
          </table:table-cell>
          <table:table-cell table:style-name="ce2" office:value-type="string" calcext:value-type="string">
            <text:p>Ministry of Culture and Tourism Ministry</text:p>
          </table:table-cell>
          <table:table-cell table:style-name="ce8" office:value-type="string" calcext:value-type="string">
            <text:p>https://kvmgm.ktb.gov.tr/TR-44763/muze-calismalari-ve-kurtarma-kazilari-sempozyumu-yayinl-.html</text:p>
          </table:table-cell>
          <table:table-cell table:style-name="ce1"/>
          <table:table-cell table:style-name="ce34" office:value-type="string" calcext:value-type="string">
            <text:p>The reports of the archaeological work conducted in Turkey. Some Open Access</text:p>
          </table:table-cell>
          <table:table-cell table:style-name="ce1" office:value-type="float" office:value="1990" calcext:value-type="float">
            <text:p>199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Mediterranean, Middle East</text:p>
          </table:table-cell>
          <table:table-cell table:style-name="ce34" office:value-type="string" calcext:value-type="string">
            <text:p>Turkish</text:p>
          </table:table-cell>
          <table:table-cell table:style-name="ce3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The Monmouthshire Antiquary: Proceedings of the Monmouthshire Antiquarian Association</text:p>
          </table:table-cell>
          <table:table-cell table:style-name="ce1" office:value-type="string" calcext:value-type="string">
            <text:p>Monmouthshire Antiquary: Proceedings of the Monmouthshire Antiquarian Association, The </text:p>
          </table:table-cell>
          <table:table-cell table:style-name="ce2" office:value-type="string" calcext:value-type="string">
            <text:p>Monmouthshire Antiquarian Association </text:p>
          </table:table-cell>
          <table:table-cell table:style-name="ce8" office:value-type="string" calcext:value-type="string">
            <text:p>http://www.monmouthshireantiquarianassociation.org/publications-3/</text:p>
          </table:table-cell>
          <table:table-cell table:style-name="ce1"/>
          <table:table-cell table:style-name="ce1" office:value-type="string" calcext:value-type="string">
            <text:p>The Association aims to publish articles of a high academic standard relating to the history, archaeology and architecture of Gwent/Monmouthshire, annually in The Monmouthshire Antiquary.</text:p>
          </table:table-cell>
          <table:table-cell table:style-name="ce1" office:value-type="float" office:value="1961" calcext:value-type="float">
            <text:p>1961</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6" calcext:value-type="currency">
            <text:p><text:s/>£6,00 </text:p>
          </table:table-cell>
          <table:table-cell table:style-name="ce44" office:value-type="currency" office:currency="GBP" office:value="12" calcext:value-type="currency">
            <text:p><text:s/>£12,00 </text:p>
          </table:table-cell>
          <table:table-cell table:number-columns-repeated="2" table:style-name="ce44" office:value-type="currency" office:currency="GBP" office:value="18" calcext:value-type="currency">
            <text:p><text:s/>£18,00 </text:p>
          </table:table-cell>
          <table:table-cell table:style-name="ce1"/>
        </table:table-row>
        <table:table-row table:style-name="ro1">
          <table:table-cell table:style-name="ce1" office:value-type="string" calcext:value-type="string">
            <text:p>Topoi. East-West</text:p>
          </table:table-cell>
          <table:table-cell table:style-name="ce2" office:value-type="string" calcext:value-type="string">
            <text:p>Topoi. Orient-Occident</text:p>
          </table:table-cell>
          <table:table-cell table:style-name="ce2" office:value-type="string" calcext:value-type="string">
            <text:p>MSH Maison de l'Orient et de la Méditerranée</text:p>
          </table:table-cell>
          <table:table-cell table:style-name="ce8" office:value-type="string" calcext:value-type="string">
            <text:p>http://www.persee.fr/collection/topoi</text:p>
          </table:table-cell>
          <table:table-cell table:style-name="ce1" office:value-type="string" calcext:value-type="string">
            <text:p>http://www.mom.fr/publications/collections-topoi</text:p>
          </table:table-cell>
          <table:table-cell table:style-name="ce1" office:value-type="string" calcext:value-type="string">
            <text:p>The review Topoi published since 1991 with premium supplements combining the proceedings of a conference or mixtures dedicated to a scientist. Eastern Mediterranean, Egypt, the Near East, from the archaic to the late Roman period are the heart of the inte</text:p>
          </table:table-cell>
          <table:table-cell table:style-name="ce1" office:value-type="float" office:value="1991" calcext:value-type="float">
            <text:p>1991</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Middle East, Mediterranean</text:p>
          </table:table-cell>
          <table:table-cell table:style-name="ce1" office:value-type="string" calcext:value-type="string">
            <text:p>French</text:p>
          </table:table-cell>
          <table:table-cell table:style-name="ce1"/>
          <table:table-cell table:number-columns-repeated="2"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Paleo, Prehistoric Archaeology Review</text:p>
          </table:table-cell>
          <table:table-cell table:style-name="ce2" office:value-type="string" calcext:value-type="string">
            <text:p>Paléo, Revue d'Archéologie Préhistorique</text:p>
          </table:table-cell>
          <table:table-cell table:style-name="ce2" office:value-type="string" calcext:value-type="string">
            <text:p>Musée national de préhistoire</text:p>
          </table:table-cell>
          <table:table-cell table:style-name="ce8" office:value-type="string" calcext:value-type="string">
            <text:p>https://journals.openedition.org/paleo/</text:p>
          </table:table-cell>
          <table:table-cell table:style-name="ce1" office:value-type="string" calcext:value-type="string">
            <text:p>http://www.persee.fr/collection/pal</text:p>
          </table:table-cell>
          <table:table-cell table:style-name="ce1" office:value-type="string" calcext:value-type="string">
            <text:p>The journal Palaeo hosts, without limitation of geographical area, any original contribution in the fields of research on Paleolithic human activities and behavior, stands, physical and biological palaeoenvironments, chronology, stratigraphy, geoarchaeolo</text:p>
          </table:table-cell>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Bulletin of the Goeldi Museum: Humanities | Bulletin Paraense Museum of Natural History and Ethnographia</text:p>
          </table:table-cell>
          <table:table-cell table:style-name="ce2" office:value-type="string" calcext:value-type="string">
            <text:p>Boletim do Museu Paraense Emílio Goeldi : Ciências Humanas</text:p>
          </table:table-cell>
          <table:table-cell table:style-name="ce2" office:value-type="string" calcext:value-type="string">
            <text:p>Museu Paraense Emílio Goeldi</text:p>
          </table:table-cell>
          <table:table-cell table:style-name="ce8" office:value-type="string" calcext:value-type="string">
            <text:p>http://editora.museu-goeldi.br/humanas/index.html</text:p>
          </table:table-cell>
          <table:table-cell table:style-name="ce1"/>
          <table:table-cell table:style-name="ce1" office:value-type="string" calcext:value-type="string">
            <text:p>The Bulletin of the Goeldi Museum is one of the oldest scientific journals in Brazil. Created by Emílio Goeldi under the original name of Bulletin Paraense Museum of Natural History and Ethnographia, its first issue date of September 1894. It is now publi</text:p>
          </table:table-cell>
          <table:table-cell table:style-name="ce4" office:value-type="float" office:value="1894" calcext:value-type="float">
            <text:p>189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2" office:value-type="string" calcext:value-type="string">
            <text:p>Contributions to the History of Hvar Island</text:p>
          </table:table-cell>
          <table:table-cell table:style-name="ce2" office:value-type="string" calcext:value-type="string">
            <text:p>Prilozi povijesti otoka Hvara</text:p>
          </table:table-cell>
          <table:table-cell table:style-name="ce2" office:value-type="string" calcext:value-type="string">
            <text:p>Muzej hvarske baštine</text:p>
          </table:table-cell>
          <table:table-cell table:style-name="ce8" office:value-type="string" calcext:value-type="string">
            <text:p>http://hrcak.srce.hr/ppoh</text:p>
          </table:table-cell>
          <table:table-cell table:style-name="ce1"/>
          <table:table-cell table:style-name="ce1" office:value-type="string" calcext:value-type="string">
            <text:p>Year of publication of the first issue: 1959</text:p>
          </table:table-cell>
          <table:table-cell table:style-name="ce4" office:value-type="float" office:value="1959" calcext:value-type="float">
            <text:p>1959</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tudies in African Archaeology</text:p>
          </table:table-cell>
          <table:table-cell table:style-name="ce2" office:value-type="string" calcext:value-type="string">
            <text:p>Muzeum Archeologiczne w Poznaniu</text:p>
          </table:table-cell>
          <table:table-cell table:style-name="ce8" office:value-type="string" calcext:value-type="string">
            <text:p>https://www.nowa.muzarp.poznan.pl/pl/-----seria-studies-in-african-archaeology</text:p>
          </table:table-cell>
          <table:table-cell table:style-name="ce1"/>
          <table:table-cell table:style-name="ce1" office:value-type="string" calcext:value-type="string">
            <text:p>Most recent issues can be download as a PDF</text:p>
          </table:table-cell>
          <table:table-cell table:style-name="ce1" office:value-type="float" office:value="1984" calcext:value-type="float">
            <text:p>1984</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International Journal of Korean Art and Archaeology, The </text:p>
          </table:table-cell>
          <table:table-cell table:style-name="ce2" office:value-type="string" calcext:value-type="string">
            <text:p>National Museum of Korea</text:p>
          </table:table-cell>
          <table:table-cell table:style-name="ce8" office:value-type="string" calcext:value-type="string">
            <text:p>http://www.museum.go.kr/site/eng/archive/ebook/all?sc=arcTitle&amp;sv=&amp;pageSize=24</text:p>
          </table:table-cell>
          <table:table-cell table:style-name="ce1"/>
          <table:table-cell table:style-name="ce1" office:value-type="string" calcext:value-type="string">
            <text:p>Published by the National Museum of Korea covering Korean Art and Archaeology</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Journal of Ohio Archaeology</text:p>
          </table:table-cell>
          <table:table-cell table:style-name="ce2" office:value-type="string" calcext:value-type="string">
            <text:p>Ohio Archaeological Council</text:p>
          </table:table-cell>
          <table:table-cell table:style-name="ce8" office:value-type="string" calcext:value-type="string">
            <text:p>http://ohioarchaeology.org/journal-of-ohio-archaeology</text:p>
          </table:table-cell>
          <table:table-cell table:style-name="ce1"/>
          <table:table-cell table:style-name="ce1" office:value-type="string" calcext:value-type="string">
            <text:p>The Journal of Ohio Archaeology is a fully electronic, refereed journal that publishes original papers on the archaeology of Ohio and the surrounding region.</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rchéoSciences, Archeometry magazine</text:p>
          </table:table-cell>
          <table:table-cell table:style-name="ce2" office:value-type="string" calcext:value-type="string">
            <text:p>ArchéoSciences, revue d'Archéométrie</text:p>
          </table:table-cell>
          <table:table-cell table:style-name="ce2" office:value-type="string" calcext:value-type="string">
            <text:p>Presses universitaires de Rennes</text:p>
          </table:table-cell>
          <table:table-cell table:style-name="ce8" office:value-type="string" calcext:value-type="string">
            <text:p>http://archeosciences.revues.org/</text:p>
          </table:table-cell>
          <table:table-cell table:style-name="ce1" office:value-type="string" calcext:value-type="string">
            <text:p>http://www.persee.fr/collection/arsci</text:p>
          </table:table-cell>
          <table:table-cell table:style-name="ce1" office:value-type="string" calcext:value-type="string">
            <text:p>Published annually by the Group contributing multidisciplinary methods in archeology (GMPCA) Archéosciences is open to communication, French or English, on new and original research dealing with the application of scientific techniques to solve archaeolog</text:p>
          </table:table-cell>
          <table:table-cell table:style-name="ce4" office:value-type="float" office:value="1976" calcext:value-type="float">
            <text:p>197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39" office:value-type="string" calcext:value-type="string">
            <text:p>World</text:p>
          </table:table-cell>
          <table:table-cell table:style-name="ce39" office:value-type="string" calcext:value-type="string">
            <text:p>English, French</text:p>
          </table:table-cell>
          <table:table-cell table:style-name="ce39"/>
          <table:table-cell table:number-columns-repeated="2" table:style-name="ce1" office:value-type="string" calcext:value-type="string">
            <text:p>Rolling 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39" office:value-type="string" calcext:value-type="string">
            <text:p>Yes</text:p>
          </table:table-cell>
          <table:table-cell table:style-name="ce39"/>
          <table:table-cell table:style-name="ce1" table:number-columns-repeated="15"/>
        </table:table-row>
        <table:table-row table:style-name="ro1">
          <table:table-cell table:number-columns-repeated="2" table:style-name="ce2" office:value-type="string" calcext:value-type="string">
            <text:p>North Carolina Archaeology</text:p>
          </table:table-cell>
          <table:table-cell table:style-name="ce2" office:value-type="string" calcext:value-type="string">
            <text:p>Research Laboratories of Archaeology and the North Carolina Archaeological Society</text:p>
          </table:table-cell>
          <table:table-cell table:style-name="ce8" office:value-type="string" calcext:value-type="string">
            <text:p>http://rla.unc.edu/Publications/NCArch.html</text:p>
          </table:table-cell>
          <table:table-cell table:style-name="ce1"/>
          <table:table-cell table:style-name="ce1" office:value-type="string" calcext:value-type="string">
            <text:p>The North Carolina Archaeological Society publishes North Carolina Archaeology, an annual journal containing scholarly articles about prehistoric and historic archaeological research and other topics related to North Carolina's past, and the North Carolin</text:p>
          </table:table-cell>
          <table:table-cell table:style-name="ce1" office:value-type="float" office:value="1949" calcext:value-type="float">
            <text:p>1949</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5" calcext:value-type="float">
            <text:p><text:s/>$25,00 </text:p>
          </table:table-cell>
          <table:table-cell table:style-name="ce1"/>
        </table:table-row>
        <table:table-row table:style-name="ro1">
          <table:table-cell table:number-columns-repeated="2" table:style-name="ce2" office:value-type="string" calcext:value-type="string">
            <text:p>Munibe Antropologia-Arkeologia</text:p>
          </table:table-cell>
          <table:table-cell table:style-name="ce2" office:value-type="string" calcext:value-type="string">
            <text:p>Sociedad de Ciencias Aranzadi Research Centre</text:p>
          </table:table-cell>
          <table:table-cell table:style-name="ce8" office:value-type="string" calcext:value-type="string">
            <text:p>http://www.aranzadi.eus/munibe-antropologia-arkeologia?lang=en</text:p>
          </table:table-cell>
          <table:table-cell table:style-name="ce1"/>
          <table:table-cell table:style-name="ce1" office:value-type="string" calcext:value-type="string">
            <text:p>Munibe Antropologia-Arkeologia is one of the journals published by the Sociedad de Ciencias Aranzadi Research Centre, which was founded in 1947 with aim of protecting, researching and disseminating our archeological, ethnografic and natural heritage. The </text:p>
          </table:table-cell>
          <table:table-cell table:style-name="ce1" office:value-type="float" office:value="1947" calcext:value-type="float">
            <text:p>194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German, Spanish, English, French, Basque</text:p>
          </table:table-cell>
          <table:table-cell table:style-name="ce1"/>
          <table:table-cell table:number-columns-repeated="2" table:style-name="ce8"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The archaeological Eastern Review</text:p>
          </table:table-cell>
          <table:table-cell table:style-name="ce2" office:value-type="string" calcext:value-type="string">
            <text:p>La Revue archéologique de l’Est (RAE)</text:p>
          </table:table-cell>
          <table:table-cell table:style-name="ce2" office:value-type="string" calcext:value-type="string">
            <text:p>Société archéologique de l'Est </text:p>
          </table:table-cell>
          <table:table-cell table:style-name="ce8" office:value-type="string" calcext:value-type="string">
            <text:p>http://rae.revues.org/</text:p>
          </table:table-cell>
          <table:table-cell table:style-name="ce1"/>
          <table:table-cell table:style-name="ce1" office:value-type="string" calcext:value-type="string">
            <text:p>The archaeological Eastern Review (EIR) published in an annual volume of 300-400 pages, the most important results of archaeological research in Eastern and Central East (Alsace, Bourgogne, Champagne-Ardenne, Franche -Comté, Lorraine and northern Rhône-Al</text:p>
          </table:table-cell>
          <table:table-cell table:style-name="ce1" office:value-type="float" office:value="1950" calcext:value-type="float">
            <text:p>195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cottish Archaeology Internet reports</text:p>
          </table:table-cell>
          <table:table-cell table:style-name="ce2" office:value-type="string" calcext:value-type="string">
            <text:p>Society of Antiquaries of Scotland, Historic Scotland and the Council for British Archaeology</text:p>
          </table:table-cell>
          <table:table-cell table:style-name="ce8" office:value-type="string" calcext:value-type="string">
            <text:p>http://www.sair.org.uk/</text:p>
          </table:table-cell>
          <table:table-cell table:style-name="ce1"/>
          <table:table-cell table:style-name="ce1" office:value-type="string" calcext:value-type="string">
            <text:p>Scottish Archaeological Internet Reports (SAIR) is an Open Access publication which was established in 2000 by a consortium comprising theSociety of Antiquaries of Scotland, Historic Scotland and the Council for British Archaeology. Its purpose is to publ</text:p>
          </table:table-cell>
          <table:table-cell table:style-name="ce1" office:value-type="float" office:value="1999" calcext:value-type="float">
            <text:p>199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2" table:number-columns-repeated="13"/>
          <table:table-cell table:style-name="ce1"/>
        </table:table-row>
        <table:table-row table:style-name="ro1">
          <table:table-cell table:number-columns-repeated="2" table:style-name="ce2" office:value-type="string" calcext:value-type="string">
            <text:p>Surrey Archaeological Collections</text:p>
          </table:table-cell>
          <table:table-cell table:style-name="ce2" office:value-type="string" calcext:value-type="string">
            <text:p>Surrey Archaeological Society</text:p>
          </table:table-cell>
          <table:table-cell table:style-name="ce8" office:value-type="string" calcext:value-type="string">
            <text:p>http://archaeologydataservice.ac.uk/archives/view/surreyac/</text:p>
          </table:table-cell>
          <table:table-cell table:style-name="ce8" office:value-type="string" calcext:value-type="string">
            <text:p>https://archaeologydataservice.ac.uk/library/browse/series.xhtml?recordId=1000233</text:p>
          </table:table-cell>
          <table:table-cell table:style-name="ce1" office:value-type="string" calcext:value-type="string">
            <text:p>Surrey Archaeological Collections, the journal of the Surrey Archaeological Society</text:p>
          </table:table-cell>
          <table:table-cell table:style-name="ce1" office:value-type="float" office:value="1858" calcext:value-type="float">
            <text:p>1858</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3" calcext:value-type="currency">
            <text:p><text:s/>£13,00 </text:p>
          </table:table-cell>
          <table:table-cell table:number-columns-repeated="2" table:style-name="ce44" office:value-type="currency" office:currency="GBP" office:value="30" calcext:value-type="currency">
            <text:p><text:s/>£30,00 </text:p>
          </table:table-cell>
          <table:table-cell table:style-name="ce44" office:value-type="currency" office:currency="GBP" office:value="50" calcext:value-type="currency">
            <text:p><text:s/>£50,00 </text:p>
          </table:table-cell>
          <table:table-cell table:style-name="ce1"/>
        </table:table-row>
        <table:table-row table:style-name="ro1">
          <table:table-cell table:number-columns-repeated="2" table:style-name="ce2" office:value-type="string" calcext:value-type="string">
            <text:p>Sussex Archaeological Collections: Relating to the history and antiquities of the counties of East and West Sussex</text:p>
          </table:table-cell>
          <table:table-cell table:style-name="ce2" office:value-type="string" calcext:value-type="string">
            <text:p>Sussex Archaeological Society</text:p>
          </table:table-cell>
          <table:table-cell table:style-name="ce8" office:value-type="string" calcext:value-type="string">
            <text:p>http://archaeologydataservice.ac.uk/archives/view/sac/</text:p>
          </table:table-cell>
          <table:table-cell table:style-name="ce8" office:value-type="string" calcext:value-type="string">
            <text:p>https://archaeologydataservice.ac.uk/library/browse/series.xhtml?recordId=1000229</text:p>
          </table:table-cell>
          <table:table-cell table:style-name="ce1" office:value-type="string" calcext:value-type="string">
            <text:p>Sussex Archaeological Collections, the journal of the Sussex Archaeological Society</text:p>
          </table:table-cell>
          <table:table-cell table:style-name="ce1" office:value-type="float" office:value="1846" calcext:value-type="float">
            <text:p>184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8" calcext:value-type="currency">
            <text:p><text:s/>£18,00 </text:p>
          </table:table-cell>
          <table:table-cell table:number-columns-repeated="3" table:style-name="ce44" office:value-type="currency" office:currency="GBP" office:value="38" calcext:value-type="currency">
            <text:p><text:s/>£38,00 </text:p>
          </table:table-cell>
          <table:table-cell table:style-name="ce1"/>
        </table:table-row>
        <table:table-row table:style-name="ro1">
          <table:table-cell table:number-columns-repeated="2" table:style-name="ce2" office:value-type="string" calcext:value-type="string">
            <text:p>Bulletin of the Texas Archeological Society</text:p>
          </table:table-cell>
          <table:table-cell table:style-name="ce2" office:value-type="string" calcext:value-type="string">
            <text:p>Texas Archeological Society</text:p>
          </table:table-cell>
          <table:table-cell table:style-name="ce8" office:value-type="string" calcext:value-type="string">
            <text:p>https://www.txarch.org/btas</text:p>
          </table:table-cell>
          <table:table-cell table:style-name="ce1"/>
          <table:table-cell table:style-name="ce1" office:value-type="string" calcext:value-type="string">
            <text:p>The Texas Archeological Society is dedicated to the study and preservation of the historic and prehistoric aspects of Texas' past. This journal is the socities publication.</text:p>
          </table:table-cell>
          <table:table-cell table:style-name="ce1" office:value-type="float" office:value="1929" calcext:value-type="float">
            <text:p>192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40" calcext:value-type="float">
            <text:p><text:s/>$40,00 </text:p>
          </table:table-cell>
          <table:table-cell table:style-name="ce40" office:value-type="float" office:value="60" calcext:value-type="float">
            <text:p><text:s/>$60,00 </text:p>
          </table:table-cell>
          <table:table-cell table:number-columns-repeated="2" table:style-name="ce40" office:value-type="float" office:value="100" calcext:value-type="float">
            <text:p><text:s/>$100,00 </text:p>
          </table:table-cell>
          <table:table-cell table:style-name="ce1"/>
        </table:table-row>
        <table:table-row table:style-name="ro1">
          <table:table-cell table:number-columns-repeated="2" table:style-name="ce2" office:value-type="string" calcext:value-type="string">
            <text:p>Fennoscandia Archaeologica</text:p>
          </table:table-cell>
          <table:table-cell table:style-name="ce2" office:value-type="string" calcext:value-type="string">
            <text:p>The Archaeological Society of Finland</text:p>
          </table:table-cell>
          <table:table-cell table:style-name="ce8" office:value-type="string" calcext:value-type="string">
            <text:p>http://www.sarks.fi/julkaisut_fa.html</text:p>
          </table:table-cell>
          <table:table-cell table:style-name="ce1"/>
          <table:table-cell table:style-name="ce1" office:value-type="string" calcext:value-type="string">
            <text:p>The aim of this publication is to encourage discussion within the discipline and to improve the standard of archaeological research by contacts on the interdisciplinary and international levels. Fennoscandia archaeologica has been published annually since</text:p>
          </table:table-cell>
          <table:table-cell table:style-name="ce4" office:value-type="float" office:value="1984" calcext:value-type="float">
            <text:p>19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Muinaistutkija</text:p>
          </table:table-cell>
          <table:table-cell table:style-name="ce2" office:value-type="string" calcext:value-type="string">
            <text:p>The Archaeological Society of Finland</text:p>
          </table:table-cell>
          <table:table-cell table:style-name="ce8" office:value-type="string" calcext:value-type="string">
            <text:p>http://www.sarks.fi/mt/julkaisut_mt.html</text:p>
          </table:table-cell>
          <table:table-cell table:style-name="ce1"/>
          <table:table-cell table:style-name="ce4" office:value-type="string" calcext:value-type="string">
            <text:p>Muinaistutkija is a journal published by the Finnish Archaeological Society, founded in 1982, which is published four times a year. The magazine is suitable for professional archaeologists, students and archeology enthusiasts. The archaeologist's articles</text:p>
          </table:table-cell>
          <table:table-cell table:style-name="ce4" office:value-type="float" office:value="1984" calcext:value-type="float">
            <text:p>198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table:table-cell table:style-name="ce4" table:number-columns-repeated="2"/>
          <table:table-cell table:style-name="ce1" table:number-columns-repeated="21"/>
        </table:table-row>
        <table:table-row table:style-name="ro1">
          <table:table-cell table:number-columns-repeated="2" table:style-name="ce2" office:value-type="string" calcext:value-type="string">
            <text:p>Northeast Historical Archaeology</text:p>
          </table:table-cell>
          <table:table-cell table:style-name="ce2" office:value-type="string" calcext:value-type="string">
            <text:p>The Council for Northeast Historical Archaeology</text:p>
          </table:table-cell>
          <table:table-cell table:style-name="ce8" office:value-type="string" calcext:value-type="string">
            <text:p>http://digitalcommons.buffalostate.edu/neha/</text:p>
          </table:table-cell>
          <table:table-cell table:style-name="ce8" office:value-type="string" calcext:value-type="string">
            <text:p>https://www.binghamton.edu/programs/public-archaeology-facility/neha/</text:p>
          </table:table-cell>
          <table:table-cell table:style-name="ce1" office:value-type="string" calcext:value-type="string">
            <text:p>The Council for Northeast Historical Archaeology (CNEHA), founded in 1967, is a non-profit organization dedicated to archaeological scholarship in the American Northeast, including the Canadian provinces and the U.S. states of Connecticut, Delaware, Distr</text:p>
          </table:table-cell>
          <table:table-cell table:style-name="ce1" office:value-type="float" office:value="1971" calcext:value-type="float">
            <text:p>1971</text:p>
          </table:table-cell>
          <table:table-cell table:style-name="ce8" office:value-type="float" office:value="2017" calcext:value-type="float">
            <text:p>2017</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 </text:p>
          </table:table-cell>
          <table:table-cell table:style-name="ce1" table:number-columns-repeated="11"/>
          <table:table-cell table:style-name="ce40" office:value-type="float" office:value="20" calcext:value-type="float">
            <text:p><text:s/>$20,00 </text:p>
          </table:table-cell>
          <table:table-cell table:style-name="ce40" office:value-type="float" office:value="35" calcext:value-type="float">
            <text:p><text:s/>$35,00 </text:p>
          </table:table-cell>
          <table:table-cell table:number-columns-repeated="2" table:style-name="ce40" office:value-type="float" office:value="50" calcext:value-type="float">
            <text:p><text:s/>$50,00 </text:p>
          </table:table-cell>
          <table:table-cell table:style-name="ce1"/>
        </table:table-row>
        <table:table-row table:style-name="ro1">
          <table:table-cell table:number-columns-repeated="2" table:style-name="ce1" office:value-type="string" calcext:value-type="string">
            <text:p>Ontario Archaeology</text:p>
          </table:table-cell>
          <table:table-cell table:style-name="ce2" office:value-type="string" calcext:value-type="string">
            <text:p>The Ontario Archaeological Society</text:p>
          </table:table-cell>
          <table:table-cell table:style-name="ce8" office:value-type="string" calcext:value-type="string">
            <text:p>http://www.ontarioarchaeology.on.ca/ontario-archaeology</text:p>
          </table:table-cell>
          <table:table-cell table:style-name="ce1"/>
          <table:table-cell table:style-name="ce1" office:value-type="string" calcext:value-type="string">
            <text:p>Ontario Archaeology is a peer-reviewed journal of The Ontario Archaeological Society. Articles accepted into the journal detail the various aspects of archaeology in Ontario, ranging from the discovery of new sites, heritage preservation concerns, interpr</text:p>
          </table:table-cell>
          <table:table-cell table:style-name="ce1" office:value-type="float" office:value="1954" calcext:value-type="float">
            <text:p>195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9" calcext:value-type="float">
            <text:p><text:s/>$9,00 </text:p>
          </table:table-cell>
          <table:table-cell table:number-columns-repeated="3" table:style-name="ce40" office:value-type="float" office:value="12" calcext:value-type="float">
            <text:p><text:s/>$12,00 </text:p>
          </table:table-cell>
          <table:table-cell table:style-name="ce1"/>
        </table:table-row>
        <table:table-row table:style-name="ro1">
          <table:table-cell table:style-name="ce9" office:value-type="string" calcext:value-type="string">
            <text:p>Pennsylvania Archaeologist, The </text:p>
          </table:table-cell>
          <table:table-cell table:style-name="ce9" office:value-type="string" calcext:value-type="string">
            <text:p>The Pennsylvania Archaeologist</text:p>
          </table:table-cell>
          <table:table-cell table:style-name="ce1" office:value-type="string" calcext:value-type="string">
            <text:p>The Society for Pennsylvania Archaeology, Inc.</text:p>
          </table:table-cell>
          <table:table-cell table:style-name="ce16" office:value-type="string" calcext:value-type="string">
            <text:p>http://www.pennsylvaniaarchaeology.com/Publications.htm</text:p>
          </table:table-cell>
          <table:table-cell table:style-name="ce4"/>
          <table:table-cell table:style-name="ce21" office:value-type="string" calcext:value-type="string">
            <text:p>The Pennsylvania Archaeologist is one of the country’s oldest state archaeology journals. Publishing both professional and avocational archaeologists,Pennsylvania Archaeologist focuses on the prehistoric and historic archaeology of the Commonwealth with o</text:p>
          </table:table-cell>
          <table:table-cell table:style-name="ce4" office:value-type="float" office:value="1930" calcext:value-type="float">
            <text:p>1930</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9" office:value-type="currency" office:currency="USD" office:value="18" calcext:value-type="currency">
            <text:p><text:s/>$18,00 </text:p>
          </table:table-cell>
          <table:table-cell table:style-name="ce49" office:value-type="currency" office:currency="USD" office:value="25" calcext:value-type="currency">
            <text:p><text:s/>$25,00 </text:p>
          </table:table-cell>
          <table:table-cell table:number-columns-repeated="2" table:style-name="ce49" office:value-type="currency" office:currency="USD" office:value="35" calcext:value-type="currency">
            <text:p><text:s/>$35,00 </text:p>
          </table:table-cell>
          <table:table-cell table:style-name="ce1"/>
        </table:table-row>
        <table:table-row table:style-name="ro1">
          <table:table-cell table:number-columns-repeated="2" table:style-name="ce2" office:value-type="string" calcext:value-type="string">
            <text:p>Queensland Archaeological Research</text:p>
          </table:table-cell>
          <table:table-cell table:style-name="ce2" office:value-type="string" calcext:value-type="string">
            <text:p>The University of Queensland</text:p>
          </table:table-cell>
          <table:table-cell table:style-name="ce8" office:value-type="string" calcext:value-type="string">
            <text:p>https://www.library.uq.edu.au/ojs/index.php/qar/index</text:p>
          </table:table-cell>
          <table:table-cell table:style-name="ce1"/>
          <table:table-cell table:style-name="ce1" office:value-type="string" calcext:value-type="string">
            <text:p>QAR, is a refereed journal published since 1984 devoted to publishing substantive archaeological material pertaining to research in Queensland, Australia and adjacent areas.</text:p>
          </table:table-cell>
          <table:table-cell table:style-name="ce1" office:value-type="float" office:value="1984" calcext:value-type="float">
            <text:p>1984</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Journal of the Zagreb Archaeological Museum</text:p>
          </table:table-cell>
          <table:table-cell table:style-name="ce2" office:value-type="string" calcext:value-type="string">
            <text:p>Vjesnik Arheološkog muzeja u Zagrebu</text:p>
          </table:table-cell>
          <table:table-cell table:style-name="ce2" office:value-type="string" calcext:value-type="string">
            <text:p>The Zagreb Archaeological Museum</text:p>
          </table:table-cell>
          <table:table-cell table:style-name="ce8" office:value-type="string" calcext:value-type="string">
            <text:p>http://hrcak.srce.hr/vjesnik-amz?lang=en</text:p>
          </table:table-cell>
          <table:table-cell table:style-name="ce1"/>
          <table:table-cell table:style-name="ce1" office:value-type="string" calcext:value-type="string">
            <text:p>The Journal of the Zagreb Archaeological Museum publishes scientific and professional papers which cover broad range of topics in prehistorical, classical and medieval archaeology. Journal series: 1. Viestnik Narodnoga zemaljskoga muzeja u Zagrebu (1870-1</text:p>
          </table:table-cell>
          <table:table-cell table:style-name="ce1" office:value-type="float" office:value="1870" calcext:value-type="float">
            <text:p>1870</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y International</text:p>
          </table:table-cell>
          <table:table-cell table:style-name="ce2" office:value-type="string" calcext:value-type="string">
            <text:p>Ubiquity Press</text:p>
          </table:table-cell>
          <table:table-cell table:style-name="ce8" office:value-type="string" calcext:value-type="string">
            <text:p>http://ai-journal.com/</text:p>
          </table:table-cell>
          <table:table-cell table:style-name="ce1"/>
          <table:table-cell table:style-name="ce1" office:value-type="string" calcext:value-type="string">
            <text:p>Archaeology International, produced annually since 1997, combines news about UCL Institute of Archaeologyactivities with refereed articles and information about on-going projects, carried out by Institute staff and students, or those with honorary affilia</text:p>
          </table:table-cell>
          <table:table-cell table:style-name="ce4" office:value-type="float" office:value="1997" calcext:value-type="float">
            <text:p>1997</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Backdirt. Annual review</text:p>
          </table:table-cell>
          <table:table-cell table:style-name="ce2" office:value-type="string" calcext:value-type="string">
            <text:p>UCLA</text:p>
          </table:table-cell>
          <table:table-cell table:style-name="ce8" office:value-type="string" calcext:value-type="string">
            <text:p>http://ioa.ucla.edu/content/backdirt</text:p>
          </table:table-cell>
          <table:table-cell table:style-name="ce1"/>
          <table:table-cell table:style-name="ce1" office:value-type="string" calcext:value-type="string">
            <text:p>Backdirt: Annual Review, which began as a newsletter in 1973, is the magazine of the Cotsen Institute of Archaeology that highlights the recent news, research and activities of the Institute. The CIoA Press publishes the annual magazine each spring.</text:p>
          </table:table-cell>
          <table:table-cell table:style-name="ce4" office:value-type="float" office:value="1972" calcext:value-type="float">
            <text:p>197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Notebooks of Prehistory and Archaeology at the University of Granada</text:p>
          </table:table-cell>
          <table:table-cell table:style-name="ce2" office:value-type="string" calcext:value-type="string">
            <text:p>Cuadernos de Prehistoria y Arqueología de la Universidad de Granada</text:p>
          </table:table-cell>
          <table:table-cell table:style-name="ce2" office:value-type="string" calcext:value-type="string">
            <text:p>Universidad de Granada</text:p>
          </table:table-cell>
          <table:table-cell table:style-name="ce8" office:value-type="string" calcext:value-type="string">
            <text:p>http://revistaseug.ugr.es/index.php/cpag/index</text:p>
          </table:table-cell>
          <table:table-cell table:style-name="ce1"/>
          <table:table-cell table:style-name="ce1" office:value-type="string" calcext:value-type="string">
            <text:p>CPAG is an annual journal of the Department of Prehistory and Archaeology at the University of Granada.</text:p>
          </table:table-cell>
          <table:table-cell table:style-name="ce4" office:value-type="float" office:value="1976" calcext:value-type="float">
            <text:p>197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 English, German, French, Galician, Italian, Portuguese</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doranten</text:p>
          </table:table-cell>
          <table:table-cell table:style-name="ce2" office:value-type="string" calcext:value-type="string">
            <text:p>Tanum Rock Art Research Centre</text:p>
          </table:table-cell>
          <table:table-cell table:style-name="ce8" office:value-type="string" calcext:value-type="string">
            <text:p>https://www.rockartscandinavia.com/adoranten-vv4.php</text:p>
          </table:table-cell>
          <table:table-cell table:style-name="ce1"/>
          <table:table-cell table:style-name="ce1" office:value-type="string" calcext:value-type="string">
            <text:p>Adoranten is an international peer reviewed rock art magazine and has been published annually since 1970 by the Scandinavian Society for Prehistoric Art. Adoranten focuses on the presentation of world wide prehistoric iconography, recent research, history</text:p>
          </table:table-cell>
          <table:table-cell table:style-name="ce1" office:value-type="float" office:value="1970" calcext:value-type="float">
            <text:p>197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German, Norwegian, Swedish, Danish</text:p>
          </table:table-cell>
          <table:table-cell table:style-name="ce1"/>
          <table:table-cell table:number-columns-repeated="2" table:style-name="ce1" office:value-type="string" calcext:value-type="string">
            <text:p>Free</text:p>
          </table:table-cell>
          <table:table-cell table:style-name="ce1" office:value-type="string" calcext:value-type="string">
            <text:p>Rock Art</text:p>
          </table:table-cell>
          <table:table-cell table:style-name="ce1" office:value-type="string" calcext:value-type="string">
            <text:p>Prehistoric</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Archaeological work of UAUM</text:p>
          </table:table-cell>
          <table:table-cell table:style-name="ce2" office:value-type="string" calcext:value-type="string">
            <text:p>Trabalhos Arqueológicos da UAUM</text:p>
          </table:table-cell>
          <table:table-cell table:style-name="ce2" office:value-type="string" calcext:value-type="string">
            <text:p>Universidade do Minho</text:p>
          </table:table-cell>
          <table:table-cell table:style-name="ce8" office:value-type="string" calcext:value-type="string">
            <text:p>http://www.uaum.uminho.pt/index.php?pg=do&amp;subpg=ed#myModal33</text:p>
          </table:table-cell>
          <table:table-cell table:style-name="ce1"/>
          <table:table-cell table:style-name="ce1" office:value-type="string" calcext:value-type="string">
            <text:p>Journal of Archaeological work of UAUM</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Historiae</text:p>
          </table:table-cell>
          <table:table-cell table:style-name="ce2" office:value-type="string" calcext:value-type="string">
            <text:p>Universitat Autonoma de Barcelona</text:p>
          </table:table-cell>
          <table:table-cell table:style-name="ce8" office:value-type="string" calcext:value-type="string">
            <text:p>https://www.raco.cat/index.php/Historiae/issue/archive</text:p>
          </table:table-cell>
          <table:table-cell table:style-name="ce1"/>
          <table:table-cell table:style-name="ce1" office:value-type="string" calcext:value-type="string">
            <text:p>Historiae is an academic journal published yearly on published scientific articles will focus on areas of Ancient History and Archaeology. The published works are original previously unpublished were evaluated anonymously by two experts in the field. The </text:p>
          </table:table-cell>
          <table:table-cell table:style-name="ce4" office:value-type="float" office:value="2004" calcext:value-type="float">
            <text:p>200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ylloge epigraphica Barcinonensis: SEBarc</text:p>
          </table:table-cell>
          <table:table-cell table:style-name="ce2" office:value-type="string" calcext:value-type="string">
            <text:p>Universitat de Barcelona</text:p>
          </table:table-cell>
          <table:table-cell table:style-name="ce8" office:value-type="string" calcext:value-type="string">
            <text:p>https://www.raco.cat/index.php/SEBarc/issue/archive</text:p>
          </table:table-cell>
          <table:table-cell table:style-name="ce1"/>
          <table:table-cell table:style-name="ce1" office:value-type="string" calcext:value-type="string">
            <text:p>Sylloge Epigraphica Barcinonensis, founded in 1994 by Professor Marc Mayer and Olive, is an annual publication that wants to spread scientific developments and epigraphic study quality, original and unpublished, and spans from the point of view of issues </text:p>
          </table:table-cell>
          <table:table-cell table:style-name="ce1" office:value-type="float" office:value="1994" calcext:value-type="float">
            <text:p>199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German, Italian, French,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 </text:p>
          </table:table-cell>
          <table:table-cell table:style-name="ce1" table:number-columns-repeated="16"/>
        </table:table-row>
        <table:table-row table:style-name="ro1">
          <table:table-cell table:style-name="ce1" office:value-type="string" calcext:value-type="string">
            <text:p>Journal of prehistory and archeology of Castellon | Notebooks of prehistory and archeology castellonense</text:p>
          </table:table-cell>
          <table:table-cell table:style-name="ce2" office:value-type="string" calcext:value-type="string">
            <text:p>Quaderns de prehistòria i arqueologia de Castelló | Cuadernos de prehistoria y arqueología castellonense</text:p>
          </table:table-cell>
          <table:table-cell table:style-name="ce2" office:value-type="string" calcext:value-type="string">
            <text:p>Universitat Jaume</text:p>
          </table:table-cell>
          <table:table-cell table:style-name="ce8" office:value-type="string" calcext:value-type="string">
            <text:p>https://www.raco.cat/index.php/QuadernsPrehistoriaCastello/issue/archive</text:p>
          </table:table-cell>
          <table:table-cell table:style-name="ce1" office:value-type="string" calcext:value-type="string">
            <text:p>http://dialnet.unirioja.es/servlet/revista?tipo_busqueda=CODIGO&amp;clave_revista=2320</text:p>
          </table:table-cell>
          <table:table-cell table:style-name="ce1" office:value-type="string" calcext:value-type="string">
            <text:p>Journal of prehistory and archeology of Castellón aims to publish works on prehistoric archeology and ancient history, both in the province of Castellon as well as Valencia and different regions of the western Mediterranean. The publication has a regular </text:p>
          </table:table-cell>
          <table:table-cell table:style-name="ce1" office:value-type="float" office:value="1974" calcext:value-type="float">
            <text:p>197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onographs Prehistory and Archaeology Castellon</text:p>
          </table:table-cell>
          <table:table-cell table:style-name="ce2" office:value-type="string" calcext:value-type="string">
            <text:p>Monografies de Prehistòria i Arqueologia Castellonenques</text:p>
          </table:table-cell>
          <table:table-cell table:style-name="ce2" office:value-type="string" calcext:value-type="string">
            <text:p>Universitat Jaume</text:p>
          </table:table-cell>
          <table:table-cell table:style-name="ce8" office:value-type="string" calcext:value-type="string">
            <text:p>https://www.raco.cat/index.php/MonografiesPrehistoriaCastello/issue/archive</text:p>
          </table:table-cell>
          <table:table-cell table:style-name="ce1"/>
          <table:table-cell table:style-name="ce1" office:value-type="string" calcext:value-type="string">
            <text:p>The series "Monographs in Prehistory and Archaeology Castelloneques"collects specific works on some topic specific archaeological provincial level, with a total of eight volumes published.</text:p>
          </table:table-cell>
          <table:table-cell table:style-name="ce1" office:value-type="float" office:value="1977" calcext:value-type="float">
            <text:p>1977</text:p>
          </table:table-cell>
          <table:table-cell table:style-name="ce8" office:value-type="float" office:value="2017" calcext:value-type="float">
            <text:p>2017</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diterranean Prehistory | Prehistoric Anthropology Mediterranean</text:p>
          </table:table-cell>
          <table:table-cell table:style-name="ce2" office:value-type="string" calcext:value-type="string">
            <text:p>Préhistoires méditerranéennes | Préhistoire Anthropologie Méditerranéennes</text:p>
          </table:table-cell>
          <table:table-cell table:style-name="ce2" office:value-type="string" calcext:value-type="string">
            <text:p>University of Aix-en-Provence</text:p>
          </table:table-cell>
          <table:table-cell table:style-name="ce8" office:value-type="string" calcext:value-type="string">
            <text:p>http://www.openedition.org/2792</text:p>
          </table:table-cell>
          <table:table-cell table:style-name="ce1" office:value-type="string" calcext:value-type="string">
            <text:p>http://pm.revues.org/</text:p>
          </table:table-cell>
          <table:table-cell table:style-name="ce1" office:value-type="string" calcext:value-type="string">
            <text:p>Préhistoires méditerranéennes is a journal published on a number of supports, with a peer-review committee based at the Université d’Aix-en-Provence. In 2009, the journal took over from the Préhistoire Anthropologie Méditerranéennes (PAM), which was found</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Settlement research: Archaeology - History - Geography</text:p>
          </table:table-cell>
          <table:table-cell table:style-name="ce2" office:value-type="string" calcext:value-type="string">
            <text:p>Siedlungsforschung: Archäologie - Geschichte - Geographie</text:p>
          </table:table-cell>
          <table:table-cell table:style-name="ce2" office:value-type="string" calcext:value-type="string">
            <text:p>University of Bonn</text:p>
          </table:table-cell>
          <table:table-cell table:style-name="ce8" office:value-type="string" calcext:value-type="string">
            <text:p>https://www.kulturlandschaft.org/publikationen/siedlungsforschung</text:p>
          </table:table-cell>
          <table:table-cell table:style-name="ce1"/>
          <table:table-cell table:style-name="ce1" office:value-type="string" calcext:value-type="string">
            <text:p>The magazine "settlement research: Archaeology - History - Geography" contains essays, Miscellany, review articles, reports and bibliographies. The journal is published in a volume of about 300 pages in the publishing house "settlement research" in Bonn.T</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German</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style-name="ce2" office:value-type="string" calcext:value-type="string">
            <text:p>Conimbriga Journal of the Institute of Archaeology</text:p>
          </table:table-cell>
          <table:table-cell table:style-name="ce2" office:value-type="string" calcext:value-type="string">
            <text:p>Conimbrigarevista do Instituto de Arqueologia</text:p>
          </table:table-cell>
          <table:table-cell table:style-name="ce2" office:value-type="string" calcext:value-type="string">
            <text:p>University of Coimbra</text:p>
          </table:table-cell>
          <table:table-cell table:style-name="ce8" office:value-type="string" calcext:value-type="string">
            <text:p>http://www.uc.pt/fluc/iarq/publicacoes/indice_conimbriga</text:p>
          </table:table-cell>
          <table:table-cell table:style-name="ce1" office:value-type="string" calcext:value-type="string">
            <text:p>http://dialnet.unirioja.es/servlet/revista?codigo=10423</text:p>
          </table:table-cell>
          <table:table-cell table:style-name="ce1" office:value-type="string" calcext:value-type="string">
            <text:p>Journal of Archaeology | annual publication | All articles are subject to peer review</text:p>
          </table:table-cell>
          <table:table-cell table:style-name="ce4" office:value-type="float" office:value="1959" calcext:value-type="float">
            <text:p>1959</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Portuguese, Spanish, English, French, Italian</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2" table:number-columns-repeated="13"/>
          <table:table-cell table:style-name="ce4"/>
        </table:table-row>
        <table:table-row table:style-name="ro1">
          <table:table-cell table:style-name="ce2" office:value-type="string" calcext:value-type="string">
            <text:p>LANX - Magazine of the School of Specialization in Archaeological Heritage of the University of Milan - IT</text:p>
          </table:table-cell>
          <table:table-cell table:style-name="ce2" office:value-type="string" calcext:value-type="string">
            <text:p>LANX - Rivista della Scuola di Specializzazione in Beni Archeologici dell'Università degli Studi di Milano - IT</text:p>
          </table:table-cell>
          <table:table-cell table:style-name="ce2" office:value-type="string" calcext:value-type="string">
            <text:p>University of Milan</text:p>
          </table:table-cell>
          <table:table-cell table:style-name="ce8" office:value-type="string" calcext:value-type="string">
            <text:p>http://riviste.unimi.it/index.php/lanx/issue/current</text:p>
          </table:table-cell>
          <table:table-cell table:style-name="ce1"/>
          <table:table-cell table:style-name="ce1" office:value-type="string" calcext:value-type="string">
            <text:p>The magazine brings together contributions from students and teachers of the school and students who have participated, along with the results of research and excavations connected with it. LANX born from the idea and with the aim of sharing and dissemina</text:p>
          </table:table-cell>
          <table:table-cell table:style-name="ce1"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6"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office:value-type="string" calcext:value-type="string">
            <text:p>CC BY-NC-ND</text:p>
          </table:table-cell>
          <table:table-cell table:style-name="ce1" table:number-columns-repeated="9"/>
          <table:table-cell table:number-columns-repeated="4" table:style-name="ce52" office:value-type="currency" office:currency="EUR" office:value="50" calcext:value-type="currency">
            <text:p><text:s/>€ 50,00 </text:p>
          </table:table-cell>
          <table:table-cell table:style-name="ce1"/>
        </table:table-row>
        <table:table-row table:style-name="ro1">
          <table:table-cell table:style-name="ce1" office:value-type="string" calcext:value-type="string">
            <text:p>Gallaecia: Journal of archeology and antiquities</text:p>
          </table:table-cell>
          <table:table-cell table:style-name="ce2" office:value-type="string" calcext:value-type="string">
            <text:p>Gallaecia: revista de arqueoloxía e antigüidade</text:p>
          </table:table-cell>
          <table:table-cell table:style-name="ce2" office:value-type="string" calcext:value-type="string">
            <text:p>University of Santiago de Compostela </text:p>
          </table:table-cell>
          <table:table-cell table:style-name="ce8" office:value-type="string" calcext:value-type="string">
            <text:p>http://www.usc.es/revistas/index.php/gallaecia</text:p>
          </table:table-cell>
          <table:table-cell table:style-name="ce1" office:value-type="string" calcext:value-type="string">
            <text:p>http://dialnet.unirioja.es/servlet/revista?codigo=612</text:p>
          </table:table-cell>
          <table:table-cell table:style-name="ce1" office:value-type="string" calcext:value-type="string">
            <text:p>Academic Journal Electronic Publishing year included within the platform, dedicated to the publication of academic and scientific work, with particular reference to Galicia and NW quadrant of the Iberian Peninsula, organized into three sections (articles,</text:p>
          </table:table-cell>
          <table:table-cell table:style-name="ce4" office:value-type="float" office:value="1981" calcext:value-type="float">
            <text:p>198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26" calcext:value-type="currency">
            <text:p><text:s/>€ 26,00 </text:p>
          </table:table-cell>
          <table:table-cell table:style-name="ce1"/>
        </table:table-row>
        <table:table-row table:style-name="ro1">
          <table:table-cell table:style-name="ce1" office:value-type="string" calcext:value-type="string">
            <text:p>Radovi Zavoda za hrvatsku povijest</text:p>
          </table:table-cell>
          <table:table-cell table:style-name="ce2" office:value-type="string" calcext:value-type="string">
            <text:p>Journal - Institute of Croatian History</text:p>
          </table:table-cell>
          <table:table-cell table:style-name="ce2" office:value-type="string" calcext:value-type="string">
            <text:p>University of Zagreb</text:p>
          </table:table-cell>
          <table:table-cell table:style-name="ce8" office:value-type="string" calcext:value-type="string">
            <text:p>http://hrcak.srce.hr/radovi-zhp</text:p>
          </table:table-cell>
          <table:table-cell table:style-name="ce2"/>
          <table:table-cell table:style-name="ce2" office:value-type="string" calcext:value-type="string">
            <text:p>The Journal of the Institute of Croatian History is an interdisciplinary scientific journal which publishes scientific and professional papers from the field of historical and complementary humanistic sciences, especially archaeology, art history, ethnolo</text:p>
          </table:table-cell>
          <table:table-cell table:style-name="ce2" office:value-type="float" office:value="1971" calcext:value-type="float">
            <text:p>197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6" office:value-type="string" calcext:value-type="string">
            <text:p>Croatian, Bosnian, Slovenian, Serbian, English, German, French, Italian</text:p>
          </table:table-cell>
          <table:table-cell table:style-name="ce6"/>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13"/>
          <table:table-cell table:style-name="ce4"/>
        </table:table-row>
        <table:table-row table:style-name="ro1">
          <table:table-cell table:number-columns-repeated="2" table:style-name="ce1" office:value-type="string" calcext:value-type="string">
            <text:p>Occasional papers in archaeology</text:p>
          </table:table-cell>
          <table:table-cell table:style-name="ce2" office:value-type="string" calcext:value-type="string">
            <text:p>Uppsala universitet. Department of Archaeology</text:p>
          </table:table-cell>
          <table:table-cell table:style-name="ce8" office:value-type="string" calcext:value-type="string">
            <text:p>http://www.arkeologi.uu.se/Forskning/Publikationer/OPIA/</text:p>
          </table:table-cell>
          <table:table-cell table:style-name="ce8"/>
          <table:table-cell table:style-name="ce1" office:value-type="string" calcext:value-type="string">
            <text:p>Publication of the Department of Archaeology and Ancient History at Uppsala Universitet</text:p>
          </table:table-cell>
          <table:table-cell table:style-name="ce1"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8" office:value-type="string" calcext:value-type="string">
            <text:p>No</text:p>
          </table:table-cell>
          <table:table-cell table:style-name="ce8"/>
          <table:table-cell table:style-name="ce1" table:number-columns-repeated="15"/>
        </table:table-row>
        <table:table-row table:style-name="ro1">
          <table:table-cell table:number-columns-repeated="2" table:style-name="ce1" office:value-type="string" calcext:value-type="string">
            <text:p>Studies in Global Archaeology</text:p>
          </table:table-cell>
          <table:table-cell table:style-name="ce2" office:value-type="string" calcext:value-type="string">
            <text:p>Uppsala universitet. Department of Archaeology</text:p>
          </table:table-cell>
          <table:table-cell table:style-name="ce8" office:value-type="string" calcext:value-type="string">
            <text:p>https://www.arkeologi.uu.se/Research/Publications/studies-in-global-archaeology-en/</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8" office:value-type="string" calcext:value-type="string">
            <text:p>No</text:p>
          </table:table-cell>
          <table:table-cell table:style-name="ce8"/>
          <table:table-cell table:style-name="ce1" table:number-columns-repeated="15"/>
        </table:table-row>
        <table:table-row table:style-name="ro1">
          <table:table-cell table:number-columns-repeated="2" table:style-name="ce5" office:value-type="string" calcext:value-type="string">
            <text:p>KIVA Journal of Southwestern Anthropology and History</text:p>
          </table:table-cell>
          <table:table-cell table:style-name="ce5" office:value-type="string" calcext:value-type="string">
            <text:p>Taylor &amp; Francis, Ltd.</text:p>
          </table:table-cell>
          <table:table-cell table:style-name="ce16" office:value-type="string" calcext:value-type="string">
            <text:p>https://www.tandfonline.com/toc/ykiv20/current</text:p>
          </table:table-cell>
          <table:table-cell table:style-name="ce4"/>
          <table:table-cell table:style-name="ce21" office:value-type="string" calcext:value-type="string">
            <text:p>KIVA is the leading refereed serial publication in the archaeology, anthropology, and history of the American Southwest and northern Mexico. Past issues have been devoted to such topics as: the pottery village of Mata Ortiz, Chihuahua; Anasazi origins; an</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4" calcext:value-type="currency">
            <text:p><text:s/>£44,00 </text:p>
          </table:table-cell>
          <table:table-cell table:style-name="ce42" office:value-type="currency" office:currency="GBP" office:value="50" calcext:value-type="currency">
            <text:p><text:s/>£50,00 </text:p>
          </table:table-cell>
          <table:table-cell table:style-name="ce51" office:value-type="currency" office:currency="GBP" office:value="232" calcext:value-type="currency">
            <text:p><text:s/>£232,00 </text:p>
          </table:table-cell>
          <table:table-cell table:style-name="ce51" office:value-type="currency" office:currency="GBP" office:value="254" calcext:value-type="currency">
            <text:p><text:s/>£254,00 </text:p>
          </table:table-cell>
          <table:table-cell table:style-name="ce4"/>
        </table:table-row>
        <table:table-row table:style-name="ro1">
          <table:table-cell table:number-columns-repeated="2" table:style-name="ce3" office:value-type="string" calcext:value-type="string">
            <text:p>Vernacular Architecture</text:p>
          </table:table-cell>
          <table:table-cell table:style-name="ce3" office:value-type="string" calcext:value-type="string">
            <text:p>Taylor &amp; Francis, Ltd.</text:p>
          </table:table-cell>
          <table:table-cell table:style-name="ce15" office:value-type="string" calcext:value-type="string">
            <text:p>https://www.tandfonline.com/toc/yvea20/current</text:p>
          </table:table-cell>
          <table:table-cell table:style-name="ce4"/>
          <table:table-cell table:style-name="ce21" office:value-type="string" calcext:value-type="string">
            <text:p>Vernacular Architecture is the annual journal of the Vernacular Architecture Group, which was founded in 1952 to further the study of traditional buildings. Originally focused on buildings in the British Isles, membership and publications have increasingl</text:p>
          </table:table-cell>
          <table:table-cell table:style-name="ce19" office:value-type="float" office:value="1971" calcext:value-type="float">
            <text:p>1971</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3" calcext:value-type="currency">
            <text:p><text:s/>£33,00 </text:p>
          </table:table-cell>
          <table:table-cell table:style-name="ce42" office:value-type="currency" office:currency="GBP" office:value="43" calcext:value-type="currency">
            <text:p><text:s/>£43,00 </text:p>
          </table:table-cell>
          <table:table-cell table:style-name="ce51" office:value-type="currency" office:currency="GBP" office:value="127" calcext:value-type="currency">
            <text:p><text:s/>£127,00 </text:p>
          </table:table-cell>
          <table:table-cell table:style-name="ce51" office:value-type="currency" office:currency="GBP" office:value="142" calcext:value-type="currency">
            <text:p><text:s/>£142,00 </text:p>
          </table:table-cell>
          <table:table-cell table:style-name="ce4"/>
        </table:table-row>
        <table:table-row table:style-name="ro1">
          <table:table-cell table:style-name="ce4" office:value-type="string" calcext:value-type="string">
            <text:p>Danish Journal of Archaeology | Journal of Danish Archaeology</text:p>
          </table:table-cell>
          <table:table-cell table:style-name="ce4" office:value-type="string" calcext:value-type="string">
            <text:p>Danish Journal of Archaeology</text:p>
          </table:table-cell>
          <table:table-cell table:style-name="ce15" office:value-type="string" calcext:value-type="string">
            <text:p>Tidsskrift</text:p>
          </table:table-cell>
          <table:table-cell table:style-name="ce16" office:value-type="string" calcext:value-type="string">
            <text:p>https://tidsskrift.dk/dja/index/</text:p>
          </table:table-cell>
          <table:table-cell table:style-name="ce1"/>
          <table:table-cell table:style-name="ce21" office:value-type="string" calcext:value-type="string">
            <text:p>This journal is dedicated to the presentation, discussion and interpretation of the archaeological record of southern Scandinavia in its international, regional and local context. Providing a platform for publication and debate for professionals from the </text:p>
          </table:table-cell>
          <table:table-cell table:style-name="ce19" office:value-type="float" office:value="1982" calcext:value-type="float">
            <text:p>1982</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Diamond</text:p>
          </table:table-cell>
          <table:table-cell table:style-name="ce16" office:value-type="string" calcext:value-type="string">
            <text:p>Open Access</text:p>
          </table:table-cell>
          <table:table-cell table:style-name="ce16"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2" table:number-columns-repeated="8"/>
          <table:table-cell table:style-name="ce4" table:number-columns-repeated="2"/>
          <table:table-cell table:style-name="ce51" table:number-columns-repeated="2"/>
          <table:table-cell table:style-name="ce4"/>
        </table:table-row>
        <table:table-row table:style-name="ro1">
          <table:table-cell table:number-columns-repeated="2" table:style-name="ce5" office:value-type="string" calcext:value-type="string">
            <text:p>Journal of Wetland Archaeology</text:p>
          </table:table-cell>
          <table:table-cell table:style-name="ce5" office:value-type="string" calcext:value-type="string">
            <text:p>Taylor &amp; Francis, Ltd.</text:p>
          </table:table-cell>
          <table:table-cell table:style-name="ce16" office:value-type="string" calcext:value-type="string">
            <text:p>https://www.tandfonline.com/toc/yjwa20/current</text:p>
          </table:table-cell>
          <table:table-cell table:style-name="ce4"/>
          <table:table-cell table:style-name="ce21" office:value-type="string" calcext:value-type="string">
            <text:p>The Journal of Wetland Archaeology publishes a wide range of contributions in all fields of wetland archaeology. It includes scientific and methodological features, geoprospection, environmental reconstruction, wetland hydrology, cultural aspects of wetla</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4" calcext:value-type="currency">
            <text:p><text:s/>£24,00 </text:p>
          </table:table-cell>
          <table:table-cell table:style-name="ce42" office:value-type="currency" office:currency="GBP" office:value="29" calcext:value-type="currency">
            <text:p><text:s/>£29,00 </text:p>
          </table:table-cell>
          <table:table-cell table:style-name="ce51" office:value-type="currency" office:currency="GBP" office:value="79" calcext:value-type="currency">
            <text:p><text:s/>£79,00 </text:p>
          </table:table-cell>
          <table:table-cell table:style-name="ce51" office:value-type="currency" office:currency="GBP" office:value="91" calcext:value-type="currency">
            <text:p><text:s/>£91,00 </text:p>
          </table:table-cell>
          <table:table-cell table:style-name="ce4"/>
        </table:table-row>
        <table:table-row table:style-name="ro1">
          <table:table-cell table:number-columns-repeated="2" table:style-name="ce3" office:value-type="string" calcext:value-type="string">
            <text:p>Public Archaeology</text:p>
          </table:table-cell>
          <table:table-cell table:style-name="ce3" office:value-type="string" calcext:value-type="string">
            <text:p>Taylor &amp; Francis, Ltd.</text:p>
          </table:table-cell>
          <table:table-cell table:style-name="ce16" office:value-type="string" calcext:value-type="string">
            <text:p>https://www.tandfonline.com/toc/ypua20/current</text:p>
          </table:table-cell>
          <table:table-cell table:style-name="ce4"/>
          <table:table-cell table:style-name="ce21" office:value-type="string" calcext:value-type="string">
            <text:p>Journal for public archaeology</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78" calcext:value-type="currency">
            <text:p><text:s/>£78,00 </text:p>
          </table:table-cell>
          <table:table-cell table:style-name="ce42" office:value-type="currency" office:currency="GBP" office:value="89" calcext:value-type="currency">
            <text:p><text:s/>£89,00 </text:p>
          </table:table-cell>
          <table:table-cell table:style-name="ce51" office:value-type="currency" office:currency="GBP" office:value="261" calcext:value-type="currency">
            <text:p><text:s/>£261,00 </text:p>
          </table:table-cell>
          <table:table-cell table:style-name="ce51" office:value-type="currency" office:currency="GBP" office:value="289" calcext:value-type="currency">
            <text:p><text:s/>£289,00 </text:p>
          </table:table-cell>
          <table:table-cell table:style-name="ce4"/>
        </table:table-row>
        <table:table-row table:style-name="ro1">
          <table:table-cell table:number-columns-repeated="2" table:style-name="ce6" office:value-type="string" calcext:value-type="string">
            <text:p>La Pintura</text:p>
          </table:table-cell>
          <table:table-cell table:style-name="ce6" office:value-type="string" calcext:value-type="string">
            <text:p> American Rock Art Research Association</text:p>
          </table:table-cell>
          <table:table-cell table:style-name="ce16" office:value-type="string" calcext:value-type="string">
            <text:p>https://arara.wildapricot.org/La-Pintura-Table</text:p>
          </table:table-cell>
          <table:table-cell table:style-name="ce6"/>
          <table:table-cell table:style-name="ce6" office:value-type="string" calcext:value-type="string">
            <text:p>Quarterly newsletter of the American Rock Art Research Association (ARARA)</text:p>
          </table:table-cell>
          <table:table-cell table:style-name="ce6" office:value-type="float" office:value="1974" calcext:value-type="float">
            <text:p>197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North America</text:p>
          </table:table-cell>
          <table:table-cell table:style-name="ce6" office:value-type="string" calcext:value-type="string">
            <text:p>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Rock Art</text:p>
          </table:table-cell>
          <table:table-cell table:style-name="ce1" office:value-type="string" calcext:value-type="string">
            <text:p>All</text:p>
          </table:table-cell>
          <table:table-cell table:style-name="ce6" office:value-type="string" calcext:value-type="string">
            <text:p>No</text:p>
          </table:table-cell>
          <table:table-cell table:style-name="ce6" table:number-columns-repeated="2"/>
          <table:table-cell table:style-name="ce2" table:number-columns-repeated="13"/>
          <table:table-cell table:style-name="ce4"/>
        </table:table-row>
        <table:table-row table:style-name="ro1">
          <table:table-cell table:number-columns-repeated="2" table:style-name="ce2" office:value-type="string" calcext:value-type="string">
            <text:p>Fasti On Line Documents &amp; Research Italy</text:p>
          </table:table-cell>
          <table:table-cell table:style-name="ce2"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it</text:p>
          </table:table-cell>
          <table:table-cell table:style-name="ce1"/>
          <table:table-cell table:style-name="ce1"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04" calcext:value-type="float">
            <text:p>2004</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SA</text:p>
          </table:table-cell>
          <table:table-cell table:style-name="ce1" table:number-columns-repeated="13"/>
          <table:table-cell table:style-name="ce4"/>
        </table:table-row>
        <table:table-row table:style-name="ro1">
          <table:table-cell table:number-columns-repeated="2" table:style-name="ce2" office:value-type="string" calcext:value-type="string">
            <text:p>Fasti On Line Documents &amp; Research Archaeological Survey Series</text:p>
          </table:table-cell>
          <table:table-cell table:style-name="ce2"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sur</text:p>
          </table:table-cell>
          <table:table-cell table:style-name="ce1"/>
          <table:table-cell table:style-name="ce1"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13" calcext:value-type="float">
            <text:p>2013</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SA</text:p>
          </table:table-cell>
          <table:table-cell table:style-name="ce1" table:number-columns-repeated="13"/>
          <table:table-cell table:style-name="ce4"/>
        </table:table-row>
        <table:table-row table:style-name="ro1">
          <table:table-cell table:number-columns-repeated="2" table:style-name="ce2" office:value-type="string" calcext:value-type="string">
            <text:p>International Journal of Conservation Science</text:p>
          </table:table-cell>
          <table:table-cell table:style-name="ce2" office:value-type="string" calcext:value-type="string">
            <text:p>"Aleandru Ioan Cuza" University Publishing House</text:p>
          </table:table-cell>
          <table:table-cell table:style-name="ce8" office:value-type="string" calcext:value-type="string">
            <text:p>http://www.ijcs.uaic.ro/index.html</text:p>
          </table:table-cell>
          <table:table-cell table:style-name="ce1"/>
          <table:table-cell table:style-name="ce1" office:value-type="string" calcext:value-type="string">
            <text:p>International Journal of Conservation Science (IJCS) is a high quality peer-reviewed journal devoted to the publication of original research papers in applied conservation science and its broad range of applications.</text:p>
          </table:table-cell>
          <table:table-cell table:style-name="ce16"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3"/>
          <table:table-cell table:style-name="ce4"/>
        </table:table-row>
        <table:table-row table:style-name="ro1">
          <table:table-cell table:style-name="ce1" office:value-type="string" calcext:value-type="string">
            <text:p>Space Time and Form. Series I, Prehistory and Archaeology</text:p>
          </table:table-cell>
          <table:table-cell table:style-name="ce2" office:value-type="string" calcext:value-type="string">
            <text:p>Espacio, tiempo y forma. Serie I. Prehistoria y arqueologÃ­a</text:p>
          </table:table-cell>
          <table:table-cell table:style-name="ce2" office:value-type="string" calcext:value-type="string">
            <text:p>Faculty of Geography and History. UNED</text:p>
          </table:table-cell>
          <table:table-cell table:style-name="ce8" office:value-type="string" calcext:value-type="string">
            <text:p>http://revistas.uned.es/index.php/ETFI</text:p>
          </table:table-cell>
          <table:table-cell table:style-name="ce1" office:value-type="string" calcext:value-type="string">
            <text:p>http://dialnet.unirioja.es/servlet/revista?codigo=514</text:p>
          </table:table-cell>
          <table:table-cell table:style-name="ce1" office:value-type="string" calcext:value-type="string">
            <text:p>Space, Time and Form. Series I is the scientific journal published by the Department of Prehistory and Archaeology of the Faculty of Geography and History, UNED. It is dedicated to research in Prehistory and Archaeology. It is mainly directed at the scien</text:p>
          </table:table-cell>
          <table:table-cell table:style-name="ce4" office:value-type="float" office:value="1988" calcext:value-type="float">
            <text:p>1988</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3"/>
          <table:table-cell table:style-name="ce4"/>
        </table:table-row>
        <table:table-row table:style-name="ro1">
          <table:table-cell table:number-columns-repeated="2" table:style-name="ce4" office:value-type="string" calcext:value-type="string">
            <text:p>Journal of African Archaeology</text:p>
          </table:table-cell>
          <table:table-cell table:style-name="ce4" office:value-type="string" calcext:value-type="string">
            <text:p>Africa Magna Verlag</text:p>
          </table:table-cell>
          <table:table-cell table:style-name="ce16" office:value-type="string" calcext:value-type="string">
            <text:p>https://brill.com/view/journals/jaa/jaa-overview.xml?language=en</text:p>
          </table:table-cell>
          <table:table-cell table:style-name="ce4" office:value-type="string" calcext:value-type="string">
            <text:p>http://www.jstor.org/journal/jafriarch</text:p>
          </table:table-cell>
          <table:table-cell table:style-name="ce21" office:value-type="string" calcext:value-type="string">
            <text:p>The Journal of African Archaeology is an international peer-reviewed periodical appearing half-yearly since 2003. It publishes original papers addressing recent research and developments in African archaeology and related disciplines. The journal's main p</text:p>
          </table:table-cell>
          <table:table-cell table:style-name="ce19" office:value-type="float" office:value="2003" calcext:value-type="float">
            <text:p>2003</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65" calcext:value-type="currency">
            <text:p><text:s/>€ 65,00 </text:p>
          </table:table-cell>
          <table:table-cell table:style-name="ce50" office:value-type="currency" office:currency="EUR" office:value="90" calcext:value-type="currency">
            <text:p><text:s/>€ 90,00 </text:p>
          </table:table-cell>
          <table:table-cell table:style-name="ce50" office:value-type="currency" office:currency="EUR" office:value="190" calcext:value-type="currency">
            <text:p><text:s/>€ 190,00 </text:p>
          </table:table-cell>
          <table:table-cell table:style-name="ce50" office:value-type="currency" office:currency="EUR" office:value="480" calcext:value-type="currency">
            <text:p><text:s/>€ 480,00 </text:p>
          </table:table-cell>
          <table:table-cell table:style-name="ce4"/>
        </table:table-row>
        <table:table-row table:style-name="ro1">
          <table:table-cell table:number-columns-repeated="2" table:style-name="ce3" office:value-type="string" calcext:value-type="string">
            <text:p>Hesperia</text:p>
          </table:table-cell>
          <table:table-cell table:style-name="ce5" office:value-type="string" calcext:value-type="string">
            <text:p>American School of Classical Studies</text:p>
          </table:table-cell>
          <table:table-cell table:style-name="ce15" office:value-type="string" calcext:value-type="string">
            <text:p>https://www.jstor.org/journal/hesperia</text:p>
          </table:table-cell>
          <table:table-cell table:style-name="ce5" office:value-type="string" calcext:value-type="string">
            <text:p>http://www.ascsa.edu.gr/index.php/publications/hesperia</text:p>
          </table:table-cell>
          <table:table-cell table:style-name="ce21" office:value-type="string" calcext:value-type="string">
            <text:p>Hesperia is published quarterly by the American School of Classical Studies at Athens. Founded in 1932 to publish the work of the School, the journal now welcomes submissions from all scholars working in the fields of Greek archaeology, art, epigraphy, hi</text:p>
          </table:table-cell>
          <table:table-cell table:style-name="ce22" office:value-type="float" office:value="1932" calcext:value-type="float">
            <text:p>1932</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3"/>
          <table:table-cell table:style-name="ce40" office:value-type="float" office:value="125" calcext:value-type="float">
            <text:p><text:s/>$125,00 </text:p>
          </table:table-cell>
          <table:table-cell table:style-name="ce40" office:value-type="float" office:value="325" calcext:value-type="float">
            <text:p><text:s/>$325,00 </text:p>
          </table:table-cell>
          <table:table-cell table:style-name="ce1"/>
        </table:table-row>
        <table:table-row table:style-name="ro1">
          <table:table-cell table:style-name="ce6" office:value-type="string" calcext:value-type="string">
            <text:p>Bulletin of the American Schools of Oriental Research</text:p>
          </table:table-cell>
          <table:table-cell table:style-name="ce6" office:value-type="string" calcext:value-type="string">
            <text:p>Bulletin of the American Schools of Oriental Research | Bulletin of the American School of Oriental Research in Jerusalem</text:p>
          </table:table-cell>
          <table:table-cell table:style-name="ce6" office:value-type="string" calcext:value-type="string">
            <text:p>American Schools of Oriental Research</text:p>
          </table:table-cell>
          <table:table-cell table:style-name="ce23" office:value-type="string" calcext:value-type="string">
            <text:p>http://www.asor.org/pubs/basor/</text:p>
          </table:table-cell>
          <table:table-cell table:style-name="ce6"/>
          <table:table-cell table:style-name="ce2" office:value-type="string" calcext:value-type="string">
            <text:p>The Bulletin of the American Schools of Oriental Research (BASOR) is a peer-reviewed academic journals of the ancient Near East. Published by the American Schools of Oriental Research (ASOR), the journal contains articles written by leading scholars and a</text:p>
          </table:table-cell>
          <table:table-cell table:style-name="ce4" office:value-type="float" office:value="1919" calcext:value-type="float">
            <text:p>1919</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6" office:value-type="string" calcext:value-type="string">
            <text:p>Middle East, Mediterranean</text:p>
          </table:table-cell>
          <table:table-cell table:style-name="ce6" office:value-type="string" calcext:value-type="string">
            <text:p>English</text:p>
          </table:table-cell>
          <table:table-cell table:style-name="ce6"/>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9"/>
          <table:table-cell table:style-name="ce40" office:value-type="float" office:value="90" calcext:value-type="float">
            <text:p><text:s/>$90,00 </text:p>
          </table:table-cell>
          <table:table-cell table:style-name="ce40" office:value-type="float" office:value="130" calcext:value-type="float">
            <text:p><text:s/>$130,00 </text:p>
          </table:table-cell>
          <table:table-cell table:number-columns-repeated="2" table:style-name="ce40" office:value-type="float" office:value="1000" calcext:value-type="float">
            <text:p><text:s/>$1 000,00 </text:p>
          </table:table-cell>
          <table:table-cell table:style-name="ce1"/>
        </table:table-row>
        <table:table-row table:style-name="ro1">
          <table:table-cell table:style-name="ce1" office:value-type="string" calcext:value-type="string">
            <text:p>Annals of Britain and the West Country | Annals of Britain</text:p>
          </table:table-cell>
          <table:table-cell table:style-name="ce2" office:value-type="string" calcext:value-type="string">
            <text:p>Annales de Bretagne et des pays de l'Ouest | Annales de Bretagne</text:p>
          </table:table-cell>
          <table:table-cell table:style-name="ce2" office:value-type="string" calcext:value-type="string">
            <text:p>Angers, Lorient (Bretagne-Sud), Brest (western Brittany ), Le Mans (Maine), Nantes, Rennes-2 and Tours (François Rabelais)</text:p>
          </table:table-cell>
          <table:table-cell table:style-name="ce8" office:value-type="string" calcext:value-type="string">
            <text:p>http://www.persee.fr/collection/abpo</text:p>
          </table:table-cell>
          <table:table-cell table:style-name="ce8" office:value-type="string" calcext:value-type="string">
            <text:p>https://journals-openedition-org.docelec.u-bordeaux.fr/abpo/</text:p>
          </table:table-cell>
          <table:table-cell table:style-name="ce1" office:value-type="string" calcext:value-type="string">
            <text:p>The Annals of Britain, created in 1886, became Annals of Brittany and the Pays de Oues t in 1974. Published jointly by the seven universities of the Great West, they reflect the historical research in the universities of Angers, of Brest, Lorient, Le Mans</text:p>
          </table:table-cell>
          <table:table-cell table:style-name="ce4" office:value-type="float" office:value="1886" calcext:value-type="float">
            <text:p>1886</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Terra Australis</text:p>
          </table:table-cell>
          <table:table-cell table:style-name="ce2" office:value-type="string" calcext:value-type="string">
            <text:p>ANU Press </text:p>
          </table:table-cell>
          <table:table-cell table:style-name="ce8" office:value-type="string" calcext:value-type="string">
            <text:p>https://press.anu.edu.au/publications/series/terra-australis</text:p>
          </table:table-cell>
          <table:table-cell table:style-name="ce1"/>
          <table:table-cell table:style-name="ce1" office:value-type="string" calcext:value-type="string">
            <text:p>Free Monographs. Free online or pay to print.</text:p>
          </table:table-cell>
          <table:table-cell table:style-name="ce1" office:value-type="float" office:value="2002" calcext:value-type="float">
            <text:p>2002</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6" office:value-type="string" calcext:value-type="string">
            <text:p>Interdisciplinaria Archaeologica – Natural Sciences in Archaeology </text:p>
          </table:table-cell>
          <table:table-cell table:style-name="ce6" office:value-type="string" calcext:value-type="string">
            <text:p>Archaeological Centre Olomouc, Goverment Funded Organisation</text:p>
          </table:table-cell>
          <table:table-cell table:style-name="ce8" office:value-type="string" calcext:value-type="string">
            <text:p>http://www.iansa.eu/index.html</text:p>
          </table:table-cell>
          <table:table-cell table:style-name="ce1"/>
          <table:table-cell table:style-name="ce1" office:value-type="string" calcext:value-type="string">
            <text:p>The focus of Interdisciplinaria Archaeologica – Natural Sciences in Archaeology is the ongoing cooperation of archaeology with the natural sciences and other disciplines. The journal’s interests include bioarcheaology (archaeobotany, archaeozoology, archa</text:p>
          </table:table-cell>
          <table:table-cell table:style-name="ce4"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3">
          <table:table-cell table:style-name="ce1" office:value-type="string" calcext:value-type="string">
            <text:p>Archaeological Review Picardie | Archaeological Review northeast of the Oise | Archaeological Review of the Oise | archaeological Cahiers de Picardie</text:p>
          </table:table-cell>
          <table:table-cell table:style-name="ce2" office:value-type="string" calcext:value-type="string">
            <text:p>Revue archéologique de Picardie | Revue archéologique du nord-est de l'Oise | Revue archéologique de l'Oise | Cahiers archéologiques de Picardie</text:p>
            <text:p/>
            <text:p/>
          </table:table-cell>
          <table:table-cell table:style-name="ce2" office:value-type="string" calcext:value-type="string">
            <text:p>Archaeological Society of Picardy</text:p>
          </table:table-cell>
          <table:table-cell table:style-name="ce8" office:value-type="string" calcext:value-type="string">
            <text:p>http://www.persee.fr/collection/pica</text:p>
          </table:table-cell>
          <table:table-cell table:style-name="ce8" office:value-type="string" calcext:value-type="string">
            <text:p>http://www.revue-archeologique-picardie.fr/</text:p>
          </table:table-cell>
          <table:table-cell table:style-name="ce1" office:value-type="string" calcext:value-type="string">
            <text:p>The Archaeological Review of Picardy was born from the merger in 1982 of theArchaeological Review of the Oise and Archaeological Cahiers de Picardie. The issues mainly concern disciplines of archeology and its annexes from prehistoric to modern times. It </text:p>
          </table:table-cell>
          <table:table-cell table:style-name="ce1" office:value-type="float" office:value="1971" calcext:value-type="float">
            <text:p>1971</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3" calcext:value-type="currency">
            <text:p><text:s/>€ 43,00 </text:p>
          </table:table-cell>
          <table:table-cell table:style-name="ce1"/>
        </table:table-row>
        <table:table-row table:style-name="ro1">
          <table:table-cell table:number-columns-repeated="2" table:style-name="ce2" office:value-type="string" calcext:value-type="string">
            <text:p>Traces in Time</text:p>
          </table:table-cell>
          <table:table-cell table:style-name="ce2" office:value-type="string" calcext:value-type="string">
            <text:p>Archaeological Traces Project Group</text:p>
          </table:table-cell>
          <table:table-cell table:style-name="ce8" office:value-type="string" calcext:value-type="string">
            <text:p>https://www.archaeologicaltraces.org/index.php/2014-01-28-09-56-01/traces-in-time</text:p>
          </table:table-cell>
          <table:table-cell table:style-name="ce1"/>
          <table:table-cell table:style-name="ce1" office:value-type="string" calcext:value-type="string">
            <text:p>ArchaeologicalTraces.org is an international editorial space for prehistorical archaeology, managed by A.T.P.G. (Archaeological Traces Project Group), an Italian Archaeological Collective based in Rome. It is open to researchers and students in archaeolog</text:p>
          </table:table-cell>
          <table:table-cell table:style-name="ce8" office:value-type="float" office:value="2011" calcext:value-type="float">
            <text:p>2011</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Archaeology in Tucson</text:p>
          </table:table-cell>
          <table:table-cell table:style-name="ce2" office:value-type="string" calcext:value-type="string">
            <text:p>Archaeology Southwest | Archaeology in Tucson</text:p>
          </table:table-cell>
          <table:table-cell table:style-name="ce2" office:value-type="string" calcext:value-type="string">
            <text:p>Archaeology Southwest</text:p>
          </table:table-cell>
          <table:table-cell table:style-name="ce8" office:value-type="string" calcext:value-type="string">
            <text:p>http://www.archaeologysouthwest.org/what-we-do/information/asw/</text:p>
          </table:table-cell>
          <table:table-cell table:style-name="ce23" office:value-type="string" calcext:value-type="string">
            <text:p>http://www.archaeologysouthwest.org/what-we-do/information/ait/</text:p>
          </table:table-cell>
          <table:table-cell table:style-name="ce1" office:value-type="string" calcext:value-type="string">
            <text:p>From 1986 to 1998, when Archaeology Southwest was still the Center for Desert Archaeology, our primary publication was entitled Archaeology in Tucson. Although some of this material may be a bit dated, we provide this newsletter as a resource for historic</text:p>
          </table:table-cell>
          <table:table-cell table:style-name="ce4" office:value-type="float" office:value="1986" calcext:value-type="float">
            <text:p>1986</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number-columns-repeated="4" table:style-name="ce40" office:value-type="float" office:value="35" calcext:value-type="float">
            <text:p><text:s/>$35,00 </text:p>
          </table:table-cell>
          <table:table-cell table:style-name="ce1"/>
        </table:table-row>
        <table:table-row table:style-name="ro1">
          <table:table-cell table:style-name="ce1" office:value-type="string" calcext:value-type="string">
            <text:p>Magazine Arkeogazete</text:p>
          </table:table-cell>
          <table:table-cell table:style-name="ce2" office:value-type="string" calcext:value-type="string">
            <text:p>Revista Arkeogazte </text:p>
          </table:table-cell>
          <table:table-cell table:style-name="ce2" office:value-type="string" calcext:value-type="string">
            <text:p>ARKEOGAZTE: ASSOCIATION OF YOUNG RESEARCHERS IN PREHISTORIC ARCHAEOLOGY AND HISTORICAL </text:p>
          </table:table-cell>
          <table:table-cell table:style-name="ce8" office:value-type="string" calcext:value-type="string">
            <text:p>http://www.arkeogazte.org/</text:p>
          </table:table-cell>
          <table:table-cell table:style-name="ce1" office:value-type="string" calcext:value-type="string">
            <text:p>http://dialnet.unirioja.es/servlet/revista?codigo=16404</text:p>
          </table:table-cell>
          <table:table-cell table:style-name="ce1" office:value-type="string" calcext:value-type="string">
            <text:p>The magazine Arkeogazte born as part of the association of the same name that unites young researchers in Archaeology at the University of the Basque Country / Euskal Herriko Unibersitatea and aims to encourage debate among young archaeologists and archae</text:p>
          </table:table-cell>
          <table:table-cell table:style-name="ce4" office:value-type="float" office:value="2011" calcext:value-type="float">
            <text:p>201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 Italian, French, Portuguese, Basque</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Archaeology Iberoamericana</text:p>
          </table:table-cell>
          <table:table-cell table:number-columns-repeated="2" table:style-name="ce2" office:value-type="string" calcext:value-type="string">
            <text:p>Arqueologia Iberoamericana</text:p>
          </table:table-cell>
          <table:table-cell table:style-name="ce8" office:value-type="string" calcext:value-type="string">
            <text:p>http://www.laiesken.net/arqueologia/</text:p>
          </table:table-cell>
          <table:table-cell table:style-name="ce1"/>
          <table:table-cell table:style-name="ce1" office:value-type="string" calcext:value-type="string">
            <text:p>ARQUEOLOGIA IBEROAMERICANA (Arqueol. Iberoam.) is a peer-reviewed, open access international scientific journal devoted to the archaeological study of prehistoric, protohistoric, ancient and historical societies of Latin America and the rest of the world;</text:p>
          </table:table-cell>
          <table:table-cell table:style-name="ce4" office:value-type="float" office:value="2009" calcext:value-type="float">
            <text:p>2009</text:p>
          </table:table-cell>
          <table:table-cell table:style-name="ce8" office:value-type="float" office:value="2021" calcext:value-type="float">
            <text:p>2021</text:p>
          </table:table-cell>
          <table:table-cell table:style-name="ce22"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 English, 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Arqueoweb: Archaeology Magazine on Internet</text:p>
          </table:table-cell>
          <table:table-cell table:number-columns-repeated="2" table:style-name="ce2" office:value-type="string" calcext:value-type="string">
            <text:p>Arqueoweb: Revista sobre Arqueología en Internet</text:p>
          </table:table-cell>
          <table:table-cell table:style-name="ce8" office:value-type="string" calcext:value-type="string">
            <text:p>http://www.ucm.es/info/arqueoweb/</text:p>
          </table:table-cell>
          <table:table-cell table:style-name="ce1" office:value-type="string" calcext:value-type="string">
            <text:p>http://dialnet.unirioja.es/servlet/revista?codigo=4618</text:p>
          </table:table-cell>
          <table:table-cell table:style-name="ce1" office:value-type="string" calcext:value-type="string">
            <text:p>ArqueoWeb, the first Spanish online magazine specializing in archaeological research, emerged in 1998 from the hand of Ana Pinon Sequeira, Oscar Lopez Jimenez, Beatriz Diaz Santana and Ignacio Prieto Vilas, then PhD students of the Department of Prehistor</text:p>
          </table:table-cell>
          <table:table-cell table:style-name="ce4" office:value-type="float" office:value="1999" calcext:value-type="float">
            <text:p>1999</text:p>
          </table:table-cell>
          <table:table-cell table:style-name="ce8"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World</text:p>
          </table:table-cell>
          <table:table-cell table:style-name="ce1"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Ligustinus: Digital Journal of Archaeology Western Andalucía</text:p>
          </table:table-cell>
          <table:table-cell table:style-name="ce2" office:value-type="string" calcext:value-type="string">
            <text:p>Ligustinus: Revista Digital de Andalucía de Arqueología Occidental</text:p>
          </table:table-cell>
          <table:table-cell table:style-name="ce2" office:value-type="string" calcext:value-type="string">
            <text:p>Asociación de Arqueología de Andalucía Occidental</text:p>
          </table:table-cell>
          <table:table-cell table:style-name="ce8" office:value-type="string" calcext:value-type="string">
            <text:p>http://dialnet.unirioja.es/servlet/revista?codigo=21995</text:p>
          </table:table-cell>
          <table:table-cell table:style-name="ce1" office:value-type="string" calcext:value-type="string">
            <text:p>https://web.archive.org/web/20150801220351/http://ligustinus.tk/</text:p>
          </table:table-cell>
          <table:table-cell table:style-name="ce1" office:value-type="string" calcext:value-type="string">
            <text:p>The Ligustinus Journal is a digital publication of scientific and technical that arises from the need to found a journal that can house the main archaeological contributions under the current Western Andalusia character. Western Andalusia mean by all that</text:p>
          </table:table-cell>
          <table:table-cell table:style-name="ce1" office:value-type="float" office:value="2013" calcext:value-type="float">
            <text:p>2013</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Nailos: Interdisciplinary Studies of Archaeology</text:p>
          </table:table-cell>
          <table:table-cell table:style-name="ce6" office:value-type="string" calcext:value-type="string">
            <text:p>Nailos. Estudios Interdisciplinares de Arqueología</text:p>
          </table:table-cell>
          <table:table-cell table:style-name="ce6" office:value-type="string" calcext:value-type="string">
            <text:p>Association APIAA</text:p>
          </table:table-cell>
          <table:table-cell table:style-name="ce16" office:value-type="string" calcext:value-type="string">
            <text:p>http://nailos.org</text:p>
          </table:table-cell>
          <table:table-cell table:style-name="ce6" office:value-type="string" calcext:value-type="string">
            <text:p>http://dialnet.unirioja.es/servlet/revista?codigo=22074</text:p>
          </table:table-cell>
          <table:table-cell table:style-name="ce2" office:value-type="string" calcext:value-type="string">
            <text:p>"Nailos: Interdisciplinary Studies of Archaeology" (ISSN 2340-9126; e-ISSN 2341-1074) is a scientific publication on archeology and related disciplines annually. This magazine is published by the"Association of Independent Professional Archaeology of Astu</text:p>
          </table:table-cell>
          <table:table-cell table:style-name="ce6" office:value-type="float" office:value="2014" calcext:value-type="float">
            <text:p>2014</text:p>
          </table:table-cell>
          <table:table-cell table:style-name="ce26" office:value-type="float" office:value="2020" calcext:value-type="float">
            <text:p>2020</text:p>
          </table:table-cell>
          <table:table-cell table:style-name="ce22" office:value-type="string" calcext:value-type="string">
            <text:p>Yes</text:p>
          </table:table-cell>
          <table:table-cell table:style-name="ce1" office:value-type="string" calcext:value-type="string">
            <text:p>Europe</text:p>
          </table:table-cell>
          <table:table-cell table:style-name="ce6" office:value-type="string" calcext:value-type="string">
            <text:p>Span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NC-ND</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0" office:value-type="string" calcext:value-type="string">
            <text:p>Australian Archaeology</text:p>
          </table:table-cell>
          <table:table-cell table:style-name="ce3" office:value-type="string" calcext:value-type="string">
            <text:p>Australian Archaeological Association</text:p>
          </table:table-cell>
          <table:table-cell table:style-name="ce15" office:value-type="string" calcext:value-type="string">
            <text:p>http://www.australianarchaeologicalassociation.com.au/our-journal/</text:p>
          </table:table-cell>
          <table:table-cell table:style-name="ce22" office:value-type="string" calcext:value-type="string">
            <text:p>https://www.tandfonline.com/toc/raaa20/current</text:p>
          </table:table-cell>
          <table:table-cell table:style-name="ce21" office:value-type="string" calcext:value-type="string">
            <text:p>Australian Archaeology, the official publication of the Australian Archaeological Association Inc., is a refereed journal published since 1974. It accepts original articles in all fields of archaeology and other subjects relevant to archaeological researc</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0" table:number-columns-repeated="8"/>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row>
        <table:table-row table:style-name="ro1">
          <table:table-cell table:number-columns-repeated="2" table:style-name="ce1" office:value-type="string" calcext:value-type="string">
            <text:p>Buried History</text:p>
          </table:table-cell>
          <table:table-cell table:style-name="ce2" office:value-type="string" calcext:value-type="string">
            <text:p>Australian Insitute of Archaeology</text:p>
          </table:table-cell>
          <table:table-cell table:style-name="ce8" office:value-type="string" calcext:value-type="string">
            <text:p>http://www.aiarch.org.au/#!buriedhistory/c15af</text:p>
          </table:table-cell>
          <table:table-cell table:style-name="ce1"/>
          <table:table-cell table:style-name="ce1" office:value-type="string" calcext:value-type="string">
            <text:p>Buried History is the annual journal of the Australian Insitute of Archaeology. A refereed journal publishing papers based on the results of historical research relating to Eastern Mediterranean, Near Eastern and Classical Archaeology and Epigraphy, and t</text:p>
          </table:table-cell>
          <table:table-cell table:style-name="ce1" office:value-type="float" office:value="1965" calcext:value-type="float">
            <text:p>1965</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Mediterranean, Middle East</text:p>
          </table:table-cell>
          <table:table-cell table:style-name="ce1" office:value-type="string" calcext:value-type="string">
            <text:p>English</text:p>
          </table:table-cell>
          <table:table-cell table:style-name="ce1"/>
          <table:table-cell table:number-columns-repeated="2" table:style-name="ce8" office:value-type="string" calcext:value-type="string">
            <text:p>Pay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
        </table:table-row>
        <table:table-row table:style-name="ro1">
          <table:table-cell table:number-columns-repeated="2" table:style-name="ce4" office:value-type="string" calcext:value-type="string">
            <text:p>Archaeologia Austriaca</text:p>
          </table:table-cell>
          <table:table-cell table:style-name="ce4" office:value-type="string" calcext:value-type="string">
            <text:p>Austrian Academy of Sciences Press</text:p>
          </table:table-cell>
          <table:table-cell table:style-name="ce16" office:value-type="string" calcext:value-type="string">
            <text:p>http://hw.oeaw.ac.at/archaeologia</text:p>
          </table:table-cell>
          <table:table-cell table:style-name="ce4"/>
          <table:table-cell table:style-name="ce21" office:value-type="string" calcext:value-type="string">
            <text:p>Archaeologia Austriaca is issued on an annual basis and focuses on the entire field of European Prehistory and Early History. The journal covers all periods from the Palaeolithic to modern times which are subject to archaeological, anthropological and int</text:p>
          </table:table-cell>
          <table:table-cell table:style-name="ce19" office:value-type="float" office:value="1916" calcext:value-type="float">
            <text:p>191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Europe</text:p>
          </table:table-cell>
          <table:table-cell table:style-name="ce16" office:value-type="string" calcext:value-type="string">
            <text:p>German, Engl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 table:number-columns-repeated="13"/>
        </table:table-row>
        <table:table-row table:style-name="ro1">
          <table:table-cell table:style-name="ce2" office:value-type="string" calcext:value-type="string">
            <text:p>Berkshire Archaeological Journal</text:p>
          </table:table-cell>
          <table:table-cell table:style-name="ce2" office:value-type="string" calcext:value-type="string">
            <text:p>Berkshire Archaeological Journal | Berks, Bucks, and Oxon Archaeological Journal | Quarterly Journal of the Berkshire Archaeological and Architectural Society | Reports and Transactions of the Berkshire Archaeological and Architectural Society</text:p>
          </table:table-cell>
          <table:table-cell table:style-name="ce2" office:value-type="string" calcext:value-type="string">
            <text:p>Berkshire Archaeological Society</text:p>
          </table:table-cell>
          <table:table-cell table:style-name="ce8" office:value-type="string" calcext:value-type="string">
            <text:p>http://archaeologydataservice.ac.uk/archives/view/berks_bas_2007/</text:p>
          </table:table-cell>
          <table:table-cell table:style-name="ce8" office:value-type="string" calcext:value-type="string">
            <text:p>http://www.berksarch.co.uk/index.php/journals/</text:p>
          </table:table-cell>
          <table:table-cell table:style-name="ce1" office:value-type="string" calcext:value-type="string">
            <text:p>The Berkshire Archaeological and Architectural Society was founded in 1871 and, in 1878, started publishing annual reports and transactions. These publications came to an end in 1883. In 1889, the Society launched the Quarterly Journal of the Berkshire Ar</text:p>
          </table:table-cell>
          <table:table-cell table:style-name="ce4" office:value-type="float" office:value="1878" calcext:value-type="float">
            <text:p>1878</text:p>
          </table:table-cell>
          <table:table-cell table:style-name="ce8" office:value-type="float" office:value="2019" calcext:value-type="float">
            <text:p>2019</text:p>
          </table:table-cell>
          <table:table-cell table:style-name="ce22"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15" calcext:value-type="currency">
            <text:p><text:s/>£15,00 </text:p>
          </table:table-cell>
          <table:table-cell table:number-columns-repeated="2" table:style-name="ce44" office:value-type="currency" office:currency="GBP" office:value="20" calcext:value-type="currency">
            <text:p><text:s/>£20,00 </text:p>
          </table:table-cell>
          <table:table-cell table:style-name="ce4"/>
        </table:table-row>
        <table:table-row table:style-name="ro1">
          <table:table-cell table:number-columns-repeated="2" table:style-name="ce2" office:value-type="string" calcext:value-type="string">
            <text:p>AUSA</text:p>
          </table:table-cell>
          <table:table-cell table:style-name="ce2" office:value-type="string" calcext:value-type="string">
            <text:p>Board of Studies Osonencs</text:p>
          </table:table-cell>
          <table:table-cell table:style-name="ce8" office:value-type="string" calcext:value-type="string">
            <text:p>http://www.raco.cat/index.php/Ausa</text:p>
          </table:table-cell>
          <table:table-cell table:style-name="ce1"/>
          <table:table-cell table:style-name="ce1" office:value-type="string" calcext:value-type="string">
            <text:p>AUSA is a publication of the Board of Studies Osonencs. Published since 1952, is every six months and includes studies of any humanistic or scientific discipline related Osona.</text:p>
          </table:table-cell>
          <table:table-cell table:style-name="ce4" office:value-type="float" office:value="1952" calcext:value-type="float">
            <text:p>195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Span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3" office:value-type="string" calcext:value-type="string">
            <text:p>Ancient Civilizations from Scythia to Siberia</text:p>
          </table:table-cell>
          <table:table-cell table:style-name="ce3" office:value-type="string" calcext:value-type="string">
            <text:p>Brill</text:p>
          </table:table-cell>
          <table:table-cell table:style-name="ce15" office:value-type="string" calcext:value-type="string">
            <text:p>https://brill.com/view/journals/acss/acss-overview.xml?rskey=2ibamX&amp;result=1</text:p>
          </table:table-cell>
          <table:table-cell table:style-name="ce4"/>
          <table:table-cell table:style-name="ce21" office:value-type="string" calcext:value-type="string">
            <text:p>Ancient Civilizations from Scythia to Siberia is an international journal covering such topics as history, archaeology, numismatics, epigraphy, papyrology and the history of material culture. It discusses art and the history of science and technology, as </text:p>
          </table:table-cell>
          <table:table-cell table:style-name="ce4" office:value-type="float" office:value="1995" calcext:value-type="float">
            <text:p>199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550" calcext:value-type="float">
            <text:p><text:s/>$2 550,00 </text:p>
          </table:table-cell>
          <table:table-cell table:style-name="ce40" table:number-columns-repeated="8"/>
          <table:table-cell table:number-columns-repeated="2" table:style-name="ce49" office:value-type="currency" office:currency="USD" office:value="168" calcext:value-type="currency">
            <text:p><text:s/>$168,00 </text:p>
          </table:table-cell>
          <table:table-cell table:style-name="ce49" office:value-type="currency" office:currency="USD" office:value="458" calcext:value-type="currency">
            <text:p><text:s/>$458,00 </text:p>
          </table:table-cell>
          <table:table-cell table:style-name="ce49" office:value-type="currency" office:currency="USD" office:value="550" calcext:value-type="currency">
            <text:p><text:s/>$550,00 </text:p>
          </table:table-cell>
          <table:table-cell table:style-name="ce4"/>
        </table:table-row>
        <table:table-row table:style-name="ro1">
          <table:table-cell table:style-name="ce1" office:value-type="string" calcext:value-type="string">
            <text:p>Heritage Turkey</text:p>
          </table:table-cell>
          <table:table-cell table:style-name="ce2" office:value-type="string" calcext:value-type="string">
            <text:p>Heritage Turkey</text:p>
          </table:table-cell>
          <table:table-cell table:style-name="ce2" office:value-type="string" calcext:value-type="string">
            <text:p>British Institute at Ankara</text:p>
          </table:table-cell>
          <table:table-cell table:style-name="ce8" office:value-type="string" calcext:value-type="string">
            <text:p>http://biaa.ac.uk/publications/item/name/heritage-turkey</text:p>
          </table:table-cell>
          <table:table-cell table:style-name="ce1"/>
          <table:table-cell table:style-name="ce1" office:value-type="string" calcext:value-type="string">
            <text:p>Heritage Turkey is an annual, full-colour 'magazine-style' publication which contains reports on research supported by the BIAA. Short articles are written by project directors and scholars.</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5"/>
        </table:table-row>
        <table:table-row table:style-name="ro1">
          <table:table-cell table:number-columns-repeated="2" table:style-name="ce4" office:value-type="string" calcext:value-type="string">
            <text:p>Iran</text:p>
          </table:table-cell>
          <table:table-cell table:style-name="ce4" office:value-type="string" calcext:value-type="string">
            <text:p>Taylor &amp; Francis, Ltd.</text:p>
          </table:table-cell>
          <table:table-cell table:style-name="ce16" office:value-type="string" calcext:value-type="string">
            <text:p>https://www.tandfonline.com/toc/rirn20/current</text:p>
          </table:table-cell>
          <table:table-cell table:style-name="ce16" office:value-type="string" calcext:value-type="string">
            <text:p>https://www.bips.ac.uk/iran-journal/</text:p>
          </table:table-cell>
          <table:table-cell table:style-name="ce21" office:value-type="string" calcext:value-type="string">
            <text:p>First published in 1963, the journal IRAN, published annually by the British Institute of Persian Studies, presents articles on the whole spectrum of Persian Studies, including articles on the arts, archaeology, history, literature, linguistics, religion </text:p>
          </table:table-cell>
          <table:table-cell table:style-name="ce19" office:value-type="float" office:value="1963" calcext:value-type="float">
            <text:p>196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 French, German</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Prehistoric, Pre-Classical, Classical, Medieva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0" table:number-columns-repeated="8"/>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1"/>
        </table:table-row>
        <table:table-row table:style-name="ro1">
          <table:table-cell table:number-columns-repeated="2" table:style-name="ce2" office:value-type="string" calcext:value-type="string">
            <text:p>British Museum Studies in Ancient Egypt and Sudan</text:p>
          </table:table-cell>
          <table:table-cell table:style-name="ce2" office:value-type="string" calcext:value-type="string">
            <text:p>British Museum</text:p>
          </table:table-cell>
          <table:table-cell table:style-name="ce18" office:value-type="string" calcext:value-type="string">
            <text:p><text:span text:style-name="T2"><text:a xlink:href="https://www.britishmuseum.org/research/publications/bmsaes" xlink:type="simple">https://www.britishmuseum.org/research/publications/bmsaes</text:a></text:span></text:p>
          </table:table-cell>
          <table:table-cell table:style-name="ce1"/>
          <table:table-cell table:style-name="ce1" office:value-type="string" calcext:value-type="string">
            <text:p>The British Museum Studies in Ancient Egypt and Sudan (BMSAES) is a peer-reviewed, academic journal dedicated to presenting research on all aspects of ancient Egypt and Sudan and the representation of these cultures in modern times. BMSAES is open-access:</text:p>
          </table:table-cell>
          <table:table-cell table:style-name="ce4" office:value-type="float" office:value="2002" calcext:value-type="float">
            <text:p>200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5"/>
        </table:table-row>
        <table:table-row table:style-name="ro1">
          <table:table-cell table:style-name="ce3" office:value-type="string" calcext:value-type="string">
            <text:p>Antiquaries Journal | Archaeologia |Miscellaneous Tracts Relating to Antiquity | Proceedings of the Society of Antiquaries of London</text:p>
          </table:table-cell>
          <table:table-cell table:style-name="ce3" office:value-type="string" calcext:value-type="string">
            <text:p>Antiquaries Journal, The - Archaeologia - Miscellaneous Tracts Relating to 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NT</text:p>
          </table:table-cell>
          <table:table-cell table:style-name="ce19"/>
          <table:table-cell table:style-name="ce21" office:value-type="string" calcext:value-type="string">
            <text:p>The Antiquaries Journal aims to reflect the multi-disciplinary nature of the study of material culture, publishing a balanced mix of papers from all periods, from prehistory to the recent past. The journal seeks papers that address research questions from</text:p>
          </table:table-cell>
          <table:table-cell table:style-name="ce19" office:value-type="float" office:value="1922" calcext:value-type="float">
            <text:p>192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table:number-columns-repeated="8"/>
          <table:table-cell table:style-name="ce56" table:number-columns-repeated="4"/>
          <table:table-cell table:style-name="ce1"/>
        </table:table-row>
        <table:table-row table:style-name="ro1">
          <table:table-cell table:style-name="ce2" office:value-type="string" calcext:value-type="string">
            <text:p>Journal of the Royal Asiatic Society | Journal of the Royal Asiatic Society of Great Britain and Ireland | Transactions of the Royal Asiatic Society</text:p>
          </table:table-cell>
          <table:table-cell table:style-name="ce1" office:value-type="string" calcext:value-type="string">
            <text:p>Journal of the Royal Asiatic Society | Journal of the Royal Asiatic Society of Great Britain and Ireland | Transactions of the Royal Asiatic Society</text:p>
          </table:table-cell>
          <table:table-cell table:style-name="ce8" office:value-type="string" calcext:value-type="string">
            <text:p>Cambridge Journals</text:p>
          </table:table-cell>
          <table:table-cell table:style-name="ce8" office:value-type="string" calcext:value-type="string">
            <text:p>http://journals.cambridge.org/action/displayJournal?jid=JRA</text:p>
          </table:table-cell>
          <table:table-cell table:style-name="ce1"/>
          <table:table-cell table:style-name="ce1" office:value-type="string" calcext:value-type="string">
            <text:p>The Journal of the Royal Asiatic Society has been published by the Society since 1834 and covers South Asia, the Middle East (togther with North Africa and Ethiopia), Central Asia, East Asia and South-East Asia. It publishes articles on history, archaeolo</text:p>
          </table:table-cell>
          <table:table-cell table:style-name="ce1" office:value-type="float" office:value="1827" calcext:value-type="float">
            <text:p>1827</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Asia, Africa</text:p>
          </table:table-cell>
          <table:table-cell table:style-name="ce1"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3255" calcext:value-type="float">
            <text:p><text:s/>$3 255,00 </text:p>
          </table:table-cell>
          <table:table-cell table:style-name="ce1" table:number-columns-repeated="13"/>
        </table:table-row>
        <table:table-row table:style-name="ro1">
          <table:table-cell table:number-columns-repeated="2" table:style-name="ce3" office:value-type="string" calcext:value-type="string">
            <text:p>Annual of the British School at Athens</text:p>
          </table:table-cell>
          <table:table-cell table:style-name="ce15" office:value-type="string" calcext:value-type="string">
            <text:p>Cambridge Journals</text:p>
          </table:table-cell>
          <table:table-cell table:style-name="ce15" office:value-type="string" calcext:value-type="string">
            <text:p>http://journals.cambridge.org/action/displayJournal?jid=ATH</text:p>
          </table:table-cell>
          <table:table-cell table:style-name="ce19"/>
          <table:table-cell table:style-name="ce21" office:value-type="string" calcext:value-type="string">
            <text:p>Annual of the British School at Athens, publishes accounts of the School's projects as well as articles on a wide range of Hellenic subjects spanning a variety disciplines from art to archaeometry and covering Greece throughout history.</text:p>
          </table:table-cell>
          <table:table-cell table:style-name="ce19" office:value-type="float" office:value="1895" calcext:value-type="float">
            <text:p>189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3"/>
          <table:table-cell table:style-name="ce40" office:value-type="float" office:value="156" calcext:value-type="float">
            <text:p><text:s/>$156,00 </text:p>
          </table:table-cell>
          <table:table-cell table:style-name="ce40" office:value-type="float" office:value="184" calcext:value-type="float">
            <text:p><text:s/>$184,00 </text:p>
          </table:table-cell>
          <table:table-cell table:style-name="ce1"/>
        </table:table-row>
        <table:table-row table:style-name="ro1">
          <table:table-cell table:number-columns-repeated="2" table:style-name="ce3" office:value-type="string" calcext:value-type="string">
            <text:p>Papers of the British School at Rome</text:p>
          </table:table-cell>
          <table:table-cell table:style-name="ce15" office:value-type="string" calcext:value-type="string">
            <text:p>Cambridge Journals</text:p>
          </table:table-cell>
          <table:table-cell table:style-name="ce22" office:value-type="string" calcext:value-type="string">
            <text:p>http://journals.cambridge.org/action/displayJournal?jid=ROM</text:p>
          </table:table-cell>
          <table:table-cell table:style-name="ce19"/>
          <table:table-cell table:style-name="ce21" office:value-type="string" calcext:value-type="string">
            <text:p>The Papers of the British School at Rome is a peer reviewed international journal devoted to research on Italy from the whole range of the humanities disciplines. It contains articles on the entire period from prehistory to the contemporary, and with impo</text:p>
          </table:table-cell>
          <table:table-cell table:style-name="ce19" office:value-type="float" office:value="1902" calcext:value-type="float">
            <text:p>190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3"/>
          <table:table-cell table:style-name="ce40" office:value-type="float" office:value="148" calcext:value-type="float">
            <text:p><text:s/>$148,00 </text:p>
          </table:table-cell>
          <table:table-cell table:style-name="ce40" office:value-type="float" office:value="168" calcext:value-type="float">
            <text:p><text:s/>$168,00 </text:p>
          </table:table-cell>
          <table:table-cell table:style-name="ce1"/>
        </table:table-row>
        <table:table-row table:style-name="ro1">
          <table:table-cell table:number-columns-repeated="2" table:style-name="ce10" office:value-type="string" calcext:value-type="string">
            <text:p>Proceedings of the Prehistoric Society | Proceedings of the Prehistoric Society of East Anglia</text:p>
          </table:table-cell>
          <table:table-cell table:style-name="ce15" office:value-type="string" calcext:value-type="string">
            <text:p>Cambridge Journals</text:p>
          </table:table-cell>
          <table:table-cell table:style-name="ce16" office:value-type="string" calcext:value-type="string">
            <text:p>http://journals.cambridge.org/action/displayJournal?jid=PPR</text:p>
          </table:table-cell>
          <table:table-cell table:style-name="ce4"/>
          <table:table-cell table:style-name="ce21" office:value-type="string" calcext:value-type="string">
            <text:p>The Proceedings of the Prehistoric Society (PPS) bring the latest results of research into prehistory to a worldwide audience. Global in scope and ranging in time from the earliest traces of human activity to the advent of written history, the Proceedings</text:p>
          </table:table-cell>
          <table:table-cell table:style-name="ce19" office:value-type="float" office:value="1911" calcext:value-type="float">
            <text:p>191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2" office:value-type="currency" office:currency="GBP" office:value="1780" calcext:value-type="currency">
            <text:p><text:s/>£1 780,00 </text:p>
          </table:table-cell>
          <table:table-cell table:style-name="ce42" table:number-columns-repeated="7"/>
          <table:table-cell table:style-name="ce51" office:value-type="currency" office:currency="GBP" office:value="18" calcext:value-type="currency">
            <text:p><text:s/>£18,00 </text:p>
          </table:table-cell>
          <table:table-cell table:style-name="ce51" office:value-type="currency" office:currency="GBP" office:value="35" calcext:value-type="currency">
            <text:p><text:s/>£35,00 </text:p>
          </table:table-cell>
          <table:table-cell table:style-name="ce51" office:value-type="currency" office:currency="GBP" office:value="93" calcext:value-type="currency">
            <text:p><text:s/>£93,00 </text:p>
          </table:table-cell>
          <table:table-cell table:style-name="ce51" office:value-type="currency" office:currency="GBP" office:value="113" calcext:value-type="currency">
            <text:p><text:s/>£113,00 </text:p>
          </table:table-cell>
          <table:table-cell table:style-name="ce1"/>
        </table:table-row>
        <table:table-row table:style-name="ro1">
          <table:table-cell table:number-columns-repeated="2" table:style-name="ce3" office:value-type="string" calcext:value-type="string">
            <text:p>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QY</text:p>
          </table:table-cell>
          <table:table-cell table:style-name="ce19"/>
          <table:table-cell table:style-name="ce21" office:value-type="string" calcext:value-type="string">
            <text:p>Antiquity is a peer-reviewed journal of world archaeology. Founded by O.G.S. Crawford in 1927, the journal reports new archaeological research, method and issues of international significance in plain language to a broad academic and professional readersh</text:p>
          </table:table-cell>
          <table:table-cell table:style-name="ce19" office:value-type="float" office:value="1927" calcext:value-type="float">
            <text:p>1927</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1600" calcext:value-type="float">
            <text:p><text:s/>$1 600,00 </text:p>
          </table:table-cell>
          <table:table-cell table:style-name="ce40" table:number-columns-repeated="7"/>
          <table:table-cell table:style-name="ce40" office:value-type="float" office:value="79" calcext:value-type="float">
            <text:p><text:s/>$79,00 </text:p>
          </table:table-cell>
          <table:table-cell table:style-name="ce40" office:value-type="float" office:value="124" calcext:value-type="float">
            <text:p><text:s/>$124,00 </text:p>
          </table:table-cell>
          <table:table-cell table:style-name="ce40" office:value-type="float" office:value="467" calcext:value-type="float">
            <text:p><text:s/>$467,00 </text:p>
          </table:table-cell>
          <table:table-cell table:style-name="ce40" office:value-type="float" office:value="550" calcext:value-type="float">
            <text:p><text:s/>$550,00 </text:p>
          </table:table-cell>
          <table:table-cell table:style-name="ce1"/>
        </table:table-row>
        <table:table-row table:style-name="ro1">
          <table:table-cell table:number-columns-repeated="2" table:style-name="ce3" office:value-type="string" calcext:value-type="string">
            <text:p>Iraq</text:p>
          </table:table-cell>
          <table:table-cell table:style-name="ce15" office:value-type="string" calcext:value-type="string">
            <text:p>Cambridge Journals</text:p>
          </table:table-cell>
          <table:table-cell table:style-name="ce16" office:value-type="string" calcext:value-type="string">
            <text:p>http://journals.cambridge.org/action/displayJournal?jid=IRQ</text:p>
          </table:table-cell>
          <table:table-cell table:style-name="ce4"/>
          <table:table-cell table:style-name="ce21" office:value-type="string" calcext:value-type="string">
            <text:p>Iraq is an academic periodical founded in 1934 and appearing annually. It publishes articles on the history, art, archaeology, religion, economic and social life of Iraq and, to a lesser degree, of the neighbouring countries where they relate to it, from </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1" office:value-type="currency" office:currency="GBP" office:value="10" calcext:value-type="currency">
            <text:p><text:s/>£10,00 </text:p>
          </table:table-cell>
          <table:table-cell table:style-name="ce51" office:value-type="currency" office:currency="GBP" office:value="40" calcext:value-type="currency">
            <text:p><text:s/>£40,00 </text:p>
          </table:table-cell>
          <table:table-cell table:style-name="ce51" office:value-type="currency" office:currency="GBP" office:value="95" calcext:value-type="currency">
            <text:p><text:s/>£95,00 </text:p>
          </table:table-cell>
          <table:table-cell table:style-name="ce51" office:value-type="currency" office:currency="GBP" office:value="105" calcext:value-type="currency">
            <text:p><text:s/>£105,00 </text:p>
          </table:table-cell>
          <table:table-cell table:style-name="ce1"/>
        </table:table-row>
        <table:table-row table:style-name="ro1">
          <table:table-cell table:number-columns-repeated="2" table:style-name="ce1" office:value-type="string" calcext:value-type="string">
            <text:p>Anatoli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NK</text:p>
          </table:table-cell>
          <table:table-cell table:style-name="ce4"/>
          <table:table-cell table:style-name="ce21" office:value-type="string" calcext:value-type="string">
            <text:p>Anatolian Studies is the flagship journal of the British Institute at Ankara (BIAA). It publishes peer-reviewed research articles focused on Turkey and the Black Sea littoral region in the fields of history, archaeology and related social sciences. </text:p>
          </table:table-cell>
          <table:table-cell table:style-name="ce19" office:value-type="float" office:value="1951" calcext:value-type="float">
            <text:p>195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3"/>
          <table:table-cell table:number-columns-repeated="2" table:style-name="ce40" office:value-type="float" office:value="140" calcext:value-type="float">
            <text:p><text:s/>$140,00 </text:p>
          </table:table-cell>
          <table:table-cell table:style-name="ce1"/>
        </table:table-row>
        <table:table-row table:style-name="ro1">
          <table:table-cell table:number-columns-repeated="2" table:style-name="ce1" office:value-type="string" calcext:value-type="string">
            <text:p>Archaeological Reports / The Journal of Hellenic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RE</text:p>
          </table:table-cell>
          <table:table-cell table:style-name="ce4"/>
          <table:table-cell table:style-name="ce21" office:value-type="string" calcext:value-type="string">
            <text:p>Archaeological Reports is published by the Society for the Promotion of Hellenic Studies and the British School at Athens, for their subscribers. 'Archaeology in Greece', compiled annually by the Director of the British School at Athens, is the only accou</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42" office:value-type="currency" office:currency="GBP" office:value="25" calcext:value-type="currency">
            <text:p><text:s/>£25,00 </text:p>
          </table:table-cell>
          <table:table-cell table:style-name="ce42" office:value-type="currency" office:currency="GBP" office:value="54" calcext:value-type="currency">
            <text:p><text:s/>£54,00 </text:p>
          </table:table-cell>
          <table:table-cell table:number-columns-repeated="2" table:style-name="ce51" office:value-type="currency" office:currency="GBP" office:value="240" calcext:value-type="currency">
            <text:p><text:s/>£240,00 </text:p>
          </table:table-cell>
          <table:table-cell table:style-name="ce4"/>
        </table:table-row>
        <table:table-row table:style-name="ro1">
          <table:table-cell table:number-columns-repeated="2" table:style-name="ce3" office:value-type="string" calcext:value-type="string">
            <text:p>Radiocarbon</text:p>
          </table:table-cell>
          <table:table-cell table:style-name="ce15" office:value-type="string" calcext:value-type="string">
            <text:p>Cambridge Journals</text:p>
          </table:table-cell>
          <table:table-cell table:style-name="ce15" office:value-type="string" calcext:value-type="string">
            <text:p>http://journals.cambridge.org/action/displayJournal?jid=RDC</text:p>
          </table:table-cell>
          <table:table-cell table:style-name="ce4"/>
          <table:table-cell table:style-name="ce21" office:value-type="string" calcext:value-type="string">
            <text:p>Radiocarbon is the international journal of record for technical and interpretive articles and date lists relevant to 14C and other radioisotopes and techniques used in archaeological, geophysical, oceanographic, and related dating.</text:p>
          </table:table-cell>
          <table:table-cell table:style-name="ce19" office:value-type="float" office:value="1959" calcext:value-type="float">
            <text:p>195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1625" calcext:value-type="float">
            <text:p><text:s/>$1 625,00 </text:p>
          </table:table-cell>
          <table:table-cell table:style-name="ce4" table:number-columns-repeated="10"/>
          <table:table-cell table:style-name="ce40" office:value-type="float" office:value="345" calcext:value-type="float">
            <text:p><text:s/>$345,00 </text:p>
          </table:table-cell>
          <table:table-cell table:style-name="ce40" office:value-type="float" office:value="475" calcext:value-type="float">
            <text:p><text:s/>$475,00 </text:p>
          </table:table-cell>
          <table:table-cell table:style-name="ce1"/>
        </table:table-row>
        <table:table-row table:style-name="ro1">
          <table:table-cell table:number-columns-repeated="2" table:style-name="ce3" office:value-type="string" calcext:value-type="string">
            <text:p>Liby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LIS</text:p>
          </table:table-cell>
          <table:table-cell table:style-name="ce4"/>
          <table:table-cell table:style-name="ce21" office:value-type="string" calcext:value-type="string">
            <text:p>Libyan Studies is the annual journal of record of the Society for Libyan Studies, appearing in November each year. Contributions are peer-reviewed and cover a broad range of subjects, including archaeology, ancient and Islamic history, geology, geography </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 Africa, 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2" table:number-columns-repeated="8"/>
          <table:table-cell table:style-name="ce51" office:value-type="currency" office:currency="GBP" office:value="20" calcext:value-type="currency">
            <text:p><text:s/>£20,00 </text:p>
          </table:table-cell>
          <table:table-cell table:style-name="ce51" office:value-type="currency" office:currency="GBP" office:value="30" calcext:value-type="currency">
            <text:p><text:s/>£30,00 </text:p>
          </table:table-cell>
          <table:table-cell table:style-name="ce51" office:value-type="currency" office:currency="GBP" office:value="73" calcext:value-type="currency">
            <text:p><text:s/>£73,00 </text:p>
          </table:table-cell>
          <table:table-cell table:style-name="ce51" office:value-type="currency" office:currency="GBP" office:value="86" calcext:value-type="currency">
            <text:p><text:s/>£86,00 </text:p>
          </table:table-cell>
          <table:table-cell table:style-name="ce4"/>
        </table:table-row>
        <table:table-row table:style-name="ro1">
          <table:table-cell table:number-columns-repeated="2" table:style-name="ce3" office:value-type="string" calcext:value-type="string">
            <text:p>Britannia</text:p>
          </table:table-cell>
          <table:table-cell table:style-name="ce15" office:value-type="string" calcext:value-type="string">
            <text:p>Cambridge Journals</text:p>
          </table:table-cell>
          <table:table-cell table:style-name="ce16" office:value-type="string" calcext:value-type="string">
            <text:p>http://journals.cambridge.org/action/displayJournal?jid=BRI</text:p>
          </table:table-cell>
          <table:table-cell table:style-name="ce19"/>
          <table:table-cell table:style-name="ce21" office:value-type="string" calcext:value-type="string">
            <text:p>Britannia covers the study of the Roman province of Britannia. It contains authoritative and significant articles, short papers and book reviews on all aspects of the archaeology and history of Roman Britain and its kindred studies - the latter including </text:p>
          </table:table-cell>
          <table:table-cell table:style-name="ce19" office:value-type="float" office:value="1970" calcext:value-type="float">
            <text:p>1970</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40" office:value-type="float" office:value="50" calcext:value-type="float">
            <text:p><text:s/>$50,00 </text:p>
          </table:table-cell>
          <table:table-cell table:style-name="ce40" office:value-type="float" office:value="138" calcext:value-type="float">
            <text:p><text:s/>$138,00 </text:p>
          </table:table-cell>
          <table:table-cell table:number-columns-repeated="2" table:style-name="ce40" office:value-type="float" office:value="273" calcext:value-type="float">
            <text:p><text:s/>$273,00 </text:p>
          </table:table-cell>
          <table:table-cell table:style-name="ce1"/>
        </table:table-row>
        <table:table-row table:style-name="ro1">
          <table:table-cell table:number-columns-repeated="2" table:style-name="ce3" office:value-type="string" calcext:value-type="string">
            <text:p>Ancient Mesoamerica</text:p>
          </table:table-cell>
          <table:table-cell table:style-name="ce15" office:value-type="string" calcext:value-type="string">
            <text:p>Cambridge Journals</text:p>
          </table:table-cell>
          <table:table-cell table:style-name="ce15" office:value-type="string" calcext:value-type="string">
            <text:p>http://journals.cambridge.org/action/displayJournal?jid=ATM</text:p>
          </table:table-cell>
          <table:table-cell table:style-name="ce4"/>
          <table:table-cell table:style-name="ce21" office:value-type="string" calcext:value-type="string">
            <text:p>Ancient Mesoamerica is the international forum for the method, theory, substance and interpretation of Mesoamerican archaeology, art history and ethnohistory. The journal publishes papers chiefly concerned with the Pre-Columbian archaeology of the Mesoame</text:p>
          </table:table-cell>
          <table:table-cell table:style-name="ce4" office:value-type="float" office:value="1990" calcext:value-type="float">
            <text:p>1990</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Central America</text:p>
          </table:table-cell>
          <table:table-cell table:style-name="ce4" office:value-type="string" calcext:value-type="string">
            <text:p>English, Span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1" office:value-type="string" calcext:value-type="string">
            <text:p>Pre-Columbian</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9" office:value-type="currency" office:currency="USD" office:value="487" calcext:value-type="currency">
            <text:p><text:s/>$487,00 </text:p>
          </table:table-cell>
          <table:table-cell table:style-name="ce49" office:value-type="currency" office:currency="USD" office:value="567" calcext:value-type="currency">
            <text:p><text:s/>$567,00 </text:p>
          </table:table-cell>
          <table:table-cell table:style-name="ce1"/>
        </table:table-row>
        <table:table-row table:style-name="ro1">
          <table:table-cell table:number-columns-repeated="2" table:style-name="ce3" office:value-type="string" calcext:value-type="string">
            <text:p>Cambridge Archaeological Journal</text:p>
          </table:table-cell>
          <table:table-cell table:style-name="ce15" office:value-type="string" calcext:value-type="string">
            <text:p>Cambridge Journals</text:p>
          </table:table-cell>
          <table:table-cell table:style-name="ce22" office:value-type="string" calcext:value-type="string">
            <text:p>http://journals.cambridge.org/action/displayJournal?jid=CAJ</text:p>
          </table:table-cell>
          <table:table-cell table:style-name="ce19"/>
          <table:table-cell table:style-name="ce21" office:value-type="string" calcext:value-type="string">
            <text:p>The Cambridge Archaeological Journal is a international journal for symbolic, social and cognitive archaeology. It provides a forum for innovative, descriptive and theoretical archaeological research. Specific topics span all archaeological ideas, regions</text:p>
          </table:table-cell>
          <table:table-cell table:style-name="ce19" office:value-type="float" office:value="1991" calcext:value-type="float">
            <text:p>1991</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0" office:value-type="float" office:value="423" calcext:value-type="float">
            <text:p><text:s/>$423,00 </text:p>
          </table:table-cell>
          <table:table-cell table:style-name="ce40" office:value-type="float" office:value="507" calcext:value-type="float">
            <text:p><text:s/>$507,00 </text:p>
          </table:table-cell>
          <table:table-cell table:style-name="ce1"/>
        </table:table-row>
        <table:table-row table:style-name="ro1">
          <table:table-cell table:number-columns-repeated="2" table:style-name="ce4" office:value-type="string" calcext:value-type="string">
            <text:p>International Journal of Cultural Property</text:p>
          </table:table-cell>
          <table:table-cell table:style-name="ce16" office:value-type="string" calcext:value-type="string">
            <text:p>Cambridge Journals</text:p>
          </table:table-cell>
          <table:table-cell table:style-name="ce22" office:value-type="string" calcext:value-type="string">
            <text:p>http://journals.cambridge.org/action/displayJournal?jid=JCP</text:p>
          </table:table-cell>
          <table:table-cell table:style-name="ce19"/>
          <table:table-cell table:style-name="ce21" office:value-type="string" calcext:value-type="string">
            <text:p>Its mission is to develop new ways of dealing with cultural property debates, to be a venue for the proposal or enumeration of pragmatic policy suggestions, and to be accessible to a wide audience of professionals, academics, and lay readers. This peer-re</text:p>
          </table:table-cell>
          <table:table-cell table:style-name="ce19" office:value-type="float" office:value="1992" calcext:value-type="float">
            <text:p>199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2" table:style-name="ce40" office:value-type="float" office:value="79" calcext:value-type="float">
            <text:p><text:s/>$79,00 </text:p>
          </table:table-cell>
          <table:table-cell table:style-name="ce40" office:value-type="float" office:value="384" calcext:value-type="float">
            <text:p><text:s/>$384,00 </text:p>
          </table:table-cell>
          <table:table-cell table:style-name="ce40" office:value-type="float" office:value="503" calcext:value-type="float">
            <text:p><text:s/>$503,00 </text:p>
          </table:table-cell>
          <table:table-cell table:style-name="ce1"/>
        </table:table-row>
        <table:table-row table:style-name="ro1">
          <table:table-cell table:number-columns-repeated="2" table:style-name="ce3" office:value-type="string" calcext:value-type="string">
            <text:p>Archaeological Dialogues</text:p>
          </table:table-cell>
          <table:table-cell table:style-name="ce15" office:value-type="string" calcext:value-type="string">
            <text:p>Cambridge Journals</text:p>
          </table:table-cell>
          <table:table-cell table:style-name="ce22" office:value-type="string" calcext:value-type="string">
            <text:p>http://journals.cambridge.org/action/displayJournal?jid=ARD</text:p>
          </table:table-cell>
          <table:table-cell table:style-name="ce19"/>
          <table:table-cell table:style-name="ce21" office:value-type="string" calcext:value-type="string">
            <text:p>Archaeology is undergoing rapid changes in terms of its conceptual framework and its place in contemporary society. In this challenging intellectual climate, Archaeological Dialogues is a journal for debating issues in archaeology. Firmly rooted in Europe</text:p>
          </table:table-cell>
          <table:table-cell table:style-name="ce19" office:value-type="float" office:value="1994" calcext:value-type="float">
            <text:p>199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0" table:number-columns-repeated="7"/>
          <table:table-cell table:style-name="ce4" table:number-columns-repeated="2"/>
          <table:table-cell table:style-name="ce40" office:value-type="float" office:value="196" calcext:value-type="float">
            <text:p><text:s/>$196,00 </text:p>
          </table:table-cell>
          <table:table-cell table:style-name="ce40" office:value-type="float" office:value="231" calcext:value-type="float">
            <text:p><text:s/>$231,00 </text:p>
          </table:table-cell>
          <table:table-cell table:style-name="ce1" office:value-type="string" calcext:value-type="string">
            <text:p>czech</text:p>
          </table:table-cell>
        </table:table-row>
        <table:table-row table:style-name="ro1">
          <table:table-cell table:number-columns-repeated="2" table:style-name="ce4" office:value-type="string" calcext:value-type="string">
            <text:p>Dendrochronologia</text:p>
          </table:table-cell>
          <table:table-cell table:style-name="ce5" office:value-type="string" calcext:value-type="string">
            <text:p>Elsevier</text:p>
          </table:table-cell>
          <table:table-cell table:style-name="ce16" office:value-type="string" calcext:value-type="string">
            <text:p>http://www.journals.elsevier.com/dendrochronologia</text:p>
          </table:table-cell>
          <table:table-cell table:style-name="ce4"/>
          <table:table-cell table:style-name="ce21" office:value-type="string" calcext:value-type="string">
            <text:p>Dendrochronologia is a peer-reviewed international scholarly journal aimed at presenting high-quality research related togrowth rings of woody plants, i.e. trees and shrubs, and the application of tree-ring studies.</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style-name="ce4" office:value-type="string" calcext:value-type="string">
            <text:p>Paywall</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table:table-cell table:style-name="ce40" office:value-type="float" office:value="1500" calcext:value-type="float">
            <text:p><text:s/>$1 500,00 </text:p>
          </table:table-cell>
          <table:table-cell table:style-name="ce40" table:number-columns-repeated="7"/>
          <table:table-cell table:style-name="ce4" table:number-columns-repeated="2"/>
          <table:table-cell table:number-columns-repeated="2" table:style-name="ce40" office:value-type="float" office:value="430" calcext:value-type="float">
            <text:p><text:s/>$430,00 </text:p>
          </table:table-cell>
          <table:table-cell table:style-name="ce1"/>
        </table:table-row>
        <table:table-row table:style-name="ro1">
          <table:table-cell table:number-columns-repeated="2" table:style-name="ce3" office:value-type="string" calcext:value-type="string">
            <text:p>Journal of the British Archaeology Association</text:p>
          </table:table-cell>
          <table:table-cell table:style-name="ce3" office:value-type="string" calcext:value-type="string">
            <text:p>Taylor &amp; Francis, Ltd.</text:p>
          </table:table-cell>
          <table:table-cell table:style-name="ce18" office:value-type="string" calcext:value-type="string">
            <text:p><text:span text:style-name="T2"><text:a xlink:href="http://www.tandfonline.com/toc/yjba20/current" xlink:type="simple">https://www.tandfonline.com/toc/yjba20/current</text:a></text:span></text:p>
          </table:table-cell>
          <table:table-cell table:style-name="ce3" office:value-type="string" calcext:value-type="string">
            <text:p>http://www.maney.co.uk/index.php/journals/jba/</text:p>
          </table:table-cell>
          <table:table-cell table:style-name="ce21" office:value-type="string" calcext:value-type="string">
            <text:p>The Journal of the British Archaeological Association, containing original papers within the Association’s areas of interest, is published annually and is free to members.</text:p>
          </table:table-cell>
          <table:table-cell table:style-name="ce19" office:value-type="float" office:value="1843" calcext:value-type="float">
            <text:p>184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43" calcext:value-type="currency">
            <text:p><text:s/>£43,00 </text:p>
          </table:table-cell>
          <table:table-cell table:style-name="ce51" office:value-type="currency" office:currency="GBP" office:value="120" calcext:value-type="currency">
            <text:p><text:s/>£120,00 </text:p>
          </table:table-cell>
          <table:table-cell table:style-name="ce51" office:value-type="currency" office:currency="GBP" office:value="135" calcext:value-type="currency">
            <text:p><text:s/>£135,00 </text:p>
          </table:table-cell>
          <table:table-cell table:style-name="ce1"/>
        </table:table-row>
        <table:table-row table:style-name="ro1">
          <table:table-cell table:number-columns-repeated="2" table:style-name="ce2" office:value-type="string" calcext:value-type="string">
            <text:p>Archaeological Journal, The</text:p>
          </table:table-cell>
          <table:table-cell table:style-name="ce2" office:value-type="string" calcext:value-type="string">
            <text:p>Taylor &amp; Francis, Ltd.</text:p>
          </table:table-cell>
          <table:table-cell table:style-name="ce16" office:value-type="string" calcext:value-type="string">
            <text:p>https://www.tandfonline.com/toc/yjba20/current</text:p>
          </table:table-cell>
          <table:table-cell table:style-name="ce1" office:value-type="string" calcext:value-type="string">
            <text:p>http://archaeologydataservice.ac.uk/archives/view/archjournal/</text:p>
          </table:table-cell>
          <table:table-cell table:style-name="ce1" office:value-type="string" calcext:value-type="string">
            <text:p>The Royal Archaeological Institute (RAI) is a national archaeology society and since 1844 has annually published the Archaeological Journal. The journal contains papers on the Institute's interests, which span all aspects of the archaeological, architectu</text:p>
          </table:table-cell>
          <table:table-cell table:style-name="ce4" office:value-type="float" office:value="1844" calcext:value-type="float">
            <text:p>184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 </text:p>
          </table:table-cell>
          <table:table-cell table:style-name="ce1" table:number-columns-repeated="2"/>
          <table:table-cell table:style-name="ce41" office:value-type="currency" office:currency="USD" office:value="2995" calcext:value-type="currency">
            <text:p><text:s/>$2 995,00 </text:p>
          </table:table-cell>
          <table:table-cell table:style-name="ce41" table:number-columns-repeated="8"/>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152" calcext:value-type="currency">
            <text:p><text:s/>£152,00 </text:p>
          </table:table-cell>
          <table:table-cell table:style-name="ce44" office:value-type="currency" office:currency="GBP" office:value="174" calcext:value-type="currency">
            <text:p><text:s/>£174,00 </text:p>
          </table:table-cell>
          <table:table-cell table:style-name="ce1"/>
        </table:table-row>
        <table:table-row table:style-name="ro1">
          <table:table-cell table:number-columns-repeated="2" table:style-name="ce4" office:value-type="string" calcext:value-type="string">
            <text:p>Palestine Exploration Quarterly</text:p>
          </table:table-cell>
          <table:table-cell table:style-name="ce5" office:value-type="string" calcext:value-type="string">
            <text:p>Taylor &amp; Francis, Ltd.</text:p>
          </table:table-cell>
          <table:table-cell table:style-name="ce16" office:value-type="string" calcext:value-type="string">
            <text:p>https://www.tandfonline.com/toc/ypeq20/current</text:p>
          </table:table-cell>
          <table:table-cell table:style-name="ce4"/>
          <table:table-cell table:style-name="ce21" office:value-type="string" calcext:value-type="string">
            <text:p>In spite of its historical title, PEQ is concerned not just with Palestine/the land of Israel, but with the wider region of the Levant - its history, archaeology (including biblical aspects), art, languages, natural and earth ethnology, geography and natu</text:p>
          </table:table-cell>
          <table:table-cell table:style-name="ce19" office:value-type="float" office:value="1865" calcext:value-type="float">
            <text:p>186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51" office:value-type="currency" office:currency="GBP" office:value="189" calcext:value-type="currency">
            <text:p><text:s/>£189,00 </text:p>
          </table:table-cell>
          <table:table-cell table:style-name="ce51" office:value-type="currency" office:currency="GBP" office:value="225" calcext:value-type="currency">
            <text:p><text:s/>£225,00 </text:p>
          </table:table-cell>
          <table:table-cell table:style-name="ce1"/>
        </table:table-row>
        <table:table-row table:style-name="ro1">
          <table:table-cell table:number-columns-repeated="2" table:style-name="ce3" office:value-type="string" calcext:value-type="string">
            <text:p>Yorkshire Archaeological Journal</text:p>
          </table:table-cell>
          <table:table-cell table:style-name="ce5" office:value-type="string" calcext:value-type="string">
            <text:p>Taylor &amp; Francis, Ltd.</text:p>
          </table:table-cell>
          <table:table-cell table:style-name="ce15" office:value-type="string" calcext:value-type="string">
            <text:p>https://www.tandfonline.com/toc/yyaj20/current</text:p>
          </table:table-cell>
          <table:table-cell table:style-name="ce4"/>
          <table:table-cell table:style-name="ce21" office:value-type="string" calcext:value-type="string">
            <text:p>The Yorkshire Archaeological Journal, first published in 1869, is the oldest journal devoted to the past of the historic county of Yorkshire. This annual journal publishes scholarly reports of recent discoveries and research, reinterpretations and synthes</text:p>
          </table:table-cell>
          <table:table-cell table:style-name="ce19" office:value-type="float" office:value="1869" calcext:value-type="float">
            <text:p>18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45" calcext:value-type="currency">
            <text:p><text:s/>£45,00 </text:p>
          </table:table-cell>
          <table:table-cell table:style-name="ce51" office:value-type="currency" office:currency="GBP" office:value="100" calcext:value-type="currency">
            <text:p><text:s/>£100,00 </text:p>
          </table:table-cell>
          <table:table-cell table:style-name="ce51" office:value-type="currency" office:currency="GBP" office:value="115" calcext:value-type="currency">
            <text:p><text:s/>£115,00 </text:p>
          </table:table-cell>
          <table:table-cell table:style-name="ce1"/>
        </table:table-row>
        <table:table-row table:style-name="ro1">
          <table:table-cell table:number-columns-repeated="2" table:style-name="ce4" office:value-type="string" calcext:value-type="string">
            <text:p>Plains Anthropologist</text:p>
          </table:table-cell>
          <table:table-cell table:style-name="ce5" office:value-type="string" calcext:value-type="string">
            <text:p>Taylor &amp; Francis, Ltd.</text:p>
          </table:table-cell>
          <table:table-cell table:style-name="ce16" office:value-type="string" calcext:value-type="string">
            <text:p>https://www.tandfonline.com/toc/ypan20/current</text:p>
          </table:table-cell>
          <table:table-cell table:style-name="ce4"/>
          <table:table-cell table:style-name="ce21" office:value-type="string" calcext:value-type="string">
            <text:p>Plains Anthropologist, publishes manuscripts with a focus on anthropological theory, method, and practice as it pertains to the Great Plains in all categories (articles, reports, short contributions, and comments) that synthesize, integrate, and interpret</text:p>
          </table:table-cell>
          <table:table-cell table:style-name="ce19" office:value-type="float" office:value="1955" calcext:value-type="float">
            <text:p>195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0" office:value-type="float" office:value="36" calcext:value-type="float">
            <text:p><text:s/>$36,00 </text:p>
          </table:table-cell>
          <table:table-cell table:style-name="ce40" office:value-type="float" office:value="73" calcext:value-type="float">
            <text:p><text:s/>$73,00 </text:p>
          </table:table-cell>
          <table:table-cell table:style-name="ce51" office:value-type="currency" office:currency="GBP" office:value="130" calcext:value-type="currency">
            <text:p><text:s/>£130,00 </text:p>
          </table:table-cell>
          <table:table-cell table:style-name="ce51" office:value-type="currency" office:currency="GBP" office:value="157" calcext:value-type="currency">
            <text:p><text:s/>£157,00 </text:p>
          </table:table-cell>
          <table:table-cell table:style-name="ce1"/>
        </table:table-row>
        <table:table-row table:style-name="ro1">
          <table:table-cell table:number-columns-repeated="2" table:style-name="ce2" office:value-type="string" calcext:value-type="string">
            <text:p>Medieval Archaeology</text:p>
          </table:table-cell>
          <table:table-cell table:style-name="ce3" office:value-type="string" calcext:value-type="string">
            <text:p>Taylor &amp; Francis, Ltd.</text:p>
          </table:table-cell>
          <table:table-cell table:style-name="ce15" office:value-type="string" calcext:value-type="string">
            <text:p>https://www.tandfonline.com/toc/ymed20/current</text:p>
          </table:table-cell>
          <table:table-cell table:style-name="ce1" office:value-type="string" calcext:value-type="string">
            <text:p>http://archaeologydataservice.ac.uk/archives/view/med_arch/?CFID=2696&amp;CFTOKEN=9A2DA36D-468D-44FB-</text:p>
          </table:table-cell>
          <table:table-cell table:style-name="ce21" office:value-type="string" calcext:value-type="string">
            <text:p>The Society for Medieval Archaeology exists to further the study of the period from the 5th to the 16th century A.D. by publishing a journal of international standing dealing primarily with the archaeological evidence, and by other means such as by holdin</text:p>
          </table:table-cell>
          <table:table-cell table:style-name="ce19" office:value-type="float" office:value="1956" calcext:value-type="float">
            <text:p>195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Mediev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35" calcext:value-type="currency">
            <text:p><text:s/>£35,00 </text:p>
          </table:table-cell>
          <table:table-cell table:style-name="ce51" office:value-type="currency" office:currency="GBP" office:value="159" calcext:value-type="currency">
            <text:p><text:s/>£159,00 </text:p>
          </table:table-cell>
          <table:table-cell table:style-name="ce51" office:value-type="currency" office:currency="GBP" office:value="177" calcext:value-type="currency">
            <text:p><text:s/>£177,00 </text:p>
          </table:table-cell>
          <table:table-cell table:style-name="ce4"/>
        </table:table-row>
        <table:table-row table:style-name="ro1">
          <table:table-cell table:style-name="ce4" office:value-type="string" calcext:value-type="string">
            <text:p>Anthropology &amp; Archeology of Eurasia | Soviet Anthropology and Archeology</text:p>
          </table:table-cell>
          <table:table-cell table:style-name="ce4" office:value-type="string" calcext:value-type="string">
            <text:p>Anthropology &amp; Archeology of Eurasia</text:p>
          </table:table-cell>
          <table:table-cell table:style-name="ce5" office:value-type="string" calcext:value-type="string">
            <text:p>Taylor &amp; Francis, Ltd.</text:p>
          </table:table-cell>
          <table:table-cell table:style-name="ce16" office:value-type="string" calcext:value-type="string">
            <text:p>https://www.tandfonline.com/toc/maae20/current</text:p>
          </table:table-cell>
          <table:table-cell table:style-name="ce4"/>
          <table:table-cell table:style-name="ce21" office:value-type="string" calcext:value-type="string">
            <text:p>Anthropology and Archeology of Eurasia presents scholarship from Russia, Siberia, the Caucasus, and Central Asia, the vast region that stretches from the Baltic to the Black Sea and from Lake Baikal to the Bering Strait. Each thematic issue, with a substa</text:p>
          </table:table-cell>
          <table:table-cell table:style-name="ce19" office:value-type="float" office:value="1962" calcext:value-type="float">
            <text:p>1962</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6"/>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697" calcext:value-type="currency">
            <text:p><text:s/>£697,00 </text:p>
          </table:table-cell>
          <table:table-cell table:style-name="ce51" office:value-type="currency" office:currency="GBP" office:value="796" calcext:value-type="currency">
            <text:p><text:s/>£796,00 </text:p>
          </table:table-cell>
          <table:table-cell table:style-name="ce4"/>
        </table:table-row>
        <table:table-row table:style-name="ro1">
          <table:table-cell table:number-columns-repeated="2" table:style-name="ce4" office:value-type="string" calcext:value-type="string">
            <text:p>Ñawpa Pacha, Journal of Andean Archaeology</text:p>
          </table:table-cell>
          <table:table-cell table:style-name="ce5" office:value-type="string" calcext:value-type="string">
            <text:p>Taylor &amp; Francis, Ltd.</text:p>
          </table:table-cell>
          <table:table-cell table:style-name="ce16" office:value-type="string" calcext:value-type="string">
            <text:p>https://www.tandfonline.com/toc/ynaw20/current</text:p>
          </table:table-cell>
          <table:table-cell table:style-name="ce4"/>
          <table:table-cell table:style-name="ce21" office:value-type="string" calcext:value-type="string">
            <text:p>Founded in 1963 by John Rowe at University of California Berkeley, the journal has for four decades been publishing <text:s/>research on the archaeology of the Andean region of South America.</text:p>
          </table:table-cell>
          <table:table-cell table:style-name="ce19" office:value-type="float" office:value="1963" calcext:value-type="float">
            <text:p>1963</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Sou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3" calcext:value-type="currency">
            <text:p><text:s/>£53,00 </text:p>
          </table:table-cell>
          <table:table-cell table:style-name="ce42" office:value-type="currency" office:currency="GBP" office:value="55" calcext:value-type="currency">
            <text:p><text:s/>£55,00 </text:p>
          </table:table-cell>
          <table:table-cell table:style-name="ce51" office:value-type="currency" office:currency="GBP" office:value="239" calcext:value-type="currency">
            <text:p><text:s/>£239,00 </text:p>
          </table:table-cell>
          <table:table-cell table:style-name="ce51" office:value-type="currency" office:currency="GBP" office:value="265" calcext:value-type="currency">
            <text:p><text:s/>£265,00 </text:p>
          </table:table-cell>
          <table:table-cell table:style-name="ce4"/>
        </table:table-row>
        <table:table-row table:style-name="ro1">
          <table:table-cell table:number-columns-repeated="2" table:style-name="ce4" office:value-type="string" calcext:value-type="string">
            <text:p>Azania: Archaeological Research in Africa</text:p>
          </table:table-cell>
          <table:table-cell table:style-name="ce4" office:value-type="string" calcext:value-type="string">
            <text:p>Taylor &amp; Francis, Ltd.</text:p>
          </table:table-cell>
          <table:table-cell table:style-name="ce22" office:value-type="string" calcext:value-type="string">
            <text:p>https://www.tandfonline.com/toc/raza20/current</text:p>
          </table:table-cell>
          <table:table-cell table:style-name="ce19"/>
          <table:table-cell table:style-name="ce21" office:value-type="string" calcext:value-type="string">
            <text:p>A journal of the British Institute in Eastern Africa, Azania: Archaeological Research in Africa has, since its foundation in 1966, built up a strong track record in publishing papers on the archaeology and precolonial history of Eastern Africa. The journa</text:p>
          </table:table-cell>
          <table:table-cell table:style-name="ce19" office:value-type="float" office:value="1966" calcext:value-type="float">
            <text:p>196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frica</text:p>
          </table:table-cell>
          <table:table-cell table:style-name="ce4" office:value-type="string" calcext:value-type="string">
            <text:p>English, Frenc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51" office:value-type="currency" office:currency="GBP" office:value="72" calcext:value-type="currency">
            <text:p><text:s/>£72,00 </text:p>
          </table:table-cell>
          <table:table-cell table:style-name="ce51" office:value-type="currency" office:currency="GBP" office:value="181" calcext:value-type="currency">
            <text:p><text:s/>£181,00 </text:p>
          </table:table-cell>
          <table:table-cell table:style-name="ce51" office:value-type="currency" office:currency="GBP" office:value="207" calcext:value-type="currency">
            <text:p><text:s/>£207,00 </text:p>
          </table:table-cell>
          <table:table-cell table:style-name="ce1"/>
        </table:table-row>
        <table:table-row table:style-name="ro1">
          <table:table-cell table:number-columns-repeated="2" table:style-name="ce3" office:value-type="string" calcext:value-type="string">
            <text:p>Post-Medieval Archaeology</text:p>
          </table:table-cell>
          <table:table-cell table:style-name="ce3" office:value-type="string" calcext:value-type="string">
            <text:p>Taylor &amp; Francis, Ltd.</text:p>
          </table:table-cell>
          <table:table-cell table:style-name="ce15" office:value-type="string" calcext:value-type="string">
            <text:p>https://www.tandfonline.com/toc/ypma20/current</text:p>
          </table:table-cell>
          <table:table-cell table:style-name="ce4"/>
          <table:table-cell table:style-name="ce21" office:value-type="string" calcext:value-type="string">
            <text:p>Post-Medieval Archaeology is an international journal, covering a range of subjects, which illustrates the increasingly broad scope of post-medieval archaeology today, including pottery, glass, metalwork, fortifications, vernacular architecture, landscape</text:p>
          </table:table-cell>
          <table:table-cell table:style-name="ce19" office:value-type="float" office:value="1967" calcext:value-type="float">
            <text:p>1967</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20" calcext:value-type="currency">
            <text:p><text:s/>£20,00 </text:p>
          </table:table-cell>
          <table:table-cell table:style-name="ce51" office:value-type="currency" office:currency="GBP" office:value="36" calcext:value-type="currency">
            <text:p><text:s/>£36,00 </text:p>
          </table:table-cell>
          <table:table-cell table:style-name="ce51" office:value-type="currency" office:currency="GBP" office:value="224" calcext:value-type="currency">
            <text:p><text:s/>£224,00 </text:p>
          </table:table-cell>
          <table:table-cell table:style-name="ce51" office:value-type="currency" office:currency="GBP" office:value="255" calcext:value-type="currency">
            <text:p><text:s/>£255,00 </text:p>
          </table:table-cell>
          <table:table-cell table:style-name="ce1"/>
        </table:table-row>
        <table:table-row table:style-name="ro1">
          <table:table-cell table:number-columns-repeated="2" table:style-name="ce7" office:value-type="string" calcext:value-type="string">
            <text:p>Norwegian Archaeological Review</text:p>
          </table:table-cell>
          <table:table-cell table:style-name="ce3" office:value-type="string" calcext:value-type="string">
            <text:p>Taylor &amp; Francis, Ltd.</text:p>
          </table:table-cell>
          <table:table-cell table:style-name="ce15" office:value-type="string" calcext:value-type="string">
            <text:p>https://www.tandfonline.com/toc/sarc20/current</text:p>
          </table:table-cell>
          <table:table-cell table:style-name="ce19"/>
          <table:table-cell table:style-name="ce21" office:value-type="string" calcext:value-type="string">
            <text:p>The journal will accept case studies from around the world with a clear focus on theory and method, as well as papers aimed more directly at current debates and trends in archaeological research.  In addition contributions presenting innovative interpreta</text:p>
          </table:table-cell>
          <table:table-cell table:style-name="ce19" office:value-type="float" office:value="1968" calcext:value-type="float">
            <text:p>1968</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109" calcext:value-type="currency">
            <text:p><text:s/>£109,00 </text:p>
          </table:table-cell>
          <table:table-cell table:style-name="ce51" office:value-type="currency" office:currency="GBP" office:value="125" calcext:value-type="currency">
            <text:p><text:s/>£125,00 </text:p>
          </table:table-cell>
          <table:table-cell table:style-name="ce1"/>
        </table:table-row>
        <table:table-row table:style-name="ro1">
          <table:table-cell table:number-columns-repeated="2" table:style-name="ce3" office:value-type="string" calcext:value-type="string">
            <text:p>Levant</text:p>
          </table:table-cell>
          <table:table-cell table:style-name="ce3" office:value-type="string" calcext:value-type="string">
            <text:p>Taylor &amp; Francis, Ltd.</text:p>
          </table:table-cell>
          <table:table-cell table:style-name="ce15" office:value-type="string" calcext:value-type="string">
            <text:p>https://www.tandfonline.com/toc/ylev20/current</text:p>
          </table:table-cell>
          <table:table-cell table:style-name="ce19"/>
          <table:table-cell table:style-name="ce21" office:value-type="string" calcext:value-type="string">
            <text:p>Levant is the international peer-reviewed journal of the Council for British Research in the Levant (CBRL), a British Academy-sponsored institute with research centres in Amman and Jerusalem, but which also supports research in Syria, Lebanon and Cyprus. </text:p>
          </table:table-cell>
          <table:table-cell table:style-name="ce19" office:value-type="float" office:value="1969" calcext:value-type="float">
            <text:p>1969</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number-columns-repeated="2" table:style-name="ce51" office:value-type="currency" office:currency="GBP" office:value="551" calcext:value-type="currency">
            <text:p><text:s/>£551,00 </text:p>
          </table:table-cell>
          <table:table-cell table:style-name="ce1"/>
        </table:table-row>
        <table:table-row table:style-name="ro1">
          <table:table-cell table:number-columns-repeated="2" table:style-name="ce3" office:value-type="string" calcext:value-type="string">
            <text:p>Journal of Field Archaeology</text:p>
          </table:table-cell>
          <table:table-cell table:style-name="ce5" office:value-type="string" calcext:value-type="string">
            <text:p>Taylor &amp; Francis, Ltd.</text:p>
          </table:table-cell>
          <table:table-cell table:style-name="ce15" office:value-type="string" calcext:value-type="string">
            <text:p>https://www.tandfonline.com/toc/yjfa20/current</text:p>
          </table:table-cell>
          <table:table-cell table:style-name="ce19"/>
          <table:table-cell table:style-name="ce21" office:value-type="string" calcext:value-type="string">
            <text:p>The Journal of Field Archaeology is published for professionals concerned with the interpretation of the archaeological record around the world. In addition to articles containing analyses of archaeological data from excavations, surveys, and laboratory r</text:p>
          </table:table-cell>
          <table:table-cell table:style-name="ce19" office:value-type="float" office:value="1974" calcext:value-type="float">
            <text:p>197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97" calcext:value-type="currency">
            <text:p><text:s/>£97,00 </text:p>
          </table:table-cell>
          <table:table-cell table:style-name="ce51" office:value-type="currency" office:currency="GBP" office:value="176" calcext:value-type="currency">
            <text:p><text:s/>£176,00 </text:p>
          </table:table-cell>
          <table:table-cell table:style-name="ce51" office:value-type="currency" office:currency="GBP" office:value="206" calcext:value-type="currency">
            <text:p><text:s/>£206,00 </text:p>
          </table:table-cell>
          <table:table-cell table:style-name="ce4"/>
        </table:table-row>
        <table:table-row table:style-name="ro1">
          <table:table-cell table:number-columns-repeated="2" table:style-name="ce3" office:value-type="string" calcext:value-type="string">
            <text:p>Tel Aviv</text:p>
          </table:table-cell>
          <table:table-cell table:style-name="ce3" office:value-type="string" calcext:value-type="string">
            <text:p>Taylor &amp; Francis, Ltd.</text:p>
          </table:table-cell>
          <table:table-cell table:style-name="ce15" office:value-type="string" calcext:value-type="string">
            <text:p>https://www.tandfonline.com/toc/ytav20/current</text:p>
          </table:table-cell>
          <table:table-cell table:style-name="ce4"/>
          <table:table-cell table:style-name="ce21" office:value-type="string" calcext:value-type="string">
            <text:p>Tel Aviv is a peer-reviewed international journal that publishes articles on current archaeological investigations in the southern Levant and critical studies related to the history and culture of Near Eastern civilisations. While the journal features art</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Prehistoric, Classica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51" calcext:value-type="currency">
            <text:p><text:s/>£51,00 </text:p>
          </table:table-cell>
          <table:table-cell table:style-name="ce51" office:value-type="currency" office:currency="GBP" office:value="155" calcext:value-type="currency">
            <text:p><text:s/>£155,00 </text:p>
          </table:table-cell>
          <table:table-cell table:style-name="ce51" office:value-type="currency" office:currency="GBP" office:value="176" calcext:value-type="currency">
            <text:p><text:s/>£176,00 </text:p>
          </table:table-cell>
          <table:table-cell table:style-name="ce1"/>
        </table:table-row>
        <table:table-row table:style-name="ro1">
          <table:table-cell table:number-columns-repeated="2" table:style-name="ce11" office:value-type="string" calcext:value-type="string">
            <text:p>Lithic Technology</text:p>
          </table:table-cell>
          <table:table-cell table:style-name="ce3" office:value-type="string" calcext:value-type="string">
            <text:p>Taylor &amp; Francis, Ltd.</text:p>
          </table:table-cell>
          <table:table-cell table:style-name="ce22" office:value-type="string" calcext:value-type="string">
            <text:p>https://www.tandfonline.com/toc/ylit20/current</text:p>
          </table:table-cell>
          <table:table-cell table:style-name="ce19"/>
          <table:table-cell table:style-name="ce21" office:value-type="string" calcext:value-type="string">
            <text:p>Lithic Technology is the leading refereed serial publication for the study of ancient stone tools and technology. The subject is broadly conceived, and includes manufacture, use, form, and sources of lithic artifacts. The journal publishes peer reviewed r</text:p>
          </table:table-cell>
          <table:table-cell table:style-name="ce19" office:value-type="float" office:value="1975" calcext:value-type="float">
            <text:p>197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Lithics</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51" office:value-type="currency" office:currency="GBP" office:value="59" calcext:value-type="currency">
            <text:p><text:s/>£59,00 </text:p>
          </table:table-cell>
          <table:table-cell table:style-name="ce51" office:value-type="currency" office:currency="GBP" office:value="68" calcext:value-type="currency">
            <text:p><text:s/>£68,00 </text:p>
          </table:table-cell>
          <table:table-cell table:style-name="ce51" office:value-type="currency" office:currency="GBP" office:value="296" calcext:value-type="currency">
            <text:p><text:s/>£296,00 </text:p>
          </table:table-cell>
          <table:table-cell table:style-name="ce51" office:value-type="currency" office:currency="GBP" office:value="362" calcext:value-type="currency">
            <text:p><text:s/>£362,00 </text:p>
          </table:table-cell>
          <table:table-cell table:style-name="ce1"/>
        </table:table-row>
        <table:table-row table:style-name="ro1">
          <table:table-cell table:number-columns-repeated="2" table:style-name="ce4" office:value-type="string" calcext:value-type="string">
            <text:p>Midcontinental Journal of Archaeology</text:p>
          </table:table-cell>
          <table:table-cell table:style-name="ce17" office:value-type="string" calcext:value-type="string">
            <text:p><text:span text:style-name="T1"><text:a xlink:href="https://www.press.uillinois.edu/journals.php" xlink:type="simple">University of Illinois Press</text:a></text:span></text:p>
          </table:table-cell>
          <table:table-cell table:style-name="ce24"/>
          <table:table-cell table:style-name="ce4"/>
          <table:table-cell table:style-name="ce21" office:value-type="string" calcext:value-type="string">
            <text:p>The Midcontinental Journal of Archaeology (MCJA) is the premier peer-reviewed, academic archaeology journal of the Midwest Archaeological Conference (MAC). The Conference serves to promotes and stimulate interest in the archaeology of the midwestern Unite</text:p>
          </table:table-cell>
          <table:table-cell table:style-name="ce19" office:value-type="float" office:value="1975" calcext:value-type="float">
            <text:p>1975</text:p>
          </table:table-cell>
          <table:table-cell table:style-name="ce22" office:value-type="float" office:value="2021" calcext:value-type="float">
            <text:p>2021</text:p>
          </table:table-cell>
          <table:table-cell table:style-name="ce14"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24" table:number-columns-repeated="2"/>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7"/>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0" calcext:value-type="currency">
            <text:p><text:s/>£40,00 </text:p>
          </table:table-cell>
          <table:table-cell table:style-name="ce42" office:value-type="currency" office:currency="GBP" office:value="48" calcext:value-type="currency">
            <text:p><text:s/>£48,00 </text:p>
          </table:table-cell>
          <table:table-cell table:style-name="ce51" office:value-type="currency" office:currency="GBP" office:value="130" calcext:value-type="currency">
            <text:p><text:s/>£130,00 </text:p>
          </table:table-cell>
          <table:table-cell table:style-name="ce51" office:value-type="currency" office:currency="GBP" office:value="147" calcext:value-type="currency">
            <text:p><text:s/>£147,00 </text:p>
          </table:table-cell>
          <table:table-cell table:style-name="ce1"/>
        </table:table-row>
        <table:table-row table:style-name="ro1">
          <table:table-cell table:number-columns-repeated="2" table:style-name="ce4" office:value-type="string" calcext:value-type="string">
            <text:p>Industrial Archaeology Review</text:p>
          </table:table-cell>
          <table:table-cell table:style-name="ce12" office:value-type="string" calcext:value-type="string">
            <text:p>Taylor &amp; Francis, Ltd.</text:p>
          </table:table-cell>
          <table:table-cell table:style-name="ce22" office:value-type="string" calcext:value-type="string">
            <text:p>https://www.tandfonline.com/toc/yiar20/current</text:p>
          </table:table-cell>
          <table:table-cell table:style-name="ce19"/>
          <table:table-cell table:style-name="ce21" office:value-type="string" calcext:value-type="string">
            <text:p>Industrial Archaeology Review is the journal of the Association for Industrial Archaeology. Published twice a year, the focal point and common theme of its contents is the surviving evidence of industrial activity. Emphasis is placed on the practical aspe</text:p>
          </table:table-cell>
          <table:table-cell table:style-name="ce19" office:value-type="float" office:value="1976" calcext:value-type="float">
            <text:p>1976</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 table:number-columns-repeated="2"/>
          <table:table-cell table:style-name="ce51" office:value-type="currency" office:currency="GBP" office:value="219" calcext:value-type="currency">
            <text:p><text:s/>£219,00 </text:p>
          </table:table-cell>
          <table:table-cell table:style-name="ce51" office:value-type="currency" office:currency="GBP" office:value="239" calcext:value-type="currency">
            <text:p><text:s/>£239,00 </text:p>
          </table:table-cell>
          <table:table-cell table:style-name="ce4"/>
        </table:table-row>
        <table:table-row table:style-name="ro1">
          <table:table-cell table:number-columns-repeated="2" table:style-name="ce4" office:value-type="string" calcext:value-type="string">
            <text:p>Southeastern Archaeology</text:p>
          </table:table-cell>
          <table:table-cell table:style-name="ce5" office:value-type="string" calcext:value-type="string">
            <text:p>Taylor &amp; Francis, Ltd.</text:p>
          </table:table-cell>
          <table:table-cell table:style-name="ce16" office:value-type="string" calcext:value-type="string">
            <text:p>https://www.tandfonline.com/toc/ysea20/current</text:p>
          </table:table-cell>
          <table:table-cell table:style-name="ce4"/>
          <table:table-cell table:style-name="ce21" office:value-type="string" calcext:value-type="string">
            <text:p>Southeastern Archaeology is a refereed journal that publishes works concerning the archaeology and history of southeastern North America and neighboring regions. It covers all time periods, from Paleoindian to recent history and defines the southeast broa</text:p>
          </table:table-cell>
          <table:table-cell table:style-name="ce19" office:value-type="float" office:value="1981" calcext:value-type="float">
            <text:p>1981</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7" calcext:value-type="currency">
            <text:p><text:s/>£37,00 </text:p>
          </table:table-cell>
          <table:table-cell table:style-name="ce42" office:value-type="currency" office:currency="GBP" office:value="43" calcext:value-type="currency">
            <text:p><text:s/>£43,00 </text:p>
          </table:table-cell>
          <table:table-cell table:style-name="ce51" office:value-type="currency" office:currency="GBP" office:value="125" calcext:value-type="currency">
            <text:p><text:s/>£125,00 </text:p>
          </table:table-cell>
          <table:table-cell table:style-name="ce51" office:value-type="currency" office:currency="GBP" office:value="138" calcext:value-type="currency">
            <text:p><text:s/>£138,00 </text:p>
          </table:table-cell>
          <table:table-cell table:style-name="ce2"/>
        </table:table-row>
        <table:table-row table:style-name="ro1">
          <table:table-cell table:number-columns-repeated="2" table:style-name="ce2" office:value-type="string" calcext:value-type="string">
            <text:p>International Journal of Heritage Studies</text:p>
          </table:table-cell>
          <table:table-cell table:style-name="ce3" office:value-type="string" calcext:value-type="string">
            <text:p>Taylor &amp; Francis, Ltd.</text:p>
          </table:table-cell>
          <table:table-cell table:style-name="ce22" office:value-type="string" calcext:value-type="string">
            <text:p>https://www.tandfonline.com/toc/rjhs20/current</text:p>
          </table:table-cell>
          <table:table-cell table:style-name="ce19"/>
          <table:table-cell table:style-name="ce21" office:value-type="string" calcext:value-type="string">
            <text:p>The International Journal of Heritage Studies ( IJHS ) is the interdisciplinary academic, refereed journal for scholars and practitioners with a common interest in heritage. The Journal encourages debate over the nature and meaning of heritage as well as </text:p>
          </table:table-cell>
          <table:table-cell table:style-name="ce19" office:value-type="float" office:value="1994" calcext:value-type="float">
            <text:p>199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253" calcext:value-type="currency">
            <text:p><text:s/>£253,00 </text:p>
          </table:table-cell>
          <table:table-cell table:style-name="ce51" office:value-type="currency" office:currency="GBP" office:value="697" calcext:value-type="currency">
            <text:p><text:s/>£697,00 </text:p>
          </table:table-cell>
          <table:table-cell table:style-name="ce51" office:value-type="currency" office:currency="GBP" office:value="797" calcext:value-type="currency">
            <text:p><text:s/>£797,00 </text:p>
          </table:table-cell>
          <table:table-cell table:style-name="ce1"/>
        </table:table-row>
        <table:table-row table:style-name="ro1">
          <table:table-cell table:number-columns-repeated="2" table:style-name="ce3" office:value-type="string" calcext:value-type="string">
            <text:p>Conservation and Management of Archaeological Sites</text:p>
          </table:table-cell>
          <table:table-cell table:style-name="ce12" office:value-type="string" calcext:value-type="string">
            <text:p>Taylor &amp; Francis, Ltd.</text:p>
          </table:table-cell>
          <table:table-cell table:style-name="ce15" office:value-type="string" calcext:value-type="string">
            <text:p>https://www.tandfonline.com/toc/ycma20/current</text:p>
          </table:table-cell>
          <table:table-cell table:style-name="ce19"/>
          <table:table-cell table:style-name="ce21" office:value-type="string" calcext:value-type="string">
            <text:p>Launched in 1995, it covers both theoretical and practical issues in heritage site management and conservation. Peer-reviewed papers from around the world report on new thinking and best practice in site management and conservation.</text:p>
          </table:table-cell>
          <table:table-cell table:style-name="ce19" office:value-type="float" office:value="1996" calcext:value-type="float">
            <text:p>1996</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91" calcext:value-type="currency">
            <text:p><text:s/>£91,00 </text:p>
          </table:table-cell>
          <table:table-cell table:style-name="ce42" office:value-type="currency" office:currency="GBP" office:value="100" calcext:value-type="currency">
            <text:p><text:s/>£100,00 </text:p>
          </table:table-cell>
          <table:table-cell table:style-name="ce51" office:value-type="currency" office:currency="GBP" office:value="272" calcext:value-type="currency">
            <text:p><text:s/>£272,00 </text:p>
          </table:table-cell>
          <table:table-cell table:style-name="ce51" office:value-type="currency" office:currency="GBP" office:value="304" calcext:value-type="currency">
            <text:p><text:s/>£304,00 </text:p>
          </table:table-cell>
          <table:table-cell table:style-name="ce1"/>
        </table:table-row>
        <table:table-row table:style-name="ro1">
          <table:table-cell table:number-columns-repeated="2" table:style-name="ce3" office:value-type="string" calcext:value-type="string">
            <text:p>Environmental Archaeology: The Journal of Human Palaeoecology</text:p>
          </table:table-cell>
          <table:table-cell table:style-name="ce12" office:value-type="string" calcext:value-type="string">
            <text:p>Taylor &amp; Francis, Ltd.</text:p>
          </table:table-cell>
          <table:table-cell table:style-name="ce15" office:value-type="string" calcext:value-type="string">
            <text:p>https://www.tandfonline.com/toc/yenv20/current</text:p>
          </table:table-cell>
          <table:table-cell table:style-name="ce19"/>
          <table:table-cell table:style-name="ce21" office:value-type="string" calcext:value-type="string">
            <text:p>Environmental Archaeology: The Journal of Human Palaeoecology aims to publish contributions on all aspects of environmental archaeology, from methodology to synthesis and theory. </text:p>
          </table:table-cell>
          <table:table-cell table:style-name="ce19" office:value-type="float" office:value="1996" calcext:value-type="float">
            <text:p>1996</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28" calcext:value-type="currency">
            <text:p><text:s/>£28,00 </text:p>
          </table:table-cell>
          <table:table-cell table:style-name="ce42" office:value-type="currency" office:currency="GBP" office:value="38" calcext:value-type="currency">
            <text:p><text:s/>£38,00 </text:p>
          </table:table-cell>
          <table:table-cell table:style-name="ce51" office:value-type="currency" office:currency="GBP" office:value="304" calcext:value-type="currency">
            <text:p><text:s/>£304,00 </text:p>
          </table:table-cell>
          <table:table-cell table:style-name="ce51" office:value-type="currency" office:currency="GBP" office:value="350" calcext:value-type="currency">
            <text:p><text:s/>£350,00 </text:p>
          </table:table-cell>
          <table:table-cell table:style-name="ce1"/>
        </table:table-row>
        <table:table-row table:style-name="ro1">
          <table:table-cell table:number-columns-repeated="2" table:style-name="ce4" office:value-type="string" calcext:value-type="string">
            <text:p>Landscapes</text:p>
          </table:table-cell>
          <table:table-cell table:style-name="ce5" office:value-type="string" calcext:value-type="string">
            <text:p>Taylor &amp; Francis, Ltd.</text:p>
          </table:table-cell>
          <table:table-cell table:style-name="ce16" office:value-type="string" calcext:value-type="string">
            <text:p>https://www.tandfonline.com/toc/ylan20/current</text:p>
          </table:table-cell>
          <table:table-cell table:style-name="ce4"/>
          <table:table-cell table:style-name="ce21" office:value-type="string" calcext:value-type="string">
            <text:p>The study of past landscapes – and their continuing presence in today’s landscape - is part of one of the most exciting interdisciplinary subjects. The integrated study of landscape has real practical applications for a society navigating a changing world</text:p>
          </table:table-cell>
          <table:table-cell table:style-name="ce19" office:value-type="float" office:value="2000" calcext:value-type="float">
            <text:p>2000</text:p>
          </table:table-cell>
          <table:table-cell table:style-name="ce22"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8" calcext:value-type="currency">
            <text:p><text:s/>£38,00 </text:p>
          </table:table-cell>
          <table:table-cell table:style-name="ce42" office:value-type="currency" office:currency="GBP" office:value="45" calcext:value-type="currency">
            <text:p><text:s/>£45,00 </text:p>
          </table:table-cell>
          <table:table-cell table:style-name="ce51" office:value-type="currency" office:currency="GBP" office:value="110" calcext:value-type="currency">
            <text:p><text:s/>£110,00 </text:p>
          </table:table-cell>
          <table:table-cell table:style-name="ce51" office:value-type="currency" office:currency="GBP" office:value="131" calcext:value-type="currency">
            <text:p><text:s/>£131,00 </text:p>
          </table:table-cell>
          <table:table-cell table:style-name="ce1"/>
        </table:table-row>
        <table:table-row table:style-name="ro1">
          <table:table-cell table:number-columns-repeated="2" table:style-name="ce4" office:value-type="string" calcext:value-type="string">
            <text:p>Journal of Conflict Archaeology</text:p>
          </table:table-cell>
          <table:table-cell table:style-name="ce3" office:value-type="string" calcext:value-type="string">
            <text:p>Taylor &amp; Francis, Ltd.</text:p>
          </table:table-cell>
          <table:table-cell table:style-name="ce16" office:value-type="string" calcext:value-type="string">
            <text:p>https://www.tandfonline.com/toc/yjca20/current</text:p>
          </table:table-cell>
          <table:table-cell table:style-name="ce4"/>
          <table:table-cell table:style-name="ce21" office:value-type="string" calcext:value-type="string">
            <text:p>The Journal of Conflict Archaeology is devoted to battlefield and military archaeology and other spheres of conflict archaeology, covering all periods with a worldwide scope. Additional fields of interest include the archaeology of industrial and popular </text:p>
          </table:table-cell>
          <table:table-cell table:style-name="ce19" office:value-type="float" office:value="2005" calcext:value-type="float">
            <text:p>2005</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43" calcext:value-type="currency">
            <text:p><text:s/>£43,00 </text:p>
          </table:table-cell>
          <table:table-cell table:style-name="ce51" office:value-type="currency" office:currency="GBP" office:value="194" calcext:value-type="currency">
            <text:p><text:s/>£194,00 </text:p>
          </table:table-cell>
          <table:table-cell table:style-name="ce51" office:value-type="currency" office:currency="GBP" office:value="216" calcext:value-type="currency">
            <text:p><text:s/>£216,00 </text:p>
          </table:table-cell>
          <table:table-cell table:style-name="ce1"/>
        </table:table-row>
        <table:table-row table:style-name="ro1">
          <table:table-cell table:number-columns-repeated="2" table:style-name="ce3" office:value-type="string" calcext:value-type="string">
            <text:p>Journal of Heritage Tourism, The </text:p>
          </table:table-cell>
          <table:table-cell table:style-name="ce3" office:value-type="string" calcext:value-type="string">
            <text:p>Taylor &amp; Francis, Ltd.</text:p>
          </table:table-cell>
          <table:table-cell table:style-name="ce15" office:value-type="string" calcext:value-type="string">
            <text:p>https://www.tandfonline.com/toc/rjht20/current</text:p>
          </table:table-cell>
          <table:table-cell table:style-name="ce4"/>
          <table:table-cell table:style-name="ce21" office:value-type="string" calcext:value-type="string">
            <text:p>The Journal of Heritage Tourism ( JHT ) is a peer-reviewed, international transdisciplinary journal. JHTfocuses on exploring the many facets of one of the most notable and widespread types of tourism. Heritage tourism is among the very oldest forms of tra</text:p>
          </table:table-cell>
          <table:table-cell table:style-name="ce19" office:value-type="float" office:value="2006" calcext:value-type="float">
            <text:p>2006</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104" calcext:value-type="currency">
            <text:p><text:s/>£104,00 </text:p>
          </table:table-cell>
          <table:table-cell table:style-name="ce42" office:value-type="currency" office:currency="GBP" office:value="119" calcext:value-type="currency">
            <text:p><text:s/>£119,00 </text:p>
          </table:table-cell>
          <table:table-cell table:style-name="ce51" office:value-type="currency" office:currency="GBP" office:value="280" calcext:value-type="currency">
            <text:p><text:s/>£280,00 </text:p>
          </table:table-cell>
          <table:table-cell table:style-name="ce51" office:value-type="currency" office:currency="GBP" office:value="320" calcext:value-type="currency">
            <text:p><text:s/>£320,00 </text:p>
          </table:table-cell>
          <table:table-cell table:style-name="ce1"/>
        </table:table-row>
        <table:table-row table:style-name="ro1">
          <table:table-cell table:number-columns-repeated="2" table:style-name="ce3" office:value-type="string" calcext:value-type="string">
            <text:p>International Journal of Architectural Heritage</text:p>
          </table:table-cell>
          <table:table-cell table:style-name="ce3" office:value-type="string" calcext:value-type="string">
            <text:p>Taylor &amp; Francis, Ltd.</text:p>
          </table:table-cell>
          <table:table-cell table:style-name="ce22" office:value-type="string" calcext:value-type="string">
            <text:p>https://www.tandfonline.com/toc/uarc20/current</text:p>
          </table:table-cell>
          <table:table-cell table:style-name="ce19"/>
          <table:table-cell table:style-name="ce21" office:value-type="string" calcext:value-type="string">
            <text:p>International Journal of Architectural Heritage <text:s/>provides a multidisciplinary scientific overview of existing resources and modern technologies useful for the study and repair of historical buildings and other structures. The journal will include informat</text:p>
          </table:table-cell>
          <table:table-cell table:style-name="ce19" office:value-type="float" office:value="2007" calcext:value-type="float">
            <text:p>2007</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 office:value-type="float" office:value="147" calcext:value-type="float">
            <text:p>147</text:p>
          </table:table-cell>
          <table:table-cell table:style-name="ce51" office:value-type="currency" office:currency="GBP" office:value="443" calcext:value-type="currency">
            <text:p><text:s/>£443,00 </text:p>
          </table:table-cell>
          <table:table-cell table:style-name="ce51" office:value-type="currency" office:currency="GBP" office:value="506" calcext:value-type="currency">
            <text:p><text:s/>£506,00 </text:p>
          </table:table-cell>
          <table:table-cell table:style-name="ce1"/>
        </table:table-row>
        <table:table-row table:style-name="ro1">
          <table:table-cell table:number-columns-repeated="2" table:style-name="ce7" office:value-type="string" calcext:value-type="string">
            <text:p>Heritage &amp; Society</text:p>
          </table:table-cell>
          <table:table-cell table:style-name="ce12" office:value-type="string" calcext:value-type="string">
            <text:p>Taylor &amp; Francis, Ltd.</text:p>
          </table:table-cell>
          <table:table-cell table:style-name="ce22" office:value-type="string" calcext:value-type="string">
            <text:p>https://www.tandfonline.com/toc/yhso20/current</text:p>
          </table:table-cell>
          <table:table-cell table:style-name="ce19"/>
          <table:table-cell table:style-name="ce21" office:value-type="string" calcext:value-type="string">
            <text:p>Heritage &amp; Society is a global, peer-reviewed journal that provides a forum for scholarly, professional, and community reflection on the cultural, political, and economic impacts of heritage on contemporary society. We seek to examine the current social 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500" calcext:value-type="float">
            <text:p><text:s/>$2 5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1" calcext:value-type="currency">
            <text:p><text:s/>£41,00 </text:p>
          </table:table-cell>
          <table:table-cell table:style-name="ce42" office:value-type="currency" office:currency="GBP" office:value="49" calcext:value-type="currency">
            <text:p><text:s/>£49,00 </text:p>
          </table:table-cell>
          <table:table-cell table:style-name="ce51" office:value-type="currency" office:currency="GBP" office:value="234" calcext:value-type="currency">
            <text:p><text:s/>£234,00 </text:p>
          </table:table-cell>
          <table:table-cell table:style-name="ce51" office:value-type="currency" office:currency="GBP" office:value="263" calcext:value-type="currency">
            <text:p><text:s/>£263,00 </text:p>
          </table:table-cell>
          <table:table-cell table:style-name="ce1"/>
        </table:table-row>
        <table:table-row table:style-name="ro1">
          <table:table-cell table:number-columns-repeated="2" table:style-name="ce4" office:value-type="string" calcext:value-type="string">
            <text:p>Time and Mind</text:p>
          </table:table-cell>
          <table:table-cell table:style-name="ce5" office:value-type="string" calcext:value-type="string">
            <text:p>Taylor &amp; Francis, Ltd.</text:p>
          </table:table-cell>
          <table:table-cell table:style-name="ce16" office:value-type="string" calcext:value-type="string">
            <text:p>https://www.tandfonline.com/toc/rtam20/current</text:p>
          </table:table-cell>
          <table:table-cell table:style-name="ce4"/>
          <table:table-cell table:style-name="ce21" office:value-type="string" calcext:value-type="string">
            <text:p>Peer-reviewed, lively and highly interdisciplinary, Time &amp; Mind presents new perspectives on landscape, monuments, people and culture. The journal features scholarly work addressing cognitive aspects of cross-related disciplines such as archaeology, anth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table:number-columns-repeated="7"/>
          <table:table-cell table:number-columns-repeated="2" table:style-name="ce42" office:value-type="currency" office:currency="GBP" office:value="37" calcext:value-type="currency">
            <text:p><text:s/>£37,00 </text:p>
          </table:table-cell>
          <table:table-cell table:style-name="ce51" office:value-type="currency" office:currency="GBP" office:value="271" calcext:value-type="currency">
            <text:p><text:s/>£271,00 </text:p>
          </table:table-cell>
          <table:table-cell table:style-name="ce51" office:value-type="currency" office:currency="GBP" office:value="310" calcext:value-type="currency">
            <text:p><text:s/>£310,00 </text:p>
          </table:table-cell>
          <table:table-cell table:style-name="ce1"/>
        </table:table-row>
        <table:table-row table:style-name="ro1">
          <table:table-cell table:number-columns-repeated="2" table:style-name="ce3" office:value-type="string" calcext:value-type="string">
            <text:p>California Archaeology</text:p>
          </table:table-cell>
          <table:table-cell table:style-name="ce12" office:value-type="string" calcext:value-type="string">
            <text:p>Taylor &amp; Francis, Ltd.</text:p>
          </table:table-cell>
          <table:table-cell table:style-name="ce22" office:value-type="string" calcext:value-type="string">
            <text:p>https://www.tandfonline.com/toc/ycal20/current</text:p>
          </table:table-cell>
          <table:table-cell table:style-name="ce19"/>
          <table:table-cell table:style-name="ce21" office:value-type="string" calcext:value-type="string">
            <text:p>California Archaeology publishes original papers on the archaeology of Alta California, Baja California, and adjoining regions (southern Oregon, western Nevada and Arizona). The journal is dedicated to advancing knowledge of California’s past and it will </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54" office:value-type="currency" office:currency="USD" office:value="2950" calcext:value-type="currency">
            <text:p><text:s/>$2 950,00 </text:p>
          </table:table-cell>
          <table:table-cell table:style-name="ce54" table:number-columns-repeated="7"/>
          <table:table-cell table:style-name="ce54" office:value-type="currency" office:currency="USD" office:value="30" calcext:value-type="currency">
            <text:p><text:s/>$30,00 </text:p>
          </table:table-cell>
          <table:table-cell table:style-name="ce54" office:value-type="currency" office:currency="USD" office:value="70" calcext:value-type="currency">
            <text:p><text:s/>$70,00 </text:p>
          </table:table-cell>
          <table:table-cell table:style-name="ce54" office:value-type="currency" office:currency="USD" office:value="324" calcext:value-type="currency">
            <text:p><text:s/>$324,00 </text:p>
          </table:table-cell>
          <table:table-cell table:style-name="ce54" office:value-type="currency" office:currency="USD" office:value="363" calcext:value-type="currency">
            <text:p><text:s/>$363,00 </text:p>
          </table:table-cell>
          <table:table-cell table:style-name="ce1"/>
        </table:table-row>
        <table:table-row table:style-name="ro1">
          <table:table-cell table:number-columns-repeated="2" table:style-name="ce4" office:value-type="string" calcext:value-type="string">
            <text:p>Childhood in the Past</text:p>
          </table:table-cell>
          <table:table-cell table:style-name="ce5" office:value-type="string" calcext:value-type="string">
            <text:p>Taylor &amp; Francis, Ltd.</text:p>
          </table:table-cell>
          <table:table-cell table:style-name="ce16" office:value-type="string" calcext:value-type="string">
            <text:p>https://www.tandfonline.com/toc/ycip20/current</text:p>
          </table:table-cell>
          <table:table-cell table:style-name="ce4"/>
          <table:table-cell table:style-name="ce21" office:value-type="string" calcext:value-type="string">
            <text:p>Childhood in the Past provides a peer-reviewed, interdisciplinary, international forum for the publication of research into all aspects of children and childhood in the past, which transcends conventional intellectual, disciplinary, geographical and chron</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6" calcext:value-type="currency">
            <text:p><text:s/>£36,00 </text:p>
          </table:table-cell>
          <table:table-cell table:style-name="ce42" office:value-type="currency" office:currency="GBP" office:value="42" calcext:value-type="currency">
            <text:p><text:s/>£42,00 </text:p>
          </table:table-cell>
          <table:table-cell table:style-name="ce51" office:value-type="currency" office:currency="GBP" office:value="97" calcext:value-type="currency">
            <text:p><text:s/>£97,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table:style-name="ce3" office:value-type="string" calcext:value-type="string">
            <text:p>Ethnoarchaeology</text:p>
          </table:table-cell>
          <table:table-cell table:style-name="ce12" office:value-type="string" calcext:value-type="string">
            <text:p>Taylor &amp; Francis, Ltd.</text:p>
          </table:table-cell>
          <table:table-cell table:style-name="ce22" office:value-type="string" calcext:value-type="string">
            <text:p>https://www.tandfonline.com/toc/yeth20/current</text:p>
          </table:table-cell>
          <table:table-cell table:style-name="ce19"/>
          <table:table-cell table:style-name="ce21" office:value-type="string" calcext:value-type="string">
            <text:p>Ethnoarchaeology, a cross-cultural peer-reviewed journal, focuses on the present position, impact of, and future prospects of ethnoarchaeological and experimental studies approaches to anthropological research. The primary goal of this journal is to provi</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Experimental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38" calcext:value-type="currency">
            <text:p><text:s/>£38,00 </text:p>
          </table:table-cell>
          <table:table-cell table:style-name="ce42" office:value-type="currency" office:currency="GBP" office:value="44" calcext:value-type="currency">
            <text:p><text:s/>£44,00 </text:p>
          </table:table-cell>
          <table:table-cell table:style-name="ce51" office:value-type="currency" office:currency="GBP" office:value="232" calcext:value-type="currency">
            <text:p><text:s/>£232,00 </text:p>
          </table:table-cell>
          <table:table-cell table:style-name="ce51" office:value-type="currency" office:currency="GBP" office:value="261" calcext:value-type="currency">
            <text:p><text:s/>£261,00 </text:p>
          </table:table-cell>
          <table:table-cell table:style-name="ce1"/>
        </table:table-row>
        <table:table-row table:style-name="ro1">
          <table:table-cell table:number-columns-repeated="2" table:style-name="ce3" office:value-type="string" calcext:value-type="string">
            <text:p>Historic Environment: Policy and Practice, The</text:p>
          </table:table-cell>
          <table:table-cell table:style-name="ce3" office:value-type="string" calcext:value-type="string">
            <text:p>Taylor &amp; Francis, Ltd.</text:p>
          </table:table-cell>
          <table:table-cell table:style-name="ce15" office:value-type="string" calcext:value-type="string">
            <text:p>https://www.tandfonline.com/toc/yhen20/current</text:p>
          </table:table-cell>
          <table:table-cell table:style-name="ce4"/>
          <table:table-cell table:style-name="ce21" office:value-type="string" calcext:value-type="string">
            <text:p>The Historic Environment: Policy &amp; Practice is a journal for all those that investigate, conserve and manage the historic environment.</text:p>
          </table:table-cell>
          <table:table-cell table:style-name="ce19" office:value-type="float" office:value="2010" calcext:value-type="float">
            <text:p>2010</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4" calcext:value-type="currency">
            <text:p><text:s/>£54,00 </text:p>
          </table:table-cell>
          <table:table-cell table:style-name="ce42" office:value-type="currency" office:currency="GBP" office:value="70" calcext:value-type="currency">
            <text:p><text:s/>£70,00 </text:p>
          </table:table-cell>
          <table:table-cell table:style-name="ce51" office:value-type="currency" office:currency="GBP" office:value="224" calcext:value-type="currency">
            <text:p><text:s/>£224,00 </text:p>
          </table:table-cell>
          <table:table-cell table:style-name="ce51" office:value-type="currency" office:currency="GBP" office:value="246" calcext:value-type="currency">
            <text:p><text:s/>£246,00 </text:p>
          </table:table-cell>
          <table:table-cell table:style-name="ce1" office:value-type="string" calcext:value-type="string">
            <text:p>CAN</text:p>
          </table:table-cell>
        </table:table-row>
        <table:table-row table:style-name="ro1">
          <table:table-cell table:number-columns-repeated="2" table:style-name="ce4" office:value-type="string" calcext:value-type="string">
            <text:p>Journal of African Diaspora Archaeology and Heritage</text:p>
          </table:table-cell>
          <table:table-cell table:style-name="ce5" office:value-type="string" calcext:value-type="string">
            <text:p>Taylor &amp; Francis, Ltd.</text:p>
          </table:table-cell>
          <table:table-cell table:style-name="ce16" office:value-type="string" calcext:value-type="string">
            <text:p>https://www.tandfonline.com/toc/yjaf20/current</text:p>
          </table:table-cell>
          <table:table-cell table:style-name="ce4"/>
          <table:table-cell table:style-name="ce21" office:value-type="string" calcext:value-type="string">
            <text:p>Journal of African Diaspora Archaeology and Heritage provides a focal point for peer-reviewed publications in interdisciplinary studies in archaeology, history, material culture, and heritage dynamics concerning African descendant populations and cultures</text:p>
          </table:table-cell>
          <table:table-cell table:style-name="ce19" office:value-type="float" office:value="2012" calcext:value-type="float">
            <text:p>2012</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3" calcext:value-type="currency">
            <text:p><text:s/>£43,00 </text:p>
          </table:table-cell>
          <table:table-cell table:style-name="ce42" office:value-type="currency" office:currency="GBP" office:value="49" calcext:value-type="currency">
            <text:p><text:s/>£49,00 </text:p>
          </table:table-cell>
          <table:table-cell table:style-name="ce51" office:value-type="currency" office:currency="GBP" office:value="291" calcext:value-type="currency">
            <text:p><text:s/>£291,00 </text:p>
          </table:table-cell>
          <table:table-cell table:style-name="ce51" office:value-type="currency" office:currency="GBP" office:value="327" calcext:value-type="currency">
            <text:p><text:s/>£327,00 </text:p>
          </table:table-cell>
          <table:table-cell table:style-name="ce1"/>
        </table:table-row>
        <table:table-row table:style-name="ro1">
          <table:table-cell table:number-columns-repeated="2" table:style-name="ce4" office:value-type="string" calcext:value-type="string">
            <text:p>Journal of Community Archaeology &amp; Heritage</text:p>
          </table:table-cell>
          <table:table-cell table:style-name="ce5" office:value-type="string" calcext:value-type="string">
            <text:p>Taylor &amp; Francis, Ltd.</text:p>
          </table:table-cell>
          <table:table-cell table:style-name="ce16" office:value-type="string" calcext:value-type="string">
            <text:p>https://www.tandfonline.com/toc/ycah20/current</text:p>
          </table:table-cell>
          <table:table-cell table:style-name="ce4"/>
          <table:table-cell table:style-name="ce21" office:value-type="string" calcext:value-type="string">
            <text:p>Journal of Community Archaeology &amp; Heritage is a new journal intended for participants, volunteers, practitioners, and academics involved in the many projects and practices broadly defined as ‘community archaeology’. This is intended to include the excava</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49" calcext:value-type="currency">
            <text:p><text:s/>£49,00 </text:p>
          </table:table-cell>
          <table:table-cell table:style-name="ce42" office:value-type="currency" office:currency="GBP" office:value="61" calcext:value-type="currency">
            <text:p><text:s/>£61,00 </text:p>
          </table:table-cell>
          <table:table-cell table:style-name="ce51" office:value-type="currency" office:currency="GBP" office:value="206" calcext:value-type="currency">
            <text:p><text:s/>£206,00 </text:p>
          </table:table-cell>
          <table:table-cell table:style-name="ce51" office:value-type="currency" office:currency="GBP" office:value="240" calcext:value-type="currency">
            <text:p><text:s/>£240,00 </text:p>
          </table:table-cell>
          <table:table-cell table:style-name="ce4"/>
        </table:table-row>
        <table:table-row table:style-name="ro1">
          <table:table-cell table:number-columns-repeated="2" table:style-name="ce4" office:value-type="string" calcext:value-type="string">
            <text:p>PaleoAmerica</text:p>
          </table:table-cell>
          <table:table-cell table:style-name="ce5" office:value-type="string" calcext:value-type="string">
            <text:p>Taylor &amp; Francis, Ltd.</text:p>
          </table:table-cell>
          <table:table-cell table:style-name="ce16" office:value-type="string" calcext:value-type="string">
            <text:p>https://www.tandfonline.com/toc/ypal20/current</text:p>
          </table:table-cell>
          <table:table-cell table:style-name="ce4"/>
          <table:table-cell table:style-name="ce21" office:value-type="string" calcext:value-type="string">
            <text:p>PaleoAmerica disseminates new research results and ideas about early human dispersal and migrations, with a particular focus on the Americas. It fosters an interdisciplinary dialog between archaeologists, geneticists and other scientists investigating the</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Americas</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1" office:value-type="string" calcext:value-type="string">
            <text:p>All</text:p>
          </table:table-cell>
          <table:table-cell table:style-name="ce4" office:value-type="string" calcext:value-type="string">
            <text:p>Paleo</text:p>
          </table:table-cell>
          <table:table-cell table:style-name="ce4" office:value-type="string" calcext:value-type="string">
            <text:p>Yes</text:p>
          </table:table-cell>
          <table:table-cell table:style-name="ce4" table:number-columns-repeated="2"/>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table:number-columns-repeated="7"/>
          <table:table-cell table:style-name="ce42" office:value-type="currency" office:currency="GBP" office:value="52" calcext:value-type="currency">
            <text:p><text:s/>£52,00 </text:p>
          </table:table-cell>
          <table:table-cell table:style-name="ce42" office:value-type="currency" office:currency="GBP" office:value="58" calcext:value-type="currency">
            <text:p><text:s/>£58,00 </text:p>
          </table:table-cell>
          <table:table-cell table:style-name="ce51" office:value-type="currency" office:currency="GBP" office:value="259" calcext:value-type="currency">
            <text:p><text:s/>£259,00 </text:p>
          </table:table-cell>
          <table:table-cell table:style-name="ce51" office:value-type="currency" office:currency="GBP" office:value="288" calcext:value-type="currency">
            <text:p><text:s/>£288,00 </text:p>
          </table:table-cell>
          <table:table-cell table:style-name="ce1"/>
        </table:table-row>
        <table:table-row table:style-name="ro1">
          <table:table-cell table:number-columns-repeated="2" table:style-name="ce2" office:value-type="string" calcext:value-type="string">
            <text:p>Australasian Historical Archaeology | The Australian Journal of Historical Archaeology</text:p>
          </table:table-cell>
          <table:table-cell table:style-name="ce2" office:value-type="string" calcext:value-type="string">
            <text:p>Australian Society for Historical Archaeology</text:p>
          </table:table-cell>
          <table:table-cell table:style-name="ce8" office:value-type="string" calcext:value-type="string">
            <text:p>http://www.asha.org.au/journal-back-issues.html</text:p>
          </table:table-cell>
          <table:table-cell table:style-name="ce1"/>
          <table:table-cell table:style-name="ce1" office:value-type="string" calcext:value-type="string">
            <text:p>Australasian Historical Archaeology was established in 1983 and is distributed to members annually. Each issue contains over 100 pages of articles on archaeological sites, assemblages and research throughout Australasia. All volumes of the journal more th</text:p>
          </table:table-cell>
          <table:table-cell table:style-name="ce4" office:value-type="float" office:value="1983" calcext:value-type="float">
            <text:p>1983</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Pacific, 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style-name="ce40" office:value-type="float" office:value="40" calcext:value-type="float">
            <text:p><text:s/>$40,00 </text:p>
          </table:table-cell>
          <table:table-cell table:style-name="ce40" office:value-type="float" office:value="85" calcext:value-type="float">
            <text:p><text:s/>$85,00 </text:p>
          </table:table-cell>
          <table:table-cell table:style-name="ce40" office:value-type="float" office:value="75" calcext:value-type="float">
            <text:p><text:s/>$75,00 </text:p>
          </table:table-cell>
          <table:table-cell table:style-name="ce40" office:value-type="float" office:value="100" calcext:value-type="float">
            <text:p><text:s/>$100,00 </text:p>
          </table:table-cell>
          <table:table-cell table:style-name="ce1"/>
        </table:table-row>
        <table:table-row table:style-name="ro1">
          <table:table-cell table:style-name="ce1" office:value-type="string" calcext:value-type="string">
            <text:p>Southern archeology Documents</text:p>
          </table:table-cell>
          <table:table-cell table:style-name="ce2" office:value-type="string" calcext:value-type="string">
            <text:p>Documents d'Archéologie Méridionale</text:p>
          </table:table-cell>
          <table:table-cell table:style-name="ce2" office:value-type="string" calcext:value-type="string">
            <text:p>Association pour la Diffusion de l'Archéologie Méridionale</text:p>
          </table:table-cell>
          <table:table-cell table:style-name="ce8" office:value-type="string" calcext:value-type="string">
            <text:p>http://www.persee.fr/collection/dam</text:p>
          </table:table-cell>
          <table:table-cell table:style-name="ce8" office:value-type="string" calcext:value-type="string">
            <text:p>https://journals.openedition.org/dam/</text:p>
          </table:table-cell>
          <table:table-cell table:style-name="ce1" office:value-type="string" calcext:value-type="string">
            <text:p>Interregional review Southern archeology Documents is a collection of analytical and synthetic studies on the archaeological record of southern cultures of France (and surrounding areas). The periods range from early Bronze Age to the late Iron Age. The m</text:p>
          </table:table-cell>
          <table:table-cell table:style-name="ce4" office:value-type="float" office:value="1978" calcext:value-type="float">
            <text:p>1978</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3)</text:p>
          </table:table-cell>
          <table:table-cell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Canadian Journal of Archaeology</text:p>
          </table:table-cell>
          <table:table-cell table:style-name="ce1" office:value-type="string" calcext:value-type="string">
            <text:p>Canadian Archaeological Association</text:p>
          </table:table-cell>
          <table:table-cell table:style-name="ce8" office:value-type="string" calcext:value-type="string">
            <text:p>http://www.canadianarchaeology.com/caa/publications</text:p>
          </table:table-cell>
          <table:table-cell table:style-name="ce19"/>
          <table:table-cell table:style-name="ce21" office:value-type="string" calcext:value-type="string">
            <text:p>The Canadian Journal of Archaeology is a biannual publication of the Canadian Archaeological Association. Its principal mandate is to document the processes and results of Canadian archaeology, and to serve as a venue for descriptive studies, cultural his</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0" calcext:value-type="float">
            <text:p><text:s/>$- </text:p>
          </table:table-cell>
          <table:table-cell table:style-name="ce4" table:number-columns-repeated="8"/>
          <table:table-cell table:style-name="ce40" office:value-type="float" office:value="30" calcext:value-type="float">
            <text:p><text:s/>$30,00 </text:p>
          </table:table-cell>
          <table:table-cell table:style-name="ce40" office:value-type="float" office:value="100" calcext:value-type="float">
            <text:p><text:s/>$100,00 </text:p>
          </table:table-cell>
          <table:table-cell table:number-columns-repeated="2" table:style-name="ce40" office:value-type="float" office:value="150" calcext:value-type="float">
            <text:p><text:s/>$150,00 </text:p>
          </table:table-cell>
          <table:table-cell table:style-name="ce1"/>
        </table:table-row>
        <table:table-row table:style-name="ro1">
          <table:table-cell table:number-columns-repeated="2" table:style-name="ce2" office:value-type="string" calcext:value-type="string">
            <text:p>Mammoth Trumpet</text:p>
          </table:table-cell>
          <table:table-cell table:style-name="ce2" office:value-type="string" calcext:value-type="string">
            <text:p>Center for the Study of the First Americans</text:p>
          </table:table-cell>
          <table:table-cell table:style-name="ce18" office:value-type="string" calcext:value-type="string">
            <text:p><text:span text:style-name="T2"><text:a xlink:href="https://liberalarts.tamu.edu/csfa/publications-archives/mammoth-trumpet-archives/" xlink:type="simple">https://liberalarts.tamu.edu/csfa/publications-archives/mammoth-trumpet-archives/</text:a></text:span></text:p>
          </table:table-cell>
          <table:table-cell table:style-name="ce1"/>
          <table:table-cell table:style-name="ce1" office:value-type="string" calcext:value-type="string">
            <text:p>The Mammoth Trumpet is published four times a year and has been published since 1984. Articles in the Mammoth Trumpet inlcude breaking news on important discoveries and issues facing First Americans research. The Mammoth Trumpet is written for both the ge</text:p>
          </table:table-cell>
          <table:table-cell table:style-name="ce1" office:value-type="float" office:value="1984" calcext:value-type="float">
            <text:p>198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Americas</text:p>
          </table:table-cell>
          <table:table-cell table:style-name="ce1" office:value-type="string" calcext:value-type="string">
            <text:p>English</text:p>
          </table:table-cell>
          <table:table-cell table:style-name="ce1"/>
          <table:table-cell table:style-name="ce8" office:value-type="string" calcext:value-type="string">
            <text:p>Rolling Wall (2)</text:p>
          </table:table-cell>
          <table:table-cell table:style-name="ce8" office:value-type="string" calcext:value-type="string">
            <text:p>Rolling Wall</text:p>
          </table:table-cell>
          <table:table-cell table:style-name="ce1" office:value-type="string" calcext:value-type="string">
            <text:p>All</text:p>
          </table:table-cell>
          <table:table-cell table:style-name="ce4" office:value-type="string" calcext:value-type="string">
            <text:p>Paleo</text:p>
          </table:table-cell>
          <table:table-cell table:style-name="ce1" office:value-type="string" calcext:value-type="string">
            <text:p>No</text:p>
          </table:table-cell>
          <table:table-cell table:style-name="ce1" table:number-columns-repeated="11"/>
          <table:table-cell table:style-name="ce40" office:value-type="float" office:value="30" calcext:value-type="float">
            <text:p><text:s/>$30,00 </text:p>
          </table:table-cell>
          <table:table-cell table:style-name="ce40" office:value-type="float" office:value="40" calcext:value-type="float">
            <text:p><text:s/>$40,00 </text:p>
          </table:table-cell>
          <table:table-cell table:style-name="ce40" office:value-type="float" office:value="30" calcext:value-type="float">
            <text:p><text:s/>$30,00 </text:p>
          </table:table-cell>
          <table:table-cell table:style-name="ce40" office:value-type="float" office:value="40" calcext:value-type="float">
            <text:p><text:s/>$40,00 </text:p>
          </table:table-cell>
          <table:table-cell table:style-name="ce1"/>
        </table:table-row>
        <table:table-row table:style-name="ro1">
          <table:table-cell table:style-name="ce1" office:value-type="string" calcext:value-type="string">
            <text:p>Gold Museum Bulletin</text:p>
          </table:table-cell>
          <table:table-cell table:style-name="ce2" office:value-type="string" calcext:value-type="string">
            <text:p>Boletín Museo del Oro</text:p>
          </table:table-cell>
          <table:table-cell table:style-name="ce2" office:value-type="string" calcext:value-type="string">
            <text:p>Central Bank of Colombia - Bogotá / Luis Angel Arango Library / Museums and Collections of the Bank of the Republic</text:p>
          </table:table-cell>
          <table:table-cell table:style-name="ce8" office:value-type="string" calcext:value-type="string">
            <text:p>http://publicaciones.banrepcultural.org/index.php/bmo</text:p>
          </table:table-cell>
          <table:table-cell table:style-name="ce1"/>
          <table:table-cell table:style-name="ce1" office:value-type="string" calcext:value-type="string">
            <text:p>Gold Museum Bulletin promotes research in anthropology, archeology and museology in Colombia and is a channel for the dissemination of scientific research in context and helps to understand, in a broad sense, the pieces preserved in the archaeological mus</text:p>
          </table:table-cell>
          <table:table-cell table:style-name="ce4" office:value-type="float" office:value="1978" calcext:value-type="float">
            <text:p>1978</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2"/>
        </table:table-row>
        <table:table-row table:style-name="ro1">
          <table:table-cell table:style-name="ce1" office:value-type="string" calcext:value-type="string">
            <text:p>Medieval Civilization notebooks</text:p>
          </table:table-cell>
          <table:table-cell table:style-name="ce2" office:value-type="string" calcext:value-type="string">
            <text:p>Cahiers de Civilisation Médiévale</text:p>
          </table:table-cell>
          <table:table-cell table:style-name="ce2" office:value-type="string" calcext:value-type="string">
            <text:p>Centre d’études supérieures de civilisation médiévale</text:p>
          </table:table-cell>
          <table:table-cell table:style-name="ce8" office:value-type="string" calcext:value-type="string">
            <text:p>https://www.openedition.org/21606</text:p>
          </table:table-cell>
          <table:table-cell table:style-name="ce8" office:value-type="string" calcext:value-type="string">
            <text:p>http://www.persee.fr/collection/ccmed</text:p>
          </table:table-cell>
          <table:table-cell table:style-name="ce1" office:value-type="string" calcext:value-type="string">
            <text:p>The CESCM publishes since 1958 the Civilization Medieval Notebooks, quarterly, multi-disciplinary, embracing all aspects of Roman civilization (tenth-twelfth centuries). By the diversity of its employees and its customers, it brings together, since its in</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text:p>
          </table:table-cell>
          <table:table-cell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style-name="ce52" office:value-type="currency" office:currency="EUR" office:value="70" calcext:value-type="currency">
            <text:p><text:s/>€ 70,00 </text:p>
          </table:table-cell>
          <table:table-cell table:style-name="ce52" office:value-type="currency" office:currency="EUR" office:value="80" calcext:value-type="currency">
            <text:p><text:s/>€ 80,00 </text:p>
          </table:table-cell>
          <table:table-cell table:style-name="ce52" office:value-type="currency" office:currency="EUR" office:value="140" calcext:value-type="currency">
            <text:p><text:s/>€ 140,00 </text:p>
          </table:table-cell>
          <table:table-cell table:style-name="ce52" office:value-type="currency" office:currency="EUR" office:value="150" calcext:value-type="currency">
            <text:p><text:s/>€ 150,00 </text:p>
          </table:table-cell>
          <table:table-cell table:style-name="ce1" office:value-type="string" calcext:value-type="string">
            <text:p>NZ dollar</text:p>
          </table:table-cell>
        </table:table-row>
        <table:table-row table:style-name="ro1">
          <table:table-cell table:number-columns-repeated="2" table:style-name="ce2" office:value-type="string" calcext:value-type="string">
            <text:p>Archaeobios</text:p>
          </table:table-cell>
          <table:table-cell table:style-name="ce2" office:value-type="string" calcext:value-type="string">
            <text:p>Centro de Investigaciones Arqueológicas y Paleoecológicas Andinas</text:p>
          </table:table-cell>
          <table:table-cell table:style-name="ce8" office:value-type="string" calcext:value-type="string">
            <text:p>https://www.arqueobios.org/es/revista-archaeobios/archivo.html</text:p>
          </table:table-cell>
          <table:table-cell table:style-name="ce1"/>
          <table:table-cell table:style-name="ce34" office:value-type="string" calcext:value-type="string">
            <text:p>The magazine "ARCHAEOBIOS" goals is to conduct an annual publication in Spanish and English and will be a means of massive diffusion where national and foreign specialists can submit their manuscripts product research Bioarchaeology. The magazine will hav</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South America</text:p>
          </table:table-cell>
          <table:table-cell table:style-name="ce34"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office:value-type="string" calcext:value-type="string">
            <text:p>New Zealand Dollar</text:p>
          </table:table-cell>
        </table:table-row>
        <table:table-row table:style-name="ro1">
          <table:table-cell table:style-name="ce1" office:value-type="string" calcext:value-type="string">
            <text:p>Review history and art history and archeology </text:p>
          </table:table-cell>
          <table:table-cell table:style-name="ce2" office:value-type="string" calcext:value-type="string">
            <text:p>Siècles</text:p>
          </table:table-cell>
          <table:table-cell table:style-name="ce2" office:value-type="string" calcext:value-type="string">
            <text:p>CNRS Éditions</text:p>
          </table:table-cell>
          <table:table-cell table:style-name="ce18" office:value-type="string" calcext:value-type="string">
            <text:p><text:span text:style-name="T2"><text:a xlink:href="http://journals.openedition.org/siecles" xlink:type="simple">http://journals.openedition.org/siecles</text:a></text:span></text:p>
          </table:table-cell>
          <table:table-cell table:style-name="ce1" office:value-type="string" calcext:value-type="string">
            <text:p>http://siecles.revues.org/</text:p>
          </table:table-cell>
          <table:table-cell table:style-name="ce1" office:value-type="string" calcext:value-type="string">
            <text:p>Journal of history, art history and archaeology emcompassing all periods from the Antiquity to the present day</text:p>
          </table:table-cell>
          <table:table-cell table:style-name="ce1" office:value-type="float" office:value="1995" calcext:value-type="float">
            <text:p>1995</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aeologists, The | The Field Archaeologist</text:p>
          </table:table-cell>
          <table:table-cell table:style-name="ce2" office:value-type="string" calcext:value-type="string">
            <text:p>CIfA</text:p>
          </table:table-cell>
          <table:table-cell table:style-name="ce8" office:value-type="string" calcext:value-type="string">
            <text:p>http://www.archaeologists.net/publications/archaeologist</text:p>
          </table:table-cell>
          <table:table-cell table:style-name="ce1"/>
          <table:table-cell table:style-name="ce1" office:value-type="string" calcext:value-type="string">
            <text:p>CIfA produces a quarterly magazine called The Archaeologist, which takes a looks current issues that concern professional archaeologists. Each edition offers a feature article concerned with aspects of the profession seen from a variety of perspectives al</text:p>
          </table:table-cell>
          <table:table-cell table:style-name="ce4" office:value-type="float" office:value="1991" calcext:value-type="float">
            <text:p>199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Gallia</text:p>
          </table:table-cell>
          <table:table-cell table:style-name="ce2" office:value-type="string" calcext:value-type="string">
            <text:p>CNRS Éditions</text:p>
          </table:table-cell>
          <table:table-cell table:style-name="ce8" office:value-type="string" calcext:value-type="string">
            <text:p>https://journals.openedition.org/gallia/</text:p>
          </table:table-cell>
          <table:table-cell table:style-name="ce8" office:value-type="string" calcext:value-type="string">
            <text:p>http://www.persee.fr/collection/galia</text:p>
          </table:table-cell>
          <table:table-cell table:style-name="ce1" office:value-type="string" calcext:value-type="string">
            <text:p>Created by CNRS, Gallia publishes records and review articles on the discoveries and the most significant research in the field of archeology in France. Its chronological scope covers Protohistory since premierÂge Iron, antiquity and late antiquity to the</text:p>
          </table:table-cell>
          <table:table-cell table:style-name="ce4" office:value-type="float" office:value="1943" calcext:value-type="float">
            <text:p>194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62" calcext:value-type="currency">
            <text:p><text:s/>€ 62,00 </text:p>
          </table:table-cell>
          <table:table-cell table:style-name="ce1"/>
        </table:table-row>
        <table:table-row table:style-name="ro1">
          <table:table-cell table:style-name="ce1" office:value-type="string" calcext:value-type="string">
            <text:p>Gallia Prehistory</text:p>
          </table:table-cell>
          <table:table-cell table:style-name="ce2" office:value-type="string" calcext:value-type="string">
            <text:p>Gallia Préhistoire</text:p>
          </table:table-cell>
          <table:table-cell table:style-name="ce2" office:value-type="string" calcext:value-type="string">
            <text:p>CNRS Éditions</text:p>
          </table:table-cell>
          <table:table-cell table:style-name="ce8" office:value-type="string" calcext:value-type="string">
            <text:p>https://journals.openedition.org/galliap/</text:p>
          </table:table-cell>
          <table:table-cell table:style-name="ce8" office:value-type="string" calcext:value-type="string">
            <text:p>http://www.persee.fr/collection/galip</text:p>
          </table:table-cell>
          <table:table-cell table:style-name="ce1" office:value-type="string" calcext:value-type="string">
            <text:p>Created by CNRS, Gallia Prehistory publishes review articles on discoveries and the most meaningful research in the field of Prehistory in France. Its chronological scope covers prehistory from the Lower Paleolithic to the end of the Bronze Age.</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style-name="ce1" office:value-type="string" calcext:value-type="string">
            <text:p>All</text:p>
          </table:table-cell>
          <table:table-cell table:style-name="ce4" office:value-type="string" calcext:value-type="string">
            <text:p>Prehistoric</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49" calcext:value-type="currency">
            <text:p><text:s/>€ 49,00 </text:p>
          </table:table-cell>
          <table:table-cell table:style-name="ce1"/>
        </table:table-row>
        <table:table-row table:style-name="ro1">
          <table:table-cell table:number-columns-repeated="2" table:style-name="ce2" office:value-type="string" calcext:value-type="string">
            <text:p>Paléorient</text:p>
          </table:table-cell>
          <table:table-cell table:style-name="ce2" office:value-type="string" calcext:value-type="string">
            <text:p>CNRS Éditions</text:p>
          </table:table-cell>
          <table:table-cell table:style-name="ce25" office:value-type="string" calcext:value-type="string">
            <text:p><text:span text:style-name="T2"><text:a xlink:href="https://journals.openedition.org/paleo/" xlink:type="simple">https://journals.openedition.org/paleo/</text:a></text:span></text:p>
          </table:table-cell>
          <table:table-cell table:style-name="ce8" office:value-type="string" calcext:value-type="string">
            <text:p>http://www.persee.fr/collection/paleo</text:p>
          </table:table-cell>
          <table:table-cell table:style-name="ce1" office:value-type="string" calcext:value-type="string">
            <text:p>Paléorient is a multidisciplinary international journal that promotes the exchange of ideas between prehistorians, archaeologists and any specialist conducting research on the evolution of man and his environment, since its appearance until the beginnings</text:p>
          </table:table-cell>
          <table:table-cell table:style-name="ce1"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French, English</text:p>
          </table:table-cell>
          <table:table-cell table:style-name="ce1"/>
          <table:table-cell table:number-columns-repeated="2" table:style-name="ce8" office:value-type="string" calcext:value-type="string">
            <text:p>Rolling Wall</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50" calcext:value-type="currency">
            <text:p><text:s/>€ 50,00 </text:p>
          </table:table-cell>
          <table:table-cell table:style-name="ce4"/>
        </table:table-row>
        <table:table-row table:style-name="ro1">
          <table:table-cell table:number-columns-repeated="2" table:style-name="ce2" office:value-type="string" calcext:value-type="string">
            <text:p>Journal de la Société des Américanistes</text:p>
          </table:table-cell>
          <table:table-cell table:style-name="ce2" office:value-type="string" calcext:value-type="string">
            <text:p>Société des Américanistes</text:p>
          </table:table-cell>
          <table:table-cell table:style-name="ce18" office:value-type="string" calcext:value-type="string">
            <text:p><text:span text:style-name="T2"><text:a xlink:href="https://journals.openedition.org/jsa/" xlink:type="simple">https://journals.openedition.org/jsa/</text:a></text:span></text:p>
          </table:table-cell>
          <table:table-cell table:style-name="ce2" table:number-columns-repeated="2"/>
          <table:table-cell table:style-name="ce2" office:value-type="float" office:value="1895" calcext:value-type="float">
            <text:p>189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2" office:value-type="string" calcext:value-type="string">
            <text:p>Americas</text:p>
          </table:table-cell>
          <table:table-cell table:style-name="ce1" office:value-type="string" calcext:value-type="string">
            <text:p>French, English, Span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number-columns-repeated="6"/>
          <table:table-cell table:style-name="ce115" office:value-type="float" office:value="0" calcext:value-type="float">
            <text:p><text:s/>$- </text:p>
          </table:table-cell>
          <table:table-cell table:style-name="ce2" table:number-columns-repeated="8"/>
          <table:table-cell table:style-name="ce57" table:number-columns-repeated="4"/>
          <table:table-cell table:style-name="ce1"/>
        </table:table-row>
        <table:table-row table:style-name="ro1">
          <table:table-cell table:style-name="ce2" office:value-type="string" calcext:value-type="string">
            <text:p>Antiques African Studies</text:p>
          </table:table-cell>
          <table:table-cell table:style-name="ce2" office:value-type="string" calcext:value-type="string">
            <text:p>Études d'Antiquités africaines</text:p>
          </table:table-cell>
          <table:table-cell table:style-name="ce2" office:value-type="string" calcext:value-type="string">
            <text:p>CNRS Éditions, Centre Camille Jullian</text:p>
          </table:table-cell>
          <table:table-cell table:style-name="ce8" office:value-type="string" calcext:value-type="string">
            <text:p>https://www.cnrseditions.fr/revue/etudes-dantiquites-africaines/</text:p>
          </table:table-cell>
          <table:table-cell table:style-name="ce8" office:value-type="string" calcext:value-type="string">
            <text:p>https://www.persee.fr/collection/etaf</text:p>
          </table:table-cell>
          <table:table-cell table:style-name="ce1" office:value-type="string" calcext:value-type="string">
            <text:p>The collection Studies African Antiques was founded in 1966 in Aix-en-Provence in the center of Mediterranean Africa Research (CRAM), now the "Centre Camille Jullian. History and Archaeology of the Mediterranean and North Africa Protohistory to Late Antiq</text:p>
          </table:table-cell>
          <table:table-cell table:style-name="ce16" office:value-type="float" office:value="1966" calcext:value-type="float">
            <text:p>1966</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text:p>
          </table:table-cell>
          <table:table-cell table:style-name="ce1"/>
          <table:table-cell table:style-name="ce8" office:value-type="string" calcext:value-type="string">
            <text:p>Rolling Wall</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11"/>
          <table:table-cell table:number-columns-repeated="4" table:style-name="ce50" office:value-type="currency" office:currency="EUR" office:value="45" calcext:value-type="currency">
            <text:p><text:s/>€ 45,00 </text:p>
          </table:table-cell>
          <table:table-cell table:style-name="ce1"/>
        </table:table-row>
        <table:table-row table:style-name="ro1">
          <table:table-cell table:style-name="ce1" office:value-type="string" calcext:value-type="string">
            <text:p>African antiques</text:p>
          </table:table-cell>
          <table:table-cell table:style-name="ce2" office:value-type="string" calcext:value-type="string">
            <text:p>Antiquités africaines</text:p>
          </table:table-cell>
          <table:table-cell table:style-name="ce2" office:value-type="string" calcext:value-type="string">
            <text:p>CNRS Éditions, Centre Camille Jullian</text:p>
          </table:table-cell>
          <table:table-cell table:style-name="ce18" office:value-type="string" calcext:value-type="string">
            <text:p><text:span text:style-name="T2"><text:a xlink:href="https://journals.openedition.org/antafr/" xlink:type="simple">https://journals.openedition.org/antafr/</text:a></text:span></text:p>
          </table:table-cell>
          <table:table-cell table:style-name="ce8" office:value-type="string" calcext:value-type="string">
            <text:p>https://www.persee.fr/collection/antaf</text:p>
          </table:table-cell>
          <table:table-cell table:style-name="ce1" office:value-type="string" calcext:value-type="string">
            <text:p>Founded in 1966 review African Antiques has scientific framework for the publication of historical and archaeological studies on North Africa, from prehistory to the Arab conquest. Historical geography alongside the general facts of civilization, administ</text:p>
          </table:table-cell>
          <table:table-cell table:style-name="ce16" office:value-type="float" office:value="1966" calcext:value-type="float">
            <text:p>196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 Pre-Classical,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55" calcext:value-type="currency">
            <text:p><text:s/>€ 55,00 </text:p>
          </table:table-cell>
          <table:table-cell table:style-name="ce1"/>
        </table:table-row>
        <table:table-row table:style-name="ro1">
          <table:table-cell table:style-name="ce1" office:value-type="string" calcext:value-type="string">
            <text:p>ADLFI. ARCHEOLOGY FRANCE - INFORMATION</text:p>
          </table:table-cell>
          <table:table-cell table:style-name="ce2" office:value-type="string" calcext:value-type="string">
            <text:p>Archéologie de la France- Informations</text:p>
          </table:table-cell>
          <table:table-cell table:style-name="ce8" office:value-type="string" calcext:value-type="string">
            <text:p>CNRS Éditions, French Ministry of Culture</text:p>
          </table:table-cell>
          <table:table-cell table:style-name="ce8" office:value-type="string" calcext:value-type="string">
            <text:p>https://journals.openedition.org/adlfi/</text:p>
          </table:table-cell>
          <table:table-cell table:style-name="ce8"/>
          <table:table-cell table:style-name="ce1" office:value-type="string" calcext:value-type="string">
            <text:p>This publication is a co-edition of the Ministry of Culture (Sub-direction for archaeology) and the CNRS called « Archéologie de la France – Informations » and is dedicated to the publication of notices on the results of archaeological research in France.</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éologie Médiévale</text:p>
          </table:table-cell>
          <table:table-cell table:style-name="ce2" office:value-type="string" calcext:value-type="string">
            <text:p>CNRS Éditions</text:p>
          </table:table-cell>
          <table:table-cell table:style-name="ce8" office:value-type="string" calcext:value-type="string">
            <text:p>https://journals.openedition.org/archeomed/</text:p>
          </table:table-cell>
          <table:table-cell table:style-name="ce8"/>
          <table:table-cell table:style-name="ce35" office:value-type="string" calcext:value-type="string">
            <text:p>Chaque numéro de la revue <text:span text:style-name="T4">Archéologie médiévale</text:span><text:span text:style-name="T5"> comprend des articles de fond portant sur des aspects récents de la recherche archéologique française ou étrangère, et une chronique des fouilles. Celle-ci rassemble des notices traitant de toutes les opérat</text:span></text:p>
          </table:table-cell>
          <table:table-cell table:style-name="ce8" office:value-type="float" office:value="1971" calcext:value-type="float">
            <text:p>197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 German, 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Chronique des activités de l'Ecole française de Rome</text:p>
          </table:table-cell>
          <table:table-cell table:style-name="ce8" office:value-type="string" calcext:value-type="string">
            <text:p>École Française de Rome</text:p>
          </table:table-cell>
          <table:table-cell table:style-name="ce18" office:value-type="string" calcext:value-type="string">
            <text:p>https://journals.openedition.org/cefr/</text:p>
          </table:table-cell>
          <table:table-cell table:style-name="ce1"/>
          <table:table-cell table:style-name="ce1"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2012" calcext:value-type="float">
            <text:p>201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Mélanges de l'Ecole française de Rome - Antiquité</text:p>
          </table:table-cell>
          <table:table-cell table:style-name="ce8" office:value-type="string" calcext:value-type="string">
            <text:p>École Française de Rome</text:p>
          </table:table-cell>
          <table:table-cell table:style-name="ce18" office:value-type="string" calcext:value-type="string">
            <text:p>https://journals.openedition.org/mefra/</text:p>
          </table:table-cell>
          <table:table-cell table:style-name="ce1" office:value-type="string" calcext:value-type="string">
            <text:p>http://www.persee.fr/collection/mefr</text:p>
          </table:table-cell>
          <table:table-cell table:style-name="ce1"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1971" calcext:value-type="float">
            <text:p>197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1" office:value-type="string" calcext:value-type="string">
            <text:p>Polish</text:p>
          </table:table-cell>
        </table:table-row>
        <table:table-row table:style-name="ro1">
          <table:table-cell table:style-name="ce1"/>
          <table:table-cell table:style-name="ce8" office:value-type="string" calcext:value-type="string">
            <text:p>Mélanges de l'Ecole française de Rome - Moyen Age</text:p>
          </table:table-cell>
          <table:table-cell table:style-name="ce8" office:value-type="string" calcext:value-type="string">
            <text:p>École Française de Rome</text:p>
          </table:table-cell>
          <table:table-cell table:style-name="ce18" office:value-type="string" calcext:value-type="string">
            <text:p>https://journals.openedition.org/mefrm/</text:p>
          </table:table-cell>
          <table:table-cell table:style-name="ce1"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Mélanges de l'Ecole française de Rome - Italie et Méditerranée modernes et contemporaines</text:p>
          </table:table-cell>
          <table:table-cell table:style-name="ce8" office:value-type="string" calcext:value-type="string">
            <text:p>École Française de Rome</text:p>
          </table:table-cell>
          <table:table-cell table:style-name="ce18" office:value-type="string" calcext:value-type="string">
            <text:p>https://journals.openedition.org/mefrim/</text:p>
          </table:table-cell>
          <table:table-cell table:style-name="ce1"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The New Archaeology</text:p>
          </table:table-cell>
          <table:table-cell table:style-name="ce8" office:value-type="string" calcext:value-type="string">
            <text:p>Nouvelles de l’Archéologie, Les</text:p>
          </table:table-cell>
          <table:table-cell table:style-name="ce8" office:value-type="string" calcext:value-type="string">
            <text:p>FMSH</text:p>
          </table:table-cell>
          <table:table-cell table:style-name="ce8" office:value-type="string" calcext:value-type="string">
            <text:p>https://journals.openedition.org/nda/</text:p>
          </table:table-cell>
          <table:table-cell table:style-name="ce1"/>
          <table:table-cell table:style-name="ce1" office:value-type="string" calcext:value-type="string">
            <text:p>The Nouvelles de l’Archéologie present the main trends and challenges facing archaeology in France and abroad. Each issue of the Nouvelles de l’Archéologie includes information on the latest scientific policies, on archaeological teaching and training, on</text:p>
          </table:table-cell>
          <table:table-cell table:style-name="ce8" office:value-type="float" office:value="1979" calcext:value-type="float">
            <text:p>197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Syria. Archaeology, Art and History</text:p>
          </table:table-cell>
          <table:table-cell table:style-name="ce2" office:value-type="string" calcext:value-type="string">
            <text:p>Syria. Archéologie, Art et histoire</text:p>
          </table:table-cell>
          <table:table-cell table:style-name="ce2" office:value-type="string" calcext:value-type="string">
            <text:p>French Institute of the Near East</text:p>
          </table:table-cell>
          <table:table-cell table:style-name="ce8" office:value-type="string" calcext:value-type="string">
            <text:p>https://journals.openedition.org/syria/</text:p>
          </table:table-cell>
          <table:table-cell table:style-name="ce1"/>
          <table:table-cell table:style-name="ce1" office:value-type="string" calcext:value-type="string">
            <text:p>Founded in 1920, Syria is dedicated to the history and archeology of the Near East Semitic (including Cyprus) from prehistory to the Islamic conquest. She publishes articles in all areas of this field of research: archeology, epigraphy, philology, history</text:p>
          </table:table-cell>
          <table:table-cell table:style-name="ce8" office:value-type="float" office:value="1920" calcext:value-type="float">
            <text:p>192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French, English, German, Italian, Span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he Western Archaeological Review</text:p>
          </table:table-cell>
          <table:table-cell table:style-name="ce8" office:value-type="string" calcext:value-type="string">
            <text:p>Revue Archéologique de l'Ouest</text:p>
          </table:table-cell>
          <table:table-cell table:style-name="ce8" office:value-type="string" calcext:value-type="string">
            <text:p>Presses Universitaires de Rennes</text:p>
          </table:table-cell>
          <table:table-cell table:style-name="ce8" office:value-type="string" calcext:value-type="string">
            <text:p>https://journals.openedition.org/rao/</text:p>
          </table:table-cell>
          <table:table-cell table:style-name="ce1" office:value-type="string" calcext:value-type="string">
            <text:p>http://www.persee.fr/collection/rao</text:p>
          </table:table-cell>
          <table:table-cell table:style-name="ce1" office:value-type="string" calcext:value-type="string">
            <text:p>The Western Archaeological Review is published annually by the Association for the Dissemination of Archaeological Research in the West of France. It publishes original work on the archeology of prehistoric and historic periods, devoted to Western France </text:p>
          </table:table-cell>
          <table:table-cell table:style-name="ce1" office:value-type="float" office:value="1984" calcext:value-type="float">
            <text:p>198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2)</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frica: Arts and Archaeology</text:p>
          </table:table-cell>
          <table:table-cell table:style-name="ce8" office:value-type="string" calcext:value-type="string">
            <text:p>Afrique:  Archéologie  &amp;  Arts</text:p>
          </table:table-cell>
          <table:table-cell table:style-name="ce8" office:value-type="string" calcext:value-type="string">
            <text:p>The UMR 7041 Archaeology and Sciences of Antiquity </text:p>
          </table:table-cell>
          <table:table-cell table:style-name="ce8" office:value-type="string" calcext:value-type="string">
            <text:p>https://journals.openedition.org/aaa/</text:p>
          </table:table-cell>
          <table:table-cell table:style-name="ce1" office:value-type="string" calcext:value-type="string">
            <text:p>http://aaa.revues.org </text:p>
          </table:table-cell>
          <table:table-cell table:style-name="ce1" office:value-type="string" calcext:value-type="string">
            <text:p>Afrique: Archaeology &amp; Arts is dedicated to African archeology and arts. It reports the diversity of the ancient cultures from the continent With the support of related disciplines (geomorphology, archaeometry ...), giving priority to the history of Art </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frica</text:p>
          </table:table-cell>
          <table:table-cell table:style-name="ce1" office:value-type="string" calcext:value-type="string">
            <text:p>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3">
          <table:table-cell table:style-name="ce1" office:value-type="string" calcext:value-type="string">
            <text:p>Archaeological Review of France's Centre, The</text:p>
          </table:table-cell>
          <table:table-cell table:style-name="ce8" office:value-type="string" calcext:value-type="string">
            <text:p>Revue archéologique du Centre de la France</text:p>
          </table:table-cell>
          <table:table-cell table:style-name="ce8" office:value-type="string" calcext:value-type="string">
            <text:p>Fédération pour l’édition de la Revue archéologique du centre de la France</text:p>
          </table:table-cell>
          <table:table-cell table:style-name="ce8" office:value-type="string" calcext:value-type="string">
            <text:p>https://journals.openedition.org/racf/</text:p>
          </table:table-cell>
          <table:table-cell table:style-name="ce8" office:value-type="string" calcext:value-type="string">
            <text:p>https://www.persee.fr/collection/racf</text:p>
          </table:table-cell>
          <table:table-cell table:style-name="ce1" office:value-type="string" calcext:value-type="string">
            <text:p>The Archaeological Review of France's Centre is one of six inter archaeological journals that cover the metropolitan territory; its geographical jurisdiction concerns the regions of Auvergne, Centre and Ile-de-France and the department of the Loire.</text:p>
            <text:p/>
            <text:p>It c</text:p>
          </table:table-cell>
          <table:table-cell table:style-name="ce1" office:value-type="float" office:value="1962" calcext:value-type="float">
            <text:p>196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Archéopages</text:p>
          </table:table-cell>
          <table:table-cell table:style-name="ce8" office:value-type="string" calcext:value-type="string">
            <text:p>INRAP - Institut national de recherches archéologiques préventives</text:p>
          </table:table-cell>
          <table:table-cell table:style-name="ce8" office:value-type="string" calcext:value-type="string">
            <text:p>https://journals.openedition.org/archeopages</text:p>
          </table:table-cell>
          <table:table-cell table:style-name="ce8"/>
          <table:table-cell table:style-name="ce1" office:value-type="string" calcext:value-type="string">
            <text:p>La revue met en avant la place de l’archéologie dans l’accroissement des connaissances en sciences humaines et le bénéfice de la complémentarité des approches. Elle se positionne en complément du panel des revues archéologiques existantes, spécialisées pa</text:p>
          </table:table-cell>
          <table:table-cell table:style-name="ce1" office:value-type="float" office:value="2000" calcext:value-type="float">
            <text:p>2000</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1" table:number-columns-repeated="2"/>
          <table:table-cell table:style-name="ce8"/>
          <table:table-cell table:style-name="ce26" office:value-type="string" calcext:value-type="string">
            <text:p>Rolling Wall (2)</text:p>
          </table:table-cell>
          <table:table-cell table:style-name="ce2"/>
          <table:table-cell table:style-name="ce1" table:number-columns-repeated="19"/>
        </table:table-row>
        <table:table-row table:style-name="ro1">
          <table:table-cell table:number-columns-repeated="2" table:style-name="ce8" office:value-type="string" calcext:value-type="string">
            <text:p>Arabian Humanities</text:p>
          </table:table-cell>
          <table:table-cell table:style-name="ce8" office:value-type="string" calcext:value-type="string">
            <text:p>CNRS Editions - CEFAS</text:p>
          </table:table-cell>
          <table:table-cell table:style-name="ce8" office:value-type="string" calcext:value-type="string">
            <text:p>https://journals.openedition.org/cy/</text:p>
          </table:table-cell>
          <table:table-cell table:style-name="ce8"/>
          <table:table-cell table:style-name="ce1"/>
          <table:table-cell table:style-name="ce1" office:value-type="float" office:value="2013" calcext:value-type="float">
            <text:p>201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iddle East</text:p>
          </table:table-cell>
          <table:table-cell table:style-name="ce8" office:value-type="string" calcext:value-type="string">
            <text:p>French, English, Arabic</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4"/>
          <table:table-cell table:style-name="ce1" office:value-type="string" calcext:value-type="string">
            <text:p>CC BY-SA</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table:table-cell table:style-name="ce8" office:value-type="string" calcext:value-type="string">
            <text:p>ArcheoSciences</text:p>
          </table:table-cell>
          <table:table-cell table:style-name="ce8" office:value-type="string" calcext:value-type="string">
            <text:p>Presse Universitaires de Rennes</text:p>
          </table:table-cell>
          <table:table-cell table:style-name="ce18" office:value-type="string" calcext:value-type="string">
            <text:p><text:span text:style-name="T2"><text:a xlink:href="https://journals.openedition.org/archeosciences" xlink:type="simple">https://journals.openedition.org/archeosciences</text:a></text:span></text:p>
          </table:table-cell>
          <table:table-cell table:style-name="ce8"/>
          <table:table-cell table:style-name="ce16" office:value-type="string" calcext:value-type="string">
            <text:p>La revue <text:span text:style-name="T6">ArcheoSciences</text:span><text:span text:style-name="T7">, éditée annuellement par le Groupe des méthodes pluridisciplinaires contribuant à l’archéologie (GMPCA), est ouverte à toute communication, en français ou en anglais, sur toute recherche originale et inédite traitant de l’applicati</text:span></text:p>
          </table:table-cell>
          <table:table-cell table:style-name="ce8" office:value-type="float" office:value="1977" calcext:value-type="float">
            <text:p>19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8" office:value-type="string" calcext:value-type="string">
            <text:p>World</text:p>
          </table:table-cell>
          <table:table-cell table:style-name="ce8" office:value-type="string" calcext:value-type="string">
            <text:p>French, English</text:p>
          </table:table-cell>
          <table:table-cell table:style-name="ce8"/>
          <table:table-cell table:style-name="ce8" office:value-type="string" calcext:value-type="string">
            <text:p>Rolling Wall (1)</text:p>
          </table:table-cell>
          <table:table-cell table:style-name="ce8" office:value-type="string" calcext:value-type="string">
            <text:p>Rolling Wall</text:p>
          </table:table-cell>
          <table:table-cell table:style-name="ce8" office:value-type="string" calcext:value-type="string">
            <text:p>Archaeological Sciences/ Archeometry</text:p>
          </table:table-cell>
          <table:table-cell table:style-name="ce1" table:number-columns-repeated="18"/>
        </table:table-row>
        <table:table-row table:style-name="ro1">
          <table:table-cell table:number-columns-repeated="2" table:style-name="ce1" office:value-type="string" calcext:value-type="string">
            <text:p>Cornish Archaeology</text:p>
          </table:table-cell>
          <table:table-cell table:style-name="ce2" office:value-type="string" calcext:value-type="string">
            <text:p>Cornwall Archaeological Society</text:p>
          </table:table-cell>
          <table:table-cell table:style-name="ce8" office:value-type="string" calcext:value-type="string">
            <text:p>http://cornisharchaeology.org.uk/publications/</text:p>
          </table:table-cell>
          <table:table-cell table:style-name="ce1"/>
          <table:table-cell table:style-name="ce1" office:value-type="string" calcext:value-type="string">
            <text:p>"Cornish Archaeology" is a peer-reviewed publication and has for more than 50 years published the majority of archaeological research projects carried out in Cornwall and Scilly. Back copies are available online, but the last years are reserved for member</text:p>
          </table:table-cell>
          <table:table-cell table:style-name="ce1" office:value-type="float" office:value="1962" calcext:value-type="float">
            <text:p>1962</text:p>
          </table:table-cell>
          <table:table-cell table:style-name="ce8" office:value-type="float" office:value="2018" calcext:value-type="float">
            <text:p>2018</text:p>
          </table:table-cell>
          <table:table-cell table:style-name="ce8" office:value-type="string" calcext:value-type="string">
            <text:p>Yes</text:p>
          </table:table-cell>
          <table:table-cell table:style-name="ce8" office:value-type="string" calcext:value-type="string">
            <text:p>Europe</text:p>
          </table:table-cell>
          <table:table-cell table:style-name="ce8" office:value-type="string" calcext:value-type="string">
            <text:p>Engl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51" office:value-type="currency" office:currency="GBP" office:value="18" calcext:value-type="currency">
            <text:p><text:s/>£18,00 </text:p>
          </table:table-cell>
          <table:table-cell table:style-name="ce51" office:value-type="currency" office:currency="GBP" office:value="30" calcext:value-type="currency">
            <text:p><text:s/>£30,00 </text:p>
          </table:table-cell>
          <table:table-cell table:style-name="ce51" office:value-type="currency" office:currency="GBP" office:value="25" calcext:value-type="currency">
            <text:p><text:s/>£25,00 </text:p>
          </table:table-cell>
          <table:table-cell table:style-name="ce51" office:value-type="currency" office:currency="GBP" office:value="30" calcext:value-type="currency">
            <text:p><text:s/>£30,00 </text:p>
          </table:table-cell>
          <table:table-cell table:style-name="ce1" office:value-type="string" calcext:value-type="string">
            <text:p>CHF</text:p>
          </table:table-cell>
        </table:table-row>
        <table:table-row table:style-name="ro1">
          <table:table-cell table:style-name="ce1" office:value-type="string" calcext:value-type="string">
            <text:p>Corpus: Virtual Archives American Otherness</text:p>
          </table:table-cell>
          <table:table-cell table:number-columns-repeated="2" table:style-name="ce2" office:value-type="string" calcext:value-type="string">
            <text:p>Corpus : Archivos Virtuales de la Alteridad Americana</text:p>
          </table:table-cell>
          <table:table-cell table:style-name="ce8" office:value-type="string" calcext:value-type="string">
            <text:p>https://journals.openedition.org/corpusarchivos/</text:p>
          </table:table-cell>
          <table:table-cell table:style-name="ce1"/>
          <table:table-cell table:style-name="ce1" office:value-type="string" calcext:value-type="string">
            <text:p>Corpus is a electronic biannual magazine disclosure, analysis and criticism of unpublished and unknown to history or ethnography of indigenous peoples and peasants sources, and discussion on race, ethnicity and other forms of social and political othernes</text:p>
          </table:table-cell>
          <table:table-cell table:style-name="ce4"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mericas</text:p>
          </table:table-cell>
          <table:table-cell table:style-name="ce1" office:value-type="string" calcext:value-type="string">
            <text:p>Portuguese, 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CBA Research Reports</text:p>
          </table:table-cell>
          <table:table-cell table:style-name="ce2" office:value-type="string" calcext:value-type="string">
            <text:p>Council for British Archaeology</text:p>
          </table:table-cell>
          <table:table-cell table:style-name="ce8" office:value-type="string" calcext:value-type="string">
            <text:p>http://archaeologydataservice.ac.uk/archives/view/cba_rr/</text:p>
          </table:table-cell>
          <table:table-cell table:style-name="ce1" office:value-type="string" calcext:value-type="string">
            <text:p>http://www.archaeologyuk.org/books/backlist</text:p>
          </table:table-cell>
          <table:table-cell table:style-name="ce1" office:value-type="string" calcext:value-type="string">
            <text:p>The complete series of CBA Research Reports, including microfiche, has been digitised and is being made available by the CBA as a staged process.</text:p>
          </table:table-cell>
          <table:table-cell table:style-name="ce4" office:value-type="float" office:value="1955" calcext:value-type="float">
            <text:p>195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Portal, Yearbook Croatian Conservation Institute</text:p>
          </table:table-cell>
          <table:table-cell table:style-name="ce2" office:value-type="string" calcext:value-type="string">
            <text:p>Portal, Godišnjak Hrvatskog restauratorskog zavoda</text:p>
          </table:table-cell>
          <table:table-cell table:style-name="ce2" office:value-type="string" calcext:value-type="string">
            <text:p>Croatian Conservation Institute</text:p>
          </table:table-cell>
          <table:table-cell table:style-name="ce8" office:value-type="string" calcext:value-type="string">
            <text:p>http://hrcak.srce.hr/portal</text:p>
          </table:table-cell>
          <table:table-cell table:style-name="ce1" office:value-type="string" calcext:value-type="string">
            <text:p>http://www.h-r-z.hr/index.php/djelatnosti/publikacije/asopis-rportall</text:p>
          </table:table-cell>
          <table:table-cell table:style-name="ce1" office:value-type="string" calcext:value-type="string">
            <text:p>Annual of the Croatian Conservation Institute, the magazine portal, a peer-reviewed scientific journal that has been published since 2010. Directed the presentation of scientific and technical research articles, papers, results, theoretical considerations</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Croatian,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Archaeology Architecture</text:p>
          </table:table-cell>
          <table:table-cell table:style-name="ce2" office:value-type="string" calcext:value-type="string">
            <text:p>Arqueología de la Arquitectura</text:p>
          </table:table-cell>
          <table:table-cell table:style-name="ce2" office:value-type="string" calcext:value-type="string">
            <text:p>CSIC-Higher Council for Scientific Research and the University of the Basque Country</text:p>
          </table:table-cell>
          <table:table-cell table:style-name="ce8" office:value-type="string" calcext:value-type="string">
            <text:p>http://arqarqt.revistas.csic.es/index.php/arqarqt</text:p>
          </table:table-cell>
          <table:table-cell table:style-name="ce1"/>
          <table:table-cell table:style-name="ce1" office:value-type="string" calcext:value-type="string">
            <text:p>Archaeology Architecture is a scientific journal, published annually, led archaeologists, historians, architectural historians and art restorers, architects and professionals involved in the documentation, study and intervention in the built heritage. Its</text:p>
          </table:table-cell>
          <table:table-cell table:style-name="ce4" office:value-type="float" office:value="2002" calcext:value-type="float">
            <text:p>200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Archaeological Cuba. Digital Archaeology magazine Cuba and the Caribbean</text:p>
          </table:table-cell>
          <table:table-cell table:style-name="ce2" office:value-type="string" calcext:value-type="string">
            <text:p>Cuba Arqueológica. Revista digital de Arqueología de Cuba y el Caribe</text:p>
          </table:table-cell>
          <table:table-cell table:style-name="ce2" office:value-type="string" calcext:value-type="string">
            <text:p>Cuba Arqueológica</text:p>
          </table:table-cell>
          <table:table-cell table:style-name="ce8" office:value-type="string" calcext:value-type="string">
            <text:p>http://cubaarqueologica.org/index.php?q=taxonomy/term/134#!/-revista-cuba-arqueologica/</text:p>
          </table:table-cell>
          <table:table-cell table:style-name="ce1"/>
          <table:table-cell table:style-name="ce1" office:value-type="string" calcext:value-type="string">
            <text:p>Archaeological Cuba. Digital Archaeology magazine Cuba and the Caribbean, is a biannual publication frequency that is born with the aim of accommodating the large scientific literature on archeology, anthropology and heritage of the West Indies, with a lo</text:p>
          </table:table-cell>
          <table:table-cell table:style-name="ce4" office:value-type="float" office:value="2008" calcext:value-type="float">
            <text:p>200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Caribbean</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TERRA SEBVS</text:p>
          </table:table-cell>
          <table:table-cell table:style-name="ce2" office:value-type="string" calcext:value-type="string">
            <text:p>Cultural Center "Lucian Blaga" Sebes</text:p>
          </table:table-cell>
          <table:table-cell table:style-name="ce8" office:value-type="string" calcext:value-type="string">
            <text:p>https://www.cclbsebes.ro/terra-sebus-english-version/</text:p>
          </table:table-cell>
          <table:table-cell table:style-name="ce1"/>
          <table:table-cell table:style-name="ce1" office:value-type="string" calcext:value-type="string">
            <text:p>The scientific yearbook of the Municipal Museum "John Raica" in Sebes. Is published since 2009, and published studies and articles addressing issues of ancient history and archeology, medieval history, modern and contemporary. The magazine also has a sect</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Romanian, English, Frenc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Cumberland and Westmorland Antiquarian and Archaeological Society Transactions</text:p>
          </table:table-cell>
          <table:table-cell table:style-name="ce2" office:value-type="string" calcext:value-type="string">
            <text:p>Cumberland and Westmorland Antiquarian and Archaeological Society</text:p>
          </table:table-cell>
          <table:table-cell table:style-name="ce8" office:value-type="string" calcext:value-type="string">
            <text:p>http://archaeologydataservice.ac.uk/archives/view/cumberland/</text:p>
          </table:table-cell>
          <table:table-cell table:style-name="ce1" office:value-type="string" calcext:value-type="string">
            <text:p>http://cumbriapast.com/cgi-bin/ms/main.pl?action=transactions</text:p>
          </table:table-cell>
          <table:table-cell table:style-name="ce1" office:value-type="string" calcext:value-type="string">
            <text:p>The Cumberland and Westmorland Antiquarian and Archaeological Society was founded in 1866. The Society first published its Transactions (TCWAAS) in 1874. Fifteen volumes were published up to 1900 and from then it became an annual publication. Each volume </text:p>
          </table:table-cell>
          <table:table-cell table:style-name="ce4" office:value-type="float" office:value="1870" calcext:value-type="float">
            <text:p>187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8" office:value-type="string" calcext:value-type="string">
            <text:p>Rolling Wall (6)</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6" calcext:value-type="currency">
            <text:p><text:s/>£6,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28" calcext:value-type="currency">
            <text:p><text:s/>£28,00 </text:p>
          </table:table-cell>
          <table:table-cell table:style-name="ce4"/>
        </table:table-row>
        <table:table-row table:style-name="ro1">
          <table:table-cell table:number-columns-repeated="2" table:style-name="ce2" office:value-type="string" calcext:value-type="string">
            <text:p>Geochronometria. Journal on methods and applications of absolute chronology</text:p>
          </table:table-cell>
          <table:table-cell table:style-name="ce2" office:value-type="string" calcext:value-type="string">
            <text:p>De Gruyter</text:p>
          </table:table-cell>
          <table:table-cell table:style-name="ce8" office:value-type="string" calcext:value-type="string">
            <text:p>http://www.geochronometria.pl/</text:p>
          </table:table-cell>
          <table:table-cell table:style-name="ce8" office:value-type="string" calcext:value-type="string">
            <text:p>https://content.sciendo.com/view/journals/geochr/geochr-overview.xml?tab_body=overview</text:p>
          </table:table-cell>
          <table:table-cell table:style-name="ce1" office:value-type="string" calcext:value-type="string">
            <text:p>Geochronometria is aimed at integrating scientists developing different methods of absolute chronology and using them in different fields of earth and other natural sciences and archaeology. The methods in use are e.g. radiocarbon, stable isotopes, isotop</text:p>
          </table:table-cell>
          <table:table-cell table:style-name="ce4" office:value-type="float" office:value="1982" calcext:value-type="float">
            <text:p>198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1200" calcext:value-type="float">
            <text:p><text:s/>$1 200,00 </text:p>
          </table:table-cell>
          <table:table-cell table:style-name="ce52" office:value-type="currency" office:currency="EUR" office:value="1000" calcext:value-type="currency">
            <text:p><text:s/>€ 1 000,00 </text:p>
          </table:table-cell>
          <table:table-cell table:style-name="ce52" table:number-columns-repeated="7"/>
          <table:table-cell table:style-name="ce1" table:number-columns-repeated="4"/>
          <table:table-cell table:style-name="ce4"/>
        </table:table-row>
        <table:table-row table:style-name="ro1">
          <table:table-cell table:number-columns-repeated="2" table:style-name="ce1" office:value-type="string" calcext:value-type="string">
            <text:p>Chinese Archaeology</text:p>
          </table:table-cell>
          <table:table-cell table:style-name="ce2" office:value-type="string" calcext:value-type="string">
            <text:p>De Gruyter - Institute of Archaeology of the Chinese Academy of Sciences</text:p>
          </table:table-cell>
          <table:table-cell table:style-name="ce8" office:value-type="string" calcext:value-type="string">
            <text:p>http://www.degruyter.com/view/j/char</text:p>
          </table:table-cell>
          <table:table-cell table:style-name="ce1"/>
          <table:table-cell table:style-name="ce1" office:value-type="string" calcext:value-type="string">
            <text:p>Chinese Archaeology is an annual periodical that publishes translations of the most important archaeological reports, preliminary findings, and research articles published in all major mainland Chinese journals that year. The selected articles cover all p</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Asi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74" calcext:value-type="float">
            <text:p><text:s/>$74,00 </text:p>
          </table:table-cell>
          <table:table-cell table:style-name="ce40" office:value-type="float" office:value="121" calcext:value-type="float">
            <text:p><text:s/>$121,00 </text:p>
          </table:table-cell>
          <table:table-cell table:style-name="ce40" office:value-type="float" office:value="182" calcext:value-type="float">
            <text:p><text:s/>$182,00 </text:p>
          </table:table-cell>
          <table:table-cell table:style-name="ce40" office:value-type="float" office:value="218" calcext:value-type="float">
            <text:p><text:s/>$218,00 </text:p>
          </table:table-cell>
          <table:table-cell table:style-name="ce4"/>
        </table:table-row>
        <table:table-row table:style-name="ro1">
          <table:table-cell table:number-columns-repeated="2" table:style-name="ce2" office:value-type="string" calcext:value-type="string">
            <text:p>Dental anthropology journal</text:p>
          </table:table-cell>
          <table:table-cell table:style-name="ce2" office:value-type="string" calcext:value-type="string">
            <text:p>Dental Anthropology Association</text:p>
          </table:table-cell>
          <table:table-cell table:style-name="ce8" office:value-type="string" calcext:value-type="string">
            <text:p>http://journal.dentalanthropology.org/index.php/jda</text:p>
          </table:table-cell>
          <table:table-cell table:style-name="ce1"/>
          <table:table-cell table:style-name="ce1" office:value-type="string" calcext:value-type="string">
            <text:p>Dental anthropology is a subfield of biological anthropology that employs the dentitions of humans and other primates, both past and present, to answer questions of anthropological interest. Dental anthropologists study the development, eruption, number, </text:p>
          </table:table-cell>
          <table:table-cell table:style-name="ce4" office:value-type="float" office:value="1986" calcext:value-type="float">
            <text:p>1986</text:p>
          </table:table-cell>
          <table:table-cell table:style-name="ce37"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Byzantine Symmeikta </text:p>
          </table:table-cell>
          <table:table-cell table:style-name="ce2" office:value-type="string" calcext:value-type="string">
            <text:p>Byzantina Symmeikta</text:p>
          </table:table-cell>
          <table:table-cell table:style-name="ce2" office:value-type="string" calcext:value-type="string">
            <text:p>Department of Byzantine Research  Institute of Historical Research (IIE)  of the National Research Foundation (ESF)</text:p>
          </table:table-cell>
          <table:table-cell table:style-name="ce23" office:value-type="string" calcext:value-type="string">
            <text:p>http://ejournals.epublishing.ekt.gr/index.php/bz</text:p>
          </table:table-cell>
          <table:table-cell table:style-name="ce1"/>
          <table:table-cell table:style-name="ce1" office:value-type="string" calcext:value-type="string">
            <text:p>The publication of the magazine began in Byzantine Research Institute (BRI) of the National Hellenic Research Foundation (EIE) in 1966 titled SYMMEIKTA. Since then there have been seventeen volumes of the magazine, about one every two years. The magazine </text:p>
          </table:table-cell>
          <table:table-cell table:style-name="ce16" office:value-type="float" office:value="1966" calcext:value-type="float">
            <text:p>196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Greek, English, French, German, Ital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2" office:value-type="string" calcext:value-type="string">
            <text:p>e-Research Reports</text:p>
          </table:table-cell>
          <table:table-cell table:style-name="ce2" office:value-type="string" calcext:value-type="string">
            <text:p>e-Forschungsberichte</text:p>
          </table:table-cell>
          <table:table-cell table:style-name="ce2" office:value-type="string" calcext:value-type="string">
            <text:p>Deutsches Archäologisches Institut</text:p>
          </table:table-cell>
          <table:table-cell table:style-name="ce8" office:value-type="string" calcext:value-type="string">
            <text:p>https://publications.dainst.org/journals/index.php/efb</text:p>
          </table:table-cell>
          <table:table-cell table:style-name="ce8" office:value-type="string" calcext:value-type="string">
            <text:p>https://publications.dainst.org/journals/index.php/efb/issue/archive</text:p>
          </table:table-cell>
          <table:table-cell table:style-name="ce1" office:value-type="string" calcext:value-type="string">
            <text:p>The JdI contains detailed and fundamental contributions to the art and history of style, iconography, typology, hermeneutics and history of science, in particular in the field of classical archeology, but also from other archaeological disciplines. Topics</text:p>
          </table:table-cell>
          <table:table-cell table:style-name="ce4" office:value-type="float" office:value="2014" calcext:value-type="float">
            <text:p>201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No</text:p>
          </table:table-cell>
          <table:table-cell table:style-name="ce1"/>
          <table:table-cell table:style-name="ce13"/>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The Archaeological Information</text:p>
          </table:table-cell>
          <table:table-cell table:style-name="ce2" office:value-type="string" calcext:value-type="string">
            <text:p>Archäologischen Informationen</text:p>
          </table:table-cell>
          <table:table-cell table:style-name="ce2" office:value-type="string" calcext:value-type="string">
            <text:p>DGUF </text:p>
          </table:table-cell>
          <table:table-cell table:style-name="ce8" office:value-type="string" calcext:value-type="string">
            <text:p>http://journals.ub.uni-heidelberg.de/index.php/arch-inf</text:p>
          </table:table-cell>
          <table:table-cell table:style-name="ce18" office:value-type="string" calcext:value-type="string">
            <text:p>https://journals.ub.uni-heidelberg.de/index.php/arch-inf/issue/archive</text:p>
          </table:table-cell>
          <table:table-cell table:style-name="ce1" office:value-type="string" calcext:value-type="string">
            <text:p>The Archaeological Information (Arch. Inf.), Founded in 1972 is the scientific journal of the DGUF. They appear in a twofold art: online open access and printed in an edition of approximately 1,000 copies. Submissions (English or German) are subject to a </text:p>
          </table:table-cell>
          <table:table-cell table:style-name="ce4" office:value-type="float" office:value="1972" calcext:value-type="float">
            <text:p>1972</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Greek, Roman, and Byzantine Studies</text:p>
          </table:table-cell>
          <table:table-cell table:style-name="ce2" office:value-type="string" calcext:value-type="string">
            <text:p>Duke Universit</text:p>
          </table:table-cell>
          <table:table-cell table:style-name="ce8" office:value-type="string" calcext:value-type="string">
            <text:p>https://grbs.library.duke.edu/issue/archive</text:p>
          </table:table-cell>
          <table:table-cell table:style-name="ce1"/>
          <table:table-cell table:style-name="ce1" office:value-type="string" calcext:value-type="string">
            <text:p>GRBS is a peer-reviewed quarterly journal devoted to the culture and history of Greece from Antiquity to the Renaissance, featuring research on all aspects of the Hellenic world from prehistoric antiquity through the Greek, Roman, and Byzantine periods, i</text:p>
          </table:table-cell>
          <table:table-cell table:style-name="ce4" office:value-type="float" office:value="1958" calcext:value-type="float">
            <text:p>195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 Medieva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Ancient TL</text:p>
          </table:table-cell>
          <table:table-cell table:style-name="ce2" office:value-type="string" calcext:value-type="string">
            <text:p>East Carolina University</text:p>
          </table:table-cell>
          <table:table-cell table:style-name="ce8" office:value-type="string" calcext:value-type="string">
            <text:p>http://ancienttl.org/</text:p>
          </table:table-cell>
          <table:table-cell table:style-name="ce1"/>
          <table:table-cell table:style-name="ce1" office:value-type="string" calcext:value-type="string">
            <text:p>Ancient TL is a journal devoted to luminescence dating, electron spin resonance (ESR) dating, and related techniques. It aims to publish papers dealing with experimental and theoretical results in this field, with a minimum of delay between submission and</text:p>
          </table:table-cell>
          <table:table-cell table:style-name="ce4" office:value-type="float" office:value="1977" calcext:value-type="float">
            <text:p>197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4" office:value-type="string" calcext:value-type="string">
            <text:p>Archaeology of Eastern North America</text:p>
          </table:table-cell>
          <table:table-cell table:style-name="ce4" office:value-type="string" calcext:value-type="string">
            <text:p>Eastern States Archeological Federation</text:p>
          </table:table-cell>
          <table:table-cell table:style-name="ce16" office:value-type="string" calcext:value-type="string">
            <text:p>https://esaf-archeology.org/publications.html</text:p>
          </table:table-cell>
          <table:table-cell table:style-name="ce16" office:value-type="string" calcext:value-type="string">
            <text:p>http://www.jstor.org/journal/archeastnortham</text:p>
          </table:table-cell>
          <table:table-cell table:style-name="ce21" office:value-type="string" calcext:value-type="string">
            <text:p>Archaeology of Eastern North American annually publishes articles describing archaeological artifacts and excavation results (site reports), as well as summary and methodological articles focusing on the states east of the Mississippi River and the easter</text:p>
          </table:table-cell>
          <table:table-cell table:style-name="ce19" office:value-type="float" office:value="1973" calcext:value-type="float">
            <text:p>197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20" calcext:value-type="float">
            <text:p><text:s/>$20,00 </text:p>
          </table:table-cell>
          <table:table-cell table:number-columns-repeated="3" table:style-name="ce40" office:value-type="float" office:value="45" calcext:value-type="float">
            <text:p><text:s/>$45,00 </text:p>
          </table:table-cell>
          <table:table-cell table:style-name="ce4"/>
        </table:table-row>
        <table:table-row table:style-name="ro1">
          <table:table-cell table:style-name="ce1" office:value-type="string" calcext:value-type="string">
            <text:p>BAEX Bulletin of Experimental Archaeology </text:p>
          </table:table-cell>
          <table:table-cell table:style-name="ce2" office:value-type="string" calcext:value-type="string">
            <text:p>Boletín de Arqueología Experimental</text:p>
          </table:table-cell>
          <table:table-cell table:style-name="ce2" office:value-type="string" calcext:value-type="string">
            <text:p>Edición Departamento de Prehistoria y Arqueología de la UAM.</text:p>
          </table:table-cell>
          <table:table-cell table:style-name="ce8" office:value-type="string" calcext:value-type="string">
            <text:p>http://www.uam.es/otros/baex/</text:p>
          </table:table-cell>
          <table:table-cell table:style-name="ce1"/>
          <table:table-cell table:style-name="ce1" office:value-type="string" calcext:value-type="string">
            <text:p>Publishes on the subject of expereimental archaeology.</text:p>
          </table:table-cell>
          <table:table-cell table:style-name="ce4" office:value-type="float" office:value="1997" calcext:value-type="float">
            <text:p>1997</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 office:value-type="string" calcext:value-type="string">
            <text:p>Scottish Archaeological Journal | Glasgow Archaeological Journal</text:p>
          </table:table-cell>
          <table:table-cell table:style-name="ce1" office:value-type="string" calcext:value-type="string">
            <text:p>Edinburgh University Press</text:p>
          </table:table-cell>
          <table:table-cell table:style-name="ce8" office:value-type="string" calcext:value-type="string">
            <text:p>https://www.euppublishing.com/loi/saj</text:p>
          </table:table-cell>
          <table:table-cell table:style-name="ce4"/>
          <table:table-cell table:style-name="ce21" office:value-type="string" calcext:value-type="string">
            <text:p>Scottish Archaeological Journal publishes work which furthers the study of the archaeology of Scotland and neighbouring regions from the earliest prehistory to the present. The journal includes a range of papers reporting on fieldwork, discussion of museu</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41" calcext:value-type="float">
            <text:p><text:s/>$41,00 </text:p>
          </table:table-cell>
          <table:table-cell table:number-columns-repeated="2" table:style-name="ce40" office:value-type="float" office:value="62" calcext:value-type="float">
            <text:p><text:s/>$62,00 </text:p>
          </table:table-cell>
          <table:table-cell table:style-name="ce40" office:value-type="float" office:value="159" calcext:value-type="float">
            <text:p><text:s/>$159,00 </text:p>
          </table:table-cell>
          <table:table-cell table:style-name="ce4"/>
        </table:table-row>
        <table:table-row table:style-name="ro1">
          <table:table-cell table:style-name="ce1" office:value-type="string" calcext:value-type="string">
            <text:p>GAIA. Interdisciplinary journal on ancient Greece</text:p>
          </table:table-cell>
          <table:table-cell table:style-name="ce2" office:value-type="string" calcext:value-type="string">
            <text:p>GAIA. Revue interdisciplinaire sur la Grèce ancienne</text:p>
          </table:table-cell>
          <table:table-cell table:style-name="ce2" office:value-type="string" calcext:value-type="string">
            <text:p>Éditions littéraires et linguistiques de l'université de Grenoble (ELLUG)</text:p>
          </table:table-cell>
          <table:table-cell table:style-name="ce8" office:value-type="string" calcext:value-type="string">
            <text:p>https://journals.openedition.org/gaia/</text:p>
          </table:table-cell>
          <table:table-cell table:style-name="ce8" office:value-type="string" calcext:value-type="string">
            <text:p>http://www.persee.fr/collection/gaia</text:p>
          </table:table-cell>
          <table:table-cell table:style-name="ce1" office:value-type="string" calcext:value-type="string">
            <text:p>Designed as a hub of discussions on ancient Greece and its reception, the review Gaiapublishes articles of authors from different disciplines (literature, linguistics, philosophy, history, anthropology, archeology), but complementary. It also hosts themed</text:p>
          </table:table-cell>
          <table:table-cell table:style-name="ce16" office:value-type="float" office:value="1997" calcext:value-type="float">
            <text:p>199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Mediterranean</text:p>
          </table:table-cell>
          <table:table-cell table:style-name="ce1" office:value-type="string" calcext:value-type="string">
            <text:p>French, English, Italian</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52" office:value-type="currency" office:currency="EUR" office:value="20" calcext:value-type="currency">
            <text:p><text:s/>€ 20,00 </text:p>
          </table:table-cell>
          <table:table-cell table:style-name="ce4"/>
        </table:table-row>
        <table:table-row table:style-name="ro1">
          <table:table-cell table:number-columns-repeated="2" table:style-name="ce2" office:value-type="string" calcext:value-type="string">
            <text:p>Bulletin Monumental</text:p>
          </table:table-cell>
          <table:table-cell table:style-name="ce2" office:value-type="string" calcext:value-type="string">
            <text:p>Éditions Picard</text:p>
          </table:table-cell>
          <table:table-cell table:style-name="ce8" office:value-type="string" calcext:value-type="string">
            <text:p>https://www.sf-archeologie.net/-Bulletin-monumental-.html</text:p>
          </table:table-cell>
          <table:table-cell table:style-name="ce8" office:value-type="string" calcext:value-type="string">
            <text:p>http://www.persee.fr/collection/bulmo</text:p>
          </table:table-cell>
          <table:table-cell table:style-name="ce1" office:value-type="string" calcext:value-type="string">
            <text:p>The monumental Bulletin, published by the French Society of Archaeology since 1835, is a quarterly journal aimed at a specialist audience and fans "enlightened" with an interest in heritage and architecture of the early Middle Ages to XX century. Each del</text:p>
          </table:table-cell>
          <table:table-cell table:style-name="ce4" office:value-type="float" office:value="1835" calcext:value-type="float">
            <text:p>183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French</text:p>
          </table:table-cell>
          <table:table-cell table:style-name="ce1"/>
          <table:table-cell table:style-name="ce8" office:value-type="string" calcext:value-type="string">
            <text:p>Rolling Wall (4)</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 Historical/Post-Medieval</text:p>
          </table:table-cell>
          <table:table-cell table:style-name="ce1" office:value-type="string" calcext:value-type="string">
            <text:p>Yes</text:p>
          </table:table-cell>
          <table:table-cell table:style-name="ce1" table:number-columns-repeated="11"/>
          <table:table-cell table:style-name="ce52" office:value-type="currency" office:currency="EUR" office:value="30" calcext:value-type="currency">
            <text:p><text:s/>€ 30,00 </text:p>
          </table:table-cell>
          <table:table-cell table:style-name="ce52" office:value-type="currency" office:currency="EUR" office:value="55" calcext:value-type="currency">
            <text:p><text:s/>€ 55,00 </text:p>
          </table:table-cell>
          <table:table-cell table:number-columns-repeated="2" table:style-name="ce52" office:value-type="currency" office:currency="EUR" office:value="85" calcext:value-type="currency">
            <text:p><text:s/>€ 85,00 </text:p>
          </table:table-cell>
          <table:table-cell table:style-name="ce4"/>
        </table:table-row>
        <table:table-row table:style-name="ro1">
          <table:table-cell table:number-columns-repeated="2" table:style-name="ce3" office:value-type="string" calcext:value-type="string">
            <text:p>Journal of Anthropological Archaeology</text:p>
          </table:table-cell>
          <table:table-cell table:style-name="ce5" office:value-type="string" calcext:value-type="string">
            <text:p>Elsevier</text:p>
          </table:table-cell>
          <table:table-cell table:style-name="ce15" office:value-type="string" calcext:value-type="string">
            <text:p>http://www.journals.elsevier.com/journal-of-anthropological-archaeology</text:p>
          </table:table-cell>
          <table:table-cell table:style-name="ce19"/>
          <table:table-cell table:style-name="ce21" office:value-type="string" calcext:value-type="string">
            <text:p>An international publication, the Journal of Anthropological Archaeology is devoted to the development of theory and, in a broad sense, methodology for the systematic and rigorous understanding of the organization,operation, and evolution of human societi</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940" calcext:value-type="float">
            <text:p><text:s/>$2 940,00 </text:p>
          </table:table-cell>
          <table:table-cell table:style-name="ce40" office:value-type="float" office:value="1800" calcext:value-type="float">
            <text:p><text:s/>$1 800,00 </text:p>
          </table:table-cell>
          <table:table-cell table:style-name="ce40" table:number-columns-repeated="7"/>
          <table:table-cell table:style-name="ce4" table:number-columns-repeated="2"/>
          <table:table-cell table:number-columns-repeated="2" table:style-name="ce40" office:value-type="float" office:value="639" calcext:value-type="float">
            <text:p><text:s/>$639,00 </text:p>
          </table:table-cell>
          <table:table-cell table:style-name="ce4"/>
        </table:table-row>
        <table:table-row table:style-name="ro1">
          <table:table-cell table:number-columns-repeated="2" table:style-name="ce2" office:value-type="string" calcext:value-type="string">
            <text:p>Archaeology, Ethnology and Anthropology of Eurasia</text:p>
          </table:table-cell>
          <table:table-cell table:style-name="ce5" office:value-type="string" calcext:value-type="string">
            <text:p>IAE of SB RAS</text:p>
          </table:table-cell>
          <table:table-cell table:style-name="ce8" office:value-type="string" calcext:value-type="string">
            <text:p>https://journal.archaeology.nsc.ru/jour</text:p>
          </table:table-cell>
          <table:table-cell table:style-name="ce19"/>
          <table:table-cell table:style-name="ce21" office:value-type="string" calcext:value-type="string">
            <text:p>This international journal analyzes and presents research relating to the archaeology, ethnology and anthropology of Eurasia and contiguous regions including the Pacific Rim and the Americas.</text:p>
          </table:table-cell>
          <table:table-cell table:style-name="ce19" office:value-type="float" office:value="2000" calcext:value-type="float">
            <text:p>200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Asia, Europe, Pacific, Americas</text:p>
          </table:table-cell>
          <table:table-cell table:style-name="ce4" office:value-type="string" calcext:value-type="string">
            <text:p>English, Russian</text:p>
          </table:table-cell>
          <table:table-cell table:style-name="ce4"/>
          <table:table-cell table:style-name="ce8" office:value-type="string" calcext:value-type="string">
            <text:p>Rolling Wall (1)</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Digital Applications in Archaeology and Cultural Heritage</text:p>
          </table:table-cell>
          <table:table-cell table:style-name="ce5" office:value-type="string" calcext:value-type="string">
            <text:p>Elsevier</text:p>
          </table:table-cell>
          <table:table-cell table:style-name="ce16" office:value-type="string" calcext:value-type="string">
            <text:p>http://www.journals.elsevier.com/digital-applications-in-archaeology-and-cultural-heritage</text:p>
          </table:table-cell>
          <table:table-cell table:style-name="ce19"/>
          <table:table-cell table:style-name="ce21" office:value-type="string" calcext:value-type="string">
            <text:p>Digital Applications in Archaeology and Cultural Heritage (DAACH) is an on-line, peer-reviewed journal in which scholars can publish 3D digital models of the world's cultural heritage sites, monuments, and palaeoanthropological remains accompanied by asso</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8" office:value-type="currency" office:currency="USD" office:value="2450" calcext:value-type="currency">
            <text:p><text:s/>$2 45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Archaeological Research in Asia</text:p>
          </table:table-cell>
          <table:table-cell table:style-name="ce5" office:value-type="string" calcext:value-type="string">
            <text:p>Elsevier</text:p>
          </table:table-cell>
          <table:table-cell table:style-name="ce16" office:value-type="string" calcext:value-type="string">
            <text:p>http://www.journals.elsevier.com/archaeological-research-in-asia</text:p>
          </table:table-cell>
          <table:table-cell table:style-name="ce19"/>
          <table:table-cell table:style-name="ce21" office:value-type="string" calcext:value-type="string">
            <text:p>Archaeological Research in Asia presents scholarly research conducted in between the Bosporus and the Pacific on a broad range of archaeological subjects of importance to audiences across Asia and around the world. </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Asia</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30" calcext:value-type="float">
            <text:p><text:s/>$2 230,00 </text:p>
          </table:table-cell>
          <table:table-cell table:style-name="ce40" office:value-type="float" office:value="1100" calcext:value-type="float">
            <text:p><text:s/>$1 100,00 </text:p>
          </table:table-cell>
          <table:table-cell table:style-name="ce40" table:number-columns-repeated="7"/>
          <table:table-cell table:style-name="ce4" table:number-columns-repeated="2"/>
          <table:table-cell table:number-columns-repeated="2" table:style-name="ce40" office:value-type="float" office:value="369" calcext:value-type="float">
            <text:p><text:s/>$369,00 </text:p>
          </table:table-cell>
          <table:table-cell table:style-name="ce4"/>
        </table:table-row>
        <table:table-row table:style-name="ro1">
          <table:table-cell table:number-columns-repeated="2" table:style-name="ce4" office:value-type="string" calcext:value-type="string">
            <text:p>Journal of Mediterranean Archaeology</text:p>
          </table:table-cell>
          <table:table-cell table:style-name="ce16" office:value-type="string" calcext:value-type="string">
            <text:p>Equinox Publishing Ltd</text:p>
          </table:table-cell>
          <table:table-cell table:style-name="ce16" office:value-type="string" calcext:value-type="string">
            <text:p>https://journals.equinoxpub.com/index.php/JMA</text:p>
          </table:table-cell>
          <table:table-cell table:style-name="ce4"/>
          <table:table-cell table:style-name="ce36" office:value-type="string" calcext:value-type="string">
            <text:p>The journal publishes material that deals with, amongst others, the social, politicoeconomic and ideological aspects of local or regional production and development, and of social interaction and change in the Mediterranean. We also encourage contribution</text:p>
          </table:table-cell>
          <table:table-cell table:style-name="ce19" office:value-type="float" office:value="1988" calcext:value-type="float">
            <text:p>198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5" calcext:value-type="currency">
            <text:p><text:s/>£35,00 </text:p>
          </table:table-cell>
          <table:table-cell table:style-name="ce51" office:value-type="currency" office:currency="GBP" office:value="52" calcext:value-type="currency">
            <text:p><text:s/>£52,00 </text:p>
          </table:table-cell>
          <table:table-cell table:style-name="ce51" office:value-type="currency" office:currency="GBP" office:value="182" calcext:value-type="currency">
            <text:p><text:s/>£182,00 </text:p>
          </table:table-cell>
          <table:table-cell table:style-name="ce51" office:value-type="currency" office:currency="GBP" office:value="236" calcext:value-type="currency">
            <text:p><text:s/>£236,00 </text:p>
          </table:table-cell>
          <table:table-cell table:style-name="ce4"/>
        </table:table-row>
        <table:table-row table:style-name="ro1">
          <table:table-cell table:number-columns-repeated="2" table:style-name="ce4" office:value-type="string" calcext:value-type="string">
            <text:p>Journal of Contemporary Archaeology</text:p>
          </table:table-cell>
          <table:table-cell table:style-name="ce16" office:value-type="string" calcext:value-type="string">
            <text:p>Equinox Publishing Ltd</text:p>
          </table:table-cell>
          <table:table-cell table:style-name="ce16" office:value-type="string" calcext:value-type="string">
            <text:p>https://journals.equinoxpub.com/index.php/JCA</text:p>
          </table:table-cell>
          <table:table-cell table:style-name="ce4"/>
          <table:table-cell table:style-name="ce21" office:value-type="string" calcext:value-type="string">
            <text:p>Journal of Contemporary Archaeology is the first dedicated, international, peer-reviewed journal to explore archaeology’s specific contribution to understanding the present and recent past. It is concerned both with archaeologies of the contemporary world</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6" calcext:value-type="currency">
            <text:p><text:s/>£36,00 </text:p>
          </table:table-cell>
          <table:table-cell table:style-name="ce51" office:value-type="currency" office:currency="GBP" office:value="72" calcext:value-type="currency">
            <text:p><text:s/>£72,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Islamic Archaeology</text:p>
          </table:table-cell>
          <table:table-cell table:style-name="ce16" office:value-type="string" calcext:value-type="string">
            <text:p>Equinox Publishing Ltd</text:p>
          </table:table-cell>
          <table:table-cell table:style-name="ce16" office:value-type="string" calcext:value-type="string">
            <text:p>https://journals.equinoxpub.com/index.php/JIA</text:p>
          </table:table-cell>
          <table:table-cell table:style-name="ce4"/>
          <table:table-cell table:style-name="ce21" office:value-type="string" calcext:value-type="string">
            <text:p>In the context of this journal, “Islamic archaeology” refers neither to a specific time period, nor to a particular geographical region, as Islam is global and the center of the “Islamic world” has shifted many times over the centuries. Likewise, it is no</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0" calcext:value-type="currency">
            <text:p><text:s/>£30,00 </text:p>
          </table:table-cell>
          <table:table-cell table:style-name="ce51" office:value-type="currency" office:currency="GBP" office:value="45" calcext:value-type="currency">
            <text:p><text:s/>£45,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Skyscape Archaeology</text:p>
          </table:table-cell>
          <table:table-cell table:style-name="ce16" office:value-type="string" calcext:value-type="string">
            <text:p>Equinox Publishing Ltd</text:p>
          </table:table-cell>
          <table:table-cell table:style-name="ce16" office:value-type="string" calcext:value-type="string">
            <text:p>https://journals.equinoxpub.com/index.php/JSA</text:p>
          </table:table-cell>
          <table:table-cell table:style-name="ce4"/>
          <table:table-cell table:style-name="ce21" office:value-type="string" calcext:value-type="string">
            <text:p>The Journal of Skyscape Archaeology (JSA) is concerned with the role and importance of the sky in the interpretation of the material record. Currently, elements of this study can be found separately in the disciplines of archaeoastronomy, archaeology, cul</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4" calcext:value-type="currency">
            <text:p><text:s/>£34,00 </text:p>
          </table:table-cell>
          <table:table-cell table:style-name="ce51" office:value-type="currency" office:currency="GBP" office:value="69" calcext:value-type="currency">
            <text:p><text:s/>£69,00 </text:p>
          </table:table-cell>
          <table:table-cell table:style-name="ce51" office:value-type="currency" office:currency="GBP" office:value="132" calcext:value-type="currency">
            <text:p><text:s/>£132,00 </text:p>
          </table:table-cell>
          <table:table-cell table:style-name="ce51" office:value-type="currency" office:currency="GBP" office:value="161" calcext:value-type="currency">
            <text:p><text:s/>£161,00 </text:p>
          </table:table-cell>
          <table:table-cell table:style-name="ce4"/>
        </table:table-row>
        <table:table-row table:style-name="ro1">
          <table:table-cell table:number-columns-repeated="2" table:style-name="ce4" office:value-type="string" calcext:value-type="string">
            <text:p>Journal of Glacial Archaeology</text:p>
          </table:table-cell>
          <table:table-cell table:style-name="ce16" office:value-type="string" calcext:value-type="string">
            <text:p>Equinox Publishing Ltd</text:p>
          </table:table-cell>
          <table:table-cell table:style-name="ce16" office:value-type="string" calcext:value-type="string">
            <text:p>https://journals.equinoxpub.com/index.php/JGA/index</text:p>
          </table:table-cell>
          <table:table-cell table:style-name="ce4"/>
          <table:table-cell table:style-name="ce21" office:value-type="string" calcext:value-type="string">
            <text:p>The Journal of Glacial Archaeology encompasses all topics concerning archaeological discoveries from glacial, permafrost, polar and high‐altitude frozen contexts across the world and presents the latest discoveries and research from frozen sites .</text:p>
          </table:table-cell>
          <table:table-cell table:style-name="ce19" office:value-type="float" office:value="2014" calcext:value-type="float">
            <text:p>201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24" calcext:value-type="currency">
            <text:p><text:s/>£24,00 </text:p>
          </table:table-cell>
          <table:table-cell table:style-name="ce51" office:value-type="currency" office:currency="GBP" office:value="35" calcext:value-type="currency">
            <text:p><text:s/>£35,00 </text:p>
          </table:table-cell>
          <table:table-cell table:style-name="ce51" office:value-type="currency" office:currency="GBP" office:value="92" calcext:value-type="currency">
            <text:p><text:s/>£92,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table:style-name="ce2" office:value-type="string" calcext:value-type="string">
            <text:p>Estonian Journal of Archaeology</text:p>
          </table:table-cell>
          <table:table-cell table:style-name="ce2" office:value-type="string" calcext:value-type="string">
            <text:p>Estonian Academy Publishers</text:p>
          </table:table-cell>
          <table:table-cell table:style-name="ce8" office:value-type="string" calcext:value-type="string">
            <text:p>http://www.kirj.ee/archaeology?id=15527</text:p>
          </table:table-cell>
          <table:table-cell table:style-name="ce1"/>
          <table:table-cell table:style-name="ce1" office:value-type="string" calcext:value-type="string">
            <text:p>The Estonian Journal of Archaeology is an international journal published by the Estonian Academy of Sciences in collaboration with the Institute of History of Tallinn University and the University of Tartu. The journal publishes primary research and revi</text:p>
          </table:table-cell>
          <table:table-cell table:style-name="ce4" office:value-type="float" office:value="1997" calcext:value-type="float">
            <text:p>1997</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stonian, English, German</text:p>
          </table:table-cell>
          <table:table-cell table:style-name="ce8" office:value-type="string" calcext:value-type="string">
            <text:p>Gold</text:p>
          </table:table-cell>
          <table:table-cell table:style-name="ce8" office:value-type="string" calcext:value-type="string">
            <text:p>Open Access</text:p>
          </table:table-cell>
          <table:table-cell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3" office:value-type="float" office:value="250" calcext:value-type="float">
            <text:p><text:s/>$250,00 </text:p>
          </table:table-cell>
          <table:table-cell table:style-name="ce1" table:number-columns-repeated="12"/>
          <table:table-cell table:style-name="ce4"/>
        </table:table-row>
        <table:table-row table:style-name="ro1">
          <table:table-cell table:number-columns-repeated="2" table:style-name="ce2" office:value-type="string" calcext:value-type="string">
            <text:p>European Archaeologists</text:p>
          </table:table-cell>
          <table:table-cell table:style-name="ce2" office:value-type="string" calcext:value-type="string">
            <text:p>European Association of Archaeologists</text:p>
          </table:table-cell>
          <table:table-cell table:style-name="ce8" office:value-type="string" calcext:value-type="string">
            <text:p>https://www.e-a-a.org/EAA/Publications/TEA/EAA/Navigation_Publications/TEA_home.aspx</text:p>
          </table:table-cell>
          <table:table-cell table:style-name="ce1"/>
          <table:table-cell table:style-name="ce1" office:value-type="string" calcext:value-type="string">
            <text:p>TEA is the newsletter of EAA.</text:p>
          </table:table-cell>
          <table:table-cell table:style-name="ce4" office:value-type="float" office:value="1993" calcext:value-type="float">
            <text:p>199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Florida Anthropologist</text:p>
          </table:table-cell>
          <table:table-cell table:style-name="ce2" office:value-type="string" calcext:value-type="string">
            <text:p>Florida Anthropological Society</text:p>
          </table:table-cell>
          <table:table-cell table:style-name="ce8" office:value-type="string" calcext:value-type="string">
            <text:p>https://fasweb.org/publications/</text:p>
          </table:table-cell>
          <table:table-cell table:style-name="ce8" office:value-type="string" calcext:value-type="string">
            <text:p>https://ufdc.ufl.edu/UF00027829/00002/allvolumes</text:p>
          </table:table-cell>
          <table:table-cell table:style-name="ce1" office:value-type="string" calcext:value-type="string">
            <text:p>The Florida Anthropologist is the society journal that is published quarterly.</text:p>
          </table:table-cell>
          <table:table-cell table:style-name="ce4" office:value-type="float" office:value="1948" calcext:value-type="float">
            <text:p>1948</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number-columns-repeated="3" table:style-name="ce40" office:value-type="float" office:value="30" calcext:value-type="float">
            <text:p><text:s/>$30,00 </text:p>
          </table:table-cell>
          <table:table-cell table:style-name="ce4"/>
        </table:table-row>
        <table:table-row table:style-name="ro1">
          <table:table-cell table:number-columns-repeated="2" table:style-name="ce2" office:value-type="string" calcext:value-type="string">
            <text:p>TRACCE. Online rock art bulletin</text:p>
          </table:table-cell>
          <table:table-cell table:style-name="ce2" office:value-type="string" calcext:value-type="string">
            <text:p>Footsteps of Man archaeological society</text:p>
          </table:table-cell>
          <table:table-cell table:style-name="ce8" office:value-type="string" calcext:value-type="string">
            <text:p>http://www.rupestre.net/tracce/</text:p>
          </table:table-cell>
          <table:table-cell table:style-name="ce1"/>
          <table:table-cell table:style-name="ce1" office:value-type="string" calcext:value-type="string">
            <text:p>Rock Art Publication</text:p>
          </table:table-cell>
          <table:table-cell table:style-name="ce1" office:value-type="float" office:value="1996" calcext:value-type="float">
            <text:p>199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 English, German, Italian,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3" table:style-name="ce2" office:value-type="string" calcext:value-type="string">
            <text:p>Forum Archaeologiae</text:p>
          </table:table-cell>
          <table:table-cell table:style-name="ce8" office:value-type="string" calcext:value-type="string">
            <text:p>http://farch.net/</text:p>
          </table:table-cell>
          <table:table-cell table:style-name="ce1"/>
          <table:table-cell table:style-name="ce1" office:value-type="string" calcext:value-type="string">
            <text:p>The Forum is a platform Archaeologiae, archaeologists and representatives of related branches of science a medium for publication of their work in the Internet wants to offer. The Forum was created in 1996 from the private initiative of the publisher and </text:p>
          </table:table-cell>
          <table:table-cell table:style-name="ce4" office:value-type="float" office:value="1938" calcext:value-type="float">
            <text:p>193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2" office:value-type="string" calcext:value-type="string">
            <text:p>Frankfurter Elektronische Rundschau zur Altertumskunde</text:p>
          </table:table-cell>
          <table:table-cell table:style-name="ce2" office:value-type="string" calcext:value-type="string">
            <text:p>Frankfurter Institut für Archäologische Wissenschaften</text:p>
          </table:table-cell>
          <table:table-cell table:style-name="ce8" office:value-type="string" calcext:value-type="string">
            <text:p>http://www.fera-journal.eu/</text:p>
          </table:table-cell>
          <table:table-cell table:style-name="ce1"/>
          <table:table-cell table:style-name="ce1" office:value-type="string" calcext:value-type="string">
            <text:p>The Frankfurter elektronische Rundschau zur Altertumskunde (FeRA) is an open access online journal especially designed for subjects which study the antiquities, and is being published three times a year (April, August and December). Though established by </text:p>
          </table:table-cell>
          <table:table-cell table:style-name="ce4" office:value-type="float" office:value="2006" calcext:value-type="float">
            <text:p>2006</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Quaternary </text:p>
          </table:table-cell>
          <table:table-cell table:style-name="ce2" office:value-type="string" calcext:value-type="string">
            <text:p>Quaternaire | Bulletin de l'Association française pour l'étude du quaternaire</text:p>
          </table:table-cell>
          <table:table-cell table:style-name="ce2" office:value-type="string" calcext:value-type="string">
            <text:p>French Quaternary Association</text:p>
          </table:table-cell>
          <table:table-cell table:style-name="ce8" office:value-type="string" calcext:value-type="string">
            <text:p>https://journals.openedition.org/quaternaire/</text:p>
          </table:table-cell>
          <table:table-cell table:style-name="ce1"/>
          <table:table-cell table:style-name="ce1" office:value-type="string" calcext:value-type="string">
            <text:p>Quaternary Was created in 1964 by the French Association for Quaternary Research (AFEQ) under the name BulletinAFEQ, qui adopté icts current name in 1990. Articles are published in French, English, and German and deal with all aspects of the Quartenary. T</text:p>
          </table:table-cell>
          <table:table-cell table:style-name="ce1" office:value-type="float" office:value="1964" calcext:value-type="float">
            <text:p>196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World</text:p>
          </table:table-cell>
          <table:table-cell table:style-name="ce6" office:value-type="string" calcext:value-type="string">
            <text:p>French, English, German</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Rolling Wall</text:p>
          </table:table-cell>
          <table:table-cell table:style-name="ce6" office:value-type="string" calcext:value-type="string">
            <text:p>Quaternary</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
          <table:table-cell table:style-name="ce115" office:value-type="float" office:value="0" calcext:value-type="float">
            <text:p><text:s/>$- </text:p>
          </table:table-cell>
          <table:table-cell table:style-name="ce1" table:number-columns-repeated="8"/>
          <table:table-cell table:style-name="ce50" office:value-type="currency" office:currency="EUR" office:value="35" calcext:value-type="currency">
            <text:p><text:s/>€ 35,00 </text:p>
          </table:table-cell>
          <table:table-cell table:style-name="ce50" office:value-type="currency" office:currency="EUR" office:value="50" calcext:value-type="currency">
            <text:p><text:s/>€ 50,00 </text:p>
          </table:table-cell>
          <table:table-cell table:style-name="ce50" office:value-type="currency" office:currency="EUR" office:value="70" calcext:value-type="currency">
            <text:p><text:s/>€ 70,00 </text:p>
          </table:table-cell>
          <table:table-cell table:style-name="ce50" office:value-type="currency" office:currency="EUR" office:value="80" calcext:value-type="currency">
            <text:p><text:s/>€ 80,00 </text:p>
          </table:table-cell>
          <table:table-cell table:style-name="ce4"/>
        </table:table-row>
        <table:table-row table:style-name="ro1">
          <table:table-cell table:number-columns-repeated="2" table:style-name="ce1" office:value-type="string" calcext:value-type="string">
            <text:p>Archaeology Reports Online</text:p>
          </table:table-cell>
          <table:table-cell table:style-name="ce2" office:value-type="string" calcext:value-type="string">
            <text:p>Guard Archaeology</text:p>
          </table:table-cell>
          <table:table-cell table:style-name="ce8" office:value-type="string" calcext:value-type="string">
            <text:p>http://archaeologyreportsonline.com/</text:p>
          </table:table-cell>
          <table:table-cell table:style-name="ce1"/>
          <table:table-cell table:style-name="ce1" office:value-type="string" calcext:value-type="string">
            <text:p>As professional archaeologists we are committed to communicating the results of our archaeological fieldwork to as wide an audience as possible. The recovery of evidence of past human activities by archaeological excavation is just the beginning: it requi</text:p>
          </table:table-cell>
          <table:table-cell table:style-name="ce1" office:value-type="float" office:value="2013" calcext:value-type="float">
            <text:p>201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4"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Haucaypata magazine.Tahuantinsuyo archaeological research</text:p>
          </table:table-cell>
          <table:table-cell table:style-name="ce2" office:value-type="string" calcext:value-type="string">
            <text:p>Revista Haucaypata. Investigaciones arqueológicas del Tahuantinsuyo</text:p>
          </table:table-cell>
          <table:table-cell table:style-name="ce2" office:value-type="string" calcext:value-type="string">
            <text:p>Haucaypata Group</text:p>
          </table:table-cell>
          <table:table-cell table:style-name="ce8" office:value-type="string" calcext:value-type="string">
            <text:p>https://issuu.com/revistahaucaypata.iat/</text:p>
          </table:table-cell>
          <table:table-cell table:style-name="ce1"/>
          <table:table-cell table:style-name="ce1" office:value-type="string" calcext:value-type="string">
            <text:p>Archaeological studies of Tahuantinsuyo, Peru and South America, have a striking progress in recent years. Collation to do this, because usually the study of the Inca past was gone and rested only on the basis of the data we ethnohistorical sources could </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3" table:style-name="ce2" office:value-type="string" calcext:value-type="string">
            <text:p>Heroic Age, The</text:p>
          </table:table-cell>
          <table:table-cell table:style-name="ce8" office:value-type="string" calcext:value-type="string">
            <text:p>http://www.heroicage.org/</text:p>
          </table:table-cell>
          <table:table-cell table:style-name="ce1"/>
          <table:table-cell table:style-name="ce1" office:value-type="string" calcext:value-type="string">
            <text:p>The Heroic Age focuses on Northwestern Europe during the early medieval period (from the early 4ththrough 13th centuries).  We seek to foster dialogue between all scholars of this period across ethnic and disciplinary boundaries, including—but not limited</text:p>
          </table:table-cell>
          <table:table-cell table:style-name="ce4" office:value-type="float" office:value="1999" calcext:value-type="float">
            <text:p>1999</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Gladius</text:p>
          </table:table-cell>
          <table:table-cell table:style-name="ce2" office:value-type="string" calcext:value-type="string">
            <text:p>Hoffmeyer Institute of CSIC</text:p>
          </table:table-cell>
          <table:table-cell table:style-name="ce8" office:value-type="string" calcext:value-type="string">
            <text:p>http://gladius.revistas.csic.es/index.php/gladius</text:p>
          </table:table-cell>
          <table:table-cell table:style-name="ce1"/>
          <table:table-cell table:style-name="ce1" office:value-type="string" calcext:value-type="string">
            <text:p>Gladius publishes scientific contributions the following topics: Weapons from prehistory to the late eighteenth century, Polemology, History of the war in Europe, the American colonial world, and Islam.</text:p>
          </table:table-cell>
          <table:table-cell table:style-name="ce4" office:value-type="float" office:value="1961" calcext:value-type="float">
            <text:p>1961</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Studies from the Internet on Egyptology and Sudanarchaeology</text:p>
          </table:table-cell>
          <table:table-cell table:style-name="ce2" office:value-type="string" calcext:value-type="string">
            <text:p>Internet-Beiträge zur Ägyptologie und Sudanarchäologie</text:p>
          </table:table-cell>
          <table:table-cell table:style-name="ce2" office:value-type="string" calcext:value-type="string">
            <text:p>Humboldt-Universität zu Berlin</text:p>
          </table:table-cell>
          <table:table-cell table:style-name="ce8" office:value-type="string" calcext:value-type="string">
            <text:p>http://www2.rz.hu-berlin.de/nilus/net-publications/index.html</text:p>
          </table:table-cell>
          <table:table-cell table:style-name="ce1"/>
          <table:table-cell table:style-name="ce1" office:value-type="string" calcext:value-type="string">
            <text:p>Publishes on the subject of archaeology in Eygpt and Sudan.</text:p>
          </table:table-cell>
          <table:table-cell table:style-name="ce13" office:value-type="float" office:value="1998" calcext:value-type="float">
            <text:p>1998</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4" office:value-type="string" calcext:value-type="string">
            <text:p>Africa</text:p>
          </table:table-cell>
          <table:table-cell table:style-name="ce1" office:value-type="string" calcext:value-type="string">
            <text:p>German</text:p>
          </table:table-cell>
          <table:table-cell table:style-name="ce1"/>
          <table:table-cell table:style-name="ce8" office:value-type="string" calcext:value-type="string">
            <text:p>Rolling Wall (3)</text:p>
          </table:table-cell>
          <table:table-cell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Malacology Group Newsletter</text:p>
          </table:table-cell>
          <table:table-cell table:style-name="ce2" office:value-type="string" calcext:value-type="string">
            <text:p>ICAZ Archaeomalacology Working Group</text:p>
          </table:table-cell>
          <table:table-cell table:style-name="ce8" office:value-type="string" calcext:value-type="string">
            <text:p>https://archaeomalacology.wordpress.com/archaeomalacology-newsletters/</text:p>
          </table:table-cell>
          <table:table-cell table:style-name="ce1"/>
          <table:table-cell table:style-name="ce1" office:value-type="string" calcext:value-type="string">
            <text:p>The first issue of the A+M Newsletter appeared in July 2001 and consisted of the names, contact details and research interests of the thirty-two people who had responded to a notice I published in The Conchologists' Newsletter (No. 154: 385, September 200</text:p>
          </table:table-cell>
          <table:table-cell table:style-name="ce4" office:value-type="float" office:value="2001" calcext:value-type="float">
            <text:p>2001</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nthropozo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Trypillian Civilization Journal </text:p>
          </table:table-cell>
          <table:table-cell table:style-name="ce2" office:value-type="string" calcext:value-type="string">
            <text:p>Independent</text:p>
          </table:table-cell>
          <table:table-cell table:style-name="ce8" office:value-type="string" calcext:value-type="string">
            <text:p>http://www.trypillia.com/</text:p>
          </table:table-cell>
          <table:table-cell table:style-name="ce1"/>
          <table:table-cell table:style-name="ce1" office:value-type="string" calcext:value-type="string">
            <text:p>The Trypillian Civilization Journal is an international peer-reviewed publication devoted to the multidisciplinary study of the origins of the human populations, cultures and societies from the North Pontic lowlands to the Dnieper river regions (area roug</text:p>
          </table:table-cell>
          <table:table-cell table:style-name="ce1" office:value-type="float" office:value="2010" calcext:value-type="float">
            <text:p>2010</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Ukrainian, Russ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Journal of Indo-Pacific Archaeology | Bulletin of the Indo-Pacific Prehistory Association</text:p>
          </table:table-cell>
          <table:table-cell table:style-name="ce2" office:value-type="string" calcext:value-type="string">
            <text:p>Indo-Pacific Prehistory Association</text:p>
          </table:table-cell>
          <table:table-cell table:style-name="ce8" office:value-type="string" calcext:value-type="string">
            <text:p>http://journals.lib.washington.edu/index.php/JIPA/index</text:p>
          </table:table-cell>
          <table:table-cell table:style-name="ce1" office:value-type="string" calcext:value-type="string">
            <text:p>https://digital.lib.washington.edu/ojs/index.php/BIPPA/</text:p>
          </table:table-cell>
          <table:table-cell table:style-name="ce1" office:value-type="string" calcext:value-type="string">
            <text:p>The Journal of Indo-Pacific Archaeology is an international, peer-reviewed, open access online journal. Its purpose is to widely and freely disseminate detailed field reports and in depth communications on the archaeology of East Asia, Southeast Asia and </text:p>
          </table:table-cell>
          <table:table-cell table:style-name="ce1" office:value-type="float" office:value="1979" calcext:value-type="float">
            <text:p>1979</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Pacific, Asia</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Dialogues of ancient history</text:p>
          </table:table-cell>
          <table:table-cell table:style-name="ce2" office:value-type="string" calcext:value-type="string">
            <text:p>Dialogues d'histoire ancienne</text:p>
          </table:table-cell>
          <table:table-cell table:style-name="ce18" office:value-type="string" calcext:value-type="string">
            <text:p><text:span text:style-name="T2"><text:a xlink:href="https://www.cairn.info/editeur.php?ID_EDITEUR=PUFC" xlink:type="simple">Presses universitaires de Franche-Comté</text:a></text:span></text:p>
          </table:table-cell>
          <table:table-cell table:style-name="ce8" office:value-type="string" calcext:value-type="string">
            <text:p>http://www.persee.fr/collection/dha</text:p>
          </table:table-cell>
          <table:table-cell table:style-name="ce16" office:value-type="string" calcext:value-type="string">
            <text:p>http://www.cairn.info/revue-dialogues-d-histoire-ancienne.htm</text:p>
          </table:table-cell>
          <table:table-cell table:style-name="ce1" office:value-type="string" calcext:value-type="string">
            <text:p>Founded in 1974, the journal Ancient History Dialogues is designed as a space for the presentation and discussion of studies on the history of ancient societies, their social, economic, religious and cultural. DHA strives to offer various approaches to in</text:p>
          </table:table-cell>
          <table:table-cell table:style-name="ce4" office:value-type="float" office:value="1974" calcext:value-type="float">
            <text:p>1974</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6" office:value-type="string" calcext:value-type="string">
            <text:p>Journal of Neolithic Archaeology</text:p>
          </table:table-cell>
          <table:table-cell table:style-name="ce6" office:value-type="string" calcext:value-type="string">
            <text:p>Institut für Ur- und Frühgeschichte Christian-Albrechts-Universität</text:p>
          </table:table-cell>
          <table:table-cell table:style-name="ce16" office:value-type="string" calcext:value-type="string">
            <text:p>http://www.jna.uni-kiel.de</text:p>
          </table:table-cell>
          <table:table-cell table:style-name="ce6"/>
          <table:table-cell table:style-name="ce2" office:value-type="string" calcext:value-type="string">
            <text:p>The Journal of Neolithic Archaeology provides a scientific information platform on the archaeology of the Neolithic period. The articles are mainly in German and English, and for all articles English summaries and figure captions are available.</text:p>
          </table:table-cell>
          <table:table-cell table:style-name="ce6" office:value-type="float" office:value="1999" calcext:value-type="float">
            <text:p>1999</text:p>
          </table:table-cell>
          <table:table-cell table:style-name="ce16" office:value-type="float" office:value="2020" calcext:value-type="float">
            <text:p>2020</text:p>
          </table:table-cell>
          <table:table-cell table:style-name="ce8" office:value-type="string" calcext:value-type="string">
            <text:p>Yes</text:p>
          </table:table-cell>
          <table:table-cell table:style-name="ce6" office:value-type="string" calcext:value-type="string">
            <text:p>Europe</text:p>
          </table:table-cell>
          <table:table-cell table:style-name="ce6"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6" office:value-type="string" calcext:value-type="string">
            <text:p>Prehistoric</text:p>
          </table:table-cell>
          <table:table-cell table:style-name="ce6" office:value-type="string" calcext:value-type="string">
            <text:p>Yes</text:p>
          </table:table-cell>
          <table:table-cell table:style-name="ce6" table:number-columns-repeated="2"/>
          <table:table-cell table:style-name="ce115" office:value-type="float" office:value="0" calcext:value-type="float">
            <text:p><text:s/>$- </text:p>
          </table:table-cell>
          <table:table-cell table:style-name="ce4" table:number-columns-repeated="13"/>
        </table:table-row>
        <table:table-row table:style-name="ro1">
          <table:table-cell table:style-name="ce1" office:value-type="string" calcext:value-type="string">
            <text:p>Archaeological Journal</text:p>
          </table:table-cell>
          <table:table-cell table:style-name="ce2" office:value-type="string" calcext:value-type="string">
            <text:p>Archeoloski Vestnik (Acta Archaeological)</text:p>
          </table:table-cell>
          <table:table-cell table:style-name="ce2" office:value-type="string" calcext:value-type="string">
            <text:p>Inštitut za arheologijo ZRC SAZU (Institut of Archaeology at the Research Center of the Slovenian Academy of Sciences and Arts)</text:p>
          </table:table-cell>
          <table:table-cell table:style-name="ce8" office:value-type="string" calcext:value-type="string">
            <text:p>https://ojs.zrc-sazu.si/av/</text:p>
          </table:table-cell>
          <table:table-cell table:style-name="ce1"/>
          <table:table-cell table:style-name="ce1" office:value-type="string" calcext:value-type="string">
            <text:p>Arheološki vestnik is the central Slovenian archaeological journal. It publishes original scientific and professional contributions that present findings in the field of archaeology in the eastern/south-eastern Alpine, northern Adriatic and western Balkan</text:p>
          </table:table-cell>
          <table:table-cell table:style-name="ce4" office:value-type="float" office:value="1950" calcext:value-type="float">
            <text:p>195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Slove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Contributions of Institute of Archaeology in Zagreb</text:p>
          </table:table-cell>
          <table:table-cell table:style-name="ce2" office:value-type="string" calcext:value-type="string">
            <text:p>Prilozi Instituta za arheologiju u Zagrebu</text:p>
          </table:table-cell>
          <table:table-cell table:style-name="ce2" office:value-type="string" calcext:value-type="string">
            <text:p>Institut za arheologiju</text:p>
          </table:table-cell>
          <table:table-cell table:style-name="ce8" office:value-type="string" calcext:value-type="string">
            <text:p>http://hrcak.srce.hr/prilozi-iaz</text:p>
          </table:table-cell>
          <table:table-cell table:style-name="ce1"/>
          <table:table-cell table:style-name="ce1" office:value-type="string" calcext:value-type="string">
            <text:p>The journal was founded in 1983 by Department of Archaeology, Center for Historical Sciences, University of Zagreb and originally entitled Prinosi. In 1985 (vol. 2) changes its title to Prilozi. From 1992 Center for Historical Sciences changes its name to</text:p>
          </table:table-cell>
          <table:table-cell table:style-name="ce4" office:value-type="float" office:value="1983" calcext:value-type="float">
            <text:p>198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1" office:value-type="string" calcext:value-type="string">
            <text:p>Prehistoric Works</text:p>
          </table:table-cell>
          <table:table-cell table:style-name="ce2" office:value-type="string" calcext:value-type="string">
            <text:p>Trabajos de Prehistoria</text:p>
          </table:table-cell>
          <table:table-cell table:style-name="ce2" office:value-type="string" calcext:value-type="string">
            <text:p>Institute de Historia (CSIC)</text:p>
          </table:table-cell>
          <table:table-cell table:style-name="ce8" office:value-type="string" calcext:value-type="string">
            <text:p>http://tp.revistas.csic.es/index.php/tp/index</text:p>
          </table:table-cell>
          <table:table-cell table:style-name="ce1"/>
          <table:table-cell table:style-name="ce1" office:value-type="string" calcext:value-type="string">
            <text:p>Works of Prehistory publishes articles of synthesis, interdisciplinary studies, work theory and archaeological methods that are novel. Works of Prehistory is also interested in issues connected with the management of the Archaeological Heritage .</text:p>
          </table:table-cell>
          <table:table-cell table:style-name="ce1" office:value-type="float" office:value="1994" calcext:value-type="float">
            <text:p>199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 Mediterranean</text:p>
          </table:table-cell>
          <table:table-cell table:style-name="ce1" office:value-type="string" calcext:value-type="string">
            <text:p>Spanish, English, 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Archeologické rozhledy</text:p>
          </table:table-cell>
          <table:table-cell table:style-name="ce2" office:value-type="string" calcext:value-type="string">
            <text:p>Institute of Archaeology, Academy of Sciences of the Czech Republic</text:p>
          </table:table-cell>
          <table:table-cell table:style-name="ce8" office:value-type="string" calcext:value-type="string">
            <text:p>https://www.arup.cas.cz/publikace/archeologicke-rozhledy/</text:p>
          </table:table-cell>
          <table:table-cell table:style-name="ce1" office:value-type="string" calcext:value-type="string">
            <text:p>http://kramerius.lib.cas.cz/search/?language=en&amp;lang=en&amp;id=2026&amp;it=0</text:p>
          </table:table-cell>
          <table:table-cell table:style-name="ce1" office:value-type="string" calcext:value-type="string">
            <text:p>Journal of reviewed articles, founded 1949, focused on the history of Man and his material culture, environmental changes or modern methods of archaeology, especially in the region of Central Europe, publishes brief original studies, contributions and dis</text:p>
          </table:table-cell>
          <table:table-cell table:style-name="ce4" office:value-type="float" office:value="1949" calcext:value-type="float">
            <text:p>194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French, German, Polish, Slovak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style-name="ce1" office:value-type="string" calcext:value-type="string">
            <text:p>Archaeological Monuments</text:p>
          </table:table-cell>
          <table:table-cell table:style-name="ce2" office:value-type="string" calcext:value-type="string">
            <text:p>Památky archeologické</text:p>
          </table:table-cell>
          <table:table-cell table:style-name="ce2" office:value-type="string" calcext:value-type="string">
            <text:p>Institute of Archaeology, Academy of Sciences of the Czech Republic</text:p>
          </table:table-cell>
          <table:table-cell table:style-name="ce8" office:value-type="string" calcext:value-type="string">
            <text:p>https://www.arup.cas.cz/publikace/pamatky-archeologicke-2/</text:p>
          </table:table-cell>
          <table:table-cell table:style-name="ce1"/>
          <table:table-cell table:style-name="ce1" office:value-type="string" calcext:value-type="string">
            <text:p>The journal Památky Archeologické first occurred in 1854. The Journal generally publishes longer original scientific works of supra-regional significance from the fields of archeology and related scientific disciplines, along with critical and informative</text:p>
          </table:table-cell>
          <table:table-cell table:style-name="ce1" office:value-type="float" office:value="1854" calcext:value-type="float">
            <text:p>1854</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Czech, Slovakian, English, German, 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8"/>
          <table:table-cell table:number-columns-repeated="4" table:style-name="ce1" office:value-type="float" office:value="363" calcext:value-type="float">
            <text:p>363</text:p>
          </table:table-cell>
          <table:table-cell table:style-name="ce2" office:value-type="string" calcext:value-type="string">
            <text:p>NZ</text:p>
          </table:table-cell>
        </table:table-row>
        <table:table-row table:style-name="ro1">
          <table:table-cell table:number-columns-repeated="2" table:style-name="ce2" office:value-type="string" calcext:value-type="string">
            <text:p>Annales Instituti Archaeologici</text:p>
          </table:table-cell>
          <table:table-cell table:style-name="ce2" office:value-type="string" calcext:value-type="string">
            <text:p>Institute of archaeology</text:p>
          </table:table-cell>
          <table:table-cell table:style-name="ce8" office:value-type="string" calcext:value-type="string">
            <text:p>http://hrcak.srce.hr/index.php?show=casopis&amp;id_casopis=46&amp;lang=en</text:p>
          </table:table-cell>
          <table:table-cell table:style-name="ce1"/>
          <table:table-cell table:style-name="ce1" office:value-type="string" calcext:value-type="string">
            <text:p>The journal was founded in 2005 by Institute of Archaeology (Zagreb) and originally entitled Annales Instituti Archaeologici – AIA. The journal publishes results of the archaeological excavations and field surveys carried by Institute of Archaeology. It i</text:p>
          </table:table-cell>
          <table:table-cell table:style-name="ce4" office:value-type="float" office:value="2005" calcext:value-type="float">
            <text:p>2005</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Europe</text:p>
          </table:table-cell>
          <table:table-cell table:style-name="ce1"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INA Quarterly</text:p>
          </table:table-cell>
          <table:table-cell table:style-name="ce2" office:value-type="string" calcext:value-type="string">
            <text:p>Institute of Nautical Archaeology</text:p>
          </table:table-cell>
          <table:table-cell table:style-name="ce8" office:value-type="string" calcext:value-type="string">
            <text:p>https://nauticalarch.org/latest-ina-quarterly-issue/</text:p>
          </table:table-cell>
          <table:table-cell table:style-name="ce1"/>
          <table:table-cell table:style-name="ce1" office:value-type="string" calcext:value-type="string">
            <text:p>The INA Quarterly has been published since Spring 1974 by the Institute of Nautical Archaeology and continues to be published four times a year. It is a news and information magazine focused on the Institute and its many projects, as well as the issues an</text:p>
          </table:table-cell>
          <table:table-cell table:style-name="ce4" office:value-type="float" office:value="1974" calcext:value-type="float">
            <text:p>1974</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style-name="ce8" office:value-type="string" calcext:value-type="string">
            <text:p>Rolling Wall (1)</text:p>
          </table:table-cell>
          <table:table-cell table:style-name="ce1" office:value-type="string" calcext:value-type="string">
            <text:p>Rolling 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Habitus</text:p>
          </table:table-cell>
          <table:table-cell table:style-name="ce2" office:value-type="string" calcext:value-type="string">
            <text:p>Instituto Goiano de Pré-História e Antropologia | Pontifícia Universidade Católica de Goiás</text:p>
          </table:table-cell>
          <table:table-cell table:style-name="ce8" office:value-type="string" calcext:value-type="string">
            <text:p>http://seer.pucgoias.edu.br/index.php/habitus/index</text:p>
          </table:table-cell>
          <table:table-cell table:style-name="ce1"/>
          <table:table-cell table:style-name="ce1" office:value-type="string" calcext:value-type="string">
            <text:p>The Habitus magazine is a biannual publication of Goiás Institute of Prehistory and Anthropology that aims to disseminate scientific production in the fields of archeology, anthropology, audiovisual documentation and the environment, with the central axis</text:p>
          </table:table-cell>
          <table:table-cell table:style-name="ce4" office:value-type="float" office:value="2003" calcext:value-type="float">
            <text:p>2003</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South America</text:p>
          </table:table-cell>
          <table:table-cell table:style-name="ce13" office:value-type="string" calcext:value-type="string">
            <text:p>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International Association for Obsidian Studies Bulletin</text:p>
          </table:table-cell>
          <table:table-cell table:style-name="ce2" office:value-type="string" calcext:value-type="string">
            <text:p>International Association for Obsidian Studies</text:p>
          </table:table-cell>
          <table:table-cell table:style-name="ce8" office:value-type="string" calcext:value-type="string">
            <text:p>http://www.deschutesmeridian.com/IAOS/</text:p>
          </table:table-cell>
          <table:table-cell table:style-name="ce1"/>
          <table:table-cell table:style-name="ce1" office:value-type="string" calcext:value-type="string">
            <text:p>The publication of IAOS.</text:p>
          </table:table-cell>
          <table:table-cell table:style-name="ce4" office:value-type="float" office:value="1989" calcext:value-type="float">
            <text:p>1989</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Lithics</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Bulletin of the International Association for Paleodontology</text:p>
          </table:table-cell>
          <table:table-cell table:style-name="ce2" office:value-type="string" calcext:value-type="string">
            <text:p>International Association for Paleodontology</text:p>
          </table:table-cell>
          <table:table-cell table:style-name="ce8" office:value-type="string" calcext:value-type="string">
            <text:p>http://hrcak.srce.hr/paleodontology</text:p>
          </table:table-cell>
          <table:table-cell table:style-name="ce1" office:value-type="string" calcext:value-type="string">
            <text:p>http://www.paleodontology.com/index.php?id=161</text:p>
          </table:table-cell>
          <table:table-cell table:style-name="ce1" office:value-type="string" calcext:value-type="string">
            <text:p>Bulletin of the International Association for Paleodontology is an interdisciplinary open access online journal inviting and welcoming contributions from anthropology, bioarchaeology, paleodontology and related fields. The journal publishes papers and dev</text:p>
          </table:table-cell>
          <table:table-cell table:style-name="ce4" office:value-type="float" office:value="2007" calcext:value-type="float">
            <text:p>2007</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Hadashot Arkheologiyot</text:p>
          </table:table-cell>
          <table:table-cell table:style-name="ce2" office:value-type="string" calcext:value-type="string">
            <text:p>Israel Antiquities Authority </text:p>
          </table:table-cell>
          <table:table-cell table:style-name="ce8" office:value-type="string" calcext:value-type="string">
            <text:p>https://www.hadashot-esi.org.il/default_eng.aspx</text:p>
          </table:table-cell>
          <table:table-cell table:style-name="ce1"/>
          <table:table-cell table:style-name="ce1" office:value-type="string" calcext:value-type="string">
            <text:p>ESI journal, which is published in print since 1961, preliminary reports on excavations and archaeological surveys conducted in the country, final reports of limited surveys and excavations. Also published its reports on archaeological finds recorded duri</text:p>
          </table:table-cell>
          <table:table-cell table:style-name="ce4" office:value-type="float" office:value="1961" calcext:value-type="float">
            <text:p>1961</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Middle East</text:p>
          </table:table-cell>
          <table:table-cell table:style-name="ce1" office:value-type="string" calcext:value-type="string">
            <text:p>English, Hebrew</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Israel Exploration Journal</text:p>
          </table:table-cell>
          <table:table-cell table:style-name="ce4" office:value-type="string" calcext:value-type="string">
            <text:p>Israel Exploration Society</text:p>
          </table:table-cell>
          <table:table-cell table:style-name="ce16" office:value-type="string" calcext:value-type="string">
            <text:p>http://israelexplorationsociety.huji.ac.il/iej.htm</text:p>
          </table:table-cell>
          <table:table-cell table:style-name="ce16" office:value-type="string" calcext:value-type="string">
            <text:p>http://www.jstor.org/journal/israexplj</text:p>
          </table:table-cell>
          <table:table-cell table:style-name="ce21" office:value-type="string" calcext:value-type="string">
            <text:p>For over half a century, the Israel Exploration Journal has been a major interdisciplinary, scholarly forum for current archaeological, historical and geographical research about Israel and its environs. Articles span a broad chronological range, from pre</text:p>
          </table:table-cell>
          <table:table-cell table:style-name="ce19" office:value-type="float" office:value="1950" calcext:value-type="float">
            <text:p>1950</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4" office:value-type="string" calcext:value-type="string">
            <text:p>Eretz-Israel: Archaeological, Historical and Geographical Studies</text:p>
          </table:table-cell>
          <table:table-cell table:style-name="ce4" office:value-type="string" calcext:value-type="string">
            <text:p>Israel Exploration Society</text:p>
          </table:table-cell>
          <table:table-cell table:style-name="ce16" office:value-type="string" calcext:value-type="string">
            <text:p>http://israelexplorationsociety.huji.ac.il/eretzisrael.htm</text:p>
          </table:table-cell>
          <table:table-cell table:style-name="ce28" office:value-type="string" calcext:value-type="string">
            <text:p><text:span text:style-name="T2"><text:a xlink:href="http://www.jstor.org/journal/eretzisrael" xlink:type="simple">http://www.jstor.org/journal/eretzisrael</text:a></text:span></text:p>
          </table:table-cell>
          <table:table-cell table:style-name="ce21" office:value-type="string" calcext:value-type="string">
            <text:p>The Eretz-Israel Series includes articles in Hebrew (with English summaries), English and other languages relating to the research interests of the scholar in whose honor the volume was prepared.</text:p>
          </table:table-cell>
          <table:table-cell table:style-name="ce19" office:value-type="float" office:value="1951" calcext:value-type="float">
            <text:p>1951</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4" office:value-type="string" calcext:value-type="string">
            <text:p>Qadmoniot: A Journal for the Antiquities of Eretz-Israel and Bible Lands / ×§×“×ž×•× ×™×•×ª: ×›×ª×‘-×¢×ª ×œ×¢×ª×™×§×•×ª ××¨×¥-×™×©×¨××œ ×•××¨×¦×•×ª ×”×ž×§×¨×</text:p>
          </table:table-cell>
          <table:table-cell table:style-name="ce4" office:value-type="string" calcext:value-type="string">
            <text:p>Israel Exploration Society</text:p>
          </table:table-cell>
          <table:table-cell table:style-name="ce18" office:value-type="string" calcext:value-type="string">
            <text:p><text:span text:style-name="T2"><text:a xlink:href="http://www.jstor.org/journal/qadmoniot" xlink:type="simple">http://www.jstor.org/journal/qadmoniot</text:a></text:span></text:p>
          </table:table-cell>
          <table:table-cell table:style-name="ce4"/>
          <table:table-cell table:style-name="ce21"/>
          <table:table-cell table:style-name="ce19" office:value-type="float" office:value="1968" calcext:value-type="float">
            <text:p>1968</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73" calcext:value-type="float">
            <text:p><text:s/>$73,00 </text:p>
          </table:table-cell>
          <table:table-cell table:style-name="ce1"/>
        </table:table-row>
        <table:table-row table:style-name="ro1">
          <table:table-cell table:number-columns-repeated="2" table:style-name="ce1" office:value-type="string" calcext:value-type="string">
            <text:p>Journal of Roman Archaeology</text:p>
          </table:table-cell>
          <table:table-cell table:style-name="ce15" office:value-type="string" calcext:value-type="string">
            <text:p>Cambridge Journals</text:p>
          </table:table-cell>
          <table:table-cell table:style-name="ce8" office:value-type="string" calcext:value-type="string">
            <text:p>https://www.cambridge.org/core/journals/journal-of-roman-archaeology</text:p>
          </table:table-cell>
          <table:table-cell table:style-name="ce1"/>
          <table:table-cell table:style-name="ce1" office:value-type="string" calcext:value-type="string">
            <text:p>The journal will be concerned with Italy and all parts of the Roman world from about 700 B.C. to about A.D. 700. It will exclude the prehistoric period but include the Etruscan period. It is intended to be Mediterranean-wide in its coverage, and is not in</text:p>
          </table:table-cell>
          <table:table-cell table:style-name="ce1" office:value-type="float" office:value="1988" calcext:value-type="float">
            <text:p>198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Mediterranean, Europe, Africa, Middle East</text:p>
          </table:table-cell>
          <table:table-cell table:style-name="ce4" office:value-type="string" calcext:value-type="string">
            <text:p>English, French, German, Italian, Spanish</text:p>
          </table:table-cell>
          <table:table-cell table:style-name="ce8" office:value-type="string" calcext:value-type="string">
            <text:p>Gold</text:p>
          </table:table-cell>
          <table:table-cell table:style-name="ce8" office:value-type="string" calcext:value-type="string">
            <text:p>Hybrid</text:p>
          </table:table-cell>
          <table:table-cell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style-name="ce40" office:value-type="float" office:value="83" calcext:value-type="float">
            <text:p><text:s/>$83,00 </text:p>
          </table:table-cell>
          <table:table-cell table:style-name="ce40" office:value-type="float" office:value="124" calcext:value-type="float">
            <text:p><text:s/>$124,00 </text:p>
          </table:table-cell>
          <table:table-cell table:style-name="ce40" office:value-type="float" office:value="200" calcext:value-type="float">
            <text:p><text:s/>$200,00 </text:p>
          </table:table-cell>
          <table:table-cell table:style-name="ce40" office:value-type="float" office:value="225" calcext:value-type="float">
            <text:p><text:s/>$225,00 </text:p>
          </table:table-cell>
          <table:table-cell table:style-name="ce4"/>
        </table:table-row>
        <table:table-row table:style-name="ro1">
          <table:table-cell table:number-columns-repeated="2" table:style-name="ce2" office:value-type="string" calcext:value-type="string">
            <text:p>Japanese Journal of Archaeology, The </text:p>
          </table:table-cell>
          <table:table-cell table:style-name="ce2" office:value-type="string" calcext:value-type="string">
            <text:p>Japanese Archaeological Association</text:p>
          </table:table-cell>
          <table:table-cell table:style-name="ce78" office:value-type="string" calcext:value-type="string">
            <text:p>http://www.jjarchaeology.jp/</text:p>
          </table:table-cell>
          <table:table-cell table:style-name="ce1"/>
          <table:table-cell table:style-name="ce1" office:value-type="string" calcext:value-type="string">
            <text:p>The Japanese Journal of Archaeology is a Web-based, open-access journal, and features peer-reviewed original research and review articles written in English, primarily, but not exclusively, concerning 1) archaeological studies of Japanese archipelago, and</text:p>
          </table:table-cell>
          <table:table-cell table:style-name="ce1" office:value-type="float" office:value="2013" calcext:value-type="float">
            <text:p>2013</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nthropological Science</text:p>
          </table:table-cell>
          <table:table-cell table:style-name="ce8" office:value-type="string" calcext:value-type="string">
            <text:p>Anthropological Science</text:p>
          </table:table-cell>
          <table:table-cell table:style-name="ce8" office:value-type="string" calcext:value-type="string">
            <text:p>The Anthropological Society of Nippon</text:p>
          </table:table-cell>
          <table:table-cell table:style-name="ce8" office:value-type="string" calcext:value-type="string">
            <text:p>https://www.jstage.jst.go.jp/browse/ase</text:p>
          </table:table-cell>
          <table:table-cell table:style-name="ce1" office:value-type="string" calcext:value-type="string">
            <text:p>https://www.jstage.jst.go.jp/browse/ase</text:p>
          </table:table-cell>
          <table:table-cell table:style-name="ce1" office:value-type="string" calcext:value-type="string">
            <text:p>Anthropological Science (AS) is the official journal of the Anthropological Society of Nippon. It publishes original and review articles, brief communications, material reports, and book reviews. Anthropological Science concentrates on publishing manuscri</text:p>
          </table:table-cell>
          <table:table-cell table:style-name="ce4" office:value-type="float" office:value="1892" calcext:value-type="float">
            <text:p>1892</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P: Online Journal in Public Archaeology</text:p>
          </table:table-cell>
          <table:table-cell table:style-name="ce8" office:value-type="string" calcext:value-type="string">
            <text:p>AP: Online Journal in Public Archaeology</text:p>
          </table:table-cell>
          <table:table-cell table:style-name="ce8" office:value-type="string" calcext:value-type="string">
            <text:p>JAS Arqueología</text:p>
          </table:table-cell>
          <table:table-cell table:style-name="ce8" office:value-type="string" calcext:value-type="string">
            <text:p>http://revistas.jasarqueologia.es/index.php/APJournal</text:p>
          </table:table-cell>
          <table:table-cell table:style-name="ce1"/>
          <table:table-cell table:style-name="ce1" office:value-type="string" calcext:value-type="string">
            <text:p>AP: Online Journal in Public Archaeology is a peer reviewed, open access journal devoted exclusively to Public Archaeology. Edited by JAS Arqueología, it is freely distributed online in order to enable easy access to research and debates, and to spread th</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style-name="ce2"/>
          <table:table-cell table:style-name="ce8" office:value-type="string" calcext:value-type="string">
            <text:p>Offa's Dyke Journal</text:p>
          </table:table-cell>
          <table:table-cell table:style-name="ce8" office:value-type="string" calcext:value-type="string">
            <text:p>JAS Arqueología</text:p>
          </table:table-cell>
          <table:table-cell table:style-name="ce8" office:value-type="string" calcext:value-type="string">
            <text:p>http://revistas.jasarqueologia.es/index.php/odjournal/index</text:p>
          </table:table-cell>
          <table:table-cell table:style-name="ce1" table:number-columns-repeated="2"/>
          <table:table-cell table:style-name="ce1" office:value-type="float" office:value="2019" calcext:value-type="float">
            <text:p>2019</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2"/>
          <table:table-cell table:style-name="ce8" office:value-type="string" calcext:value-type="string">
            <text:p>Revista Otars: Otras arqueologías</text:p>
          </table:table-cell>
          <table:table-cell table:style-name="ce8" office:value-type="string" calcext:value-type="string">
            <text:p>JAS Arqueología</text:p>
          </table:table-cell>
          <table:table-cell table:style-name="ce8" office:value-type="string" calcext:value-type="string">
            <text:p>http://revistas.jasarqueologia.es/index.php/otarq/index</text:p>
          </table:table-cell>
          <table:table-cell table:style-name="ce1" table:number-columns-repeated="2"/>
          <table:table-cell table:style-name="ce8" office:value-type="float" office:value="2016" calcext:value-type="float">
            <text:p>201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style-name="ce2" office:value-type="string" calcext:value-type="string">
            <text:p>American Journal of Physical Anthropology</text:p>
          </table:table-cell>
          <table:table-cell table:style-name="ce8" office:value-type="string" calcext:value-type="string">
            <text:p>American Journal of Physical Anthropology</text:p>
          </table:table-cell>
          <table:table-cell table:style-name="ce79" office:value-type="string" calcext:value-type="string">
            <text:p>Wiley-Blackwell</text:p>
          </table:table-cell>
          <table:table-cell table:style-name="ce8" office:value-type="string" calcext:value-type="string">
            <text:p>https://onlinelibrary.wiley.com/journal/10968644</text:p>
          </table:table-cell>
          <table:table-cell table:style-name="ce1" table:number-columns-repeated="2"/>
          <table:table-cell table:style-name="ce8"/>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8"/>
          <table:table-cell table:style-name="ce4" office:value-type="string" calcext:value-type="string">
            <text:p>Bioarchaeology/ Osteoarchaeology / etc.</text:p>
          </table:table-cell>
          <table:table-cell table:style-name="ce1" office:value-type="string" calcext:value-type="string">
            <text:p>All</text:p>
          </table:table-cell>
          <table:table-cell table:style-name="ce4" office:value-type="string" calcext:value-type="string">
            <text:p>Yes</text:p>
          </table:table-cell>
          <table:table-cell table:style-name="ce4"/>
          <table:table-cell table:style-name="ce1"/>
          <table:table-cell table:style-name="ce120" office:value-type="currency" office:currency="USD" office:value="4200" calcext:value-type="currency">
            <text:p><text:s/>$4 200,00 </text:p>
          </table:table-cell>
          <table:table-cell table:style-name="ce1" table:number-columns-repeated="13"/>
        </table:table-row>
        <table:table-row table:style-name="ro1">
          <table:table-cell table:style-name="ce2" office:value-type="string" calcext:value-type="string">
            <text:p>Anthropozoologica</text:p>
          </table:table-cell>
          <table:table-cell table:style-name="ce78" office:value-type="string" calcext:value-type="string">
            <text:p>Anthropozoologica</text:p>
          </table:table-cell>
          <table:table-cell table:style-name="ce78" office:value-type="string" calcext:value-type="string">
            <text:p>Muséum national d'Histoire naturelle,</text:p>
          </table:table-cell>
          <table:table-cell table:style-name="ce78" office:value-type="string" calcext:value-type="string">
            <text:p>http://sciencepress.mnhn.fr/en/periodiques/anthropozoologica</text:p>
          </table:table-cell>
          <table:table-cell table:style-name="ce78" office:value-type="string" calcext:value-type="string">
            <text:p>http://www.bioone.org/loi/anth</text:p>
          </table:table-cell>
          <table:table-cell table:style-name="ce1" office:value-type="string" calcext:value-type="string">
            <text:p>Established in 1984, Anthropozoologica is a semi-annually peer-reviewed journal which aims to stimulate exchanges of research results and ideas among scientists studying the relationship between man and animal, from the origins up to modern times. It aims</text:p>
          </table:table-cell>
          <table:table-cell table:style-name="ce4" office:value-type="float" office:value="1984" calcext:value-type="float">
            <text:p>198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 French</text:p>
          </table:table-cell>
          <table:table-cell table:style-name="ce78" office:value-type="string" calcext:value-type="string">
            <text:p>Diamond</text:p>
          </table:table-cell>
          <table:table-cell table:number-columns-repeated="2" table:style-name="ce78" office:value-type="string" calcext:value-type="string">
            <text:p>Open Access</text:p>
          </table:table-cell>
          <table:table-cell table:style-name="ce1" office:value-type="string" calcext:value-type="string">
            <text:p>Anthropozo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20" office:value-type="currency" office:currency="USD" office:value="0" calcext:value-type="currency">
            <text:p><text:s/>$- </text:p>
          </table:table-cell>
          <table:table-cell table:style-name="ce1" table:number-columns-repeated="13"/>
        </table:table-row>
        <table:table-row table:style-name="ro1">
          <table:table-cell table:style-name="ce2" office:value-type="string" calcext:value-type="string">
            <text:p>Bulletins and Memoirs of the Anthropological Society of Paris</text:p>
          </table:table-cell>
          <table:table-cell table:style-name="ce2" office:value-type="string" calcext:value-type="string">
            <text:p>Bulletins et Mémoires de la Société d'Anthropologie de Paris</text:p>
          </table:table-cell>
          <table:table-cell table:style-name="ce78" office:value-type="string" calcext:value-type="string">
            <text:p>Lavoisier</text:p>
          </table:table-cell>
          <table:table-cell table:style-name="ce78" office:value-type="string" calcext:value-type="string">
            <text:p>https://bmsap.revuesonline.com/</text:p>
          </table:table-cell>
          <table:table-cell table:style-name="ce78" office:value-type="string" calcext:value-type="string">
            <text:p>http://www.persee.fr/collection/bmsap</text:p>
          </table:table-cell>
          <table:table-cell table:style-name="ce1" office:value-type="string" calcext:value-type="string">
            <text:p>Publication founded in 1859 the bulletins and memoirs of the Paris Anthropology Society are aimed to report on international scientific activity in the field of "natural history of man", understood as the study of the origin and diversity of the human spe</text:p>
          </table:table-cell>
          <table:table-cell table:style-name="ce4" office:value-type="float" office:value="1864" calcext:value-type="float">
            <text:p>186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French</text:p>
          </table:table-cell>
          <table:table-cell table:style-name="ce78" office:value-type="string" calcext:value-type="string">
            <text:p>Diamond</text:p>
          </table:table-cell>
          <table:table-cell table:style-name="ce78" office:value-type="string" calcext:value-type="string">
            <text:p>Open Access</text:p>
          </table:table-cell>
          <table:table-cell table:style-name="ce78"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40" office:value-type="float" office:value="3000" calcext:value-type="float">
            <text:p><text:s/>$3 000,00 </text:p>
          </table:table-cell>
          <table:table-cell table:style-name="ce40" table:number-columns-repeated="7"/>
          <table:table-cell table:number-columns-repeated="4" table:style-name="ce40" office:value-type="float" office:value="194" calcext:value-type="float">
            <text:p><text:s/>$194,00 </text:p>
          </table:table-cell>
          <table:table-cell table:style-name="ce4"/>
        </table:table-row>
        <table:table-row table:style-name="ro1">
          <table:table-cell table:style-name="ce3" office:value-type="string" calcext:value-type="string">
            <text:p>African Archaeological Review</text:p>
          </table:table-cell>
          <table:table-cell table:style-name="ce79" office:value-type="string" calcext:value-type="string">
            <text:p>African Archaeological Review</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437</text:p>
          </table:table-cell>
          <table:table-cell table:style-name="ce19"/>
          <table:table-cell table:style-name="ce21" office:value-type="string" calcext:value-type="string">
            <text:p>African Archaeological Review publishes authoritative articles on African archaeology, highlighting the contributions of this region's past as they relate to key global issues. </text:p>
          </table:table-cell>
          <table:table-cell table:style-name="ce19" office:value-type="float" office:value="1983" calcext:value-type="float">
            <text:p>198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Africa</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545" calcext:value-type="float">
            <text:p><text:s/>$545,00 </text:p>
          </table:table-cell>
          <table:table-cell table:style-name="ce40" office:value-type="float" office:value="654" calcext:value-type="float">
            <text:p><text:s/>$654,00 </text:p>
          </table:table-cell>
          <table:table-cell table:style-name="ce1"/>
        </table:table-row>
        <table:table-row table:style-name="ro1">
          <table:table-cell table:style-name="ce3" office:value-type="string" calcext:value-type="string">
            <text:p>Journal of World Prehistory</text:p>
          </table:table-cell>
          <table:table-cell table:style-name="ce79" office:value-type="string" calcext:value-type="string">
            <text:p>Journal of World Prehistory</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963</text:p>
          </table:table-cell>
          <table:table-cell table:style-name="ce19"/>
          <table:table-cell table:style-name="ce21" office:value-type="string" calcext:value-type="string">
            <text:p>Journal of World Prehistory is an international forum for the publication of peer-reviewed, original treatments of the prehistory of an area or larger region. It was founded nearly thirty years ago with the remit of providing researchers, instructors and </text:p>
          </table:table-cell>
          <table:table-cell table:style-name="ce19" office:value-type="float" office:value="1987" calcext:value-type="float">
            <text:p>1987</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954" calcext:value-type="float">
            <text:p><text:s/>$954,00 </text:p>
          </table:table-cell>
          <table:table-cell table:style-name="ce40" office:value-type="float" office:value="1145" calcext:value-type="float">
            <text:p><text:s/>$1 145,00 </text:p>
          </table:table-cell>
          <table:table-cell table:style-name="ce1"/>
        </table:table-row>
        <table:table-row table:style-name="ro1">
          <table:table-cell table:style-name="ce4" office:value-type="string" calcext:value-type="string">
            <text:p>Journal of Archaeological Research</text:p>
          </table:table-cell>
          <table:table-cell table:style-name="ce80" office:value-type="string" calcext:value-type="string">
            <text:p>Journal of Archaeological Research</text:p>
          </table:table-cell>
          <table:table-cell table:style-name="ce80" office:value-type="string" calcext:value-type="string">
            <text:p>Springer</text:p>
          </table:table-cell>
          <table:table-cell table:style-name="ce80" office:value-type="string" calcext:value-type="string">
            <text:p>http://www.springer.com/social+sciences/archaeology+%26+anthropology/journal/10814</text:p>
          </table:table-cell>
          <table:table-cell table:style-name="ce4"/>
          <table:table-cell table:style-name="ce21" office:value-type="string" calcext:value-type="string">
            <text:p>Journal of Archaeological Research brings together the most recent international research summaries on a broad range of topics and geographical areas.</text:p>
          </table:table-cell>
          <table:table-cell table:style-name="ce19" office:value-type="float" office:value="1993" calcext:value-type="float">
            <text:p>199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759" calcext:value-type="float">
            <text:p><text:s/>$759,00 </text:p>
          </table:table-cell>
          <table:table-cell table:style-name="ce40" office:value-type="float" office:value="911" calcext:value-type="float">
            <text:p><text:s/>$911,00 </text:p>
          </table:table-cell>
          <table:table-cell table:style-name="ce1"/>
        </table:table-row>
        <table:table-row table:style-name="ro1">
          <table:table-cell table:style-name="ce3" office:value-type="string" calcext:value-type="string">
            <text:p>Journal of Archaeological Method and Theory</text:p>
          </table:table-cell>
          <table:table-cell table:style-name="ce79" office:value-type="string" calcext:value-type="string">
            <text:p>Journal of Archaeological Method and Theory</text:p>
          </table:table-cell>
          <table:table-cell table:style-name="ce79" office:value-type="string" calcext:value-type="string">
            <text:p>Springer</text:p>
          </table:table-cell>
          <table:table-cell table:style-name="ce79" office:value-type="string" calcext:value-type="string">
            <text:p>http://www.springer.com/social+sciences/archaeology+%26+anthropology/journal/10816</text:p>
          </table:table-cell>
          <table:table-cell table:style-name="ce19"/>
          <table:table-cell table:style-name="ce21" office:value-type="string" calcext:value-type="string">
            <text:p>The Journal of Archaeological Method and Theory presents original articles that address method- or theory-focused issues of current archaeological interest and represent significant explorations on the cutting edge of the discipline. </text:p>
          </table:table-cell>
          <table:table-cell table:style-name="ce19" office:value-type="float" office:value="1994" calcext:value-type="float">
            <text:p>1994</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968" calcext:value-type="float">
            <text:p><text:s/>$968,00 </text:p>
          </table:table-cell>
          <table:table-cell table:style-name="ce40" office:value-type="float" office:value="1162" calcext:value-type="float">
            <text:p><text:s/>$1 162,00 </text:p>
          </table:table-cell>
          <table:table-cell table:style-name="ce1"/>
        </table:table-row>
        <table:table-row table:style-name="ro1">
          <table:table-cell table:style-name="ce3" office:value-type="string" calcext:value-type="string">
            <text:p>International Journal of Historical Archaeology</text:p>
          </table:table-cell>
          <table:table-cell table:style-name="ce79" office:value-type="string" calcext:value-type="string">
            <text:p>International Journal of Historical Archaeology</text:p>
          </table:table-cell>
          <table:table-cell table:style-name="ce79" office:value-type="string" calcext:value-type="string">
            <text:p>Springer</text:p>
          </table:table-cell>
          <table:table-cell table:style-name="ce80" office:value-type="string" calcext:value-type="string">
            <text:p>http://www.springer.com/social+sciences/archaeology+%26+anthropology/journal/10761</text:p>
          </table:table-cell>
          <table:table-cell table:style-name="ce19"/>
          <table:table-cell table:style-name="ce21" office:value-type="string" calcext:value-type="string">
            <text:p>International Journal of Historical Archaeology is for scholarly research on this rapidly growing field. Articles - contributed by an international body of experts - contain current theoretical, methodological, and site-specific research. Exploring a wide</text:p>
          </table:table-cell>
          <table:table-cell table:style-name="ce19" office:value-type="float" office:value="1997" calcext:value-type="float">
            <text:p>1997</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531" calcext:value-type="float">
            <text:p><text:s/>$531,00 </text:p>
          </table:table-cell>
          <table:table-cell table:style-name="ce40" office:value-type="float" office:value="637" calcext:value-type="float">
            <text:p><text:s/>$637,00 </text:p>
          </table:table-cell>
          <table:table-cell table:style-name="ce1"/>
        </table:table-row>
        <table:table-row table:style-name="ro1">
          <table:table-cell table:style-name="ce3" office:value-type="string" calcext:value-type="string">
            <text:p>Archaeologies</text:p>
          </table:table-cell>
          <table:table-cell table:style-name="ce79" office:value-type="string" calcext:value-type="string">
            <text:p>Archaeologies</text:p>
          </table:table-cell>
          <table:table-cell table:style-name="ce79" office:value-type="string" calcext:value-type="string">
            <text:p>Springer</text:p>
          </table:table-cell>
          <table:table-cell table:style-name="ce92" office:value-type="string" calcext:value-type="string">
            <text:p>http://www.springer.com/social+sciences/archaeology+%26+anthropology/journal/11759</text:p>
          </table:table-cell>
          <table:table-cell table:style-name="ce19"/>
          <table:table-cell table:style-name="ce21" office:value-type="string" calcext:value-type="string">
            <text:p>Archaeologies: Journal of the World Archaeological Congress offers a venue for debates and topical issues, through peer-reviewed articles, reports and reviews. It emphasizes contributions that seek to recenter (or decenter) archaeology, and that challenge</text:p>
          </table:table-cell>
          <table:table-cell table:style-name="ce19" office:value-type="float" office:value="2005" calcext:value-type="float">
            <text:p>2005</text:p>
          </table:table-cell>
          <table:table-cell table:style-name="ce78" office:value-type="float" office:value="2020" calcext:value-type="float">
            <text:p>2020</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15" calcext:value-type="float">
            <text:p><text:s/>$15,00 </text:p>
          </table:table-cell>
          <table:table-cell table:style-name="ce40" office:value-type="float" office:value="25" calcext:value-type="float">
            <text:p><text:s/>$25,00 </text:p>
          </table:table-cell>
          <table:table-cell table:style-name="ce40" office:value-type="float" office:value="376" calcext:value-type="float">
            <text:p><text:s/>$376,00 </text:p>
          </table:table-cell>
          <table:table-cell table:style-name="ce40" office:value-type="float" office:value="451" calcext:value-type="float">
            <text:p><text:s/>$451,00 </text:p>
          </table:table-cell>
          <table:table-cell table:style-name="ce1"/>
        </table:table-row>
        <table:table-row table:style-name="ro1">
          <table:table-cell table:style-name="ce4" office:value-type="string" calcext:value-type="string">
            <text:p>Journal of Maritime Archaeology</text:p>
          </table:table-cell>
          <table:table-cell table:style-name="ce80" office:value-type="string" calcext:value-type="string">
            <text:p>Journal of Maritime Archaeology</text:p>
          </table:table-cell>
          <table:table-cell table:style-name="ce80" office:value-type="string" calcext:value-type="string">
            <text:p>Springer</text:p>
          </table:table-cell>
          <table:table-cell table:style-name="ce80" office:value-type="string" calcext:value-type="string">
            <text:p>http://www.springer.com/social+sciences/archaeology+%26+anthropology/journal/11457</text:p>
          </table:table-cell>
          <table:table-cell table:style-name="ce4"/>
          <table:table-cell table:style-name="ce21" office:value-type="string" calcext:value-type="string">
            <text:p>Journal of Maritime Archaeology provides a conduit for maritime approaches reaching across archaeology and related disciplines such as cultural geography, history, ethnography, oceanography and anthropology. In so doing the journal addresses all aspects o</text:p>
          </table:table-cell>
          <table:table-cell table:style-name="ce19" office:value-type="float" office:value="2006" calcext:value-type="float">
            <text:p>2006</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15" office:value-type="float" office:value="2780" calcext:value-type="float">
            <text:p><text:s/>$2 78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50" office:value-type="currency" office:currency="EUR" office:value="77" calcext:value-type="currency">
            <text:p><text:s/>€ 77,00 </text:p>
          </table:table-cell>
          <table:table-cell table:style-name="ce40" office:value-type="float" office:value="397" calcext:value-type="float">
            <text:p><text:s/>$397,00 </text:p>
          </table:table-cell>
          <table:table-cell table:style-name="ce40" office:value-type="float" office:value="476" calcext:value-type="float">
            <text:p><text:s/>$476,00 </text:p>
          </table:table-cell>
          <table:table-cell table:style-name="ce1"/>
        </table:table-row>
        <table:table-row table:style-name="ro1">
          <table:table-cell table:style-name="ce3" office:value-type="string" calcext:value-type="string">
            <text:p>Archaeological and Anthropological Sciences</text:p>
          </table:table-cell>
          <table:table-cell table:style-name="ce79" office:value-type="string" calcext:value-type="string">
            <text:p>Archaeological and Anthropological Sciences</text:p>
          </table:table-cell>
          <table:table-cell table:style-name="ce79" office:value-type="string" calcext:value-type="string">
            <text:p>Springer</text:p>
          </table:table-cell>
          <table:table-cell table:style-name="ce79" office:value-type="string" calcext:value-type="string">
            <text:p>http://www.springer.com/earth+sciences+and+geography/journal/12520</text:p>
          </table:table-cell>
          <table:table-cell table:style-name="ce19"/>
          <table:table-cell table:style-name="ce21" office:value-type="string" calcext:value-type="string">
            <text:p>Archaeological and Anthropological Sciences covers the full spectrum of natural scientific methods with an emphasis on the archaeological contexts and the questions being studied. It bridges the gap between archaeologists and natural scientists providing </text:p>
          </table:table-cell>
          <table:table-cell table:style-name="ce19" office:value-type="float" office:value="2009" calcext:value-type="float">
            <text:p>2009</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0" office:value-type="string" calcext:value-type="string">
            <text:p>Gold</text:p>
          </table:table-cell>
          <table:table-cell table:style-name="ce80"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280" calcext:value-type="currency">
            <text:p><text:s/>$3 28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0" office:value-type="float" office:value="796" calcext:value-type="float">
            <text:p><text:s/>$796,00 </text:p>
          </table:table-cell>
          <table:table-cell table:style-name="ce40" office:value-type="float" office:value="955" calcext:value-type="float">
            <text:p><text:s/>$955,00 </text:p>
          </table:table-cell>
          <table:table-cell table:style-name="ce1"/>
        </table:table-row>
        <table:table-row table:style-name="ro3">
          <table:table-cell table:style-name="ce2" office:value-type="string" calcext:value-type="string">
            <text:p>Heritage Science</text:p>
          </table:table-cell>
          <table:table-cell table:style-name="ce78" office:value-type="string" calcext:value-type="string">
            <text:p>Heritage Science</text:p>
          </table:table-cell>
          <table:table-cell table:style-name="ce78" office:value-type="string" calcext:value-type="string">
            <text:p>Springer</text:p>
          </table:table-cell>
          <table:table-cell table:style-name="ce78" office:value-type="string" calcext:value-type="string">
            <text:p>http://www.heritagesciencejournal.com/</text:p>
          </table:table-cell>
          <table:table-cell table:style-name="ce1"/>
          <table:table-cell table:style-name="ce1" office:value-type="string" calcext:value-type="string">
            <text:p>Heritage Science is an open access journal publishing original peer-reviewed research covering:</text:p>
            <text:p/>
            <text:p>Understanding of the manufacturing processes, provenances, and environmental contexts of material types, objects, and buildings, of cultural significance incl</text:p>
          </table:table-cell>
          <table:table-cell table:style-name="ce4" office:value-type="float" office:value="2013" calcext:value-type="float">
            <text:p>2013</text:p>
          </table:table-cell>
          <table:table-cell table:style-name="ce78" office:value-type="float" office:value="2021" calcext:value-type="float">
            <text:p>2021</text:p>
          </table:table-cell>
          <table:table-cell table:style-name="ce78" office:value-type="string" calcext:value-type="string">
            <text:p>Yes</text:p>
          </table:table-cell>
          <table:table-cell table:style-name="ce1" office:value-type="string" calcext:value-type="string">
            <text:p>World</text:p>
          </table:table-cell>
          <table:table-cell table:style-name="ce1" office:value-type="string" calcext:value-type="string">
            <text:p>English</text:p>
          </table:table-cell>
          <table:table-cell table:style-name="ce78" office:value-type="string" calcext:value-type="string">
            <text:p>Gold</text:p>
          </table:table-cell>
          <table:table-cell table:number-columns-repeated="2" table:style-name="ce78" office:value-type="string" calcext:value-type="string">
            <text:p>Open Access</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15" office:value-type="float" office:value="1790" calcext:value-type="float">
            <text:p><text:s/>$1 790,00 </text:p>
          </table:table-cell>
          <table:table-cell table:style-name="ce40" office:value-type="float" office:value="1140" calcext:value-type="float">
            <text:p><text:s/>$1 140,00 </text:p>
          </table:table-cell>
          <table:table-cell table:style-name="ce40" table:number-columns-repeated="7"/>
          <table:table-cell table:style-name="ce1" table:number-columns-repeated="5"/>
        </table:table-row>
        <table:table-row table:style-name="ro1">
          <table:table-cell table:style-name="ce3" office:value-type="string" calcext:value-type="string">
            <text:p>Acta Archaeologica</text:p>
          </table:table-cell>
          <table:table-cell table:style-name="ce79" office:value-type="string" calcext:value-type="string">
            <text:p>Acta Archaeologica</text:p>
          </table:table-cell>
          <table:table-cell table:style-name="ce79" office:value-type="string" calcext:value-type="string">
            <text:p>Brill</text:p>
          </table:table-cell>
          <table:table-cell table:style-name="ce93"/>
          <table:table-cell table:style-name="ce4"/>
          <table:table-cell table:style-name="ce21" office:value-type="string" calcext:value-type="string">
            <text:p>Acta Archaeologica was founded in 1930 by a group of distinguished scholars from all the Nordic countries to allow Scandinavian archaeology an independent international voice, whether dealing with Northern Europe, the Mediterranean, the Arctic or any othe</text:p>
          </table:table-cell>
          <table:table-cell table:style-name="ce4" office:value-type="float" office:value="1930" calcext:value-type="float">
            <text:p>1930</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World</text:p>
          </table:table-cell>
          <table:table-cell table:style-name="ce4" office:value-type="string" calcext:value-type="string">
            <text:p>English, German, French, Italian</text:p>
          </table:table-cell>
          <table:table-cell table:style-name="ce4"/>
          <table:table-cell table:style-name="ce24"/>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2" office:value-type="currency" office:currency="GBP" office:value="203" calcext:value-type="currency">
            <text:p><text:s/>£203,00 </text:p>
          </table:table-cell>
          <table:table-cell table:style-name="ce42" office:value-type="currency" office:currency="GBP" office:value="233" calcext:value-type="currency">
            <text:p><text:s/>£233,00 </text:p>
          </table:table-cell>
          <table:table-cell table:style-name="ce1"/>
        </table:table-row>
        <table:table-row table:style-name="ro1">
          <table:table-cell table:style-name="ce3" office:value-type="string" calcext:value-type="string">
            <text:p>Archaeometry | Bulletin of the Research Laboratory for Archaeology and the History of Art</text:p>
          </table:table-cell>
          <table:table-cell table:style-name="ce79" office:value-type="string" calcext:value-type="string">
            <text:p>Archaeometry</text:p>
          </table:table-cell>
          <table:table-cell table:style-name="ce79" office:value-type="string" calcext:value-type="string">
            <text:p>Wiley-Blackwell</text:p>
          </table:table-cell>
          <table:table-cell table:style-name="ce92" office:value-type="string" calcext:value-type="string">
            <text:p>https://onlinelibrary.wiley.com/journal/14754754</text:p>
          </table:table-cell>
          <table:table-cell table:style-name="ce19"/>
          <table:table-cell table:style-name="ce21" office:value-type="string" calcext:value-type="string">
            <text:p>Archaeometry is an international research journal covering the application of the physical and biological sciences to archaeology and art history. Topics covered include dating methods, artifact studies, mathematical methods, remote sensing techniques, co</text:p>
          </table:table-cell>
          <table:table-cell table:style-name="ce19" office:value-type="float" office:value="1958" calcext:value-type="float">
            <text:p>1958</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600" calcext:value-type="currency">
            <text:p><text:s/>$2 60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43" calcext:value-type="float">
            <text:p><text:s/>$43,00 </text:p>
          </table:table-cell>
          <table:table-cell table:style-name="ce40" office:value-type="float" office:value="92" calcext:value-type="float">
            <text:p><text:s/>$92,00 </text:p>
          </table:table-cell>
          <table:table-cell table:style-name="ce40" office:value-type="float" office:value="560" calcext:value-type="float">
            <text:p><text:s/>$560,00 </text:p>
          </table:table-cell>
          <table:table-cell table:style-name="ce40" office:value-type="float" office:value="672" calcext:value-type="float">
            <text:p><text:s/>$672,00 </text:p>
          </table:table-cell>
          <table:table-cell table:style-name="ce1"/>
        </table:table-row>
        <table:table-row table:style-name="ro1">
          <table:table-cell table:style-name="ce3" office:value-type="string" calcext:value-type="string">
            <text:p>International Journal of Nautical Archaeology</text:p>
          </table:table-cell>
          <table:table-cell table:style-name="ce79" office:value-type="string" calcext:value-type="string">
            <text:p>International Journal of Nautical Archaeology</text:p>
          </table:table-cell>
          <table:table-cell table:style-name="ce79" office:value-type="string" calcext:value-type="string">
            <text:p>Taylor &amp; Francis, Ltd.</text:p>
          </table:table-cell>
          <table:table-cell table:style-name="ce79" office:value-type="string" calcext:value-type="string">
            <text:p>https://www.tandfonline.com/action/showAxaArticles?journalCode=rjna20</text:p>
          </table:table-cell>
          <table:table-cell table:style-name="ce19"/>
          <table:table-cell table:style-name="ce21" office:value-type="string" calcext:value-type="string">
            <text:p>The International Journal of Nautical Archaeology is a forum for the exchange of ideas and research relevant to all aspects of nautical and maritime archaeology. Published twice a year in print and online, each issue of 224 pages contains peer-reviewed or</text:p>
          </table:table-cell>
          <table:table-cell table:style-name="ce19" office:value-type="float" office:value="1972" calcext:value-type="float">
            <text:p>1972</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24"/>
          <table:table-cell table:number-columns-repeated="2" table:style-name="ce24" office:value-type="string" calcext:value-type="string">
            <text:p>Paywall</text:p>
          </table:table-cell>
          <table:table-cell table:style-name="ce14" office:value-type="string" calcext:value-type="string">
            <text:p>Underwater/Nautical/Water archeology</text:p>
          </table:table-cell>
          <table:table-cell table:style-name="ce14" office:value-type="string" calcext:value-type="string">
            <text:p>All</text:p>
          </table:table-cell>
          <table:table-cell table:style-name="ce24" office:value-type="string" calcext:value-type="string">
            <text:p>Yes</text:p>
          </table:table-cell>
          <table:table-cell table:style-name="ce24" table:number-columns-repeated="2"/>
          <table:table-cell table:style-name="ce122" office:value-type="currency" office:currency="USD" office:value="3000" calcext:value-type="currency">
            <text:p><text:s/>$3 0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31" calcext:value-type="float">
            <text:p><text:s/>$131,00 </text:p>
          </table:table-cell>
          <table:table-cell table:style-name="ce40" office:value-type="float" office:value="840" calcext:value-type="float">
            <text:p><text:s/>$840,00 </text:p>
          </table:table-cell>
          <table:table-cell table:style-name="ce40" office:value-type="float" office:value="1008" calcext:value-type="float">
            <text:p><text:s/>$1 008,00 </text:p>
          </table:table-cell>
          <table:table-cell table:style-name="ce1"/>
        </table:table-row>
        <table:table-row table:style-name="ro1">
          <table:table-cell table:style-name="ce3" office:value-type="string" calcext:value-type="string">
            <text:p>Oxford Journal of Archaeology</text:p>
          </table:table-cell>
          <table:table-cell table:style-name="ce79" office:value-type="string" calcext:value-type="string">
            <text:p>Oxford Journal of Archaeology</text:p>
          </table:table-cell>
          <table:table-cell table:style-name="ce79" office:value-type="string" calcext:value-type="string">
            <text:p>Wiley-Blackwell</text:p>
          </table:table-cell>
          <table:table-cell table:style-name="ce79" office:value-type="string" calcext:value-type="string">
            <text:p>https://onlinelibrary.wiley.com/journal/14680092</text:p>
          </table:table-cell>
          <table:table-cell table:style-name="ce19"/>
          <table:table-cell table:style-name="ce21" office:value-type="string" calcext:value-type="string">
            <text:p>Covering the whole range of archaeology, from Palaeolithic to medieval times, the Oxford Journal of Archaeology is the premier English language journal of European and Mediterranean archaeology. Publishing four issues a year, it provides topical coverage </text:p>
          </table:table-cell>
          <table:table-cell table:style-name="ce19" office:value-type="float" office:value="1982" calcext:value-type="float">
            <text:p>1982</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1" office:value-type="string" calcext:value-type="string">
            <text:p>Europe</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57" calcext:value-type="float">
            <text:p><text:s/>$57,00 </text:p>
          </table:table-cell>
          <table:table-cell table:style-name="ce40" office:value-type="float" office:value="86" calcext:value-type="float">
            <text:p><text:s/>$86,00 </text:p>
          </table:table-cell>
          <table:table-cell table:style-name="ce40" office:value-type="float" office:value="1390" calcext:value-type="float">
            <text:p><text:s/>$1 390,00 </text:p>
          </table:table-cell>
          <table:table-cell table:style-name="ce40" office:value-type="float" office:value="1668" calcext:value-type="float">
            <text:p><text:s/>$1 668,00 </text:p>
          </table:table-cell>
          <table:table-cell table:style-name="ce1"/>
        </table:table-row>
        <table:table-row table:style-name="ro1">
          <table:table-cell table:style-name="ce3" office:value-type="string" calcext:value-type="string">
            <text:p>Geoarchaeology</text:p>
          </table:table-cell>
          <table:table-cell table:style-name="ce79" office:value-type="string" calcext:value-type="string">
            <text:p>Geoarchaeology</text:p>
          </table:table-cell>
          <table:table-cell table:style-name="ce79" office:value-type="string" calcext:value-type="string">
            <text:p>Wiley-Blackwell</text:p>
          </table:table-cell>
          <table:table-cell table:style-name="ce79" office:value-type="string" calcext:value-type="string">
            <text:p>http://onlinelibrary.wiley.com/journal/10.1002/(ISSN)1520-6548</text:p>
          </table:table-cell>
          <table:table-cell table:style-name="ce19"/>
          <table:table-cell table:style-name="ce21" office:value-type="string" calcext:value-type="string">
            <text:p>Geoarchaeology is an interdisciplinary journal published six times per year (in January, March, May, July, September and November). It presents the results of original research at the methodological and theoretical interface between archaeology and the ge</text:p>
          </table:table-cell>
          <table:table-cell table:style-name="ce19" office:value-type="float" office:value="1986" calcext:value-type="float">
            <text:p>1986</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Quaterna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330" calcext:value-type="currency">
            <text:p><text:s/>$3 330,00 </text:p>
          </table:table-cell>
          <table:table-cell table:style-name="ce49" office:value-type="currency" office:currency="USD" office:value="3000" calcext:value-type="currency">
            <text:p><text:s/>$3 000,00 </text:p>
          </table:table-cell>
          <table:table-cell table:style-name="ce49" table:number-columns-repeated="7"/>
          <table:table-cell table:style-name="ce40" office:value-type="float" office:value="105" calcext:value-type="float">
            <text:p><text:s/>$105,00 </text:p>
          </table:table-cell>
          <table:table-cell table:style-name="ce40" office:value-type="float" office:value="332" calcext:value-type="float">
            <text:p><text:s/>$332,00 </text:p>
          </table:table-cell>
          <table:table-cell table:style-name="ce40" office:value-type="float" office:value="2722" calcext:value-type="float">
            <text:p><text:s/>$2 722,00 </text:p>
          </table:table-cell>
          <table:table-cell table:style-name="ce40" office:value-type="float" office:value="3267" calcext:value-type="float">
            <text:p><text:s/>$3 267,00 </text:p>
          </table:table-cell>
          <table:table-cell table:style-name="ce1"/>
        </table:table-row>
        <table:table-row table:style-name="ro1">
          <table:table-cell table:style-name="ce4" office:value-type="string" calcext:value-type="string">
            <text:p>Archeological Papers of the American Anthropological Association</text:p>
          </table:table-cell>
          <table:table-cell table:style-name="ce80" office:value-type="string" calcext:value-type="string">
            <text:p>Archeological Papers of the American Anthropological Association</text:p>
          </table:table-cell>
          <table:table-cell table:style-name="ce80" office:value-type="string" calcext:value-type="string">
            <text:p>Wiley-Blackwell</text:p>
          </table:table-cell>
          <table:table-cell table:style-name="ce92" office:value-type="string" calcext:value-type="string">
            <text:p>https://anthrosource.onlinelibrary.wiley.com/journal/15518248</text:p>
          </table:table-cell>
          <table:table-cell table:style-name="ce19"/>
          <table:table-cell table:style-name="ce21" office:value-type="string" calcext:value-type="string">
            <text:p>The Archeological Papers of the American Anthropological Association (AP3A) is published on behalf of the Archeology Division of the American Anthropological Association.  AP3A publishes original monograph-length manuscripts on a wide range of subjects ge</text:p>
          </table:table-cell>
          <table:table-cell table:style-name="ce19" office:value-type="float" office:value="1989" calcext:value-type="float">
            <text:p>1989</text:p>
          </table:table-cell>
          <table:table-cell table:style-name="ce92"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000" calcext:value-type="currency">
            <text:p><text:s/>$3 00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number-columns-repeated="2" table:style-name="ce40" office:value-type="float" office:value="40" calcext:value-type="float">
            <text:p><text:s/>$40,00 </text:p>
          </table:table-cell>
          <table:table-cell table:style-name="ce1"/>
        </table:table-row>
        <table:table-row table:style-name="ro1">
          <table:table-cell table:style-name="ce3" office:value-type="string" calcext:value-type="string">
            <text:p>Arabian Archaeology and Epigraphy</text:p>
          </table:table-cell>
          <table:table-cell table:style-name="ce79" office:value-type="string" calcext:value-type="string">
            <text:p>Arabian Archaeology and Epigraphy</text:p>
          </table:table-cell>
          <table:table-cell table:style-name="ce79" office:value-type="string" calcext:value-type="string">
            <text:p>Wiley-Blackwell</text:p>
          </table:table-cell>
          <table:table-cell table:style-name="ce79" office:value-type="string" calcext:value-type="string">
            <text:p>https://onlinelibrary.wiley.com/journal/16000471</text:p>
          </table:table-cell>
          <table:table-cell table:style-name="ce19"/>
          <table:table-cell table:style-name="ce21" office:value-type="string" calcext:value-type="string">
            <text:p>In recent years the Arabian peninsula has emerged as one of the major new frontiers of archaeological research in the Old World. Arabian Archaeology and Epigraphy is a forum for the publication of studies in the archaeology, epigraphy, numismatics, and ea</text:p>
          </table:table-cell>
          <table:table-cell table:style-name="ce19" office:value-type="float" office:value="1990" calcext:value-type="float">
            <text:p>1990</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 German, Frenc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9" office:value-type="currency" office:currency="USD" office:value="3000" calcext:value-type="currency">
            <text:p><text:s/>$3 000,00 </text:p>
          </table:table-cell>
          <table:table-cell table:style-name="ce49" table:number-columns-repeated="7"/>
          <table:table-cell table:style-name="ce4" table:number-columns-repeated="2"/>
          <table:table-cell table:style-name="ce40" office:value-type="float" office:value="1023" calcext:value-type="float">
            <text:p><text:s/>$1 023,00 </text:p>
          </table:table-cell>
          <table:table-cell table:style-name="ce40" office:value-type="float" office:value="1228" calcext:value-type="float">
            <text:p><text:s/>$1 228,00 </text:p>
          </table:table-cell>
          <table:table-cell table:style-name="ce2"/>
        </table:table-row>
        <table:table-row table:style-name="ro1">
          <table:table-cell table:style-name="ce3" office:value-type="string" calcext:value-type="string">
            <text:p>International Journal of Osteoarchaeology</text:p>
          </table:table-cell>
          <table:table-cell table:style-name="ce79" office:value-type="string" calcext:value-type="string">
            <text:p>International Journal of Osteoarchaeology</text:p>
          </table:table-cell>
          <table:table-cell table:style-name="ce79" office:value-type="string" calcext:value-type="string">
            <text:p>Wiley-Blackwell</text:p>
          </table:table-cell>
          <table:table-cell table:style-name="ce79" office:value-type="string" calcext:value-type="string">
            <text:p>http://onlinelibrary.wiley.com/journal/10.1002/(ISSN)1099-1212</text:p>
          </table:table-cell>
          <table:table-cell table:style-name="ce19"/>
          <table:table-cell table:style-name="ce21" office:value-type="string" calcext:value-type="string">
            <text:p>The aim of the International Journal of Osteoarchaeology is to provide a forum for the publication of papers dealing with all aspects of the study of human and animal bones from archaeological contexts. The journal will publish original research papers, s</text:p>
          </table:table-cell>
          <table:table-cell table:style-name="ce19" office:value-type="float" office:value="1991" calcext:value-type="float">
            <text:p>1991</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3300" calcext:value-type="currency">
            <text:p><text:s/>$3 3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312" calcext:value-type="float">
            <text:p><text:s/>$312,00 </text:p>
          </table:table-cell>
          <table:table-cell table:style-name="ce40" office:value-type="float" office:value="1915" calcext:value-type="float">
            <text:p><text:s/>$1 915,00 </text:p>
          </table:table-cell>
          <table:table-cell table:style-name="ce40" office:value-type="float" office:value="2298" calcext:value-type="float">
            <text:p><text:s/>$2 298,00 </text:p>
          </table:table-cell>
          <table:table-cell table:style-name="ce1"/>
        </table:table-row>
        <table:table-row table:style-name="ro1">
          <table:table-cell table:style-name="ce3" office:value-type="string" calcext:value-type="string">
            <text:p>Archaeological Prospection</text:p>
          </table:table-cell>
          <table:table-cell table:style-name="ce79" office:value-type="string" calcext:value-type="string">
            <text:p>Archaeological Prospection</text:p>
          </table:table-cell>
          <table:table-cell table:style-name="ce79" office:value-type="string" calcext:value-type="string">
            <text:p>Wiley-Blackwell</text:p>
          </table:table-cell>
          <table:table-cell table:style-name="ce79" office:value-type="string" calcext:value-type="string">
            <text:p>http://onlinelibrary.wiley.com/journal/10.1002/(ISSN)1099-0763</text:p>
          </table:table-cell>
          <table:table-cell table:style-name="ce19"/>
          <table:table-cell table:style-name="ce21" office:value-type="string" calcext:value-type="string">
            <text:p>Archaeological Prospection is an interdisciplinary journal, intended to: Inform archaeologists, environmental scientists, site developers, local authorities and regional environmental agencies about the wide range of scientific techniques available for th</text:p>
          </table:table-cell>
          <table:table-cell table:style-name="ce19" office:value-type="float" office:value="1994" calcext:value-type="float">
            <text:p>1994</text:p>
          </table:table-cell>
          <table:table-cell table:style-name="ce8" office:value-type="float" office:value="2021" calcext:value-type="float">
            <text:p>2021</text:p>
          </table:table-cell>
          <table:table-cell table:style-name="ce8"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900" calcext:value-type="currency">
            <text:p><text:s/>$2 900,00 </text:p>
          </table:table-cell>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24" calcext:value-type="float">
            <text:p><text:s/>$124,00 </text:p>
          </table:table-cell>
          <table:table-cell table:style-name="ce40" office:value-type="float" office:value="1490" calcext:value-type="float">
            <text:p><text:s/>$1 490,00 </text:p>
          </table:table-cell>
          <table:table-cell table:style-name="ce40" office:value-type="float" office:value="1788" calcext:value-type="float">
            <text:p><text:s/>$1 788,00 </text:p>
          </table:table-cell>
          <table:table-cell table:style-name="ce1"/>
        </table:table-row>
        <table:table-row table:style-name="ro1">
          <table:table-cell table:number-columns-repeated="2" table:style-name="ce3" office:value-type="string" calcext:value-type="string">
            <text:p>Archaeology in Oceania</text:p>
          </table:table-cell>
          <table:table-cell table:style-name="ce79" office:value-type="string" calcext:value-type="string">
            <text:p><text:span text:style-name="T3">Wiley-Blackwell - O</text:span>ceania Publications</text:p>
          </table:table-cell>
          <table:table-cell table:style-name="ce79" office:value-type="string" calcext:value-type="string">
            <text:p><text:a xlink:href="https://onlinelibrary.wiley.com/journal/18344453" xlink:type="simple">https://onlinelibrary.wiley.com/journal/18344453</text:a></text:p>
          </table:table-cell>
          <table:table-cell table:style-name="ce19"/>
          <table:table-cell table:style-name="ce21" office:value-type="string" calcext:value-type="string">
            <text:p>Archaeology in Oceania is published online and in print versions three times a year: April, July and October. It accepts articles and research reports in prehistoric and historical archaeology. Studies of modern material culture and human biology of ancie</text:p>
          </table:table-cell>
          <table:table-cell table:style-name="ce19" office:value-type="float" office:value="1966" calcext:value-type="float">
            <text:p>1966</text:p>
          </table:table-cell>
          <table:table-cell table:style-name="ce8" office:value-type="float" office:value="2020" calcext:value-type="float">
            <text:p>2020</text:p>
          </table:table-cell>
          <table:table-cell table:style-name="ce8"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20" office:value-type="currency" office:currency="USD" office:value="2500" calcext:value-type="currency">
            <text:p><text:s/>$2 500,00 </text:p>
          </table:table-cell>
          <table:table-cell table:style-name="ce4" table:number-columns-repeated="8"/>
          <table:table-cell table:style-name="ce40" office:value-type="float" office:value="85" calcext:value-type="float">
            <text:p><text:s/>$85,00 </text:p>
          </table:table-cell>
          <table:table-cell table:style-name="ce40" office:value-type="float" office:value="133" calcext:value-type="float">
            <text:p><text:s/>$133,00 </text:p>
          </table:table-cell>
          <table:table-cell table:style-name="ce40" office:value-type="float" office:value="198" calcext:value-type="float">
            <text:p><text:s/>$198,00 </text:p>
          </table:table-cell>
          <table:table-cell table:style-name="ce40" office:value-type="float" office:value="238" calcext:value-type="float">
            <text:p><text:s/>$238,00 </text:p>
          </table:table-cell>
          <table:table-cell table:style-name="ce1"/>
        </table:table-row>
        <table:table-row table:style-name="ro1">
          <table:table-cell table:number-columns-repeated="2" table:style-name="ce2" office:value-type="string" calcext:value-type="string">
            <text:p>Journal of Archaeology in the Low Countries</text:p>
          </table:table-cell>
          <table:table-cell table:style-name="ce2" office:value-type="string" calcext:value-type="string">
            <text:p>Amstrdam Unversity Press</text:p>
          </table:table-cell>
          <table:table-cell table:style-name="ce8" office:value-type="string" calcext:value-type="string">
            <text:p>http://www.jalc.nl/cgi/t/text/text-idx7c37.html</text:p>
          </table:table-cell>
          <table:table-cell table:style-name="ce1"/>
          <table:table-cell table:style-name="ce1" office:value-type="string" calcext:value-type="string">
            <text:p>The Journal of Archaeology in the Low Countries offers the opportunity to the archaeological community to present its research to a wider, international audience. It will cover the full archaeological time scale, from the earliest Palaeolithic up till inv</text:p>
          </table:table-cell>
          <table:table-cell table:style-name="ce1" office:value-type="float" office:value="2009" calcext:value-type="float">
            <text:p>2009</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3"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office:value-type="string" calcext:value-type="string">
            <text:p>CC BY-NC-ND</text:p>
          </table:table-cell>
          <table:table-cell table:style-name="ce1" table:number-columns-repeated="13"/>
          <table:table-cell table:style-name="ce4"/>
        </table:table-row>
        <table:table-row table:style-name="ro1">
          <table:table-cell table:style-name="ce2" office:value-type="string" calcext:value-type="string">
            <text:p>Journal of Dalmatian Archaeology and History | Bulletin of archeologia e storia dalmata</text:p>
          </table:table-cell>
          <table:table-cell table:style-name="ce2" office:value-type="string" calcext:value-type="string">
            <text:p>Vjesnik za arheologiju i historiju dalmatinsku | Bullettino di archeologia e storia dalmata</text:p>
          </table:table-cell>
          <table:table-cell table:style-name="ce2" office:value-type="string" calcext:value-type="string">
            <text:p>Archaeological Museum Split</text:p>
          </table:table-cell>
          <table:table-cell table:style-name="ce8" office:value-type="string" calcext:value-type="string">
            <text:p>http://hrcak.srce.hr/vapd</text:p>
          </table:table-cell>
          <table:table-cell table:style-name="ce1"/>
          <table:table-cell table:style-name="ce1" office:value-type="string" calcext:value-type="string">
            <text:p>Journal of Dalmatian Archaeology and History was founded in 1878 as the Bulletin of archeologia e storia dalmata, who is a professional journal of the Archaeological Museum in Split has become one of the most important archaeological magazine in Croatia, </text:p>
          </table:table-cell>
          <table:table-cell table:style-name="ce1" office:value-type="float" office:value="1878" calcext:value-type="float">
            <text:p>1878</text:p>
          </table:table-cell>
          <table:table-cell table:style-name="ce8" office:value-type="float" office:value="2013" calcext:value-type="float">
            <text:p>2013</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CAA Proceedings</text:p>
          </table:table-cell>
          <table:table-cell table:style-name="ce2" office:value-type="string" calcext:value-type="string">
            <text:p>CAA</text:p>
          </table:table-cell>
          <table:table-cell table:style-name="ce8" office:value-type="string" calcext:value-type="string">
            <text:p>http://proceedings.caaconference.org/</text:p>
          </table:table-cell>
          <table:table-cell table:style-name="ce1"/>
          <table:table-cell table:style-name="ce1" office:value-type="string" calcext:value-type="string">
            <text:p>Currently 1317 articles are made available as pdf-files.</text:p>
          </table:table-cell>
          <table:table-cell table:style-name="ce1" office:value-type="float" office:value="1973" calcext:value-type="float">
            <text:p>1973</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Center for the Study of Architecture</text:p>
          </table:table-cell>
          <table:table-cell table:style-name="ce2" office:value-type="string" calcext:value-type="string">
            <text:p>Center for the Study of Architector</text:p>
          </table:table-cell>
          <table:table-cell table:style-name="ce8" office:value-type="string" calcext:value-type="string">
            <text:p>http://csanet.org/newsletter/</text:p>
          </table:table-cell>
          <table:table-cell table:style-name="ce1"/>
          <table:table-cell table:style-name="ce1" office:value-type="string" calcext:value-type="string">
            <text:p>The CSA Newsletter provides up-to-date information on the use of computers and digital technologies in the practice of archaeology and architectural history. Articles are intended to assist scholars in their attempts to use computers to generate digital i</text:p>
          </table:table-cell>
          <table:table-cell table:style-name="ce4" office:value-type="float" office:value="1988" calcext:value-type="float">
            <text:p>1988</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5"/>
          <table:table-cell table:style-name="ce4"/>
        </table:table-row>
        <table:table-row table:style-name="ro1">
          <table:table-cell table:style-name="ce2" office:value-type="string" calcext:value-type="string">
            <text:p>Vinodolski collection</text:p>
          </table:table-cell>
          <table:table-cell table:style-name="ce2" office:value-type="string" calcext:value-type="string">
            <text:p>Vinodolski zbornik</text:p>
          </table:table-cell>
          <table:table-cell table:style-name="ce2" office:value-type="string" calcext:value-type="string">
            <text:p>Cultural Centre</text:p>
          </table:table-cell>
          <table:table-cell table:style-name="ce8" office:value-type="string" calcext:value-type="string">
            <text:p>http://hrcak.srce.hr/vinodolski-zbornik</text:p>
          </table:table-cell>
          <table:table-cell table:style-name="ce1"/>
          <table:table-cell table:style-name="ce1" office:value-type="string" calcext:value-type="string">
            <text:p>Vinodolski collection is the only periodical publication that thematically covers a wider area of ​​Vinodol, as a historical and cultural entities and sort of cradle Croatianhood how it is used to call Ph. D.. Academician.Today, almost a century after Emi</text:p>
          </table:table-cell>
          <table:table-cell table:style-name="ce1" office:value-type="float" office:value="1977" calcext:value-type="float">
            <text:p>1977</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Herakleion, Interdisciplinary Journal of History and Archaeology of the Mediterranean</text:p>
          </table:table-cell>
          <table:table-cell table:style-name="ce2" office:value-type="string" calcext:value-type="string">
            <text:p>Herakleion: Revista Interdisciplinar de Historia y Arqueología del Mediterráneo</text:p>
          </table:table-cell>
          <table:table-cell table:style-name="ce2" office:value-type="string" calcext:value-type="string">
            <text:p>el Grupo de Investigación “Mosaicos Hispano-romanos” del CCHS, CSIC y por el Centro de Estudios Fenicios y Púnicos (CEFYP) y la Asociación Interdisciplinar de Historia y Arqueología del Mediterráneo Herakleion.</text:p>
          </table:table-cell>
          <table:table-cell table:style-name="ce8" office:value-type="string" calcext:value-type="string">
            <text:p>http://www.herakleion.es/</text:p>
          </table:table-cell>
          <table:table-cell table:style-name="ce8" office:value-type="string" calcext:value-type="string">
            <text:p>http://dialnet.unirioja.es/servlet/revista?codigo=11862</text:p>
          </table:table-cell>
          <table:table-cell table:style-name="ce1" office:value-type="string" calcext:value-type="string">
            <text:p>The title of the magazine, Herakleion, Interdisciplinary Journal of History and Archaeology of the Mediterranean, is in some ways a reflection of what we want to achieve with it, a sanctuary that welcomes researchers focused on many areas of the Mediterra</text:p>
          </table:table-cell>
          <table:table-cell table:style-name="ce4" office:value-type="float" office:value="2008" calcext:value-type="float">
            <text:p>2008</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Mediterranean</text:p>
          </table:table-cell>
          <table:table-cell table:style-name="ce1" office:value-type="string" calcext:value-type="string">
            <text:p>Spanish, English, German, French, Italian, 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English Heritage Archaeological Monographs</text:p>
          </table:table-cell>
          <table:table-cell table:style-name="ce2" office:value-type="string" calcext:value-type="string">
            <text:p>English Heritage</text:p>
          </table:table-cell>
          <table:table-cell table:style-name="ce8" office:value-type="string" calcext:value-type="string">
            <text:p>http://archaeologydataservice.ac.uk/archives/view/eh_monographs_2014/</text:p>
          </table:table-cell>
          <table:table-cell table:style-name="ce1"/>
          <table:table-cell table:style-name="ce34" office:value-type="string" calcext:value-type="string">
            <text:p>English Heritage has a long tradition of producing highly illustrated archaeological monographs about key sites and topics of importance to the understanding of the historic environment in England. Many of the past titles have long been out of print and y</text:p>
          </table:table-cell>
          <table:table-cell table:style-name="ce4" office:value-type="float" office:value="1979" calcext:value-type="float">
            <text:p>1979</text:p>
          </table:table-cell>
          <table:table-cell table:style-name="ce8" office:value-type="float" office:value="2011" calcext:value-type="float">
            <text:p>2011</text:p>
          </table:table-cell>
          <table:table-cell table:style-name="ce8" office:value-type="string" calcext:value-type="string">
            <text:p>No</text:p>
          </table:table-cell>
          <table:table-cell table:style-name="ce1" office:value-type="string" calcext:value-type="string">
            <text:p>Europe</text:p>
          </table:table-cell>
          <table:table-cell table:style-name="ce34" office:value-type="string" calcext:value-type="string">
            <text:p>English</text:p>
          </table:table-cell>
          <table:table-cell table:style-name="ce3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4" office:value-type="string" calcext:value-type="string">
            <text:p>Journal of the Galway Archaeological and Historical Society</text:p>
          </table:table-cell>
          <table:table-cell table:style-name="ce4" office:value-type="string" calcext:value-type="string">
            <text:p>Galway Archaeological &amp; Historical Society</text:p>
          </table:table-cell>
          <table:table-cell table:style-name="ce16" office:value-type="string" calcext:value-type="string">
            <text:p>http://www.jstor.org/journal/jgalarchhistsoc</text:p>
          </table:table-cell>
          <table:table-cell table:style-name="ce29"/>
          <table:table-cell table:style-name="ce21"/>
          <table:table-cell table:style-name="ce19" office:value-type="float" office:value="1900" calcext:value-type="float">
            <text:p>1900</text:p>
          </table:table-cell>
          <table:table-cell table:style-name="ce22"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19"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4"/>
        </table:table-row>
        <table:table-row table:style-name="ro1">
          <table:table-cell table:number-columns-repeated="2" table:style-name="ce2" office:value-type="string" calcext:value-type="string">
            <text:p>Haemus Journal</text:p>
          </table:table-cell>
          <table:table-cell table:style-name="ce2" office:value-type="string" calcext:value-type="string">
            <text:p>HAEMUS</text:p>
          </table:table-cell>
          <table:table-cell table:style-name="ce8" office:value-type="string" calcext:value-type="string">
            <text:p>http://haemus.org.mk/haemus-journal/</text:p>
          </table:table-cell>
          <table:table-cell table:style-name="ce1"/>
          <table:table-cell table:style-name="ce1" office:value-type="string" calcext:value-type="string">
            <text:p>Haemus journal is a peer reviewed open access journal for the history and archaeology of the Balkan peninsula.</text:p>
          </table:table-cell>
          <table:table-cell table:style-name="ce4" office:value-type="float" office:value="2012" calcext:value-type="float">
            <text:p>2012</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8"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Iberian (Digital Magazine of History, Archeology and History of Art)</text:p>
          </table:table-cell>
          <table:table-cell table:number-columns-repeated="2" table:style-name="ce2" office:value-type="string" calcext:value-type="string">
            <text:p>Iberian: Revista Digital de Historia, Arqueología e Historia del Arte</text:p>
          </table:table-cell>
          <table:table-cell table:style-name="ce8" office:value-type="string" calcext:value-type="string">
            <text:p>http://dialnet.unirioja.es/servlet/revista?codigo=19377</text:p>
          </table:table-cell>
          <table:table-cell table:style-name="ce1" office:value-type="string" calcext:value-type="string">
            <text:p>http://iberianrevistadehistoria.webnode.es/nosotros/</text:p>
          </table:table-cell>
          <table:table-cell table:style-name="ce1" office:value-type="string" calcext:value-type="string">
            <text:p>IBERIAN, is a quarterly digital magazine that will address issues related to the history, archeology and art history as well as their different fields of study, such as numismatics, iconography …</text:p>
          </table:table-cell>
          <table:table-cell table:style-name="ce16" office:value-type="float" office:value="2011" calcext:value-type="float">
            <text:p>2011</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races: Latin American Journal of Historical Archaeology</text:p>
          </table:table-cell>
          <table:table-cell table:style-name="ce2" office:value-type="string" calcext:value-type="string">
            <text:p>Vestígios: revista Latino-Americana de Arqueologia Históric</text:p>
          </table:table-cell>
          <table:table-cell table:style-name="ce2" office:value-type="string" calcext:value-type="string">
            <text:p>Laboratory of Archaeology at the Faculty of Philosophy and Human Sciences, Federal University of Minas Gerais</text:p>
          </table:table-cell>
          <table:table-cell table:style-name="ce8" office:value-type="string" calcext:value-type="string">
            <text:p>http://dialnet.unirioja.es/servlet/revista?codigo=19549</text:p>
          </table:table-cell>
          <table:table-cell table:style-name="ce1"/>
          <table:table-cell table:style-name="ce1" office:value-type="string" calcext:value-type="string">
            <text:p>Mission: <text:s/>Our proposal of creating a Latin American journal of historical archeology, sought to enable this approach to space and interaction among researchers who work with this theme. The magazine remains with solid criteria of excellence - through advi</text:p>
          </table:table-cell>
          <table:table-cell table:style-name="ce1" office:value-type="float" office:value="2007" calcext:value-type="float">
            <text:p>2007</text:p>
          </table:table-cell>
          <table:table-cell table:style-name="ce8" office:value-type="float" office:value="2012" calcext:value-type="float">
            <text:p>2012</text:p>
          </table:table-cell>
          <table:table-cell table:style-name="ce8" office:value-type="string" calcext:value-type="string">
            <text:p>No</text:p>
          </table:table-cell>
          <table:table-cell table:style-name="ce1" office:value-type="string" calcext:value-type="string">
            <text:p>South America</text:p>
          </table:table-cell>
          <table:table-cell table:style-name="ce1" office:value-type="string" calcext:value-type="string">
            <text:p>Portuguese, 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number-columns-repeated="4" table:style-name="ce1" office:value-type="float" office:value="25" calcext:value-type="float">
            <text:p>25</text:p>
          </table:table-cell>
          <table:table-cell table:style-name="ce1"/>
        </table:table-row>
        <table:table-row table:style-name="ro1">
          <table:table-cell table:number-columns-repeated="2" table:style-name="ce2" office:value-type="string" calcext:value-type="string">
            <text:p>Journal of California and Great Basin Anthropology</text:p>
          </table:table-cell>
          <table:table-cell table:style-name="ce2" office:value-type="string" calcext:value-type="string">
            <text:p>Malki Museum, Inc</text:p>
          </table:table-cell>
          <table:table-cell table:style-name="ce8" office:value-type="string" calcext:value-type="string">
            <text:p>http://escholarship.org/uc/ucmercedlibrary_jcgba</text:p>
          </table:table-cell>
          <table:table-cell table:style-name="ce1" office:value-type="string" calcext:value-type="string">
            <text:p>http://www.malkimuseum.org/journals.htm</text:p>
          </table:table-cell>
          <table:table-cell table:style-name="ce1" office:value-type="string" calcext:value-type="string">
            <text:p>The Journal of California and Great Basin Anthropology is published twice a year by Malki Museum, Inc., Morongo Indian Reservation, Banning, CA. Production is made possible through the support of the Malki Museum Press Editorial Board in cooperation with </text:p>
          </table:table-cell>
          <table:table-cell table:style-name="ce1" office:value-type="float" office:value="1979" calcext:value-type="float">
            <text:p>1979</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3"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9"/>
          <table:table-cell table:number-columns-repeated="4" table:style-name="ce40" office:value-type="float" office:value="50" calcext:value-type="float">
            <text:p><text:s/>$50,00 </text:p>
          </table:table-cell>
          <table:table-cell table:style-name="ce1"/>
        </table:table-row>
        <table:table-row table:style-name="ro1">
          <table:table-cell table:style-name="ce1" office:value-type="string" calcext:value-type="string">
            <text:p>Canary archaeological: archeology-bioanthropology | You are. Archaeology / Bioanthropology | You are. Anthropology Series</text:p>
          </table:table-cell>
          <table:table-cell table:style-name="ce2" office:value-type="string" calcext:value-type="string">
            <text:p>Canarias Arqueológica | Eres. Arqueología/Bioantropología | Eres. Serie de Antropología</text:p>
          </table:table-cell>
          <table:table-cell table:style-name="ce2" office:value-type="string" calcext:value-type="string">
            <text:p>Museo Arqueológico de Tenerife</text:p>
          </table:table-cell>
          <table:table-cell table:style-name="ce16" office:value-type="string" calcext:value-type="string">
            <text:p>http://dialnet.unirioja.es/servlet/revista?codigo=11741</text:p>
          </table:table-cell>
          <table:table-cell table:style-name="ce1"/>
          <table:table-cell table:style-name="ce34" office:value-type="string" calcext:value-type="string">
            <text:p>In 1990 the then Archaeological and Ethnographic Museum of Tenerife began publishing venture to publish two separate YOU Magazine Series, Archaeology and Ethnography, wishing to present specialized in those subjects and they had the Canary Islands as a re</text:p>
          </table:table-cell>
          <table:table-cell table:style-name="ce4" office:value-type="float" office:value="1989" calcext:value-type="float">
            <text:p>1989</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34" office:value-type="string" calcext:value-type="string">
            <text:p>Spanish</text:p>
          </table:table-cell>
          <table:table-cell table:style-name="ce34"/>
          <table:table-cell table:number-columns-repeated="2" table:style-name="ce8" office:value-type="string" calcext:value-type="string">
            <text:p>Free</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1" office:value-type="string" calcext:value-type="string">
            <text:p>yen</text:p>
          </table:table-cell>
        </table:table-row>
        <table:table-row table:style-name="ro1">
          <table:table-cell table:style-name="ce1" office:value-type="string" calcext:value-type="string">
            <text:p>Comechingonia Virtual: Electronic Journal of Archaeology</text:p>
          </table:table-cell>
          <table:table-cell table:style-name="ce2" office:value-type="string" calcext:value-type="string">
            <text:p>Comechingonia Virtual Revista Electrónica de Arqueología</text:p>
          </table:table-cell>
          <table:table-cell table:style-name="ce2" office:value-type="string" calcext:value-type="string">
            <text:p>National University of Cordoba</text:p>
          </table:table-cell>
          <table:table-cell table:style-name="ce8" office:value-type="string" calcext:value-type="string">
            <text:p>http://dialnet.unirioja.es/servlet/revista?codigo=16063</text:p>
          </table:table-cell>
          <table:table-cell table:style-name="ce2" office:value-type="string" calcext:value-type="string">
            <text:p>http://www.comechingonia.com/</text:p>
          </table:table-cell>
          <table:table-cell table:style-name="ce1" office:value-type="string" calcext:value-type="string">
            <text:p>This magazine aims to be a space for those working in archeology Argentina (and in the rest of Latin America), to publish their work and exchange views dynamically. Articles will seek to reflect the many aspects of production contemporary science in the f</text:p>
          </table:table-cell>
          <table:table-cell table:style-name="ce4" office:value-type="float" office:value="2007" calcext:value-type="float">
            <text:p>2007</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2"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table-cell table:style-name="ce2"/>
          <table:table-cell table:style-name="ce1" table:number-columns-repeated="13"/>
          <table:table-cell table:style-name="ce4"/>
        </table:table-row>
        <table:table-row table:style-name="ro1">
          <table:table-cell table:number-columns-repeated="2" table:style-name="ce1" office:value-type="string" calcext:value-type="string">
            <text:p>Eurasian Prehistory</text:p>
          </table:table-cell>
          <table:table-cell table:style-name="ce1" office:value-type="string" calcext:value-type="string">
            <text:p>Peabody Museum of Archaeology and Ethnology</text:p>
          </table:table-cell>
          <table:table-cell table:style-name="ce8" office:value-type="string" calcext:value-type="string">
            <text:p>https://www.peabody.harvard.edu/EP</text:p>
          </table:table-cell>
          <table:table-cell table:style-name="ce1"/>
          <table:table-cell table:style-name="ce1" office:value-type="string" calcext:value-type="string">
            <text:p>This journal is a joint venture endorsed by the American School of Prehistoric Research at the Peabody Museum of Archaeology and Ethnology and the Institute of Archaeology at Jagiellonian University in Poland. The aim of this journal is to publish lengthy</text:p>
          </table:table-cell>
          <table:table-cell table:style-name="ce1" office:value-type="float" office:value="2003" calcext:value-type="float">
            <text:p>200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 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The Zaranda Ideas - Review of Young Researchers in archeology.</text:p>
          </table:table-cell>
          <table:table-cell table:style-name="ce6" office:value-type="string" calcext:value-type="string">
            <text:p>La Zaranda de Ideas, Revista de Jóvenes Investigadores en Arqueología</text:p>
          </table:table-cell>
          <table:table-cell table:style-name="ce6" office:value-type="string" calcext:value-type="string">
            <text:p>Sociedad Argentina de Antropologia</text:p>
          </table:table-cell>
          <table:table-cell table:style-name="ce26" office:value-type="string" calcext:value-type="string">
            <text:p>http://dialnet.unirioja.es/servlet/revista?codigo=15940</text:p>
          </table:table-cell>
          <table:table-cell table:style-name="ce1"/>
          <table:table-cell table:style-name="ce2" office:value-type="string" calcext:value-type="string">
            <text:p>The sieve of ideas, magazine young researchers in Archaeology, is an annual publication of the Argentina Society of Anthropology that aims to publish the results of investigations of undergraduates and recent graduates of archeology and related discipline</text:p>
          </table:table-cell>
          <table:table-cell table:style-name="ce6" office:value-type="float" office:value="2005" calcext:value-type="float">
            <text:p>2005</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2" table:number-columns-repeated="13"/>
          <table:table-cell table:style-name="ce1"/>
        </table:table-row>
        <table:table-row table:style-name="ro1">
          <table:table-cell table:number-columns-repeated="2" table:style-name="ce1" office:value-type="string" calcext:value-type="string">
            <text:p>Arkeologipäivät</text:p>
          </table:table-cell>
          <table:table-cell table:style-name="ce2" office:value-type="string" calcext:value-type="string">
            <text:p>The Archaeological Society of Finland</text:p>
          </table:table-cell>
          <table:table-cell table:style-name="ce8" office:value-type="string" calcext:value-type="string">
            <text:p>http://www.sarks.fi/julkaisut_ap.html</text:p>
          </table:table-cell>
          <table:table-cell table:style-name="ce1"/>
          <table:table-cell table:style-name="ce1" office:value-type="string" calcext:value-type="string">
            <text:p>The Archaeological Society of Finland was founded in 1982 to maintain contacts among Finnish archaeologists active in various capacities. The society aims at encouraging discussion within the discipline and strives to improve the standard of archaeologica</text:p>
          </table:table-cell>
          <table:table-cell table:style-name="ce1" office:value-type="float" office:value="2001" calcext:value-type="float">
            <text:p>2001</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Bulletin of the University of Michigan Museums of Art and Archaeology, The </text:p>
          </table:table-cell>
          <table:table-cell table:style-name="ce2" office:value-type="string" calcext:value-type="string">
            <text:p><text:s/>University of Michigan Museum of Art, the Kelsey Museum of Archaeology, and the Department of the History of Art.</text:p>
          </table:table-cell>
          <table:table-cell table:style-name="ce8" office:value-type="string" calcext:value-type="string">
            <text:p>http://quod.lib.umich.edu/b/bulletin</text:p>
          </table:table-cell>
          <table:table-cell table:style-name="ce1"/>
          <table:table-cell table:style-name="ce1" office:value-type="string" calcext:value-type="string">
            <text:p>The Bulletin of the University of Michigan Museums of Art and Archaeology was a joint publication of the University of Michigan Museum of Art, the Kelsey Museum of Archaeology, and the Department of the History of Art. This journal features scholarly arti</text:p>
          </table:table-cell>
          <table:table-cell table:style-name="ce4" office:value-type="float" office:value="1978" calcext:value-type="float">
            <text:p>1978</text:p>
          </table:table-cell>
          <table:table-cell table:style-name="ce8" office:value-type="float" office:value="2008" calcext:value-type="float">
            <text:p>2008</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Wayeb Notes</text:p>
          </table:table-cell>
          <table:table-cell table:style-name="ce2" office:value-type="string" calcext:value-type="string">
            <text:p>The European Association of Mayanists</text:p>
          </table:table-cell>
          <table:table-cell table:style-name="ce8" office:value-type="string" calcext:value-type="string">
            <text:p>https://www.wayeb.org/wayeb-notes/</text:p>
          </table:table-cell>
          <table:table-cell table:style-name="ce1"/>
          <table:table-cell table:style-name="ce1" office:value-type="string" calcext:value-type="string">
            <text:p>The Wayeb Notes series is an online publication with an official Belgian ISSN number (ISSN 1379-8286). The General Editor of this electronic journal is Christian Prager. The publication of the Wayeb Notes is discontinued from 2015 on.</text:p>
          </table:table-cell>
          <table:table-cell table:style-name="ce1" office:value-type="float" office:value="2003" calcext:value-type="float">
            <text:p>2003</text:p>
          </table:table-cell>
          <table:table-cell table:style-name="ce8" office:value-type="float" office:value="2014" calcext:value-type="float">
            <text:p>2014</text:p>
          </table:table-cell>
          <table:table-cell table:style-name="ce8" office:value-type="string" calcext:value-type="string">
            <text:p>No</text:p>
          </table:table-cell>
          <table:table-cell table:style-name="ce1" office:value-type="string" calcext:value-type="string">
            <text:p>Central America</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cta historica et archaeologica mediaevalia</text:p>
          </table:table-cell>
          <table:table-cell table:style-name="ce2" office:value-type="string" calcext:value-type="string">
            <text:p>Universitat de Barcelona</text:p>
          </table:table-cell>
          <table:table-cell table:style-name="ce8" office:value-type="string" calcext:value-type="string">
            <text:p>https://www.raco.cat/index.php/ActaHistorica/issue/archive</text:p>
          </table:table-cell>
          <table:table-cell table:style-name="ce2" office:value-type="string" calcext:value-type="string">
            <text:p>http://www.publicacions.ub.edu/articulos.aspx?modo=c&amp;fam=ACTA%20MEDIAEVALIA</text:p>
          </table:table-cell>
          <table:table-cell table:style-name="ce1" office:value-type="string" calcext:value-type="string">
            <text:p>Historical Acta archaeologica you Mediæval (AHAM) is a magazine content that responds to their objective: to present the research work of the members of the Department of Medieval History, Palaeography and Diplomacy at the University of Barcelona. However</text:p>
          </table:table-cell>
          <table:table-cell table:style-name="ce4" office:value-type="float" office:value="1982" calcext:value-type="float">
            <text:p>1982</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 French, Italian, 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Medieva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nnals of Prehistory and Archaeology</text:p>
          </table:table-cell>
          <table:table-cell table:style-name="ce2" office:value-type="string" calcext:value-type="string">
            <text:p>Anales de Prehistoria y Arqueología</text:p>
          </table:table-cell>
          <table:table-cell table:style-name="ce2" office:value-type="string" calcext:value-type="string">
            <text:p>University of Murcia</text:p>
          </table:table-cell>
          <table:table-cell table:style-name="ce8" office:value-type="string" calcext:value-type="string">
            <text:p>http://revistas.um.es/apa</text:p>
          </table:table-cell>
          <table:table-cell table:style-name="ce1" office:value-type="string" calcext:value-type="string">
            <text:p>http://dialnet.unirioja.es/servlet/revista?codigo=78</text:p>
          </table:table-cell>
          <table:table-cell table:style-name="ce1" office:value-type="string" calcext:value-type="string">
            <text:p>Journal of Research in Prehistory and Archaeology</text:p>
          </table:table-cell>
          <table:table-cell table:style-name="ce4" office:value-type="float" office:value="1985" calcext:value-type="float">
            <text:p>1985</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Utah archaeology</text:p>
          </table:table-cell>
          <table:table-cell table:style-name="ce2" office:value-type="string" calcext:value-type="string">
            <text:p>Utah Professional Archaeological Council</text:p>
          </table:table-cell>
          <table:table-cell table:style-name="ce8" office:value-type="string" calcext:value-type="string">
            <text:p>http://www.upaconline.org/journal</text:p>
          </table:table-cell>
          <table:table-cell table:style-name="ce8" office:value-type="string" calcext:value-type="string">
            <text:p>https://issuu.com/utah10/stacks/64cc534147dd488897be9aa94fb9726e</text:p>
          </table:table-cell>
          <table:table-cell table:style-name="ce1" office:value-type="string" calcext:value-type="string">
            <text:p>Utah Archaeology is the journal of archaeological research in Utah.  It is a peer-reviewed annual journal available with membership in UPAC or USAS.</text:p>
          </table:table-cell>
          <table:table-cell table:style-name="ce1" office:value-type="float" office:value="1988" calcext:value-type="float">
            <text:p>1988</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2.5" calcext:value-type="float">
            <text:p><text:s/>$12,50 </text:p>
          </table:table-cell>
          <table:table-cell table:style-name="ce40" office:value-type="float" office:value="25" calcext:value-type="float">
            <text:p><text:s/>$25,00 </text:p>
          </table:table-cell>
          <table:table-cell table:number-columns-repeated="2" table:style-name="ce40" office:value-type="float" office:value="12.5" calcext:value-type="float">
            <text:p><text:s/>$12,50 </text:p>
          </table:table-cell>
          <table:table-cell table:style-name="ce2"/>
        </table:table-row>
        <table:table-row table:style-name="ro1">
          <table:table-cell table:style-name="ce1" office:value-type="string" calcext:value-type="string">
            <text:p>Notebook Catalan Prehistory | workbook Archaeological Association of Girona | Bulletin of Association Archaeological Girona</text:p>
          </table:table-cell>
          <table:table-cell table:style-name="ce6" office:value-type="string" calcext:value-type="string">
            <text:p>Quadern de Prehistòria Catalana | <text:s/>Quadern de treball de l'Associació Arqueològica de Girona | <text:s/>Butlletí de l'Associació Arqueològica de Girona</text:p>
          </table:table-cell>
          <table:table-cell table:style-name="ce6" office:value-type="string" calcext:value-type="string">
            <text:p>Archaeological Association of Girona</text:p>
          </table:table-cell>
          <table:table-cell table:style-name="ce23" office:value-type="string" calcext:value-type="string">
            <text:p>http://www.raco.cat/index.php/QuadernPrehistoriaAAG</text:p>
          </table:table-cell>
          <table:table-cell table:style-name="ce31" office:value-type="string" calcext:value-type="string">
            <text:p>http://www.raco.cat/index.php/QuaderndetreballAAG</text:p>
          </table:table-cell>
          <table:table-cell table:style-name="ce6" office:value-type="string" calcext:value-type="string">
            <text:p>Notebook Catalan Prehistory is a magazine informative on current scientific and social issues relating to prehistoric archeology of Girona and in particular those that refer to human cultures older (Palaeolithic period). It also includes works of history </text:p>
          </table:table-cell>
          <table:table-cell table:style-name="ce31" office:value-type="float" office:value="1978" calcext:value-type="float">
            <text:p>1978</text:p>
          </table:table-cell>
          <table:table-cell table:style-name="ce26" office:value-type="float" office:value="2013" calcext:value-type="float">
            <text:p>2013</text:p>
          </table:table-cell>
          <table:table-cell table:style-name="ce26" office:value-type="string" calcext:value-type="string">
            <text:p>No</text:p>
          </table:table-cell>
          <table:table-cell table:style-name="ce1"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style-name="ce9" office:value-type="string" calcext:value-type="string">
            <text:p>Quarterly Bulletin, The </text:p>
          </table:table-cell>
          <table:table-cell table:style-name="ce9" office:value-type="string" calcext:value-type="string">
            <text:p>The Quarterly Bulletin</text:p>
          </table:table-cell>
          <table:table-cell table:style-name="ce1" office:value-type="string" calcext:value-type="string">
            <text:p>Archeological Society of Virginia</text:p>
          </table:table-cell>
          <table:table-cell table:style-name="ce16" office:value-type="string" calcext:value-type="string">
            <text:p>http://www.archeologyva.org/Pub/PubQB.html</text:p>
          </table:table-cell>
          <table:table-cell table:style-name="ce4"/>
          <table:table-cell table:style-name="ce21" office:value-type="string" calcext:value-type="string">
            <text:p>The Quarterly Bulletin of the Society publishes professional and avocational papers relevant to research in Virginia. The topics range from Paleo-Indian Research through to the archeology of the 20th century.</text:p>
          </table:table-cell>
          <table:table-cell table:style-name="ce4" office:value-type="float" office:value="1942" calcext:value-type="float">
            <text:p>1942</text:p>
          </table:table-cell>
          <table:table-cell table:style-name="ce16" office:value-type="float" office:value="2013" calcext:value-type="float">
            <text:p>2013</text:p>
          </table:table-cell>
          <table:table-cell table:style-name="ce26" office:value-type="string" calcext:value-type="string">
            <text:p>No</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9" office:value-type="currency" office:currency="USD" office:value="15" calcext:value-type="currency">
            <text:p><text:s/>$15,00 </text:p>
          </table:table-cell>
          <table:table-cell table:style-name="ce49" office:value-type="currency" office:currency="USD" office:value="35" calcext:value-type="currency">
            <text:p><text:s/>$35,00 </text:p>
          </table:table-cell>
          <table:table-cell table:style-name="ce49" office:value-type="currency" office:currency="USD" office:value="30" calcext:value-type="currency">
            <text:p><text:s/>$30,00 </text:p>
          </table:table-cell>
          <table:table-cell table:style-name="ce49" office:value-type="currency" office:currency="USD" office:value="45" calcext:value-type="currency">
            <text:p><text:s/>$45,00 </text:p>
          </table:table-cell>
          <table:table-cell table:style-name="ce1"/>
        </table:table-row>
        <table:table-row table:style-name="ro1">
          <table:table-cell table:number-columns-repeated="2" table:style-name="ce2" office:value-type="string" calcext:value-type="string">
            <text:p>Fornvännen: Journal of Swedish Antiquarian Research</text:p>
          </table:table-cell>
          <table:table-cell table:style-name="ce2" office:value-type="string" calcext:value-type="string">
            <text:p>Academy of Letters (Royal Academy. Of Letters, History and Antiquities)</text:p>
          </table:table-cell>
          <table:table-cell table:style-name="ce8" office:value-type="string" calcext:value-type="string">
            <text:p>http://fornvannen.se/fornvannen.html</text:p>
          </table:table-cell>
          <table:table-cell table:style-name="ce1"/>
          <table:table-cell table:style-name="ce1" office:value-type="string" calcext:value-type="string">
            <text:p>Fornvännen is published by the Academy of Letters (Royal Academy. Of Letters, History and Antiquities). Fornvännen articles are written in Swedish, sometimes in Danish or Norwegian, but from 1925 there are captions and summaries in English or German. Ther</text:p>
          </table:table-cell>
          <table:table-cell table:style-name="ce16" office:value-type="float" office:value="1906" calcext:value-type="float">
            <text:p>1906</text:p>
          </table:table-cell>
          <table:table-cell table:style-name="ce8" office:value-type="float" office:value="2017" calcext:value-type="float">
            <text:p>2017</text:p>
          </table:table-cell>
          <table:table-cell table:style-name="ce26" office:value-type="string" calcext:value-type="string">
            <text:p>No</text:p>
          </table:table-cell>
          <table:table-cell table:style-name="ce1" office:value-type="string" calcext:value-type="string">
            <text:p>Europe</text:p>
          </table:table-cell>
          <table:table-cell table:style-name="ce1" office:value-type="string" calcext:value-type="string">
            <text:p>Swedish, Danish, Norwegian, English, Germ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3"/>
          <table:table-cell table:style-name="ce4"/>
        </table:table-row>
        <table:table-row table:style-name="ro1">
          <table:table-cell table:number-columns-repeated="2" table:style-name="ce2" office:value-type="string" calcext:value-type="string">
            <text:p>Auxiliary sciences in archaeology, preservation of relics and environmental engineering</text:p>
          </table:table-cell>
          <table:table-cell table:style-name="ce2" office:value-type="string" calcext:value-type="string">
            <text:p>Akademia Górniczo-Hutnicza im. Stanisław Staszica w Krakowie</text:p>
          </table:table-cell>
          <table:table-cell table:style-name="ce8" office:value-type="string" calcext:value-type="string">
            <text:p>http://journals.bg.agh.edu.pl/AUXILIARY/index.php</text:p>
          </table:table-cell>
          <table:table-cell table:style-name="ce1"/>
          <table:table-cell table:style-name="ce1" office:value-type="string" calcext:value-type="string">
            <text:p>AUXILIARY SCIENCES IN ARCHAEOLOGY, PRESERVATION OF RELICS AND ENVIRONMENTAL ENGINEERING. Full text of articles published in the pages of electronic journals published in AGH will be available in wide area networks without any restrictions. </text:p>
          </table:table-cell>
          <table:table-cell table:style-name="ce4" office:value-type="float" office:value="2006" calcext:value-type="float">
            <text:p>2006</text:p>
          </table:table-cell>
          <table:table-cell table:style-name="ce8" office:value-type="float" office:value="2018" calcext:value-type="float">
            <text:p>2018</text:p>
          </table:table-cell>
          <table:table-cell table:style-name="ce26" office:value-type="string" calcext:value-type="string">
            <text:p>No</text:p>
          </table:table-cell>
          <table:table-cell table:style-name="ce1" office:value-type="string" calcext:value-type="string">
            <text:p>World</text:p>
          </table:table-cell>
          <table:table-cell table:style-name="ce1" office:value-type="string" calcext:value-type="string">
            <text:p>English, Po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3" table:style-name="ce2" office:value-type="string" calcext:value-type="string">
            <text:p>Anistoriton</text:p>
          </table:table-cell>
          <table:table-cell table:style-name="ce8" office:value-type="string" calcext:value-type="string">
            <text:p>http://www.anistor.gr/english/index.htm</text:p>
          </table:table-cell>
          <table:table-cell table:style-name="ce1"/>
          <table:table-cell table:style-name="ce1" office:value-type="string" calcext:value-type="string">
            <text:p>Anistoriton is an electronic Journal of History, Archaeology and ArtHistory. It has published scholarly papers since 1997 and it is freely available on the Internet. All papers and images since vol. 1 (1997) are available on line. The United States Librar</text:p>
          </table:table-cell>
          <table:table-cell table:style-name="ce4" office:value-type="float" office:value="1997" calcext:value-type="float">
            <text:p>1997</text:p>
          </table:table-cell>
          <table:table-cell table:style-name="ce8" office:value-type="float" office:value="2017" calcext:value-type="float">
            <text:p>2017</text:p>
          </table:table-cell>
          <table:table-cell table:style-name="ce26"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Discovery and Excavation in Scotland</text:p>
          </table:table-cell>
          <table:table-cell table:style-name="ce2" office:value-type="string" calcext:value-type="string">
            <text:p>Archaeology Scotland</text:p>
          </table:table-cell>
          <table:table-cell table:style-name="ce8" office:value-type="string" calcext:value-type="string">
            <text:p>http://archaeologydataservice.ac.uk/archives/view/des/index.cfm?decade=2000&amp;CFID=2696&amp;CFTOKEN=9A2</text:p>
          </table:table-cell>
          <table:table-cell table:style-name="ce1"/>
          <table:table-cell table:style-name="ce1" office:value-type="string" calcext:value-type="string">
            <text:p>Discovery and excavation in Scotland (DES) provides an accessible, comprehensive, up-to-date and informative guide to archaeological work being undertaken across Scotland.</text:p>
          </table:table-cell>
          <table:table-cell table:style-name="ce4" office:value-type="float" office:value="1947" calcext:value-type="float">
            <text:p>1947</text:p>
          </table:table-cell>
          <table:table-cell table:style-name="ce8" office:value-type="float" office:value="2009" calcext:value-type="float">
            <text:p>2009</text:p>
          </table:table-cell>
          <table:table-cell table:style-name="ce26"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style-name="ce44" office:value-type="currency" office:currency="GBP" office:value="18" calcext:value-type="currency">
            <text:p><text:s/>£18,00 </text:p>
          </table:table-cell>
          <table:table-cell table:style-name="ce44" office:value-type="currency" office:currency="GBP" office:value="24" calcext:value-type="currency">
            <text:p><text:s/>£24,00 </text:p>
          </table:table-cell>
          <table:table-cell table:style-name="ce44" office:value-type="currency" office:currency="GBP" office:value="48" calcext:value-type="currency">
            <text:p><text:s/>£48,00 </text:p>
          </table:table-cell>
          <table:table-cell table:style-name="ce44" office:value-type="currency" office:currency="GBP" office:value="204" calcext:value-type="currency">
            <text:p><text:s/>£204,00 </text:p>
          </table:table-cell>
          <table:table-cell table:style-name="ce4"/>
        </table:table-row>
        <table:table-row table:style-name="ro1">
          <table:table-cell table:style-name="ce1" office:value-type="string" calcext:value-type="string">
            <text:p>Bulletin of the Asia Institute | Bulletin of the Iranian Institute | <text:s/>Bulletin of the American Institute for Iranian Art and Archaeology | Bulletin of the American Institute for Persian Art and Archaeology</text:p>
          </table:table-cell>
          <table:table-cell table:style-name="ce1" office:value-type="string" calcext:value-type="string">
            <text:p>Bulletin of the Asia Institute | Bulletin of the Iranian Institute | <text:s/>Bulletin of the American Institute for Iranian Art and Archaeology</text:p>
          </table:table-cell>
          <table:table-cell table:style-name="ce1" office:value-type="string" calcext:value-type="string">
            <text:p>Asia Institute</text:p>
          </table:table-cell>
          <table:table-cell table:style-name="ce8" office:value-type="string" calcext:value-type="string">
            <text:p>http://www.bulletinasiainstitute.org/marc.htm</text:p>
          </table:table-cell>
          <table:table-cell table:style-name="ce1" office:value-type="string" calcext:value-type="string">
            <text:p>http://www.bulletinasiainstitute.org/</text:p>
          </table:table-cell>
          <table:table-cell table:style-name="ce1" office:value-type="string" calcext:value-type="string">
            <text:p>Different publications of the Asia Institute which has itself changed over the years.</text:p>
          </table:table-cell>
          <table:table-cell table:style-name="ce1" office:value-type="float" office:value="1931" calcext:value-type="float">
            <text:p>1931</text:p>
          </table:table-cell>
          <table:table-cell table:style-name="ce8" office:value-type="float" office:value="2018" calcext:value-type="float">
            <text:p>2018</text:p>
          </table:table-cell>
          <table:table-cell table:style-name="ce8" office:value-type="string" calcext:value-type="string">
            <text:p>No</text:p>
          </table:table-cell>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0" office:value-type="float" office:value="80" calcext:value-type="float">
            <text:p><text:s/>$80,00 </text:p>
          </table:table-cell>
          <table:table-cell table:style-name="ce40" office:value-type="float" office:value="123" calcext:value-type="float">
            <text:p><text:s/>$123,00 </text:p>
          </table:table-cell>
          <table:table-cell table:style-name="ce40" office:value-type="float" office:value="132" calcext:value-type="float">
            <text:p><text:s/>$132,00 </text:p>
          </table:table-cell>
          <table:table-cell table:style-name="ce4"/>
        </table:table-row>
        <table:table-row table:style-name="ro1">
          <table:table-cell table:number-columns-repeated="2" table:style-name="ce2" office:value-type="string" calcext:value-type="string">
            <text:p>TRACE</text:p>
          </table:table-cell>
          <table:table-cell table:style-name="ce2" office:value-type="string" calcext:value-type="string">
            <text:p>Association for Tree-Ring Research</text:p>
          </table:table-cell>
          <table:table-cell table:style-name="ce8" office:value-type="string" calcext:value-type="string">
            <text:p>https://tree-ring.org/output/trace-publications/</text:p>
          </table:table-cell>
          <table:table-cell table:style-name="ce1"/>
          <table:table-cell table:style-name="ce1" office:value-type="string" calcext:value-type="string">
            <text:p>Publication of the Association for Tree-Ring Research</text:p>
          </table:table-cell>
          <table:table-cell table:style-name="ce8" office:value-type="float" office:value="2002" calcext:value-type="float">
            <text:p>2002</text:p>
          </table:table-cell>
          <table:table-cell table:style-name="ce8" office:value-type="float" office:value="2017" calcext:value-type="float">
            <text:p>2017</text:p>
          </table:table-cell>
          <table:table-cell table:style-name="ce22"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Bulletin of the Australian Institute for Maritime Archaeology</text:p>
          </table:table-cell>
          <table:table-cell table:style-name="ce2" office:value-type="string" calcext:value-type="string">
            <text:p>Australian Institute for Maritime Archaeology</text:p>
          </table:table-cell>
          <table:table-cell table:style-name="ce27" office:value-type="string" calcext:value-type="string">
            <text:p>http://www.aima-underwater.org.au/bulletin/</text:p>
          </table:table-cell>
          <table:table-cell table:style-name="ce1"/>
          <table:table-cell table:style-name="ce1" office:value-type="string" calcext:value-type="string">
            <text:p>The AIMA Bulletin is an international scholarly peer-reviewed journal, which has been successfully published since the late 1970s. It initially began as a newsletter in 1978 but evolved quickly into a peer-reviewed journal showcasing original research, fi</text:p>
          </table:table-cell>
          <table:table-cell table:style-name="ce1" office:value-type="float" office:value="1978" calcext:value-type="float">
            <text:p>1978</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8" office:value-type="string" calcext:value-type="string">
            <text:p>Paywall</text:p>
          </table:table-cell>
          <table:table-cell table:style-name="ce6"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30" calcext:value-type="float">
            <text:p><text:s/>$30,00 </text:p>
          </table:table-cell>
          <table:table-cell table:style-name="ce4"/>
        </table:table-row>
        <table:table-row table:style-name="ro1">
          <table:table-cell table:number-columns-repeated="2" table:style-name="ce2" office:value-type="string" calcext:value-type="string">
            <text:p>Technical Research Bulletin</text:p>
          </table:table-cell>
          <table:table-cell table:style-name="ce2" office:value-type="string" calcext:value-type="string">
            <text:p>British Museum</text:p>
          </table:table-cell>
          <table:table-cell table:style-name="ce8" office:value-type="string" calcext:value-type="string">
            <text:p>https://webarchive.nationalarchives.gov.uk/20190801105911/https://www.britishmuseum.org/research/publications/online_journals/technical_research_bulletin.aspx</text:p>
          </table:table-cell>
          <table:table-cell table:style-name="ce1"/>
          <table:table-cell table:style-name="ce1" office:value-type="string" calcext:value-type="string">
            <text:p>The Technical Research Bulletin publishes the results of collaborative work by the British Museum's curators, conservators and scientists covering a broad range of objects and materials from across the Museum’s collection. Published once a year, each issu</text:p>
          </table:table-cell>
          <table:table-cell table:style-name="ce1" office:value-type="float" office:value="2007" calcext:value-type="float">
            <text:p>2007</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2" table:number-columns-repeated="8"/>
          <table:table-cell table:style-name="ce1" table:number-columns-repeated="4"/>
          <table:table-cell table:style-name="ce4"/>
        </table:table-row>
        <table:table-row table:style-name="ro1">
          <table:table-cell table:style-name="ce2" office:value-type="string" calcext:value-type="string">
            <text:p>Cambridge Antiquarian Proceedings</text:p>
          </table:table-cell>
          <table:table-cell table:style-name="ce2" office:value-type="string" calcext:value-type="string">
            <text:p>Cambridge Antiquarian Proceedings | Transactions of Cambridgeshire and Huntingdonshire Archaeological Society</text:p>
          </table:table-cell>
          <table:table-cell table:style-name="ce2" office:value-type="string" calcext:value-type="string">
            <text:p>Cambridge Antiquarian Society</text:p>
          </table:table-cell>
          <table:table-cell table:style-name="ce8" office:value-type="string" calcext:value-type="string">
            <text:p>http://archaeologydataservice.ac.uk/archives/view/cambridge_antiq/</text:p>
          </table:table-cell>
          <table:table-cell table:style-name="ce1" office:value-type="string" calcext:value-type="string">
            <text:p>http://www.camantsoc.org/publ.html</text:p>
          </table:table-cell>
          <table:table-cell table:style-name="ce1" office:value-type="string" calcext:value-type="string">
            <text:p>The CAMBRIDGE ANTIQUARIAN SOCIETY was founded in 1840 'for the encouragement of the study of history and antiquities of the University, Town and County of Cambridge', and its Proceedings have been published on an annual basis since that time. In 1845 its </text:p>
          </table:table-cell>
          <table:table-cell table:style-name="ce4" office:value-type="float" office:value="1859" calcext:value-type="float">
            <text:p>1859</text:p>
          </table:table-cell>
          <table:table-cell table:style-name="ce8" office:value-type="float" office:value="2016" calcext:value-type="float">
            <text:p>2016</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3"/>
          <table:table-cell table:style-name="ce2" table:number-columns-repeated="8"/>
          <table:table-cell table:number-columns-repeated="2" table:style-name="ce44" office:value-type="currency" office:currency="GBP" office:value="20" calcext:value-type="currency">
            <text:p><text:s/>£20,00 </text:p>
          </table:table-cell>
          <table:table-cell table:style-name="ce44" office:value-type="currency" office:currency="GBP" office:value="25" calcext:value-type="currency">
            <text:p><text:s/>£25,00 </text:p>
          </table:table-cell>
          <table:table-cell table:style-name="ce44" office:value-type="currency" office:currency="GBP" office:value="30" calcext:value-type="currency">
            <text:p><text:s/>£30,00 </text:p>
          </table:table-cell>
          <table:table-cell table:style-name="ce4"/>
        </table:table-row>
        <table:table-row table:style-name="ro1">
          <table:table-cell table:number-columns-repeated="2" table:style-name="ce8" office:value-type="string" calcext:value-type="string">
            <text:p>Journal of Taphonomy</text:p>
          </table:table-cell>
          <table:table-cell table:style-name="ce8" office:value-type="string" calcext:value-type="string">
            <text:p>Prometheus Press</text:p>
          </table:table-cell>
          <table:table-cell table:style-name="ce8" office:value-type="string" calcext:value-type="string">
            <text:p>https://journaltaphonomy.com/</text:p>
          </table:table-cell>
          <table:table-cell table:style-name="ce8"/>
          <table:table-cell table:style-name="ce16" office:value-type="string" calcext:value-type="string">
            <text:p>In the past 60 years, taphonomy has come into its own, growing from a little known subdiscipline of paleontology to a fully-fledged discipline, with full-time practitioners. The multitude of current researchers in taphonomy specialize in its application i</text:p>
          </table:table-cell>
          <table:table-cell table:style-name="ce8" office:value-type="float" office:value="2003" calcext:value-type="float">
            <text:p>2003</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table:number-columns-repeated="24"/>
        </table:table-row>
        <table:table-row table:style-name="ro1">
          <table:table-cell table:number-columns-repeated="2" table:style-name="ce8" office:value-type="string" calcext:value-type="string">
            <text:p>Bronze Age Review</text:p>
          </table:table-cell>
          <table:table-cell table:style-name="ce8" office:value-type="string" calcext:value-type="string">
            <text:p>British Museum</text:p>
          </table:table-cell>
          <table:table-cell table:style-name="ce8" office:value-type="string" calcext:value-type="string">
            <text:p>https://webarchive.nationalarchives.gov.uk/20190801105913/https://www.britishmuseum.org/research/publications/online_journals/bronze_age_review/bar_volume_1.aspx</text:p>
          </table:table-cell>
          <table:table-cell table:style-name="ce8"/>
          <table:table-cell table:style-name="ce16" office:value-type="string" calcext:value-type="string">
            <text:p>For the first volume of the Bronze Age Review, the editor invited senior scholars to draw on their experience and expertise and write on what they would like to see happening in Bronze Age research in Britain in the future. They were asked to look as broa</text:p>
          </table:table-cell>
          <table:table-cell table:number-columns-repeated="2" table:style-name="ce8" office:value-type="float" office:value="2008" calcext:value-type="float">
            <text:p>2008</text:p>
          </table:table-cell>
          <table:table-cell table:style-name="ce8" office:value-type="string" calcext:value-type="string">
            <text:p>No</text:p>
          </table:table-cell>
          <table:table-cell table:style-name="ce1"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table:number-columns-repeated="5"/>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English Heritage Historical Review</text:p>
          </table:table-cell>
          <table:table-cell table:style-name="ce5" office:value-type="string" calcext:value-type="string">
            <text:p>Taylor &amp; Francis, Ltd.</text:p>
          </table:table-cell>
          <table:table-cell table:style-name="ce16" office:value-type="string" calcext:value-type="string">
            <text:p>https://www.tandfonline.com/toc/yehr20/current</text:p>
          </table:table-cell>
          <table:table-cell table:style-name="ce4"/>
          <table:table-cell table:style-name="ce21" office:value-type="string" calcext:value-type="string">
            <text:p>English Heritage Historical Review publishes discoveries made through the documentation, surveying, excavation, scientific examination and historical interpretation of English Heritage properties. It is supported by the apparatus scholasticus necessary fo</text:p>
          </table:table-cell>
          <table:table-cell table:style-name="ce19" office:value-type="float" office:value="2006" calcext:value-type="float">
            <text:p>2006</text:p>
          </table:table-cell>
          <table:table-cell table:style-name="ce22" office:value-type="float" office:value="2014" calcext:value-type="float">
            <text:p>2014</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8"/>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16"/>
          <table:table-cell table:style-name="ce4" table:number-columns-repeated="11"/>
          <table:table-cell table:style-name="ce1" table:number-columns-repeated="2"/>
        </table:table-row>
        <table:table-row table:style-name="ro1">
          <table:table-cell table:number-columns-repeated="2" table:style-name="ce2" office:value-type="string" calcext:value-type="string">
            <text:p>Çatalhöyük Archive Report</text:p>
          </table:table-cell>
          <table:table-cell table:style-name="ce2" office:value-type="string" calcext:value-type="string">
            <text:p>Çatalhöyük Research Project</text:p>
          </table:table-cell>
          <table:table-cell table:style-name="ce8" office:value-type="string" calcext:value-type="string">
            <text:p>http://www.catalhoyuk.com/archive_reports/</text:p>
          </table:table-cell>
          <table:table-cell table:style-name="ce1"/>
          <table:table-cell table:style-name="ce1" office:value-type="string" calcext:value-type="string">
            <text:p>Reports from the Çatalhöyük excavations.</text:p>
          </table:table-cell>
          <table:table-cell table:style-name="ce4" office:value-type="float" office:value="1993" calcext:value-type="float">
            <text:p>199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Middle East</text:p>
          </table:table-cell>
          <table:table-cell table:style-name="ce1" office:value-type="string" calcext:value-type="string">
            <text:p>English, Turk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table-cell table:style-name="ce1" office:value-type="string" calcext:value-type="string">
            <text:p>CC BY-NC</text:p>
          </table:table-cell>
          <table:table-cell table:style-name="ce115" office:value-type="float" office:value="0" calcext:value-type="float">
            <text:p><text:s/>$- </text:p>
          </table:table-cell>
          <table:table-cell table:style-name="ce1" table:number-columns-repeated="13"/>
        </table:table-row>
        <table:table-row table:style-name="ro4">
          <table:table-cell table:style-name="ce1" office:value-type="string" calcext:value-type="string">
            <text:p>Mixtures of the French School of Rome</text:p>
          </table:table-cell>
          <table:table-cell table:style-name="ce8" office:value-type="string" calcext:value-type="string">
            <text:p>Mélanges d'archéologie et d'histoire </text:p>
          </table:table-cell>
          <table:table-cell table:style-name="ce2" office:value-type="string" calcext:value-type="string">
            <text:p>École Française de Rome</text:p>
          </table:table-cell>
          <table:table-cell table:style-name="ce18" office:value-type="string" calcext:value-type="string">
            <text:p><text:span text:style-name="T2"><text:a xlink:href="http://www.persee.fr/collection/mefr" xlink:type="simple">http://www.persee.fr/collection/mefr</text:a></text:span></text:p>
          </table:table-cell>
          <table:table-cell table:style-name="ce1"/>
          <table:table-cell table:style-name="ce1" office:value-type="string" calcext:value-type="string">
            <text:p>History Collection</text:p>
            <text:p>1881-1970 - Mixtures of Archaeology and History (ISSN: 0223-4874)</text:p>
            <text:p>1971-1999 - Mixtures of the French School of Rome. Antiquity (ISSN: 0223 to 5102)</text:p>
            <text:p>1971-1988 - Mixtures of the French School of Rome. Middle Ages, Modern Times (ISSN: 0223</text:p>
          </table:table-cell>
          <table:table-cell table:style-name="ce1" office:value-type="float" office:value="1881" calcext:value-type="float">
            <text:p>1881</text:p>
          </table:table-cell>
          <table:table-cell table:style-name="ce8" office:value-type="float" office:value="1970" calcext:value-type="float">
            <text:p>1970</text:p>
          </table:table-cell>
          <table:table-cell table:style-name="ce8" office:value-type="string" calcext:value-type="string">
            <text:p>No</text:p>
          </table:table-cell>
          <table:table-cell table:style-name="ce1" office:value-type="string" calcext:value-type="string">
            <text:p>Mediterranean</text:p>
          </table:table-cell>
          <table:table-cell table:style-name="ce1"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4" office:value-type="string" calcext:value-type="string">
            <text:p>Journal of the County Louth Archaeological and Historical Society | Journal of the County Louth Archaeological Society</text:p>
          </table:table-cell>
          <table:table-cell table:style-name="ce4" office:value-type="string" calcext:value-type="string">
            <text:p>County Louth Archaeological and History Society</text:p>
          </table:table-cell>
          <table:table-cell table:style-name="ce16" office:value-type="string" calcext:value-type="string">
            <text:p>http://www.jstor.org/journal/jcoloarchhistsoc</text:p>
          </table:table-cell>
          <table:table-cell table:style-name="ce4"/>
          <table:table-cell table:style-name="ce21" office:value-type="string" calcext:value-type="string">
            <text:p>Since its foundation in 1904, the Society has published an annual journal.</text:p>
          </table:table-cell>
          <table:table-cell table:style-name="ce19" office:value-type="float" office:value="1904" calcext:value-type="float">
            <text:p>1904</text:p>
          </table:table-cell>
          <table:table-cell table:style-name="ce22" office:value-type="float" office:value="2017" calcext:value-type="float">
            <text:p>2017</text:p>
          </table:table-cell>
          <table:table-cell table:style-name="ce8" office:value-type="string" calcext:value-type="string">
            <text:p>No</text:p>
          </table:table-cell>
          <table:table-cell table:style-name="ce1" office:value-type="string" calcext:value-type="string">
            <text:p>Europe</text:p>
          </table:table-cell>
          <table:table-cell table:style-name="ce4" office:value-type="string" calcext:value-type="string">
            <text:p>English</text:p>
          </table:table-cell>
          <table:table-cell table:style-name="ce4"/>
          <table:table-cell table:style-name="ce16"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58" office:value-type="currency" office:currency="EUR" office:value="15" calcext:value-type="currency">
            <text:p><text:s/>€ 15,00 </text:p>
          </table:table-cell>
          <table:table-cell table:style-name="ce4"/>
        </table:table-row>
        <table:table-row table:style-name="ro3">
          <table:table-cell table:style-name="ce1" office:value-type="string" calcext:value-type="string">
            <text:p>Debates Medieval Archaeology</text:p>
          </table:table-cell>
          <table:table-cell table:number-columns-repeated="2" table:style-name="ce2" office:value-type="string" calcext:value-type="string">
            <text:p>Debates de Arqueología Medieval</text:p>
          </table:table-cell>
          <table:table-cell table:style-name="ce8" office:value-type="string" calcext:value-type="string">
            <text:p>http://www.arqueologiamedievaldebates.com/</text:p>
          </table:table-cell>
          <table:table-cell table:style-name="ce1"/>
          <table:table-cell table:style-name="ce1" office:value-type="string" calcext:value-type="string">
            <text:p>Debates Medieval Archaeology is a scientific journal aimed at an audience </text:p>
            <text:p>specialized in Medieval Archaeology. The texts submitted for publication </text:p>
            <text:p>must be original and make innovations for the discipline.</text:p>
          </table:table-cell>
          <table:table-cell table:style-name="ce4" office:value-type="float" office:value="2011" calcext:value-type="float">
            <text:p>2011</text:p>
          </table:table-cell>
          <table:table-cell table:style-name="ce8" office:value-type="float" office:value="2018" calcext:value-type="float">
            <text:p>2018</text:p>
          </table:table-cell>
          <table:table-cell table:style-name="ce8" office:value-type="string" calcext:value-type="string">
            <text:p>No</text:p>
          </table:table-cell>
          <table:table-cell table:style-name="ce1" office:value-type="string" calcext:value-type="string">
            <text:p>World</text:p>
          </table:table-cell>
          <table:table-cell table:style-name="ce1" office:value-type="string" calcext:value-type="string">
            <text:p>English, Spanish, French, Italian, Portuguese</text:p>
          </table:table-cell>
          <table:table-cell table:style-name="ce1"/>
          <table:table-cell table:number-columns-repeated="2" table:style-name="ce8" office:value-type="string" calcext:value-type="string">
            <text:p>Pay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25" calcext:value-type="currency">
            <text:p><text:s/>€ 25,00 </text:p>
          </table:table-cell>
          <table:table-cell table:style-name="ce4"/>
        </table:table-row>
        <table:table-row table:style-name="ro1">
          <table:table-cell table:style-name="ce1" office:value-type="string" calcext:value-type="string">
            <text:p>Magazine Cultural Forum</text:p>
          </table:table-cell>
          <table:table-cell table:style-name="ce2" office:value-type="string" calcext:value-type="string">
            <text:p>Forum Cultural Forum</text:p>
          </table:table-cell>
          <table:table-cell table:style-name="ce2" office:value-type="string" calcext:value-type="string">
            <text:p>Directorate for Culture and National Heritage Botosani </text:p>
          </table:table-cell>
          <table:table-cell table:style-name="ce8" office:value-type="string" calcext:value-type="string">
            <text:p>http://www.cimec.ro/revista-forum-cultural-botosani/</text:p>
          </table:table-cell>
          <table:table-cell table:style-name="ce1"/>
          <table:table-cell table:style-name="ce1" office:value-type="string" calcext:value-type="string">
            <text:p> Magazine Cultural Forum, published by the Directorate for Culture and National Heritage Botosani has appeared in May 2001, following the unification of the former Inspectorate for Culture and the County Office for National Cultural Heritage, resulting in</text:p>
          </table:table-cell>
          <table:table-cell table:style-name="ce4" office:value-type="float" office:value="2001" calcext:value-type="float">
            <text:p>2001</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Roma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style-name="ce115" office:value-type="float" office:value="0" calcext:value-type="float">
            <text:p><text:s/>$- </text:p>
          </table:table-cell>
          <table:table-cell table:style-name="ce1" table:number-columns-repeated="12"/>
          <table:table-cell table:style-name="ce4"/>
        </table:table-row>
        <table:table-row table:style-name="ro1">
          <table:table-cell table:number-columns-repeated="2" table:style-name="ce1" office:value-type="string" calcext:value-type="string">
            <text:p>Notes on Northeast Texas Archaeology</text:p>
          </table:table-cell>
          <table:table-cell table:style-name="ce2" office:value-type="string" calcext:value-type="string">
            <text:p>Friends of Northeast Texas Archaeology</text:p>
          </table:table-cell>
          <table:table-cell table:style-name="ce8" office:value-type="string" calcext:value-type="string">
            <text:p>https://sites.google.com/site/friendsofnetexasarchaeology/</text:p>
          </table:table-cell>
          <table:table-cell table:style-name="ce1"/>
          <table:table-cell table:style-name="ce1" office:value-type="string" calcext:value-type="string">
            <text:p>Societies journal</text:p>
          </table:table-cell>
          <table:table-cell table:style-name="ce1" office:value-type="float" office:value="1993" calcext:value-type="float">
            <text:p>1993</text:p>
          </table:table-cell>
          <table:table-cell table:style-name="ce8" office:value-type="float" office:value="2015" calcext:value-type="float">
            <text:p>2015</text:p>
          </table:table-cell>
          <table:table-cell table:style-name="ce8" office:value-type="string" calcext:value-type="string">
            <text:p>No</text:p>
          </table:table-cell>
          <table:table-cell table:style-name="ce1"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2" office:value-type="string" calcext:value-type="string">
            <text:p>Historical Archaeology</text:p>
          </table:table-cell>
          <table:table-cell table:style-name="ce2" office:value-type="string" calcext:value-type="string">
            <text:p>Historische Archäologie</text:p>
          </table:table-cell>
          <table:table-cell table:style-name="ce2" office:value-type="string" calcext:value-type="string">
            <text:p>Institut für Ur- und Frühgeschichte</text:p>
          </table:table-cell>
          <table:table-cell table:style-name="ce8" office:value-type="string" calcext:value-type="string">
            <text:p>http://www.histarch.uni-kiel.de/</text:p>
          </table:table-cell>
          <table:table-cell table:style-name="ce1"/>
          <table:table-cell table:style-name="ce1" office:value-type="string" calcext:value-type="string">
            <text:p>“Historical Archaeology” is a term used differently by the variously different archaeological traditions found worldwide, but all definitions and uses have in common an emphasis on periods with so-called dense tradition. This generally means that the arch</text:p>
          </table:table-cell>
          <table:table-cell table:style-name="ce4" office:value-type="float" office:value="2009" calcext:value-type="float">
            <text:p>2009</text:p>
          </table:table-cell>
          <table:table-cell table:style-name="ce8" office:value-type="float" office:value="2017" calcext:value-type="float">
            <text:p>2017</text:p>
          </table:table-cell>
          <table:table-cell table:style-name="ce8" office:value-type="string" calcext:value-type="string">
            <text:p>No</text:p>
          </table:table-cell>
          <table:table-cell table:style-name="ce1" office:value-type="string" calcext:value-type="string">
            <text:p>Europe</text:p>
          </table:table-cell>
          <table:table-cell table:style-name="ce1"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2"/>
          <table:table-cell table:style-name="ce115" office:value-type="float" office:value="0" calcext:value-type="float">
            <text:p><text:s/>$- </text:p>
          </table:table-cell>
          <table:table-cell table:style-name="ce1" table:number-columns-repeated="13"/>
        </table:table-row>
        <table:table-row table:style-name="ro1">
          <table:table-cell table:number-columns-repeated="2" table:style-name="ce2" office:value-type="string" calcext:value-type="string">
            <text:p>Nihon Kokogaku-Journal of the Japanese Archaeological Association</text:p>
          </table:table-cell>
          <table:table-cell table:style-name="ce2" office:value-type="string" calcext:value-type="string">
            <text:p>Japanese Archaeological Association</text:p>
          </table:table-cell>
          <table:table-cell table:style-name="ce96" office:value-type="string" calcext:value-type="string">
            <text:p>https://www.jstage.jst.go.jp/browse/nihonkokogaku1994</text:p>
          </table:table-cell>
          <table:table-cell table:style-name="ce1"/>
          <table:table-cell table:style-name="ce1" office:value-type="string" calcext:value-type="string">
            <text:p>The Japanese Journal of Archaeology (hereinafter abbreviated ‘JJA’) is the English language journal of the Japanese Archaeological Association. JJA features open access, peer-reviewed original research and review articles written in English, primarily, bu</text:p>
          </table:table-cell>
          <table:table-cell table:style-name="ce1" office:value-type="float" office:value="1994" calcext:value-type="float">
            <text:p>1994</text:p>
          </table:table-cell>
          <table:table-cell table:style-name="ce8" office:value-type="float" office:value="2007" calcext:value-type="float">
            <text:p>2007</text:p>
          </table:table-cell>
          <table:table-cell table:style-name="ce8" office:value-type="string" calcext:value-type="string">
            <text:p>No</text:p>
          </table:table-cell>
          <table:table-cell table:style-name="ce1" office:value-type="string" calcext:value-type="string">
            <text:p>Asia</text:p>
          </table:table-cell>
          <table:table-cell table:style-name="ce1" office:value-type="string" calcext:value-type="string">
            <text:p>Japanese</text:p>
          </table:table-cell>
          <table:table-cell table:style-name="ce1"/>
          <table:table-cell table:number-columns-repeated="2" table:style-name="ce8"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table:table-cell table:style-name="ce2" office:value-type="string" calcext:value-type="string">
            <text:p>Journal of the Anthropological Society of Nippon</text:p>
          </table:table-cell>
          <table:table-cell table:style-name="ce2"/>
          <table:table-cell table:style-name="ce78" office:value-type="string" calcext:value-type="string">
            <text:p>https://www.jstage.jst.go.jp/browse/ase1911/list/-char/en</text:p>
          </table:table-cell>
          <table:table-cell table:style-name="ce1" table:number-columns-repeated="2"/>
          <table:table-cell table:style-name="ce1" office:value-type="float" office:value="1911" calcext:value-type="float">
            <text:p>1911</text:p>
          </table:table-cell>
          <table:table-cell table:style-name="ce8" office:value-type="float" office:value="1992" calcext:value-type="float">
            <text:p>1992</text:p>
          </table:table-cell>
          <table:table-cell table:style-name="ce8" office:value-type="string" calcext:value-type="string">
            <text:p>No</text:p>
          </table:table-cell>
          <table:table-cell table:style-name="ce1" table:number-columns-repeated="2"/>
          <table:table-cell table:style-name="ce8"/>
          <table:table-cell table:number-columns-repeated="2" table:style-name="ce8" office:value-type="string" calcext:value-type="string">
            <text:p>Open Access</text:p>
          </table:table-cell>
          <table:table-cell table:style-name="ce1" table:number-columns-repeated="19"/>
        </table:table-row>
        <table:table-row table:style-name="ro1">
          <table:table-cell table:style-name="ce4" office:value-type="string" calcext:value-type="string">
            <text:p>Journal of the German Palestine Association | Contributions to provincial and biblical archeology | Journal of the German Palestine Association</text:p>
          </table:table-cell>
          <table:table-cell table:style-name="ce4" office:value-type="string" calcext:value-type="string">
            <text:p>Zeitschrift des Deutschen Palästina-Vereins | Beiträge zur biblischen Landes- und Altertumskunde | Zeitschrift des Deutschen Palästina-Vereins</text:p>
          </table:table-cell>
          <table:table-cell table:style-name="ce4" office:value-type="string" calcext:value-type="string">
            <text:p>Deutscher verein zur Erforschung PalÃ¤stinas</text:p>
          </table:table-cell>
          <table:table-cell table:style-name="ce16" office:value-type="string" calcext:value-type="string">
            <text:p>http://www.palaestina-verein.de/wp/wordpress/?page_id=1982&amp;lang=en</text:p>
          </table:table-cell>
          <table:table-cell table:style-name="ce4"/>
          <table:table-cell table:style-name="ce21" office:value-type="string" calcext:value-type="string">
            <text:p>Every year the association publishes the magazine of the German Palestine Association, which received its members for free. The essays are devoted to archaeological, topographical, iconographical, religious studies, anthropological, philological and liter</text:p>
          </table:table-cell>
          <table:table-cell table:style-name="ce19" office:value-type="float" office:value="1878" calcext:value-type="float">
            <text:p>1878</text:p>
          </table:table-cell>
          <table:table-cell table:style-name="ce22" office:value-type="float" office:value="2018" calcext:value-type="float">
            <text:p>2018</text:p>
          </table:table-cell>
          <table:table-cell table:style-name="ce38"/>
          <table:table-cell table:style-name="ce4" office:value-type="string" calcext:value-type="string">
            <text:p>Middle East</text:p>
          </table:table-cell>
          <table:table-cell table:style-name="ce4" office:value-type="string" calcext:value-type="string">
            <text:p>German</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8" office:value-type="currency" office:currency="EUR" office:value="20" calcext:value-type="currency">
            <text:p><text:s/>€ 20,00 </text:p>
          </table:table-cell>
          <table:table-cell table:number-columns-repeated="3" table:style-name="ce58" office:value-type="currency" office:currency="EUR" office:value="40" calcext:value-type="currency">
            <text:p><text:s/>€ 40,00 </text:p>
          </table:table-cell>
          <table:table-cell table:style-name="ce4"/>
        </table:table-row>
        <table:table-row table:style-name="ro1">
          <table:table-cell table:number-columns-repeated="2" table:style-name="ce1" office:value-type="string" calcext:value-type="string">
            <text:p>Hertfordshire Archaeology and History | Proceedings and Transactions of SAHAAS | Hertfordshire Archaeology</text:p>
          </table:table-cell>
          <table:table-cell table:style-name="ce2" office:value-type="string" calcext:value-type="string">
            <text:p>East Hertfordshire Archaeological Society and St Albans &amp; Hertfordshire Architectural &amp; Archaeological Society</text:p>
          </table:table-cell>
          <table:table-cell table:style-name="ce8" office:value-type="string" calcext:value-type="string">
            <text:p>http://www.ehas.org.uk/html/ha_h.html</text:p>
          </table:table-cell>
          <table:table-cell table:style-name="ce1"/>
          <table:table-cell table:style-name="ce1" office:value-type="string" calcext:value-type="string">
            <text:p>From the 1840s until 1961 research by members of the Society was published in theProceedings and Transactions of SAHAAS. In 1968 Hertfordshire Archaeology was introduced as a journal of record for the archaeology of the county, and at Volume 14 its name w</text:p>
          </table:table-cell>
          <table:table-cell table:style-name="ce1" office:value-type="float" office:value="1883" calcext:value-type="float">
            <text:p>1883</text:p>
          </table:table-cell>
          <table:table-cell table:style-name="ce8" office:value-type="float" office:value="2018" calcext:value-type="float">
            <text:p>2018</text:p>
          </table:table-cell>
          <table:table-cell table:style-name="ce38"/>
          <table:table-cell table:style-name="ce1" office:value-type="string" calcext:value-type="string">
            <text:p>Europe</text:p>
          </table:table-cell>
          <table:table-cell table:style-name="ce1" office:value-type="string" calcext:value-type="string">
            <text:p>English</text:p>
          </table:table-cell>
          <table:table-cell table:style-name="ce1"/>
          <table:table-cell table:style-name="ce16" office:value-type="string" calcext:value-type="string">
            <text:p>Paywall</text:p>
          </table:table-cell>
          <table:table-cell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7.5" calcext:value-type="float">
            <text:p><text:s/>$7,50 </text:p>
          </table:table-cell>
          <table:table-cell table:number-columns-repeated="3" table:style-name="ce40" office:value-type="float" office:value="15" calcext:value-type="float">
            <text:p><text:s/>$15,00 </text:p>
          </table:table-cell>
          <table:table-cell table:style-name="ce4"/>
        </table:table-row>
        <table:table-row table:style-name="ro1">
          <table:table-cell table:number-columns-repeated="2" table:style-name="ce4" office:value-type="string" calcext:value-type="string">
            <text:p>Journal of Eastern Mediterranean Archaeology &amp; Heritage Studies</text:p>
          </table:table-cell>
          <table:table-cell table:style-name="ce3" office:value-type="string" calcext:value-type="string">
            <text:p>JHU Press</text:p>
          </table:table-cell>
          <table:table-cell table:style-name="ce4" office:value-type="string" calcext:value-type="string">
            <text:p>http://www.psupress.org/journals/jnls_jemahs.html</text:p>
          </table:table-cell>
          <table:table-cell table:style-name="ce4"/>
          <table:table-cell table:style-name="ce21" office:value-type="string" calcext:value-type="string">
            <text:p>Journal of Eastern Mediterranean Archaeology Heritage Studies (JEMAHS) is a peer-reviewed journal devoted to traditional, anthropological, social, and applied archaeologies of the Eastern Mediterranean, encompassing both prehistoric and historic periods. </text:p>
          </table:table-cell>
          <table:table-cell table:style-name="ce19" office:value-type="float" office:value="2013" calcext:value-type="float">
            <text:p>2013</text:p>
          </table:table-cell>
          <table:table-cell table:style-name="ce4" office:value-type="float" office:value="2015" calcext:value-type="float">
            <text:p>2015</text:p>
          </table:table-cell>
          <table:table-cell table:style-name="ce4"/>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table:number-columns-repeated="9"/>
          <table:table-cell table:style-name="ce51" office:value-type="currency" office:currency="GBP" office:value="84" calcext:value-type="currency">
            <text:p><text:s/>£84,00 </text:p>
          </table:table-cell>
          <table:table-cell table:style-name="ce51" office:value-type="currency" office:currency="GBP" office:value="86" calcext:value-type="currency">
            <text:p><text:s/>£86,00 </text:p>
          </table:table-cell>
          <table:table-cell table:number-columns-repeated="2" table:style-name="ce51" office:value-type="currency" office:currency="GBP" office:value="315" calcext:value-type="currency">
            <text:p><text:s/>£315,00 </text:p>
          </table:table-cell>
          <table:table-cell table:style-name="ce1"/>
        </table:table-row>
        <table:table-row table:style-name="ro1">
          <table:table-cell table:number-columns-repeated="3" table:style-name="ce2" office:value-type="string" calcext:value-type="string">
            <text:p>Journal of Caribbean Archaeology</text:p>
          </table:table-cell>
          <table:table-cell table:style-name="ce1" office:value-type="string" calcext:value-type="string">
            <text:p>http://www.flmnh.ufl.edu/jca/default.htm</text:p>
          </table:table-cell>
          <table:table-cell table:style-name="ce1"/>
          <table:table-cell table:style-name="ce1" office:value-type="string" calcext:value-type="string">
            <text:p>The Journal of Caribbean Archaeology was founded in 1999 to provide a refereed publication outlet for archaeological research in the Caribbean and surrounding areas. JCA publishes original papers dealing with any aspect of archaeology in the Caribbean or </text:p>
          </table:table-cell>
          <table:table-cell table:style-name="ce1" office:value-type="float" office:value="1999" calcext:value-type="float">
            <text:p>1999</text:p>
          </table:table-cell>
          <table:table-cell table:style-name="ce1" office:value-type="float" office:value="2020" calcext:value-type="float">
            <text:p>2020</text:p>
          </table:table-cell>
          <table:table-cell table:style-name="ce1"/>
          <table:table-cell table:style-name="ce1" office:value-type="string" calcext:value-type="string">
            <text:p>Caribbean</text:p>
          </table:table-cell>
          <table:table-cell table:style-name="ce1" office:value-type="string" calcext:value-type="string">
            <text:p>English</text:p>
          </table:table-cell>
          <table:table-cell table:style-name="ce1"/>
          <table:table-cell table:number-columns-repeated="2" table:style-name="ce13"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14"/>
        </table:table-row>
        <table:table-row table:style-name="ro1">
          <table:table-cell table:number-columns-repeated="3" table:style-name="ce2" office:value-type="string" calcext:value-type="string">
            <text:p>Journal of Intercultural and Interdisciplinary Archaeology</text:p>
          </table:table-cell>
          <table:table-cell table:style-name="ce1" office:value-type="string" calcext:value-type="string">
            <text:p>http://www.jiia.it/component/content/article/56-jiia-latest-news/123-jiia-the-history.html</text:p>
          </table:table-cell>
          <table:table-cell table:style-name="ce1"/>
          <table:table-cell table:style-name="ce1" office:value-type="string" calcext:value-type="string">
            <text:p>First Open Access Archaeological Disciplinary Repository in Italy and among the first in the world with resources full-text, aligned to OAI-PMH protocol, in archaeology subject.</text:p>
          </table:table-cell>
          <table:table-cell table:style-name="ce1" office:value-type="float" office:value="2003" calcext:value-type="float">
            <text:p>200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2" office:value-type="string" calcext:value-type="string">
            <text:p>Journal of Texas Archeology and History</text:p>
          </table:table-cell>
          <table:table-cell table:style-name="ce12" office:value-type="string" calcext:value-type="string">
            <text:p>Journal of Texas Archeology and History.org</text:p>
          </table:table-cell>
          <table:table-cell table:style-name="ce4" office:value-type="string" calcext:value-type="string">
            <text:p>http://www.jtah.org/</text:p>
          </table:table-cell>
          <table:table-cell table:style-name="ce4"/>
          <table:table-cell table:style-name="ce21" office:value-type="string" calcext:value-type="string">
            <text:p>Journal of Texas Archeology and History is a peer-reviewed publication that promotes professional and scholastic level research in the fields of archeology and history regarding a geographic region centered around the State of Texas that includes Louisian</text:p>
          </table:table-cell>
          <table:table-cell table:style-name="ce4" office:value-type="float" office:value="2014" calcext:value-type="float">
            <text:p>2014</text:p>
          </table:table-cell>
          <table:table-cell table:style-name="ce4" office:value-type="float" office:value="2015" calcext:value-type="float">
            <text:p>2015</text:p>
          </table:table-cell>
          <table:table-cell table:style-name="ce4"/>
          <table:table-cell table:style-name="ce4"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table-cell table:style-name="ce1" table:number-columns-repeated="15"/>
        </table:table-row>
        <table:table-row table:style-name="ro1">
          <table:table-cell table:style-name="ce3" office:value-type="string" calcext:value-type="string">
            <text:p>Near Eastern Archaeology | The Biblical Archaeologist</text:p>
          </table:table-cell>
          <table:table-cell table:style-name="ce3" office:value-type="string" calcext:value-type="string">
            <text:p>Near Eastern Archaeology</text:p>
          </table:table-cell>
          <table:table-cell table:style-name="ce5" office:value-type="string" calcext:value-type="string">
            <text:p>JSTOR</text:p>
          </table:table-cell>
          <table:table-cell table:style-name="ce5" office:value-type="string" calcext:value-type="string">
            <text:p>http://www.jstor.org/journal/neareastarch</text:p>
          </table:table-cell>
          <table:table-cell table:style-name="ce4"/>
          <table:table-cell table:style-name="ce21" office:value-type="string" calcext:value-type="string">
            <text:p>Archaeological discoveries continually enrich our understanding of the people, culture, history, and literature of the Middle East. The heritage of its peoples - from urban civilization to the Bible - both inspires and fascinates. Near Eastern Archaeology</text:p>
          </table:table-cell>
          <table:table-cell table:style-name="ce19" office:value-type="float" office:value="1937" calcext:value-type="float">
            <text:p>1937</text:p>
          </table:table-cell>
          <table:table-cell table:style-name="ce19" office:value-type="float" office:value="2015" calcext:value-type="float">
            <text:p>2015</text:p>
          </table:table-cell>
          <table:table-cell table:style-name="ce19"/>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40" calcext:value-type="float">
            <text:p><text:s/>$40,00 </text:p>
          </table:table-cell>
          <table:table-cell table:style-name="ce40" office:value-type="float" office:value="65" calcext:value-type="float">
            <text:p><text:s/>$65,00 </text:p>
          </table:table-cell>
          <table:table-cell table:style-name="ce40" office:value-type="float" office:value="185" calcext:value-type="float">
            <text:p><text:s/>$185,00 </text:p>
          </table:table-cell>
          <table:table-cell table:style-name="ce40" office:value-type="float" office:value="210" calcext:value-type="float">
            <text:p><text:s/>$210,00 </text:p>
          </table:table-cell>
          <table:table-cell table:style-name="ce1"/>
        </table:table-row>
        <table:table-row table:style-name="ro1">
          <table:table-cell table:number-columns-repeated="2" table:style-name="ce2" office:value-type="string" calcext:value-type="string">
            <text:p>Archaeometry Workshop</text:p>
          </table:table-cell>
          <table:table-cell table:style-name="ce2" office:value-type="string" calcext:value-type="string">
            <text:p>Kiadja a Magyar Nemzeti Múzeum </text:p>
          </table:table-cell>
          <table:table-cell table:style-name="ce1" office:value-type="string" calcext:value-type="string">
            <text:p>http://www.ace.hu/am/</text:p>
          </table:table-cell>
          <table:table-cell table:style-name="ce1"/>
          <table:table-cell table:style-name="ce1" office:value-type="string" calcext:value-type="string">
            <text:p>The electronic periodical Archeometriai Műhely (Archaeometry Workshop)publish articles, communications, reviews and other pieces of information concerning Hungarian and related international archaeometrical research.</text:p>
          </table:table-cell>
          <table:table-cell table:style-name="ce4"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Hungarian, 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2" table:number-columns-repeated="13"/>
          <table:table-cell table:style-name="ce1"/>
        </table:table-row>
        <table:table-row table:style-name="ro1">
          <table:table-cell table:style-name="ce1" office:value-type="string" calcext:value-type="string">
            <text:p>The Linde Digital Professional Archaeology Magazine</text:p>
          </table:table-cell>
          <table:table-cell table:number-columns-repeated="2" table:style-name="ce2" office:value-type="string" calcext:value-type="string">
            <text:p>La Linde. Revista digital de arqueología profesional</text:p>
          </table:table-cell>
          <table:table-cell table:style-name="ce1" office:value-type="string" calcext:value-type="string">
            <text:p>http://www.lalindearqueologia.com/</text:p>
          </table:table-cell>
          <table:table-cell table:style-name="ce1"/>
          <table:table-cell table:style-name="ce1" office:value-type="string" calcext:value-type="string">
            <text:p>Magazine aims to inform and serve as a basis for reflection on issues of professional archeology through papers and interviews with leading professionals. We also have regular sections devoted to the presentation of research results in Professional Archae</text:p>
          </table:table-cell>
          <table:table-cell table:style-name="ce1" office:value-type="float" office:value="1992" calcext:value-type="float">
            <text:p>199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 English, Basque</text:p>
          </table:table-cell>
          <table:table-cell table:style-name="ce1"/>
          <table:table-cell table:number-columns-repeated="2" table:style-name="ce6" office:value-type="string" calcext:value-type="string">
            <text:p>Free</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table-cell table:style-name="ce6"/>
          <table:table-cell table:style-name="ce1" table:number-columns-repeated="14"/>
        </table:table-row>
        <table:table-row table:style-name="ro1">
          <table:table-cell table:style-name="ce1" office:value-type="string" calcext:value-type="string">
            <text:p>Memory: digital magazine of history and archeology from the Caribbean</text:p>
          </table:table-cell>
          <table:table-cell table:style-name="ce2" office:value-type="string" calcext:value-type="string">
            <text:p>Memorias: revista digital de historia y arqueología desde El Caribe</text:p>
          </table:table-cell>
          <table:table-cell table:style-name="ce2" office:value-type="string" calcext:value-type="string">
            <text:p>La Universidad del Norte</text:p>
          </table:table-cell>
          <table:table-cell table:style-name="ce1" office:value-type="string" calcext:value-type="string">
            <text:p>http://rcientificas.uninorte.edu.co/index.php/memorias/issue/current</text:p>
          </table:table-cell>
          <table:table-cell table:style-name="ce1" office:value-type="string" calcext:value-type="string">
            <text:p>http://dialnet.unirioja.es/servlet/revista?codigo=6535</text:p>
          </table:table-cell>
          <table:table-cell table:style-name="ce1" office:value-type="string" calcext:value-type="string">
            <text:p>The purpose of this journal is to disseminate recent research generated over the Caribbean from the history, archeology, anthropology and related social sciences.</text:p>
          </table:table-cell>
          <table:table-cell table:style-name="ce1"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Caribbean</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e-conservation Journal</text:p>
          </table:table-cell>
          <table:table-cell table:style-name="ce2" office:value-type="string" calcext:value-type="string">
            <text:p>Laboratório HERCULES, Universidade de Évora</text:p>
          </table:table-cell>
          <table:table-cell table:style-name="ce1" office:value-type="string" calcext:value-type="string">
            <text:p>http://e-conservation.org/</text:p>
          </table:table-cell>
          <table:table-cell table:style-name="ce1"/>
          <table:table-cell table:style-name="ce1" office:value-type="string" calcext:value-type="string">
            <text:p>e-conservation is a journal, distributed exclusively electronically in Open Access, that aims to serve the cultural heritage community by publishing useful research, both from and to the researchers and practising professionals. In order to accomplish thi</text:p>
          </table:table-cell>
          <table:table-cell table:style-name="ce4"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2" office:value-type="string" calcext:value-type="string">
            <text:p>Supplement to the Archaeological Review of central France</text:p>
          </table:table-cell>
          <table:table-cell table:style-name="ce2" office:value-type="string" calcext:value-type="string">
            <text:p>Supplément à la Revue archéologique du centre de la France</text:p>
          </table:table-cell>
          <table:table-cell table:style-name="ce2" office:value-type="string" calcext:value-type="string">
            <text:p>Laboratory Archaeology and Territories</text:p>
          </table:table-cell>
          <table:table-cell table:style-name="ce1" office:value-type="string" calcext:value-type="string">
            <text:p>http://www.persee.fr/collection/sracf</text:p>
          </table:table-cell>
          <table:table-cell table:style-name="ce1" office:value-type="string" calcext:value-type="string">
            <text:p>http://racf.revues.org/1550</text:p>
          </table:table-cell>
          <table:table-cell table:style-name="ce1" office:value-type="string" calcext:value-type="string">
            <text:p>The Supplements to the Archaeological Review Central France are in their 58th issue, since 1988. They primarily concern the series with one hand on a site as Tours, or transaction (the A19) the other on specific topics, for the publication of recent excav</text:p>
          </table:table-cell>
          <table:table-cell table:style-name="ce1" office:value-type="float" office:value="1981" calcext:value-type="float">
            <text:p>1981</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aguntum: Papers Laboratory of Archaeology of Valencia</text:p>
          </table:table-cell>
          <table:table-cell table:style-name="ce2" office:value-type="string" calcext:value-type="string">
            <text:p>Saguntum: Papeles del Laboratorio de Arqueología de Valencia</text:p>
          </table:table-cell>
          <table:table-cell table:style-name="ce2" office:value-type="string" calcext:value-type="string">
            <text:p>Laboratory of Archaeology of Valencia</text:p>
          </table:table-cell>
          <table:table-cell table:style-name="ce1" office:value-type="string" calcext:value-type="string">
            <text:p>https://ojs.uv.es/index.php/saguntum/</text:p>
          </table:table-cell>
          <table:table-cell table:style-name="ce1" office:value-type="string" calcext:value-type="string">
            <text:p>http://dialnet.unirioja.es/servlet/revista?codigo=1324</text:p>
          </table:table-cell>
          <table:table-cell table:style-name="ce1" office:value-type="string" calcext:value-type="string">
            <text:p>SAGVNTVM. Papers Archaeology Lab Valencia is a magazine that publishes an annual volume dedicated mainly to the prehistory and archeology of the Iberian Peninsula and the Mediterranean region and archaeological heritage</text:p>
          </table:table-cell>
          <table:table-cell table:style-name="ce1" office:value-type="float" office:value="1960" calcext:value-type="float">
            <text:p>1960</text:p>
          </table:table-cell>
          <table:table-cell table:style-name="ce1" office:value-type="float" office:value="2015" calcext:value-type="float">
            <text:p>2015</text:p>
          </table:table-cell>
          <table:table-cell table:style-name="ce1"/>
          <table:table-cell table:style-name="ce1" office:value-type="string" calcext:value-type="string">
            <text:p>Europe, Mediterranean</text:p>
          </table:table-cell>
          <table:table-cell table:style-name="ce1" office:value-type="string" calcext:value-type="string">
            <text:p>Portuguese, French, Italian, English, Spanish, Germ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The Bulletin of the Association Guillaume Bude</text:p>
          </table:table-cell>
          <table:table-cell table:style-name="ce2" office:value-type="string" calcext:value-type="string">
            <text:p>Bulletin de l'Association Guillaume Budé</text:p>
          </table:table-cell>
          <table:table-cell table:style-name="ce2" office:value-type="string" calcext:value-type="string">
            <text:p>l'Association Guillaume Budé</text:p>
          </table:table-cell>
          <table:table-cell table:style-name="ce1" office:value-type="string" calcext:value-type="string">
            <text:p>http://www.persee.fr/collection/bude</text:p>
          </table:table-cell>
          <table:table-cell table:style-name="ce1" office:value-type="string" calcext:value-type="string">
            <text:p>http://www.guillaumebude.fr/bulletin.html</text:p>
          </table:table-cell>
          <table:table-cell table:style-name="ce1" office:value-type="string" calcext:value-type="string">
            <text:p>The Bulletin of the Association Guillaume Bude published since 1923 many articles on literature and Greek and Latin civilization, to posterity of Greek and Latin antiquity to the present, in French literature at the history, history of science and the his</text:p>
          </table:table-cell>
          <table:table-cell table:style-name="ce4" office:value-type="float" office:value="1923" calcext:value-type="float">
            <text:p>1923</text:p>
          </table:table-cell>
          <table:table-cell table:style-name="ce1" office:value-type="float" office:value="2015" calcext:value-type="float">
            <text:p>2015</text:p>
          </table:table-cell>
          <table:table-cell table:style-name="ce1"/>
          <table:table-cell table:style-name="ce1" office:value-type="string" calcext:value-type="string">
            <text:p>Europe, Mediterranean</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Unknown</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2" office:value-type="string" calcext:value-type="string">
            <text:p>Transactions of the Leicestershire Archaeological and Historical Society</text:p>
          </table:table-cell>
          <table:table-cell table:style-name="ce2" office:value-type="string" calcext:value-type="string">
            <text:p>Leicestershire Archaeological and Historical Society</text:p>
          </table:table-cell>
          <table:table-cell table:style-name="ce1" office:value-type="string" calcext:value-type="string">
            <text:p>http://www.le.ac.uk/lahs/publications/transactions.html</text:p>
          </table:table-cell>
          <table:table-cell table:style-name="ce1"/>
          <table:table-cell table:style-name="ce1" office:value-type="string" calcext:value-type="string">
            <text:p>Publication of the Leicestershire Archaeological and Historical Society</text:p>
          </table:table-cell>
          <table:table-cell table:style-name="ce1" office:value-type="float" office:value="1862" calcext:value-type="float">
            <text:p>186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20" calcext:value-type="currency">
            <text:p><text:s/>£20,00 </text:p>
          </table:table-cell>
          <table:table-cell table:style-name="ce44" office:value-type="currency" office:currency="GBP" office:value="30" calcext:value-type="currency">
            <text:p><text:s/>£30,00 </text:p>
          </table:table-cell>
          <table:table-cell table:style-name="ce44" office:value-type="currency" office:currency="GBP" office:value="40" calcext:value-type="currency">
            <text:p><text:s/>£40,00 </text:p>
          </table:table-cell>
          <table:table-cell table:style-name="ce1"/>
        </table:table-row>
        <table:table-row table:style-name="ro1">
          <table:table-cell table:style-name="ce1" office:value-type="string" calcext:value-type="string">
            <text:p>North Magazine</text:p>
          </table:table-cell>
          <table:table-cell table:style-name="ce2" office:value-type="string" calcext:value-type="string">
            <text:p>Revue du Nord</text:p>
          </table:table-cell>
          <table:table-cell table:style-name="ce2" office:value-type="string" calcext:value-type="string">
            <text:p>Lille 3 University</text:p>
          </table:table-cell>
          <table:table-cell table:style-name="ce1" office:value-type="string" calcext:value-type="string">
            <text:p>http://www.persee.fr/collection/rnord</text:p>
          </table:table-cell>
          <table:table-cell table:style-name="ce1" office:value-type="string" calcext:value-type="string">
            <text:p>http://rdn.revue.univ-lille3.fr/</text:p>
          </table:table-cell>
          <table:table-cell table:style-name="ce1" office:value-type="string" calcext:value-type="string">
            <text:p>The North Magazine is the magazine of history and archeology of Northern Universities of France. It strives to make the results of research on northern France, Belgium and the Netherlands from antiquity to the present. The Northern Review, now under the d</text:p>
          </table:table-cell>
          <table:table-cell table:style-name="ce1" office:value-type="float" office:value="1910" calcext:value-type="float">
            <text:p>191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52" office:value-type="currency" office:currency="EUR" office:value="35" calcext:value-type="currency">
            <text:p><text:s/>€ 35,00 </text:p>
          </table:table-cell>
          <table:table-cell table:style-name="ce52" office:value-type="currency" office:currency="EUR" office:value="38" calcext:value-type="currency">
            <text:p><text:s/>€ 38,00 </text:p>
          </table:table-cell>
          <table:table-cell table:style-name="ce52" office:value-type="currency" office:currency="EUR" office:value="41" calcext:value-type="currency">
            <text:p><text:s/>€ 41,00 </text:p>
          </table:table-cell>
          <table:table-cell table:style-name="ce52" office:value-type="currency" office:currency="EUR" office:value="47" calcext:value-type="currency">
            <text:p><text:s/>€ 47,00 </text:p>
          </table:table-cell>
          <table:table-cell table:style-name="ce1"/>
        </table:table-row>
        <table:table-row table:style-name="ro3">
          <table:table-cell table:number-columns-repeated="2" table:style-name="ce2" office:value-type="string" calcext:value-type="string">
            <text:p>Hunter Gatherer Research | Before Farming</text:p>
          </table:table-cell>
          <table:table-cell table:style-name="ce2" office:value-type="string" calcext:value-type="string">
            <text:p>Liverpool University Press</text:p>
          </table:table-cell>
          <table:table-cell table:style-name="ce1" office:value-type="string" calcext:value-type="string">
            <text:p>http://online.liverpooluniversitypress.co.uk/loi/hgr</text:p>
          </table:table-cell>
          <table:table-cell table:style-name="ce1" office:value-type="string" calcext:value-type="string">
            <text:p>https://web.archive.org/web/20120308222625/http://www.waspress.co.uk/journals/beforefarming/index/index.php</text:p>
          </table:table-cell>
          <table:table-cell table:style-name="ce1" office:value-type="string" calcext:value-type="string">
            <text:p>Hunter Gatherer Research is an international, multi-disciplinary quarterly publication that covers all aspects of hunter-gatherer studies, whether focusing on the present, past or future.</text:p>
            <text:p/>
            <text:p>It encompasses genetics, ecology, evolutionary anthropology, archa</text:p>
          </table:table-cell>
          <table:table-cell table:style-name="ce4" office:value-type="float" office:value="2002" calcext:value-type="float">
            <text:p>2002</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4" office:value-type="currency" office:currency="GBP" office:value="53" calcext:value-type="currency">
            <text:p><text:s/>£53,00 </text:p>
          </table:table-cell>
          <table:table-cell table:number-columns-repeated="2" table:style-name="ce44" office:value-type="currency" office:currency="GBP" office:value="186" calcext:value-type="currency">
            <text:p><text:s/>£186,00 </text:p>
          </table:table-cell>
          <table:table-cell table:style-name="ce1"/>
        </table:table-row>
        <table:table-row table:style-name="ro1">
          <table:table-cell table:number-columns-repeated="2" table:style-name="ce2" office:value-type="string" calcext:value-type="string">
            <text:p>Documenta Praehistorica</text:p>
          </table:table-cell>
          <table:table-cell table:style-name="ce2" office:value-type="string" calcext:value-type="string">
            <text:p>Ljubljana University Press</text:p>
          </table:table-cell>
          <table:table-cell table:style-name="ce1" office:value-type="string" calcext:value-type="string">
            <text:p>http://revije.ff.uni-lj.si/DocumentaPraehistorica</text:p>
          </table:table-cell>
          <table:table-cell table:style-name="ce1" office:value-type="string" calcext:value-type="string">
            <text:p>http://arheologija.ff.uni-lj.si/documenta/index.html</text:p>
          </table:table-cell>
          <table:table-cell table:style-name="ce1" office:value-type="string" calcext:value-type="string">
            <text:p>DOCUMENTA PRAEHISTORICA is a yearly journal of archaeological interdisciplinary scientific research. It is one of the main world-wide international journals of interpretations of modern archaeological research data related to the processes and to the even</text:p>
          </table:table-cell>
          <table:table-cell table:style-name="ce4" office:value-type="float" office:value="1973" calcext:value-type="float">
            <text:p>1973</text:p>
          </table:table-cell>
          <table:table-cell table:style-name="ce1" office:value-type="float" office:value="2015" calcext:value-type="float">
            <text:p>2015</text:p>
          </table:table-cell>
          <table:table-cell table:style-name="ce1"/>
          <table:table-cell table:style-name="ce1" office:value-type="string" calcext:value-type="string">
            <text:p>Europe, 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7" office:value-type="string" calcext:value-type="string">
            <text:p>Transactions of the london and middlesex archaeological society</text:p>
          </table:table-cell>
          <table:table-cell table:style-name="ce2" office:value-type="string" calcext:value-type="string">
            <text:p>London and middlesex archaeological society</text:p>
          </table:table-cell>
          <table:table-cell table:style-name="ce4" office:value-type="string" calcext:value-type="string">
            <text:p>http://www.lamas.org.uk/archives/transactions</text:p>
          </table:table-cell>
          <table:table-cell table:style-name="ce4" office:value-type="string" calcext:value-type="string">
            <text:p>http://www.lamas.org.uk/publications.html</text:p>
          </table:table-cell>
          <table:table-cell table:style-name="ce21" office:value-type="string" calcext:value-type="string">
            <text:p>The London and Middle Archaeological Society Transactions is free to members, and is published once a year, usually just before Christmas. It contains papers on a wide range of subjects including detailed excavation reports from archaeological sites acros</text:p>
          </table:table-cell>
          <table:table-cell table:style-name="ce4" office:value-type="float" office:value="1860" calcext:value-type="float">
            <text:p>1860</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2"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style-name="ce1"/>
        </table:table-row>
        <table:table-row table:style-name="ro1">
          <table:table-cell table:number-columns-repeated="2" table:style-name="ce2" office:value-type="string" calcext:value-type="string">
            <text:p>London Archaeologist</text:p>
          </table:table-cell>
          <table:table-cell table:style-name="ce2" office:value-type="string" calcext:value-type="string">
            <text:p>London Archaeologist Association</text:p>
          </table:table-cell>
          <table:table-cell table:style-name="ce1" office:value-type="string" calcext:value-type="string">
            <text:p>http://archaeologydataservice.ac.uk/archives/view/london_arch/</text:p>
          </table:table-cell>
          <table:table-cell table:style-name="ce1" office:value-type="string" calcext:value-type="string">
            <text:p>http://www.londonarchaeologist.org.uk/</text:p>
          </table:table-cell>
          <table:table-cell table:style-name="ce1" office:value-type="string" calcext:value-type="string">
            <text:p>For anyone interested in the history, heritage or archaeology of the capital, London Archaeologist is essential reading. Since 1968 it has been the periodical of record for the London area, covering every major archaeological discovery, period, event and </text:p>
          </table:table-cell>
          <table:table-cell table:style-name="ce1" office:value-type="float" office:value="1968" calcext:value-type="float">
            <text:p>196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style-name="ce1"/>
        </table:table-row>
        <table:table-row table:style-name="ro1">
          <table:table-cell table:number-columns-repeated="2" table:style-name="ce1" office:value-type="string" calcext:value-type="string">
            <text:p>Manitoba Archaeological Journal</text:p>
          </table:table-cell>
          <table:table-cell table:style-name="ce2" office:value-type="string" calcext:value-type="string">
            <text:p>Manitoba Archaeological Society</text:p>
          </table:table-cell>
          <table:table-cell table:style-name="ce1" office:value-type="string" calcext:value-type="string">
            <text:p>http://www.manitobaarchaeologicalsociety.ca/content/journal</text:p>
          </table:table-cell>
          <table:table-cell table:style-name="ce1"/>
          <table:table-cell table:style-name="ce1" office:value-type="string" calcext:value-type="string">
            <text:p>The MAS publishes a journal yearly featuring an in depth look at archaeological work inManitoba and comprehensive discussions of topics related to archaeology in Manitoba. All members receive a copy of the journal as part of their membership benefits. </text:p>
          </table:table-cell>
          <table:table-cell table:style-name="ce1" office:value-type="float" office:value="1976" calcext:value-type="float">
            <text:p>1976</text:p>
          </table:table-cell>
          <table:table-cell table:style-name="ce1" office:value-type="float" office:value="2015" calcext:value-type="float">
            <text:p>2015</text:p>
          </table:table-cell>
          <table:table-cell table:style-name="ce1"/>
          <table:table-cell table:style-name="ce1" office:value-type="string" calcext:value-type="string">
            <text:p>Americas</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30" calcext:value-type="float">
            <text:p><text:s/>$30,00 </text:p>
          </table:table-cell>
          <table:table-cell table:style-name="ce40" office:value-type="float" office:value="40" calcext:value-type="float">
            <text:p><text:s/>$40,00 </text:p>
          </table:table-cell>
          <table:table-cell table:number-columns-repeated="2" table:style-name="ce40" office:value-type="float" office:value="60" calcext:value-type="float">
            <text:p><text:s/>$60,00 </text:p>
          </table:table-cell>
          <table:table-cell table:style-name="ce1"/>
        </table:table-row>
        <table:table-row table:style-name="ro1">
          <table:table-cell table:number-columns-repeated="3" table:style-name="ce2" office:value-type="string" calcext:value-type="string">
            <text:p>Mesolithic Miscellany</text:p>
          </table:table-cell>
          <table:table-cell table:style-name="ce1" office:value-type="string" calcext:value-type="string">
            <text:p>https://sites.google.com/site/mesolithicmiscellany/</text:p>
          </table:table-cell>
          <table:table-cell table:style-name="ce1"/>
          <table:table-cell table:style-name="ce1" office:value-type="string" calcext:value-type="string">
            <text:p>Mesolithic Miscellany was set up in 1980 by T. Douglas Price, University of Wisconsin following discussions at the Mesolithic conference at Potsdam in 1978. It was a newsletter, published twice-a-year, that aimed to include virtually any information of re</text:p>
          </table:table-cell>
          <table:table-cell table:style-name="ce1" office:value-type="float" office:value="1980" calcext:value-type="float">
            <text:p>198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3" table:style-name="ce4" office:value-type="string" calcext:value-type="string">
            <text:p>Mexicon</text:p>
          </table:table-cell>
          <table:table-cell table:style-name="ce4" office:value-type="string" calcext:value-type="string">
            <text:p>http://www.mexicon.de/</text:p>
          </table:table-cell>
          <table:table-cell table:style-name="ce4" office:value-type="string" calcext:value-type="string">
            <text:p>http://www.jstor.org/journal/mexicon</text:p>
          </table:table-cell>
          <table:table-cell table:style-name="ce21" office:value-type="string" calcext:value-type="string">
            <text:p>For over 30 years the most up-to-date information on trends and developments in the fields of cultural anthropology, archaeology, and linguistics.</text:p>
          </table:table-cell>
          <table:table-cell table:style-name="ce19" office:value-type="float" office:value="1979" calcext:value-type="float">
            <text:p>1979</text:p>
          </table:table-cell>
          <table:table-cell table:style-name="ce19" office:value-type="float" office:value="2015" calcext:value-type="float">
            <text:p>2015</text:p>
          </table:table-cell>
          <table:table-cell table:style-name="ce19"/>
          <table:table-cell table:style-name="ce19" office:value-type="string" calcext:value-type="string">
            <text:p>Central America</text:p>
          </table:table-cell>
          <table:table-cell table:style-name="ce4" office:value-type="string" calcext:value-type="string">
            <text:p>Span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style-name="ce1"/>
        </table:table-row>
        <table:table-row table:style-name="ro1">
          <table:table-cell table:style-name="ce2" office:value-type="string" calcext:value-type="string">
            <text:p>Mississippi Archaeology</text:p>
          </table:table-cell>
          <table:table-cell table:style-name="ce1" office:value-type="string" calcext:value-type="string">
            <text:p>Mississippi Archaeology</text:p>
          </table:table-cell>
          <table:table-cell table:style-name="ce2" office:value-type="string" calcext:value-type="string">
            <text:p>Mississippi Department of Archives and History</text:p>
          </table:table-cell>
          <table:table-cell table:style-name="ce1" office:value-type="string" calcext:value-type="string">
            <text:p>http://www.msarchaeology.org/maa/journal.html</text:p>
          </table:table-cell>
          <table:table-cell table:style-name="ce1"/>
          <table:table-cell table:style-name="ce1" office:value-type="string" calcext:value-type="string">
            <text:p>Mississippi Archaeology is published biannually by the Mississippi Department of Archives and History in cooperation with the Mississippi Archaeological Association to present information on field work, artifact analysis, and archaeological theory, and to</text:p>
          </table:table-cell>
          <table:table-cell table:style-name="ce1" office:value-type="float" office:value="1965" calcext:value-type="float">
            <text:p>1965</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0" calcext:value-type="float">
            <text:p><text:s/>$20,00 </text:p>
          </table:table-cell>
          <table:table-cell table:style-name="ce1"/>
        </table:table-row>
        <table:table-row table:style-name="ro1">
          <table:table-cell table:style-name="ce1" office:value-type="string" calcext:value-type="string">
            <text:p>Journal of Anthropology Museum</text:p>
          </table:table-cell>
          <table:table-cell table:style-name="ce2" office:value-type="string" calcext:value-type="string">
            <text:p>Revista del Museo de Antropología</text:p>
          </table:table-cell>
          <table:table-cell table:style-name="ce2" office:value-type="string" calcext:value-type="string">
            <text:p>Museo de Antropología</text:p>
          </table:table-cell>
          <table:table-cell table:style-name="ce1" office:value-type="string" calcext:value-type="string">
            <text:p>http://publicaciones.ffyh.unc.edu.ar/index.php/antropologia/index</text:p>
          </table:table-cell>
          <table:table-cell table:style-name="ce1"/>
          <table:table-cell table:style-name="ce1" office:value-type="string" calcext:value-type="string">
            <text:p>Magazine Museum of Anthropology : scientific publication of half-yearly circulation (2 issues / year) Museum of Anthropology at the Faculty of Philosophy and Humanities (National University of Córdoba). Publishes original contributions and unpublished res</text:p>
          </table:table-cell>
          <table:table-cell table:style-name="ce1" office:value-type="float" office:value="2008" calcext:value-type="float">
            <text:p>200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style-name="ce1" office:value-type="string" calcext:value-type="string">
            <text:p>Researches Museum of Alcoy</text:p>
          </table:table-cell>
          <table:table-cell table:style-name="ce2" office:value-type="string" calcext:value-type="string">
            <text:p>Recerques del Museu d'Alcoi</text:p>
          </table:table-cell>
          <table:table-cell table:style-name="ce2" office:value-type="string" calcext:value-type="string">
            <text:p>Museu d'Alcoi</text:p>
          </table:table-cell>
          <table:table-cell table:style-name="ce1" office:value-type="string" calcext:value-type="string">
            <text:p>http://www.raco.cat/index.php/RecerquesMuseuAlcoi</text:p>
          </table:table-cell>
          <table:table-cell table:style-name="ce1" office:value-type="string" calcext:value-type="string">
            <text:p>http://www.alcoi.org/ca/areas/cultura/museo/publicaciones/publi_recerques.html</text:p>
          </table:table-cell>
          <table:table-cell table:style-name="ce1" office:value-type="string" calcext:value-type="string">
            <text:p>Researches Museum of Alcoy is an annual publication that disseminates studies concerning the Prehistory and Archaeology-central regions of Valencia, although not closed to other disciplines such as Paleontology, Ethnology, Museology, Restoration, etc.Furt</text:p>
          </table:table-cell>
          <table:table-cell table:style-name="ce1" office:value-type="float" office:value="1992" calcext:value-type="float">
            <text:p>199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Bulletin Teleorman County Museum - Archaeology Series</text:p>
          </table:table-cell>
          <table:table-cell table:style-name="ce2" office:value-type="string" calcext:value-type="string">
            <text:p>Buletinul Muzeului Judetean Teleorman</text:p>
          </table:table-cell>
          <table:table-cell table:style-name="ce2" office:value-type="string" calcext:value-type="string">
            <text:p>Muzeului Judetean Teleorman</text:p>
          </table:table-cell>
          <table:table-cell table:style-name="ce1" office:value-type="string" calcext:value-type="string">
            <text:p>http://www.muzeulteleorman.ro/publicatii%20BMJTSA.html</text:p>
          </table:table-cell>
          <table:table-cell table:style-name="ce1"/>
          <table:table-cell table:style-name="ce1" office:value-type="string" calcext:value-type="string">
            <text:p>Bulletin Teleorman County Museum - Archaeology Series</text:p>
          </table:table-cell>
          <table:table-cell table:style-name="ce4"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Roman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Intersections in Anthropology</text:p>
          </table:table-cell>
          <table:table-cell table:style-name="ce13" office:value-type="string" calcext:value-type="string">
            <text:p>Intersecciones en Antropología</text:p>
          </table:table-cell>
          <table:table-cell table:style-name="ce13" office:value-type="string" calcext:value-type="string">
            <text:p>National University of Central Buenos Aires</text:p>
          </table:table-cell>
          <table:table-cell table:style-name="ce12" office:value-type="string" calcext:value-type="string">
            <text:p>http://www.interseccionesantro.com/</text:p>
          </table:table-cell>
          <table:table-cell table:style-name="ce12" office:value-type="string" calcext:value-type="string">
            <text:p>http://www.scielo.org.ar/scielo.php?script=sci_issues&amp;pid=1850-373X&amp;lng=es&amp;nrm=iso</text:p>
          </table:table-cell>
          <table:table-cell table:style-name="ce13" office:value-type="string" calcext:value-type="string">
            <text:p>Intersecciones en Antropología is published by the Faculty of Social Sciences of the National University of Central Buenos Aires Province. The aims of this journal are to publish original papers that cover interdisciplinary aspects in the field of anthrop</text:p>
          </table:table-cell>
          <table:table-cell table:style-name="ce12" office:value-type="float" office:value="2000" calcext:value-type="float">
            <text:p>2000</text:p>
          </table:table-cell>
          <table:table-cell table:style-name="ce13" office:value-type="float" office:value="2015" calcext:value-type="float">
            <text:p>2015</text:p>
          </table:table-cell>
          <table:table-cell table:style-name="ce13"/>
          <table:table-cell table:style-name="ce13" office:value-type="string" calcext:value-type="string">
            <text:p>South America</text:p>
          </table:table-cell>
          <table:table-cell table:style-name="ce13" office:value-type="string" calcext:value-type="string">
            <text:p>Spanish</text:p>
          </table:table-cell>
          <table:table-cell table:style-name="ce13"/>
          <table:table-cell table:number-columns-repeated="2" table:style-name="ce13" office:value-type="string" calcext:value-type="string">
            <text:p>Free</text:p>
          </table:table-cell>
          <table:table-cell table:style-name="ce13" office:value-type="string" calcext:value-type="string">
            <text:p>All</text:p>
          </table:table-cell>
          <table:table-cell table:style-name="ce1" office:value-type="string" calcext:value-type="string">
            <text:p>All</text:p>
          </table:table-cell>
          <table:table-cell table:style-name="ce13" office:value-type="string" calcext:value-type="string">
            <text:p>Yes</text:p>
          </table:table-cell>
          <table:table-cell table:style-name="ce13" table:number-columns-repeated="2"/>
          <table:table-cell table:style-name="ce2" table:number-columns-repeated="13"/>
          <table:table-cell table:style-name="ce1"/>
        </table:table-row>
        <table:table-row table:style-name="ro1">
          <table:table-cell table:style-name="ce1" office:value-type="string" calcext:value-type="string">
            <text:p>Archaeology in New Zealand</text:p>
          </table:table-cell>
          <table:table-cell table:style-name="ce2" office:value-type="string" calcext:value-type="string">
            <text:p>Archaeology in New Zealand</text:p>
          </table:table-cell>
          <table:table-cell table:style-name="ce2" office:value-type="string" calcext:value-type="string">
            <text:p>New Zealand Archaeological Association</text:p>
          </table:table-cell>
          <table:table-cell table:style-name="ce1" office:value-type="string" calcext:value-type="string">
            <text:p>http://nzarchaeology.org/cms/index.php/publications/34-ainz</text:p>
          </table:table-cell>
          <table:table-cell table:style-name="ce1"/>
          <table:table-cell table:style-name="ce1"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57" calcext:value-type="float">
            <text:p>1957</text:p>
          </table:table-cell>
          <table:table-cell table:style-name="ce1" office:value-type="float" office:value="2015" calcext:value-type="float">
            <text:p>2015</text:p>
          </table:table-cell>
          <table:table-cell table:style-name="ce1"/>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50" calcext:value-type="float">
            <text:p><text:s/>$50,00 </text:p>
          </table:table-cell>
          <table:table-cell table:style-name="ce40" office:value-type="float" office:value="80" calcext:value-type="float">
            <text:p><text:s/>$80,00 </text:p>
          </table:table-cell>
          <table:table-cell table:style-name="ce40" office:value-type="float" office:value="90" calcext:value-type="float">
            <text:p><text:s/>$90,00 </text:p>
          </table:table-cell>
          <table:table-cell table:style-name="ce40" office:value-type="float" office:value="100" calcext:value-type="float">
            <text:p><text:s/>$100,00 </text:p>
          </table:table-cell>
          <table:table-cell table:style-name="ce1"/>
        </table:table-row>
        <table:table-row table:style-name="ro1">
          <table:table-cell table:number-columns-repeated="2" table:style-name="ce4" office:value-type="string" calcext:value-type="string">
            <text:p>Journal of Pacific Archaeology</text:p>
          </table:table-cell>
          <table:table-cell table:style-name="ce4" office:value-type="string" calcext:value-type="string">
            <text:p>New Zealand Archaeological Association</text:p>
          </table:table-cell>
          <table:table-cell table:style-name="ce4" office:value-type="string" calcext:value-type="string">
            <text:p>http://www.pacificarchaeology.org/index.php/journal</text:p>
          </table:table-cell>
          <table:table-cell table:style-name="ce4"/>
          <table:table-cell table:style-name="ce21" office:value-type="string" calcext:value-type="string">
            <text:p>The Journal of Pacific Archaeology is an international peer-reviewed journal that publishes research on the archaeology of the islands and continental margins of the Pacific Ocean, both northern and southern hemispheres. There are two issues per year, app</text:p>
          </table:table-cell>
          <table:table-cell table:style-name="ce19" office:value-type="float" office:value="2010" calcext:value-type="float">
            <text:p>2010</text:p>
          </table:table-cell>
          <table:table-cell table:style-name="ce4" office:value-type="float" office:value="2015" calcext:value-type="float">
            <text:p>2015</text:p>
          </table:table-cell>
          <table:table-cell table:style-name="ce4"/>
          <table:table-cell table:style-name="ce4" office:value-type="string" calcext:value-type="string">
            <text:p>Pacific</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9" office:value-type="float" office:value="50" calcext:value-type="float">
            <text:p><text:s/>$50,00 </text:p>
          </table:table-cell>
          <table:table-cell table:style-name="ce59" office:value-type="float" office:value="100" calcext:value-type="float">
            <text:p><text:s/>$100,00 </text:p>
          </table:table-cell>
          <table:table-cell table:style-name="ce59" office:value-type="float" office:value="90" calcext:value-type="float">
            <text:p><text:s/>$90,00 </text:p>
          </table:table-cell>
          <table:table-cell table:style-name="ce59" office:value-type="float" office:value="100" calcext:value-type="float">
            <text:p><text:s/>$100,00 </text:p>
          </table:table-cell>
          <table:table-cell table:style-name="ce1"/>
        </table:table-row>
        <table:table-row table:style-name="ro1">
          <table:table-cell table:style-name="ce1" office:value-type="string" calcext:value-type="string">
            <text:p>Journal of Public Archeology: Electronic Journal of Public Archaeology Laboratory of Unicamp</text:p>
          </table:table-cell>
          <table:table-cell table:style-name="ce2" office:value-type="string" calcext:value-type="string">
            <text:p>Revista de Arqueología Pública: Revista eletrônica do Laboratòrio de Arqueologia Pública de Unicamp</text:p>
          </table:table-cell>
          <table:table-cell table:style-name="ce2" office:value-type="string" calcext:value-type="string">
            <text:p>Núcleo de Estudos e Pesquisas Ambientais (NEPAM) da UNICAMP</text:p>
          </table:table-cell>
          <table:table-cell table:style-name="ce1" office:value-type="string" calcext:value-type="string">
            <text:p>http://periodicos.sbu.unicamp.br/ojs/index.php/rap/index</text:p>
          </table:table-cell>
          <table:table-cell table:style-name="ce1" office:value-type="string" calcext:value-type="string">
            <text:p>http://dialnet.unirioja.es/servlet/revista?codigo=22107</text:p>
          </table:table-cell>
          <table:table-cell table:style-name="ce1" office:value-type="string" calcext:value-type="string">
            <text:p>The magazine Public Archaeology is integrated the activities developed by Public Archaeology Laboratory Paulo Duarte, linked to the Center for Environmental Studies and Research (NEPAM) of Unicamp. The journal aims to disseminate works that address themes</text:p>
          </table:table-cell>
          <table:table-cell table:style-name="ce1"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Portuguese</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Onoba. Journal of Archaeology and Antiquity</text:p>
          </table:table-cell>
          <table:table-cell table:number-columns-repeated="2" table:style-name="ce2" office:value-type="string" calcext:value-type="string">
            <text:p>Onobarevista de arqueología y antigüedad</text:p>
          </table:table-cell>
          <table:table-cell table:style-name="ce1" office:value-type="string" calcext:value-type="string">
            <text:p>http://www.uhu.es/publicaciones/ojs/index.php/onoba</text:p>
          </table:table-cell>
          <table:table-cell table:style-name="ce1" office:value-type="string" calcext:value-type="string">
            <text:p>http://dialnet.unirioja.es/servlet/revista?codigo=20664</text:p>
          </table:table-cell>
          <table:table-cell table:style-name="ce1" office:value-type="string" calcext:value-type="string">
            <text:p>Onoba , Journal of Archaeology and Antiquity, with ISSN 2340-3047, is a publication of the Department of Archaeology at the University of Huelva, on an annual basis and published since 2013. Onoba, Journal of Archaeology and Antiquity, is aimed at dissemi</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 Portuguese, Italian, English, German, 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East Anglian Archaeology</text:p>
          </table:table-cell>
          <table:table-cell table:style-name="ce2" office:value-type="string" calcext:value-type="string">
            <text:p>Oxbow Books</text:p>
          </table:table-cell>
          <table:table-cell table:style-name="ce1" office:value-type="string" calcext:value-type="string">
            <text:p>http://www.eaareports.org.uk/</text:p>
          </table:table-cell>
          <table:table-cell table:style-name="ce1"/>
          <table:table-cell table:style-name="ce1" office:value-type="string" calcext:value-type="string">
            <text:p>East Anglian Archaeology is an academically refereed series with an editorial board of senior archaeologists from the region. It is supported by the Association of Local Government Archaeological Officers (ALGAO) and Historic England. Reports cover materi</text:p>
          </table:table-cell>
          <table:table-cell table:style-name="ce1" office:value-type="float" office:value="1975" calcext:value-type="float">
            <text:p>1975</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nglo-Saxon Studies in Archaeology &amp; History</text:p>
          </table:table-cell>
          <table:table-cell table:style-name="ce2" office:value-type="string" calcext:value-type="string">
            <text:p>Oxford University</text:p>
          </table:table-cell>
          <table:table-cell table:style-name="ce1" office:value-type="string" calcext:value-type="string">
            <text:p>http://www.arch.ox.ac.uk/assah.html</text:p>
          </table:table-cell>
          <table:table-cell table:style-name="ce1" office:value-type="string" calcext:value-type="string">
            <text:p>http://www.oxbowbooks.com/oxbow/catalogsearch/advanced/result/?publisher=Oxford%20University%20School%20of%20Archaeology</text:p>
          </table:table-cell>
          <table:table-cell table:style-name="ce1" office:value-type="string" calcext:value-type="string">
            <text:p>ANGLO-SAXON STUDIES IN ARCHAEOLOGY AND HISTORY (ASSAH) is an annual journal concerned with the archaeology and history of England and its neighbours during the Anglo-Saxon period (circa AD 400-1100).  ASSAH is published by the School of Archaeology, Oxfor</text:p>
          </table:table-cell>
          <table:table-cell table:style-name="ce1" office:value-type="float" office:value="1979" calcext:value-type="float">
            <text:p>1979</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1"/>
          <table:table-cell table:number-columns-repeated="4" table:style-name="ce44" office:value-type="currency" office:currency="GBP" office:value="40" calcext:value-type="currency">
            <text:p><text:s/>£40,00 </text:p>
          </table:table-cell>
          <table:table-cell table:style-name="ce4"/>
        </table:table-row>
        <table:table-row table:style-name="ro1">
          <table:table-cell table:number-columns-repeated="2" table:style-name="ce2" office:value-type="string" calcext:value-type="string">
            <text:p>Oxoniensia</text:p>
          </table:table-cell>
          <table:table-cell table:style-name="ce2" office:value-type="string" calcext:value-type="string">
            <text:p>Oxfordshire Architectural and Historical Society</text:p>
          </table:table-cell>
          <table:table-cell table:style-name="ce2" office:value-type="string" calcext:value-type="string">
            <text:p>http://oxoniensia.org/oxo_about.php</text:p>
          </table:table-cell>
          <table:table-cell table:style-name="ce19"/>
          <table:table-cell table:style-name="ce21" office:value-type="string" calcext:value-type="string">
            <text:p>Oxoniensia is the annual journal of Oxfordshire Architectural and Historical Society (OAHS). It is one of the foremost archaeological, architectural, and local history journals in the country. It includes excavation reports, surveys of buildings and stand</text:p>
          </table:table-cell>
          <table:table-cell table:style-name="ce19" office:value-type="float" office:value="1936" calcext:value-type="float">
            <text:p>1936</text:p>
          </table:table-cell>
          <table:table-cell table:style-name="ce19" office:value-type="float" office:value="2015" calcext:value-type="float">
            <text:p>2015</text:p>
          </table:table-cell>
          <table:table-cell table:style-name="ce19"/>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number-columns-repeated="4" table:style-name="ce40" office:value-type="float" office:value="12" calcext:value-type="float">
            <text:p><text:s/>$12,00 </text:p>
          </table:table-cell>
          <table:table-cell table:style-name="ce1"/>
        </table:table-row>
        <table:table-row table:style-name="ro1">
          <table:table-cell table:number-columns-repeated="2" table:style-name="ce2" office:value-type="string" calcext:value-type="string">
            <text:p>Pacific Coast Archaeological Society Quarterly</text:p>
          </table:table-cell>
          <table:table-cell table:style-name="ce2" office:value-type="string" calcext:value-type="string">
            <text:p>Pacific Coast Archaeological Society</text:p>
          </table:table-cell>
          <table:table-cell table:style-name="ce1" office:value-type="string" calcext:value-type="string">
            <text:p>http://www.pcas.org/pdfissues.html</text:p>
          </table:table-cell>
          <table:table-cell table:style-name="ce1"/>
          <table:table-cell table:style-name="ce1" office:value-type="string" calcext:value-type="string">
            <text:p>PCAS publishes the Pacific Coast Archaeological Society Quarterly. This is a peer-reviewed journal publishing papers in the field of archaeology and related disciplines concerning the Pacific Coast and adjacent areas.</text:p>
          </table:table-cell>
          <table:table-cell table:style-name="ce1" office:value-type="float" office:value="1965" calcext:value-type="float">
            <text:p>1965</text:p>
          </table:table-cell>
          <table:table-cell table:style-name="ce1" office:value-type="float" office:value="2015" calcext:value-type="float">
            <text:p>2015</text:p>
          </table:table-cell>
          <table:table-cell table:style-name="ce1"/>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Journal of Archaeology of Egypt / Egyptology</text:p>
          </table:table-cell>
          <table:table-cell table:style-name="ce2" office:value-type="string" calcext:value-type="string">
            <text:p>PalArch</text:p>
          </table:table-cell>
          <table:table-cell table:style-name="ce1" office:value-type="string" calcext:value-type="string">
            <text:p>http://www.palarch.nl/journals/egyptian-archaeology/</text:p>
          </table:table-cell>
          <table:table-cell table:style-name="ce1"/>
          <table:table-cell table:style-name="ce1" office:value-type="string" calcext:value-type="string">
            <text:p>The PalArch Foundation offers possibilities for fast, scientific and accessible publication. The journals are so-called web based publications and publish scientific papers in various disciplines. There are no restrictions to period; we accept contributio</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4"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3"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14"/>
        </table:table-row>
        <table:table-row table:style-name="ro1">
          <table:table-cell table:number-columns-repeated="2" table:style-name="ce2" office:value-type="string" calcext:value-type="string">
            <text:p>PaleoAnthropology</text:p>
          </table:table-cell>
          <table:table-cell table:style-name="ce2" office:value-type="string" calcext:value-type="string">
            <text:p>PaleoAnthropology Society</text:p>
          </table:table-cell>
          <table:table-cell table:style-name="ce1" office:value-type="string" calcext:value-type="string">
            <text:p>http://www.paleoanthro.org/journal/</text:p>
          </table:table-cell>
          <table:table-cell table:style-name="ce1"/>
          <table:table-cell table:style-name="ce1" office:value-type="string" calcext:value-type="string">
            <text:p>PaleoAnthropology is published jointly by the Society and the University of Pennsylvania Museum. The journal is accessible free of charge to everyone, including non-members of the Paleoanthropology Society.</text:p>
          </table:table-cell>
          <table:table-cell table:style-name="ce1" office:value-type="float" office:value="2003" calcext:value-type="float">
            <text:p>200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aleo</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merican Journal of Archaeology</text:p>
          </table:table-cell>
          <table:table-cell table:style-name="ce1" office:value-type="string" calcext:value-type="string">
            <text:p>Revista de Arqueología Americana</text:p>
          </table:table-cell>
          <table:table-cell table:style-name="ce1" office:value-type="string" calcext:value-type="string">
            <text:p>Pan American Institute of Geography and History</text:p>
          </table:table-cell>
          <table:table-cell table:style-name="ce1" office:value-type="string" calcext:value-type="string">
            <text:p>http://www.ipgh.org/spanish/publicaciones/periodicas/inraa.htm</text:p>
          </table:table-cell>
          <table:table-cell table:style-name="ce1" office:value-type="string" calcext:value-type="string">
            <text:p>https://www.jstor.org/journal/reviarquamer</text:p>
          </table:table-cell>
          <table:table-cell table:style-name="ce1" office:value-type="string" calcext:value-type="string">
            <text:p>Archaeology Magazine of the Pan American Institute of Geography and History's main mission is to present to the community of archaeologists thematic issues with the results of the research done in America. The aim of the publication covers the different a</text:p>
          </table:table-cell>
          <table:table-cell table:style-name="ce1" office:value-type="float" office:value="1990" calcext:value-type="float">
            <text:p>1990</text:p>
          </table:table-cell>
          <table:table-cell table:style-name="ce1" office:value-type="float" office:value="2015" calcext:value-type="float">
            <text:p>2015</text:p>
          </table:table-cell>
          <table:table-cell table:style-name="ce1"/>
          <table:table-cell table:style-name="ce1" office:value-type="string" calcext:value-type="string">
            <text:p>Americas</text:p>
          </table:table-cell>
          <table:table-cell table:style-name="ce1" office:value-type="string" calcext:value-type="string">
            <text:p>English, Spanish, French, Portuguese</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20" calcext:value-type="float">
            <text:p><text:s/>$20,00 </text:p>
          </table:table-cell>
          <table:table-cell table:style-name="ce4"/>
        </table:table-row>
        <table:table-row table:style-name="ro1">
          <table:table-cell table:number-columns-repeated="2" table:style-name="ce1" office:value-type="string" calcext:value-type="string">
            <text:p>RES: Anthropology and Aesthetics</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776</text:p>
          </table:table-cell>
          <table:table-cell table:style-name="ce1"/>
          <table:table-cell table:style-name="ce1" office:value-type="string" calcext:value-type="string">
            <text:p>RES is a journal of anthropology and comparative aesthetics dedicated to the study of the object, in particular cult and belief objects and objects of art. The journal brings together, in an anthropological perspective, contributions by philosophers, art </text:p>
          </table:table-cell>
          <table:table-cell table:style-name="ce1" office:value-type="float" office:value="1981" calcext:value-type="float">
            <text:p>198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75" calcext:value-type="float">
            <text:p><text:s/>$75,00 </text:p>
          </table:table-cell>
          <table:table-cell table:style-name="ce4"/>
        </table:table-row>
        <table:table-row table:style-name="ro1">
          <table:table-cell table:number-columns-repeated="2" table:style-name="ce2" office:value-type="string" calcext:value-type="string">
            <text:p>Expedition</text:p>
          </table:table-cell>
          <table:table-cell table:style-name="ce2" office:value-type="string" calcext:value-type="string">
            <text:p>Penn Museum</text:p>
          </table:table-cell>
          <table:table-cell table:style-name="ce1" office:value-type="string" calcext:value-type="string">
            <text:p>http://www.penn.museum/sites/expedition/all-issues/</text:p>
          </table:table-cell>
          <table:table-cell table:style-name="ce1"/>
          <table:table-cell table:style-name="ce1" office:value-type="string" calcext:value-type="string">
            <text:p>Expedition magazine is the official members' magazine of the Penn Museum. </text:p>
          </table:table-cell>
          <table:table-cell table:style-name="ce4" office:value-type="float" office:value="1958" calcext:value-type="float">
            <text:p>195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1"/>
          <table:table-cell table:style-name="ce40" office:value-type="float" office:value="40" calcext:value-type="float">
            <text:p><text:s/>$40,00 </text:p>
          </table:table-cell>
          <table:table-cell table:number-columns-repeated="3" table:style-name="ce40" office:value-type="float" office:value="55" calcext:value-type="float">
            <text:p><text:s/>$55,00 </text:p>
          </table:table-cell>
          <table:table-cell table:style-name="ce4"/>
        </table:table-row>
        <table:table-row table:style-name="ro1">
          <table:table-cell table:number-columns-repeated="2" table:style-name="ce1" office:value-type="string" calcext:value-type="string">
            <text:p>Contributions in New World Archaeology | Polish Contribution in New World Archaeology</text:p>
          </table:table-cell>
          <table:table-cell table:style-name="ce2" office:value-type="string" calcext:value-type="string">
            <text:p>Polish Academy of Arts and Sciences</text:p>
          </table:table-cell>
          <table:table-cell table:style-name="ce2" office:value-type="string" calcext:value-type="string">
            <text:p>http://www.cnwajournal.org/</text:p>
          </table:table-cell>
          <table:table-cell table:style-name="ce1" office:value-type="string" calcext:value-type="string">
            <text:p>http://www.bazhum.pl/bib/journal/445/</text:p>
          </table:table-cell>
          <table:table-cell table:style-name="ce1" office:value-type="string" calcext:value-type="string">
            <text:p>Contributions in New World Archaeology is a semi-annual journal dealing with various aspects of North and South American archaeology, anthropology and ethnohistory. Its main aim is to publish results of archaeological excavations and surveys conducted in </text:p>
          </table:table-cell>
          <table:table-cell table:style-name="ce1" office:value-type="float" office:value="1977" calcext:value-type="float">
            <text:p>1977</text:p>
          </table:table-cell>
          <table:table-cell table:style-name="ce1" office:value-type="float" office:value="2015" calcext:value-type="float">
            <text:p>2015</text:p>
          </table:table-cell>
          <table:table-cell table:style-name="ce1"/>
          <table:table-cell table:style-name="ce1" office:value-type="string" calcext:value-type="string">
            <text:p>Americas</text:p>
          </table:table-cell>
          <table:table-cell table:style-name="ce1" office:value-type="string" calcext:value-type="string">
            <text:p>English, 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1" office:value-type="float" office:value="29" calcext:value-type="float">
            <text:p>29</text:p>
          </table:table-cell>
          <table:table-cell table:style-name="ce4"/>
        </table:table-row>
        <table:table-row table:style-name="ro1">
          <table:table-cell table:style-name="ce1" office:value-type="string" calcext:value-type="string">
            <text:p>Ancient World Magazine</text:p>
          </table:table-cell>
          <table:table-cell table:style-name="ce2" office:value-type="string" calcext:value-type="string">
            <text:p>Revista Mundo Antigo</text:p>
          </table:table-cell>
          <table:table-cell table:style-name="ce2" office:value-type="string" calcext:value-type="string">
            <text:p>Polo Universitario de Campos dos Goytacazes</text:p>
          </table:table-cell>
          <table:table-cell table:style-name="ce1" office:value-type="string" calcext:value-type="string">
            <text:p>http://www.nehmaat.uff.br/mundoantigo.html</text:p>
          </table:table-cell>
          <table:table-cell table:style-name="ce1"/>
          <table:table-cell table:style-name="ce1" office:value-type="string" calcext:value-type="string">
            <text:p>Old World is an Open Access Journal and free of Charge</text:p>
          </table:table-cell>
          <table:table-cell table:style-name="ce1" office:value-type="float" office:value="2012" calcext:value-type="float">
            <text:p>2012</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Portuguese, Spanish, French, 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4"/>
        </table:table-row>
        <table:table-row table:style-name="ro1">
          <table:table-cell table:style-name="ce2" office:value-type="string" calcext:value-type="string">
            <text:p>Arke, Electronic Journal of Archeology</text:p>
          </table:table-cell>
          <table:table-cell table:style-name="ce2" office:value-type="string" calcext:value-type="string">
            <text:p>Arkeos, revista electrónica de arqueología</text:p>
          </table:table-cell>
          <table:table-cell table:style-name="ce2" office:value-type="string" calcext:value-type="string">
            <text:p>Pontifical Catholic University of Peru</text:p>
          </table:table-cell>
          <table:table-cell table:style-name="ce1" office:value-type="string" calcext:value-type="string">
            <text:p>http://mileto.pucp.edu.pe/arkeos/</text:p>
          </table:table-cell>
          <table:table-cell table:style-name="ce1"/>
          <table:table-cell table:style-name="ce1" office:value-type="string" calcext:value-type="string">
            <text:p>This publication aims to capture the attention of both the academic community and the lay audience. The approach to the general public in order to encourage interest in archaeological practice because of the importance it has in education, heritage protec</text:p>
          </table:table-cell>
          <table:table-cell table:style-name="ce4"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2" office:value-type="string" calcext:value-type="string">
            <text:p>Cris: Journal of the Historical Society of Križevci</text:p>
          </table:table-cell>
          <table:table-cell table:style-name="ce2" office:value-type="string" calcext:value-type="string">
            <text:p>Cris: časopis Povijesnog društva Križevci</text:p>
          </table:table-cell>
          <table:table-cell table:style-name="ce2" office:value-type="string" calcext:value-type="string">
            <text:p>Povijesno društvo Križevci</text:p>
          </table:table-cell>
          <table:table-cell table:style-name="ce1" office:value-type="string" calcext:value-type="string">
            <text:p>http://hrcak.srce.hr/cris</text:p>
          </table:table-cell>
          <table:table-cell table:style-name="ce1"/>
          <table:table-cell table:style-name="ce1" office:value-type="string" calcext:value-type="string">
            <text:p>A wide range of scholars and experts have been contributing to the journal of the Historical Society of Križevci, Cris, by publishing their research in a variety of fields and disciplines related to history. Most papers deal with topics related to the Kri</text:p>
          </table:table-cell>
          <table:table-cell table:style-name="ce4" office:value-type="float" office:value="1999" calcext:value-type="float">
            <text:p>1999</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2" office:value-type="string" calcext:value-type="string">
            <text:p>Pari Journal</text:p>
          </table:table-cell>
          <table:table-cell table:style-name="ce2" office:value-type="string" calcext:value-type="string">
            <text:p>Precolumbian Art Research Institute</text:p>
          </table:table-cell>
          <table:table-cell table:style-name="ce1" office:value-type="string" calcext:value-type="string">
            <text:p>http://www.mesoweb.com/pari/journal.html</text:p>
          </table:table-cell>
          <table:table-cell table:style-name="ce1"/>
          <table:table-cell table:style-name="ce1" office:value-type="string" calcext:value-type="string">
            <text:p>The website of the Pre-Columbian Art Research Institute is the product of over 35 years of investigation and exploration of Mesoamerican civilizations, their art, archaeology, and glyphic texts, as well as research concerning the tropical environment and </text:p>
          </table:table-cell>
          <table:table-cell table:style-name="ce1" office:value-type="float" office:value="2003" calcext:value-type="float">
            <text:p>2003</text:p>
          </table:table-cell>
          <table:table-cell table:style-name="ce1" office:value-type="float" office:value="2015" calcext:value-type="float">
            <text:p>2015</text:p>
          </table:table-cell>
          <table:table-cell table:style-name="ce1"/>
          <table:table-cell table:style-name="ce1" office:value-type="string" calcext:value-type="string">
            <text:p>Central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Archaeological Review</text:p>
          </table:table-cell>
          <table:table-cell table:style-name="ce2" office:value-type="string" calcext:value-type="string">
            <text:p>Revue archéologique</text:p>
          </table:table-cell>
          <table:table-cell table:style-name="ce2" office:value-type="string" calcext:value-type="string">
            <text:p>Presses Universitaires de France</text:p>
          </table:table-cell>
          <table:table-cell table:style-name="ce1" office:value-type="string" calcext:value-type="string">
            <text:p>http://www.puf.com/Revue_arch%C3%A9ologique</text:p>
          </table:table-cell>
          <table:table-cell table:style-name="ce1"/>
          <table:table-cell table:style-name="ce1" office:value-type="string" calcext:value-type="string">
            <text:p>Founded in 1844, La Revue Archéologique (RA) is the oldest French periodical in the field of archeology, something for which it is well-known abroad. Initially devoted primarily to archeology in France, including the medieval period, over time the journal</text:p>
          </table:table-cell>
          <table:table-cell table:style-name="ce1" office:value-type="float" office:value="1844" calcext:value-type="float">
            <text:p>1844</text:p>
          </table:table-cell>
          <table:table-cell table:style-name="ce1" office:value-type="float" office:value="2015" calcext:value-type="float">
            <text:p>2015</text:p>
          </table:table-cell>
          <table:table-cell table:style-name="ce1"/>
          <table:table-cell table:style-name="ce1" office:value-type="string" calcext:value-type="string">
            <text:p>Mediterranean, Middle East</text:p>
          </table:table-cell>
          <table:table-cell table:style-name="ce1" office:value-type="string" calcext:value-type="string">
            <text:p>Frenc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6"/>
          <table:table-cell table:style-name="ce1" table:number-columns-repeated="9"/>
          <table:table-cell table:style-name="ce52" office:value-type="currency" office:currency="EUR" office:value="76" calcext:value-type="currency">
            <text:p><text:s/>€ 76,00 </text:p>
          </table:table-cell>
          <table:table-cell table:style-name="ce52" office:value-type="currency" office:currency="EUR" office:value="87" calcext:value-type="currency">
            <text:p><text:s/>€ 87,00 </text:p>
          </table:table-cell>
          <table:table-cell table:style-name="ce52" office:value-type="currency" office:currency="EUR" office:value="98" calcext:value-type="currency">
            <text:p><text:s/>€ 98,00 </text:p>
          </table:table-cell>
          <table:table-cell table:style-name="ce52" office:value-type="currency" office:currency="EUR" office:value="110" calcext:value-type="currency">
            <text:p><text:s/>€ 110,00 </text:p>
          </table:table-cell>
          <table:table-cell table:style-name="ce4"/>
        </table:table-row>
        <table:table-row table:style-name="ro1">
          <table:table-cell table:style-name="ce1" office:value-type="string" calcext:value-type="string">
            <text:p>Assyriology review and Oriental Archaeology</text:p>
          </table:table-cell>
          <table:table-cell table:style-name="ce2" office:value-type="string" calcext:value-type="string">
            <text:p>Revue d'assyriologie et d'archéologie orientale</text:p>
          </table:table-cell>
          <table:table-cell table:style-name="ce2" office:value-type="string" calcext:value-type="string">
            <text:p>Presses Universitaires de France</text:p>
          </table:table-cell>
          <table:table-cell table:style-name="ce4" office:value-type="string" calcext:value-type="string">
            <text:p>http://www.cairn.info/revue-d-assyriologie.htm</text:p>
          </table:table-cell>
          <table:table-cell table:style-name="ce1" office:value-type="string" calcext:value-type="string">
            <text:p>http://www.puf.com/Revue_d%E2%80%99Assyriologie_et_d%E2%80%99arch%C3%A9ologie_orientale</text:p>
          </table:table-cell>
          <table:table-cell table:style-name="ce1" office:value-type="string" calcext:value-type="string">
            <text:p>This is the oldest surviving journal in the field of Cuneiform epigraphy and, more broadly, of the history and archeology of the pre-classical Near East. A balance between periods and approaches is ensured so as to fulfill the discipline’s interest in the</text:p>
          </table:table-cell>
          <table:table-cell table:style-name="ce1" office:value-type="float" office:value="1884" calcext:value-type="float">
            <text:p>1884</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French, English, German</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Classical</text:p>
          </table:table-cell>
          <table:table-cell table:style-name="ce1" office:value-type="string" calcext:value-type="string">
            <text:p>Yes</text:p>
          </table:table-cell>
          <table:table-cell table:style-name="ce1" table:number-columns-repeated="11"/>
          <table:table-cell table:style-name="ce52" office:value-type="currency" office:currency="EUR" office:value="70" calcext:value-type="currency">
            <text:p><text:s/>€ 70,00 </text:p>
          </table:table-cell>
          <table:table-cell table:style-name="ce52" office:value-type="currency" office:currency="EUR" office:value="79" calcext:value-type="currency">
            <text:p><text:s/>€ 79,00 </text:p>
          </table:table-cell>
          <table:table-cell table:style-name="ce52" office:value-type="currency" office:currency="EUR" office:value="88" calcext:value-type="currency">
            <text:p><text:s/>€ 88,00 </text:p>
          </table:table-cell>
          <table:table-cell table:style-name="ce52" office:value-type="currency" office:currency="EUR" office:value="102" calcext:value-type="currency">
            <text:p><text:s/>€ 102,00 </text:p>
          </table:table-cell>
          <table:table-cell table:style-name="ce4"/>
        </table:table-row>
        <table:table-row table:style-name="ro1">
          <table:table-cell table:style-name="ce1" office:value-type="string" calcext:value-type="string">
            <text:p>Publications of the Orient House and the Mediterranean</text:p>
          </table:table-cell>
          <table:table-cell table:number-columns-repeated="2" table:style-name="ce6" office:value-type="string" calcext:value-type="string">
            <text:p>Publications de la Maison de l'Orient et de la Méditerranée</text:p>
          </table:table-cell>
          <table:table-cell table:style-name="ce29" office:value-type="string" calcext:value-type="string">
            <text:p>http://www.persee.fr/collection/mom</text:p>
          </table:table-cell>
          <table:table-cell table:style-name="ce31"/>
          <table:table-cell table:style-name="ce33" office:value-type="string" calcext:value-type="string">
            <text:p>Since its creation in 1975, the House of the Eastern Mediterranean wished to have its own service publications. She wanted indeed the result of multidisciplinary research around common themes was known other than through the gray literature or by consumin</text:p>
          </table:table-cell>
          <table:table-cell table:style-name="ce31" office:value-type="float" office:value="1976" calcext:value-type="float">
            <text:p>1976</text:p>
          </table:table-cell>
          <table:table-cell table:style-name="ce33" office:value-type="float" office:value="2015" calcext:value-type="float">
            <text:p>2015</text:p>
          </table:table-cell>
          <table:table-cell table:style-name="ce33"/>
          <table:table-cell table:style-name="ce1" office:value-type="string" calcext:value-type="string">
            <text:p>Mediterranean</text:p>
          </table:table-cell>
          <table:table-cell table:style-name="ce33" office:value-type="string" calcext:value-type="string">
            <text:p>Frenc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number-columns-repeated="2" table:style-name="ce2" office:value-type="string" calcext:value-type="string">
            <text:p>Proceedings of the Royal Irish Academy. Section C, Archaeology, Celtic studies, history, linguistics, literature</text:p>
          </table:table-cell>
          <table:table-cell table:style-name="ce2" office:value-type="string" calcext:value-type="string">
            <text:p>Royal Irish Academy</text:p>
          </table:table-cell>
          <table:table-cell table:style-name="ce1" office:value-type="string" calcext:value-type="string">
            <text:p>https://www.jstor.org/journal/procriasectc</text:p>
          </table:table-cell>
          <table:table-cell table:style-name="ce1"/>
          <table:table-cell table:style-name="ce1" office:value-type="string" calcext:value-type="string">
            <text:p>Section C of the Proceedings publishes original research papers primarily in the fields of archaeology and history, although submissions in Celtic studies, linguistics and literature will also be considered. Papers should focus on Ireland or have a strong</text:p>
          </table:table-cell>
          <table:table-cell table:style-name="ce1" office:value-type="float" office:value="1902" calcext:value-type="float">
            <text:p>190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1"/>
          <table:table-cell table:number-columns-repeated="2" table:style-name="ce40" office:value-type="float" office:value="860" calcext:value-type="float">
            <text:p><text:s/>$860,00 </text:p>
          </table:table-cell>
          <table:table-cell table:style-name="ce1"/>
        </table:table-row>
        <table:table-row table:style-name="ro1">
          <table:table-cell table:number-columns-repeated="2" table:style-name="ce4" office:value-type="string" calcext:value-type="string">
            <text:p>The Journal of the Royal Society of Antiquaries of Ireland | The Journal of the Royal Historical and Archaeological Association of Ireland | The Journal of the Historical and Archaeological Association of Ireland | The Journal of the Kilkenny and South-Ea</text:p>
          </table:table-cell>
          <table:table-cell table:style-name="ce4" office:value-type="string" calcext:value-type="string">
            <text:p>Royal Society of Antiquaries Ireland</text:p>
          </table:table-cell>
          <table:table-cell table:style-name="ce4" office:value-type="string" calcext:value-type="string">
            <text:p>http://rsai.ie/publications/</text:p>
          </table:table-cell>
          <table:table-cell table:style-name="ce4"/>
          <table:table-cell table:style-name="ce21" office:value-type="string" calcext:value-type="string">
            <text:p>The Society’s main publication – the Journal of the Royal Society of Antiquaries (JRSAI) – is an international journal of record that contains peer-reviewed articles and reviews relevant to the Society’s activities. </text:p>
          </table:table-cell>
          <table:table-cell table:style-name="ce19" office:value-type="float" office:value="1849" calcext:value-type="float">
            <text:p>1849</text:p>
          </table:table-cell>
          <table:table-cell table:style-name="ce19" office:value-type="float" office:value="2015" calcext:value-type="float">
            <text:p>2015</text:p>
          </table:table-cell>
          <table:table-cell table:style-name="ce19"/>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0" office:value-type="currency" office:currency="EUR" office:value="25" calcext:value-type="currency">
            <text:p><text:s/>€ 25,00 </text:p>
          </table:table-cell>
          <table:table-cell table:style-name="ce50" office:value-type="currency" office:currency="EUR" office:value="75" calcext:value-type="currency">
            <text:p><text:s/>€ 75,00 </text:p>
          </table:table-cell>
          <table:table-cell table:number-columns-repeated="2" table:style-name="ce50" office:value-type="currency" office:currency="EUR" office:value="90" calcext:value-type="currency">
            <text:p><text:s/>€ 90,00 </text:p>
          </table:table-cell>
          <table:table-cell table:style-name="ce1"/>
        </table:table-row>
        <table:table-row table:style-name="ro1">
          <table:table-cell table:number-columns-repeated="2" table:style-name="ce3" office:value-type="string" calcext:value-type="string">
            <text:p>North American Archaeologist</text:p>
          </table:table-cell>
          <table:table-cell table:style-name="ce3" office:value-type="string" calcext:value-type="string">
            <text:p>Sage</text:p>
          </table:table-cell>
          <table:table-cell table:style-name="ce3" office:value-type="string" calcext:value-type="string">
            <text:p>http://naa.sagepub.com/</text:p>
          </table:table-cell>
          <table:table-cell table:style-name="ce19"/>
          <table:table-cell table:style-name="ce21" office:value-type="string" calcext:value-type="string">
            <text:p>Published quarterly, North American Archaeologist is the only general journal dedicated solely to North America, offering total coverage of archaeological activity in the United States, Canada, and northern Mexico (excluding Mesoamerica). North American A</text:p>
          </table:table-cell>
          <table:table-cell table:style-name="ce19" office:value-type="float" office:value="1979" calcext:value-type="float">
            <text:p>1979</text:p>
          </table:table-cell>
          <table:table-cell table:style-name="ce19" office:value-type="float" office:value="2015" calcext:value-type="float">
            <text:p>2015</text:p>
          </table:table-cell>
          <table:table-cell table:style-name="ce19"/>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43" calcext:value-type="float">
            <text:p><text:s/>$143,00 </text:p>
          </table:table-cell>
          <table:table-cell table:style-name="ce40" office:value-type="float" office:value="493" calcext:value-type="float">
            <text:p><text:s/>$493,00 </text:p>
          </table:table-cell>
          <table:table-cell table:style-name="ce40" office:value-type="float" office:value="603" calcext:value-type="float">
            <text:p><text:s/>$603,00 </text:p>
          </table:table-cell>
          <table:table-cell table:style-name="ce1"/>
        </table:table-row>
        <table:table-row table:style-name="ro1">
          <table:table-cell table:number-columns-repeated="2" table:style-name="ce4" office:value-type="string" calcext:value-type="string">
            <text:p>Journal of Material Culture</text:p>
          </table:table-cell>
          <table:table-cell table:style-name="ce4" office:value-type="string" calcext:value-type="string">
            <text:p>Sage</text:p>
          </table:table-cell>
          <table:table-cell table:style-name="ce4" office:value-type="string" calcext:value-type="string">
            <text:p>http://mcu.sagepub.com/</text:p>
          </table:table-cell>
          <table:table-cell table:style-name="ce4"/>
          <table:table-cell table:style-name="ce21" office:value-type="string" calcext:value-type="string">
            <text:p>JMC is a peer reviewed journal, concerned with the relationship between artefacts and social relations irrespective of time and place and aims to systematically explore the linkage between the construction of social identities and the production and use o</text:p>
          </table:table-cell>
          <table:table-cell table:style-name="ce19" office:value-type="float" office:value="1996" calcext:value-type="float">
            <text:p>1996</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40" office:value-type="float" office:value="100" calcext:value-type="float">
            <text:p><text:s/>$100,00 </text:p>
          </table:table-cell>
          <table:table-cell table:style-name="ce40" office:value-type="float" office:value="1035" calcext:value-type="float">
            <text:p><text:s/>$1 035,00 </text:p>
          </table:table-cell>
          <table:table-cell table:style-name="ce40" office:value-type="float" office:value="1265" calcext:value-type="float">
            <text:p><text:s/>$1 265,00 </text:p>
          </table:table-cell>
          <table:table-cell table:style-name="ce1"/>
        </table:table-row>
        <table:table-row table:style-name="ro1">
          <table:table-cell table:number-columns-repeated="2" table:style-name="ce4" office:value-type="string" calcext:value-type="string">
            <text:p>Journal of Social Archaeology</text:p>
          </table:table-cell>
          <table:table-cell table:style-name="ce4" office:value-type="string" calcext:value-type="string">
            <text:p>Sage</text:p>
          </table:table-cell>
          <table:table-cell table:style-name="ce4" office:value-type="string" calcext:value-type="string">
            <text:p>http://jsa.sagepub.com/</text:p>
          </table:table-cell>
          <table:table-cell table:style-name="ce4"/>
          <table:table-cell table:style-name="ce21" office:value-type="string" calcext:value-type="string">
            <text:p>The Journal of Social Archaeology, a fully peer reviewed journal, promotes interdisciplinary research, focused on social approaches in archaeology, it champions innovative social interpretations of the past and encourages exploration of contemporary polit</text:p>
          </table:table-cell>
          <table:table-cell table:style-name="ce19" office:value-type="float" office:value="2001" calcext:value-type="float">
            <text:p>2001</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9"/>
          <table:table-cell table:style-name="ce49" office:value-type="currency" office:currency="USD" office:value="3000" calcext:value-type="currency">
            <text:p><text:s/>$3 000,00 </text:p>
          </table:table-cell>
          <table:table-cell table:style-name="ce49" table:number-columns-repeated="7"/>
          <table:table-cell table:number-columns-repeated="2" table:style-name="ce51" office:value-type="currency" office:currency="GBP" office:value="96" calcext:value-type="currency">
            <text:p><text:s/>£96,00 </text:p>
          </table:table-cell>
          <table:table-cell table:style-name="ce51" office:value-type="currency" office:currency="GBP" office:value="769" calcext:value-type="currency">
            <text:p><text:s/>£769,00 </text:p>
          </table:table-cell>
          <table:table-cell table:style-name="ce51" office:value-type="currency" office:currency="GBP" office:value="854" calcext:value-type="currency">
            <text:p><text:s/>£854,00 </text:p>
          </table:table-cell>
          <table:table-cell table:style-name="ce2"/>
        </table:table-row>
        <table:table-row table:style-name="ro1">
          <table:table-cell table:style-name="ce1" office:value-type="string" calcext:value-type="string">
            <text:p>Bulletin of the French Prehistoric Society | Bulletin of the French Prehistoric Society. Studies and works | Bulletin of the Prehistoric Society of France</text:p>
          </table:table-cell>
          <table:table-cell table:style-name="ce2" office:value-type="string" calcext:value-type="string">
            <text:p>Bulletin de la Société préhistorique française | Bulletin de la Société préhistorique française. Études et travaux | Bulletin de la Société préhistorique de France</text:p>
          </table:table-cell>
          <table:table-cell table:style-name="ce2" office:value-type="string" calcext:value-type="string">
            <text:p>Société préhistorique française</text:p>
          </table:table-cell>
          <table:table-cell table:style-name="ce1" office:value-type="string" calcext:value-type="string">
            <text:p>http://www.persee.fr/collection/bspf</text:p>
          </table:table-cell>
          <table:table-cell table:style-name="ce1" office:value-type="string" calcext:value-type="string">
            <text:p>http://www.prehistoire.org/</text:p>
          </table:table-cell>
          <table:table-cell table:style-name="ce1" office:value-type="string" calcext:value-type="string">
            <text:p>Published continuously since 1904, the Bulletin of the French Prehistoric Society is the largest French Prehistory review. It publishes original articles of Prehistory, from the Paleolithic to the first Iron Age.</text:p>
          </table:table-cell>
          <table:table-cell table:style-name="ce4" office:value-type="float" office:value="1904" calcext:value-type="float">
            <text:p>1904</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1"/>
          <table:table-cell table:style-name="ce52" office:value-type="currency" office:currency="EUR" office:value="40" calcext:value-type="currency">
            <text:p><text:s/>€ 40,00 </text:p>
          </table:table-cell>
          <table:table-cell table:style-name="ce52" office:value-type="currency" office:currency="EUR" office:value="80" calcext:value-type="currency">
            <text:p><text:s/>€ 80,00 </text:p>
          </table:table-cell>
          <table:table-cell table:style-name="ce52" office:value-type="currency" office:currency="EUR" office:value="110" calcext:value-type="currency">
            <text:p><text:s/>€ 110,00 </text:p>
          </table:table-cell>
          <table:table-cell table:style-name="ce52" office:value-type="currency" office:currency="EUR" office:value="155" calcext:value-type="currency">
            <text:p><text:s/>€ 155,00 </text:p>
          </table:table-cell>
          <table:table-cell table:style-name="ce4"/>
        </table:table-row>
        <table:table-row table:style-name="ro1">
          <table:table-cell table:number-columns-repeated="2" table:style-name="ce4" office:value-type="string" calcext:value-type="string">
            <text:p>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mericanAntiquity.aspx</text:p>
          </table:table-cell>
          <table:table-cell table:style-name="ce4"/>
          <table:table-cell table:style-name="ce21" office:value-type="string" calcext:value-type="string">
            <text:p>Since 1935 American Antiquity has published original papers on the archaeology of the New World and on archaeological method, theory, and practice worldwide. Beginning in 1990, most papers on the archaeology and prehistory of Latin America appear in the S</text:p>
          </table:table-cell>
          <table:table-cell table:style-name="ce19" office:value-type="float" office:value="1935" calcext:value-type="float">
            <text:p>1935</text:p>
          </table:table-cell>
          <table:table-cell table:style-name="ce19" office:value-type="float" office:value="2015" calcext:value-type="float">
            <text:p>2015</text:p>
          </table:table-cell>
          <table:table-cell table:style-name="ce19"/>
          <table:table-cell table:style-name="ce19"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3" office:value-type="float" office:value="3255" calcext:value-type="float">
            <text:p><text:s/>$3 255,00 </text:p>
          </table:table-cell>
          <table:table-cell table:style-name="ce4" table:number-columns-repeated="8"/>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table:style-name="ce4" office:value-type="string" calcext:value-type="string">
            <text:p>Latin 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LatinAmericanAntiquity/tabid/127/Default.aspx</text:p>
          </table:table-cell>
          <table:table-cell table:style-name="ce4"/>
          <table:table-cell table:style-name="ce21" office:value-type="string" calcext:value-type="string">
            <text:p>Latin American Antiquity is one of the principal journals of the Society for American Archaeology.</text:p>
          </table:table-cell>
          <table:table-cell table:style-name="ce4" office:value-type="float" office:value="1990" calcext:value-type="float">
            <text:p>1990</text:p>
          </table:table-cell>
          <table:table-cell table:style-name="ce4" office:value-type="float" office:value="2015" calcext:value-type="float">
            <text:p>2015</text:p>
          </table:table-cell>
          <table:table-cell table:style-name="ce4"/>
          <table:table-cell table:style-name="ce1" office:value-type="string" calcext:value-type="string">
            <text:p>South America, Caribbean, Central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1"/>
        </table:table-row>
        <table:table-row table:style-name="ro1">
          <table:table-cell table:number-columns-repeated="2" table:style-name="ce4" office:value-type="string" calcext:value-type="string">
            <text:p>Advances in Archaeological Practice</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dvancesinArchaeologicalPractice/tabid/1486/Default.aspx</text:p>
          </table:table-cell>
          <table:table-cell table:style-name="ce4"/>
          <table:table-cell table:style-name="ce21" office:value-type="string" calcext:value-type="string">
            <text:p>Advances in Archaeological Practice is a quarterly, full-color, digital journal devoted to sharing creative solutions to challenges in the practice of archaeology globally.</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table:style-name="ce2" office:value-type="string" calcext:value-type="string">
            <text:p>Proceedings of the Society for California Archaeology</text:p>
          </table:table-cell>
          <table:table-cell table:style-name="ce2" office:value-type="string" calcext:value-type="string">
            <text:p>Society for California Archaeology</text:p>
          </table:table-cell>
          <table:table-cell table:style-name="ce1" office:value-type="string" calcext:value-type="string">
            <text:p>http://www.scahome.org/publications/proceedings_volume.html</text:p>
          </table:table-cell>
          <table:table-cell table:style-name="ce1"/>
          <table:table-cell table:style-name="ce1" office:value-type="string" calcext:value-type="string">
            <text:p>The Proceedings were established in 1988 to make available papers presented at the Society’s Annual Meetings. All papers presented at the Annual Meeting are eligible for publication, with the exception of those that have previously appeared in other publi</text:p>
          </table:table-cell>
          <table:table-cell table:style-name="ce1" office:value-type="float" office:value="1988" calcext:value-type="float">
            <text:p>1988</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Church Archaeology</text:p>
          </table:table-cell>
          <table:table-cell table:style-name="ce2" office:value-type="string" calcext:value-type="string">
            <text:p>Society for Church Archaeology</text:p>
          </table:table-cell>
          <table:table-cell table:style-name="ce1" office:value-type="string" calcext:value-type="string">
            <text:p>http://www.archaeologyuk.org/socchurcharchaeol/journal.html</text:p>
          </table:table-cell>
          <table:table-cell table:style-name="ce1"/>
          <table:table-cell table:style-name="ce1" office:value-type="string" calcext:value-type="string">
            <text:p>It aims to reflect the scope of current ecclesiastical archaeology in all time periods, both within the UK and abroad. Church Archaeology is a peer-reviewed publication, and each article is anonymously reviewed by two scholars knowledgeable in the appropr</text:p>
          </table:table-cell>
          <table:table-cell table:style-name="ce1" office:value-type="float" office:value="1997" calcext:value-type="float">
            <text:p>199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1" office:value-type="string" calcext:value-type="string">
            <text:p>Pay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2" calcext:value-type="currency">
            <text:p><text:s/>£12,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75" calcext:value-type="currency">
            <text:p><text:s/>£75,00 </text:p>
          </table:table-cell>
          <table:table-cell table:style-name="ce1"/>
        </table:table-row>
        <table:table-row table:style-name="ro1">
          <table:table-cell table:number-columns-repeated="2" table:style-name="ce2" office:value-type="string" calcext:value-type="string">
            <text:p>IA, Journal of the Society for Industrial Archaeology</text:p>
          </table:table-cell>
          <table:table-cell table:style-name="ce2" office:value-type="string" calcext:value-type="string">
            <text:p>Society for Industrial Archaeology</text:p>
          </table:table-cell>
          <table:table-cell table:style-name="ce1" office:value-type="string" calcext:value-type="string">
            <text:p>http://www.sia-web.org/publications/ia-journal/</text:p>
          </table:table-cell>
          <table:table-cell table:style-name="ce1"/>
          <table:table-cell table:style-name="ce1" office:value-type="string" calcext:value-type="string">
            <text:p>IA is the principal forum for the publication of current research in industrial archeology. Each issue of this peer reviewed journal contains scholarly articles, essays and book reviews. IA and its companion, the SIA Newsletter, are mailed to all current </text:p>
          </table:table-cell>
          <table:table-cell table:style-name="ce4" office:value-type="float" office:value="1975" calcext:value-type="float">
            <text:p>1975</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table-cell table:style-name="ce6"/>
          <table:table-cell table:style-name="ce1" table:number-columns-repeated="9"/>
          <table:table-cell table:style-name="ce40" office:value-type="float" office:value="20" calcext:value-type="float">
            <text:p><text:s/>$20,00 </text:p>
          </table:table-cell>
          <table:table-cell table:number-columns-repeated="3" table:style-name="ce40" office:value-type="float" office:value="50" calcext:value-type="float">
            <text:p><text:s/>$50,00 </text:p>
          </table:table-cell>
          <table:table-cell table:style-name="ce1"/>
        </table:table-row>
        <table:table-row table:style-name="ro1">
          <table:table-cell table:number-columns-repeated="2" table:style-name="ce1" office:value-type="string" calcext:value-type="string">
            <text:p>Lincolnshire History and Archaeology</text:p>
          </table:table-cell>
          <table:table-cell table:style-name="ce1" office:value-type="string" calcext:value-type="string">
            <text:p>Society for Lincolnshire History &amp; Archaeology</text:p>
          </table:table-cell>
          <table:table-cell table:style-name="ce1" office:value-type="string" calcext:value-type="string">
            <text:p>http://www.slha.org.uk/publications/journal/index.php</text:p>
          </table:table-cell>
          <table:table-cell table:style-name="ce1"/>
          <table:table-cell table:style-name="ce1" office:value-type="string" calcext:value-type="string">
            <text:p>Lincolnshire History and Archaeology, the annual journal of the Society, is received by SLHA members as a benefit of membership.</text:p>
          </table:table-cell>
          <table:table-cell table:style-name="ce1" office:value-type="float" office:value="1966" calcext:value-type="float">
            <text:p>1966</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18" calcext:value-type="currency">
            <text:p><text:s/>£18,00 </text:p>
          </table:table-cell>
          <table:table-cell table:style-name="ce44" office:value-type="currency" office:currency="GBP" office:value="30" calcext:value-type="currency">
            <text:p><text:s/>£30,00 </text:p>
          </table:table-cell>
          <table:table-cell table:style-name="ce44" office:value-type="currency" office:currency="GBP" office:value="27" calcext:value-type="currency">
            <text:p><text:s/>£27,00 </text:p>
          </table:table-cell>
          <table:table-cell table:style-name="ce44" office:value-type="currency" office:currency="GBP" office:value="33" calcext:value-type="currency">
            <text:p><text:s/>£33,00 </text:p>
          </table:table-cell>
          <table:table-cell table:style-name="ce1"/>
        </table:table-row>
        <table:table-row table:style-name="ro1">
          <table:table-cell table:number-columns-repeated="2" table:style-name="ce2" office:value-type="string" calcext:value-type="string">
            <text:p>Bulletin of the Society for Near Eastern Studies in Japan</text:p>
          </table:table-cell>
          <table:table-cell table:style-name="ce2" office:value-type="string" calcext:value-type="string">
            <text:p>Society for Near Eastern Studies in Japan</text:p>
          </table:table-cell>
          <table:table-cell table:style-name="ce1" office:value-type="string" calcext:value-type="string">
            <text:p>https://www.jstage.jst.go.jp/browse/jorient</text:p>
          </table:table-cell>
          <table:table-cell table:style-name="ce1"/>
          <table:table-cell table:style-name="ce1" office:value-type="string" calcext:value-type="string">
            <text:p>One of the society's publications.</text:p>
          </table:table-cell>
          <table:table-cell table:style-name="ce4" office:value-type="float" office:value="1957" calcext:value-type="float">
            <text:p>1957</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1" office:value-type="float" office:value="5000" calcext:value-type="float">
            <text:p>5000</text:p>
          </table:table-cell>
          <table:table-cell table:style-name="ce1" office:value-type="float" office:value="10000" calcext:value-type="float">
            <text:p>10000</text:p>
          </table:table-cell>
          <table:table-cell table:style-name="ce1" table:number-columns-repeated="3"/>
        </table:table-row>
        <table:table-row table:style-name="ro1">
          <table:table-cell table:number-columns-repeated="2" table:style-name="ce3" office:value-type="string" calcext:value-type="string">
            <text:p>Nyame Akuma</text:p>
          </table:table-cell>
          <table:table-cell table:style-name="ce3" office:value-type="string" calcext:value-type="string">
            <text:p>Society of Africanist Archaeologists</text:p>
          </table:table-cell>
          <table:table-cell table:style-name="ce19" office:value-type="string" calcext:value-type="string">
            <text:p>http://safa.rice.edu/NyameAkumaBulletin/</text:p>
          </table:table-cell>
          <table:table-cell table:style-name="ce19"/>
          <table:table-cell table:style-name="ce21" office:value-type="string" calcext:value-type="string">
            <text:p>The six most recent issues of Nyame Akuma are accessible to digital (online) subscribers only. SAfA members who subscribe toNyame Akuma in any form can access these issues with their member password. Please go to Membership to see our membership and subsc</text:p>
          </table:table-cell>
          <table:table-cell table:style-name="ce19" office:value-type="float" office:value="1972" calcext:value-type="float">
            <text:p>1972</text:p>
          </table:table-cell>
          <table:table-cell table:style-name="ce19" office:value-type="float" office:value="2015" calcext:value-type="float">
            <text:p>2015</text:p>
          </table:table-cell>
          <table:table-cell table:style-name="ce19"/>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0" office:value-type="float" office:value="15" calcext:value-type="float">
            <text:p><text:s/>$15,00 </text:p>
          </table:table-cell>
          <table:table-cell table:style-name="ce40" office:value-type="float" office:value="50" calcext:value-type="float">
            <text:p><text:s/>$50,00 </text:p>
          </table:table-cell>
          <table:table-cell table:style-name="ce40" office:value-type="float" office:value="15" calcext:value-type="float">
            <text:p><text:s/>$15,00 </text:p>
          </table:table-cell>
          <table:table-cell table:style-name="ce40" office:value-type="float" office:value="50" calcext:value-type="float">
            <text:p><text:s/>$50,00 </text:p>
          </table:table-cell>
          <table:table-cell table:style-name="ce1"/>
        </table:table-row>
        <table:table-row table:style-name="ro1">
          <table:table-cell table:number-columns-repeated="2" table:style-name="ce2" office:value-type="string" calcext:value-type="string">
            <text:p>SAA Archaeological Record | SAA Bulletin</text:p>
          </table:table-cell>
          <table:table-cell table:style-name="ce2" office:value-type="string" calcext:value-type="string">
            <text:p>Society of American Archaeology</text:p>
          </table:table-cell>
          <table:table-cell table:style-name="ce1" office:value-type="string" calcext:value-type="string">
            <text:p>http://www.saa.org/AbouttheSociety/Publications/TheSAAArchaeologicalRecord/tabid/64/Default.aspx</text:p>
          </table:table-cell>
          <table:table-cell table:style-name="ce1"/>
          <table:table-cell table:style-name="ce1" office:value-type="string" calcext:value-type="string">
            <text:p>Launched in January 2001, The SAA Archaeological Record is issued five times a year. It is a four-color magazine encompassing SAA business, commentary, news, regular columns, software reviews, job listings, opinions, and articles. </text:p>
          </table:table-cell>
          <table:table-cell table:style-name="ce1"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Relations Society of Anthropology Argentina</text:p>
          </table:table-cell>
          <table:table-cell table:style-name="ce6" office:value-type="string" calcext:value-type="string">
            <text:p>Relaciones de la Sociedad Argentina de Antropología</text:p>
          </table:table-cell>
          <table:table-cell table:style-name="ce6" office:value-type="string" calcext:value-type="string">
            <text:p>Society of Anthropology Argentina</text:p>
          </table:table-cell>
          <table:table-cell table:style-name="ce4" office:value-type="string" calcext:value-type="string">
            <text:p>http://www.saantropologia.com.ar/relaciones/</text:p>
          </table:table-cell>
          <table:table-cell table:style-name="ce4" office:value-type="string" calcext:value-type="string">
            <text:p>http://dialnet.unirioja.es/servlet/revista?codigo=10691</text:p>
          </table:table-cell>
          <table:table-cell table:style-name="ce6" office:value-type="string" calcext:value-type="string">
            <text:p>Relaciones is a journal semesterly published by the Argentine Society of Anthropology (SAA) for the dissemination of research in Anthropological Sciences of Argentina and the Southern Cone. The aim is to disseminate comprehensive academic research results</text:p>
          </table:table-cell>
          <table:table-cell table:style-name="ce4" office:value-type="float" office:value="1937" calcext:value-type="float">
            <text:p>1937</text:p>
          </table:table-cell>
          <table:table-cell table:style-name="ce6" office:value-type="float" office:value="2015" calcext:value-type="float">
            <text:p>2015</text:p>
          </table:table-cell>
          <table:table-cell table:style-name="ce6"/>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 table:number-columns-repeated="15"/>
        </table:table-row>
        <table:table-row table:style-name="ro1">
          <table:table-cell table:number-columns-repeated="2" table:style-name="ce1" office:value-type="string" calcext:value-type="string">
            <text:p>Archaeologia Aeliana</text:p>
          </table:table-cell>
          <table:table-cell table:style-name="ce2" office:value-type="string" calcext:value-type="string">
            <text:p>Society of Antiquaries of Newcatle</text:p>
          </table:table-cell>
          <table:table-cell table:style-name="ce1" office:value-type="string" calcext:value-type="string">
            <text:p>http://www.newcastle-antiquaries.org.uk/index.php?pageId=286</text:p>
          </table:table-cell>
          <table:table-cell table:style-name="ce1"/>
          <table:table-cell table:style-name="ce1" office:value-type="string" calcext:value-type="string">
            <text:p>The first volume was published in 1822. It appeared intermittently at first, but for the last hundred years one volume has been published each year. The journal covers all aspects of the history of North-East England, ranging from archaeology (including e</text:p>
          </table:table-cell>
          <table:table-cell table:style-name="ce1" office:value-type="float" office:value="1822" calcext:value-type="float">
            <text:p>182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45" calcext:value-type="currency">
            <text:p><text:s/>£45,00 </text:p>
          </table:table-cell>
          <table:table-cell table:style-name="ce44" office:value-type="currency" office:currency="GBP" office:value="53" calcext:value-type="currency">
            <text:p><text:s/>£53,00 </text:p>
          </table:table-cell>
          <table:table-cell table:style-name="ce1"/>
        </table:table-row>
        <table:table-row table:style-name="ro1">
          <table:table-cell table:number-columns-repeated="2" table:style-name="ce2" office:value-type="string" calcext:value-type="string">
            <text:p>Proceedings of the Society of Antiquaries of Scotland</text:p>
          </table:table-cell>
          <table:table-cell table:style-name="ce2" office:value-type="string" calcext:value-type="string">
            <text:p>Society of Antiquaries of Scotland</text:p>
          </table:table-cell>
          <table:table-cell table:style-name="ce1" office:value-type="string" calcext:value-type="string">
            <text:p>http://archaeologydataservice.ac.uk/archives/view/psas/</text:p>
          </table:table-cell>
          <table:table-cell table:style-name="ce1"/>
          <table:table-cell table:style-name="ce1" office:value-type="string" calcext:value-type="string">
            <text:p>Covering Scottish Archaeology</text:p>
          </table:table-cell>
          <table:table-cell table:style-name="ce1" office:value-type="float" office:value="1851" calcext:value-type="float">
            <text:p>1851</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4" office:value-type="currency" office:currency="GBP" office:value="20" calcext:value-type="currency">
            <text:p><text:s/>£20,00 </text:p>
          </table:table-cell>
          <table:table-cell table:number-columns-repeated="3" table:style-name="ce44" office:value-type="currency" office:currency="GBP" office:value="72" calcext:value-type="currency">
            <text:p><text:s/>£72,00 </text:p>
          </table:table-cell>
          <table:table-cell table:style-name="ce1"/>
        </table:table-row>
        <table:table-row table:style-name="ro1">
          <table:table-cell table:number-columns-repeated="2" table:style-name="ce2" office:value-type="string" calcext:value-type="string">
            <text:p>Egyptian Journal of Archaeological and Restoration Studies</text:p>
          </table:table-cell>
          <table:table-cell table:style-name="ce2" office:value-type="string" calcext:value-type="string">
            <text:p>Sohag University Publication Center</text:p>
          </table:table-cell>
          <table:table-cell table:style-name="ce1" office:value-type="string" calcext:value-type="string">
            <text:p>http://ejars.sohag-univ.edu.eg/</text:p>
          </table:table-cell>
          <table:table-cell table:style-name="ce1"/>
          <table:table-cell table:style-name="ce1" office:value-type="string" calcext:value-type="string">
            <text:p>Egyptian Journal of Archaeological and Restoration Studies (EJARS) is a multidisciplinary peer-reviewed journal published bi-annually by Sohag University Publication Center (SUPC)-Sohag University-Egypt (http://supc.sohag-univ.edu.eg.). EJARS is dedicated</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Africa</text:p>
          </table:table-cell>
          <table:table-cell table:style-name="ce34" office:value-type="string" calcext:value-type="string">
            <text:p>English</text:p>
          </table:table-cell>
          <table:table-cell table:style-name="ce34"/>
          <table:table-cell table:number-columns-repeated="2" table:style-name="ce13"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40"/>
          <table:table-cell table:style-name="ce40" office:value-type="float" office:value="200" calcext:value-type="float">
            <text:p><text:s/>$200,00 </text:p>
          </table:table-cell>
          <table:table-cell table:style-name="ce40" table:number-columns-repeated="7"/>
          <table:table-cell table:style-name="ce1" table:number-columns-repeated="5"/>
        </table:table-row>
        <table:table-row table:style-name="ro1">
          <table:table-cell table:number-columns-repeated="2" table:style-name="ce4" office:value-type="string" calcext:value-type="string">
            <text:p>The South African Archaeological Bulletin</text:p>
          </table:table-cell>
          <table:table-cell table:style-name="ce4" office:value-type="string" calcext:value-type="string">
            <text:p>South African Archaeological Society</text:p>
          </table:table-cell>
          <table:table-cell table:style-name="ce4" office:value-type="string" calcext:value-type="string">
            <text:p>http://www.archaeologysa.co.za/saab</text:p>
          </table:table-cell>
          <table:table-cell table:style-name="ce4"/>
          <table:table-cell table:style-name="ce21" office:value-type="string" calcext:value-type="string">
            <text:p>The South African Archaeological Bulletin is an internationally accredited journal (ISI &amp; IBSS listed) that publishes original, peer-reviewed research articles, field and technical reports, discussion forum contributions and book reviews on all aspects of</text:p>
          </table:table-cell>
          <table:table-cell table:style-name="ce4" office:value-type="float" office:value="1945" calcext:value-type="float">
            <text:p>1945</text:p>
          </table:table-cell>
          <table:table-cell table:style-name="ce4" office:value-type="float" office:value="2015" calcext:value-type="float">
            <text:p>2015</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2"/>
        </table:table-row>
        <table:table-row table:style-name="ro1">
          <table:table-cell table:style-name="ce1" office:value-type="string" calcext:value-type="string">
            <text:p>Quaternary and Geomorphology</text:p>
          </table:table-cell>
          <table:table-cell table:style-name="ce2" office:value-type="string" calcext:value-type="string">
            <text:p>Cuaternario y Geomorfología</text:p>
          </table:table-cell>
          <table:table-cell table:style-name="ce2" office:value-type="string" calcext:value-type="string">
            <text:p>Spanish Association for Quaternary Research (AEQUA) and the Spanish Society of Geomorphology (SEG)</text:p>
          </table:table-cell>
          <table:table-cell table:style-name="ce1" office:value-type="string" calcext:value-type="string">
            <text:p>http://recyt.fecyt.es/index.php/CUGEO/index</text:p>
          </table:table-cell>
          <table:table-cell table:style-name="ce1"/>
          <table:table-cell table:style-name="ce1" office:value-type="string" calcext:value-type="string">
            <text:p>Quaternary and Geomorphology (CyG) is a periodic journal, semi-annual basis, co-published by the Spanish Association for Quaternary Research (AEQUA) and the Spanish Society of Geomorphology (SEG)</text:p>
          </table:table-cell>
          <table:table-cell table:style-name="ce4" office:value-type="float" office:value="1987" calcext:value-type="float">
            <text:p>198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Quaternar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Drop by Drop</text:p>
          </table:table-cell>
          <table:table-cell table:style-name="ce2" office:value-type="string" calcext:value-type="string">
            <text:p>Gota a Gota</text:p>
          </table:table-cell>
          <table:table-cell table:style-name="ce2" office:value-type="string" calcext:value-type="string">
            <text:p>Speleological Group of Villacarrillo</text:p>
          </table:table-cell>
          <table:table-cell table:style-name="ce1" office:value-type="string" calcext:value-type="string">
            <text:p>https://sites.google.com/site/espeleovillacarrillo/home</text:p>
          </table:table-cell>
          <table:table-cell table:style-name="ce1"/>
          <table:table-cell table:style-name="ce1" office:value-type="string" calcext:value-type="string">
            <text:p>Dropwise magazine is a magazine open access to its contents immediately after its publication and does not charge fees for sending jobs, nor fees for the publication of their articles. The theme of the journal includes topics related to caving and undergr</text:p>
          </table:table-cell>
          <table:table-cell table:style-name="ce4"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Caves</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Monuments in Baden-Württemberg | News Journal of monuments in Baden-Württemberg</text:p>
          </table:table-cell>
          <table:table-cell table:style-name="ce2" office:value-type="string" calcext:value-type="string">
            <text:p>Denkmalpflege in Baden-Württemberg | Nachrichtenblatt der Denkmalpflege in Baden-Württemberg</text:p>
          </table:table-cell>
          <table:table-cell table:style-name="ce2" office:value-type="string" calcext:value-type="string">
            <text:p>Stuttgart Regional Council</text:p>
          </table:table-cell>
          <table:table-cell table:style-name="ce1" office:value-type="string" calcext:value-type="string">
            <text:p>http://journals.ub.uni-heidelberg.de/index.php/nbdpfbw/issue/view/2530</text:p>
          </table:table-cell>
          <table:table-cell table:style-name="ce1"/>
          <table:table-cell table:style-name="ce1" office:value-type="string" calcext:value-type="string">
            <text:p>The magazine "monuments in Baden-Württemberg - newsletter of the country's heritage conservation" reports for over 50 years on monuments and heritage conservation in the country. In richly illustrated reports individual cultural monuments and current proj</text:p>
          </table:table-cell>
          <table:table-cell table:style-name="ce4" office:value-type="float" office:value="1958" calcext:value-type="float">
            <text:p>195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German</text:p>
          </table:table-cell>
          <table:table-cell table:style-name="ce1"/>
          <table:table-cell table:number-columns-repeated="2" table:style-name="ce1"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Proceedings of the Suffolk Institute of Archaeology &amp; History</text:p>
          </table:table-cell>
          <table:table-cell table:style-name="ce2" office:value-type="string" calcext:value-type="string">
            <text:p>Suffolk Institute of Archaeology &amp; History</text:p>
          </table:table-cell>
          <table:table-cell table:style-name="ce1" office:value-type="string" calcext:value-type="string">
            <text:p>http://www.suffolkinstitute.org.uk/publications</text:p>
          </table:table-cell>
          <table:table-cell table:style-name="ce1" office:value-type="string" calcext:value-type="string">
            <text:p>http://www.suffolkinstitute.org.uk/online-proceedings-contents</text:p>
          </table:table-cell>
          <table:table-cell table:style-name="ce1" office:value-type="string" calcext:value-type="string">
            <text:p>This is the Institute’s annual journal. Members receive the current year’s journal as one of the benefits of membership.</text:p>
          </table:table-cell>
          <table:table-cell table:style-name="ce1" office:value-type="float" office:value="1869" calcext:value-type="float">
            <text:p>1869</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nmed</text:p>
          </table:table-cell>
          <table:table-cell table:style-name="ce2" office:value-type="string" calcext:value-type="string">
            <text:p>Suna &amp; Inan KIRAC</text:p>
          </table:table-cell>
          <table:table-cell table:style-name="ce1" office:value-type="string" calcext:value-type="string">
            <text:p>http://www.akmedanmed.com/sayilar_en.php</text:p>
          </table:table-cell>
          <table:table-cell table:style-name="ce1"/>
          <table:table-cell table:style-name="ce1" office:value-type="string" calcext:value-type="string">
            <text:p>ANMED, one of the annual periodicals by Suna &amp; İnan Kıraç Research Institute on Mediterranean Civilisations, has been published bilingual in Turkish and English in Antalya since 2003. Within the frame of the Institute's foundation goals and priorities, th</text:p>
          </table:table-cell>
          <table:table-cell table:style-name="ce4" office:value-type="float" office:value="2003" calcext:value-type="float">
            <text:p>2003</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 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1" office:value-type="string" calcext:value-type="string">
            <text:p>Current Swedish Archaeology </text:p>
          </table:table-cell>
          <table:table-cell table:style-name="ce1" office:value-type="string" calcext:value-type="string">
            <text:p>Swedish Archaeological Society</text:p>
          </table:table-cell>
          <table:table-cell table:style-name="ce1" office:value-type="string" calcext:value-type="string">
            <text:p>http://www.arkeologiskasamfundet.se/csa/index.html</text:p>
          </table:table-cell>
          <table:table-cell table:style-name="ce1"/>
          <table:table-cell table:style-name="ce1" office:value-type="string" calcext:value-type="string">
            <text:p>Current Swedish Archaeology (CSA) is a peer-reviewed journal focusing primarily on the interpretation of the archaeological record and on archaeology as social practice. The aim of the journal is to make the findings and discussions in Swedish archaeology</text:p>
          </table:table-cell>
          <table:table-cell table:style-name="ce1"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Yearbook archeology Switzerland | Yearbook of the Swiss Society for Prehistory and Early History | Yearbook of the Swiss Society of Prehistory annual report of the Swiss Society of Prehistory (Société suisse de préhistoire)</text:p>
          </table:table-cell>
          <table:table-cell table:style-name="ce2" office:value-type="string" calcext:value-type="string">
            <text:p>Jahrbuch Archäologie Schweiz | Jahrbuch der Schweizerischen Gesellschaft für Ur- und Frühgeschichte | Jahrbuch der Schweizerischen Gesellschaft für Urgeschichte Jahresbericht der Schweizerischen Gesellschaft für Urgeschichte (Société suisse de préhistoire</text:p>
          </table:table-cell>
          <table:table-cell table:style-name="ce2" office:value-type="string" calcext:value-type="string">
            <text:p>Swiss Archaeology</text:p>
          </table:table-cell>
          <table:table-cell table:style-name="ce1" office:value-type="string" calcext:value-type="string">
            <text:p>http://retro.seals.ch/digbib/vollist?UID=jas-004</text:p>
          </table:table-cell>
          <table:table-cell table:style-name="ce1" office:value-type="string" calcext:value-type="string">
            <text:p>http://www.archaeologie-schweiz.ch/Online-Publikationen.232.0.html</text:p>
          </table:table-cell>
          <table:table-cell table:style-name="ce1" office:value-type="string" calcext:value-type="string">
            <text:p>The trilingual Annual Review of Swiss Archaeology publishes the results from current research from various time periods. Furthermore, the most recent discoveries in Switzerland and the Principality of Liechtenstein are presented in short essays. Reviews a</text:p>
          </table:table-cell>
          <table:table-cell table:style-name="ce1" office:value-type="float" office:value="1908" calcext:value-type="float">
            <text:p>190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German, French</text:p>
          </table:table-cell>
          <table:table-cell table:style-name="ce1"/>
          <table:table-cell table:number-columns-repeated="2" table:style-name="ce13"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9"/>
          <table:table-cell table:style-name="ce1" office:value-type="float" office:value="60" calcext:value-type="float">
            <text:p>60</text:p>
          </table:table-cell>
          <table:table-cell table:style-name="ce1" office:value-type="float" office:value="110" calcext:value-type="float">
            <text:p>110</text:p>
          </table:table-cell>
          <table:table-cell table:style-name="ce1" office:value-type="float" office:value="48" calcext:value-type="float">
            <text:p>48</text:p>
          </table:table-cell>
          <table:table-cell table:style-name="ce1" office:value-type="float" office:value="63" calcext:value-type="float">
            <text:p>63</text:p>
          </table:table-cell>
          <table:table-cell table:style-name="ce1"/>
        </table:table-row>
        <table:table-row table:style-name="ro1">
          <table:table-cell table:number-columns-repeated="2" table:style-name="ce4" office:value-type="string" calcext:value-type="string">
            <text:p>Historical Metallurgy</text:p>
          </table:table-cell>
          <table:table-cell table:style-name="ce5" office:value-type="string" calcext:value-type="string">
            <text:p>The Historical Metallurgy Society</text:p>
          </table:table-cell>
          <table:table-cell table:style-name="ce16" office:value-type="string" calcext:value-type="string">
            <text:p>https://historicalmetallurgy.org/publications/#journal</text:p>
          </table:table-cell>
          <table:table-cell table:style-name="ce4"/>
          <table:table-cell table:style-name="ce21" office:value-type="string" calcext:value-type="string">
            <text:p>Historical Metallurgy publishes contributions on archaeological, historical and technical subjects relating to ferrous and non-ferrous metallurgical history. In addition to original research and reviews, the journal includes correspondence, meeting report</text:p>
          </table:table-cell>
          <table:table-cell table:style-name="ce19" office:value-type="float" office:value="1965" calcext:value-type="float">
            <text:p>1965</text:p>
          </table:table-cell>
          <table:table-cell table:style-name="ce22" office:value-type="float" office:value="2018" calcext:value-type="float">
            <text:p>2018</text:p>
          </table:table-cell>
          <table:table-cell table:style-name="ce14"/>
          <table:table-cell table:style-name="ce1" office:value-type="string" calcext:value-type="string">
            <text:p>World</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8"/>
          <table:table-cell table:style-name="ce42" office:value-type="currency" office:currency="GBP" office:value="1788" calcext:value-type="currency">
            <text:p><text:s/>£1 788,00 </text:p>
          </table:table-cell>
          <table:table-cell table:style-name="ce42" table:number-columns-repeated="7"/>
          <table:table-cell table:style-name="ce4" table:number-columns-repeated="4"/>
          <table:table-cell table:style-name="ce1"/>
        </table:table-row>
        <table:table-row table:style-name="ro1">
          <table:table-cell table:number-columns-repeated="2" table:style-name="ce2" office:value-type="string" calcext:value-type="string">
            <text:p>Journal of Ancient History and Archaeology, The</text:p>
          </table:table-cell>
          <table:table-cell table:style-name="ce2" office:value-type="string" calcext:value-type="string">
            <text:p>Technical University of Cluj-Napoca</text:p>
          </table:table-cell>
          <table:table-cell table:style-name="ce4" office:value-type="string" calcext:value-type="string">
            <text:p>http://www.jaha.org.ro/index.php/JAHA</text:p>
          </table:table-cell>
          <table:table-cell table:style-name="ce1"/>
          <table:table-cell table:style-name="ce1" office:value-type="string" calcext:value-type="string">
            <text:p>The Journal of Ancient History and Archaeology is seeking to publish profound, rigorous, well-written, high-quality, high-impact papers to generate discussion, debate, fresh perspective. The research area is the European continent and the Near East in the</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table:table-cell table:style-name="ce1" office:value-type="string" calcext:value-type="string">
            <text:p>Europe, 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table-cell table:style-name="ce13" office:value-type="string" calcext:value-type="string">
            <text:p>CC BY-NC-ND</text:p>
          </table:table-cell>
          <table:table-cell table:style-name="ce1" table:number-columns-repeated="13"/>
          <table:table-cell table:style-name="ce4"/>
        </table:table-row>
        <table:table-row table:style-name="ro1">
          <table:table-cell table:number-columns-repeated="2" table:style-name="ce2" office:value-type="string" calcext:value-type="string">
            <text:p>Tennessee Archaeology</text:p>
          </table:table-cell>
          <table:table-cell table:style-name="ce2" office:value-type="string" calcext:value-type="string">
            <text:p>Tennessee Council for Professional Archaeology</text:p>
          </table:table-cell>
          <table:table-cell table:style-name="ce1" office:value-type="string" calcext:value-type="string">
            <text:p>http://frank.mtsu.edu/~kesmith/TNARCH/tennesseearchaeology.html</text:p>
          </table:table-cell>
          <table:table-cell table:style-name="ce1"/>
          <table:table-cell table:style-name="ce1" office:value-type="string" calcext:value-type="string">
            <text:p>Pursuant to discussions at the 2003 and 2004 annual meetings on Current Research in Tennessee Archaeology, a new publication outlet for archaeology in Tennessee was created. The journal Tennessee Archaeology is produced in full-color in Adobe PDF format a</text:p>
          </table:table-cell>
          <table:table-cell table:style-name="ce1"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7" office:value-type="string" calcext:value-type="string">
            <text:p>Transactions-The Ancient Monuments Society</text:p>
          </table:table-cell>
          <table:table-cell table:style-name="ce19" office:value-type="string" calcext:value-type="string">
            <text:p>The Ancient Monuments Society</text:p>
          </table:table-cell>
          <table:table-cell table:style-name="ce4" office:value-type="string" calcext:value-type="string">
            <text:p>http://ancientmonumentssociety.org.uk/transactions/</text:p>
          </table:table-cell>
          <table:table-cell table:style-name="ce4"/>
          <table:table-cell table:style-name="ce21" office:value-type="string" calcext:value-type="string">
            <text:p>As well as campaigning on behalf of historic buildings, we are committed to promoting the study of architectural history and conservation. OurTransactions (TAMS) have been published in hard copy, and distributed to members each year since 1953.</text:p>
          </table:table-cell>
          <table:table-cell table:style-name="ce4" office:value-type="float" office:value="1953" calcext:value-type="float">
            <text:p>1953</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style-name="ce42" office:value-type="currency" office:currency="GBP" office:value="35" calcext:value-type="currency">
            <text:p><text:s/>£35,00 </text:p>
          </table:table-cell>
          <table:table-cell table:style-name="ce1"/>
        </table:table-row>
        <table:table-row table:style-name="ro1">
          <table:table-cell table:number-columns-repeated="2" table:style-name="ce2" office:value-type="string" calcext:value-type="string">
            <text:p>Histria archaeologica</text:p>
          </table:table-cell>
          <table:table-cell table:style-name="ce2" office:value-type="string" calcext:value-type="string">
            <text:p>The Archaeological Museum of Istria</text:p>
          </table:table-cell>
          <table:table-cell table:style-name="ce4" office:value-type="string" calcext:value-type="string">
            <text:p>http://hrcak.srce.hr/histriaarchaeologica</text:p>
          </table:table-cell>
          <table:table-cell table:style-name="ce1" office:value-type="string" calcext:value-type="string">
            <text:p>http://ami.arhivpro.hr/</text:p>
          </table:table-cell>
          <table:table-cell table:style-name="ce1" office:value-type="string" calcext:value-type="string">
            <text:p>The journal Histria archaeologica published periodically since 1970. Created as a publication of archaeological and museological results in one specialized magazine. Articles are related to archeology and art of the Istrian - Kvarner region. </text:p>
          </table:table-cell>
          <table:table-cell table:style-name="ce4" office:value-type="float" office:value="1970" calcext:value-type="float">
            <text:p>197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number-columns-repeated="2" table:style-name="ce1" office:value-type="string" calcext:value-type="string">
            <text:p>The Archaeological Survey of Alberta Occasional Paper</text:p>
          </table:table-cell>
          <table:table-cell table:style-name="ce2" office:value-type="string" calcext:value-type="string">
            <text:p>The Archaeological Survey of Alberta</text:p>
          </table:table-cell>
          <table:table-cell table:style-name="ce1" office:value-type="string" calcext:value-type="string">
            <text:p>http://culture.alberta.ca/heritage-and-museums/programs-and-services/archaeological-survey/publications/occasional-papers/</text:p>
          </table:table-cell>
          <table:table-cell table:style-name="ce1"/>
          <table:table-cell table:style-name="ce1" office:value-type="string" calcext:value-type="string">
            <text:p>The Archaeological Survey of Alberta Occasional Paper series was established in 1976 as a means of disseminating information to archaeological specialists in Alberta. The series included annual reviews of projects carried out within the Province, edited t</text:p>
          </table:table-cell>
          <table:table-cell table:style-name="ce1" office:value-type="float" office:value="1976" calcext:value-type="float">
            <text:p>1976</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Brukenthal. Acta Musei | Education and communication. Brukenthal</text:p>
          </table:table-cell>
          <table:table-cell table:style-name="ce2" office:value-type="string" calcext:value-type="string">
            <text:p>Brukenthal. Acta musei | Studii şi Comunicări. Muzeul Brukenthal</text:p>
          </table:table-cell>
          <table:table-cell table:style-name="ce2" office:value-type="string" calcext:value-type="string">
            <text:p>The Brukenthal National Museum of Sibiu/Hermannstadt</text:p>
          </table:table-cell>
          <table:table-cell table:style-name="ce1" office:value-type="string" calcext:value-type="string">
            <text:p>http://www.brukenthalmuseum.ro/publicatii_en/01.htm</text:p>
          </table:table-cell>
          <table:table-cell table:style-name="ce1" office:value-type="string" calcext:value-type="string">
            <text:p>http://www.scipio.ro/web/brukenthal.acta-musei</text:p>
          </table:table-cell>
          <table:table-cell table:style-name="ce1" office:value-type="string" calcext:value-type="string">
            <text:p>The Brukenthal National Museum of Sibiu/Hermannstadt is one of the most important museums in Romania due to both its collections and its tradition in publishing. Museum’s first scientific publication Studii şi Comunicări.Brukenthal [Studies and Communicat</text:p>
          </table:table-cell>
          <table:table-cell table:style-name="ce4" office:value-type="float" office:value="1956" calcext:value-type="float">
            <text:p>1956</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English, Roman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Council for British Research in the Levant Archaeological Monographs</text:p>
          </table:table-cell>
          <table:table-cell table:style-name="ce2" office:value-type="string" calcext:value-type="string">
            <text:p>The Council for British Research in the Levant</text:p>
          </table:table-cell>
          <table:table-cell table:style-name="ce1" office:value-type="string" calcext:value-type="string">
            <text:p>http://archaeologydataservice.ac.uk/archives/view/cbarl_2015/</text:p>
          </table:table-cell>
          <table:table-cell table:style-name="ce1"/>
          <table:table-cell table:style-name="ce1" office:value-type="string" calcext:value-type="string">
            <text:p>The Levant Supplementary Series is designed to present significant new contributions to the study of the humanities and social sciences, as relevant to the countries of the Levant; these have traditionally been published as hard-copy volumes. However, in </text:p>
          </table:table-cell>
          <table:table-cell table:style-name="ce4"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2" office:value-type="string" calcext:value-type="string">
            <text:p>Papers of the Institute for Historical Sciences in Zadar</text:p>
          </table:table-cell>
          <table:table-cell table:style-name="ce2" office:value-type="string" calcext:value-type="string">
            <text:p>Radovi Zavoda za povijesne znanosti HAZU u Zadru</text:p>
          </table:table-cell>
          <table:table-cell table:style-name="ce2" office:value-type="string" calcext:value-type="string">
            <text:p>The Institute for Historical Sciences in Zadar</text:p>
          </table:table-cell>
          <table:table-cell table:style-name="ce1" office:value-type="string" calcext:value-type="string">
            <text:p>http://hrcak.srce.hr/radovi-zavoda-za-povijesne-znanosti-hazu-zadar</text:p>
          </table:table-cell>
          <table:table-cell table:style-name="ce1"/>
          <table:table-cell table:style-name="ce1" office:value-type="string" calcext:value-type="string">
            <text:p>Yearbook "Papers of the Institute for Historical Sciences in Zadar" was launched in 1954 under the title "Work Institute Academy in Zadar" and since then has published continuously as one of the leading scientific and historical works in Dalmatia and Croa</text:p>
          </table:table-cell>
          <table:table-cell table:style-name="ce1" office:value-type="float" office:value="1954" calcext:value-type="float">
            <text:p>1954</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Israel Museum Studies in Archaeology</text:p>
          </table:table-cell>
          <table:table-cell table:style-name="ce2" office:value-type="string" calcext:value-type="string">
            <text:p>The Israel Museum</text:p>
          </table:table-cell>
          <table:table-cell table:style-name="ce1" office:value-type="string" calcext:value-type="string">
            <text:p>http://www.imj.org.il/journal/</text:p>
          </table:table-cell>
          <table:table-cell table:style-name="ce1"/>
          <table:table-cell table:style-name="ce1" office:value-type="string" calcext:value-type="string">
            <text:p>An annual publication of The Samuel and Saidye Bronfman Archaeology Wing of The Israel Museum, Jerusalem, with the support of The Montgomery Securities and Friends Endowment Fund of the Israel Museum</text:p>
          </table:table-cell>
          <table:table-cell table:style-name="ce1" office:value-type="float" office:value="2002" calcext:value-type="float">
            <text:p>2002</text:p>
          </table:table-cell>
          <table:table-cell table:style-name="ce1" office:value-type="float" office:value="2015" calcext:value-type="float">
            <text:p>2015</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AST</text:p>
          </table:table-cell>
          <table:table-cell table:style-name="ce2" office:value-type="string" calcext:value-type="string">
            <text:p>The Prehistoric Society</text:p>
          </table:table-cell>
          <table:table-cell table:style-name="ce1" office:value-type="string" calcext:value-type="string">
            <text:p>http://www.prehistoricsociety.org/publications/past/</text:p>
          </table:table-cell>
          <table:table-cell table:style-name="ce1"/>
          <table:table-cell table:style-name="ce1" office:value-type="string" calcext:value-type="string">
            <text:p>Newsletter of the Prehistoric Society</text:p>
          </table:table-cell>
          <table:table-cell table:style-name="ce1" office:value-type="float" office:value="1988" calcext:value-type="float">
            <text:p>198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Society for Archaeological Sciences Bulletin, The </text:p>
          </table:table-cell>
          <table:table-cell table:style-name="ce2" office:value-type="string" calcext:value-type="string">
            <text:p>The Society for Archaeological Sciences</text:p>
          </table:table-cell>
          <table:table-cell table:style-name="ce1" office:value-type="string" calcext:value-type="string">
            <text:p>http://www.socarchsci.org/sasb.html</text:p>
          </table:table-cell>
          <table:table-cell table:style-name="ce1"/>
          <table:table-cell table:style-name="ce1" office:value-type="string" calcext:value-type="string">
            <text:p>Published 4 times a year for the Society for Archaeological Sciences</text:p>
          </table:table-cell>
          <table:table-cell table:style-name="ce1" office:value-type="float" office:value="1977" calcext:value-type="float">
            <text:p>197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Historical Archaeology</text:p>
          </table:table-cell>
          <table:table-cell table:style-name="ce2" office:value-type="string" calcext:value-type="string">
            <text:p>The Society for Historical Archaeology</text:p>
          </table:table-cell>
          <table:table-cell table:style-name="ce1" office:value-type="string" calcext:value-type="string">
            <text:p>https://sha.org/publications/</text:p>
          </table:table-cell>
          <table:table-cell table:style-name="ce1"/>
          <table:table-cell table:style-name="ce1" office:value-type="string" calcext:value-type="string">
            <text:p>The SHA Publication Explorer contains all major SHA publications from 1967 to present day. While most publications are free, some publications might need to be purchased. SHA members can access all publications for free by logging into the SHA website. </text:p>
          </table:table-cell>
          <table:table-cell table:style-name="ce4" office:value-type="float" office:value="1967" calcext:value-type="float">
            <text:p>1967</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11"/>
          <table:table-cell table:style-name="ce40" office:value-type="float" office:value="80" calcext:value-type="float">
            <text:p><text:s/>$80,00 </text:p>
          </table:table-cell>
          <table:table-cell table:style-name="ce40" office:value-type="float" office:value="140" calcext:value-type="float">
            <text:p><text:s/>$140,00 </text:p>
          </table:table-cell>
          <table:table-cell table:number-columns-repeated="2" table:style-name="ce40" office:value-type="float" office:value="215" calcext:value-type="float">
            <text:p><text:s/>$215,00 </text:p>
          </table:table-cell>
          <table:table-cell table:style-name="ce1"/>
        </table:table-row>
        <table:table-row table:style-name="ro1">
          <table:table-cell table:number-columns-repeated="2" table:style-name="ce2" office:value-type="string" calcext:value-type="string">
            <text:p>Orient</text:p>
          </table:table-cell>
          <table:table-cell table:style-name="ce2" office:value-type="string" calcext:value-type="string">
            <text:p>The Society for Near Eastern Studies in Japan</text:p>
          </table:table-cell>
          <table:table-cell table:style-name="ce1" office:value-type="string" calcext:value-type="string">
            <text:p>https://www.jstage.jst.go.jp/browse/orient</text:p>
          </table:table-cell>
          <table:table-cell table:style-name="ce1" table:number-columns-repeated="2"/>
          <table:table-cell table:style-name="ce1" office:value-type="float" office:value="1960" calcext:value-type="float">
            <text:p>1960</text:p>
          </table:table-cell>
          <table:table-cell table:style-name="ce1" office:value-type="float" office:value="2015" calcext:value-type="float">
            <text:p>2015</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roceedings of the Somerset Archaeological and Natural History Society</text:p>
          </table:table-cell>
          <table:table-cell table:style-name="ce1" office:value-type="string" calcext:value-type="string">
            <text:p>The Somerset Archaeological and Natural History Society</text:p>
          </table:table-cell>
          <table:table-cell table:style-name="ce1" office:value-type="string" calcext:value-type="string">
            <text:p>http://www.sanhs.org/Proceedings.htm</text:p>
          </table:table-cell>
          <table:table-cell table:style-name="ce4"/>
          <table:table-cell table:style-name="ce21" office:value-type="string" calcext:value-type="string">
            <text:p>Publication of The Somerset Archaeological and Natural History Society</text:p>
          </table:table-cell>
          <table:table-cell table:style-name="ce4" office:value-type="float" office:value="1851" calcext:value-type="float">
            <text:p>1851</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10" calcext:value-type="currency">
            <text:p><text:s/>£10,00 </text:p>
          </table:table-cell>
          <table:table-cell table:style-name="ce42" office:value-type="currency" office:currency="GBP" office:value="36" calcext:value-type="currency">
            <text:p><text:s/>£36,00 </text:p>
          </table:table-cell>
          <table:table-cell table:style-name="ce42" table:number-columns-repeated="2"/>
          <table:table-cell table:style-name="ce1"/>
        </table:table-row>
        <table:table-row table:style-name="ro1">
          <table:table-cell table:number-columns-repeated="2" table:style-name="ce2" office:value-type="string" calcext:value-type="string">
            <text:p>Mediterranean Archaeology and Archaeometry</text:p>
          </table:table-cell>
          <table:table-cell table:style-name="ce2" office:value-type="string" calcext:value-type="string">
            <text:p>The University of the Aegean</text:p>
          </table:table-cell>
          <table:table-cell table:style-name="ce1" office:value-type="string" calcext:value-type="string">
            <text:p>http://www.maajournal.com/</text:p>
          </table:table-cell>
          <table:table-cell table:style-name="ce1"/>
          <table:table-cell table:style-name="ce1" office:value-type="string" calcext:value-type="string">
            <text:p>Mediterranean Archaeology &amp; Archaeometry (MAA) is an interdisciplinary International Journal issued by The University of the Aegean, Department of Mediterranean Studies, Rhodes, Greece. MAA is published since 2001 and from 2008 is operating in updated for</text:p>
          </table:table-cell>
          <table:table-cell table:style-name="ce1" office:value-type="float" office:value="2001" calcext:value-type="float">
            <text:p>2001</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aga-Book</text:p>
          </table:table-cell>
          <table:table-cell table:style-name="ce2" office:value-type="string" calcext:value-type="string">
            <text:p>The Viking Society for Northern Research</text:p>
          </table:table-cell>
          <table:table-cell table:style-name="ce1" office:value-type="string" calcext:value-type="string">
            <text:p>http://vsnrweb-publications.org.uk/</text:p>
          </table:table-cell>
          <table:table-cell table:style-name="ce1" office:value-type="string" calcext:value-type="string">
            <text:p>http://www.vsnr.org/publications/</text:p>
          </table:table-cell>
          <table:table-cell table:style-name="ce1" office:value-type="string" calcext:value-type="string">
            <text:p>Publications of the Viking Society</text:p>
          </table:table-cell>
          <table:table-cell table:style-name="ce1" office:value-type="float" office:value="1895" calcext:value-type="float">
            <text:p>1895</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9" office:value-type="string" calcext:value-type="string">
            <text:p>Wisconsin Archeologist, The </text:p>
          </table:table-cell>
          <table:table-cell table:style-name="ce9" office:value-type="string" calcext:value-type="string">
            <text:p>The Wisconsin Archeologist</text:p>
          </table:table-cell>
          <table:table-cell table:style-name="ce1" office:value-type="string" calcext:value-type="string">
            <text:p>The Wisconsin Archeological Society</text:p>
          </table:table-cell>
          <table:table-cell table:style-name="ce1" office:value-type="string" calcext:value-type="string">
            <text:p>http://wiarcheologicalsociety.org/wisconsin-archeologist/</text:p>
          </table:table-cell>
          <table:table-cell table:style-name="ce4"/>
          <table:table-cell table:style-name="ce21" office:value-type="string" calcext:value-type="string">
            <text:p>Over the course of its 100+ year history the Society has undergone many changes, but the one element that has remained constant is the publication of The Wisconsin Archeologist. The Archeologist has been published since the late 1800s and has the distinct</text:p>
          </table:table-cell>
          <table:table-cell table:style-name="ce4" office:value-type="float" office:value="1901" calcext:value-type="float">
            <text:p>1901</text:p>
          </table:table-cell>
          <table:table-cell table:style-name="ce4" office:value-type="float" office:value="2015" calcext:value-type="float">
            <text:p>2015</text:p>
          </table:table-cell>
          <table:table-cell table:style-name="ce4"/>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0" calcext:value-type="currency">
            <text:p><text:s/>£20,00 </text:p>
          </table:table-cell>
          <table:table-cell table:style-name="ce42" office:value-type="currency" office:currency="GBP" office:value="60" calcext:value-type="currency">
            <text:p><text:s/>£60,00 </text:p>
          </table:table-cell>
          <table:table-cell table:number-columns-repeated="2" table:style-name="ce42" office:value-type="currency" office:currency="GBP" office:value="40" calcext:value-type="currency">
            <text:p><text:s/>£40,00 </text:p>
          </table:table-cell>
          <table:table-cell table:style-name="ce1"/>
        </table:table-row>
        <table:table-row table:style-name="ro1">
          <table:table-cell table:number-columns-repeated="2" table:style-name="ce2" office:value-type="string" calcext:value-type="string">
            <text:p>Journal of the Polynesian society</text:p>
          </table:table-cell>
          <table:table-cell table:style-name="ce2" office:value-type="string" calcext:value-type="string">
            <text:p>The Polynesian Society</text:p>
          </table:table-cell>
          <table:table-cell table:style-name="ce2" office:value-type="string" calcext:value-type="string">
            <text:p>http://www.jps.auckland.ac.nz/</text:p>
          </table:table-cell>
          <table:table-cell table:style-name="ce2" office:value-type="string" calcext:value-type="string">
            <text:p>http://thepolynesiansociety.org/jps/index.php/JPS/issue/current</text:p>
          </table:table-cell>
          <table:table-cell table:style-name="ce2" office:value-type="string" calcext:value-type="string">
            <text:p>The Polynesian Society has provided a major forum for discussion of the history, ethnology, biological anthropology, sociology, archaeology and linguistics of Māori and other Pacific Islands people since 1892. It publishes the Journal of the Polynesian So</text:p>
          </table:table-cell>
          <table:table-cell table:style-name="ce2" office:value-type="float" office:value="1892" calcext:value-type="float">
            <text:p>1892</text:p>
          </table:table-cell>
          <table:table-cell table:style-name="ce2" office:value-type="float" office:value="2015" calcext:value-type="float">
            <text:p>2015</text:p>
          </table:table-cell>
          <table:table-cell table:style-name="ce2"/>
          <table:table-cell table:style-name="ce2" office:value-type="string" calcext:value-type="string">
            <text:p>Pacific</text:p>
          </table:table-cell>
          <table:table-cell table:style-name="ce2" office:value-type="string" calcext:value-type="string">
            <text:p>English</text:p>
          </table:table-cell>
          <table:table-cell table:style-name="ce2"/>
          <table:table-cell table:number-columns-repeated="2" table:style-name="ce6" office:value-type="string" calcext:value-type="string">
            <text:p>Rolling Wall</text:p>
          </table:table-cell>
          <table:table-cell table:style-name="ce2" office:value-type="string" calcext:value-type="string">
            <text:p>All</text:p>
          </table:table-cell>
          <table:table-cell table:style-name="ce1" office:value-type="string" calcext:value-type="string">
            <text:p>All</text:p>
          </table:table-cell>
          <table:table-cell table:style-name="ce2" office:value-type="string" calcext:value-type="string">
            <text:p>Yes</text:p>
          </table:table-cell>
          <table:table-cell table:style-name="ce2"/>
          <table:table-cell table:style-name="ce6"/>
          <table:table-cell table:style-name="ce2" table:number-columns-repeated="9"/>
          <table:table-cell table:style-name="ce40" office:value-type="float" office:value="25" calcext:value-type="float">
            <text:p><text:s/>$25,00 </text:p>
          </table:table-cell>
          <table:table-cell table:style-name="ce40" office:value-type="float" office:value="70" calcext:value-type="float">
            <text:p><text:s/>$70,00 </text:p>
          </table:table-cell>
          <table:table-cell table:number-columns-repeated="2" table:style-name="ce40" office:value-type="float" office:value="120" calcext:value-type="float">
            <text:p><text:s/>$120,00 </text:p>
          </table:table-cell>
          <table:table-cell table:style-name="ce1"/>
        </table:table-row>
        <table:table-row table:style-name="ro1">
          <table:table-cell table:number-columns-repeated="2" table:style-name="ce2" office:value-type="string" calcext:value-type="string">
            <text:p>Papers from the Institute of Archaeology</text:p>
          </table:table-cell>
          <table:table-cell table:style-name="ce2" office:value-type="string" calcext:value-type="string">
            <text:p>Ubiquity Press</text:p>
          </table:table-cell>
          <table:table-cell table:style-name="ce1" office:value-type="string" calcext:value-type="string">
            <text:p>http://pia-journal.co.uk/</text:p>
          </table:table-cell>
          <table:table-cell table:style-name="ce1"/>
          <table:table-cell table:style-name="ce4"/>
          <table:table-cell table:style-name="ce1" office:value-type="float" office:value="1990" calcext:value-type="float">
            <text:p>199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Bulletin of the History of Archaeology, The </text:p>
          </table:table-cell>
          <table:table-cell table:style-name="ce2" office:value-type="string" calcext:value-type="string">
            <text:p>Ubiquity Press</text:p>
          </table:table-cell>
          <table:table-cell table:style-name="ce1" office:value-type="string" calcext:value-type="string">
            <text:p>http://www.archaeologybulletin.org/</text:p>
          </table:table-cell>
          <table:table-cell table:style-name="ce1"/>
          <table:table-cell table:style-name="ce1" office:value-type="string" calcext:value-type="string">
            <text:p>En lien avec la politique de recherche scientifique en archéologie et avec l’innovation permanente des méthodes et moyens d’analyse des données, la revue présente les avancées de l’archéologie, en tant que science et en tant que profession.</text:p>
          </table:table-cell>
          <table:table-cell table:style-name="ce4"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number-columns-repeated="2" table:style-name="ce2" office:value-type="string" calcext:value-type="string">
            <text:p>Journal of conservation &amp; museum studies</text:p>
          </table:table-cell>
          <table:table-cell table:style-name="ce2" office:value-type="string" calcext:value-type="string">
            <text:p>Ubiquity Press</text:p>
          </table:table-cell>
          <table:table-cell table:style-name="ce1" office:value-type="string" calcext:value-type="string">
            <text:p>http://www.jcms-journal.com/</text:p>
          </table:table-cell>
          <table:table-cell table:style-name="ce1"/>
          <table:table-cell table:style-name="ce1" office:value-type="string" calcext:value-type="string">
            <text:p>The Journal of Conservation and Museum Studies is fully peer reviewed and Open Access. It contains research on conservation science, artefact studies, restoration, museum studies, environment studies, collection management and curation. Published from the</text:p>
          </table:table-cell>
          <table:table-cell table:style-name="ce1"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4"/>
          <table:table-cell table:style-name="ce4"/>
        </table:table-row>
        <table:table-row table:style-name="ro1">
          <table:table-cell table:number-columns-repeated="2" table:style-name="ce2" office:value-type="string" calcext:value-type="string">
            <text:p>Ancient Asia: Journal of the Society of South Asian Archaeology</text:p>
          </table:table-cell>
          <table:table-cell table:style-name="ce2" office:value-type="string" calcext:value-type="string">
            <text:p>Ubiquity Press</text:p>
          </table:table-cell>
          <table:table-cell table:style-name="ce1" office:value-type="string" calcext:value-type="string">
            <text:p>http://www.ancient-asia-journal.com/</text:p>
          </table:table-cell>
          <table:table-cell table:style-name="ce1"/>
          <table:table-cell table:style-name="ce1" office:value-type="string" calcext:value-type="string">
            <text:p>Ancient Asia is the journal of the Society of South Asian Archaeology (SOSAA). The scope of the Ancient Asia is vast - from the Stone Age to modern times, including archaeology, history, anthropology, art, architecture, numismatics, iconography, ethnograp</text:p>
          </table:table-cell>
          <table:table-cell table:style-name="ce4"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4"/>
          <table:table-cell table:style-name="ce1" office:value-type="string" calcext:value-type="string">
            <text:p>Brasilian dollars</text:p>
          </table:table-cell>
        </table:table-row>
        <table:table-row table:style-name="ro1">
          <table:table-cell table:number-columns-repeated="2" table:style-name="ce2" office:value-type="string" calcext:value-type="string">
            <text:p>Present Pasts</text:p>
          </table:table-cell>
          <table:table-cell table:style-name="ce2" office:value-type="string" calcext:value-type="string">
            <text:p>Ubiquity Press</text:p>
          </table:table-cell>
          <table:table-cell table:style-name="ce1" office:value-type="string" calcext:value-type="string">
            <text:p>http://presentpasts.info/</text:p>
          </table:table-cell>
          <table:table-cell table:style-name="ce1"/>
          <table:table-cell table:style-name="ce1" office:value-type="string" calcext:value-type="string">
            <text:p>Present Pasts emerged from the UCL Institute of Archaeology Heritage Studies Section and is currently being re-launched in collaboration with the Department of Anthropology of the University of South Florida. Present Pastscontains global and cross-cultura</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number-columns-repeated="2" table:style-name="ce44" office:value-type="currency" office:currency="GBP" office:value="300" calcext:value-type="currency">
            <text:p><text:s/>£300,00 </text:p>
          </table:table-cell>
          <table:table-cell table:style-name="ce44" table:number-columns-repeated="7"/>
          <table:table-cell table:style-name="ce1" table:number-columns-repeated="5"/>
        </table:table-row>
        <table:table-row table:style-name="ro1">
          <table:table-cell table:style-name="ce1" office:value-type="string" calcext:value-type="string">
            <text:p>Tessitura: Journal of Anthropology and Archaeology</text:p>
          </table:table-cell>
          <table:table-cell table:style-name="ce2" office:value-type="string" calcext:value-type="string">
            <text:p>Tessitura: Journal of Anthropology and Archaeology</text:p>
          </table:table-cell>
          <table:table-cell table:style-name="ce2" office:value-type="string" calcext:value-type="string">
            <text:p>UFPel</text:p>
          </table:table-cell>
          <table:table-cell table:style-name="ce1" office:value-type="string" calcext:value-type="string">
            <text:p>https://periodicos.ufpel.edu.br/ojs2/index.php/tessituras</text:p>
          </table:table-cell>
          <table:table-cell table:style-name="ce1"/>
          <table:table-cell table:style-name="ce1" office:value-type="string" calcext:value-type="string">
            <text:p>The tessitura magazine is an initiative of the Graduate Program in Anthropology and come aggregate as most of the initiatives of a group of teachers and teachers of UFPel that since 2008, with the opening of the course of Bachelor of Anthropology, invests</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9" office:value-type="string" calcext:value-type="string">
            <text:p>Ulster Journal of Archaeology, The </text:p>
          </table:table-cell>
          <table:table-cell table:style-name="ce9" office:value-type="string" calcext:value-type="string">
            <text:p>The Ulster Journal of Archaeology</text:p>
          </table:table-cell>
          <table:table-cell table:style-name="ce1" office:value-type="string" calcext:value-type="string">
            <text:p>Ulster Archaeology Society</text:p>
          </table:table-cell>
          <table:table-cell table:style-name="ce4" office:value-type="string" calcext:value-type="string">
            <text:p>http://www.jstor.org/journal/ulstjarch</text:p>
          </table:table-cell>
          <table:table-cell table:style-name="ce4"/>
          <table:table-cell table:style-name="ce21" office:value-type="string" calcext:value-type="string">
            <text:p>The Society is a charitable organisation open to all. Its aim is "to advance the education of the public in archaeology and history, particularly in regard to Ulster". The Society organises a programme of free public lectures, as well a summer field trips</text:p>
          </table:table-cell>
          <table:table-cell table:style-name="ce4" office:value-type="float" office:value="1853" calcext:value-type="float">
            <text:p>1853</text:p>
          </table:table-cell>
          <table:table-cell table:style-name="ce4" office:value-type="float" office:value="2015" calcext:value-type="float">
            <text:p>2015</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12" calcext:value-type="currency">
            <text:p><text:s/>£12,00 </text:p>
          </table:table-cell>
          <table:table-cell table:style-name="ce42" office:value-type="currency" office:currency="GBP" office:value="28" calcext:value-type="currency">
            <text:p><text:s/>£28,00 </text:p>
          </table:table-cell>
          <table:table-cell table:style-name="ce42" table:number-columns-repeated="2"/>
          <table:table-cell table:style-name="ce1"/>
        </table:table-row>
        <table:table-row table:style-name="ro1">
          <table:table-cell table:style-name="ce1" office:value-type="string" calcext:value-type="string">
            <text:p>Maya Culture Studies</text:p>
          </table:table-cell>
          <table:table-cell table:style-name="ce13" office:value-type="string" calcext:value-type="string">
            <text:p>Estudios de Cultura Maya</text:p>
          </table:table-cell>
          <table:table-cell table:style-name="ce13" office:value-type="string" calcext:value-type="string">
            <text:p>UNAM, Philological Research Institute </text:p>
          </table:table-cell>
          <table:table-cell table:style-name="ce1" office:value-type="string" calcext:value-type="string">
            <text:p>http://www.scielo.org.mx/scielo.php?script=sci_serial&amp;pid=0185-2574&amp;lng=es&amp;nrm=iso</text:p>
          </table:table-cell>
          <table:table-cell table:style-name="ce1"/>
          <table:table-cell table:style-name="ce1" office:value-type="string" calcext:value-type="string">
            <text:p>Maya Culture Studies is the official organ of the Center for Maya Research Institute of Philological Research at UNAM. Welcomes unpublished research papers, files documents provided introductory studies, and reviews of recent books and articles. Publishes</text:p>
          </table:table-cell>
          <table:table-cell table:style-name="ce4" office:value-type="float" office:value="1983" calcext:value-type="float">
            <text:p>1983</text:p>
          </table:table-cell>
          <table:table-cell table:style-name="ce1" office:value-type="float" office:value="2015" calcext:value-type="float">
            <text:p>2015</text:p>
          </table:table-cell>
          <table:table-cell table:style-name="ce1"/>
          <table:table-cell table:style-name="ce1" office:value-type="string" calcext:value-type="string">
            <text:p>Central America</text:p>
          </table:table-cell>
          <table:table-cell table:style-name="ce1" office:value-type="string" calcext:value-type="string">
            <text:p>Spanish, English, French, Maya</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ArqueoUCA</text:p>
          </table:table-cell>
          <table:table-cell table:style-name="ce2" office:value-type="string" calcext:value-type="string">
            <text:p>Unión Cultural Arqueológica</text:p>
          </table:table-cell>
          <table:table-cell table:style-name="ce1" office:value-type="string" calcext:value-type="string">
            <text:p>https://revistaarqueouca.wordpress.com/</text:p>
          </table:table-cell>
          <table:table-cell table:style-name="ce1" office:value-type="string" calcext:value-type="string">
            <text:p>http://dialnet.unirioja.es/servlet/revista?codigo=17993</text:p>
          </table:table-cell>
          <table:table-cell table:style-name="ce1" office:value-type="string" calcext:value-type="string">
            <text:p>The theme of the journal is related to the world of archeology in its different aspects. Sites, publications, general theory, related websites, personal professional interviews, etc.</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otebooks Prehistory and Archaeology Autonomous University of Madrid</text:p>
          </table:table-cell>
          <table:table-cell table:style-name="ce2" office:value-type="string" calcext:value-type="string">
            <text:p>Cuadernos de Prehistoria y Arqueología Universidad Autónoma de Madrid</text:p>
          </table:table-cell>
          <table:table-cell table:style-name="ce2" office:value-type="string" calcext:value-type="string">
            <text:p>Universidad Autónoma de Madrid</text:p>
          </table:table-cell>
          <table:table-cell table:style-name="ce1" office:value-type="string" calcext:value-type="string">
            <text:p>http://www.uam.es/otros/cupauam/</text:p>
          </table:table-cell>
          <table:table-cell table:style-name="ce1" office:value-type="string" calcext:value-type="string">
            <text:p>http://repositorio.uam.es/handle/10486/129778</text:p>
          </table:table-cell>
          <table:table-cell table:style-name="ce1" office:value-type="string" calcext:value-type="string">
            <text:p>Notebooks of Prehistory and Archaeology at the Autonomous University of Madrid (CuPAUAM) specializes in publishing original research in Prehistory and Archaeology, published by the Department of Prehistory and Archaeology at the university and for this ve</text:p>
          </table:table-cell>
          <table:table-cell table:style-name="ce4" office:value-type="float" office:value="1974" calcext:value-type="float">
            <text:p>197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 German, French, English, Italian, Portuguese</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All</text:p>
          </table:table-cell>
          <table:table-cell table:style-name="ce4" office:value-type="string" calcext:value-type="string">
            <text:p>Prehistoric, Classica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Complutum</text:p>
          </table:table-cell>
          <table:table-cell table:style-name="ce2" office:value-type="string" calcext:value-type="string">
            <text:p>Universidad Complutense de Madrid</text:p>
          </table:table-cell>
          <table:table-cell table:style-name="ce1" office:value-type="string" calcext:value-type="string">
            <text:p>http://revistas.ucm.es/index.php/CMPL</text:p>
          </table:table-cell>
          <table:table-cell table:style-name="ce1" office:value-type="string" calcext:value-type="string">
            <text:p>http://dialnet.unirioja.es/servlet/revista?codigo=311</text:p>
          </table:table-cell>
          <table:table-cell table:style-name="ce1" office:value-type="string" calcext:value-type="string">
            <text:p>It covers various topics, always following the latest trends in theoretical, methodological and interdisciplinary archaeological and prehistoric science innovation.</text:p>
          </table:table-cell>
          <table:table-cell table:style-name="ce4"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2"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2"/>
          <table:table-cell table:style-name="ce1" table:number-columns-repeated="14"/>
        </table:table-row>
        <table:table-row table:style-name="ro1">
          <table:table-cell table:style-name="ce1" office:value-type="string" calcext:value-type="string">
            <text:p>Lucentum: Proceedings of the University of Alicante. Prehistory, archeology and ancient history</text:p>
          </table:table-cell>
          <table:table-cell table:style-name="ce2" office:value-type="string" calcext:value-type="string">
            <text:p>Lucentum: Anales de la universidad de Alicante. Prehistoria, arqueología e historia antigua</text:p>
          </table:table-cell>
          <table:table-cell table:style-name="ce2" office:value-type="string" calcext:value-type="string">
            <text:p>Universidad de Alicante</text:p>
          </table:table-cell>
          <table:table-cell table:style-name="ce1" office:value-type="string" calcext:value-type="string">
            <text:p>http://rua.ua.es/dspace/handle/10045/1110</text:p>
          </table:table-cell>
          <table:table-cell table:style-name="ce1" office:value-type="string" calcext:value-type="string">
            <text:p>http://dialnet.unirioja.es/servlet/revista?codigo=903</text:p>
          </table:table-cell>
          <table:table-cell table:style-name="ce1" office:value-type="string" calcext:value-type="string">
            <text:p>The magazine Lucentum is the organ of scientific diffusion of Knowledge Areas of Prehistory, Archaeology and Ancient History at the University of Alicante, also open to researchers of other agencies and centers. The first issue was published in 1982, and </text:p>
          </table:table-cell>
          <table:table-cell table:style-name="ce1" office:value-type="float" office:value="1982" calcext:value-type="float">
            <text:p>1982</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thropology Newsletter</text:p>
          </table:table-cell>
          <table:table-cell table:style-name="ce2" office:value-type="string" calcext:value-type="string">
            <text:p>Boletín de Antropología Universidad de Antioquia</text:p>
          </table:table-cell>
          <table:table-cell table:style-name="ce2" office:value-type="string" calcext:value-type="string">
            <text:p>Universidad de Antioquia</text:p>
          </table:table-cell>
          <table:table-cell table:style-name="ce2" office:value-type="string" calcext:value-type="string">
            <text:p>http://aprendeenlinea.udea.edu.co/revistas/index.php/boletin</text:p>
          </table:table-cell>
          <table:table-cell table:style-name="ce2" office:value-type="string" calcext:value-type="string">
            <text:p>http://www.redalyc.org/revista.oa?id=558</text:p>
          </table:table-cell>
          <table:table-cell table:style-name="ce1" office:value-type="string" calcext:value-type="string">
            <text:p>Bulletin of Anthropology at the University of Antioquia receives original articles that results from research projects, review articles or state of the art which show the development of the discipline and its future prospects, product texts submitted deba</text:p>
          </table:table-cell>
          <table:table-cell table:style-name="ce4" office:value-type="float" office:value="1955" calcext:value-type="float">
            <text:p>1955</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text:p>
          </table:table-cell>
          <table:table-cell table:style-name="ce1" table:number-columns-repeated="14"/>
        </table:table-row>
        <table:table-row table:style-name="ro1">
          <table:table-cell table:style-name="ce1" office:value-type="string" calcext:value-type="string">
            <text:p>Archaeology</text:p>
          </table:table-cell>
          <table:table-cell table:style-name="ce2" office:value-type="string" calcext:value-type="string">
            <text:p>Arqueologia</text:p>
          </table:table-cell>
          <table:table-cell table:style-name="ce2" office:value-type="string" calcext:value-type="string">
            <text:p>Universidad de Buenos Aires</text:p>
          </table:table-cell>
          <table:table-cell table:style-name="ce1" office:value-type="string" calcext:value-type="string">
            <text:p>https://sites.google.com/site/revistaarqueologia/tomos-previos---previous-issues</text:p>
          </table:table-cell>
          <table:table-cell table:style-name="ce1"/>
          <table:table-cell table:style-name="ce1" office:value-type="string" calcext:value-type="string">
            <text:p>ARQUEOLOGÍA is an bi-annual peer-reviewed publication of the Instituto de Arqueología, Facultad de Filosofía y Letras, Universidad de Buenos Aires. This journal publishes original papers on archaeology as well as results of interdisciplinary -although arc</text:p>
          </table:table-cell>
          <table:table-cell table:style-name="ce4" office:value-type="float" office:value="1990" calcext:value-type="float">
            <text:p>1990</text:p>
          </table:table-cell>
          <table:table-cell table:style-name="ce1" office:value-type="float" office:value="2015" calcext:value-type="float">
            <text:p>2015</text:p>
          </table:table-cell>
          <table:table-cell table:style-name="ce1"/>
          <table:table-cell table:style-name="ce34" office:value-type="string" calcext:value-type="string">
            <text:p>South America</text:p>
          </table:table-cell>
          <table:table-cell table:style-name="ce1" office:value-type="string" calcext:value-type="string">
            <text:p>Spanis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Atlantic-Mediterranean Journal of Social Archaeology and Prehistory</text:p>
          </table:table-cell>
          <table:table-cell table:style-name="ce2" office:value-type="string" calcext:value-type="string">
            <text:p>Revista atlántica-mediterránea de prehistoria y arqueología social</text:p>
          </table:table-cell>
          <table:table-cell table:style-name="ce2" office:value-type="string" calcext:value-type="string">
            <text:p>Universidad de Cadiz</text:p>
          </table:table-cell>
          <table:table-cell table:style-name="ce1" office:value-type="string" calcext:value-type="string">
            <text:p>http://revistas.uca.es/index.php/rampas</text:p>
          </table:table-cell>
          <table:table-cell table:style-name="ce1"/>
          <table:table-cell table:style-name="ce1" office:value-type="string" calcext:value-type="string">
            <text:p>Atlantic-Mediterranean Journal of Social Archaeology and Prehistory is an annual publication. It is a revistaq that, from a positional frame in the "Social Archaeology" is open to works that enhance the intellectual debate.</text:p>
          </table:table-cell>
          <table:table-cell table:style-name="ce1" office:value-type="float" office:value="1998" calcext:value-type="float">
            <text:p>1998</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y and Territory</text:p>
          </table:table-cell>
          <table:table-cell table:style-name="ce2" office:value-type="string" calcext:value-type="string">
            <text:p>Arqueología y Territorio</text:p>
          </table:table-cell>
          <table:table-cell table:style-name="ce2" office:value-type="string" calcext:value-type="string">
            <text:p>Universidad de Granada</text:p>
          </table:table-cell>
          <table:table-cell table:style-name="ce1" office:value-type="string" calcext:value-type="string">
            <text:p>http://www.ugr.es/~arqueologyterritorio/</text:p>
          </table:table-cell>
          <table:table-cell table:style-name="ce1"/>
          <table:table-cell table:style-name="ce1" office:value-type="string" calcext:value-type="string">
            <text:p>The Electronics Do Territorio¿ We intend to offer this means of publication is to encourage serious scientific work it has to be done in developing the work of doctoral students facilitating the publication of its results.</text:p>
          </table:table-cell>
          <table:table-cell table:style-name="ce4" office:value-type="float" office:value="2004" calcext:value-type="float">
            <text:p>200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tipodal. Journal of Anthropology and Archaeology</text:p>
          </table:table-cell>
          <table:table-cell table:style-name="ce2" office:value-type="string" calcext:value-type="string">
            <text:p>Antípoda. Revista de Antropología y Arqueología</text:p>
          </table:table-cell>
          <table:table-cell table:style-name="ce2" office:value-type="string" calcext:value-type="string">
            <text:p>Universidad de los Andes Carrera</text:p>
          </table:table-cell>
          <table:table-cell table:style-name="ce1" office:value-type="string" calcext:value-type="string">
            <text:p>http://www.redalyc.org/revista.oa?id=814</text:p>
          </table:table-cell>
          <table:table-cell table:style-name="ce1" office:value-type="string" calcext:value-type="string">
            <text:p>http://antipoda.uniandes.edu.co/index.php</text:p>
          </table:table-cell>
          <table:table-cell table:style-name="ce1" office:value-type="string" calcext:value-type="string">
            <text:p>Antipode, Journal of Anthropology and Archaeology, is aimed at people interested in issues related to social and cultural anthropology, archeology, physical anthropology, ethnohistory and anthropological linguistics. A theoretical, methodological and them</text:p>
          </table:table-cell>
          <table:table-cell table:style-name="ce4" office:value-type="float" office:value="2005" calcext:value-type="float">
            <text:p>2005</text:p>
          </table:table-cell>
          <table:table-cell table:style-name="ce1" office:value-type="float" office:value="2015" calcext:value-type="float">
            <text:p>2015</text:p>
          </table:table-cell>
          <table:table-cell table:style-name="ce1"/>
          <table:table-cell table:style-name="ce1" office:value-type="string" calcext:value-type="string">
            <text:p>South America</text:p>
          </table:table-cell>
          <table:table-cell table:style-name="ce1" office:value-type="string" calcext:value-type="string">
            <text:p>Spanish, English, 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Journal of Archaeology at the University of Navarra</text:p>
          </table:table-cell>
          <table:table-cell table:style-name="ce2" office:value-type="string" calcext:value-type="string">
            <text:p>Cuadernos de arqueología de la Universidad de Navarra</text:p>
          </table:table-cell>
          <table:table-cell table:style-name="ce2" office:value-type="string" calcext:value-type="string">
            <text:p>Universidad de Navarra</text:p>
          </table:table-cell>
          <table:table-cell table:style-name="ce1" office:value-type="string" calcext:value-type="string">
            <text:p>http://www.unav.edu/publicaciones/revistas/index.php/cuadernos-de-arqueologia</text:p>
          </table:table-cell>
          <table:table-cell table:style-name="ce1" office:value-type="string" calcext:value-type="string">
            <text:p>http://dialnet.unirioja.es/servlet/revista?codigo=347</text:p>
          </table:table-cell>
          <table:table-cell table:style-name="ce1" office:value-type="string" calcext:value-type="string">
            <text:p>Archaeology Notebooks born with the clear objective of serving the scientific community. In its pages accommodates any work, using the archaeological method, proposes to make history. This requires recover over man, a multiple past, both remote and recent</text:p>
          </table:table-cell>
          <table:table-cell table:style-name="ce4" office:value-type="float" office:value="1993" calcext:value-type="float">
            <text:p>1993</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Zephyrus: Journal of prehistory and archeology</text:p>
          </table:table-cell>
          <table:table-cell table:style-name="ce2" office:value-type="string" calcext:value-type="string">
            <text:p>Zephyrus: Revista de prehistoria y arqueología</text:p>
          </table:table-cell>
          <table:table-cell table:style-name="ce2" office:value-type="string" calcext:value-type="string">
            <text:p>Universidad de Salamanca</text:p>
          </table:table-cell>
          <table:table-cell table:style-name="ce1" office:value-type="string" calcext:value-type="string">
            <text:p>http://campus.usal.es/~revistas_trabajo/index.php/0514-7336/index</text:p>
          </table:table-cell>
          <table:table-cell table:style-name="ce1" office:value-type="string" calcext:value-type="string">
            <text:p>http://dialnet.unirioja.es/servlet/revista?codigo=1491</text:p>
          </table:table-cell>
          <table:table-cell table:style-name="ce1" office:value-type="string" calcext:value-type="string">
            <text:p>Zephyrus  is an international scientific journal of Prehistory and Archaeology founded in 1950 and published by the Department of Prehistory, Ancient History and Archaeology  , edited by Ediciones Universidad de Salamanca .</text:p>
          </table:table-cell>
          <table:table-cell table:style-name="ce1" office:value-type="float" office:value="1950" calcext:value-type="float">
            <text:p>195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Spanish, French,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1" office:value-type="string" calcext:value-type="string">
            <text:p>Veleia: Journal of prehistory, ancient history, archeology and classical philology</text:p>
          </table:table-cell>
          <table:table-cell table:style-name="ce2" office:value-type="string" calcext:value-type="string">
            <text:p>Veleia: Revista de prehistoria, historia antigua, arqueología y filología clásicas</text:p>
          </table:table-cell>
          <table:table-cell table:style-name="ce2" office:value-type="string" calcext:value-type="string">
            <text:p>Universidad del Pais Vasco</text:p>
          </table:table-cell>
          <table:table-cell table:style-name="ce1" office:value-type="string" calcext:value-type="string">
            <text:p>http://www.ehu.eus/ojs/index.php/Veleia/index</text:p>
          </table:table-cell>
          <table:table-cell table:style-name="ce1" office:value-type="string" calcext:value-type="string">
            <text:p>http://dialnet.unirioja.es/servlet/revista?codigo=1465</text:p>
          </table:table-cell>
          <table:table-cell table:style-name="ce1" office:value-type="string" calcext:value-type="string">
            <text:p>Annual Journal of the Institute of Sciences of Antiquity dedicated to the study of Prehistory, Ancient History and Classical Philology and Archaeology. Without ruling out the generic articles published antiquity, it pays special attention to issues concer</text:p>
          </table:table-cell>
          <table:table-cell table:style-name="ce1" office:value-type="float" office:value="1983" calcext:value-type="float">
            <text:p>198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ortugália</text:p>
          </table:table-cell>
          <table:table-cell table:style-name="ce2" office:value-type="string" calcext:value-type="string">
            <text:p>Universidade do Porto</text:p>
          </table:table-cell>
          <table:table-cell table:style-name="ce1" office:value-type="string" calcext:value-type="string">
            <text:p>http://ler.letras.up.pt/site/default.aspx?qry=id04id13&amp;sum=sim</text:p>
          </table:table-cell>
          <table:table-cell table:style-name="ce1" table:number-columns-repeated="2"/>
          <table:table-cell table:style-name="ce1" office:value-type="float" office:value="1980" calcext:value-type="float">
            <text:p>1980</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Newsletter Archaeology CISA</text:p>
          </table:table-cell>
          <table:table-cell table:style-name="ce2" office:value-type="string" calcext:value-type="string">
            <text:p>Newsletter Archeologia CISA</text:p>
          </table:table-cell>
          <table:table-cell table:style-name="ce1" office:value-type="string" calcext:value-type="string">
            <text:p>Università degli Studi di Napoli "L'Orientale"</text:p>
          </table:table-cell>
          <table:table-cell table:style-name="ce1" office:value-type="string" calcext:value-type="string">
            <text:p>http://www.unior.it/index2.php?content_id=3632&amp;content_id_start=1</text:p>
          </table:table-cell>
          <table:table-cell table:style-name="ce1"/>
          <table:table-cell table:style-name="ce1" office:value-type="string" calcext:value-type="string">
            <text:p>The newsletter Archaeology (CISA) is an online magazine designed with the aim to present each yearthe most significant activities of the tradition of archaeological studies of our University, from 'Africa (Libya, Egypt, Ethiopia), Arabia (Yemen and Saudi </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number-columns-repeated="2" table:style-name="ce6" office:value-type="string" calcext:value-type="string">
            <text:p>Pyrenae</text:p>
          </table:table-cell>
          <table:table-cell table:style-name="ce6" office:value-type="string" calcext:value-type="string">
            <text:p>Universitat de Barcelona</text:p>
          </table:table-cell>
          <table:table-cell table:style-name="ce29" office:value-type="string" calcext:value-type="string">
            <text:p>http://www.raco.cat/index.php/Pyrenae</text:p>
          </table:table-cell>
          <table:table-cell table:style-name="ce31" office:value-type="string" calcext:value-type="string">
            <text:p>http://www.pyrenae.com/home/index.php?lang=ca</text:p>
          </table:table-cell>
          <table:table-cell table:style-name="ce33" office:value-type="string" calcext:value-type="string">
            <text:p>Pyrenae was founded by professor John Motes Maluquer 1965 as an organ of expression of professors and researchers from the Department of Prehistory, Ancient History and Archaeology of the University of Barcelona. It is a scientific journal on Prehistory, </text:p>
          </table:table-cell>
          <table:table-cell table:style-name="ce31" office:value-type="float" office:value="1965" calcext:value-type="float">
            <text:p>1965</text:p>
          </table:table-cell>
          <table:table-cell table:style-name="ce33" office:value-type="float" office:value="2015" calcext:value-type="float">
            <text:p>2015</text:p>
          </table:table-cell>
          <table:table-cell table:style-name="ce33"/>
          <table:table-cell table:style-name="ce33" office:value-type="string" calcext:value-type="string">
            <text:p>World</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style-name="ce1" office:value-type="string" calcext:value-type="string">
            <text:p>SVMMA: Journal of Medieval Cultures</text:p>
          </table:table-cell>
          <table:table-cell table:style-name="ce2" office:value-type="string" calcext:value-type="string">
            <text:p>SVMMA: Revista de Cultures Medievals</text:p>
          </table:table-cell>
          <table:table-cell table:style-name="ce2" office:value-type="string" calcext:value-type="string">
            <text:p>Universitat de Barcelona</text:p>
          </table:table-cell>
          <table:table-cell table:style-name="ce1" office:value-type="string" calcext:value-type="string">
            <text:p>http://revistes.ub.edu/index.php/SVMMA/index</text:p>
          </table:table-cell>
          <table:table-cell table:style-name="ce1"/>
          <table:table-cell table:style-name="ce1" office:value-type="string" calcext:value-type="string">
            <text:p>Only original text, we accept essays in the original author’s language.  We do the traduction to English version.  Research, synthesis and assessment on all medieval fields (Archivistics, Archaeology, Literature, Philosophy, History, Art History, Literatu</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Spanish, Frenc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style-name="ce1" office:value-type="string" calcext:value-type="string">
            <text:p>Notebooks of Mediterranean Archaeology</text:p>
          </table:table-cell>
          <table:table-cell table:style-name="ce2" office:value-type="string" calcext:value-type="string">
            <text:p>Cuadernos de Arqueología Mediterránea</text:p>
          </table:table-cell>
          <table:table-cell table:style-name="ce2" office:value-type="string" calcext:value-type="string">
            <text:p>Universitat Pompeu Fabra</text:p>
          </table:table-cell>
          <table:table-cell table:style-name="ce1" office:value-type="string" calcext:value-type="string">
            <text:p>http://www.raco.cat/index.php/CuadernosArqueologia?$currentJournal</text:p>
          </table:table-cell>
          <table:table-cell table:style-name="ce1" office:value-type="string" calcext:value-type="string">
            <text:p>http://www.upf.edu/larq/publicacions/cuadernos_de_arqueologia_mediterranea/</text:p>
          </table:table-cell>
          <table:table-cell table:style-name="ce1" office:value-type="string" calcext:value-type="string">
            <text:p>Notebooks of Mediterranean Archaeology studies and disseminates the Mediterranean of archeology. It publishes monographic, including contributions on specific topics. It also includes descriptive and typological studies that allow better understand some o</text:p>
          </table:table-cell>
          <table:table-cell table:style-name="ce4" office:value-type="float" office:value="1995" calcext:value-type="float">
            <text:p>1995</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3" office:value-type="string" calcext:value-type="string">
            <text:p>Studia Antiqua et Archaeologica</text:p>
          </table:table-cell>
          <table:table-cell table:style-name="ce13" office:value-type="string" calcext:value-type="string">
            <text:p>Universitatea Alexandru Ioan Cuza din Iași</text:p>
          </table:table-cell>
          <table:table-cell table:style-name="ce12" office:value-type="string" calcext:value-type="string">
            <text:p>saa.uaic.ro</text:p>
          </table:table-cell>
          <table:table-cell table:style-name="ce13"/>
          <table:table-cell table:style-name="ce13" office:value-type="string" calcext:value-type="string">
            <text:p>Studia Antiqua et Archaeologica is edited by the Chair of Ancient History and Archaeology from the Faculty of History within the “Alexandru Ioan Cuza” University of Iași, and publishes studies on the prehistory, ancient history and archaeology of, primari</text:p>
          </table:table-cell>
          <table:table-cell table:style-name="ce13" office:value-type="float" office:value="1983" calcext:value-type="float">
            <text:p>1983</text:p>
          </table:table-cell>
          <table:table-cell table:style-name="ce13" office:value-type="float" office:value="2015" calcext:value-type="float">
            <text:p>2015</text:p>
          </table:table-cell>
          <table:table-cell table:style-name="ce13"/>
          <table:table-cell table:style-name="ce1" office:value-type="string" calcext:value-type="string">
            <text:p>Europe</text:p>
          </table:table-cell>
          <table:table-cell table:style-name="ce13" office:value-type="string" calcext:value-type="string">
            <text:p>English, French, German, Italian, Spanish</text:p>
          </table:table-cell>
          <table:table-cell table:style-name="ce13"/>
          <table:table-cell table:number-columns-repeated="2" table:style-name="ce13" office:value-type="string" calcext:value-type="string">
            <text:p>Open Access</text:p>
          </table:table-cell>
          <table:table-cell table:style-name="ce1" office:value-type="string" calcext:value-type="string">
            <text:p>All</text:p>
          </table:table-cell>
          <table:table-cell table:style-name="ce1" office:value-type="string" calcext:value-type="string">
            <text:p>Prehistoric, Classical, Medieval</text:p>
          </table:table-cell>
          <table:table-cell table:style-name="ce13" office:value-type="string" calcext:value-type="string">
            <text:p>Yes</text:p>
          </table:table-cell>
          <table:table-cell table:style-name="ce13"/>
          <table:table-cell table:style-name="ce13" office:value-type="string" calcext:value-type="string">
            <text:p>CC BY</text:p>
          </table:table-cell>
          <table:table-cell table:style-name="ce1" table:number-columns-repeated="14"/>
        </table:table-row>
        <table:table-row table:style-name="ro1">
          <table:table-cell table:number-columns-repeated="2" table:style-name="ce2" office:value-type="string" calcext:value-type="string">
            <text:p>Chronika</text:p>
          </table:table-cell>
          <table:table-cell table:style-name="ce2" office:value-type="string" calcext:value-type="string">
            <text:p>University at Buffalo</text:p>
          </table:table-cell>
          <table:table-cell table:style-name="ce1" office:value-type="string" calcext:value-type="string">
            <text:p>http://www.chronikajournal.com/</text:p>
          </table:table-cell>
          <table:table-cell table:style-name="ce1"/>
          <table:table-cell table:style-name="ce1" office:value-type="string" calcext:value-type="string">
            <text:p>Chronika, like its parent organization The Institute for European and Mediterranean Archaeology (IEMA), promotes interdisciplinary dialogues and innovative approaches to the study of the past. Chronika is an open access journal and aims to publish cutting</text:p>
          </table:table-cell>
          <table:table-cell table:style-name="ce4" office:value-type="float" office:value="2011" calcext:value-type="float">
            <text:p>2011</text:p>
          </table:table-cell>
          <table:table-cell table:style-name="ce1" office:value-type="float" office:value="2015" calcext:value-type="float">
            <text:p>2015</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Rosetta Journal</text:p>
          </table:table-cell>
          <table:table-cell table:style-name="ce2" office:value-type="string" calcext:value-type="string">
            <text:p>University of Birmingham</text:p>
          </table:table-cell>
          <table:table-cell table:style-name="ce1" office:value-type="string" calcext:value-type="string">
            <text:p>http://www.rosetta.bham.ac.uk/</text:p>
          </table:table-cell>
          <table:table-cell table:style-name="ce1"/>
          <table:table-cell table:style-name="ce1" office:value-type="string" calcext:value-type="string">
            <text:p>The Rosetta Journal is aimed at postgraduates and professionals from a variety of historical and archaeological disciplines. Within Rosetta you will find articles covering a wide scope of archaeology, history and classics subjects, book reviews, museum an</text:p>
          </table:table-cell>
          <table:table-cell table:style-name="ce1" office:value-type="float" office:value="2006" calcext:value-type="float">
            <text:p>200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lmatourism-Journal of Tourism, Culture and Territorial Development</text:p>
          </table:table-cell>
          <table:table-cell table:style-name="ce2" office:value-type="string" calcext:value-type="string">
            <text:p>University of Bologna</text:p>
          </table:table-cell>
          <table:table-cell table:style-name="ce1" office:value-type="string" calcext:value-type="string">
            <text:p>http://almatourism.cib.unibo.it/issue/archive</text:p>
          </table:table-cell>
          <table:table-cell table:style-name="ce1"/>
          <table:table-cell table:style-name="ce1" office:value-type="string" calcext:value-type="string">
            <text:p>The journal is an international platform for the development of transdisciplinary studies on tourism, culture and territorial development. Almatourism aims to improve the convergence and the integration of different disciplines studying the tourism sector</text:p>
          </table:table-cell>
          <table:table-cell table:style-name="ce1" office:value-type="float" office:value="2009" calcext:value-type="float">
            <text:p>2009</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 Italian, French, Spanish, Germ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number-columns-repeated="2" table:style-name="ce6" office:value-type="string" calcext:value-type="string">
            <text:p>Proceedings of the University of Bristol Spelaeological Society</text:p>
          </table:table-cell>
          <table:table-cell table:style-name="ce6" office:value-type="string" calcext:value-type="string">
            <text:p>University of Bristol Spelaeological Society</text:p>
          </table:table-cell>
          <table:table-cell table:style-name="ce4" office:value-type="string" calcext:value-type="string">
            <text:p>http://www.ubss.org.uk/proceedings.php</text:p>
          </table:table-cell>
          <table:table-cell table:style-name="ce31"/>
          <table:table-cell table:style-name="ce33" office:value-type="string" calcext:value-type="string">
            <text:p>The Journal is published annually. papers are placed online, with no restrictions, no need to register, after one year, that is on publication of the succeeding issue.</text:p>
          </table:table-cell>
          <table:table-cell table:style-name="ce31" office:value-type="float" office:value="1920" calcext:value-type="float">
            <text:p>1920</text:p>
          </table:table-cell>
          <table:table-cell table:style-name="ce33" office:value-type="float" office:value="2015" calcext:value-type="float">
            <text:p>2015</text:p>
          </table:table-cell>
          <table:table-cell table:style-name="ce33"/>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6" office:value-type="string" calcext:value-type="string">
            <text:p>Rolling Wall</text:p>
          </table:table-cell>
          <table:table-cell table:style-name="ce33" office:value-type="string" calcext:value-type="string">
            <text:p>Caves</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1" table:number-columns-repeated="15"/>
        </table:table-row>
        <table:table-row table:style-name="ro1">
          <table:table-cell table:number-columns-repeated="2" table:style-name="ce6" office:value-type="string" calcext:value-type="string">
            <text:p>Archaeological Review from Cambridge</text:p>
          </table:table-cell>
          <table:table-cell table:style-name="ce6" office:value-type="string" calcext:value-type="string">
            <text:p>University of Cambridge</text:p>
          </table:table-cell>
          <table:table-cell table:style-name="ce30" office:value-type="string" calcext:value-type="string">
            <text:p>http://www.societies.cam.ac.uk/arc/</text:p>
          </table:table-cell>
          <table:table-cell table:style-name="ce6"/>
          <table:table-cell table:style-name="ce6" office:value-type="string" calcext:value-type="string">
            <text:p>The Archaeological Review from Cambridge is a bi-annual journal of archaeology. It is run on a non-profit, voluntary basis by postgraduate research students at the University of Cambridge. Rooted primarily in archaeological theory and practice, ARC increa</text:p>
          </table:table-cell>
          <table:table-cell table:style-name="ce4" office:value-type="float" office:value="1982" calcext:value-type="float">
            <text:p>1982</text:p>
          </table:table-cell>
          <table:table-cell table:style-name="ce6" office:value-type="float" office:value="2015" calcext:value-type="float">
            <text:p>2015</text:p>
          </table:table-cell>
          <table:table-cell table:style-name="ce6"/>
          <table:table-cell table:style-name="ce6" office:value-type="string" calcext:value-type="string">
            <text:p>World</text:p>
          </table:table-cell>
          <table:table-cell table:style-name="ce6" office:value-type="string" calcext:value-type="string">
            <text:p>English</text:p>
          </table:table-cell>
          <table:table-cell table:style-name="ce6"/>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9"/>
          <table:table-cell table:number-columns-repeated="4" table:style-name="ce44" office:value-type="currency" office:currency="GBP" office:value="12.5" calcext:value-type="currency">
            <text:p><text:s/>£12,50 </text:p>
          </table:table-cell>
          <table:table-cell table:style-name="ce1"/>
        </table:table-row>
        <table:table-row table:style-name="ro1">
          <table:table-cell table:number-columns-repeated="2" table:style-name="ce2" office:value-type="string" calcext:value-type="string">
            <text:p>Asian Perspectives: The Journal of Archaeology for Asia and the Pacific</text:p>
          </table:table-cell>
          <table:table-cell table:style-name="ce2" office:value-type="string" calcext:value-type="string">
            <text:p>University of Hawai’i Press</text:p>
          </table:table-cell>
          <table:table-cell table:style-name="ce1" office:value-type="string" calcext:value-type="string">
            <text:p>https://scholarspace.manoa.hawaii.edu/handle/10125/14928</text:p>
          </table:table-cell>
          <table:table-cell table:style-name="ce1" office:value-type="string" calcext:value-type="string">
            <text:p>http://muse.jhu.edu/journals/asian_perspectives/</text:p>
          </table:table-cell>
          <table:table-cell table:style-name="ce1" office:value-type="string" calcext:value-type="string">
            <text:p>Asian Perspectives is a peer-reviewed archaeological journal devoted to the prehistory of Asia and the Pacific. In addition to archaeology, it features articles and book reviews on ethnoarchaeology, palaeoanthropology, physical anthropology, and ethnograp</text:p>
          </table:table-cell>
          <table:table-cell table:style-name="ce4" office:value-type="float" office:value="1957" calcext:value-type="float">
            <text:p>1957</text:p>
          </table:table-cell>
          <table:table-cell table:style-name="ce1" office:value-type="float" office:value="2015" calcext:value-type="float">
            <text:p>2015</text:p>
          </table:table-cell>
          <table:table-cell table:style-name="ce1"/>
          <table:table-cell table:style-name="ce1" office:value-type="string" calcext:value-type="string">
            <text:p>Pacific, Asia</text:p>
          </table:table-cell>
          <table:table-cell table:style-name="ce1" office:value-type="string" calcext:value-type="string">
            <text:p>English</text:p>
          </table:table-cell>
          <table:table-cell table:style-name="ce1"/>
          <table:table-cell table:number-columns-repeated="2" table:style-name="ce6" office:value-type="string" calcext:value-type="string">
            <text:p>Rolling Wall</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Journal of Archaeology Speaker</text:p>
          </table:table-cell>
          <table:table-cell table:style-name="ce2" office:value-type="string" calcext:value-type="string">
            <text:p>Revista d'arqueologia de Ponent</text:p>
          </table:table-cell>
          <table:table-cell table:style-name="ce2" office:value-type="string" calcext:value-type="string">
            <text:p>University of Lleida</text:p>
          </table:table-cell>
          <table:table-cell table:style-name="ce1" office:value-type="string" calcext:value-type="string">
            <text:p>http://www.raco.cat/index.php/RAP</text:p>
          </table:table-cell>
          <table:table-cell table:style-name="ce1" office:value-type="string" calcext:value-type="string">
            <text:p>http://www.rap.cat/cat/index.php?pag=presentacio.php</text:p>
          </table:table-cell>
          <table:table-cell table:style-name="ce1" office:value-type="string" calcext:value-type="string">
            <text:p>The Journal of Archaeology Speaker published preferably about Prehistory, Archaeology and Ancient History of the Iberian Peninsula and on its relations with Europe and the Mediterranean, both theoretical and methodological presentation of results of excav</text:p>
          </table:table-cell>
          <table:table-cell table:style-name="ce1" office:value-type="float" office:value="1991" calcext:value-type="float">
            <text:p>1991</text:p>
          </table:table-cell>
          <table:table-cell table:style-name="ce1" office:value-type="float" office:value="2015" calcext:value-type="float">
            <text:p>2015</text:p>
          </table:table-cell>
          <table:table-cell table:style-name="ce1"/>
          <table:table-cell table:style-name="ce1" office:value-type="string" calcext:value-type="string">
            <text:p>Europe, Mediterranean</text:p>
          </table:table-cell>
          <table:table-cell table:style-name="ce1" office:value-type="string" calcext:value-type="string">
            <text:p>Spanish, English, Italian, French, Germ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frican Diaspora Archaeology Newsletter</text:p>
          </table:table-cell>
          <table:table-cell table:style-name="ce2" office:value-type="string" calcext:value-type="string">
            <text:p>University of Massachusetts Amherst Libraries</text:p>
          </table:table-cell>
          <table:table-cell table:style-name="ce1" office:value-type="string" calcext:value-type="string">
            <text:p>http://scholarworks.umass.edu/adan/</text:p>
          </table:table-cell>
          <table:table-cell table:style-name="ce1" office:value-type="string" calcext:value-type="string">
            <text:p>http://www.diaspora.uiuc.edu/newsletter.html</text:p>
          </table:table-cell>
          <table:table-cell table:style-name="ce1" office:value-type="string" calcext:value-type="string">
            <text:p>African Diaspora Archaeology Newsletter seeks to highlight the complexities of our field through dialogue and exchange. This newsletter also serves as the vehicle to engage with centuries of muted voices uncovered by the archaeological record, politics of</text:p>
          </table:table-cell>
          <table:table-cell table:style-name="ce1" office:value-type="float" office:value="1994" calcext:value-type="float">
            <text:p>199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SPAL: Journal of prehistory and archeology at the University of Sevill</text:p>
          </table:table-cell>
          <table:table-cell table:style-name="ce6" office:value-type="string" calcext:value-type="string">
            <text:p>SPAL: Revista de prehistoria y arqueología de la Universidad de Sevill</text:p>
          </table:table-cell>
          <table:table-cell table:style-name="ce6" office:value-type="string" calcext:value-type="string">
            <text:p>University of Sevill</text:p>
          </table:table-cell>
          <table:table-cell table:style-name="ce4" office:value-type="string" calcext:value-type="string">
            <text:p>http://editorial.us.es/es/spal</text:p>
          </table:table-cell>
          <table:table-cell table:style-name="ce6" office:value-type="string" calcext:value-type="string">
            <text:p>http://dialnet.unirioja.es/servlet/revista?codigo=1364</text:p>
          </table:table-cell>
          <table:table-cell table:style-name="ce6" office:value-type="string" calcext:value-type="string">
            <text:p>The Spal magazine, founded in 1992, was created to serve as a vehicle for the dissemination of research in the field of archeology (prehistoric, classical, etc.) from the University of Seville, while offers the entire national and international scientific</text:p>
          </table:table-cell>
          <table:table-cell table:style-name="ce6" office:value-type="float" office:value="1992" calcext:value-type="float">
            <text:p>1992</text:p>
          </table:table-cell>
          <table:table-cell table:style-name="ce6" office:value-type="float" office:value="2015" calcext:value-type="float">
            <text:p>2015</text:p>
          </table:table-cell>
          <table:table-cell table:style-name="ce6"/>
          <table:table-cell table:style-name="ce1" office:value-type="string" calcext:value-type="string">
            <text:p>World</text:p>
          </table:table-cell>
          <table:table-cell table:style-name="ce6" office:value-type="string" calcext:value-type="string">
            <text:p>Spanish</text:p>
          </table:table-cell>
          <table:table-cell table:style-name="ce6"/>
          <table:table-cell table:number-columns-repeated="2" table:style-name="ce6"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Assemblage- The Sheffield graduate journal of archaeology</text:p>
          </table:table-cell>
          <table:table-cell table:style-name="ce2" office:value-type="string" calcext:value-type="string">
            <text:p>University of Sheffield</text:p>
          </table:table-cell>
          <table:table-cell table:style-name="ce1" office:value-type="string" calcext:value-type="string">
            <text:p>https://assemblagejournal.wordpress.com/</text:p>
          </table:table-cell>
          <table:table-cell table:style-name="ce1" office:value-type="string" calcext:value-type="string">
            <text:p>http://www.assemblage.group.shef.ac.uk/</text:p>
          </table:table-cell>
          <table:table-cell table:style-name="ce1" office:value-type="string" calcext:value-type="string">
            <text:p>Assemblage is an internationally recognised, peer-reviewed journal, <text:s/>ISSN1365-3881. Assemblage is run by postgraduates in the department of archaeology at the University of Sheffield. We are dependent on a range of contributors, from doctoral students and</text:p>
          </table:table-cell>
          <table:table-cell table:style-name="ce4"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University of Western Ontario Anthropology Journal, The</text:p>
          </table:table-cell>
          <table:table-cell table:style-name="ce1"/>
          <table:table-cell table:style-name="ce2" office:value-type="string" calcext:value-type="string">
            <text:p>University of Western Ontario</text:p>
          </table:table-cell>
          <table:table-cell table:style-name="ce1" office:value-type="string" calcext:value-type="string">
            <text:p>http://ir.lib.uwo.ca/totem/</text:p>
          </table:table-cell>
          <table:table-cell table:style-name="ce1"/>
          <table:table-cell table:style-name="ce1" office:value-type="string" calcext:value-type="string">
            <text:p>UWOJA is a peer-reviewed, student-run journal of anthropology published annually in association with the Anthropology Society and the Department of Anthropology at The University of Western Ontario (UWO). UWOJA’s mandate is to publish exceptional works of</text:p>
          </table:table-cell>
          <table:table-cell table:style-name="ce1" office:value-type="float" office:value="1994" calcext:value-type="float">
            <text:p>1994</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3"/>
          <table:table-cell table:style-name="ce1" office:value-type="string" calcext:value-type="string">
            <text:p>Candian</text:p>
          </table:table-cell>
        </table:table-row>
        <table:table-row table:style-name="ro1">
          <table:table-cell table:number-columns-repeated="2" table:style-name="ce2" office:value-type="string" calcext:value-type="string">
            <text:p>Post Hole, The</text:p>
          </table:table-cell>
          <table:table-cell table:style-name="ce2" office:value-type="string" calcext:value-type="string">
            <text:p>University of York</text:p>
          </table:table-cell>
          <table:table-cell table:style-name="ce1" office:value-type="string" calcext:value-type="string">
            <text:p>http://www.theposthole.org/home/</text:p>
          </table:table-cell>
          <table:table-cell table:style-name="ce1"/>
          <table:table-cell table:style-name="ce1" office:value-type="string" calcext:value-type="string">
            <text:p>The Post Hole is an archaeology journal run by students at the University of York (UK). It publishes articles on a wide range of archaeological topics, from prehistory to the present day, giving readers the latest news, research and events in the world of</text:p>
          </table:table-cell>
          <table:table-cell table:style-name="ce1" office:value-type="float" office:value="2008" calcext:value-type="float">
            <text:p>2008</text:p>
          </table:table-cell>
          <table:table-cell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5"/>
          <table:table-cell table:style-name="ce4"/>
        </table:table-row>
        <table:table-row table:style-name="ro1">
          <table:table-cell table:style-name="ce1" office:value-type="string" calcext:value-type="string">
            <text:p>Archaeological Review Narbonne</text:p>
          </table:table-cell>
          <table:table-cell table:style-name="ce2" office:value-type="string" calcext:value-type="string">
            <text:p>Revue archéologique de Narbonnaise</text:p>
          </table:table-cell>
          <table:table-cell table:style-name="ce2" office:value-type="string" calcext:value-type="string">
            <text:p>University Press of the Mediterranean</text:p>
          </table:table-cell>
          <table:table-cell table:style-name="ce1" office:value-type="string" calcext:value-type="string">
            <text:p>http://www.persee.fr/collection/ran</text:p>
          </table:table-cell>
          <table:table-cell table:style-name="ce1" office:value-type="string" calcext:value-type="string">
            <text:p>http://www.pulm.fr/index.php/diffusion/revue-archeologique-de-narbonnaise.html</text:p>
          </table:table-cell>
          <table:table-cell table:style-name="ce1" office:value-type="string" calcext:value-type="string">
            <text:p>The Archaeological Review Narbonne area is to the territory of the former Narbonne Gaul, during the Gallo-Roman period to the end of antiquity.Founded in 1968, annually publishes feature articles, notes and documents on monuments and archaeological finds.</text:p>
          </table:table-cell>
          <table:table-cell table:style-name="ce1" office:value-type="float" office:value="1968" calcext:value-type="float">
            <text:p>196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1"/>
          <table:table-cell table:number-columns-repeated="4" table:style-name="ce52" office:value-type="currency" office:currency="EUR" office:value="40" calcext:value-type="currency">
            <text:p><text:s/>€ 40,00 </text:p>
          </table:table-cell>
          <table:table-cell table:style-name="ce1"/>
        </table:table-row>
        <table:table-row table:style-name="ro1">
          <table:table-cell table:number-columns-repeated="2" table:style-name="ce2" office:value-type="string" calcext:value-type="string">
            <text:p>Utah Rock Art - Symposium Proceedings</text:p>
          </table:table-cell>
          <table:table-cell table:style-name="ce2" office:value-type="string" calcext:value-type="string">
            <text:p>Utah Rock Art Research Association</text:p>
          </table:table-cell>
          <table:table-cell table:style-name="ce1" office:value-type="string" calcext:value-type="string">
            <text:p>http://www.utahrockart.org/pubs/index.html</text:p>
          </table:table-cell>
          <table:table-cell table:style-name="ce1"/>
          <table:table-cell table:style-name="ce1" office:value-type="string" calcext:value-type="string">
            <text:p>Proceedings of URARA, Utah Rock Art Research Association</text:p>
          </table:table-cell>
          <table:table-cell table:style-name="ce1" office:value-type="float" office:value="1981" calcext:value-type="float">
            <text:p>1981</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style-name="ce40" office:value-type="float" office:value="15" calcext:value-type="float">
            <text:p><text:s/>$15,00 </text:p>
          </table:table-cell>
          <table:table-cell table:number-columns-repeated="3" table:style-name="ce40" office:value-type="float" office:value="25" calcext:value-type="float">
            <text:p><text:s/>$25,00 </text:p>
          </table:table-cell>
          <table:table-cell table:style-name="ce1"/>
        </table:table-row>
        <table:table-row table:style-name="ro1">
          <table:table-cell table:number-columns-repeated="2" table:style-name="ce2" office:value-type="string" calcext:value-type="string">
            <text:p>Vestiges</text:p>
          </table:table-cell>
          <table:table-cell table:style-name="ce2" office:value-type="string" calcext:value-type="string">
            <text:p>Utah Rock Art Research Association</text:p>
          </table:table-cell>
          <table:table-cell table:style-name="ce1" office:value-type="string" calcext:value-type="string">
            <text:p>http://www.utahrockart.org/pubs/index.html</text:p>
          </table:table-cell>
          <table:table-cell table:style-name="ce1"/>
          <table:table-cell table:style-name="ce1" office:value-type="string" calcext:value-type="string">
            <text:p>Monthly newsletter of URARA, Utah Rock Art Research Association</text:p>
          </table:table-cell>
          <table:table-cell table:style-name="ce1" office:value-type="float" office:value="2001" calcext:value-type="float">
            <text:p>2001</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Rock Ar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4" office:value-type="string" calcext:value-type="string">
            <text:p>Antike Kunst</text:p>
          </table:table-cell>
          <table:table-cell table:style-name="ce4" office:value-type="string" calcext:value-type="string">
            <text:p>Vereinigung der Freunde Antiker Kunst </text:p>
          </table:table-cell>
          <table:table-cell table:style-name="ce4" office:value-type="string" calcext:value-type="string">
            <text:p>http://www.antikekunst.ch/index.php?option=com_content&amp;view=category&amp;layout=blog&amp;id=36&amp;Itemid=0&amp;lang=en</text:p>
          </table:table-cell>
          <table:table-cell table:style-name="ce4"/>
          <table:table-cell table:style-name="ce21" office:value-type="string" calcext:value-type="string">
            <text:p>ANTIKE KUNST first appeared in 1958 and has since been published annually. The journal contains scholarly articles on subjects concerning Classical art and archaeology in the widest sense</text:p>
          </table:table-cell>
          <table:table-cell table:style-name="ce4" office:value-type="float" office:value="1958" calcext:value-type="float">
            <text:p>1958</text:p>
          </table:table-cell>
          <table:table-cell table:style-name="ce4" office:value-type="float" office:value="2015" calcext:value-type="float">
            <text:p>2015</text:p>
          </table:table-cell>
          <table:table-cell table:style-name="ce4"/>
          <table:table-cell table:style-name="ce4" office:value-type="string" calcext:value-type="string">
            <text:p>Mediterranean</text:p>
          </table:table-cell>
          <table:table-cell table:style-name="ce4" office:value-type="string" calcext:value-type="string">
            <text:p>German, French, Italian, English</text:p>
          </table:table-cell>
          <table:table-cell table:style-name="ce4"/>
          <table:table-cell table:number-columns-repeated="2" table:style-name="ce4" office:value-type="string" calcext:value-type="string">
            <text:p>Paywall</text:p>
          </table:table-cell>
          <table:table-cell table:style-name="ce1" office:value-type="string" calcext:value-type="string">
            <text:p>All</text:p>
          </table:table-cell>
          <table:table-cell table:style-name="ce4" office:value-type="string" calcext:value-type="string">
            <text:p>Classical</text:p>
          </table:table-cell>
          <table:table-cell table:style-name="ce4" office:value-type="string" calcext:value-type="string">
            <text:p>Yes</text:p>
          </table:table-cell>
          <table:table-cell table:style-name="ce4" table:number-columns-repeated="11"/>
          <table:table-cell table:style-name="ce60" office:value-type="currency" office:currency="CHF" office:value="50" calcext:value-type="currency">
            <text:p><text:s/>CHF 50,00 </text:p>
          </table:table-cell>
          <table:table-cell table:number-columns-repeated="3" table:style-name="ce60" office:value-type="currency" office:currency="CHF" office:value="100" calcext:value-type="currency">
            <text:p><text:s/>CHF 100,00 </text:p>
          </table:table-cell>
          <table:table-cell table:style-name="ce1"/>
        </table:table-row>
        <table:table-row table:style-name="ro1">
          <table:table-cell table:number-columns-repeated="2" table:style-name="ce2" office:value-type="string" calcext:value-type="string">
            <text:p>Archaeologia Lituana</text:p>
          </table:table-cell>
          <table:table-cell table:style-name="ce2" office:value-type="string" calcext:value-type="string">
            <text:p>Vilniaus universitetas Istorijos fakultetas Archeologijos katedra</text:p>
          </table:table-cell>
          <table:table-cell table:style-name="ce1" office:value-type="string" calcext:value-type="string">
            <text:p>http://www.journals.vu.lt/archaeologia-lituana/index</text:p>
          </table:table-cell>
          <table:table-cell table:style-name="ce1"/>
          <table:table-cell table:style-name="ce1" office:value-type="string" calcext:value-type="string">
            <text:p>Archaeologia Lituana is an international, annual peer-reviewed scientific journal, published periodically by the Department of Archeology at the Faculty of History, Vilnius University, since 1999. The target audience of the journal includes Lithuanian and</text:p>
          </table:table-cell>
          <table:table-cell table:style-name="ce4" office:value-type="float" office:value="2010" calcext:value-type="float">
            <text:p>2010</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Lithuan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Science Journal of Volgograd State University</text:p>
          </table:table-cell>
          <table:table-cell table:style-name="ce2" office:value-type="string" calcext:value-type="string">
            <text:p>Вестник Волгоградского государственного университета. Серия 4. История. Регионоведение. Международные отношения</text:p>
          </table:table-cell>
          <table:table-cell table:style-name="ce2" office:value-type="string" calcext:value-type="string">
            <text:p>Volgograd State University</text:p>
          </table:table-cell>
          <table:table-cell table:style-name="ce1" office:value-type="string" calcext:value-type="string">
            <text:p>http://hfrir.jvolsu.com/index.php/en/</text:p>
          </table:table-cell>
          <table:table-cell table:style-name="ce1"/>
          <table:table-cell table:style-name="ce1" office:value-type="string" calcext:value-type="string">
            <text:p>The Science Journal of Volgograd State University. History. Area Studies. International relations is aimed at the enrichment of scholarship and the promotion of academic work in the fields of history, political science and international relations. The jou</text:p>
          </table:table-cell>
          <table:table-cell table:style-name="ce1" office:value-type="float" office:value="1996" calcext:value-type="float">
            <text:p>1996</text:p>
          </table:table-cell>
          <table:table-cell table:style-name="ce1" office:value-type="float" office:value="2015" calcext:value-type="float">
            <text:p>2015</text:p>
          </table:table-cell>
          <table:table-cell table:style-name="ce1"/>
          <table:table-cell table:style-name="ce1" office:value-type="string" calcext:value-type="string">
            <text:p>Europe, Asia</text:p>
          </table:table-cell>
          <table:table-cell table:style-name="ce1" office:value-type="string" calcext:value-type="string">
            <text:p>Russian, 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2" table:number-columns-repeated="13"/>
          <table:table-cell table:style-name="ce1"/>
        </table:table-row>
        <table:table-row table:style-name="ro1">
          <table:table-cell table:number-columns-repeated="2" table:style-name="ce2" office:value-type="string" calcext:value-type="string">
            <text:p>Open Archaeology</text:p>
          </table:table-cell>
          <table:table-cell table:style-name="ce2" office:value-type="string" calcext:value-type="string">
            <text:p>Walter de Gruyter GmbH</text:p>
          </table:table-cell>
          <table:table-cell table:style-name="ce1" office:value-type="string" calcext:value-type="string">
            <text:p>http://www.degruyter.com/view/j/opar</text:p>
          </table:table-cell>
          <table:table-cell table:style-name="ce1"/>
          <table:table-cell table:style-name="ce1" office:value-type="string" calcext:value-type="string">
            <text:p>Open Archaeology is a new, peer-reviewed, electronic-only journal that publishes original, high-quality research on all aspects of archaeology. The journal encompasses novel, interdisciplinary approaches to archaeological data including archaeological sci</text:p>
          </table:table-cell>
          <table:table-cell table:number-columns-repeated="2" table:style-name="ce1" office:value-type="float" office:value="2015" calcext:value-type="float">
            <text:p>201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Archaeology and ANthropology | Journal of the Walter Roth Museum of Archaeology and Anthropology</text:p>
          </table:table-cell>
          <table:table-cell table:style-name="ce2" office:value-type="string" calcext:value-type="string">
            <text:p>Walter Roth Museum of Archaeology and Anthropology</text:p>
          </table:table-cell>
          <table:table-cell table:style-name="ce1" office:value-type="string" calcext:value-type="string">
            <text:p>http://anthropology.boisestate.edu/archaeologyandanthropology/</text:p>
          </table:table-cell>
          <table:table-cell table:style-name="ce1"/>
          <table:table-cell table:style-name="ce1" office:value-type="string" calcext:value-type="string">
            <text:p>Archaeology and Anthropology is published electronically by the Walter Roth Museum of Anthropology, Ministry of Culture, Youth and Sport, Georgetown, Guyana in cooperation with Boise State University. For the convenience of subscribers, subscriptions are </text:p>
          </table:table-cell>
          <table:table-cell table:style-name="ce1" office:value-type="float" office:value="1978" calcext:value-type="float">
            <text:p>1978</text:p>
          </table:table-cell>
          <table:table-cell table:style-name="ce1" office:value-type="float" office:value="2015" calcext:value-type="float">
            <text:p>2015</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4" table:style-name="ce40" office:value-type="float" office:value="20" calcext:value-type="float">
            <text:p><text:s/>$20,00 </text:p>
          </table:table-cell>
          <table:table-cell table:style-name="ce1"/>
        </table:table-row>
        <table:table-row table:style-name="ro1">
          <table:table-cell table:number-columns-repeated="2" table:style-name="ce7" office:value-type="string" calcext:value-type="string">
            <text:p>Wiltshire Archaeological and Natural History Magazine</text:p>
          </table:table-cell>
          <table:table-cell table:style-name="ce2" office:value-type="string" calcext:value-type="string">
            <text:p>Wiltshire Archaeological and Natural History Society</text:p>
          </table:table-cell>
          <table:table-cell table:style-name="ce2" office:value-type="string" calcext:value-type="string">
            <text:p>https://archive.org/search.php?query=creator%3A%22Wiltshire+Archaeological+and+Natural+History+Society%22&amp;page=2</text:p>
          </table:table-cell>
          <table:table-cell table:style-name="ce4" office:value-type="string" calcext:value-type="string">
            <text:p>http://www.wiltshiremuseum.org.uk/society/</text:p>
          </table:table-cell>
          <table:table-cell table:style-name="ce21"/>
          <table:table-cell table:style-name="ce4" office:value-type="float" office:value="1853" calcext:value-type="float">
            <text:p>1853</text:p>
          </table:table-cell>
          <table:table-cell table:style-name="ce19" office:value-type="float" office:value="2015" calcext:value-type="float">
            <text:p>2015</text:p>
          </table:table-cell>
          <table:table-cell table:style-name="ce19"/>
          <table:table-cell table:style-name="ce1"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1"/>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style-name="ce1"/>
        </table:table-row>
        <table:table-row table:style-name="ro1">
          <table:table-cell table:number-columns-repeated="2" table:style-name="ce2" office:value-type="string" calcext:value-type="string">
            <text:p>Wyoming Archaeologist, The | The Smoke Signal</text:p>
          </table:table-cell>
          <table:table-cell table:style-name="ce2" office:value-type="string" calcext:value-type="string">
            <text:p>Wyoming Archaeological Society</text:p>
          </table:table-cell>
          <table:table-cell table:style-name="ce1" office:value-type="string" calcext:value-type="string">
            <text:p>http://www.wyomingarchaeology.org/the-wyoming-archaeologist.html</text:p>
          </table:table-cell>
          <table:table-cell table:style-name="ce1"/>
          <table:table-cell table:style-name="ce1" office:value-type="string" calcext:value-type="string">
            <text:p>The Wyoming Archaeologist is published by the Wyoming Archaeological Society, Inc, with the assistance of the Wyoming Department of State Parks and Cultural Resources.</text:p>
          </table:table-cell>
          <table:table-cell table:style-name="ce1" office:value-type="float" office:value="1958" calcext:value-type="float">
            <text:p>1958</text:p>
          </table:table-cell>
          <table:table-cell table:style-name="ce1" office:value-type="float" office:value="2015" calcext:value-type="float">
            <text:p>2015</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1"/>
          <table:table-cell table:number-columns-repeated="2" table:style-name="ce40" office:value-type="float" office:value="20" calcext:value-type="float">
            <text:p><text:s/>$20,00 </text:p>
          </table:table-cell>
          <table:table-cell table:style-name="ce40" office:value-type="float" office:value="34" calcext:value-type="float">
            <text:p><text:s/>$34,00 </text:p>
          </table:table-cell>
          <table:table-cell table:style-name="ce40" office:value-type="float" office:value="39" calcext:value-type="float">
            <text:p><text:s/>$39,00 </text:p>
          </table:table-cell>
          <table:table-cell table:style-name="ce1"/>
        </table:table-row>
        <table:table-row table:style-name="ro1">
          <table:table-cell table:style-name="ce2" office:value-type="string" calcext:value-type="string">
            <text:p>Materials in Archaeology and History of Ancient and Medieval Crimea</text:p>
          </table:table-cell>
          <table:table-cell table:number-columns-repeated="2" table:style-name="ce2" office:value-type="string" calcext:value-type="string">
            <text:p>Материалы по археологии и истории античного и средневекового Крыма </text:p>
          </table:table-cell>
          <table:table-cell table:style-name="ce1" office:value-type="string" calcext:value-type="string">
            <text:p>http://maiask.ru/</text:p>
          </table:table-cell>
          <table:table-cell table:style-name="ce1"/>
          <table:table-cell table:style-name="ce1" office:value-type="string" calcext:value-type="string">
            <text:p>Articles on Archaeology, History, Numismatics, Sigillography and Epigraphy are published in it.</text:p>
          </table:table-cell>
          <table:table-cell table:style-name="ce1" office:value-type="float" office:value="2008" calcext:value-type="float">
            <text:p>2008</text:p>
          </table:table-cell>
          <table:table-cell table:style-name="ce1" office:value-type="float" office:value="2015" calcext:value-type="float">
            <text:p>2015</text:p>
          </table:table-cell>
          <table:table-cell table:style-name="ce1"/>
          <table:table-cell table:style-name="ce1" office:value-type="string" calcext:value-type="string">
            <text:p>Europe</text:p>
          </table:table-cell>
          <table:table-cell table:style-name="ce1" office:value-type="string" calcext:value-type="string">
            <text:p>Russian, Bulgar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style-name="ce2" office:value-type="string" calcext:value-type="string">
            <text:p>Jordan Journal for History and Archaeology</text:p>
          </table:table-cell>
          <table:table-cell table:number-columns-repeated="2" table:style-name="ce2" office:value-type="string" calcext:value-type="string">
            <text:p>المجلة الاردنية للتاريخ و الاثار</text:p>
          </table:table-cell>
          <table:table-cell table:style-name="ce2" office:value-type="string" calcext:value-type="string">
            <text:p>http://journals.ju.edu.jo/JJHA/issue/archive</text:p>
          </table:table-cell>
          <table:table-cell table:style-name="ce2"/>
          <table:table-cell table:style-name="ce2" office:value-type="string" calcext:value-type="string">
            <text:p>Jordan Journal for History and Archaeology (JJHA) is an International Quarterly, Refereed Research Journal. It is concerned with publishing refereed scientific papers by local and international authors. Issued quarterly, the journal sets itself to publish</text:p>
          </table:table-cell>
          <table:table-cell table:style-name="ce2" office:value-type="float" office:value="2007" calcext:value-type="float">
            <text:p>2007</text:p>
          </table:table-cell>
          <table:table-cell table:style-name="ce2" office:value-type="float" office:value="2015" calcext:value-type="float">
            <text:p>2015</text:p>
          </table:table-cell>
          <table:table-cell table:style-name="ce2"/>
          <table:table-cell table:style-name="ce6" office:value-type="string" calcext:value-type="string">
            <text:p>Middle East</text:p>
          </table:table-cell>
          <table:table-cell table:style-name="ce6" office:value-type="string" calcext:value-type="string">
            <text:p>Arabic, 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number-columns-repeated="2"/>
          <table:table-cell table:style-name="ce1" table:number-columns-repeated="14"/>
        </table:table-row>
        <table:table-row table:style-name="ro1">
          <table:table-cell table:number-columns-repeated="3" table:style-name="ce2" office:value-type="string" calcext:value-type="string">
            <text:p>ARCHEOSTORIE. Journal of Public Archaeology</text:p>
          </table:table-cell>
          <table:table-cell table:style-name="ce2" office:value-type="string" calcext:value-type="string">
            <text:p>http://www.archeostorie.it/journal.html</text:p>
          </table:table-cell>
          <table:table-cell table:style-name="ce1"/>
          <table:table-cell table:style-name="ce1" office:value-type="string" calcext:value-type="string">
            <text:p>ARCHEOSTORIE. Journal of Public Archaeology is the open access peer-reviewed scientific journal that provides Italy with an arena to discuss issues such as the management and communication of archaeological heritage and, more widely, the role of archaeolo</text:p>
          </table:table-cell>
          <table:table-cell table:style-name="ce4" office:value-type="float" office:value="2016" calcext:value-type="float">
            <text:p>2016</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Public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EXNOVO Journal of Archaeology</text:p>
          </table:table-cell>
          <table:table-cell table:style-name="ce2" office:value-type="string" calcext:value-type="string">
            <text:p>Confederazione Italiana Archeologi</text:p>
          </table:table-cell>
          <table:table-cell table:style-name="ce1" office:value-type="string" calcext:value-type="string">
            <text:p>http://www.archaeologiaexnovo.org/</text:p>
          </table:table-cell>
          <table:table-cell table:style-name="ce1"/>
          <table:table-cell table:style-name="ce1" office:value-type="string" calcext:value-type="string">
            <text:p>Ex Novo is a fully peer reviewed open access international journal that promotes interdisciplinary research focusing on the multiple relations between archaeology and society. It engages with contemporary perspectives on antiquity linking past and present</text:p>
          </table:table-cell>
          <table:table-cell table:style-name="ce4" office:value-type="float" office:value="2005" calcext:value-type="float">
            <text:p>2005</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Public Archaeology, 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1" office:value-type="string" calcext:value-type="string">
            <text:p>Austlian Dollar</text:p>
          </table:table-cell>
        </table:table-row>
        <table:table-row table:style-name="ro1">
          <table:table-cell table:number-columns-repeated="2" table:style-name="ce6" office:value-type="string" calcext:value-type="string">
            <text:p>Internet Archaeology</text:p>
          </table:table-cell>
          <table:table-cell table:style-name="ce6" office:value-type="string" calcext:value-type="string">
            <text:p>Council for British Archaeology</text:p>
          </table:table-cell>
          <table:table-cell table:style-name="ce12" office:value-type="string" calcext:value-type="string">
            <text:p>http://intarch.ac.uk</text:p>
          </table:table-cell>
          <table:table-cell table:style-name="ce6"/>
          <table:table-cell table:style-name="ce6" office:value-type="string" calcext:value-type="string">
            <text:p>Internet Archaeology is the premier e-journal for archaeology and has been publishing on the web since 1996. The journal is an independent, not-for-profit publication hosted by the Department of Archaeology at the University of York under the imprimatur o</text:p>
          </table:table-cell>
          <table:table-cell table:style-name="ce12" office:value-type="float" office:value="1996" calcext:value-type="float">
            <text:p>1996</text:p>
          </table:table-cell>
          <table:table-cell table:style-name="ce107" office:value-type="float" office:value="2021" calcext:value-type="float">
            <text:p>2021</text:p>
          </table:table-cell>
          <table:table-cell table:style-name="ce107" office:value-type="string" calcext:value-type="string">
            <text:p>Yes</text:p>
          </table:table-cell>
          <table:table-cell table:style-name="ce6" office:value-type="string" calcext:value-type="string">
            <text:p>World</text:p>
          </table:table-cell>
          <table:table-cell table:style-name="ce2" office:value-type="string" calcext:value-type="string">
            <text:p>English</text:p>
          </table:table-cell>
          <table:table-cell table:style-name="ce2"/>
          <table:table-cell table:number-columns-repeated="2" table:style-name="ce107"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C BY</text:p>
          </table:table-cell>
          <table:table-cell table:style-name="ce2" table:number-columns-repeated="13"/>
          <table:table-cell table:style-name="ce1"/>
        </table:table-row>
        <table:table-row table:style-name="ro1">
          <table:table-cell table:number-columns-repeated="2" table:style-name="ce4" office:value-type="string" calcext:value-type="string">
            <text:p>Archaeological and Environmental Forensic Science</text:p>
          </table:table-cell>
          <table:table-cell table:style-name="ce4" office:value-type="string" calcext:value-type="string">
            <text:p>Equinox Publishing Ltd</text:p>
          </table:table-cell>
          <table:table-cell table:style-name="ce4" office:value-type="string" calcext:value-type="string">
            <text:p>https://journals.equinoxpub.com/index.php/AEFS</text:p>
          </table:table-cell>
          <table:table-cell table:style-name="ce4"/>
          <table:table-cell table:style-name="ce21" office:value-type="string" calcext:value-type="string">
            <text:p>Archaeological and Environmental Forensic Science is a journal that specialises in the inter-relationship between archaeological and environmental sciences and forensic practice. It covers both the use of archaeological and environmental methods in forens</text:p>
          </table:table-cell>
          <table:table-cell table:style-name="ce19" office:value-type="float" office:value="2016" calcext:value-type="float">
            <text:p>2016</text:p>
          </table:table-cell>
          <table:table-cell table:style-name="ce4" office:value-type="float" office:value="2016" calcext:value-type="float">
            <text:p>2016</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2" office:value-type="currency" office:currency="GBP" office:value="1200" calcext:value-type="currency">
            <text:p><text:s/>£1 200,00 </text:p>
          </table:table-cell>
          <table:table-cell table:style-name="ce42" table:number-columns-repeated="7"/>
          <table:table-cell table:style-name="ce51" office:value-type="currency" office:currency="GBP" office:value="36" calcext:value-type="currency">
            <text:p><text:s/>£36,00 </text:p>
          </table:table-cell>
          <table:table-cell table:style-name="ce51" office:value-type="currency" office:currency="GBP" office:value="42" calcext:value-type="currency">
            <text:p><text:s/>£42,00 </text:p>
          </table:table-cell>
          <table:table-cell table:style-name="ce51" office:value-type="currency" office:currency="GBP" office:value="115" calcext:value-type="currency">
            <text:p><text:s/>£115,00 </text:p>
          </table:table-cell>
          <table:table-cell table:style-name="ce51" office:value-type="currency" office:currency="GBP" office:value="147" calcext:value-type="currency">
            <text:p><text:s/>£147,00 </text:p>
          </table:table-cell>
          <table:table-cell table:style-name="ce1"/>
        </table:table-row>
        <table:table-row table:style-name="ro1">
          <table:table-cell table:number-columns-repeated="2" table:style-name="ce1" office:value-type="string" calcext:value-type="string">
            <text:p>Studies in funerary Archaeology </text:p>
          </table:table-cell>
          <table:table-cell table:style-name="ce2" office:value-type="string" calcext:value-type="string">
            <text:p>Oxbow Books</text:p>
          </table:table-cell>
          <table:table-cell table:style-name="ce1" office:value-type="string" calcext:value-type="string">
            <text:p>http://www.oxbowbooks.com/oxbow/catalogsearch/advanced/result/?seriesname=Studies%20in%20funerary%20Archaeology</text:p>
          </table:table-cell>
          <table:table-cell table:style-name="ce1"/>
          <table:table-cell table:style-name="ce1" office:value-type="string" calcext:value-type="string">
            <text:p>Publication of edited volumes</text:p>
          </table:table-cell>
          <table:table-cell table:style-name="ce1" office:value-type="float" office:value="2007" calcext:value-type="float">
            <text:p>2007</text:p>
          </table:table-cell>
          <table:table-cell table:style-name="ce1" office:value-type="float" office:value="2016" calcext:value-type="float">
            <text:p>201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5" office:value-type="string" calcext:value-type="string">
            <text:p>Late Antique Archaeology</text:p>
          </table:table-cell>
          <table:table-cell table:style-name="ce5" office:value-type="string" calcext:value-type="string">
            <text:p>Brill</text:p>
          </table:table-cell>
          <table:table-cell table:style-name="ce4" office:value-type="string" calcext:value-type="string">
            <text:p>http://www.brill.com/publications/late-antique-archaeology</text:p>
          </table:table-cell>
          <table:table-cell table:style-name="ce4"/>
          <table:table-cell table:style-name="ce21" office:value-type="string" calcext:value-type="string">
            <text:p>Late Antique Archaeology, an annual publication, contains papers which each year systematically address a chosen theme relating to the historical reconstruction of Mediterranean society, from the accession of Diocletian (AD 283) to approximately the middl</text:p>
          </table:table-cell>
          <table:table-cell table:style-name="ce19" office:value-type="float" office:value="2003" calcext:value-type="float">
            <text:p>2003</text:p>
          </table:table-cell>
          <table:table-cell table:style-name="ce19" office:value-type="float" office:value="2013" calcext:value-type="float">
            <text:p>2013</text:p>
          </table:table-cell>
          <table:table-cell table:style-name="ce19"/>
          <table:table-cell table:style-name="ce4" office:value-type="string" calcext:value-type="string">
            <text:p>Mediterranean</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Classical</text:p>
          </table:table-cell>
          <table:table-cell table:style-name="ce4" office:value-type="string" calcext:value-type="string">
            <text:p>Yes</text:p>
          </table:table-cell>
          <table:table-cell table:style-name="ce4" table:number-columns-repeated="2"/>
          <table:table-cell table:style-name="ce42" table:number-columns-repeated="9"/>
          <table:table-cell table:style-name="ce51" table:number-columns-repeated="2"/>
          <table:table-cell table:style-name="ce4"/>
          <table:table-cell table:style-name="ce1" table:number-columns-repeated="2"/>
        </table:table-row>
        <table:table-row table:style-name="ro1">
          <table:table-cell table:number-columns-repeated="2" table:style-name="ce4" office:value-type="string" calcext:value-type="string">
            <text:p>Andean Past</text:p>
          </table:table-cell>
          <table:table-cell table:style-name="ce4" office:value-type="string" calcext:value-type="string">
            <text:p>Cornell</text:p>
          </table:table-cell>
          <table:table-cell table:style-name="ce4" office:value-type="string" calcext:value-type="string">
            <text:p>https://lasp.einaudi.cornell.edu/andean-past</text:p>
          </table:table-cell>
          <table:table-cell table:style-name="ce4"/>
          <table:table-cell table:style-name="ce21" office:value-type="string" calcext:value-type="string">
            <text:p>Andean Past is a peer-reviewed, numbered publication series dedicated to research in the archaeology and ethnohistory of Western South America. Although it focuses on pre-Columbian times, it includes articles on the colonial period that enhance understand</text:p>
          </table:table-cell>
          <table:table-cell table:style-name="ce4" office:value-type="float" office:value="1987" calcext:value-type="float">
            <text:p>1987</text:p>
          </table:table-cell>
          <table:table-cell table:style-name="ce4" office:value-type="float" office:value="2013" calcext:value-type="float">
            <text:p>2013</text:p>
          </table:table-cell>
          <table:table-cell table:style-name="ce4"/>
          <table:table-cell table:style-name="ce19" office:value-type="string" calcext:value-type="string">
            <text:p>South Ame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office:value-type="float" office:value="30" calcext:value-type="float">
            <text:p><text:s/>$30,00 </text:p>
          </table:table-cell>
          <table:table-cell table:style-name="ce40" office:value-type="float" office:value="50" calcext:value-type="float">
            <text:p><text:s/>$50,00 </text:p>
          </table:table-cell>
          <table:table-cell table:style-name="ce40" table:number-columns-repeated="7"/>
          <table:table-cell table:number-columns-repeated="2" table:style-name="ce40" office:value-type="float" office:value="50" calcext:value-type="float">
            <text:p><text:s/>$50,00 </text:p>
          </table:table-cell>
          <table:table-cell table:style-name="ce4"/>
          <table:table-cell table:style-name="ce1" table:number-columns-repeated="2"/>
        </table:table-row>
        <table:table-row table:style-name="ro1">
          <table:table-cell table:style-name="ce1" office:value-type="string" calcext:value-type="string">
            <text:p>The Bulletin of the French School of the Far East</text:p>
          </table:table-cell>
          <table:table-cell table:style-name="ce2" office:value-type="string" calcext:value-type="string">
            <text:p>Bulletin de l'École française d'Extrême-Orient</text:p>
          </table:table-cell>
          <table:table-cell table:style-name="ce2" office:value-type="string" calcext:value-type="string">
            <text:p>French School of the Far East</text:p>
          </table:table-cell>
          <table:table-cell table:style-name="ce1" office:value-type="string" calcext:value-type="string">
            <text:p>http://www.persee.fr/collection/befeo</text:p>
          </table:table-cell>
          <table:table-cell table:style-name="ce1" office:value-type="string" calcext:value-type="string">
            <text:p>http://www.efeo.fr/base.php?code=97</text:p>
          </table:table-cell>
          <table:table-cell table:style-name="ce1" office:value-type="string" calcext:value-type="string">
            <text:p>The Bulletin of the French School of the Far East annually publishes scientific work on the Asia - ranging from India to Japan - in all areas of human and social sciences. Since the 1970s, the magazine is resolutely open to social sciences and contemporar</text:p>
          </table:table-cell>
          <table:table-cell table:style-name="ce4" office:value-type="float" office:value="1901" calcext:value-type="float">
            <text:p>1901</text:p>
          </table:table-cell>
          <table:table-cell table:style-name="ce1" office:value-type="float" office:value="2013" calcext:value-type="float">
            <text:p>2013</text:p>
          </table:table-cell>
          <table:table-cell table:style-name="ce1"/>
          <table:table-cell table:style-name="ce1" office:value-type="string" calcext:value-type="string">
            <text:p>Asia</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Navarra archeology work</text:p>
          </table:table-cell>
          <table:table-cell table:style-name="ce2" office:value-type="string" calcext:value-type="string">
            <text:p>Trabajos de arqueología Navarra</text:p>
          </table:table-cell>
          <table:table-cell table:style-name="ce2" office:value-type="string" calcext:value-type="string">
            <text:p>Gobierno de Navarra: Institución Príncipe de Viana </text:p>
          </table:table-cell>
          <table:table-cell table:style-name="ce1" office:value-type="string" calcext:value-type="string">
            <text:p>http://dialnet.unirioja.es/servlet/revista?codigo=1439</text:p>
          </table:table-cell>
          <table:table-cell table:style-name="ce1" office:value-type="string" calcext:value-type="string">
            <text:p>http://www.navarra.es/home_es/Temas/Turismo+ocio+y+cultura/Publicaciones/Revistas+Principe+Viana/Trabajos+Arqueologia/Default.htm</text:p>
          </table:table-cell>
          <table:table-cell table:style-name="ce1" office:value-type="string" calcext:value-type="string">
            <text:p>Annual magazine published since 1979 by the Government of Navarra for the dissemination of the archaeological works made ​​in Navarra.</text:p>
          </table:table-cell>
          <table:table-cell table:style-name="ce1" office:value-type="float" office:value="1979" calcext:value-type="float">
            <text:p>1979</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egean Archaeology</text:p>
          </table:table-cell>
          <table:table-cell table:style-name="ce2" office:value-type="string" calcext:value-type="string">
            <text:p>Institute of Archaeology and Ethnology of the Polish Academy of Sciences in Warsaw</text:p>
          </table:table-cell>
          <table:table-cell table:style-name="ce1" office:value-type="string" calcext:value-type="string">
            <text:p>http://www.iaepan.edu.pl/AEA/</text:p>
          </table:table-cell>
          <table:table-cell table:style-name="ce1"/>
          <table:table-cell table:style-name="ce1" office:value-type="string" calcext:value-type="string">
            <text:p>Aegean Archaeology publishes annually field reports, synthetic studies, theoretical papers, notes, book reviews, and review articles that concern the Aegean world – the cultures and societies which comprised the civilizations of the Aegean basin and its b</text:p>
          </table:table-cell>
          <table:table-cell table:style-name="ce1" office:value-type="float" office:value="1994" calcext:value-type="float">
            <text:p>1994</text:p>
          </table:table-cell>
          <table:table-cell table:style-name="ce1" office:value-type="float" office:value="2013" calcext:value-type="float">
            <text:p>2013</text:p>
          </table:table-cell>
          <table:table-cell table:style-name="ce1"/>
          <table:table-cell table:style-name="ce4"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60" calcext:value-type="float">
            <text:p><text:s/>$60,00 </text:p>
          </table:table-cell>
          <table:table-cell table:style-name="ce40" table:number-columns-repeated="7"/>
          <table:table-cell table:number-columns-repeated="2" table:style-name="ce40" office:value-type="float" office:value="60" calcext:value-type="float">
            <text:p><text:s/>$60,00 </text:p>
          </table:table-cell>
          <table:table-cell table:style-name="ce1" table:number-columns-repeated="3"/>
        </table:table-row>
        <table:table-row table:style-name="ro1">
          <table:table-cell table:style-name="ce1" office:value-type="string" calcext:value-type="string">
            <text:p>Sautuola: Journal of the Institute of Prehistory and Archaeology Sautuola</text:p>
          </table:table-cell>
          <table:table-cell table:style-name="ce2" office:value-type="string" calcext:value-type="string">
            <text:p>Sautuola: Revista del Instituto de Prehistoria y Arqueología Sautuola</text:p>
          </table:table-cell>
          <table:table-cell table:style-name="ce2" office:value-type="string" calcext:value-type="string">
            <text:p>Instituto de Prehistoria y Arqueología Sautuola</text:p>
          </table:table-cell>
          <table:table-cell table:style-name="ce1" office:value-type="string" calcext:value-type="string">
            <text:p>https://www.academia.edu/people/search?utf8=%E2%9C%93&amp;q=Sautuola</text:p>
          </table:table-cell>
          <table:table-cell table:style-name="ce1" office:value-type="string" calcext:value-type="string">
            <text:p>http://dialnet.unirioja.es/servlet/revista?codigo=1329</text:p>
          </table:table-cell>
          <table:table-cell table:style-name="ce1" office:value-type="string" calcext:value-type="string">
            <text:p>The papers published are to work on sites in the region of Cantabria and the Cantabria Historical, preferential issue of this magazine, along with works by other communities such as the Basque Country, Galicia and Castilla and Leon and the neighbor Portug</text:p>
          </table:table-cell>
          <table:table-cell table:style-name="ce1" office:value-type="float" office:value="1975" calcext:value-type="float">
            <text:p>1975</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cta Terrae Septemcastrensis</text:p>
          </table:table-cell>
          <table:table-cell table:style-name="ce2" office:value-type="string" calcext:value-type="string">
            <text:p>Institutul pentru Cercetarea Patrimoniului Cultural Transilvanean în Context European </text:p>
          </table:table-cell>
          <table:table-cell table:style-name="ce1" office:value-type="string" calcext:value-type="string">
            <text:p>http://arheologie.ulbsibiu.ro/study.htm</text:p>
          </table:table-cell>
          <table:table-cell table:style-name="ce2" office:value-type="string" calcext:value-type="string">
            <text:p>www.scipio.ro/web/acta-terrae-septemcastrensis</text:p>
          </table:table-cell>
          <table:table-cell table:style-name="ce1" office:value-type="string" calcext:value-type="string">
            <text:p>Acta Terrae Septemcastrensis is a yearly journal centred on the Transylvania heritage (from Neolithic, Bronze Age, Classical and Medieval archaeology). Additionally we publish proceedings related to our conferences we held (International Colloquium of Fun</text:p>
          </table:table-cell>
          <table:table-cell table:style-name="ce4" office:value-type="float" office:value="2002" calcext:value-type="float">
            <text:p>2002</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 Roman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nals of the Royal Society of Brussels Archaeology</text:p>
          </table:table-cell>
          <table:table-cell table:style-name="ce2" office:value-type="string" calcext:value-type="string">
            <text:p>annales de la societe roayle d'archeologie de bruxeels</text:p>
          </table:table-cell>
          <table:table-cell table:style-name="ce2" office:value-type="string" calcext:value-type="string">
            <text:p>la societe roayle d'archeologie de bruxeels</text:p>
          </table:table-cell>
          <table:table-cell table:style-name="ce1" office:value-type="string" calcext:value-type="string">
            <text:p>http://www.srab.be/Publications.html</text:p>
          </table:table-cell>
          <table:table-cell table:style-name="ce1" office:value-type="string" calcext:value-type="string">
            <text:p>https://archive.org/stream/annalesdelasoci10unkngoog/annalesdelasoci10unkngoog_djvu.txt</text:p>
          </table:table-cell>
          <table:table-cell table:style-name="ce1" office:value-type="string" calcext:value-type="string">
            <text:p>These volumes include studies of the highest order. Some early examples: the fundamental text of Franz Cumont , how Belgium was Romanized , the important study of Paul Bonenfant on the first walls of Brussels , the Working Lowet of Wotrenge on The Brussel</text:p>
          </table:table-cell>
          <table:table-cell table:style-name="ce4" office:value-type="float" office:value="1887" calcext:value-type="float">
            <text:p>1887</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Frenc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number-columns-repeated="2" table:style-name="ce50" office:value-type="currency" office:currency="EUR" office:value="60" calcext:value-type="currency">
            <text:p><text:s/>€ 60,00 </text:p>
          </table:table-cell>
          <table:table-cell table:style-name="ce50" table:number-columns-repeated="7"/>
          <table:table-cell table:number-columns-repeated="2" table:style-name="ce50" office:value-type="currency" office:currency="EUR" office:value="60" calcext:value-type="currency">
            <text:p><text:s/>€ 60,00 </text:p>
          </table:table-cell>
          <table:table-cell table:style-name="ce1" table:number-columns-repeated="3"/>
        </table:table-row>
        <table:table-row table:style-name="ro1">
          <table:table-cell table:number-columns-repeated="2" table:style-name="ce4" office:value-type="string" calcext:value-type="string">
            <text:p>Journal of the American Research Center in Egypt</text:p>
          </table:table-cell>
          <table:table-cell table:style-name="ce4" office:value-type="string" calcext:value-type="string">
            <text:p>Lockwood Press</text:p>
          </table:table-cell>
          <table:table-cell table:style-name="ce4" office:value-type="string" calcext:value-type="string">
            <text:p>http://lockwoodpressjournals.com/loi/arce</text:p>
          </table:table-cell>
          <table:table-cell table:style-name="ce4"/>
          <table:table-cell table:style-name="ce21" office:value-type="string" calcext:value-type="string">
            <text:p>The Journal of the American Research Center in Egypt (JARCE) was established in 1962 to foster scholarly research into the art, archaeology, languages, history, and social systems of the Egyptian people. The Journal is an annual publication with articles </text:p>
          </table:table-cell>
          <table:table-cell table:style-name="ce19" office:value-type="float" office:value="1962" calcext:value-type="float">
            <text:p>1962</text:p>
          </table:table-cell>
          <table:table-cell table:style-name="ce19" office:value-type="float" office:value="2013" calcext:value-type="float">
            <text:p>2013</text:p>
          </table:table-cell>
          <table:table-cell table:style-name="ce19"/>
          <table:table-cell table:style-name="ce4" office:value-type="string" calcext:value-type="string">
            <text:p>Africa</text:p>
          </table:table-cell>
          <table:table-cell table:style-name="ce4" office:value-type="string" calcext:value-type="string">
            <text:p>English, French, German</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0" table:number-columns-repeated="7"/>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
          <table:table-cell table:style-name="ce1"/>
          <table:table-cell table:style-name="ce2"/>
        </table:table-row>
        <table:table-row table:style-name="ro1">
          <table:table-cell table:number-columns-repeated="2" table:style-name="ce1" office:value-type="string" calcext:value-type="string">
            <text:p>Medieval Settlement Research</text:p>
          </table:table-cell>
          <table:table-cell table:style-name="ce2" office:value-type="string" calcext:value-type="string">
            <text:p>Medieval Settlement Research Group (MSRG)</text:p>
          </table:table-cell>
          <table:table-cell table:style-name="ce1" office:value-type="string" calcext:value-type="string">
            <text:p>http://archaeologydataservice.ac.uk/archives/view/msrg_2012/</text:p>
          </table:table-cell>
          <table:table-cell table:style-name="ce1" office:value-type="string" calcext:value-type="string">
            <text:p>http://medieval-settlement.com/publications/journal/</text:p>
          </table:table-cell>
          <table:table-cell table:style-name="ce1" office:value-type="string" calcext:value-type="string">
            <text:p>The MSRG's journal, Medieval Settlement Research (MSR), is published each year in the autumn. The journal is an internationally recognised publication, containing peer-reviewed research papers, fieldwork reports and news, reviews and an annual bibliograph</text:p>
          </table:table-cell>
          <table:table-cell table:style-name="ce1" office:value-type="float" office:value="1986" calcext:value-type="float">
            <text:p>1986</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style-name="ce51" office:value-type="currency" office:currency="GBP" office:value="6" calcext:value-type="currency">
            <text:p><text:s/>£6,00 </text:p>
          </table:table-cell>
          <table:table-cell table:style-name="ce51" office:value-type="currency" office:currency="GBP" office:value="12" calcext:value-type="currency">
            <text:p><text:s/>£12,00 </text:p>
          </table:table-cell>
          <table:table-cell table:style-name="ce51" table:number-columns-repeated="7"/>
          <table:table-cell table:number-columns-repeated="2" table:style-name="ce51" office:value-type="currency" office:currency="GBP" office:value="12" calcext:value-type="currency">
            <text:p><text:s/>£12,00 </text:p>
          </table:table-cell>
          <table:table-cell table:style-name="ce1" table:number-columns-repeated="3"/>
        </table:table-row>
        <table:table-row table:style-name="ro1">
          <table:table-cell table:number-columns-repeated="2" table:style-name="ce1" office:value-type="string" calcext:value-type="string">
            <text:p>Northamptonshire Archaeology</text:p>
          </table:table-cell>
          <table:table-cell table:style-name="ce2" office:value-type="string" calcext:value-type="string">
            <text:p>Northamptonshire Archaeological Society</text:p>
          </table:table-cell>
          <table:table-cell table:style-name="ce1" office:value-type="string" calcext:value-type="string">
            <text:p>http://archlib.britarch.net/cgi-bin/listarticles.cgi?session=1244409271&amp;series=7</text:p>
          </table:table-cell>
          <table:table-cell table:style-name="ce1" office:value-type="string" calcext:value-type="string">
            <text:p>http://northants-archaeology.org.uk/publications.htm</text:p>
          </table:table-cell>
          <table:table-cell table:style-name="ce1" office:value-type="string" calcext:value-type="string">
            <text:p>The Journal includes reports of fieldwork, excavations and other discoveries in the County, with financial support from commercial archaeology. Contributions are welcome from anyone with an interest in Northamptonshire's past. It is distributed nationally</text:p>
          </table:table-cell>
          <table:table-cell table:style-name="ce1" office:value-type="float" office:value="1966" calcext:value-type="float">
            <text:p>1966</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4" office:value-type="currency" office:currency="GBP" office:value="10" calcext:value-type="currency">
            <text:p><text:s/>£10,00 </text:p>
          </table:table-cell>
          <table:table-cell table:style-name="ce44" office:value-type="currency" office:currency="GBP" office:value="12" calcext:value-type="currency">
            <text:p><text:s/>£12,00 </text:p>
          </table:table-cell>
          <table:table-cell table:style-name="ce44" table:number-columns-repeated="7"/>
          <table:table-cell table:number-columns-repeated="2" table:style-name="ce44" office:value-type="currency" office:currency="GBP" office:value="12" calcext:value-type="currency">
            <text:p><text:s/>£12,00 </text:p>
          </table:table-cell>
          <table:table-cell table:style-name="ce1"/>
          <table:table-cell table:style-name="ce2"/>
          <table:table-cell table:style-name="ce1"/>
        </table:table-row>
        <table:table-row table:style-name="ro1">
          <table:table-cell table:style-name="ce1" office:value-type="string" calcext:value-type="string">
            <text:p>Portuguese Journal of Archaeology</text:p>
          </table:table-cell>
          <table:table-cell table:style-name="ce2" office:value-type="string" calcext:value-type="string">
            <text:p>Revista portuguesa de arqueologia</text:p>
          </table:table-cell>
          <table:table-cell table:style-name="ce2" office:value-type="string" calcext:value-type="string">
            <text:p>Patrimonio Cultural</text:p>
          </table:table-cell>
          <table:table-cell table:style-name="ce1" office:value-type="string" calcext:value-type="string">
            <text:p>http://www.patrimoniocultural.pt/en/shop/catalog/revista-portuguesa-de-arqueologia/</text:p>
          </table:table-cell>
          <table:table-cell table:style-name="ce1" office:value-type="string" calcext:value-type="string">
            <text:p>http://dialnet.unirioja.es/servlet/revista?codigo=3782</text:p>
          </table:table-cell>
          <table:table-cell table:style-name="ce1" office:value-type="string" calcext:value-type="string">
            <text:p>The "Portuguese Journal of Archaeology" (RPA) was established in 1998 under the term of the Portuguese Institute of Archaeology (IPA), having editorial responsibility was transferred to the Institute of Asset Management Arquitetcónico and Archaeological (</text:p>
          </table:table-cell>
          <table:table-cell table:style-name="ce1" office:value-type="float" office:value="1998" calcext:value-type="float">
            <text:p>1998</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Portuguese, Spanish, French,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PUCP Archaeology Bulletin</text:p>
          </table:table-cell>
          <table:table-cell table:style-name="ce2" office:value-type="string" calcext:value-type="string">
            <text:p>Boletín de Arqueología PUCP</text:p>
          </table:table-cell>
          <table:table-cell table:style-name="ce2" office:value-type="string" calcext:value-type="string">
            <text:p>Pontificia Universidad Catolica del Peru</text:p>
          </table:table-cell>
          <table:table-cell table:style-name="ce2" office:value-type="string" calcext:value-type="string">
            <text:p>http://revistas.pucp.edu.pe/index.php/boletindearqueologia</text:p>
          </table:table-cell>
          <table:table-cell table:style-name="ce1"/>
          <table:table-cell table:style-name="ce1" office:value-type="string" calcext:value-type="string">
            <text:p>PUCP Archaeology Bulletin is the journal of the Specialty of Humanities Department of Archaeology of the Pontificia Universidad Catolica del Peru. It begins in 1997, as part of the need for a forum for dialogue between national archaeologists and between </text:p>
          </table:table-cell>
          <table:table-cell table:style-name="ce4" office:value-type="float" office:value="1997" calcext:value-type="float">
            <text:p>1997</text:p>
          </table:table-cell>
          <table:table-cell table:style-name="ce1" office:value-type="float" office:value="2013" calcext:value-type="float">
            <text:p>2013</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Yearbook of the Roman-Germanic Central Museum in Mainz</text:p>
          </table:table-cell>
          <table:table-cell table:style-name="ce6" office:value-type="string" calcext:value-type="string">
            <text:p>Jahrbuch des Römisch-Germanischen Zentralmuseums</text:p>
          </table:table-cell>
          <table:table-cell table:style-name="ce6" office:value-type="string" calcext:value-type="string">
            <text:p>Roman-Germanic Central Museum in Mainz</text:p>
          </table:table-cell>
          <table:table-cell table:style-name="ce12" office:value-type="string" calcext:value-type="string">
            <text:p>http://journals.ub.uni-heidelberg.de/index.php/jahrb-rgzm/index</text:p>
          </table:table-cell>
          <table:table-cell table:style-name="ce12" office:value-type="string" calcext:value-type="string">
            <text:p>http://web.rgzm.de/publikationen/rgzm-open-access/jahrbuch/jahrbuch-des-roemisch-germanischen-zentralmuseums.html</text:p>
          </table:table-cell>
          <table:table-cell table:style-name="ce2" office:value-type="string" calcext:value-type="string">
            <text:p>The Yearbook of RGZM is an annual archaeological journal of the Roman-Germanic Central Museum. They will appear next to the print edition also at the Heidelberg University Library in Open Access</text:p>
          </table:table-cell>
          <table:table-cell table:style-name="ce12" office:value-type="float" office:value="1954" calcext:value-type="float">
            <text:p>1954</text:p>
          </table:table-cell>
          <table:table-cell table:style-name="ce6" office:value-type="float" office:value="2013" calcext:value-type="float">
            <text:p>2013</text:p>
          </table:table-cell>
          <table:table-cell table:style-name="ce6"/>
          <table:table-cell table:style-name="ce6" office:value-type="string" calcext:value-type="string">
            <text:p>Middle East, Europe, Africa, Mediterranean</text:p>
          </table:table-cell>
          <table:table-cell table:style-name="ce6" office:value-type="string" calcext:value-type="string">
            <text:p>German, English, French</text:p>
          </table:table-cell>
          <table:table-cell table:style-name="ce1"/>
          <table:table-cell table:number-columns-repeated="2" table:style-name="ce13"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6" office:value-type="string" calcext:value-type="string">
            <text:p>Yes</text:p>
          </table:table-cell>
          <table:table-cell table:style-name="ce6"/>
          <table:table-cell table:style-name="ce13"/>
          <table:table-cell table:style-name="ce2" table:number-columns-repeated="12"/>
          <table:table-cell table:style-name="ce1" table:number-columns-repeated="2"/>
        </table:table-row>
        <table:table-row table:style-name="ro3">
          <table:table-cell table:number-columns-repeated="2" table:style-name="ce2" office:value-type="string" calcext:value-type="string">
            <text:p>University Museums and Collections Journal</text:p>
          </table:table-cell>
          <table:table-cell table:style-name="ce20" office:value-type="string" calcext:value-type="string">
            <text:p>The International Committee of University Museums and Collections</text:p>
          </table:table-cell>
          <table:table-cell table:style-name="ce1" office:value-type="string" calcext:value-type="string">
            <text:p>http://edoc.hu-berlin.de/browsing/umacj/index.php?l[2]=Current+Publications&amp;c[2][journal_id]=</text:p>
          </table:table-cell>
          <table:table-cell table:style-name="ce1"/>
          <table:table-cell table:style-name="ce1" office:value-type="string" calcext:value-type="string">
            <text:p>The University Museums and Collections Journal is a peer-reviewed, on-line journal for the</text:p>
            <text:p>proceedings of the International Committee for University Museums and Collections (UMAC), a</text:p>
            <text:p>Committee of the International Council of Museums (ICOM). The Journal wi</text:p>
          </table:table-cell>
          <table:table-cell table:style-name="ce1" office:value-type="float" office:value="2008" calcext:value-type="float">
            <text:p>2008</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Conservation</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Review of Archaeology | The Quarterly Review of Archaeology</text:p>
          </table:table-cell>
          <table:table-cell table:style-name="ce1" office:value-type="string" calcext:value-type="string">
            <text:p>The Review of Archaeology </text:p>
          </table:table-cell>
          <table:table-cell table:style-name="ce1" office:value-type="string" calcext:value-type="string">
            <text:p>http://reviewofarchaeology.org/</text:p>
          </table:table-cell>
          <table:table-cell table:style-name="ce1"/>
          <table:table-cell table:style-name="ce1" office:value-type="string" calcext:value-type="string">
            <text:p>The Review of Archaeology deals with the unrecorded past, with prehistory. Its primary objective is the evaluation of significant publications in archaeology, related disciplines, as well as other areas of study that may contribute to our understanding.</text:p>
          </table:table-cell>
          <table:table-cell table:style-name="ce1" office:value-type="float" office:value="1979" calcext:value-type="float">
            <text:p>1979</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25" calcext:value-type="float">
            <text:p><text:s/>$25,00 </text:p>
          </table:table-cell>
          <table:table-cell table:style-name="ce40" table:number-columns-repeated="7"/>
          <table:table-cell table:number-columns-repeated="2" table:style-name="ce40" office:value-type="float" office:value="25" calcext:value-type="float">
            <text:p><text:s/>$25,00 </text:p>
          </table:table-cell>
          <table:table-cell table:style-name="ce1" table:number-columns-repeated="2"/>
          <table:table-cell table:style-name="ce2"/>
        </table:table-row>
        <table:table-row table:style-name="ro1">
          <table:table-cell table:number-columns-repeated="2" table:style-name="ce7" office:value-type="string" calcext:value-type="string">
            <text:p>Transactions- The Thoroton Society is Nottinghamshire</text:p>
          </table:table-cell>
          <table:table-cell table:style-name="ce19" office:value-type="string" calcext:value-type="string">
            <text:p>The Thoroton Society is Nottinghamshire</text:p>
          </table:table-cell>
          <table:table-cell table:style-name="ce4" office:value-type="string" calcext:value-type="string">
            <text:p>http://www.thorotonsociety.org.uk/publications/transactions.htm</text:p>
          </table:table-cell>
          <table:table-cell table:style-name="ce4"/>
          <table:table-cell table:style-name="ce21" office:value-type="string" calcext:value-type="string">
            <text:p>The Society's Transactions contain articles and reports describing the results of research into aspects of local history and archaeology. They have been published annually since 1897, and are distributed to academic institutions and private subscribers th</text:p>
          </table:table-cell>
          <table:table-cell table:style-name="ce4" office:value-type="float" office:value="1897" calcext:value-type="float">
            <text:p>1897</text:p>
          </table:table-cell>
          <table:table-cell table:style-name="ce4" office:value-type="float" office:value="2013" calcext:value-type="float">
            <text:p>2013</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2"/>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style-name="ce42" table:number-columns-repeated="7"/>
          <table:table-cell table:style-name="ce42" office:value-type="currency" office:currency="GBP" office:value="20" calcext:value-type="currency">
            <text:p><text:s/>£20,00 </text:p>
          </table:table-cell>
          <table:table-cell table:style-name="ce42" office:value-type="currency" office:currency="GBP" office:value="25" calcext:value-type="currency">
            <text:p><text:s/>£25,00 </text:p>
          </table:table-cell>
          <table:table-cell table:style-name="ce4"/>
          <table:table-cell table:style-name="ce2"/>
          <table:table-cell table:style-name="ce1"/>
        </table:table-row>
        <table:table-row table:style-name="ro1">
          <table:table-cell table:number-columns-repeated="2" table:style-name="ce1" office:value-type="string" calcext:value-type="string">
            <text:p>Mediterranean Archaeology</text:p>
          </table:table-cell>
          <table:table-cell table:style-name="ce2" office:value-type="string" calcext:value-type="string">
            <text:p>The University of Sydney</text:p>
          </table:table-cell>
          <table:table-cell table:style-name="ce1" office:value-type="string" calcext:value-type="string">
            <text:p>http://sydney.edu.au/arts/publications/meditarch/</text:p>
          </table:table-cell>
          <table:table-cell table:style-name="ce1"/>
          <table:table-cell table:style-name="ce1" office:value-type="string" calcext:value-type="string">
            <text:p>Mediterranean Archaeology is a peer-reviewed annual open to contributors from any country and publishes papers in English, French, German, and Italian.</text:p>
          </table:table-cell>
          <table:table-cell table:style-name="ce1" office:value-type="float" office:value="1988" calcext:value-type="float">
            <text:p>1988</text:p>
          </table:table-cell>
          <table:table-cell table:style-name="ce1" office:value-type="float" office:value="2013" calcext:value-type="float">
            <text:p>2013</text:p>
          </table:table-cell>
          <table:table-cell table:style-name="ce1"/>
          <table:table-cell table:style-name="ce4" office:value-type="string" calcext:value-type="string">
            <text:p>Mediterranean</text:p>
          </table:table-cell>
          <table:table-cell table:style-name="ce4" office:value-type="string" calcext:value-type="string">
            <text:p>English, French, German, Italian</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number-columns-repeated="2" table:style-name="ce40" office:value-type="float" office:value="100" calcext:value-type="float">
            <text:p><text:s/>$100,00 </text:p>
          </table:table-cell>
          <table:table-cell table:style-name="ce40" table:number-columns-repeated="7"/>
          <table:table-cell table:number-columns-repeated="2" table:style-name="ce40" office:value-type="float" office:value="100" calcext:value-type="float">
            <text:p><text:s/>$100,00 </text:p>
          </table:table-cell>
          <table:table-cell table:style-name="ce1" office:value-type="string" calcext:value-type="string">
            <text:p>Australian</text:p>
          </table:table-cell>
          <table:table-cell table:style-name="ce1" table:number-columns-repeated="2"/>
        </table:table-row>
        <table:table-row table:style-name="ro1">
          <table:table-cell table:number-columns-repeated="2" table:style-name="ce2" office:value-type="string" calcext:value-type="string">
            <text:p>International Preservation News</text:p>
          </table:table-cell>
          <table:table-cell table:style-name="ce2" office:value-type="string" calcext:value-type="string">
            <text:p>The International Federation of Library Associations and Institutions</text:p>
          </table:table-cell>
          <table:table-cell table:style-name="ce2" office:value-type="string" calcext:value-type="string">
            <text:p>http://www.ifla.org/en/publications/international-preservation-news</text:p>
          </table:table-cell>
          <table:table-cell table:style-name="ce2"/>
          <table:table-cell table:style-name="ce2" office:value-type="string" calcext:value-type="string">
            <text:p>The "International Preservation News" used to be published three times a year reporting on the preservation activities and events that support efforts to preserve materials in the world's libraries and archives. </text:p>
          </table:table-cell>
          <table:table-cell table:style-name="ce12" office:value-type="float" office:value="1987" calcext:value-type="float">
            <text:p>1987</text:p>
          </table:table-cell>
          <table:table-cell table:style-name="ce2" office:value-type="float" office:value="2013" calcext:value-type="float">
            <text:p>2013</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style-name="ce1"/>
          <table:table-cell table:number-columns-repeated="2" table:style-name="ce2" office:value-type="string" calcext:value-type="string">
            <text:p>Free</text:p>
          </table:table-cell>
          <table:table-cell table:style-name="ce2" office:value-type="string" calcext:value-type="string">
            <text:p>Conservation</text:p>
          </table:table-cell>
          <table:table-cell table:style-name="ce2" office:value-type="string" calcext:value-type="string">
            <text:p>All</text:p>
          </table:table-cell>
          <table:table-cell table:style-name="ce2" office:value-type="string" calcext:value-type="string">
            <text:p>No</text:p>
          </table:table-cell>
          <table:table-cell table:style-name="ce2" table:number-columns-repeated="14"/>
          <table:table-cell table:style-name="ce1" table:number-columns-repeated="2"/>
        </table:table-row>
        <table:table-row table:style-name="ro1">
          <table:table-cell table:number-columns-repeated="2" table:style-name="ce2" office:value-type="string" calcext:value-type="string">
            <text:p>Kroeber</text:p>
          </table:table-cell>
          <table:table-cell table:style-name="ce2" office:value-type="string" calcext:value-type="string">
            <text:p>UC Berkeley</text:p>
          </table:table-cell>
          <table:table-cell table:style-name="ce1" office:value-type="string" calcext:value-type="string">
            <text:p>http://kas.berkeley.edu/</text:p>
          </table:table-cell>
          <table:table-cell table:style-name="ce1"/>
          <table:table-cell table:style-name="ce1" office:value-type="string" calcext:value-type="string">
            <text:p>Over the last fifty years, the Kroeber Anthropological Society Papers has evolved into a semi-annual volume with considerable international readership. We publish articles in the general field of anthropology (and all its subdisciplines) and neighboring f</text:p>
          </table:table-cell>
          <table:table-cell table:style-name="ce1" office:value-type="float" office:value="1950" calcext:value-type="float">
            <text:p>195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Annals of Cordovan Archeology</text:p>
          </table:table-cell>
          <table:table-cell table:style-name="ce2" office:value-type="string" calcext:value-type="string">
            <text:p>Anales de Arqueología Cordobesa</text:p>
          </table:table-cell>
          <table:table-cell table:style-name="ce2" office:value-type="string" calcext:value-type="string">
            <text:p>Universidad De Cordoba</text:p>
          </table:table-cell>
          <table:table-cell table:style-name="ce2" office:value-type="string" calcext:value-type="string">
            <text:p>http://helvia.uco.es/xmlui/handle/10396/5934</text:p>
          </table:table-cell>
          <table:table-cell table:style-name="ce1" office:value-type="string" calcext:value-type="string">
            <text:p>http://dialnet.unirioja.es/servlet/revista?codigo=57</text:p>
          </table:table-cell>
          <table:table-cell table:style-name="ce1" office:value-type="string" calcext:value-type="string">
            <text:p>Magazine published annually by the Research Group HUM-236 PAI University of Cordoba and sponsored by the Cultural Office of the Hon. Provincial de Córdoba and under the Agreement with the Town Planning Department of the City of Córdoba. The first issue ca</text:p>
          </table:table-cell>
          <table:table-cell table:style-name="ce4" office:value-type="float" office:value="1990" calcext:value-type="float">
            <text:p>1990</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style-name="ce2" office:value-type="string" calcext:value-type="string">
            <text:p>MEDIEVAL Archaeology and Territory</text:p>
          </table:table-cell>
          <table:table-cell table:style-name="ce2" office:value-type="string" calcext:value-type="string">
            <text:p>Arqueología y Territorio MEDIEVAL</text:p>
          </table:table-cell>
          <table:table-cell table:style-name="ce2" office:value-type="string" calcext:value-type="string">
            <text:p>Universidad de Jaén</text:p>
          </table:table-cell>
          <table:table-cell table:style-name="ce1" office:value-type="string" calcext:value-type="string">
            <text:p>http://www.ujaen.es/revista/arqytm/</text:p>
          </table:table-cell>
          <table:table-cell table:style-name="ce1"/>
          <table:table-cell table:style-name="ce1" office:value-type="string" calcext:value-type="string">
            <text:p>The journal Arqueología y Territorio Medieval is dedicated to the history and archaeology of European and Mediterranean medieval societies, in their different politico-social, economic, religious and cultural forms, etc, between the Vth and XVth centuries</text:p>
          </table:table-cell>
          <table:table-cell table:style-name="ce4" office:value-type="float" office:value="1994" calcext:value-type="float">
            <text:p>1994</text:p>
          </table:table-cell>
          <table:table-cell table:style-name="ce1" office:value-type="float" office:value="2013" calcext:value-type="float">
            <text:p>2013</text:p>
          </table:table-cell>
          <table:table-cell table:style-name="ce1"/>
          <table:table-cell table:style-name="ce1" office:value-type="string" calcext:value-type="string">
            <text:p>Europe, Mediterranean</text:p>
          </table:table-cell>
          <table:table-cell table:style-name="ce1" office:value-type="string" calcext:value-type="string">
            <text:p>Spanish, French, English, Italian, Portuguese</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EOARTE. E-Journal of Archaeology and Art</text:p>
          </table:table-cell>
          <table:table-cell table:style-name="ce2" office:value-type="string" calcext:value-type="string">
            <text:p>ArcheoArte. Rivista elettronica di Archeologia e Arte</text:p>
          </table:table-cell>
          <table:table-cell table:style-name="ce2" office:value-type="string" calcext:value-type="string">
            <text:p>Università degli studi di Cagliari</text:p>
          </table:table-cell>
          <table:table-cell table:style-name="ce1" office:value-type="string" calcext:value-type="string">
            <text:p>http://ojs.unica.it/index.php/archeoarte/</text:p>
          </table:table-cell>
          <table:table-cell table:style-name="ce1"/>
          <table:table-cell table:style-name="ce1" office:value-type="string" calcext:value-type="string">
            <text:p>The magazine accepts unpublished scientific contributions characterized by originality and innovativeness. The frame of reference is the historical, archaeological and historical-artistic field.</text:p>
          </table:table-cell>
          <table:table-cell table:style-name="ce4" office:value-type="float" office:value="2010" calcext:value-type="float">
            <text:p>201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Italian</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2" table:style-name="ce2" office:value-type="string" calcext:value-type="string">
            <text:p>vis-à-vis: Explorations in Anthropology</text:p>
          </table:table-cell>
          <table:table-cell table:style-name="ce2" office:value-type="string" calcext:value-type="string">
            <text:p>University of Toronto</text:p>
          </table:table-cell>
          <table:table-cell table:style-name="ce1" office:value-type="string" calcext:value-type="string">
            <text:p>http://vav.library.utoronto.ca/index.php/vav</text:p>
          </table:table-cell>
          <table:table-cell table:style-name="ce1"/>
          <table:table-cell table:style-name="ce1" office:value-type="string" calcext:value-type="string">
            <text:p>vis-à-vis: Explorations in Anthropology is an academic forum dedicated to publishing graduate student work from any of the anthropology sub-fields. The journal is published exclusively in online form and all articles published since 2008 are available und</text:p>
          </table:table-cell>
          <table:table-cell table:style-name="ce1" office:value-type="float" office:value="2000" calcext:value-type="float">
            <text:p>2000</text:p>
          </table:table-cell>
          <table:table-cell table:style-name="ce1" office:value-type="float" office:value="2013" calcext:value-type="float">
            <text:p>2013</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number-columns-repeated="2" table:style-name="ce2" office:value-type="string" calcext:value-type="string">
            <text:p>Archaeologia Adriatica</text:p>
          </table:table-cell>
          <table:table-cell table:style-name="ce2" office:value-type="string" calcext:value-type="string">
            <text:p>University of Zadar</text:p>
          </table:table-cell>
          <table:table-cell table:style-name="ce1" office:value-type="string" calcext:value-type="string">
            <text:p>http://hrcak.srce.hr/adriatica</text:p>
          </table:table-cell>
          <table:table-cell table:style-name="ce1"/>
          <table:table-cell table:style-name="ce1" office:value-type="string" calcext:value-type="string">
            <text:p>Archaeologica Adriatica is a journal of exclusively archaeological character involved in explicating various archaeological themes and questions related to the Adriatic Sea region and the area bordering it. This definitely includes those areas that in ear</text:p>
          </table:table-cell>
          <table:table-cell table:style-name="ce4" office:value-type="float" office:value="2007" calcext:value-type="float">
            <text:p>2007</text:p>
          </table:table-cell>
          <table:table-cell table:style-name="ce1" office:value-type="float" office:value="2013" calcext:value-type="float">
            <text:p>2013</text:p>
          </table:table-cell>
          <table:table-cell table:style-name="ce1"/>
          <table:table-cell table:style-name="ce1" office:value-type="string" calcext:value-type="string">
            <text:p>Europe</text:p>
          </table:table-cell>
          <table:table-cell table:style-name="ce1" office:value-type="string" calcext:value-type="string">
            <text:p>Croat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West African Journal Of Archaeology</text:p>
          </table:table-cell>
          <table:table-cell table:style-name="ce2" office:value-type="string" calcext:value-type="string">
            <text:p>West African Archaeological Association</text:p>
          </table:table-cell>
          <table:table-cell table:style-name="ce1" office:value-type="string" calcext:value-type="string">
            <text:p>http://www.journals.ui.edu.ng/index.php/waja/index</text:p>
          </table:table-cell>
          <table:table-cell table:style-name="ce1" office:value-type="string" calcext:value-type="string">
            <text:p>http://catalog.hathitrust.org/Record/009444292</text:p>
          </table:table-cell>
          <table:table-cell table:style-name="ce1" office:value-type="string" calcext:value-type="string">
            <text:p>Unknown if still being published</text:p>
          </table:table-cell>
          <table:table-cell table:style-name="ce1" office:value-type="float" office:value="1971" calcext:value-type="float">
            <text:p>1971</text:p>
          </table:table-cell>
          <table:table-cell table:style-name="ce1" office:value-type="float" office:value="2013" calcext:value-type="float">
            <text:p>2013</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arq, archeology and museums</text:p>
          </table:table-cell>
          <table:table-cell table:style-name="ce2" office:value-type="string" calcext:value-type="string">
            <text:p>Marq, arqueología y museos</text:p>
          </table:table-cell>
          <table:table-cell table:style-name="ce2" office:value-type="string" calcext:value-type="string">
            <text:p>Archaeological Museum of Alicante</text:p>
          </table:table-cell>
          <table:table-cell table:style-name="ce4" office:value-type="string" calcext:value-type="string">
            <text:p>http://dialnet.unirioja.es/servlet/revista?codigo=7340</text:p>
          </table:table-cell>
          <table:table-cell table:style-name="ce1" office:value-type="string" calcext:value-type="string">
            <text:p>http://www.marqalicante.com/Publicaciones/es/MARQ-ARQUEOLOGIA-Y-MUSEOS-00-P43.html</text:p>
          </table:table-cell>
          <table:table-cell table:style-name="ce1" office:value-type="string" calcext:value-type="string">
            <text:p>Regular and systematic work on archaeological research articles focusing on the actual practice of the museums, to publicize the research of the rich archaeological heritage of Alicante publication.</text:p>
          </table:table-cell>
          <table:table-cell table:style-name="ce1" office:value-type="float" office:value="2005" calcext:value-type="float">
            <text:p>200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2"/>
          <table:table-cell table:number-columns-repeated="2" table:style-name="ce52" office:value-type="currency" office:currency="EUR" office:value="18" calcext:value-type="currency">
            <text:p><text:s/>€ 18,00 </text:p>
          </table:table-cell>
          <table:table-cell table:style-name="ce52" table:number-columns-repeated="7"/>
          <table:table-cell table:number-columns-repeated="2" table:style-name="ce52" office:value-type="currency" office:currency="EUR" office:value="18" calcext:value-type="currency">
            <text:p><text:s/>€ 18,00 </text:p>
          </table:table-cell>
          <table:table-cell table:style-name="ce1" table:number-columns-repeated="3"/>
        </table:table-row>
        <table:table-row table:style-name="ro1">
          <table:table-cell table:number-columns-repeated="2" table:style-name="ce1" office:value-type="string" calcext:value-type="string">
            <text:p>Journal of iberian archaeology</text:p>
          </table:table-cell>
          <table:table-cell table:style-name="ce2" office:value-type="string" calcext:value-type="string">
            <text:p>Associação para o Desenvolvimento da Cooperação em Arqueologia Peninsular</text:p>
          </table:table-cell>
          <table:table-cell table:number-columns-repeated="2" table:style-name="ce1" office:value-type="string" calcext:value-type="string">
            <text:p>http://www.porticolibrerias.es/adecap_.htm</text:p>
          </table:table-cell>
          <table:table-cell table:style-name="ce1" office:value-type="string" calcext:value-type="string">
            <text:p>The last issues was published online because of a lack of funds and can be viewed here- http://adecap.blogspot.co.uk/p/journal-of-iberian-archaeology-vol-15.html</text:p>
          </table:table-cell>
          <table:table-cell table:style-name="ce1" office:value-type="float" office:value="1998" calcext:value-type="float">
            <text:p>1998</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Living Past</text:p>
          </table:table-cell>
          <table:table-cell table:style-name="ce2" office:value-type="string" calcext:value-type="string">
            <text:p>ATPG Publications</text:p>
          </table:table-cell>
          <table:table-cell table:style-name="ce1" office:value-type="string" calcext:value-type="string">
            <text:p>https://web.archive.org/web/20140210111326/http://archaeologicaltraces.org/index.php?option=com_content&amp;view=section&amp;id=6&amp;Itemid=29</text:p>
          </table:table-cell>
          <table:table-cell table:style-name="ce1"/>
          <table:table-cell table:style-name="ce1" office:value-type="string" calcext:value-type="string">
            <text:p>Living Past: Online Magazine of Experimental Archaeology and Ethnography. ISSN 2037-7142. Living Past is an online magazine of Experimental Archaeology published by the A. T. P. G. Society. Its contents include simple videos, documentaries and other multi</text:p>
          </table:table-cell>
          <table:table-cell table:number-columns-repeated="2"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4"/>
        </table:table-row>
        <table:table-row table:style-name="ro1">
          <table:table-cell table:number-columns-repeated="3" table:style-name="ce2" office:value-type="string" calcext:value-type="string">
            <text:p>Azerbaijan archeology</text:p>
          </table:table-cell>
          <table:table-cell table:style-name="ce1" office:value-type="string" calcext:value-type="string">
            <text:p>http://dspace.khazar.org/jspui/handle/123456789/160</text:p>
          </table:table-cell>
          <table:table-cell table:style-name="ce2" office:value-type="string" calcext:value-type="string">
            <text:p>https://web.archive.org/web/20121124212241/http://www.azerbaijanarcheology.com/</text:p>
          </table:table-cell>
          <table:table-cell table:style-name="ce1" office:value-type="string" calcext:value-type="string">
            <text:p>Theoretical, research and popular scientific articles related to current problems of Azerbaijan and world archaeology are published in this journal. The journal interprets the scientific basis, methodology of archaeology, contemporary problems and achieve</text:p>
          </table:table-cell>
          <table:table-cell table:style-name="ce4" office:value-type="float" office:value="1999" calcext:value-type="float">
            <text:p>1999</text:p>
          </table:table-cell>
          <table:table-cell table:style-name="ce1" office:value-type="float" office:value="2012" calcext:value-type="float">
            <text:p>2012</text:p>
          </table:table-cell>
          <table:table-cell table:style-name="ce1"/>
          <table:table-cell table:style-name="ce1" office:value-type="string" calcext:value-type="string">
            <text:p>Middle East</text:p>
          </table:table-cell>
          <table:table-cell table:style-name="ce1" office:value-type="string" calcext:value-type="string">
            <text:p>Azeri, Turkish, Russian, English, Germ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9" office:value-type="string" calcext:value-type="string">
            <text:p>Transactions- Birmingham and Warwickshire Archaeological Society</text:p>
          </table:table-cell>
          <table:table-cell table:style-name="ce21" office:value-type="string" calcext:value-type="string">
            <text:p>Birmingham and Warwickshire Archaeological Society</text:p>
          </table:table-cell>
          <table:table-cell table:style-name="ce4" office:value-type="string" calcext:value-type="string">
            <text:p>http://bwas-online.co.uk/transactions/</text:p>
          </table:table-cell>
          <table:table-cell table:style-name="ce4"/>
          <table:table-cell table:style-name="ce21" office:value-type="string" calcext:value-type="string">
            <text:p>BWAS transactions are published each year and include reports from archaeological projects undertaken across the region. They provide a much-needed route of publication for those working on archaeological sites across Birmingham and Warwickshire, ensuring</text:p>
          </table:table-cell>
          <table:table-cell table:style-name="ce4" office:value-type="float" office:value="1871" calcext:value-type="float">
            <text:p>1871</text:p>
          </table:table-cell>
          <table:table-cell table:style-name="ce4" office:value-type="float" office:value="2012" calcext:value-type="float">
            <text:p>2012</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2" office:value-type="currency" office:currency="GBP" office:value="20" calcext:value-type="currency">
            <text:p><text:s/>£20,00 </text:p>
          </table:table-cell>
          <table:table-cell table:style-name="ce42" table:number-columns-repeated="7"/>
          <table:table-cell table:number-columns-repeated="2" table:style-name="ce42" office:value-type="currency" office:currency="GBP" office:value="25" calcext:value-type="currency">
            <text:p><text:s/>£25,00 </text:p>
          </table:table-cell>
          <table:table-cell table:style-name="ce4"/>
          <table:table-cell table:style-name="ce1" table:number-columns-repeated="2"/>
        </table:table-row>
        <table:table-row table:style-name="ro1">
          <table:table-cell table:style-name="ce1" office:value-type="string" calcext:value-type="string">
            <text:p>Medieval archeology</text:p>
          </table:table-cell>
          <table:table-cell table:style-name="ce2" office:value-type="string" calcext:value-type="string">
            <text:p>Revista Arqueologia Medieval</text:p>
          </table:table-cell>
          <table:table-cell table:style-name="ce2" office:value-type="string" calcext:value-type="string">
            <text:p>Campo Arqueológico de Mértola</text:p>
          </table:table-cell>
          <table:table-cell table:style-name="ce1" office:value-type="string" calcext:value-type="string">
            <text:p>http://www.camertola.pt/en/topics/Revista%20Arqueologia%20Medieval</text:p>
          </table:table-cell>
          <table:table-cell table:style-name="ce1" table:number-columns-repeated="2"/>
          <table:table-cell table:style-name="ce1" office:value-type="float" office:value="1992" calcext:value-type="float">
            <text:p>1992</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2"/>
          <table:table-cell table:number-columns-repeated="2" table:style-name="ce52" office:value-type="currency" office:currency="EUR" office:value="20" calcext:value-type="currency">
            <text:p><text:s/>€ 20,00 </text:p>
          </table:table-cell>
          <table:table-cell table:style-name="ce52" table:number-columns-repeated="7"/>
          <table:table-cell table:number-columns-repeated="2" table:style-name="ce52" office:value-type="currency" office:currency="EUR" office:value="20" calcext:value-type="currency">
            <text:p><text:s/>€ 20,00 </text:p>
          </table:table-cell>
          <table:table-cell table:style-name="ce1" table:number-columns-repeated="3"/>
        </table:table-row>
        <table:table-row table:style-name="ro1">
          <table:table-cell table:number-columns-repeated="2" table:style-name="ce4" office:value-type="string" calcext:value-type="string">
            <text:p>Central States Archaeological Journal | Journal of the Illinois State Archaeological Society</text:p>
          </table:table-cell>
          <table:table-cell table:style-name="ce4" office:value-type="string" calcext:value-type="string">
            <text:p>Central States Archaeological Societies, Inc.</text:p>
          </table:table-cell>
          <table:table-cell table:style-name="ce4" office:value-type="string" calcext:value-type="string">
            <text:p>http://csasi.org/journal_articles.htm</text:p>
          </table:table-cell>
          <table:table-cell table:style-name="ce4"/>
          <table:table-cell table:style-name="ce21" office:value-type="string" calcext:value-type="string">
            <text:p>The Journal is published quarterly in January, April, July and October. It is a combined publication of the member societies that make up the Central States Archaeological Societies, Inc.</text:p>
          </table:table-cell>
          <table:table-cell table:style-name="ce19" office:value-type="float" office:value="1943" calcext:value-type="float">
            <text:p>1943</text:p>
          </table:table-cell>
          <table:table-cell table:style-name="ce19" office:value-type="float" office:value="2012" calcext:value-type="float">
            <text:p>2012</text:p>
          </table:table-cell>
          <table:table-cell table:style-name="ce19"/>
          <table:table-cell table:style-name="ce4" office:value-type="string" calcext:value-type="string">
            <text:p>North Ame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number-columns-repeated="2" table:style-name="ce40" office:value-type="float" office:value="24" calcext:value-type="float">
            <text:p><text:s/>$24,00 </text:p>
          </table:table-cell>
          <table:table-cell table:style-name="ce40" table:number-columns-repeated="7"/>
          <table:table-cell table:number-columns-repeated="2" table:style-name="ce40" office:value-type="float" office:value="24" calcext:value-type="float">
            <text:p><text:s/>$24,00 </text:p>
          </table:table-cell>
          <table:table-cell table:style-name="ce4"/>
          <table:table-cell table:style-name="ce1" table:number-columns-repeated="2"/>
        </table:table-row>
        <table:table-row table:style-name="ro1">
          <table:table-cell table:number-columns-repeated="2" table:style-name="ce2" office:value-type="string" calcext:value-type="string">
            <text:p>Annales du Midi</text:p>
          </table:table-cell>
          <table:table-cell table:style-name="ce2" office:value-type="string" calcext:value-type="string">
            <text:p>Éditions Privat</text:p>
          </table:table-cell>
          <table:table-cell table:style-name="ce1" office:value-type="string" calcext:value-type="string">
            <text:p>http://www.persee.fr/collection/anami</text:p>
          </table:table-cell>
          <table:table-cell table:style-name="ce1"/>
          <table:table-cell table:style-name="ce1" office:value-type="string" calcext:value-type="string">
            <text:p>Founded in 1889 in Toulouse, the Midi Annals is the reference journal for the history of southern France, addressing all areas of historical research economic, social, political and cultural history of art and archeology for medieval, modern and contempor</text:p>
          </table:table-cell>
          <table:table-cell table:style-name="ce4" office:value-type="float" office:value="1989" calcext:value-type="float">
            <text:p>1989</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ztlan</text:p>
          </table:table-cell>
          <table:table-cell table:style-name="ce2" office:value-type="string" calcext:value-type="string">
            <text:p>FAMSI</text:p>
          </table:table-cell>
          <table:table-cell table:style-name="ce1" office:value-type="string" calcext:value-type="string">
            <text:p>http://research.famsi.org/aztlan/papers_index.php</text:p>
          </table:table-cell>
          <table:table-cell table:style-name="ce1"/>
          <table:table-cell table:style-name="ce1" office:value-type="string" calcext:value-type="string">
            <text:p>THE FAMSI JOURNAL of the ANCIENT AMERICAS was established to enhance the sharing of knowledge between professionals, researchers, teachers, students, and enthusiasts in the many disciplines of Pre-Columbian studies. All of the documents found within these</text:p>
          </table:table-cell>
          <table:table-cell table:style-name="ce4" office:value-type="float" office:value="2006" calcext:value-type="float">
            <text:p>2006</text:p>
          </table:table-cell>
          <table:table-cell table:style-name="ce1" office:value-type="float" office:value="2012" calcext:value-type="float">
            <text:p>2012</text:p>
          </table:table-cell>
          <table:table-cell table:style-name="ce1"/>
          <table:table-cell table:style-name="ce1" office:value-type="string" calcext:value-type="string">
            <text:p>North America, Central America, Sou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Columbian</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2" office:value-type="string" calcext:value-type="string">
            <text:p>Gloucestershire Society for Industrial Archaeology Annual Journal</text:p>
          </table:table-cell>
          <table:table-cell table:style-name="ce2" office:value-type="string" calcext:value-type="string">
            <text:p>Gloucestershire Society for Industrial Archaeology </text:p>
          </table:table-cell>
          <table:table-cell table:style-name="ce1" office:value-type="string" calcext:value-type="string">
            <text:p>http://www.gsia.org.uk/reprints/#top</text:p>
          </table:table-cell>
          <table:table-cell table:style-name="ce1"/>
          <table:table-cell table:style-name="ce1" office:value-type="string" calcext:value-type="string">
            <text:p>The Gloucestershire Society for Industrial Archaeology (GSIA) was formed in 1963 to promote the study of our industrial heritage, particularly that of Gloucestershire. Our activities include lectures, walks and visits, fieldwork, an Annual Journal and reg</text:p>
          </table:table-cell>
          <table:table-cell table:style-name="ce4" office:value-type="float" office:value="1971" calcext:value-type="float">
            <text:p>1971</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Yes</text:p>
          </table:table-cell>
          <table:table-cell table:style-name="ce1" table:number-columns-repeated="2"/>
          <table:table-cell table:style-name="ce44" office:value-type="currency" office:currency="GBP" office:value="7" calcext:value-type="currency">
            <text:p><text:s/>£7,00 </text:p>
          </table:table-cell>
          <table:table-cell table:style-name="ce44" office:value-type="currency" office:currency="GBP" office:value="9" calcext:value-type="currency">
            <text:p><text:s/>£9,00 </text:p>
          </table:table-cell>
          <table:table-cell table:style-name="ce44" table:number-columns-repeated="7"/>
          <table:table-cell table:number-columns-repeated="2" table:style-name="ce44" office:value-type="currency" office:currency="GBP" office:value="9" calcext:value-type="currency">
            <text:p><text:s/>£9,00 </text:p>
          </table:table-cell>
          <table:table-cell table:style-name="ce1" table:number-columns-repeated="3"/>
        </table:table-row>
        <table:table-row table:style-name="ro1">
          <table:table-cell table:style-name="ce13" office:value-type="string" calcext:value-type="string">
            <text:p>Isturitz. Notebook of Prehistory-Archaeology</text:p>
          </table:table-cell>
          <table:table-cell table:style-name="ce13" office:value-type="string" calcext:value-type="string">
            <text:p>Isturitz. Cuadernos de Prehistoria-Arqueología</text:p>
          </table:table-cell>
          <table:table-cell table:style-name="ce13" office:value-type="string" calcext:value-type="string">
            <text:p>Ikaskuntza-Eusko Basque Studies Society</text:p>
          </table:table-cell>
          <table:table-cell table:style-name="ce30" office:value-type="string" calcext:value-type="string">
            <text:p>http://www.eusko-ikaskuntza.org/es/publicaciones/colecciones/cuadernos/coleccion.php?o=765</text:p>
          </table:table-cell>
          <table:table-cell table:style-name="ce32"/>
          <table:table-cell table:style-name="ce2" office:value-type="string" calcext:value-type="string">
            <text:p>The Notebooks of Section Ikaskuntza-Eusko Basque Studies Society was created in 1982 as a serial publication to publicize investigations and fieldwork conducted by researchers from different scientific sections. Also they include special issues that colle</text:p>
          </table:table-cell>
          <table:table-cell table:style-name="ce4" office:value-type="float" office:value="1984" calcext:value-type="float">
            <text:p>1984</text:p>
          </table:table-cell>
          <table:table-cell table:style-name="ce13" office:value-type="float" office:value="2012" calcext:value-type="float">
            <text:p>2012</text:p>
          </table:table-cell>
          <table:table-cell table:style-name="ce13"/>
          <table:table-cell table:style-name="ce1" office:value-type="string" calcext:value-type="string">
            <text:p>Europe</text:p>
          </table:table-cell>
          <table:table-cell table:style-name="ce13" office:value-type="string" calcext:value-type="string">
            <text:p>Spanish</text:p>
          </table:table-cell>
          <table:table-cell table:style-name="ce1"/>
          <table:table-cell table:number-columns-repeated="2" table:style-name="ce13" office:value-type="string" calcext:value-type="string">
            <text:p>Free</text:p>
          </table:table-cell>
          <table:table-cell table:style-name="ce13" office:value-type="string" calcext:value-type="string">
            <text:p>All</text:p>
          </table:table-cell>
          <table:table-cell table:style-name="ce1" office:value-type="string" calcext:value-type="string">
            <text:p>All</text:p>
          </table:table-cell>
          <table:table-cell table:style-name="ce13" office:value-type="string" calcext:value-type="string">
            <text:p>Yes</text:p>
          </table:table-cell>
          <table:table-cell table:style-name="ce13" table:number-columns-repeated="2"/>
          <table:table-cell table:style-name="ce1" table:number-columns-repeated="14"/>
        </table:table-row>
        <table:table-row table:style-name="ro1">
          <table:table-cell table:number-columns-repeated="2" table:style-name="ce2" office:value-type="string" calcext:value-type="string">
            <text:p>Histria Antiqua</text:p>
          </table:table-cell>
          <table:table-cell table:style-name="ce2" office:value-type="string" calcext:value-type="string">
            <text:p>Institute of Social Sciences IVO PILAR</text:p>
          </table:table-cell>
          <table:table-cell table:style-name="ce1" office:value-type="string" calcext:value-type="string">
            <text:p>http://hrcak.srce.hr/histria-antiqua</text:p>
          </table:table-cell>
          <table:table-cell table:style-name="ce1" office:value-type="string" calcext:value-type="string">
            <text:p>http://www.pilar.hr/publikacije/asopisi/histria-antiqua</text:p>
          </table:table-cell>
          <table:table-cell table:style-name="ce1" office:value-type="string" calcext:value-type="string">
            <text:p>Journal Histria Antiqua was launched in 1995 as an annual periodical publication of the International Research Centre for Archaeology Brijuni-Medulin. Objectives 1994 utemeljenjog MIC of Archaeology were: systematic improvement of scientific research in t</text:p>
          </table:table-cell>
          <table:table-cell table:style-name="ce4" office:value-type="float" office:value="1995" calcext:value-type="float">
            <text:p>199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 </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4"/>
        </table:table-row>
        <table:table-row table:style-name="ro1">
          <table:table-cell table:style-name="ce1" office:value-type="string" calcext:value-type="string">
            <text:p>Cypsela: magazine prehistory and early history</text:p>
          </table:table-cell>
          <table:table-cell table:style-name="ce2" office:value-type="string" calcext:value-type="string">
            <text:p>Cypsela: revista de prehistòria i protohistòria</text:p>
          </table:table-cell>
          <table:table-cell table:style-name="ce2" office:value-type="string" calcext:value-type="string">
            <text:p>Museu d'Arqueologia de Catalunya</text:p>
          </table:table-cell>
          <table:table-cell table:style-name="ce1" office:value-type="string" calcext:value-type="string">
            <text:p>http://www.raco.cat/index.php/Cypsela</text:p>
          </table:table-cell>
          <table:table-cell table:style-name="ce1" office:value-type="string" calcext:value-type="string">
            <text:p>http://www.mac.cat/Publicacions/Revistes/Cypsela</text:p>
          </table:table-cell>
          <table:table-cell table:style-name="ce1" office:value-type="string" calcext:value-type="string">
            <text:p>Cypsela is a biannual publication of the Archaeology Museum of Catalonia, published since 1976, scientific research general prehistory and early history of Catalonia and the western Mediterranean until the end of the Iberian period. The magazine section d</text:p>
          </table:table-cell>
          <table:table-cell table:style-name="ce4" office:value-type="float" office:value="1976" calcext:value-type="float">
            <text:p>1976</text:p>
          </table:table-cell>
          <table:table-cell table:style-name="ce1" office:value-type="float" office:value="2012" calcext:value-type="float">
            <text:p>2012</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4" office:value-type="string" calcext:value-type="string">
            <text:p>Prehistoric, 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Rubricatum magazine of the Museum of Gava</text:p>
          </table:table-cell>
          <table:table-cell table:style-name="ce2" office:value-type="string" calcext:value-type="string">
            <text:p>Rubricatum: revista del Museu de Gavà</text:p>
          </table:table-cell>
          <table:table-cell table:style-name="ce2" office:value-type="string" calcext:value-type="string">
            <text:p>Museu de Gavà</text:p>
          </table:table-cell>
          <table:table-cell table:style-name="ce1" office:value-type="string" calcext:value-type="string">
            <text:p>http://www.raco.cat/index.php/Rubricatum</text:p>
          </table:table-cell>
          <table:table-cell table:style-name="ce1"/>
          <table:table-cell table:style-name="ce1" office:value-type="string" calcext:value-type="string">
            <text:p>Rubricatum is a publication of the Museum of Gava whose objective scientific work regarding the history and archeology of Gava and its area of influence. The magazine, published since 1994, has a variable frequency and nature is monograph.</text:p>
          </table:table-cell>
          <table:table-cell table:style-name="ce1" office:value-type="float" office:value="1994" calcext:value-type="float">
            <text:p>199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Starohrvatska education</text:p>
          </table:table-cell>
          <table:table-cell table:style-name="ce2" office:value-type="string" calcext:value-type="string">
            <text:p>Starohrvatska prosvjeta</text:p>
          </table:table-cell>
          <table:table-cell table:style-name="ce2" office:value-type="string" calcext:value-type="string">
            <text:p>Museum of Croatian Archaeological Monuments</text:p>
          </table:table-cell>
          <table:table-cell table:style-name="ce1" office:value-type="string" calcext:value-type="string">
            <text:p>http://hrcak.srce.hr/starohrvatska-prosvjeta</text:p>
          </table:table-cell>
          <table:table-cell table:style-name="ce1" office:value-type="string" calcext:value-type="string">
            <text:p>http://www.mhas-split.hr/english/publications/Starohrvatskaprosvjeta/tabid/152/language/hr-HR/Default.aspx</text:p>
          </table:table-cell>
          <table:table-cell table:style-name="ce1" office:value-type="string" calcext:value-type="string">
            <text:p>Starohrvatska education includes scientific papers dealing with topics from medieval archeology, history, art history and biological investigations. The period to be in the works process begins migrations and ends late Middle Ages.</text:p>
          </table:table-cell>
          <table:table-cell table:style-name="ce1" office:value-type="float" office:value="1895" calcext:value-type="float">
            <text:p>1895</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sseria</text:p>
          </table:table-cell>
          <table:table-cell table:style-name="ce2" office:value-type="string" calcext:value-type="string">
            <text:p>Muzej antičkog stakla</text:p>
          </table:table-cell>
          <table:table-cell table:style-name="ce1" office:value-type="string" calcext:value-type="string">
            <text:p>http://hrcak.srce.hr/asseria</text:p>
          </table:table-cell>
          <table:table-cell table:style-name="ce1"/>
          <table:table-cell table:style-name="ce1" office:value-type="string" calcext:value-type="string">
            <text:p>Our journal has been conceived as a publication primarily for the presentation of results from the archaeological excavations and fieldwork at the site of Asseria, as well as reports on conservationoperations. The journal also publishes various scientific</text:p>
          </table:table-cell>
          <table:table-cell table:style-name="ce4" office:value-type="float" office:value="2003" calcext:value-type="float">
            <text:p>2003</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PALEOPATOLOGIA</text:p>
          </table:table-cell>
          <table:table-cell table:style-name="ce2" office:value-type="string" calcext:value-type="string">
            <text:p>Spanish Association Paleopathology</text:p>
          </table:table-cell>
          <table:table-cell table:style-name="ce1" office:value-type="string" calcext:value-type="string">
            <text:p>http://www.ucm.es/info/aep/paleopatologia.htm</text:p>
          </table:table-cell>
          <table:table-cell table:style-name="ce1"/>
          <table:table-cell table:style-name="ce1" office:value-type="string" calcext:value-type="string">
            <text:p>PALEO PATHOLOGY is a journal of essential reference for all researchers interested in studying the disease in the past by examining and interpreting the biological remains or other sources. In its content prevail Articles synthesis, interdisciplinary stud</text:p>
          </table:table-cell>
          <table:table-cell table:style-name="ce1" office:value-type="float" office:value="2003" calcext:value-type="float">
            <text:p>2003</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4" office:value-type="string" calcext:value-type="string">
            <text:p>Bioarchaeology/ Osteoarchaeology / etc.</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BULLETIN OF THE SPANISH ASSOCIATION OF FRIENDS OF ARCHAEOLOGY.</text:p>
          </table:table-cell>
          <table:table-cell table:style-name="ce2" office:value-type="string" calcext:value-type="string">
            <text:p>Boletín de la Asociación Española de Amigos de la Arqueología</text:p>
          </table:table-cell>
          <table:table-cell table:style-name="ce2" office:value-type="string" calcext:value-type="string">
            <text:p>The Spanish Association of Friends of Archaeology</text:p>
          </table:table-cell>
          <table:table-cell table:style-name="ce1" office:value-type="string" calcext:value-type="string">
            <text:p>http://www.amigosarqueologia.com/publicaciones</text:p>
          </table:table-cell>
          <table:table-cell table:style-name="ce1" office:value-type="string" calcext:value-type="string">
            <text:p>http://dialnet.unirioja.es/servlet/revista?codigo=8366</text:p>
          </table:table-cell>
          <table:table-cell table:style-name="ce1" office:value-type="string" calcext:value-type="string">
            <text:p>Bulletin came up with the triple role as an official organ of communication with partners; to publicize news and original works of archaeological interest and be a vehicle for exchange with other institutions with similar purposes. The first issue was pub</text:p>
          </table:table-cell>
          <table:table-cell table:style-name="ce4" office:value-type="float" office:value="1974" calcext:value-type="float">
            <text:p>197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Tabona: Prehistory and Archaeology magazine</text:p>
          </table:table-cell>
          <table:table-cell table:style-name="ce2" office:value-type="string" calcext:value-type="string">
            <text:p>Tabona: Revista de prehistoria y de arqueología</text:p>
          </table:table-cell>
          <table:table-cell table:style-name="ce2" office:value-type="string" calcext:value-type="string">
            <text:p>Universidad de la Laguna</text:p>
          </table:table-cell>
          <table:table-cell table:style-name="ce1" office:value-type="string" calcext:value-type="string">
            <text:p>http://dialnet.unirioja.es/servlet/revista?codigo=1969</text:p>
          </table:table-cell>
          <table:table-cell table:style-name="ce1" office:value-type="string" calcext:value-type="string">
            <text:p>http://publica.webs.ull.es/publicaciones/detalle/revista-tabona/tabona-prehistoria-y-antropologia/</text:p>
          </table:table-cell>
          <table:table-cell table:style-name="ce1" office:value-type="string" calcext:value-type="string">
            <text:p>TABONA magazine of Prehistory and Archaeology named after the word , With which the primitive inhabitants of Tenerife Guanches, termed the obsidian, precious raw materials used in their lithic industry. It was conceived primarily as organ of the research </text:p>
          </table:table-cell>
          <table:table-cell table:style-name="ce1" office:value-type="float" office:value="1972" calcext:value-type="float">
            <text:p>1972</text:p>
          </table:table-cell>
          <table:table-cell table:style-name="ce1" office:value-type="float" office:value="2012" calcext:value-type="float">
            <text:p>2012</text:p>
          </table:table-cell>
          <table:table-cell table:style-name="ce1"/>
          <table:table-cell table:style-name="ce1" office:value-type="string" calcext:value-type="string">
            <text:p>Africa, 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Kubaba</text:p>
          </table:table-cell>
          <table:table-cell table:style-name="ce2" office:value-type="string" calcext:value-type="string">
            <text:p>Universidade Nova de Lisboa</text:p>
          </table:table-cell>
          <table:table-cell table:style-name="ce1" office:value-type="string" calcext:value-type="string">
            <text:p>http://www.fcsh.unl.pt/~kubaba/KUBABA/</text:p>
          </table:table-cell>
          <table:table-cell table:style-name="ce1"/>
          <table:table-cell table:style-name="ce1" office:value-type="string" calcext:value-type="string">
            <text:p>Kubaba is a journal which specializes in the interaction sphere of Southwest Asia, the Eastern Mediterranean, and the Aegean before the Classical Era, what may be conveniently called the "Pre-Classical" world. <text:s/>It publishes articles, notes, news and revie</text:p>
          </table:table-cell>
          <table:table-cell table:style-name="ce1" office:value-type="float" office:value="2010" calcext:value-type="float">
            <text:p>2010</text:p>
          </table:table-cell>
          <table:table-cell table:style-name="ce1" office:value-type="float" office:value="2012" calcext:value-type="float">
            <text:p>2012</text:p>
          </table:table-cell>
          <table:table-cell table:style-name="ce1"/>
          <table:table-cell table:style-name="ce1" office:value-type="string" calcext:value-type="string">
            <text:p>Mediterranean, Middle East</text:p>
          </table:table-cell>
          <table:table-cell table:style-name="ce1" office:value-type="string" calcext:value-type="string">
            <text:p>Portuguese, English, Spanish, Italian, French</text:p>
          </table:table-cell>
          <table:table-cell table:style-name="ce1"/>
          <table:table-cell table:number-columns-repeated="2" table:style-name="ce6" office:value-type="string" calcext:value-type="string">
            <text:p>Free</text:p>
          </table:table-cell>
          <table:table-cell table:style-name="ce1" office:value-type="string" calcext:value-type="string">
            <text:p>All</text:p>
          </table:table-cell>
          <table:table-cell table:style-name="ce1" office:value-type="string" calcext:value-type="string">
            <text:p>Prehistoric</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style-name="ce1" office:value-type="string" calcext:value-type="string">
            <text:p>Critic Estrat: Journal of Archaeology</text:p>
          </table:table-cell>
          <table:table-cell table:style-name="ce2" office:value-type="string" calcext:value-type="string">
            <text:p>Estrat crític: revista d'arqueologia</text:p>
          </table:table-cell>
          <table:table-cell table:style-name="ce2" office:value-type="string" calcext:value-type="string">
            <text:p>Universitat Autònoma de Barcelona</text:p>
          </table:table-cell>
          <table:table-cell table:style-name="ce1" office:value-type="string" calcext:value-type="string">
            <text:p>http://dialnet.unirioja.es/servlet/revista?tipo_busqueda=CODIGO&amp;clave_revista=12570</text:p>
          </table:table-cell>
          <table:table-cell table:style-name="ce1" office:value-type="string" calcext:value-type="string">
            <text:p>http://www.estratjove.com/revistare.htm</text:p>
          </table:table-cell>
          <table:table-cell table:style-name="ce1" office:value-type="string" calcext:value-type="string">
            <text:p>Critical layer is a yearly journal promoted by students of archeology of the collective layer Young, which aims to open new channels of communication between members of the scientific community and university faces especially in academia. A platform for c</text:p>
          </table:table-cell>
          <table:table-cell table:style-name="ce4" office:value-type="float" office:value="2007" calcext:value-type="float">
            <text:p>2007</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tlas</text:p>
          </table:table-cell>
          <table:table-cell table:style-name="ce2" office:value-type="string" calcext:value-type="string">
            <text:p>University of Sheffield</text:p>
          </table:table-cell>
          <table:table-cell table:style-name="ce1" office:value-type="string" calcext:value-type="string">
            <text:p>http://www.archatlas.org/journal/journal.php</text:p>
          </table:table-cell>
          <table:table-cell table:style-name="ce1"/>
          <table:table-cell table:style-name="ce1" office:value-type="string" calcext:value-type="string">
            <text:p>ArchAtlas Journal provides a vehicle for presenting case studies on archaeological problems and ideas in a graphical form. Our articles are visual essays, many of which originated as presentation papers at conferences. In addition, the papers from our the</text:p>
          </table:table-cell>
          <table:table-cell table:style-name="ce4" office:value-type="float" office:value="2004" calcext:value-type="float">
            <text:p>2004</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UN</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AUN/</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74" calcext:value-type="float">
            <text:p>1974</text:p>
          </table:table-cell>
          <table:table-cell table:style-name="ce1" office:value-type="float" office:value="2012" calcext:value-type="float">
            <text:p>2012</text:p>
          </table:table-cell>
          <table:table-cell table:style-name="ce1"/>
          <table:table-cell table:style-name="ce1" office:value-type="string" calcext:value-type="string">
            <text:p>Europe</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3">
          <table:table-cell table:number-columns-repeated="3" table:style-name="ce2" office:value-type="string" calcext:value-type="string">
            <text:p>Virtual Archaeology Review</text:p>
          </table:table-cell>
          <table:table-cell table:style-name="ce1" office:value-type="string" calcext:value-type="string">
            <text:p>http://varjournal.es/</text:p>
          </table:table-cell>
          <table:table-cell table:style-name="ce1"/>
          <table:table-cell table:style-name="ce1" office:value-type="string" calcext:value-type="string">
            <text:p>OFFER researchers from the field of virtual archaeology an adequate edition to have their research results, theoretical contributions and procedures properly publicated.</text:p>
            <text:p/>
            <text:p>GATHER the progresses performed by virtual archaeology as a new discipline of scienc</text:p>
          </table:table-cell>
          <table:table-cell table:style-name="ce1" office:value-type="float" office:value="2010" calcext:value-type="float">
            <text:p>2010</text:p>
          </table:table-cell>
          <table:table-cell table:style-name="ce1" office:value-type="float" office:value="2012" calcext:value-type="float">
            <text:p>2012</text:p>
          </table:table-cell>
          <table:table-cell table:style-name="ce1"/>
          <table:table-cell table:style-name="ce1" office:value-type="string" calcext:value-type="string">
            <text:p>World</text:p>
          </table:table-cell>
          <table:table-cell table:style-name="ce1" office:value-type="string" calcext:value-type="string">
            <text:p>Spanish, English, French, Italian</text:p>
          </table:table-cell>
          <table:table-cell table:style-name="ce1"/>
          <table:table-cell table:number-columns-repeated="2" table:style-name="ce1" office:value-type="string" calcext:value-type="string">
            <text:p>Free</text:p>
          </table:table-cell>
          <table:table-cell table:style-name="ce1" office:value-type="string" calcext:value-type="string">
            <text:p>Digital and Computing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cal Archives Forum Papers</text:p>
          </table:table-cell>
          <table:table-cell table:style-name="ce2" office:value-type="string" calcext:value-type="string">
            <text:p>Archaeological Archives Forum</text:p>
          </table:table-cell>
          <table:table-cell table:style-name="ce1" office:value-type="string" calcext:value-type="string">
            <text:p>http://archaeologydataservice.ac.uk/archives/view/aaf_papers/</text:p>
          </table:table-cell>
          <table:table-cell table:style-name="ce1"/>
          <table:table-cell table:style-name="ce1" office:value-type="string" calcext:value-type="string">
            <text:p>The archive, whether finds, documentation or both, is a key product of archaeological investigation and it may be the only record of a historical site destroyed by development. However the field of archaeological archives is one beset by many challenges, </text:p>
          </table:table-cell>
          <table:table-cell table:style-name="ce4" office:value-type="float" office:value="2003" calcext:value-type="float">
            <text:p>2003</text:p>
          </table:table-cell>
          <table:table-cell table:style-name="ce1" office:value-type="float" office:value="2011" calcext:value-type="float">
            <text:p>201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3" table:style-name="ce6" office:value-type="string" calcext:value-type="string">
            <text:p>Archeomafie. Open Access Journal of Cultural Heritage Protection</text:p>
          </table:table-cell>
          <table:table-cell table:style-name="ce30" office:value-type="string" calcext:value-type="string">
            <text:p>https://web.archive.org/web/20130817215634/http://www.archeomafie.org/</text:p>
          </table:table-cell>
          <table:table-cell table:style-name="ce6"/>
          <table:table-cell table:style-name="ce6" office:value-type="string" calcext:value-type="string">
            <text:p>Website dead. Access through wayback machine</text:p>
          </table:table-cell>
          <table:table-cell table:style-name="ce4" office:value-type="float" office:value="2009" calcext:value-type="float">
            <text:p>2009</text:p>
          </table:table-cell>
          <table:table-cell table:style-name="ce6" office:value-type="float" office:value="2011" calcext:value-type="float">
            <text:p>2011</text:p>
          </table:table-cell>
          <table:table-cell table:style-name="ce6"/>
          <table:table-cell table:style-name="ce6" office:value-type="string" calcext:value-type="string">
            <text:p>Mediterranean</text:p>
          </table:table-cell>
          <table:table-cell table:style-name="ce6" office:value-type="string" calcext:value-type="string">
            <text:p>Italian</text:p>
          </table:table-cell>
          <table:table-cell table:style-name="ce1"/>
          <table:table-cell table:number-columns-repeated="2" table:style-name="ce6" office:value-type="string" calcext:value-type="string">
            <text:p>Open Access</text:p>
          </table:table-cell>
          <table:table-cell table:style-name="ce6" office:value-type="string" calcext:value-type="string">
            <text:p>Cultural Heritage Management</text:p>
          </table:table-cell>
          <table:table-cell table:style-name="ce6" office:value-type="string" calcext:value-type="string">
            <text:p>All</text:p>
          </table:table-cell>
          <table:table-cell table:style-name="ce6" office:value-type="string" calcext:value-type="string">
            <text:p>Yes</text:p>
          </table:table-cell>
          <table:table-cell table:style-name="ce6"/>
          <table:table-cell table:style-name="ce6" office:value-type="string" calcext:value-type="string">
            <text:p>Custom</text:p>
          </table:table-cell>
          <table:table-cell table:style-name="ce1" table:number-columns-repeated="14"/>
        </table:table-row>
        <table:table-row table:style-name="ro1">
          <table:table-cell table:number-columns-repeated="2" table:style-name="ce1" office:value-type="string" calcext:value-type="string">
            <text:p>Journal of Inner Asian Art and Archaeology</text:p>
          </table:table-cell>
          <table:table-cell table:style-name="ce2" office:value-type="string" calcext:value-type="string">
            <text:p>Brepols</text:p>
          </table:table-cell>
          <table:table-cell table:style-name="ce1" office:value-type="string" calcext:value-type="string">
            <text:p>http://www.brepolsonline.net/loi/jiaa</text:p>
          </table:table-cell>
          <table:table-cell table:style-name="ce1"/>
          <table:table-cell table:style-name="ce1" office:value-type="string" calcext:value-type="string">
            <text:p>The Journal is devoted to the ancient and medieval cultures of the vast area traversed by the “silk roads.” Stretching from the Iranian world into China and from the Russian steppes to northwestern India, the territory today includes Iran, Afghanistan, Pa</text:p>
          </table:table-cell>
          <table:table-cell table:style-name="ce1" office:value-type="float" office:value="2006" calcext:value-type="float">
            <text:p>2006</text:p>
          </table:table-cell>
          <table:table-cell table:style-name="ce1" office:value-type="float" office:value="2011" calcext:value-type="float">
            <text:p>2011</text:p>
          </table:table-cell>
          <table:table-cell table:style-name="ce1"/>
          <table:table-cell table:style-name="ce1" office:value-type="string" calcext:value-type="string">
            <text:p>Asia</text:p>
          </table:table-cell>
          <table:table-cell table:style-name="ce4"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dieval Archaeology du Midi</text:p>
          </table:table-cell>
          <table:table-cell table:style-name="ce2" office:value-type="string" calcext:value-type="string">
            <text:p>Archéologie du Midi Médiéval</text:p>
          </table:table-cell>
          <table:table-cell table:style-name="ce2" office:value-type="string" calcext:value-type="string">
            <text:p>Centre d'archéologie médiévale du Languedoc</text:p>
          </table:table-cell>
          <table:table-cell table:style-name="ce1" office:value-type="string" calcext:value-type="string">
            <text:p>http://www.persee.fr/collection/amime</text:p>
          </table:table-cell>
          <table:table-cell table:style-name="ce1" office:value-type="string" calcext:value-type="string">
            <text:p>https://web.archive.org/web/20150815121601/http://www.societes-savantes-toulouse.asso.fr/samf/caml/caml.htm</text:p>
          </table:table-cell>
          <table:table-cell table:style-name="ce1" office:value-type="string" calcext:value-type="string">
            <text:p>The Medieval Archaeology Center of Languedoc (CAML) publishes, since 1983, an inter-regional annual review,Archaeology Medieva du Midi l, on the Middle Ages Southern (Midi-Pyrénées, Languedoc-Roussillon, Provence-Alpes-Côte Azur, Rhone-Alpes). The medieva</text:p>
          </table:table-cell>
          <table:table-cell table:style-name="ce4" office:value-type="float" office:value="1983" calcext:value-type="float">
            <text:p>1983</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Contributions to the History of Art in Dalmatia</text:p>
          </table:table-cell>
          <table:table-cell table:style-name="ce2" office:value-type="string" calcext:value-type="string">
            <text:p>Prilozi povijesti umjetnosti u Dalmaciji</text:p>
          </table:table-cell>
          <table:table-cell table:style-name="ce2" office:value-type="string" calcext:value-type="string">
            <text:p>Conservation Department of the Ministry of Culture of the Republic of Croatian</text:p>
          </table:table-cell>
          <table:table-cell table:style-name="ce1" office:value-type="string" calcext:value-type="string">
            <text:p>http://hrcak.srce.hr/ppud</text:p>
          </table:table-cell>
          <table:table-cell table:style-name="ce1"/>
          <table:table-cell table:style-name="ce1" office:value-type="string" calcext:value-type="string">
            <text:p>The periodical Contributions to the History of Art in Dalmatia is an annual, and has appeared since 1953. It publishes peer-reviewed scholarly articles from the areas of art history and archaeology. In line with the purview and the programme tasks of the </text:p>
          </table:table-cell>
          <table:table-cell table:style-name="ce4" office:value-type="float" office:value="1946" calcext:value-type="float">
            <text:p>1946</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Croat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lassical archeology of Huelva</text:p>
          </table:table-cell>
          <table:table-cell table:style-name="ce2" office:value-type="string" calcext:value-type="string">
            <text:p>Clásicos de la arqueología de Huelva</text:p>
          </table:table-cell>
          <table:table-cell table:style-name="ce2" office:value-type="string" calcext:value-type="string">
            <text:p>Diputación Provincial de Huelva: Sección de Arqueología </text:p>
          </table:table-cell>
          <table:table-cell table:style-name="ce2" office:value-type="string" calcext:value-type="string">
            <text:p>http://dialnet.unirioja.es/servlet/revista?codigo=10381</text:p>
          </table:table-cell>
          <table:table-cell table:style-name="ce1"/>
          <table:table-cell table:style-name="ce1" office:value-type="string" calcext:value-type="string">
            <text:p>Little information on this publication.</text:p>
          </table:table-cell>
          <table:table-cell table:style-name="ce4" office:value-type="float" office:value="1988" calcext:value-type="float">
            <text:p>1988</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ewsletter do Provincial Museum of Lugo</text:p>
          </table:table-cell>
          <table:table-cell table:style-name="ce2" office:value-type="string" calcext:value-type="string">
            <text:p>Boletín do Museo Provincial de Lugo</text:p>
          </table:table-cell>
          <table:table-cell table:style-name="ce2" office:value-type="string" calcext:value-type="string">
            <text:p>Diputación Provincial de Lugo</text:p>
          </table:table-cell>
          <table:table-cell table:style-name="ce1" office:value-type="string" calcext:value-type="string">
            <text:p>http://redemuseisticalugo.org/revistas.asp?mat=44</text:p>
          </table:table-cell>
          <table:table-cell table:style-name="ce1" office:value-type="string" calcext:value-type="string">
            <text:p>http://dialnet.unirioja.es/servlet/revista?tipo_busqueda=CODIGO&amp;clave_revista=6789</text:p>
          </table:table-cell>
          <table:table-cell table:style-name="ce1" office:value-type="string" calcext:value-type="string">
            <text:p>The Bulletin of the Museum Lugo, published annually, focus on social sciences and humanities, with special reference to Lugo and contents of the Museum of Lugo.</text:p>
          </table:table-cell>
          <table:table-cell table:style-name="ce4" office:value-type="float" office:value="1983" calcext:value-type="float">
            <text:p>1983</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2" office:value-type="string" calcext:value-type="string">
            <text:p>Archaeologia Polona</text:p>
          </table:table-cell>
          <table:table-cell table:style-name="ce2" office:value-type="string" calcext:value-type="string">
            <text:p>Institue of Archaeology and Ethnology of the Polish Academy of Sciences and the Ossolineum Publishing House</text:p>
          </table:table-cell>
          <table:table-cell table:style-name="ce1" office:value-type="string" calcext:value-type="string">
            <text:p>http://www.iaepan.edu.pl/archaeologia-polona/</text:p>
          </table:table-cell>
          <table:table-cell table:style-name="ce1"/>
          <table:table-cell table:style-name="ce1" office:value-type="string" calcext:value-type="string">
            <text:p>Archaeologia Polona is a peer-reviewed journal edited and published in the English language annually by the Institute of Archaeology and Ethnology of the Polish Academy of Sciences, intended for an international audience. Its main purpose is to present a </text:p>
          </table:table-cell>
          <table:table-cell table:style-name="ce4" office:value-type="float" office:value="1958" calcext:value-type="float">
            <text:p>1958</text:p>
          </table:table-cell>
          <table:table-cell table:style-name="ce1" office:value-type="float" office:value="2011" calcext:value-type="float">
            <text:p>201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ical studies Alavesa</text:p>
          </table:table-cell>
          <table:table-cell table:style-name="ce13" office:value-type="string" calcext:value-type="string">
            <text:p>Estudios de Arqueología Alavesa</text:p>
          </table:table-cell>
          <table:table-cell table:style-name="ce13" office:value-type="string" calcext:value-type="string">
            <text:p>Instituto Alaves de Arqueologia</text:p>
          </table:table-cell>
          <table:table-cell table:style-name="ce1" office:value-type="string" calcext:value-type="string">
            <text:p>http://iaa-aai.org/antcatalogo.asp?nombre=2659&amp;nodo=&amp;hoja=0&amp;sesion=1</text:p>
          </table:table-cell>
          <table:table-cell table:style-name="ce1"/>
          <table:table-cell table:style-name="ce1" office:value-type="string" calcext:value-type="string">
            <text:p>In 1966 saw the light the first volume of Archaeological Studies Alavesa, destined to continue to give all archaeological work (synthesis studies, reports of excavations, survey results, etc.) that were being done in Álava, since it was considered that al</text:p>
          </table:table-cell>
          <table:table-cell table:style-name="ce4" office:value-type="float" office:value="1966" calcext:value-type="float">
            <text:p>1966</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Turkish Journal of Archaeology and Ethnography</text:p>
          </table:table-cell>
          <table:table-cell table:style-name="ce2" office:value-type="string" calcext:value-type="string">
            <text:p>Türk Arkeoloji ve Etnografya Dergisi</text:p>
          </table:table-cell>
          <table:table-cell table:style-name="ce2" office:value-type="string" calcext:value-type="string">
            <text:p>Ministry of Culture and Tourism</text:p>
          </table:table-cell>
          <table:table-cell table:style-name="ce1" office:value-type="string" calcext:value-type="string">
            <text:p>http://www.kulturvarliklari.gov.tr/TR,44764/turk-arkeoloji-ve-etnografya-dergisi.html</text:p>
          </table:table-cell>
          <table:table-cell table:style-name="ce1"/>
          <table:table-cell table:style-name="ce13"/>
          <table:table-cell table:style-name="ce1" office:value-type="float" office:value="2000" calcext:value-type="float">
            <text:p>2000</text:p>
          </table:table-cell>
          <table:table-cell table:style-name="ce1" office:value-type="float" office:value="2011" calcext:value-type="float">
            <text:p>2011</text:p>
          </table:table-cell>
          <table:table-cell table:style-name="ce1"/>
          <table:table-cell table:style-name="ce1" office:value-type="string" calcext:value-type="string">
            <text:p>Mediterranean, Middle East</text:p>
          </table:table-cell>
          <table:table-cell table:style-name="ce13"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chaeological work</text:p>
          </table:table-cell>
          <table:table-cell table:style-name="ce2" office:value-type="string" calcext:value-type="string">
            <text:p>Trabalhos de arqueologia</text:p>
          </table:table-cell>
          <table:table-cell table:style-name="ce2" office:value-type="string" calcext:value-type="string">
            <text:p>Patrimonio Cultural</text:p>
          </table:table-cell>
          <table:table-cell table:style-name="ce1" office:value-type="string" calcext:value-type="string">
            <text:p>http://www.patrimoniocultural.pt/en/shop/catalog/trabalhos-de-arqueologia/</text:p>
          </table:table-cell>
          <table:table-cell table:style-name="ce1"/>
          <table:table-cell table:style-name="ce1" office:value-type="string" calcext:value-type="string">
            <text:p>Archaeological Work.</text:p>
          </table:table-cell>
          <table:table-cell table:style-name="ce1" office:value-type="float" office:value="1985" calcext:value-type="float">
            <text:p>1985</text:p>
          </table:table-cell>
          <table:table-cell table:style-name="ce1" office:value-type="float" office:value="2011" calcext:value-type="float">
            <text:p>2011</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Kerkenes</text:p>
          </table:table-cell>
          <table:table-cell table:style-name="ce2" office:value-type="string" calcext:value-type="string">
            <text:p>The Kerkenes Project</text:p>
          </table:table-cell>
          <table:table-cell table:style-name="ce1" office:value-type="string" calcext:value-type="string">
            <text:p>http://www.kerkenes.metu.edu.tr/kerk1/index.html</text:p>
          </table:table-cell>
          <table:table-cell table:style-name="ce1"/>
          <table:table-cell table:style-name="ce1" office:value-type="string" calcext:value-type="string">
            <text:p>Here you will find all about the Kerkenes Project, from 1993 up to date.</text:p>
          </table:table-cell>
          <table:table-cell table:style-name="ce1" office:value-type="float" office:value="1993" calcext:value-type="float">
            <text:p>1993</text:p>
          </table:table-cell>
          <table:table-cell table:style-name="ce1" office:value-type="float" office:value="2011" calcext:value-type="float">
            <text:p>2011</text:p>
          </table:table-cell>
          <table:table-cell table:style-name="ce1"/>
          <table:table-cell table:style-name="ce1" office:value-type="string" calcext:value-type="string">
            <text:p>Middle East</text:p>
          </table:table-cell>
          <table:table-cell table:style-name="ce1" office:value-type="string" calcext:value-type="string">
            <text:p>English, Turkish</text:p>
          </table:table-cell>
          <table:table-cell table:style-name="ce1"/>
          <table:table-cell table:number-columns-repeated="2" table:style-name="ce6"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6"/>
          <table:table-cell table:style-name="ce1" table:number-columns-repeated="14"/>
        </table:table-row>
        <table:table-row table:style-name="ro1">
          <table:table-cell table:number-columns-repeated="2" table:style-name="ce2" office:value-type="string" calcext:value-type="string">
            <text:p>Polish Archaeology in the Mediterranean</text:p>
          </table:table-cell>
          <table:table-cell table:style-name="ce2" office:value-type="string" calcext:value-type="string">
            <text:p>Uniwersytet Warszawski</text:p>
          </table:table-cell>
          <table:table-cell table:style-name="ce1" office:value-type="string" calcext:value-type="string">
            <text:p>http://www.pcma.uw.edu.pl/index.php?id=617</text:p>
          </table:table-cell>
          <table:table-cell table:style-name="ce1"/>
          <table:table-cell table:style-name="ce1" office:value-type="string" calcext:value-type="string">
            <text:p>Polish Archaeology in the Mediterranean. Research (formerly Reports), appears annually, in English, presenting the full extent of archaeological, geophysical, restoration and study work carried out by expeditions from the Polish Centre of Mediterranean Ar</text:p>
          </table:table-cell>
          <table:table-cell table:style-name="ce1" office:value-type="float" office:value="1988" calcext:value-type="float">
            <text:p>1988</text:p>
          </table:table-cell>
          <table:table-cell table:style-name="ce1" office:value-type="float" office:value="2011" calcext:value-type="float">
            <text:p>2011</text:p>
          </table:table-cell>
          <table:table-cell table:style-name="ce1"/>
          <table:table-cell table:style-name="ce1" office:value-type="string" calcext:value-type="string">
            <text:p>Mediterranean</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1" office:value-type="string" calcext:value-type="string">
            <text:p>Boreas. Uppsala Studies in Ancient Mediterranean and near Eastern Civilizations</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BOREAS/</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70" calcext:value-type="float">
            <text:p>1970</text:p>
          </table:table-cell>
          <table:table-cell table:style-name="ce1" office:value-type="float" office:value="2011" calcext:value-type="float">
            <text:p>2011</text:p>
          </table:table-cell>
          <table:table-cell table:style-name="ce1"/>
          <table:table-cell table:style-name="ce1" office:value-type="string" calcext:value-type="string">
            <text:p>Mediterranean, Middle East</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ARCHAEOASTRONOMY: The Journal of Astronomy in Culture</text:p>
          </table:table-cell>
          <table:table-cell table:style-name="ce4" office:value-type="string" calcext:value-type="string">
            <text:p>UT Press</text:p>
          </table:table-cell>
          <table:table-cell table:style-name="ce4" office:value-type="string" calcext:value-type="string">
            <text:p>http://utpress.utexas.edu/index.php/journals/archaeoastronomy</text:p>
          </table:table-cell>
          <table:table-cell table:style-name="ce4"/>
          <table:table-cell table:style-name="ce21" office:value-type="string" calcext:value-type="string">
            <text:p>UT Press published the print version of Archaeoastronomy, the journal of The Center for Archaeoastronomy and ISAAC, the International Society for Archaeoastronomy and Astronomy in Culture. Ceased publishing in 2011</text:p>
          </table:table-cell>
          <table:table-cell table:style-name="ce4" office:value-type="float" office:value="1977" calcext:value-type="float">
            <text:p>1977</text:p>
          </table:table-cell>
          <table:table-cell table:style-name="ce4" office:value-type="float" office:value="2011" calcext:value-type="float">
            <text:p>2011</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Special Interest</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3" table:style-name="ce2" office:value-type="string" calcext:value-type="string">
            <text:p>Arkeotek Journal, The </text:p>
          </table:table-cell>
          <table:table-cell table:style-name="ce1" office:value-type="string" calcext:value-type="string">
            <text:p>http://www.thearkeotekjournal.org/</text:p>
          </table:table-cell>
          <table:table-cell table:style-name="ce1"/>
          <table:table-cell table:style-name="ce1" office:value-type="string" calcext:value-type="string">
            <text:p>The Arkeotek Journal publishes experimental and ethnographic corpus value of reference for the identification and technological characterization of prehistoric remains. They deal with various materials (lithic, bone, ceramic, metal, shell, wood ...).</text:p>
          </table:table-cell>
          <table:table-cell table:style-name="ce4" office:value-type="float" office:value="2007" calcext:value-type="float">
            <text:p>2007</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English, French</text:p>
          </table:table-cell>
          <table:table-cell table:style-name="ce1"/>
          <table:table-cell table:number-columns-repeated="2" table:style-name="ce1" office:value-type="string" calcext:value-type="string">
            <text:p>Free</text:p>
          </table:table-cell>
          <table:table-cell table:style-name="ce1" office:value-type="string" calcext:value-type="string">
            <text:p>experimental archa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The Artifact</text:p>
          </table:table-cell>
          <table:table-cell table:style-name="ce2"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table:style-name="ce1" office:value-type="string" calcext:value-type="string">
            <text:p>http://www.epas.com/Publications%20for%20sale.htm</text:p>
          </table:table-cell>
          <table:table-cell table:style-name="ce1"/>
          <table:table-cell table:style-name="ce1"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table:style-name="ce1" office:value-type="float" office:value="1962" calcext:value-type="float">
            <text:p>1962</text:p>
          </table:table-cell>
          <table:table-cell table:style-name="ce1" office:value-type="float" office:value="2010" calcext:value-type="float">
            <text:p>2010</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2"/>
          <table:table-cell table:style-name="ce40" office:value-type="float" office:value="10" calcext:value-type="float">
            <text:p><text:s/>$10,00 </text:p>
          </table:table-cell>
          <table:table-cell table:style-name="ce40" office:value-type="float" office:value="25" calcext:value-type="float">
            <text:p><text:s/>$25,00 </text:p>
          </table:table-cell>
          <table:table-cell table:style-name="ce40" table:number-columns-repeated="7"/>
          <table:table-cell table:style-name="ce40" office:value-type="float" office:value="40" calcext:value-type="float">
            <text:p><text:s/>$40,00 </text:p>
          </table:table-cell>
          <table:table-cell table:style-name="ce40" office:value-type="float" office:value="50" calcext:value-type="float">
            <text:p><text:s/>$50,00 </text:p>
          </table:table-cell>
          <table:table-cell table:style-name="ce1" table:number-columns-repeated="3"/>
        </table:table-row>
        <table:table-row table:style-name="ro1">
          <table:table-cell table:style-name="ce1" office:value-type="string" calcext:value-type="string">
            <text:p>Acts of Congress of Medieval Archaeology Society</text:p>
          </table:table-cell>
          <table:table-cell table:style-name="ce2" office:value-type="string" calcext:value-type="string">
            <text:p>Actes des congrès de la Société d’Archéologie Médiévale </text:p>
          </table:table-cell>
          <table:table-cell table:style-name="ce2" office:value-type="string" calcext:value-type="string">
            <text:p>la Société d’Archéologie Médiévale </text:p>
          </table:table-cell>
          <table:table-cell table:style-name="ce1" office:value-type="string" calcext:value-type="string">
            <text:p>http://www.persee.fr/collection/acsam</text:p>
          </table:table-cell>
          <table:table-cell table:style-name="ce2" office:value-type="string" calcext:value-type="string">
            <text:p>http://sam.congres.free.fr/sam.html#publications</text:p>
          </table:table-cell>
          <table:table-cell table:style-name="ce1" office:value-type="string" calcext:value-type="string">
            <text:p>The Society for Medieval Archaeology (SAM), founded in 1983 under the chairmanship of Michel de Boüard and headquartered at the University of Caen, is to promote research, dissemination of knowledge and the scientific debate in its area of expertise both </text:p>
          </table:table-cell>
          <table:table-cell table:style-name="ce4" office:value-type="float" office:value="1987" calcext:value-type="float">
            <text:p>1987</text:p>
          </table:table-cell>
          <table:table-cell table:style-name="ce1" office:value-type="float" office:value="2010" calcext:value-type="float">
            <text:p>2010</text:p>
          </table:table-cell>
          <table:table-cell table:style-name="ce1"/>
          <table:table-cell table:style-name="ce1" office:value-type="string" calcext:value-type="string">
            <text:p>Europe</text:p>
          </table:table-cell>
          <table:table-cell table:style-name="ce1" office:value-type="string" calcext:value-type="string">
            <text:p>French</text:p>
          </table:table-cell>
          <table:table-cell table:style-name="ce1"/>
          <table:table-cell table:number-columns-repeated="2" table:style-name="ce1" office:value-type="string" calcext:value-type="string">
            <text:p>Rolling Wall</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Journal of Archaeology of Northwest Europe</text:p>
          </table:table-cell>
          <table:table-cell table:style-name="ce2" office:value-type="string" calcext:value-type="string">
            <text:p>PalArch</text:p>
          </table:table-cell>
          <table:table-cell table:style-name="ce1" office:value-type="string" calcext:value-type="string">
            <text:p>http://www.palarch.nl/journals/archaeology-of-northwest-europe/</text:p>
          </table:table-cell>
          <table:table-cell table:style-name="ce1"/>
          <table:table-cell table:style-name="ce1" office:value-type="string" calcext:value-type="string">
            <text:p>The PalArch Foundation offers possibilities for fast, scientific and accessible publication. The journals are so-called web based publications and publish scientific papers in various disciplines.</text:p>
          </table:table-cell>
          <table:table-cell table:style-name="ce1" office:value-type="float" office:value="2009" calcext:value-type="float">
            <text:p>2009</text:p>
          </table:table-cell>
          <table:table-cell table:style-name="ce1" office:value-type="float" office:value="2010" calcext:value-type="float">
            <text:p>2010</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3"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3"/>
          <table:table-cell table:style-name="ce1" table:number-columns-repeated="14"/>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2</text:p>
          </table:table-cell>
          <table:table-cell table:style-name="ce1"/>
          <table:table-cell table:style-name="ce1"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text:p>
          </table:table-cell>
          <table:table-cell table:style-name="ce1" office:value-type="float" office:value="1888" calcext:value-type="float">
            <text:p>1888</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2</text:p>
          </table:table-cell>
          <table:table-cell table:style-name="ce1"/>
          <table:table-cell table:style-name="ce1"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 as Alice C. Fle</text:p>
          </table:table-cell>
          <table:table-cell table:style-name="ce1" office:value-type="float" office:value="1888" calcext:value-type="float">
            <text:p>1888</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1"/>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PAFA journal</text:p>
          </table:table-cell>
          <table:table-cell table:style-name="ce2" office:value-type="string" calcext:value-type="string">
            <text:p>SEAMEO Regional Centre for Archaeology and Fine Arts</text:p>
          </table:table-cell>
          <table:table-cell table:style-name="ce1" office:value-type="string" calcext:value-type="string">
            <text:p>http://www.seameo-spafa.org/publications/</text:p>
          </table:table-cell>
          <table:table-cell table:style-name="ce1"/>
          <table:table-cell table:style-name="ce1" office:value-type="string" calcext:value-type="string">
            <text:p>The details of this publication are unknown.</text:p>
          </table:table-cell>
          <table:table-cell table:style-name="ce1" office:value-type="float" office:value="1991" calcext:value-type="float">
            <text:p>1991</text:p>
          </table:table-cell>
          <table:table-cell table:style-name="ce1" office:value-type="float" office:value="2010" calcext:value-type="float">
            <text:p>2010</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aldvie: studies of prehistory and archeology</text:p>
          </table:table-cell>
          <table:table-cell table:style-name="ce2" office:value-type="string" calcext:value-type="string">
            <text:p>Saldvie: Estudios de prehistoria y arqueología</text:p>
          </table:table-cell>
          <table:table-cell table:style-name="ce2" office:value-type="string" calcext:value-type="string">
            <text:p>Universidad Zaragoza</text:p>
          </table:table-cell>
          <table:table-cell table:style-name="ce1" office:value-type="string" calcext:value-type="string">
            <text:p>http://salduie.unizar.es/</text:p>
          </table:table-cell>
          <table:table-cell table:style-name="ce1" office:value-type="string" calcext:value-type="string">
            <text:p>http://dialnet.unirioja.es/servlet/revista?codigo=1932</text:p>
          </table:table-cell>
          <table:table-cell table:style-name="ce1" office:value-type="string" calcext:value-type="string">
            <text:p>Salduie welcomes interdisciplinary research and studies throughout the field of classics.</text:p>
          </table:table-cell>
          <table:table-cell table:style-name="ce1" office:value-type="float" office:value="2000" calcext:value-type="float">
            <text:p>2000</text:p>
          </table:table-cell>
          <table:table-cell table:style-name="ce1" office:value-type="float" office:value="2010" calcext:value-type="float">
            <text:p>2010</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Level zero: archeology and science magazine</text:p>
          </table:table-cell>
          <table:table-cell table:style-name="ce2" office:value-type="string" calcext:value-type="string">
            <text:p>Cota zero: revista d'arqueologia i ciència</text:p>
          </table:table-cell>
          <table:table-cell table:style-name="ce2" office:value-type="string" calcext:value-type="string">
            <text:p>Vic University - Central University of Catalonia</text:p>
          </table:table-cell>
          <table:table-cell table:style-name="ce1" office:value-type="string" calcext:value-type="string">
            <text:p>http://www.raco.cat/index.php/CotaZero</text:p>
          </table:table-cell>
          <table:table-cell table:style-name="ce1" office:value-type="string" calcext:value-type="string">
            <text:p>http://dialnet.unirioja.es/servlet/revista?codigo=334</text:p>
          </table:table-cell>
          <table:table-cell table:style-name="ce1" office:value-type="string" calcext:value-type="string">
            <text:p>Cota zero was born in 1985 as a publishing platform for the dissemination of research, training and discussion related scientific archeology. The core of each issue is a "dossier" that is transversal and cross many themes topical articles of researchers w</text:p>
          </table:table-cell>
          <table:table-cell table:style-name="ce4" office:value-type="float" office:value="1985" calcext:value-type="float">
            <text:p>1985</text:p>
          </table:table-cell>
          <table:table-cell table:style-name="ce1" office:value-type="float" office:value="2010" calcext:value-type="float">
            <text:p>2010</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33"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aetaria: biannual magazine Archaeology</text:p>
          </table:table-cell>
          <table:table-cell table:style-name="ce2" office:value-type="string" calcext:value-type="string">
            <text:p>Caetaria revista bianual de Arqueología</text:p>
          </table:table-cell>
          <table:table-cell table:style-name="ce2" office:value-type="string" calcext:value-type="string">
            <text:p>Ayuntamiento de Algeciras: Fundación Municipal de Cultura "José Luis Cano"</text:p>
          </table:table-cell>
          <table:table-cell table:style-name="ce1" office:value-type="string" calcext:value-type="string">
            <text:p>http://dialnet.unirioja.es/servlet/revista?codigo=10106</text:p>
          </table:table-cell>
          <table:table-cell table:style-name="ce1"/>
          <table:table-cell table:style-name="ce1" office:value-type="string" calcext:value-type="string">
            <text:p>Caetaria is a means of dissemination of the archaeological activity of Algeciras and its regional environment, published by the Municipal Foundation of Culture "José Luis Cano"</text:p>
          </table:table-cell>
          <table:table-cell table:style-name="ce4" office:value-type="float" office:value="1996" calcext:value-type="float">
            <text:p>1996</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rqueologia medieval: revista catalana d'arqueologia medieval</text:p>
          </table:table-cell>
          <table:table-cell table:style-name="ce2" office:value-type="string" calcext:value-type="string">
            <text:p>Arqueologia medieval: revista catalana d'arqueologia medieval</text:p>
          </table:table-cell>
          <table:table-cell table:style-name="ce2" office:value-type="string" calcext:value-type="string">
            <text:p>Catalan Association for Research in Medieval Archaeology</text:p>
          </table:table-cell>
          <table:table-cell table:style-name="ce1" office:value-type="string" calcext:value-type="string">
            <text:p>http://www.raco.cat/index.php/ArqueologiaMedieval</text:p>
          </table:table-cell>
          <table:table-cell table:style-name="ce1"/>
          <table:table-cell table:style-name="ce1" office:value-type="string" calcext:value-type="string">
            <text:p>Archaeology Medieval Archaeology medieval Catalan magazine publishes short articles on archaeological studies of materials, territory or sectorial derived from the results of archaeological research in the fields of medieval and later especially in the ge</text:p>
          </table:table-cell>
          <table:table-cell table:style-name="ce4" office:value-type="float" office:value="2005" calcext:value-type="float">
            <text:p>2005</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tudies in Pre-Columbian Art and Archaeology</text:p>
          </table:table-cell>
          <table:table-cell table:style-name="ce2" office:value-type="string" calcext:value-type="string">
            <text:p>Dumbarton Oaks, Trustees for Harvard University</text:p>
          </table:table-cell>
          <table:table-cell table:style-name="ce1" office:value-type="string" calcext:value-type="string">
            <text:p>https://www.jstor.org/journal/stuprecolartarc</text:p>
          </table:table-cell>
          <table:table-cell table:style-name="ce1"/>
          <table:table-cell table:style-name="ce1" office:value-type="string" calcext:value-type="string">
            <text:p>No longer published but on JSTOR</text:p>
          </table:table-cell>
          <table:table-cell table:style-name="ce1" office:value-type="float" office:value="1966" calcext:value-type="float">
            <text:p>1966</text:p>
          </table:table-cell>
          <table:table-cell table:style-name="ce1" office:value-type="float" office:value="2009" calcext:value-type="float">
            <text:p>2009</text:p>
          </table:table-cell>
          <table:table-cell table:style-name="ce1"/>
          <table:table-cell table:style-name="ce1" office:value-type="string" calcext:value-type="string">
            <text:p>Americas</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Pre-Columbian</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Research in Archaeological Education Journal</text:p>
          </table:table-cell>
          <table:table-cell table:style-name="ce2" office:value-type="string" calcext:value-type="string">
            <text:p>Higher Education Academy Subject Centre for History, Classics and Archaeology</text:p>
          </table:table-cell>
          <table:table-cell table:style-name="ce1" office:value-type="string" calcext:value-type="string">
            <text:p>https://web.archive.org/web/20140717125533/http://www.heacademy.ac.uk/hca/archaeology/RAEJournal</text:p>
          </table:table-cell>
          <table:table-cell table:style-name="ce1"/>
          <table:table-cell table:style-name="ce1" office:value-type="string" calcext:value-type="string">
            <text:p>No longer published and page gone, now on Internet Archive.</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Irish Post-Medieval Archaeology Group Newsletter</text:p>
          </table:table-cell>
          <table:table-cell table:style-name="ce2" office:value-type="string" calcext:value-type="string">
            <text:p>Irish Post-Medieval Archaeology Group</text:p>
          </table:table-cell>
          <table:table-cell table:style-name="ce1" office:value-type="string" calcext:value-type="string">
            <text:p>http://www.science.ulster.ac.uk/crg/ipmag/nletter.html</text:p>
          </table:table-cell>
          <table:table-cell table:style-name="ce1"/>
          <table:table-cell table:style-name="ce1" office:value-type="string" calcext:value-type="string">
            <text:p>The IPMAG newletter is free to all IPMAG members, it contains news items, reviews, and articles on current projects. </text:p>
          </table:table-cell>
          <table:table-cell table:style-name="ce4" office:value-type="float" office:value="2001" calcext:value-type="float">
            <text:p>2001</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Historical/Post-Medieval</text:p>
          </table:table-cell>
          <table:table-cell table:style-name="ce1" office:value-type="string" calcext:value-type="string">
            <text:p>No</text:p>
          </table:table-cell>
          <table:table-cell table:style-name="ce1" table:number-columns-repeated="16"/>
        </table:table-row>
        <table:table-row table:style-name="ro1">
          <table:table-cell table:number-columns-repeated="3" table:style-name="ce2" office:value-type="string" calcext:value-type="string">
            <text:p>Journal of the Ancient Near Eastern Society (JANES)</text:p>
          </table:table-cell>
          <table:table-cell table:style-name="ce1" office:value-type="string" calcext:value-type="string">
            <text:p>http://www.jtsa.edu/Scholars_and_Research/JANES.xml</text:p>
          </table:table-cell>
          <table:table-cell table:style-name="ce1"/>
          <table:table-cell table:style-name="ce1" office:value-type="string" calcext:value-type="string">
            <text:p>JANES, the Journal of the Ancient Near Eastern Society, was founded in 1968 at Columbia University, and has been housed at the Jewish Theological Seminary since 1982. Over these approximately forty years 30 volumes have been published under the editorship</text:p>
          </table:table-cell>
          <table:table-cell table:style-name="ce1" office:value-type="float" office:value="1968" calcext:value-type="float">
            <text:p>1968</text:p>
          </table:table-cell>
          <table:table-cell table:style-name="ce1" office:value-type="float" office:value="2009" calcext:value-type="float">
            <text:p>2009</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6" office:value-type="string" calcext:value-type="string">
            <text:p>Free</text:p>
          </table:table-cell>
          <table:table-cell table:style-name="ce1" office:value-type="string" calcext:value-type="string">
            <text:p>All</text:p>
          </table:table-cell>
          <table:table-cell table:style-name="ce1" office:value-type="string" calcext:value-type="string">
            <text:p>Prehistoric, Classical</text:p>
          </table:table-cell>
          <table:table-cell table:style-name="ce1" office:value-type="string" calcext:value-type="string">
            <text:p>Yes</text:p>
          </table:table-cell>
          <table:table-cell table:style-name="ce1"/>
          <table:table-cell table:style-name="ce6"/>
          <table:table-cell table:number-columns-repeated="2" table:style-name="ce40" office:value-type="float" office:value="25" calcext:value-type="float">
            <text:p><text:s/>$25,00 </text:p>
          </table:table-cell>
          <table:table-cell table:style-name="ce40" table:number-columns-repeated="7"/>
          <table:table-cell table:number-columns-repeated="2" table:style-name="ce40" office:value-type="float" office:value="25" calcext:value-type="float">
            <text:p><text:s/>$25,00 </text:p>
          </table:table-cell>
          <table:table-cell table:style-name="ce1" table:number-columns-repeated="3"/>
        </table:table-row>
        <table:table-row table:style-name="ro1">
          <table:table-cell table:number-columns-repeated="2" table:style-name="ce2" office:value-type="string" calcext:value-type="string">
            <text:p>Analecta Praehistorica Leidensia</text:p>
          </table:table-cell>
          <table:table-cell table:style-name="ce2" office:value-type="string" calcext:value-type="string">
            <text:p>Leiden University Press</text:p>
          </table:table-cell>
          <table:table-cell table:style-name="ce2" office:value-type="string" calcext:value-type="string">
            <text:p>http://www.narcis.nl/search/coll/dataset/Language/EN/uquery/Analecta%20Praehistorica%20Leidensia</text:p>
          </table:table-cell>
          <table:table-cell table:style-name="ce1" office:value-type="string" calcext:value-type="string">
            <text:p>http://archaeology.leiden.edu/organisation/publications/analecta-praehistorica-leidensia/</text:p>
          </table:table-cell>
          <table:table-cell table:style-name="ce1" office:value-type="string" calcext:value-type="string">
            <text:p>Analecta Praehistorica Leidensia is the annual journal of the Faculty of Archaeology (formerly the Institute of Prehistory), Leiden University. It was first published in 1964 to present the results of the faculty's archaeological investigations. As such i</text:p>
          </table:table-cell>
          <table:table-cell table:style-name="ce4" office:value-type="float" office:value="1968" calcext:value-type="float">
            <text:p>1968</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English, German, Frenc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ustom</text:p>
          </table:table-cell>
          <table:table-cell table:style-name="ce1" table:number-columns-repeated="14"/>
        </table:table-row>
        <table:table-row table:style-name="ro1">
          <table:table-cell table:style-name="ce1" office:value-type="string" calcext:value-type="string">
            <text:p>Lauro magazine Granollers Museum</text:p>
          </table:table-cell>
          <table:table-cell table:style-name="ce2" office:value-type="string" calcext:value-type="string">
            <text:p>Lauro: revista del Museu de Granollers</text:p>
          </table:table-cell>
          <table:table-cell table:style-name="ce2" office:value-type="string" calcext:value-type="string">
            <text:p>Museum of Granollers</text:p>
          </table:table-cell>
          <table:table-cell table:style-name="ce1" office:value-type="string" calcext:value-type="string">
            <text:p>http://www.raco.cat/index.php/Lauro</text:p>
          </table:table-cell>
          <table:table-cell table:style-name="ce1"/>
          <table:table-cell table:style-name="ce1" office:value-type="string" calcext:value-type="string">
            <text:p>Lauro is the Museum of Granollers magazine published since 1990 semester, and includes studies of any humanistic or scientific discipline related to the Vallès Oriental and Montseny.</text:p>
          </table:table-cell>
          <table:table-cell table:style-name="ce1" office:value-type="float" office:value="1990" calcext:value-type="float">
            <text:p>1990</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cal Newsletter</text:p>
          </table:table-cell>
          <table:table-cell table:style-name="ce2" office:value-type="string" calcext:value-type="string">
            <text:p>Royal Ontario Museum</text:p>
          </table:table-cell>
          <table:table-cell table:style-name="ce2" office:value-type="string" calcext:value-type="string">
            <text:p>https://web.archive.org/web/20111211064212/http://www.rom.on.ca/collections/newsletter/archive.php</text:p>
          </table:table-cell>
          <table:table-cell table:style-name="ce2"/>
          <table:table-cell table:style-name="ce2" office:value-type="string" calcext:value-type="string">
            <text:p>No longer published but on wayback machine</text:p>
          </table:table-cell>
          <table:table-cell table:style-name="ce4" office:value-type="float" office:value="1997" calcext:value-type="float">
            <text:p>1997</text:p>
          </table:table-cell>
          <table:table-cell table:style-name="ce2" office:value-type="float" office:value="2009" calcext:value-type="float">
            <text:p>2009</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style-name="ce1"/>
          <table:table-cell table:number-columns-repeated="2" table:style-name="ce2" office:value-type="string" calcext:value-type="string">
            <text:p>Free</text:p>
          </table:table-cell>
          <table:table-cell table:style-name="ce2" office:value-type="string" calcext:value-type="string">
            <text:p>All</text:p>
          </table:table-cell>
          <table:table-cell table:style-name="ce1" office:value-type="string" calcext:value-type="string">
            <text:p>All</text:p>
          </table:table-cell>
          <table:table-cell table:style-name="ce2" office:value-type="string" calcext:value-type="string">
            <text:p>No</text:p>
          </table:table-cell>
          <table:table-cell table:style-name="ce2"/>
          <table:table-cell table:style-name="ce1" table:number-columns-repeated="15"/>
        </table:table-row>
        <table:table-row table:style-name="ro1">
          <table:table-cell table:style-name="ce1" office:value-type="string" calcext:value-type="string">
            <text:p>Peninsula: Journal of Iberian Studies</text:p>
          </table:table-cell>
          <table:table-cell table:style-name="ce2" office:value-type="string" calcext:value-type="string">
            <text:p>Península : Revista de Estudos Ibéricos</text:p>
          </table:table-cell>
          <table:table-cell table:style-name="ce2" office:value-type="string" calcext:value-type="string">
            <text:p>Universidade do Porto</text:p>
          </table:table-cell>
          <table:table-cell table:style-name="ce1" office:value-type="string" calcext:value-type="string">
            <text:p>http://ler.letras.up.pt/site/default.aspx?qry=id04id12&amp;sum=sim</text:p>
          </table:table-cell>
          <table:table-cell table:style-name="ce1" table:number-columns-repeated="2"/>
          <table:table-cell table:style-name="ce1" office:value-type="float" office:value="2004" calcext:value-type="float">
            <text:p>2004</text:p>
          </table:table-cell>
          <table:table-cell table:style-name="ce1" office:value-type="float" office:value="2009" calcext:value-type="float">
            <text:p>2009</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Leipzig online contributions to prehistory and early medieval archeology</text:p>
          </table:table-cell>
          <table:table-cell table:style-name="ce6" office:value-type="string" calcext:value-type="string">
            <text:p>Leipziger Online Beiträge zur Ur- und Frühgeschichtlichen Archäologie</text:p>
          </table:table-cell>
          <table:table-cell table:style-name="ce6" office:value-type="string" calcext:value-type="string">
            <text:p>Universitat Leipzig</text:p>
          </table:table-cell>
          <table:table-cell table:style-name="ce12" office:value-type="string" calcext:value-type="string">
            <text:p>https://www.gko.uni-leipzig.de/historisches-seminar/seminar/ur-und-fruehgeschichte/publikationsreihen/leipziger-online-beitraege.html</text:p>
          </table:table-cell>
          <table:table-cell table:style-name="ce6"/>
          <table:table-cell table:style-name="ce6" office:value-type="string" calcext:value-type="string">
            <text:p>nonpermanently published since 2003</text:p>
          </table:table-cell>
          <table:table-cell table:style-name="ce6" office:value-type="float" office:value="2003" calcext:value-type="float">
            <text:p>2003</text:p>
          </table:table-cell>
          <table:table-cell table:style-name="ce6" office:value-type="float" office:value="2009" calcext:value-type="float">
            <text:p>2009</text:p>
          </table:table-cell>
          <table:table-cell table:style-name="ce6"/>
          <table:table-cell table:style-name="ce6" office:value-type="string" calcext:value-type="string">
            <text:p>Europe</text:p>
          </table:table-cell>
          <table:table-cell table:style-name="ce6" office:value-type="string" calcext:value-type="string">
            <text:p>German</text:p>
          </table:table-cell>
          <table:table-cell table:style-name="ce1"/>
          <table:table-cell table:number-columns-repeated="2" table:style-name="ce2"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 Classical, Medieval</text:p>
          </table:table-cell>
          <table:table-cell table:style-name="ce6" office:value-type="string" calcext:value-type="string">
            <text:p>Yes</text:p>
          </table:table-cell>
          <table:table-cell table:style-name="ce6"/>
          <table:table-cell table:style-name="ce2" table:number-columns-repeated="13"/>
          <table:table-cell table:style-name="ce1" table:number-columns-repeated="2"/>
        </table:table-row>
        <table:table-row table:style-name="ro1">
          <table:table-cell table:number-columns-repeated="2" table:style-name="ce1" office:value-type="string" calcext:value-type="string">
            <text:p>Uppsala Studies in Egyptology</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Uppsala_Studies_in_Egyptology/</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table:style-name="ce1" office:value-type="float" office:value="2009" calcext:value-type="float">
            <text:p>2009</text:p>
          </table:table-cell>
          <table:table-cell table:style-name="ce1"/>
          <table:table-cell table:style-name="ce1" office:value-type="string" calcext:value-type="string">
            <text:p>Africa</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Bronze Age Review</text:p>
          </table:table-cell>
          <table:table-cell table:style-name="ce2" office:value-type="string" calcext:value-type="string">
            <text:p>British Museum</text:p>
          </table:table-cell>
          <table:table-cell table:style-name="ce1" office:value-type="string" calcext:value-type="string">
            <text:p>http://www.britishmuseum.org/system_pages/holding_area/bronze_age_review.aspx</text:p>
          </table:table-cell>
          <table:table-cell table:style-name="ce1"/>
          <table:table-cell table:style-name="ce1" office:value-type="string" calcext:value-type="string">
            <text:p>The international journal of research into the archaeology of the British and European Bronze Age. Bronze Age Review is a free to access, peer-reviewed online journal dedicated to furthering the understanding of the period about 2500 BC - 800 BC in Britai</text:p>
          </table:table-cell>
          <table:table-cell table:style-name="ce4" office:value-type="float" office:value="2008" calcext:value-type="float">
            <text:p>2008</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Prehistoric, Pre-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agazine ArqueoMurcia: Electronic journal of archeology of Murcia</text:p>
          </table:table-cell>
          <table:table-cell table:style-name="ce2" office:value-type="string" calcext:value-type="string">
            <text:p>Revista ArqueoMurcia: Revista electrónica de arqueología de la Región de Murcia</text:p>
          </table:table-cell>
          <table:table-cell table:style-name="ce2" office:value-type="string" calcext:value-type="string">
            <text:p>CARM. Ministry of Culture, Youth and Sports. Department of Fine Arts and Cultural Assets. Service Heritage</text:p>
          </table:table-cell>
          <table:table-cell table:style-name="ce1" office:value-type="string" calcext:value-type="string">
            <text:p>http://www.arqueomurcia.com/revista/index.htm</text:p>
          </table:table-cell>
          <table:table-cell table:style-name="ce1" office:value-type="string" calcext:value-type="string">
            <text:p>http://dialnet.unirioja.es/servlet/revista?codigo=4646</text:p>
          </table:table-cell>
          <table:table-cell table:style-name="ce1" office:value-type="string" calcext:value-type="string">
            <text:p>Last published in 2008</text:p>
          </table:table-cell>
          <table:table-cell table:style-name="ce1" office:value-type="float" office:value="2003" calcext:value-type="float">
            <text:p>2003</text:p>
          </table:table-cell>
          <table:table-cell table:style-name="ce1" office:value-type="float" office:value="2008" calcext:value-type="float">
            <text:p>2008</text:p>
          </table:table-cell>
          <table:table-cell table:style-name="ce1"/>
          <table:table-cell table:style-name="ce1" office:value-type="string" calcext:value-type="string">
            <text:p>World</text:p>
          </table:table-cell>
          <table:table-cell table:style-name="ce1" office:value-type="string" calcext:value-type="string">
            <text:p>Spanish, English, German, Italian, Portuguese, Romanian, 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2" office:value-type="string" calcext:value-type="string">
            <text:p>Bolskan. Archeology magazine of the Institute of Studies Altoaragoneses</text:p>
          </table:table-cell>
          <table:table-cell table:style-name="ce2" office:value-type="string" calcext:value-type="string">
            <text:p>Bolskan. Revista de arqueología del Instituto de Estudios Altoaragoneses </text:p>
          </table:table-cell>
          <table:table-cell table:style-name="ce2" office:value-type="string" calcext:value-type="string">
            <text:p>Instituto de Estudios Altoaragoneses </text:p>
          </table:table-cell>
          <table:table-cell table:style-name="ce1" office:value-type="string" calcext:value-type="string">
            <text:p>http://revistas.iea.es/index.php/BLK</text:p>
          </table:table-cell>
          <table:table-cell table:style-name="ce1" office:value-type="string" calcext:value-type="string">
            <text:p>http://dialnet.unirioja.es/servlet/revista?codigo=232</text:p>
          </table:table-cell>
          <table:table-cell table:style-name="ce1" office:value-type="string" calcext:value-type="string">
            <text:p>Bolskan publish the work in the form of articles, focusing on an archaeological subject and refer to the geographical area of the province of Huesca. Only in exceptional cases studies which pertain to other provinces, provided editing justificque thereof </text:p>
          </table:table-cell>
          <table:table-cell table:style-name="ce4" office:value-type="float" office:value="1984" calcext:value-type="float">
            <text:p>1984</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Anatolian Archaeological Studies</text:p>
          </table:table-cell>
          <table:table-cell table:style-name="ce2" office:value-type="string" calcext:value-type="string">
            <text:p>Anatolian Archaeological Studies</text:p>
          </table:table-cell>
          <table:table-cell table:style-name="ce2" office:value-type="string" calcext:value-type="string">
            <text:p>Japanese Institute of Anatolian Archaeology</text:p>
          </table:table-cell>
          <table:table-cell table:style-name="ce1" office:value-type="string" calcext:value-type="string">
            <text:p>http://www.jiaa-kaman.org/en/aas_index.html</text:p>
          </table:table-cell>
          <table:table-cell table:style-name="ce1"/>
          <table:table-cell table:style-name="ce1" office:value-type="string" calcext:value-type="string">
            <text:p>Anatolian Archaeological Studies was launched in 1992 to disseminate the results of the archaeological excavation research at Kaman-Kalehöyük and the general archaeological survey in Central Anatolia. The journal is published once a year and the latest vo</text:p>
          </table:table-cell>
          <table:table-cell table:style-name="ce1" office:value-type="float" office:value="1992" calcext:value-type="float">
            <text:p>1992</text:p>
          </table:table-cell>
          <table:table-cell table:style-name="ce1" office:value-type="float" office:value="2008" calcext:value-type="float">
            <text:p>2008</text:p>
          </table:table-cell>
          <table:table-cell table:style-name="ce1"/>
          <table:table-cell table:style-name="ce1" office:value-type="string" calcext:value-type="string">
            <text:p>Middle East</text:p>
          </table:table-cell>
          <table:table-cell table:style-name="ce1" office:value-type="string" calcext:value-type="string">
            <text:p>English, Japan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New Zealand Journal of Archaeology</text:p>
          </table:table-cell>
          <table:table-cell table:style-name="ce2" office:value-type="string" calcext:value-type="string">
            <text:p>New Zealand Journal of Archaeology</text:p>
          </table:table-cell>
          <table:table-cell table:style-name="ce2" office:value-type="string" calcext:value-type="string">
            <text:p>New Zealand Archaeological Association</text:p>
          </table:table-cell>
          <table:table-cell table:style-name="ce1" office:value-type="string" calcext:value-type="string">
            <text:p>http://nzarchaeology.org/cms/index.php/publications/91-new-zealand-journal-of-archaeology-nzja</text:p>
          </table:table-cell>
          <table:table-cell table:style-name="ce1"/>
          <table:table-cell table:style-name="ce1"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79" calcext:value-type="float">
            <text:p>1979</text:p>
          </table:table-cell>
          <table:table-cell table:style-name="ce1" office:value-type="float" office:value="2008" calcext:value-type="float">
            <text:p>2008</text:p>
          </table:table-cell>
          <table:table-cell table:style-name="ce1"/>
          <table:table-cell table:style-name="ce1" office:value-type="string" calcext:value-type="string">
            <text:p>Pacific</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SA</text:p>
          </table:table-cell>
          <table:table-cell table:style-name="ce1" table:number-columns-repeated="14"/>
        </table:table-row>
        <table:table-row table:style-name="ro1">
          <table:table-cell table:style-name="ce1" office:value-type="string" calcext:value-type="string">
            <text:p>Bulletin of the Serbian Archaeological Society</text:p>
          </table:table-cell>
          <table:table-cell table:style-name="ce2" office:value-type="string" calcext:value-type="string">
            <text:p>Glasnik Srpskog arheološkog društva</text:p>
          </table:table-cell>
          <table:table-cell table:style-name="ce2" office:value-type="string" calcext:value-type="string">
            <text:p>Serbian Archaeological Society</text:p>
          </table:table-cell>
          <table:table-cell table:style-name="ce1" office:value-type="string" calcext:value-type="string">
            <text:p>https://web.archive.org/web/20120919003912/http://scindeks.ceon.rs/journalDetails.aspx?issn=0352-5678</text:p>
          </table:table-cell>
          <table:table-cell table:style-name="ce1"/>
          <table:table-cell table:style-name="ce1" office:value-type="string" calcext:value-type="string">
            <text:p>Published by the Serbian Archaeological Society</text:p>
          </table:table-cell>
          <table:table-cell table:style-name="ce4" office:value-type="float" office:value="1984" calcext:value-type="float">
            <text:p>1984</text:p>
          </table:table-cell>
          <table:table-cell table:style-name="ce1" office:value-type="float" office:value="2008" calcext:value-type="float">
            <text:p>2008</text:p>
          </table:table-cell>
          <table:table-cell table:style-name="ce1"/>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Goodwin Series</text:p>
          </table:table-cell>
          <table:table-cell table:style-name="ce4" office:value-type="string" calcext:value-type="string">
            <text:p>South African Archaeological Society</text:p>
          </table:table-cell>
          <table:table-cell table:style-name="ce4" office:value-type="string" calcext:value-type="string">
            <text:p>http://www.archaeologysa.co.za/saab/goodwin</text:p>
          </table:table-cell>
          <table:table-cell table:style-name="ce4"/>
          <table:table-cell table:style-name="ce21" office:value-type="string" calcext:value-type="string">
            <text:p>The aim of the Goodwin Seriesis to publish sets of papers, either specially commissioned by an interested person or emanating from a symposium/conference.</text:p>
          </table:table-cell>
          <table:table-cell table:style-name="ce4" office:value-type="float" office:value="1972" calcext:value-type="float">
            <text:p>1972</text:p>
          </table:table-cell>
          <table:table-cell table:style-name="ce4" office:value-type="float" office:value="2008" calcext:value-type="float">
            <text:p>2008</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2"/>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table:number-columns-repeated="7"/>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4"/>
          <table:table-cell table:style-name="ce1" table:number-columns-repeated="2"/>
        </table:table-row>
        <table:table-row table:style-name="ro1">
          <table:table-cell table:number-columns-repeated="3" table:style-name="ce2" office:value-type="string" calcext:value-type="string">
            <text:p>Cave Archaeology and Palaeontology Research</text:p>
          </table:table-cell>
          <table:table-cell table:style-name="ce2" office:value-type="string" calcext:value-type="string">
            <text:p>https://web.archive.org/web/20130706184212/http://capra.group.shef.ac.uk/</text:p>
          </table:table-cell>
          <table:table-cell table:style-name="ce1"/>
          <table:table-cell table:style-name="ce1" office:value-type="string" calcext:value-type="string">
            <text:p>The journal is now closed.</text:p>
          </table:table-cell>
          <table:table-cell table:style-name="ce4" office:value-type="float" office:value="1999" calcext:value-type="float">
            <text:p>1999</text:p>
          </table:table-cell>
          <table:table-cell table:style-name="ce1" office:value-type="float" office:value="2007" calcext:value-type="float">
            <text:p>2007</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Caves</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Empúries journal Antiquity and Classical World | AMPURIAS</text:p>
          </table:table-cell>
          <table:table-cell table:style-name="ce2" office:value-type="string" calcext:value-type="string">
            <text:p>Empúries: revista de món clàssic i antiguitat tardana | AMPURIAS</text:p>
          </table:table-cell>
          <table:table-cell table:style-name="ce2" office:value-type="string" calcext:value-type="string">
            <text:p>Museu d'Arqueologia de Catalunya</text:p>
          </table:table-cell>
          <table:table-cell table:style-name="ce1" office:value-type="string" calcext:value-type="string">
            <text:p>http://www.raco.cat/index.php/Empuries</text:p>
          </table:table-cell>
          <table:table-cell table:style-name="ce1" office:value-type="string" calcext:value-type="string">
            <text:p>http://www.mac.cat/Publicacions/Revistes/Empuries</text:p>
          </table:table-cell>
          <table:table-cell table:style-name="ce1" office:value-type="string" calcext:value-type="string">
            <text:p>Empúries is a biannual publication of the Archaeology Museum of Catalonia, published since 1939, general scientific research on the classical world and the late antiquity Catalonia and the western Mediterranean to the Middle Ages . The magazine section de</text:p>
          </table:table-cell>
          <table:table-cell table:style-name="ce4" office:value-type="float" office:value="1939" calcext:value-type="float">
            <text:p>1939</text:p>
          </table:table-cell>
          <table:table-cell table:style-name="ce1" office:value-type="float" office:value="2007" calcext:value-type="float">
            <text:p>2007</text:p>
          </table:table-cell>
          <table:table-cell table:style-name="ce1"/>
          <table:table-cell table:style-name="ce1" office:value-type="string" calcext:value-type="string">
            <text:p>Mediterranean</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Forum: issues of history and archeology Tarragona</text:p>
          </table:table-cell>
          <table:table-cell table:style-name="ce2" office:value-type="string" calcext:value-type="string">
            <text:p>Fòrum: temes d'història i d'arqueologia tarragonines</text:p>
          </table:table-cell>
          <table:table-cell table:style-name="ce2" office:value-type="string" calcext:value-type="string">
            <text:p>National Archaeological Museum of Tarragona </text:p>
          </table:table-cell>
          <table:table-cell table:style-name="ce1" office:value-type="string" calcext:value-type="string">
            <text:p>http://www.raco.cat/index.php/Forum</text:p>
          </table:table-cell>
          <table:table-cell table:style-name="ce1"/>
          <table:table-cell table:style-name="ce1" office:value-type="string" calcext:value-type="string">
            <text:p>Forum is a publication of the National Archaeological Museum of Tarragona (MNAT) of variable frequency aimed at disseminating scientific works relating essentially to the history and archeology of Tarragona and Ager Tarraconensis.</text:p>
          </table:table-cell>
          <table:table-cell table:style-name="ce4" office:value-type="float" office:value="1986" calcext:value-type="float">
            <text:p>1986</text:p>
          </table:table-cell>
          <table:table-cell table:style-name="ce1" office:value-type="float" office:value="2007" calcext:value-type="float">
            <text:p>2007</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tanford journal of archaeology</text:p>
          </table:table-cell>
          <table:table-cell table:style-name="ce2" office:value-type="string" calcext:value-type="string">
            <text:p>University of Stanford</text:p>
          </table:table-cell>
          <table:table-cell table:style-name="ce1" office:value-type="string" calcext:value-type="string">
            <text:p>http://www.stanford.edu/dept/archaeology/journal/</text:p>
          </table:table-cell>
          <table:table-cell table:style-name="ce1" table:number-columns-repeated="2"/>
          <table:table-cell table:style-name="ce1" office:value-type="float" office:value="2002" calcext:value-type="float">
            <text:p>2002</text:p>
          </table:table-cell>
          <table:table-cell table:style-name="ce1" office:value-type="float" office:value="2007" calcext:value-type="float">
            <text:p>2007</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bu Dhabi Islands Archaeological Survey Newsletter</text:p>
          </table:table-cell>
          <table:table-cell table:style-name="ce2" office:value-type="string" calcext:value-type="string">
            <text:p>Abu Dhabi Islands Archaeological Survey</text:p>
          </table:table-cell>
          <table:table-cell table:style-name="ce1" office:value-type="string" calcext:value-type="string">
            <text:p>http://www.adias-uae.com/newsletter.html</text:p>
          </table:table-cell>
          <table:table-cell table:style-name="ce1"/>
          <table:table-cell table:style-name="ce1" office:value-type="string" calcext:value-type="string">
            <text:p>The work of the Abu Dhabi Islands Archaeological Survey (ADIAS) undertakes data collection and preliminary recording of archaeological and palaeontological sites and publication of earlier and continuing work, both in Abu Dhabi, and, through associates, e</text:p>
          </table:table-cell>
          <table:table-cell table:style-name="ce4" office:value-type="float" office:value="1994" calcext:value-type="float">
            <text:p>1994</text:p>
          </table:table-cell>
          <table:table-cell table:style-name="ce1" office:value-type="float" office:value="2006" calcext:value-type="float">
            <text:p>2006</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CBA Occasional Papers</text:p>
          </table:table-cell>
          <table:table-cell table:style-name="ce2" office:value-type="string" calcext:value-type="string">
            <text:p>Council for British Archaeology</text:p>
          </table:table-cell>
          <table:table-cell table:style-name="ce1" office:value-type="string" calcext:value-type="string">
            <text:p>http://archaeologydataservice.ac.uk/archives/view/cba_op/</text:p>
          </table:table-cell>
          <table:table-cell table:style-name="ce1"/>
          <table:table-cell table:style-name="ce1" office:value-type="string" calcext:value-type="string">
            <text:p>The complete series of CBA Occasional Papers has been digitised and is being made available by the CBA as a staged process. Those reports now available are linked. </text:p>
          </table:table-cell>
          <table:table-cell table:style-name="ce4" office:value-type="float" office:value="1948" calcext:value-type="float">
            <text:p>1948</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Digger, The </text:p>
          </table:table-cell>
          <table:table-cell table:style-name="ce2" office:value-type="string" calcext:value-type="string">
            <text:p>David Connolly</text:p>
          </table:table-cell>
          <table:table-cell table:style-name="ce1" office:value-type="string" calcext:value-type="string">
            <text:p>http://www.scribd.com/doc/8773308/Digger-1-39-1998-2006</text:p>
          </table:table-cell>
          <table:table-cell table:style-name="ce1"/>
          <table:table-cell table:style-name="ce1" office:value-type="string" calcext:value-type="string">
            <text:p>The complete searchable version of the UK archaeology newsletter - The Digger - Responsible for so much in UK archaeology - a watchdog and a rotweiller - you can see the formation of BAJR as well... stemming from this publication, that spanned 1998 to 200</text:p>
          </table:table-cell>
          <table:table-cell table:style-name="ce4" office:value-type="float" office:value="1998" calcext:value-type="float">
            <text:p>1998</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style-name="ce1" office:value-type="string" calcext:value-type="string">
            <text:p>Profession of Archaeology</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4"/>
          <table:table-cell table:style-name="ce2" table:number-columns-repeated="2"/>
        </table:table-row>
        <table:table-row table:style-name="ro1">
          <table:table-cell table:number-columns-repeated="2" table:style-name="ce2" office:value-type="string" calcext:value-type="string">
            <text:p>Ancient Nepal</text:p>
          </table:table-cell>
          <table:table-cell table:style-name="ce2" office:value-type="string" calcext:value-type="string">
            <text:p>Department of Archaeology in Kathmandu, Nepal</text:p>
          </table:table-cell>
          <table:table-cell table:style-name="ce1" office:value-type="string" calcext:value-type="string">
            <text:p>http://www.digitalhimalaya.com/collections/journals/ancientnepal/</text:p>
          </table:table-cell>
          <table:table-cell table:style-name="ce1"/>
          <table:table-cell table:style-name="ce1" office:value-type="string" calcext:value-type="string">
            <text:p>Published by the Department of Archaeology in Kathmandu, Nepal, Ancient Nepal (प्राचीन नेपाल) is a journal devoted to pre-history and field archaeology in the Himalayas. Special interests include epigraphy, manuscripts, numismatics, archives, art, anthrop</text:p>
          </table:table-cell>
          <table:table-cell table:style-name="ce4" office:value-type="float" office:value="1967" calcext:value-type="float">
            <text:p>1967</text:p>
          </table:table-cell>
          <table:table-cell table:style-name="ce1" office:value-type="float" office:value="2006" calcext:value-type="float">
            <text:p>2006</text:p>
          </table:table-cell>
          <table:table-cell table:style-name="ce1"/>
          <table:table-cell table:style-name="ce1" office:value-type="string" calcext:value-type="string">
            <text:p>Asia</text:p>
          </table:table-cell>
          <table:table-cell table:style-name="ce1" office:value-type="string" calcext:value-type="string">
            <text:p>English, Nepanese</text:p>
          </table:table-cell>
          <table:table-cell table:style-name="ce2"/>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NC-ND</text:p>
          </table:table-cell>
          <table:table-cell table:style-name="ce1" table:number-columns-repeated="12"/>
          <table:table-cell table:style-name="ce2" table:number-columns-repeated="2"/>
        </table:table-row>
        <table:table-row table:style-name="ro1">
          <table:table-cell table:style-name="ce1" office:value-type="string" calcext:value-type="string">
            <text:p>Tatar Archaeology</text:p>
          </table:table-cell>
          <table:table-cell table:style-name="ce2" office:value-type="string" calcext:value-type="string">
            <text:p>Tatarskaja archeologija</text:p>
          </table:table-cell>
          <table:table-cell table:style-name="ce2" office:value-type="string" calcext:value-type="string">
            <text:p>Institute of History of Tatarstan Academy of Sciences</text:p>
          </table:table-cell>
          <table:table-cell table:style-name="ce4" office:value-type="string" calcext:value-type="string">
            <text:p>http://www.tataroved.ru/publication/jornals/3</text:p>
          </table:table-cell>
          <table:table-cell table:style-name="ce1"/>
          <table:table-cell table:style-name="ce1" office:value-type="string" calcext:value-type="string">
            <text:p>Magazine "Tatar archeology" - one of a series of periodic scientific publications in the humanities, which began publishing the Institute of History of Tatarstan Academy of Sciences (in the series also includes "Panorama Forum", "Tatarica" ​​and "Finno-Ug</text:p>
          </table:table-cell>
          <table:table-cell table:style-name="ce1" office:value-type="float" office:value="1997" calcext:value-type="float">
            <text:p>1997</text:p>
          </table:table-cell>
          <table:table-cell table:style-name="ce1" office:value-type="float" office:value="2006" calcext:value-type="float">
            <text:p>2006</text:p>
          </table:table-cell>
          <table:table-cell table:style-name="ce1"/>
          <table:table-cell table:style-name="ce1" office:value-type="string" calcext:value-type="string">
            <text:p>Asia</text:p>
          </table:table-cell>
          <table:table-cell table:style-name="ce1" office:value-type="string" calcext:value-type="string">
            <text:p>Russian</text:p>
          </table:table-cell>
          <table:table-cell table:style-name="ce2"/>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style-name="ce1" office:value-type="string" calcext:value-type="string">
            <text:p>Archeology, paleontology and ethnography</text:p>
          </table:table-cell>
          <table:table-cell table:style-name="ce2" office:value-type="string" calcext:value-type="string">
            <text:p>Arqueología, paleontología y etnografía</text:p>
          </table:table-cell>
          <table:table-cell table:style-name="ce2" office:value-type="string" calcext:value-type="string">
            <text:p>Ministry of Culture</text:p>
          </table:table-cell>
          <table:table-cell table:style-name="ce1" office:value-type="string" calcext:value-type="string">
            <text:p>http://www.madrid.org/cs/Satellite?c=Page&amp;cid=1343068181660&amp;language=es&amp;pagename=ComunidadMadrid%2FEstructura&amp;site=ComunidadMadrid</text:p>
          </table:table-cell>
          <table:table-cell table:style-name="ce1" office:value-type="string" calcext:value-type="string">
            <text:p>http://dialnet.unirioja.es/servlet/revista?codigo=3824</text:p>
          </table:table-cell>
          <table:table-cell table:style-name="ce1" office:value-type="string" calcext:value-type="string">
            <text:p>Periodical intended to publicize the work of archaeological, paleontological and ethnographic taking place in Madrid</text:p>
          </table:table-cell>
          <table:table-cell table:style-name="ce4" office:value-type="float" office:value="1991" calcext:value-type="float">
            <text:p>1991</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Notebooks Maritime Archaeology</text:p>
          </table:table-cell>
          <table:table-cell table:style-name="ce2" office:value-type="string" calcext:value-type="string">
            <text:p>Cuadernos de arqueología marítima</text:p>
          </table:table-cell>
          <table:table-cell table:style-name="ce2" office:value-type="string" calcext:value-type="string">
            <text:p>Museo Nacional de Arqueología</text:p>
          </table:table-cell>
          <table:table-cell table:style-name="ce1" office:value-type="string" calcext:value-type="string">
            <text:p>http://museoarqua.mcu.es/servicios/publicaciones/publicaciones_museo/</text:p>
          </table:table-cell>
          <table:table-cell table:style-name="ce1" office:value-type="string" calcext:value-type="string">
            <text:p>http://dialnet.unirioja.es/servlet/revista?codigo=3708</text:p>
          </table:table-cell>
          <table:table-cell table:style-name="ce1" office:value-type="string" calcext:value-type="string">
            <text:p>Published between 1992 and 2006 a journal on maritime archaeology.</text:p>
          </table:table-cell>
          <table:table-cell table:style-name="ce4" office:value-type="float" office:value="1992" calcext:value-type="float">
            <text:p>1992</text:p>
          </table:table-cell>
          <table:table-cell table:style-name="ce1" office:value-type="float" office:value="2006" calcext:value-type="float">
            <text:p>2006</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Medieval Britian and Ireland</text:p>
          </table:table-cell>
          <table:table-cell table:style-name="ce2" office:value-type="string" calcext:value-type="string">
            <text:p>Society for Medieval Archaeology</text:p>
          </table:table-cell>
          <table:table-cell table:style-name="ce1" office:value-type="string" calcext:value-type="string">
            <text:p>http://archaeologydataservice.ac.uk/archives/view/mbi/prev_vols.cfm?CFID=2696&amp;CFTOKEN=9A2DA36D-468D-44FB-</text:p>
          </table:table-cell>
          <table:table-cell table:style-name="ce1"/>
          <table:table-cell table:style-name="ce1" office:value-type="string" calcext:value-type="string">
            <text:p>The on-line version of Medieval Britain and Ireland is a new venture for the Medieval Archaeologyjournal, featuring a searchable digital database for these annually submitted excavation summaries. </text:p>
          </table:table-cell>
          <table:table-cell table:style-name="ce1" office:value-type="float" office:value="1956" calcext:value-type="float">
            <text:p>1956</text:p>
          </table:table-cell>
          <table:table-cell table:style-name="ce1" office:value-type="float" office:value="2006" calcext:value-type="float">
            <text:p>2006</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Medieva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Bulletin Museum of Archaeology and Anthropology</text:p>
          </table:table-cell>
          <table:table-cell table:style-name="ce2" office:value-type="string" calcext:value-type="string">
            <text:p>Boletín Museo de Arqueología y Antropología</text:p>
          </table:table-cell>
          <table:table-cell table:style-name="ce2" office:value-type="string" calcext:value-type="string">
            <text:p>Museum of Archaeology and Anthropology of San Marcos</text:p>
          </table:table-cell>
          <table:table-cell table:style-name="ce2" office:value-type="string" calcext:value-type="string">
            <text:p>http://sisbib.unmsm.edu.pe/bibvirtual/publicaciones/antropologia/default.htm</text:p>
          </table:table-cell>
          <table:table-cell table:style-name="ce1"/>
          <table:table-cell table:style-name="ce1" office:value-type="string" calcext:value-type="string">
            <text:p>It is published by the Museum of Archaeology and Anthropology of San Marcos, which aims to present the results of social science research, discussion and defense of Peruvian cultural heritage.</text:p>
          </table:table-cell>
          <table:table-cell table:style-name="ce4" office:value-type="float" office:value="1998" calcext:value-type="float">
            <text:p>1998</text:p>
          </table:table-cell>
          <table:table-cell table:style-name="ce1" office:value-type="float" office:value="2005" calcext:value-type="float">
            <text:p>2005</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5"/>
          <table:table-cell table:style-name="ce2"/>
        </table:table-row>
        <table:table-row table:style-name="ro1">
          <table:table-cell table:number-columns-repeated="2" table:style-name="ce2" office:value-type="string" calcext:value-type="string">
            <text:p>Athena Review: Journal of Archaeology, History, and Exploration</text:p>
          </table:table-cell>
          <table:table-cell table:style-name="ce2" office:value-type="string" calcext:value-type="string">
            <text:p>Athena Publications, Inc.</text:p>
          </table:table-cell>
          <table:table-cell table:style-name="ce1" office:value-type="string" calcext:value-type="string">
            <text:p>http://www.athenapub.com/athrev1.htm</text:p>
          </table:table-cell>
          <table:table-cell table:style-name="ce1"/>
          <table:table-cell table:style-name="ce1" office:value-type="string" calcext:value-type="string">
            <text:p>Journal of Archaeology, History, and Exploration. Journal is no longer published but the archive is online.</text:p>
          </table:table-cell>
          <table:table-cell table:style-name="ce4" office:value-type="float" office:value="1996" calcext:value-type="float">
            <text:p>1996</text:p>
          </table:table-cell>
          <table:table-cell table:style-name="ce1" office:value-type="float" office:value="2004" calcext:value-type="float">
            <text:p>2004</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4"/>
          <table:table-cell table:style-name="ce2"/>
          <table:table-cell table:style-name="ce1"/>
        </table:table-row>
        <table:table-row table:style-name="ro1">
          <table:table-cell table:number-columns-repeated="2" table:style-name="ce1" office:value-type="string" calcext:value-type="string">
            <text:p>Silk Road art and archaeology : journal of the Institute of Silk Road Studies, Kamakura</text:p>
          </table:table-cell>
          <table:table-cell table:style-name="ce1" office:value-type="string" calcext:value-type="string">
            <text:p>Institute of Silk Road Studies</text:p>
          </table:table-cell>
          <table:table-cell table:style-name="ce1" office:value-type="string" calcext:value-type="string">
            <text:p>http://catalog.hathitrust.org/Record/002517813</text:p>
          </table:table-cell>
          <table:table-cell table:style-name="ce1"/>
          <table:table-cell table:style-name="ce1" office:value-type="string" calcext:value-type="string">
            <text:p>No longer published</text:p>
          </table:table-cell>
          <table:table-cell table:style-name="ce1" office:value-type="float" office:value="1990" calcext:value-type="float">
            <text:p>1990</text:p>
          </table:table-cell>
          <table:table-cell table:style-name="ce1" office:value-type="float" office:value="2004" calcext:value-type="float">
            <text:p>2004</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COVER Notebooks of archeology and heritage</text:p>
          </table:table-cell>
          <table:table-cell table:style-name="ce2" office:value-type="string" calcext:value-type="string">
            <text:p>CAPAcadernos de arqueoloxía e patrimonio </text:p>
          </table:table-cell>
          <table:table-cell table:style-name="ce2" office:value-type="string" calcext:value-type="string">
            <text:p>Instituto de Investigación Tecnológica: Laboratorio de Arqueología y Formas Culturales</text:p>
          </table:table-cell>
          <table:table-cell table:style-name="ce2" office:value-type="string" calcext:value-type="string">
            <text:p>http://dialnet.unirioja.es/servlet/revista?tipo_busqueda=CODIGO&amp;clave_revista=1703</text:p>
          </table:table-cell>
          <table:table-cell table:style-name="ce2" office:value-type="string" calcext:value-type="string">
            <text:p>https://web.archive.org/web/20100407044900/http://www-gtarpa.usc.es/publicaciones/capa.htm</text:p>
          </table:table-cell>
          <table:table-cell table:style-name="ce1" office:value-type="string" calcext:value-type="string">
            <text:p>The CAPA series presents the criteria, conventions, procedures and working methods used by the Group for Research in Landscape Archaeology. The texts that will be offered in different series notebooks are the results of a applied research program that aim</text:p>
          </table:table-cell>
          <table:table-cell table:style-name="ce4" office:value-type="float" office:value="1997" calcext:value-type="float">
            <text:p>1997</text:p>
          </table:table-cell>
          <table:table-cell table:style-name="ce1" office:value-type="float" office:value="2004" calcext:value-type="float">
            <text:p>2004</text:p>
          </table:table-cell>
          <table:table-cell table:style-name="ce1"/>
          <table:table-cell table:style-name="ce1" office:value-type="string" calcext:value-type="string">
            <text:p>World</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style-name="ce1" office:value-type="string" calcext:value-type="string">
            <text:p>Cultural Heritage Managemen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East Asian Archaeology</text:p>
          </table:table-cell>
          <table:table-cell table:style-name="ce2" office:value-type="string" calcext:value-type="string">
            <text:p>Brill</text:p>
          </table:table-cell>
          <table:table-cell table:style-name="ce1" office:value-type="string" calcext:value-type="string">
            <text:p>http://booksandjournals.brillonline.com/content/journals/15685233</text:p>
          </table:table-cell>
          <table:table-cell table:style-name="ce1"/>
          <table:table-cell table:style-name="ce1" office:value-type="string" calcext:value-type="string">
            <text:p>The Journal of East Asian Archaeology published peer-reviewed, original scholarship, in English, on all aspects of East Asian archaeology.</text:p>
          </table:table-cell>
          <table:table-cell table:style-name="ce1" office:value-type="float" office:value="1999" calcext:value-type="float">
            <text:p>1999</text:p>
          </table:table-cell>
          <table:table-cell table:style-name="ce1" office:value-type="float" office:value="2003" calcext:value-type="float">
            <text:p>2003</text:p>
          </table:table-cell>
          <table:table-cell table:style-name="ce1"/>
          <table:table-cell table:style-name="ce1" office:value-type="string" calcext:value-type="string">
            <text:p>Asia</text:p>
          </table:table-cell>
          <table:table-cell table:style-name="ce4"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Memoirs of Archaeology</text:p>
          </table:table-cell>
          <table:table-cell table:style-name="ce2" office:value-type="string" calcext:value-type="string">
            <text:p>Memorias de Arqueología</text:p>
          </table:table-cell>
          <table:table-cell table:style-name="ce2" office:value-type="string" calcext:value-type="string">
            <text:p>Directorate General of Culture</text:p>
          </table:table-cell>
          <table:table-cell table:style-name="ce1" office:value-type="string" calcext:value-type="string">
            <text:p>http://www.arqueomurcia.com/index.php?a=pu_memo</text:p>
          </table:table-cell>
          <table:table-cell table:style-name="ce1"/>
          <table:table-cell table:style-name="ce1" office:value-type="string" calcext:value-type="string">
            <text:p>Memoirs of Archaeology, volumes periodically publishes the Directorate General of Culture, collect the reports and memories of archaeological activities presented at the Conference of Historical Heritage and Archeology of Murcia. They are an essential too</text:p>
          </table:table-cell>
          <table:table-cell table:style-name="ce1" office:value-type="float" office:value="1982" calcext:value-type="float">
            <text:p>1982</text:p>
          </table:table-cell>
          <table:table-cell table:style-name="ce1" office:value-type="float" office:value="2003" calcext:value-type="float">
            <text:p>2003</text:p>
          </table:table-cell>
          <table:table-cell table:style-name="ce1"/>
          <table:table-cell table:style-name="ce1" office:value-type="string" calcext:value-type="string">
            <text:p>Europe</text:p>
          </table:table-cell>
          <table:table-cell table:style-name="ce1" office:value-type="string" calcext:value-type="string">
            <text:p>Span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number-columns-repeated="2" table:style-name="ce2" office:value-type="string" calcext:value-type="string">
            <text:p>Living spring journal</text:p>
          </table:table-cell>
          <table:table-cell table:style-name="ce2" office:value-type="string" calcext:value-type="string">
            <text:p>Kernunos Publishing</text:p>
          </table:table-cell>
          <table:table-cell table:style-name="ce1" office:value-type="string" calcext:value-type="string">
            <text:p>http://www.bath.ac.uk/lispring/journal/</text:p>
          </table:table-cell>
          <table:table-cell table:style-name="ce1"/>
          <table:table-cell table:style-name="ce1" office:value-type="string" calcext:value-type="string">
            <text:p>Welcome to LSJ, a electronic journal for the study of all aspects of holy wells and waterlore</text:p>
          </table:table-cell>
          <table:table-cell table:style-name="ce1" office:value-type="float" office:value="2000" calcext:value-type="float">
            <text:p>2000</text:p>
          </table:table-cell>
          <table:table-cell table:style-name="ce1" office:value-type="float" office:value="2002" calcext:value-type="float">
            <text:p>2002</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TROPIS Symposia Proceedings</text:p>
          </table:table-cell>
          <table:table-cell table:style-name="ce2" office:value-type="string" calcext:value-type="string">
            <text:p>The Institute of Nautical Archaeology </text:p>
          </table:table-cell>
          <table:table-cell table:style-name="ce1" office:value-type="string" calcext:value-type="string">
            <text:p>http://nauticalarch.org/reading-list/</text:p>
          </table:table-cell>
          <table:table-cell table:style-name="ce1"/>
          <table:table-cell table:style-name="ce1" office:value-type="string" calcext:value-type="string">
            <text:p>Proceedings of the Tropis Conferences I-VII</text:p>
          </table:table-cell>
          <table:table-cell table:style-name="ce1" office:value-type="float" office:value="1985" calcext:value-type="float">
            <text:p>1985</text:p>
          </table:table-cell>
          <table:table-cell table:style-name="ce1" office:value-type="float" office:value="2002" calcext:value-type="float">
            <text:p>2002</text:p>
          </table:table-cell>
          <table:table-cell table:style-name="ce1"/>
          <table:table-cell table:style-name="ce1" office:value-type="string" calcext:value-type="string">
            <text:p>World</text:p>
          </table:table-cell>
          <table:table-cell table:style-name="ce1" office:value-type="string" calcext:value-type="string">
            <text:p>English, French</text:p>
          </table:table-cell>
          <table:table-cell table:style-name="ce1"/>
          <table:table-cell table:number-columns-repeated="2" table:style-name="ce1" office:value-type="string" calcext:value-type="string">
            <text:p>Free</text:p>
          </table:table-cell>
          <table:table-cell table:style-name="ce1" office:value-type="string" calcext:value-type="string">
            <text:p>Underwater/Nautical/Water archeology</text:p>
          </table:table-cell>
          <table:table-cell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number-columns-repeated="2" table:style-name="ce1" office:value-type="string" calcext:value-type="string">
            <text:p>Studies in African Archaeology</text:p>
          </table:table-cell>
          <table:table-cell table:style-name="ce2" office:value-type="string" calcext:value-type="string">
            <text:p>Uppsala universitet. Department of Archaeology</text:p>
          </table:table-cell>
          <table:table-cell table:style-name="ce1" office:value-type="string" calcext:value-type="string">
            <text:p>http://www.arkeologi.uu.se/Research/Publications/Studies_in_African_arc/</text:p>
          </table:table-cell>
          <table:table-cell table:style-name="ce1"/>
          <table:table-cell table:style-name="ce1" office:value-type="string" calcext:value-type="string">
            <text:p>Publication of the Department of Archaeology and Ancient History at Uppsala Universitet</text:p>
          </table:table-cell>
          <table:table-cell table:style-name="ce1" office:value-type="float" office:value="1987" calcext:value-type="float">
            <text:p>1987</text:p>
          </table:table-cell>
          <table:table-cell table:style-name="ce1" office:value-type="float" office:value="2001" calcext:value-type="float">
            <text:p>2001</text:p>
          </table:table-cell>
          <table:table-cell table:style-name="ce1"/>
          <table:table-cell table:style-name="ce1" office:value-type="string" calcext:value-type="string">
            <text:p>Africa</text:p>
          </table:table-cell>
          <table:table-cell table:style-name="ce1" office:value-type="string" calcext:value-type="string">
            <text:p>English, Swed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Singidunum</text:p>
          </table:table-cell>
          <table:table-cell table:style-name="ce2" office:value-type="string" calcext:value-type="string">
            <text:p>Arheološki institut SANU</text:p>
          </table:table-cell>
          <table:table-cell table:style-name="ce1" office:value-type="string" calcext:value-type="string">
            <text:p>http://www.komunikacija.org.rs/komunikacija/casopisi/singidunum/2/index_html?stdlang=gb</text:p>
          </table:table-cell>
          <table:table-cell table:style-name="ce1" table:number-columns-repeated="2"/>
          <table:table-cell table:style-name="ce1" office:value-type="float" office:value="1999" calcext:value-type="float">
            <text:p>1999</text:p>
          </table:table-cell>
          <table:table-cell table:style-name="ce1" office:value-type="float" office:value="2000" calcext:value-type="float">
            <text:p>2000</text:p>
          </table:table-cell>
          <table:table-cell table:style-name="ce1"/>
          <table:table-cell table:style-name="ce1" office:value-type="string" calcext:value-type="string">
            <text:p>Europe</text:p>
          </table:table-cell>
          <table:table-cell table:style-name="ce1" office:value-type="string" calcext:value-type="string">
            <text:p>Serbian</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6"/>
        </table:table-row>
        <table:table-row table:style-name="ro1">
          <table:table-cell table:style-name="ce1" office:value-type="string" calcext:value-type="string">
            <text:p>Newsletter archeology Fian</text:p>
          </table:table-cell>
          <table:table-cell table:style-name="ce2" office:value-type="string" calcext:value-type="string">
            <text:p>Boletín de arqueología de la Fian</text:p>
          </table:table-cell>
          <table:table-cell table:style-name="ce2" office:value-type="string" calcext:value-type="string">
            <text:p>Bank of the Republic - Bogotá / Luis Angel Arango Library / Museums and collections of the Republic Bank</text:p>
          </table:table-cell>
          <table:table-cell table:style-name="ce2" office:value-type="string" calcext:value-type="string">
            <text:p>http://publicaciones.banrepcultural.org/index.php/fian</text:p>
          </table:table-cell>
          <table:table-cell table:style-name="ce1" office:value-type="string" calcext:value-type="string">
            <text:p>http://dialnet.unirioja.es/servlet/revista?codigo=11378</text:p>
          </table:table-cell>
          <table:table-cell table:style-name="ce1" office:value-type="string" calcext:value-type="string">
            <text:p>Bulletin magazine Archaeology is a serial where articles (written which are discussed and analyzed in depth archaeological data) and reports (written where original research results are reported) on archaeological investigations conducted in Colombia are </text:p>
          </table:table-cell>
          <table:table-cell table:style-name="ce4" office:value-type="float" office:value="1986" calcext:value-type="float">
            <text:p>1986</text:p>
          </table:table-cell>
          <table:table-cell table:style-name="ce1" office:value-type="float" office:value="2000" calcext:value-type="float">
            <text:p>2000</text:p>
          </table:table-cell>
          <table:table-cell table:style-name="ce1"/>
          <table:table-cell table:style-name="ce1" office:value-type="string" calcext:value-type="string">
            <text:p>South America</text:p>
          </table:table-cell>
          <table:table-cell table:style-name="ce1" office:value-type="string" calcext:value-type="string">
            <text:p>Spanish</text:p>
          </table:table-cell>
          <table:table-cell table:style-name="ce1"/>
          <table:table-cell table:number-columns-repeated="2" table:style-name="ce1" office:value-type="string" calcext:value-type="string">
            <text:p>Open Access</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CC BY</text:p>
          </table:table-cell>
          <table:table-cell table:style-name="ce1" table:number-columns-repeated="14"/>
        </table:table-row>
        <table:table-row table:style-name="ro1">
          <table:table-cell table:style-name="ce1" office:value-type="string" calcext:value-type="string">
            <text:p>Archaeological research</text:p>
          </table:table-cell>
          <table:table-cell table:style-name="ce2" office:value-type="string" calcext:value-type="string">
            <text:p>Cercetari Arheologice</text:p>
          </table:table-cell>
          <table:table-cell table:style-name="ce2" office:value-type="string" calcext:value-type="string">
            <text:p>Muzeu National de Istorie a Romaniei</text:p>
          </table:table-cell>
          <table:table-cell table:style-name="ce1" office:value-type="string" calcext:value-type="string">
            <text:p>http://www.mnir.ro/index.php/cercetari-arheologice/</text:p>
          </table:table-cell>
          <table:table-cell table:style-name="ce1"/>
          <table:table-cell table:style-name="ce1" office:value-type="string" calcext:value-type="string">
            <text:p>Publication of the Muzeul National de Istorie a Romaniei. No longer published.</text:p>
          </table:table-cell>
          <table:table-cell table:style-name="ce4" office:value-type="float" office:value="1975" calcext:value-type="float">
            <text:p>1975</text:p>
          </table:table-cell>
          <table:table-cell table:style-name="ce1" office:value-type="float" office:value="2000" calcext:value-type="float">
            <text:p>2000</text:p>
          </table:table-cell>
          <table:table-cell table:style-name="ce1"/>
          <table:table-cell table:style-name="ce1" office:value-type="string" calcext:value-type="string">
            <text:p>Europe</text:p>
          </table:table-cell>
          <table:table-cell table:style-name="ce1" office:value-type="string" calcext:value-type="string">
            <text:p>Romanian, Engl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astronomy and Ethnoastronomy News, The </text:p>
          </table:table-cell>
          <table:table-cell table:style-name="ce2" office:value-type="string" calcext:value-type="string">
            <text:p>Center for Archaeoastronomy and ISAAC</text:p>
          </table:table-cell>
          <table:table-cell table:style-name="ce1" office:value-type="string" calcext:value-type="string">
            <text:p>http://terpconnect.umd.edu/~tlaloc/archastro/ae.html</text:p>
          </table:table-cell>
          <table:table-cell table:style-name="ce1"/>
          <table:table-cell table:style-name="ce1" office:value-type="string" calcext:value-type="string">
            <text:p>This is the online archive of past Archaeoastronomy and Ethnoastronomy News. From 1991 through 1999, the A&amp;E newsletter provided subscribers with the latest news in archaeoastronomy, including conference dates, new books and web sites, and upcoming events</text:p>
          </table:table-cell>
          <table:table-cell table:style-name="ce4" office:value-type="float" office:value="1991" calcext:value-type="float">
            <text:p>1991</text:p>
          </table:table-cell>
          <table:table-cell table:style-name="ce1" office:value-type="float" office:value="1999" calcext:value-type="float">
            <text:p>199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1" office:value-type="string" calcext:value-type="string">
            <text:p>Publications of the French School in Rome</text:p>
          </table:table-cell>
          <table:table-cell table:style-name="ce6" office:value-type="string" calcext:value-type="string">
            <text:p>Publications de l'École Française de Rome</text:p>
          </table:table-cell>
          <table:table-cell table:style-name="ce6" office:value-type="string" calcext:value-type="string">
            <text:p>l'École Française de Rome</text:p>
          </table:table-cell>
          <table:table-cell table:style-name="ce29" office:value-type="string" calcext:value-type="string">
            <text:p>http://www.persee.fr/collection/efr</text:p>
          </table:table-cell>
          <table:table-cell table:style-name="ce31"/>
          <table:table-cell table:style-name="ce33" office:value-type="string" calcext:value-type="string">
            <text:p>Became mefra.revues.org <text:s text:c="2"/>(Mixtures. antiquity) mefrm.revues.org <text:s text:c="2"/>(Mixtures. Middle Ages) mefrim.revues.org <text:s text:c="2"/>(Mixtures. modern and contemporary Italian and Mediterranean) cefr.revue.org <text:s text:c="2"/>(Chronicle archaeological activities)</text:p>
          </table:table-cell>
          <table:table-cell table:style-name="ce31" office:value-type="float" office:value="1965" calcext:value-type="float">
            <text:p>1965</text:p>
          </table:table-cell>
          <table:table-cell table:style-name="ce33" office:value-type="float" office:value="1999" calcext:value-type="float">
            <text:p>1999</text:p>
          </table:table-cell>
          <table:table-cell table:style-name="ce33"/>
          <table:table-cell table:style-name="ce1" office:value-type="string" calcext:value-type="string">
            <text:p>Mediterranean</text:p>
          </table:table-cell>
          <table:table-cell table:style-name="ce33" office:value-type="string" calcext:value-type="string">
            <text:p>French</text:p>
          </table:table-cell>
          <table:table-cell table:style-name="ce1"/>
          <table:table-cell table:number-columns-repeated="2" table:style-name="ce6" office:value-type="string" calcext:value-type="string">
            <text:p>Free</text:p>
          </table:table-cell>
          <table:table-cell table:style-name="ce33" office:value-type="string" calcext:value-type="string">
            <text:p>All</text:p>
          </table:table-cell>
          <table:table-cell table:style-name="ce1" office:value-type="string" calcext:value-type="string">
            <text:p>All</text:p>
          </table:table-cell>
          <table:table-cell table:style-name="ce33" office:value-type="string" calcext:value-type="string">
            <text:p>Yes</text:p>
          </table:table-cell>
          <table:table-cell table:style-name="ce33"/>
          <table:table-cell table:style-name="ce6"/>
          <table:table-cell table:style-name="ce1" table:number-columns-repeated="14"/>
        </table:table-row>
        <table:table-row table:style-name="ro1">
          <table:table-cell table:number-columns-repeated="2" table:style-name="ce2" office:value-type="string" calcext:value-type="string">
            <text:p>Saskatchewan Archaeological Journals</text:p>
          </table:table-cell>
          <table:table-cell table:style-name="ce2" office:value-type="string" calcext:value-type="string">
            <text:p>Saskatchewan Archaeological Society</text:p>
          </table:table-cell>
          <table:table-cell table:style-name="ce1" office:value-type="string" calcext:value-type="string">
            <text:p>http://www.saskarchsoc.ca/sas-publications-2/</text:p>
          </table:table-cell>
          <table:table-cell table:style-name="ce1"/>
          <table:table-cell table:style-name="ce1" office:value-type="string" calcext:value-type="string">
            <text:p>No longer published</text:p>
          </table:table-cell>
          <table:table-cell table:style-name="ce1" office:value-type="float" office:value="1980" calcext:value-type="float">
            <text:p>1980</text:p>
          </table:table-cell>
          <table:table-cell table:style-name="ce1" office:value-type="float" office:value="1999" calcext:value-type="float">
            <text:p>1999</text:p>
          </table:table-cell>
          <table:table-cell table:style-name="ce1"/>
          <table:table-cell table:style-name="ce1" office:value-type="string" calcext:value-type="string">
            <text:p>North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MASCA research papers in science and archaeology</text:p>
          </table:table-cell>
          <table:table-cell table:style-name="ce2" office:value-type="string" calcext:value-type="string">
            <text:p>The University Museum, University of Pennsylvania</text:p>
          </table:table-cell>
          <table:table-cell table:style-name="ce1" office:value-type="string" calcext:value-type="string">
            <text:p>http://catalog.hathitrust.org/Record/002479470</text:p>
          </table:table-cell>
          <table:table-cell table:style-name="ce1" office:value-type="string" calcext:value-type="string">
            <text:p>http://www.penn.museum/research/museum-publications/penn-museum-publication-list#m</text:p>
          </table:table-cell>
          <table:table-cell table:style-name="ce1" office:value-type="string" calcext:value-type="string">
            <text:p>The details of this publication are unknown.</text:p>
          </table:table-cell>
          <table:table-cell table:style-name="ce1" office:value-type="float" office:value="1983" calcext:value-type="float">
            <text:p>1983</text:p>
          </table:table-cell>
          <table:table-cell table:style-name="ce1" office:value-type="float" office:value="1999" calcext:value-type="float">
            <text:p>1999</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4"/>
        </table:table-row>
        <table:table-row table:style-name="ro1">
          <table:table-cell table:style-name="ce1" office:value-type="string" calcext:value-type="string">
            <text:p>Cyber Archaeologist Portuguese: journal devoted to archeology in Portugal</text:p>
          </table:table-cell>
          <table:table-cell table:style-name="ce2" office:value-type="string" calcext:value-type="string">
            <text:p>Cyberarqueólogo Português : revista dedicada à Arqueologia em Portugal</text:p>
          </table:table-cell>
          <table:table-cell table:style-name="ce2" office:value-type="string" calcext:value-type="string">
            <text:p>Associação Independente Arqueologia</text:p>
          </table:table-cell>
          <table:table-cell table:style-name="ce1" office:value-type="string" calcext:value-type="string">
            <text:p>https://web.archive.org/web/20110408182525/http://www.ci.uc.pt/aia/cyberarq.html</text:p>
          </table:table-cell>
          <table:table-cell table:style-name="ce1"/>
          <table:table-cell table:style-name="ce1" office:value-type="string" calcext:value-type="string">
            <text:p>Electronic journal devoted to archeology in Portugal: </text:p>
          </table:table-cell>
          <table:table-cell table:style-name="ce4" office:value-type="float" office:value="1995" calcext:value-type="float">
            <text:p>1995</text:p>
          </table:table-cell>
          <table:table-cell table:style-name="ce1" office:value-type="float" office:value="1998" calcext:value-type="float">
            <text:p>1998</text:p>
          </table:table-cell>
          <table:table-cell table:style-name="ce1"/>
          <table:table-cell table:style-name="ce1" office:value-type="string" calcext:value-type="string">
            <text:p>Europe</text:p>
          </table:table-cell>
          <table:table-cell table:style-name="ce1" office:value-type="string" calcext:value-type="string">
            <text:p>Portuguese</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4"/>
          <table:table-cell table:style-name="ce14"/>
        </table:table-row>
        <table:table-row table:style-name="ro1">
          <table:table-cell table:style-name="ce1" office:value-type="string" calcext:value-type="string">
            <text:p>Library of French Schools of Athens and Rome</text:p>
          </table:table-cell>
          <table:table-cell table:style-name="ce2" office:value-type="string" calcext:value-type="string">
            <text:p>Bibliothèque des Écoles françaises d'Athènes et de Rome</text:p>
          </table:table-cell>
          <table:table-cell table:style-name="ce2" office:value-type="string" calcext:value-type="string">
            <text:p>Écoles françaises d'Athènes et de Rome</text:p>
          </table:table-cell>
          <table:table-cell table:style-name="ce1" office:value-type="string" calcext:value-type="string">
            <text:p>http://www.persee.fr/collection/befar</text:p>
          </table:table-cell>
          <table:table-cell table:style-name="ce1"/>
          <table:table-cell table:style-name="ce1" office:value-type="string" calcext:value-type="string">
            <text:p>In 1875 Albert Dumont was appointed director of the French School of Athens after being sub-director of its ancient Roman branch, which then becomes autonomous. He wants to establish the School as a center of learning and scientific research. He founded i</text:p>
          </table:table-cell>
          <table:table-cell table:style-name="ce4" office:value-type="float" office:value="1976" calcext:value-type="float">
            <text:p>1976</text:p>
          </table:table-cell>
          <table:table-cell table:style-name="ce1" office:value-type="float" office:value="1998" calcext:value-type="float">
            <text:p>1998</text:p>
          </table:table-cell>
          <table:table-cell table:style-name="ce1"/>
          <table:table-cell table:style-name="ce1" office:value-type="string" calcext:value-type="string">
            <text:p>Mediterranean</text:p>
          </table:table-cell>
          <table:table-cell table:style-name="ce1" office:value-type="string" calcext:value-type="string">
            <text:p>French</text:p>
          </table:table-cell>
          <table:table-cell table:style-name="ce14"/>
          <table:table-cell table:number-columns-repeated="2" table:style-name="ce1" office:value-type="string" calcext:value-type="string">
            <text:p>Free</text:p>
          </table:table-cell>
          <table:table-cell table:style-name="ce1" office:value-type="string" calcext:value-type="string">
            <text:p>All</text:p>
          </table:table-cell>
          <table:table-cell table:style-name="ce1" office:value-type="string" calcext:value-type="string">
            <text:p>Classical</text:p>
          </table:table-cell>
          <table:table-cell table:style-name="ce1" office:value-type="string" calcext:value-type="string">
            <text:p>Yes</text:p>
          </table:table-cell>
          <table:table-cell table:style-name="ce1" table:number-columns-repeated="14"/>
          <table:table-cell table:style-name="ce14"/>
          <table:table-cell table:style-name="ce1"/>
        </table:table-row>
        <table:table-row table:style-name="ro1">
          <table:table-cell table:style-name="ce2" office:value-type="string" calcext:value-type="string">
            <text:p>Archaeology magazine</text:p>
          </table:table-cell>
          <table:table-cell table:style-name="ce2" office:value-type="string" calcext:value-type="string">
            <text:p>Arkeoloji dergisi</text:p>
          </table:table-cell>
          <table:table-cell table:style-name="ce2" office:value-type="string" calcext:value-type="string">
            <text:p>Izmir: Ege Üniversitesi Edebiyat Fakültes</text:p>
          </table:table-cell>
          <table:table-cell table:style-name="ce2" office:value-type="string" calcext:value-type="string">
            <text:p>http://www.dlir.org/archive/orc-exhibit/items/browse/collection/4/tag/Arkeoloji+Dergisi</text:p>
          </table:table-cell>
          <table:table-cell table:style-name="ce2"/>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table:style-name="ce12" office:value-type="float" office:value="1991" calcext:value-type="float">
            <text:p>1991</text:p>
          </table:table-cell>
          <table:table-cell table:style-name="ce2" office:value-type="float" office:value="1997" calcext:value-type="float">
            <text:p>1997</text:p>
          </table:table-cell>
          <table:table-cell table:style-name="ce2"/>
          <table:table-cell table:style-name="ce2" office:value-type="string" calcext:value-type="string">
            <text:p>Middle East</text:p>
          </table:table-cell>
          <table:table-cell table:style-name="ce2" office:value-type="string" calcext:value-type="string">
            <text:p>Turkish, German, French, English</text:p>
          </table:table-cell>
          <table:table-cell table:style-name="ce1"/>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14"/>
          <table:table-cell table:style-name="ce1" table:number-columns-repeated="2"/>
        </table:table-row>
        <table:table-row table:style-name="ro1">
          <table:table-cell table:style-name="ce1" office:value-type="string" calcext:value-type="string">
            <text:p>Turkish Journal of Archaeology</text:p>
          </table:table-cell>
          <table:table-cell table:style-name="ce2" office:value-type="string" calcext:value-type="string">
            <text:p>Türk Arkeoloji Dergisi (1933-1997)</text:p>
          </table:table-cell>
          <table:table-cell table:style-name="ce2" office:value-type="string" calcext:value-type="string">
            <text:p>Ministry of Culture and Tourism</text:p>
          </table:table-cell>
          <table:table-cell table:style-name="ce1" office:value-type="string" calcext:value-type="string">
            <text:p>http://www.kulturvarliklari.gov.tr/TR,44766/turk-arkeoloji-dergisi-1933-1997.html</text:p>
          </table:table-cell>
          <table:table-cell table:style-name="ce1"/>
          <table:table-cell table:style-name="ce13"/>
          <table:table-cell table:style-name="ce1" office:value-type="float" office:value="1933" calcext:value-type="float">
            <text:p>1933</text:p>
          </table:table-cell>
          <table:table-cell table:style-name="ce1" office:value-type="float" office:value="1997" calcext:value-type="float">
            <text:p>1997</text:p>
          </table:table-cell>
          <table:table-cell table:style-name="ce1"/>
          <table:table-cell table:style-name="ce1" office:value-type="string" calcext:value-type="string">
            <text:p>Mediterranean, Middle East</text:p>
          </table:table-cell>
          <table:table-cell table:style-name="ce13"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2" office:value-type="string" calcext:value-type="string">
            <text:p>Archaeology Notebooks</text:p>
          </table:table-cell>
          <table:table-cell table:style-name="ce2" office:value-type="string" calcext:value-type="string">
            <text:p>Cadernos de arqueología</text:p>
          </table:table-cell>
          <table:table-cell table:style-name="ce2" office:value-type="string" calcext:value-type="string">
            <text:p>Unidade de Arqueologia da Universidade do Minho</text:p>
          </table:table-cell>
          <table:table-cell table:style-name="ce2" office:value-type="string" calcext:value-type="string">
            <text:p>http://www.uaum.uminho.pt/index.php?pg=do&amp;subpg=ed</text:p>
          </table:table-cell>
          <table:table-cell table:style-name="ce2" office:value-type="string" calcext:value-type="string">
            <text:p>https://dialnet.unirioja.es/servlet/revista?codigo=253</text:p>
          </table:table-cell>
          <table:table-cell table:style-name="ce2" office:value-type="string" calcext:value-type="string">
            <text:p>Published by the Archaeology Unit at the University of Minho (UAUM). No longer published</text:p>
          </table:table-cell>
          <table:table-cell table:style-name="ce12" office:value-type="float" office:value="1981" calcext:value-type="float">
            <text:p>1981</text:p>
          </table:table-cell>
          <table:table-cell table:style-name="ce2" office:value-type="float" office:value="1997" calcext:value-type="float">
            <text:p>1997</text:p>
          </table:table-cell>
          <table:table-cell table:style-name="ce2"/>
          <table:table-cell table:style-name="ce2" office:value-type="string" calcext:value-type="string">
            <text:p>Europe</text:p>
          </table:table-cell>
          <table:table-cell table:style-name="ce2" office:value-type="string" calcext:value-type="string">
            <text:p>Portuguese</text:p>
          </table:table-cell>
          <table:table-cell table:style-name="ce1"/>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14"/>
          <table:table-cell table:style-name="ce1" table:number-columns-repeated="2"/>
        </table:table-row>
        <table:table-row table:style-name="ro1">
          <table:table-cell table:style-name="ce1" office:value-type="string" calcext:value-type="string">
            <text:p>Archaeology Art History Magazine</text:p>
          </table:table-cell>
          <table:table-cell table:number-columns-repeated="2" table:style-name="ce2" office:value-type="string" calcext:value-type="string">
            <text:p>Arkeoloji Sanat Tarihi Dergisi</text:p>
          </table:table-cell>
          <table:table-cell table:style-name="ce1" office:value-type="string" calcext:value-type="string">
            <text:p>http://www.dlir.org/archive/orc-exhibit/items/browse/collection/4/tag/Arkeoloji+Sanat+Tarihi+Dergisi</text:p>
          </table:table-cell>
          <table:table-cell table:style-name="ce1"/>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table:style-name="ce4" office:value-type="float" office:value="1982" calcext:value-type="float">
            <text:p>1982</text:p>
          </table:table-cell>
          <table:table-cell table:style-name="ce1" office:value-type="float" office:value="1996" calcext:value-type="float">
            <text:p>1996</text:p>
          </table:table-cell>
          <table:table-cell table:style-name="ce1"/>
          <table:table-cell table:style-name="ce1" office:value-type="string" calcext:value-type="string">
            <text:p>Middle East</text:p>
          </table:table-cell>
          <table:table-cell table:style-name="ce1"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2" table:style-name="ce2" office:value-type="string" calcext:value-type="string">
            <text:p>Circaea | Journal of the Association for Environmental Archaeology</text:p>
          </table:table-cell>
          <table:table-cell table:style-name="ce2" office:value-type="string" calcext:value-type="string">
            <text:p>Association for Environmental Archaeology</text:p>
          </table:table-cell>
          <table:table-cell table:style-name="ce1" office:value-type="string" calcext:value-type="string">
            <text:p>http://www.envarch.net/publications/circaea/index.html</text:p>
          </table:table-cell>
          <table:table-cell table:style-name="ce1"/>
          <table:table-cell table:style-name="ce1" office:value-type="string" calcext:value-type="string">
            <text:p>CIRCAEA was formerly the journal of the Association for Environmental Archaeology from 1983-1996. It was superceded in 1997 by the journal, "Environmental Archaeology: The journal of human palaeoecology"</text:p>
          </table:table-cell>
          <table:table-cell table:style-name="ce4" office:value-type="float" office:value="1983" calcext:value-type="float">
            <text:p>1983</text:p>
          </table:table-cell>
          <table:table-cell table:style-name="ce1" office:value-type="float" office:value="1996" calcext:value-type="float">
            <text:p>199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Free</text:p>
          </table:table-cell>
          <table:table-cell table:style-name="ce1"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number-columns-repeated="2" table:style-name="ce1" office:value-type="string" calcext:value-type="string">
            <text:p>Science and archaeology</text:p>
          </table:table-cell>
          <table:table-cell table:style-name="ce2" office:value-type="string" calcext:value-type="string">
            <text:p>George Street Press</text:p>
          </table:table-cell>
          <table:table-cell table:style-name="ce1" office:value-type="string" calcext:value-type="string">
            <text:p>http://catalog.hathitrust.org/Record/007445477</text:p>
          </table:table-cell>
          <table:table-cell table:style-name="ce1"/>
          <table:table-cell table:style-name="ce1" office:value-type="string" calcext:value-type="string">
            <text:p>The details of this publication are unknown.</text:p>
          </table:table-cell>
          <table:table-cell table:style-name="ce1" office:value-type="float" office:value="1970" calcext:value-type="float">
            <text:p>1970</text:p>
          </table:table-cell>
          <table:table-cell table:style-name="ce1" office:value-type="float" office:value="1991" calcext:value-type="float">
            <text:p>199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rchaeological Sciences/ Archeometry</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Theoretical Archaeology</text:p>
          </table:table-cell>
          <table:table-cell table:style-name="ce2" office:value-type="string" calcext:value-type="string">
            <text:p>Oxbow Books</text:p>
          </table:table-cell>
          <table:table-cell table:style-name="ce1" table:number-columns-repeated="3"/>
          <table:table-cell table:style-name="ce1" office:value-type="float" office:value="1990" calcext:value-type="float">
            <text:p>1990</text:p>
          </table:table-cell>
          <table:table-cell table:style-name="ce1" office:value-type="float" office:value="1991" calcext:value-type="float">
            <text:p>199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Special Interest</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Journal of new world archaeology</text:p>
          </table:table-cell>
          <table:table-cell table:style-name="ce2" office:value-type="string" calcext:value-type="string">
            <text:p>Institute of Archaeology, University of California</text:p>
          </table:table-cell>
          <table:table-cell table:style-name="ce1" office:value-type="string" calcext:value-type="string">
            <text:p>http://catalog.hathitrust.org/Record/000681562</text:p>
          </table:table-cell>
          <table:table-cell table:style-name="ce1"/>
          <table:table-cell table:style-name="ce1" office:value-type="string" calcext:value-type="string">
            <text:p>No longer published</text:p>
          </table:table-cell>
          <table:table-cell table:style-name="ce1" office:value-type="float" office:value="1975" calcext:value-type="float">
            <text:p>1975</text:p>
          </table:table-cell>
          <table:table-cell table:style-name="ce1" office:value-type="float" office:value="1990" calcext:value-type="float">
            <text:p>1990</text:p>
          </table:table-cell>
          <table:table-cell table:style-name="ce1"/>
          <table:table-cell table:style-name="ce1" office:value-type="string" calcext:value-type="string">
            <text:p>Americas</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3" table:style-name="ce2" office:value-type="string" calcext:value-type="string">
            <text:p>Archaeology in the United Arab Emirates - Journal</text:p>
          </table:table-cell>
          <table:table-cell table:style-name="ce1" office:value-type="string" calcext:value-type="string">
            <text:p>https://web.archive.org/web/20130102191404/http://www.adach.ae/en/portal/archeaologyintheuae.journal.aspx</text:p>
          </table:table-cell>
          <table:table-cell table:style-name="ce1"/>
          <table:table-cell table:style-name="ce1" office:value-type="string" calcext:value-type="string">
            <text:p>The aim of the journal 'Archaeology of the United Arab Emirates' is to promote and enhance interest in the archaeological heritage of the United Arab Emirates. It aims to serve as a publication forum for those interested in the latest survey, excavation a</text:p>
          </table:table-cell>
          <table:table-cell table:style-name="ce4" office:value-type="float" office:value="1976" calcext:value-type="float">
            <text:p>1976</text:p>
          </table:table-cell>
          <table:table-cell table:style-name="ce2" office:value-type="float" office:value="1989" calcext:value-type="float">
            <text:p>1989</text:p>
          </table:table-cell>
          <table:table-cell table:style-name="ce2"/>
          <table:table-cell table:style-name="ce1" office:value-type="string" calcext:value-type="string">
            <text:p>Middle East</text:p>
          </table:table-cell>
          <table:table-cell table:style-name="ce1" office:value-type="string" calcext:value-type="string">
            <text:p>English, Arabic, Frenc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Advances in world archaeology</text:p>
          </table:table-cell>
          <table:table-cell table:style-name="ce2" office:value-type="string" calcext:value-type="string">
            <text:p>Academic Press</text:p>
          </table:table-cell>
          <table:table-cell table:style-name="ce1" office:value-type="string" calcext:value-type="string">
            <text:p>http://catalog.hathitrust.org/Record/000074367?type%5B%5D=title&amp;lookfor%5B%5D=Advances%20in%20world%20archaeology&amp;ft=</text:p>
          </table:table-cell>
          <table:table-cell table:style-name="ce1" office:value-type="string" calcext:value-type="string">
            <text:p>https://www.worldcat.org/title/advances-in-world-archaeology/oclc/8602986&amp;referer=brief_results</text:p>
          </table:table-cell>
          <table:table-cell table:style-name="ce1" office:value-type="string" calcext:value-type="string">
            <text:p>The details of this publication are unknown.</text:p>
          </table:table-cell>
          <table:table-cell table:style-name="ce1" office:value-type="float" office:value="1982" calcext:value-type="float">
            <text:p>1982</text:p>
          </table:table-cell>
          <table:table-cell table:style-name="ce1" office:value-type="float" office:value="1986" calcext:value-type="float">
            <text:p>1986</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Swedish Archaeology </text:p>
          </table:table-cell>
          <table:table-cell table:style-name="ce1" office:value-type="string" calcext:value-type="string">
            <text:p>Swedish Archaeological Society</text:p>
          </table:table-cell>
          <table:table-cell table:style-name="ce1" office:value-type="string" calcext:value-type="string">
            <text:p>https://www.worldcat.org/title/swedish-archaeology/oclc/13280485&amp;referer=brief_results</text:p>
          </table:table-cell>
          <table:table-cell table:style-name="ce1"/>
          <table:table-cell table:style-name="ce1" office:value-type="string" calcext:value-type="string">
            <text:p>Out of print</text:p>
          </table:table-cell>
          <table:table-cell table:style-name="ce1" office:value-type="float" office:value="1976" calcext:value-type="float">
            <text:p>1976</text:p>
          </table:table-cell>
          <table:table-cell table:style-name="ce1" office:value-type="float" office:value="1985" calcext:value-type="float">
            <text:p>1985</text:p>
          </table:table-cell>
          <table:table-cell table:style-name="ce1"/>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5"/>
          <table:table-cell table:style-name="ce2"/>
        </table:table-row>
        <table:table-row table:style-name="ro1">
          <table:table-cell table:number-columns-repeated="3" table:style-name="ce1" office:value-type="string" calcext:value-type="string">
            <text:p>Art and Archaeology Research Papers</text:p>
          </table:table-cell>
          <table:table-cell table:style-name="ce1" office:value-type="string" calcext:value-type="string">
            <text:p>http://catalog.hathitrust.org/Record/000636014?type%5B%5D=all&amp;lookfor%5B%5D=Art%20and%20Archaeology%20Research%20Papers&amp;ft=</text:p>
          </table:table-cell>
          <table:table-cell table:style-name="ce1"/>
          <table:table-cell table:style-name="ce1" office:value-type="string" calcext:value-type="string">
            <text:p>The details of this publication are unknown.</text:p>
          </table:table-cell>
          <table:table-cell table:style-name="ce1" office:value-type="float" office:value="1972" calcext:value-type="float">
            <text:p>1972</text:p>
          </table:table-cell>
          <table:table-cell table:style-name="ce1" office:value-type="float" office:value="1981" calcext:value-type="float">
            <text:p>1981</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2"/>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number-columns-repeated="2"/>
        </table:table-row>
        <table:table-row table:style-name="ro1">
          <table:table-cell table:number-columns-repeated="2" table:style-name="ce1" office:value-type="string" calcext:value-type="string">
            <text:p>Memoirs of the Peabody Museum of Archaeology and Ethnology</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3</text:p>
          </table:table-cell>
          <table:table-cell table:style-name="ce1"/>
          <table:table-cell table:style-name="ce1" office:value-type="string" calcext:value-type="string">
            <text:p>Published since 1896, when George B. Gordon authored Prehistoric Ruins of Copan, the Memoirs series includes studies of ancient Maya sites by Gordon, Edward H. Thompson, Teobert Maler, Alfred M. Tozzer, Samuel K. Lothrop, Doris Z. Stone, and other eminent</text:p>
          </table:table-cell>
          <table:table-cell table:style-name="ce1" office:value-type="float" office:value="1896" calcext:value-type="float">
            <text:p>1896</text:p>
          </table:table-cell>
          <table:table-cell table:style-name="ce1" office:value-type="float" office:value="1980" calcext:value-type="float">
            <text:p>1980</text:p>
          </table:table-cell>
          <table:table-cell table:style-name="ce1"/>
          <table:table-cell table:style-name="ce1" office:value-type="string" calcext:value-type="string">
            <text:p>World</text:p>
          </table:table-cell>
          <table:table-cell table:style-name="ce4"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4"/>
          <table:table-cell table:style-name="ce2"/>
          <table:table-cell table:style-name="ce1"/>
        </table:table-row>
        <table:table-row table:style-name="ro1">
          <table:table-cell table:number-columns-repeated="2" table:style-name="ce4" office:value-type="string" calcext:value-type="string">
            <text:p>Memoirs of the Society for American Archaeology</text:p>
          </table:table-cell>
          <table:table-cell table:style-name="ce4" office:value-type="string" calcext:value-type="string">
            <text:p>JSTOR</text:p>
          </table:table-cell>
          <table:table-cell table:style-name="ce4" office:value-type="string" calcext:value-type="string">
            <text:p>http://www.jstor.org/journal/memosociamerarch</text:p>
          </table:table-cell>
          <table:table-cell table:style-name="ce4"/>
          <table:table-cell table:style-name="ce21" office:value-type="string" calcext:value-type="string">
            <text:p>Ceased publishing in 1975</text:p>
          </table:table-cell>
          <table:table-cell table:style-name="ce4" office:value-type="float" office:value="1941" calcext:value-type="float">
            <text:p>1941</text:p>
          </table:table-cell>
          <table:table-cell table:style-name="ce4" office:value-type="float" office:value="1976" calcext:value-type="float">
            <text:p>1976</text:p>
          </table:table-cell>
          <table:table-cell table:style-name="ce4"/>
          <table:table-cell table:style-name="ce19" office:value-type="string" calcext:value-type="string">
            <text:p>Americas</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number-columns-repeated="2"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2" table:style-name="ce2" office:value-type="string" calcext:value-type="string">
            <text:p>Australian Journal of Biblical Archaeology</text:p>
          </table:table-cell>
          <table:table-cell table:style-name="ce2" office:value-type="string" calcext:value-type="string">
            <text:p>Department of Semitic Studies in The University of Sydney</text:p>
          </table:table-cell>
          <table:table-cell table:style-name="ce1" office:value-type="string" calcext:value-type="string">
            <text:p>http://www.biblicalarchaeology.org.uk/journal_ajba.php</text:p>
          </table:table-cell>
          <table:table-cell table:style-name="ce1"/>
          <table:table-cell table:style-name="ce1" office:value-type="string" calcext:value-type="string">
            <text:p>The Australian Journal of Biblical Archaeology was published by the Department of Semitic Studies in The University of Sydney. </text:p>
          </table:table-cell>
          <table:table-cell table:style-name="ce4" office:value-type="float" office:value="1968" calcext:value-type="float">
            <text:p>1968</text:p>
          </table:table-cell>
          <table:table-cell table:style-name="ce1" office:value-type="float" office:value="1975" calcext:value-type="float">
            <text:p>1975</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1" office:value-type="string" calcext:value-type="string">
            <text:p>Special Interest</text:p>
          </table:table-cell>
          <table:table-cell table:style-name="ce1" office:value-type="string" calcext:value-type="string">
            <text:p>Pre-Classical, Classica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Yediot Bahaqirat Eretz-Israel Weatiqoteha | <text:s/>Bulletin of the Israel Exploration Society | Bulletin of the Jewish Palestine Exploration Society</text:p>
          </table:table-cell>
          <table:table-cell table:style-name="ce4" office:value-type="string" calcext:value-type="string">
            <text:p>Israel Exploration Society</text:p>
          </table:table-cell>
          <table:table-cell table:style-name="ce4" office:value-type="string" calcext:value-type="string">
            <text:p>http://www.dlir.org/archive/orc-exhibit/items/browse/collection/4/tag/Yedi+ot+ha-Hevrah+la-hakirat+Erets-Yisrael+ye+atikoteha</text:p>
          </table:table-cell>
          <table:table-cell table:style-name="ce4"/>
          <table:table-cell table:style-name="ce21" office:value-type="string" calcext:value-type="string">
            <text:p>Publication of this title ceased in 1967.</text:p>
          </table:table-cell>
          <table:table-cell table:style-name="ce19" office:value-type="float" office:value="1933" calcext:value-type="float">
            <text:p>1933</text:p>
          </table:table-cell>
          <table:table-cell table:style-name="ce19" office:value-type="float" office:value="1967" calcext:value-type="float">
            <text:p>1967</text:p>
          </table:table-cell>
          <table:table-cell table:style-name="ce19"/>
          <table:table-cell table:style-name="ce19" office:value-type="string" calcext:value-type="string">
            <text:p>Middle East</text:p>
          </table:table-cell>
          <table:table-cell table:style-name="ce4" office:value-type="string" calcext:value-type="string">
            <text:p>Hebrew, English</text:p>
          </table:table-cell>
          <table:table-cell table:style-name="ce1"/>
          <table:table-cell table:number-columns-repeated="2" table:style-name="ce4" office:value-type="string" calcext:value-type="string">
            <text:p>Free</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number-columns-repeated="2" table:style-name="ce1" office:value-type="string" calcext:value-type="string">
            <text:p>Ancient India</text:p>
          </table:table-cell>
          <table:table-cell table:style-name="ce2" office:value-type="string" calcext:value-type="string">
            <text:p>Archaeological Survey of India</text:p>
          </table:table-cell>
          <table:table-cell table:style-name="ce1" office:value-type="string" calcext:value-type="string">
            <text:p>http://www.southasiaarchive.com/Content/sarf.120094</text:p>
          </table:table-cell>
          <table:table-cell table:style-name="ce1" office:value-type="string" calcext:value-type="string">
            <text:p>http://asi.nic.in/asi_publ_ancient_india.asp</text:p>
          </table:table-cell>
          <table:table-cell table:style-name="ce1" office:value-type="string" calcext:value-type="string">
            <text:p>Cornish Archaeology is a peer-reviewed publication and has for more than 50 years published the majority of archaeological research projects carried out in Cornwall and Scilly. It is not all archaeological jargon and complex theory! We hope that there is </text:p>
          </table:table-cell>
          <table:table-cell table:style-name="ce1" office:value-type="float" office:value="1946" calcext:value-type="float">
            <text:p>1946</text:p>
          </table:table-cell>
          <table:table-cell table:style-name="ce1" office:value-type="float" office:value="1963" calcext:value-type="float">
            <text:p>1963</text:p>
          </table:table-cell>
          <table:table-cell table:style-name="ce1"/>
          <table:table-cell table:style-name="ce1" office:value-type="string" calcext:value-type="string">
            <text:p>Asia</text:p>
          </table:table-cell>
          <table:table-cell table:style-name="ce1" office:value-type="string" calcext:value-type="string">
            <text:p>English</text:p>
          </table:table-cell>
          <table:table-cell table:style-name="ce2"/>
          <table:table-cell table:number-columns-repeated="2" table:style-name="ce1" office:value-type="string" calcext:value-type="string">
            <text:p>Rolling Wall</text:p>
          </table:table-cell>
          <table:table-cell table:number-columns-repeated="2" table:style-name="ce1" office:value-type="string" calcext:value-type="string">
            <text:p>All</text:p>
          </table:table-cell>
          <table:table-cell table:style-name="ce1" office:value-type="string" calcext:value-type="string">
            <text:p>Unknown</text:p>
          </table:table-cell>
          <table:table-cell table:style-name="ce1" table:number-columns-repeated="14"/>
          <table:table-cell table:style-name="ce2" table:number-columns-repeated="2"/>
        </table:table-row>
        <table:table-row table:style-name="ro1">
          <table:table-cell table:number-columns-repeated="2" table:style-name="ce1" office:value-type="string" calcext:value-type="string">
            <text:p>Contributions to American archaeology | Contributions to American anthropology and history</text:p>
          </table:table-cell>
          <table:table-cell table:style-name="ce2" office:value-type="string" calcext:value-type="string">
            <text:p>Carnegie Institution of Washington</text:p>
          </table:table-cell>
          <table:table-cell table:style-name="ce1" office:value-type="string" calcext:value-type="string">
            <text:p>https://www.worldcat.org/title/contributions-to-american-archaeology/oclc/4291601&amp;referer=brief_results</text:p>
          </table:table-cell>
          <table:table-cell table:style-name="ce1" office:value-type="string" calcext:value-type="string">
            <text:p>http://catalog.hathitrust.org/Record/000530031?type%5B%5D=title&amp;lookfor%5B%5D=%22Contributions%20to%20American%20archaeology%22&amp;ft=</text:p>
          </table:table-cell>
          <table:table-cell table:style-name="ce1" office:value-type="string" calcext:value-type="string">
            <text:p>Has gone out of print.</text:p>
          </table:table-cell>
          <table:table-cell table:style-name="ce1" office:value-type="float" office:value="1931" calcext:value-type="float">
            <text:p>1931</text:p>
          </table:table-cell>
          <table:table-cell table:style-name="ce1" office:value-type="float" office:value="1961" calcext:value-type="float">
            <text:p>1961</text:p>
          </table:table-cell>
          <table:table-cell table:style-name="ce1"/>
          <table:table-cell table:style-name="ce1" office:value-type="string" calcext:value-type="string">
            <text:p>Central Ame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Royal Ontario Museum of Archaeology</text:p>
          </table:table-cell>
          <table:table-cell table:number-columns-repeated="2" table:style-name="ce1" office:value-type="string" calcext:value-type="string">
            <text:p>Bulletin of the Royal Ontario Museum of Archaeology</text:p>
          </table:table-cell>
          <table:table-cell table:style-name="ce1" office:value-type="string" calcext:value-type="string">
            <text:p>https://archive.org/search.php?query=creator%3A%22Royal+Ontario+Museum+of+Archaeology%22&amp;sort=-date</text:p>
          </table:table-cell>
          <table:table-cell table:style-name="ce1"/>
          <table:table-cell table:style-name="ce1" office:value-type="string" calcext:value-type="string">
            <text:p>Papers are now on the Internet Archive</text:p>
          </table:table-cell>
          <table:table-cell table:style-name="ce1" office:value-type="float" office:value="1923" calcext:value-type="float">
            <text:p>1923</text:p>
          </table:table-cell>
          <table:table-cell table:style-name="ce1" office:value-type="float" office:value="1958" calcext:value-type="float">
            <text:p>1958</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1" office:value-type="string" calcext:value-type="string">
            <text:p>Annals of archaeology and anthropology</text:p>
          </table:table-cell>
          <table:table-cell table:style-name="ce2" office:value-type="string" calcext:value-type="string">
            <text:p>University of Liverpool</text:p>
          </table:table-cell>
          <table:table-cell table:style-name="ce1" office:value-type="string" calcext:value-type="string">
            <text:p>https://archive.org/details/annalsarchaeolo01archgoog</text:p>
          </table:table-cell>
          <table:table-cell table:style-name="ce1" office:value-type="string" calcext:value-type="string">
            <text:p>http://catalog.hathitrust.org/Record/000675751</text:p>
          </table:table-cell>
          <table:table-cell table:style-name="ce1" office:value-type="string" calcext:value-type="string">
            <text:p>Some issues out of copyright and on Internet Archive.</text:p>
          </table:table-cell>
          <table:table-cell table:style-name="ce1" office:value-type="float" office:value="1908" calcext:value-type="float">
            <text:p>1908</text:p>
          </table:table-cell>
          <table:table-cell table:style-name="ce1" office:value-type="float" office:value="1948" calcext:value-type="float">
            <text:p>1948</text:p>
          </table:table-cell>
          <table:table-cell table:style-name="ce1"/>
          <table:table-cell table:style-name="ce1" office:value-type="string" calcext:value-type="string">
            <text:p>World</text:p>
          </table:table-cell>
          <table:table-cell table:style-name="ce1" office:value-type="string" calcext:value-type="string">
            <text:p>English</text:p>
          </table:table-cell>
          <table:table-cell table:style-name="ce1"/>
          <table:table-cell table:number-columns-repeated="2" table:style-name="ce1" office:value-type="string" calcext:value-type="string">
            <text:p>Rolling Wall</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style-name="ce1" office:value-type="string" calcext:value-type="string">
            <text:p>Syrian archaeological review</text:p>
          </table:table-cell>
          <table:table-cell table:style-name="ce2" office:value-type="string" calcext:value-type="string">
            <text:p>Revue archeologique syrienne</text:p>
          </table:table-cell>
          <table:table-cell table:style-name="ce2" office:value-type="string" calcext:value-type="string">
            <text:p>Alep: Societe archeologique</text:p>
          </table:table-cell>
          <table:table-cell table:style-name="ce1" office:value-type="string" calcext:value-type="string">
            <text:p>http://www.dlir.org/browse-e-journals.html</text:p>
          </table:table-cell>
          <table:table-cell table:style-name="ce1" table:number-columns-repeated="2"/>
          <table:table-cell table:style-name="ce1" office:value-type="float" office:value="1931" calcext:value-type="float">
            <text:p>1931</text:p>
          </table:table-cell>
          <table:table-cell table:style-name="ce1" office:value-type="float" office:value="1938" calcext:value-type="float">
            <text:p>1938</text:p>
          </table:table-cell>
          <table:table-cell table:style-name="ce1"/>
          <table:table-cell table:style-name="ce1" office:value-type="string" calcext:value-type="string">
            <text:p>Middle East</text:p>
          </table:table-cell>
          <table:table-cell table:style-name="ce1" office:value-type="string" calcext:value-type="string">
            <text:p>French, Arabic</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1" office:value-type="string" calcext:value-type="string">
            <text:p>Publications of the Egyptian Research Account and British School of Archaeology in Egypt</text:p>
          </table:table-cell>
          <table:table-cell table:style-name="ce2" office:value-type="string" calcext:value-type="string">
            <text:p>British School of Archaeology in Egypt</text:p>
          </table:table-cell>
          <table:table-cell table:style-name="ce1" office:value-type="string" calcext:value-type="string">
            <text:p>https://archive.org/search.php?query=creator%3A%22British+School+of+Egyptian+Archaeology%22</text:p>
          </table:table-cell>
          <table:table-cell table:style-name="ce1"/>
          <table:table-cell table:style-name="ce1" office:value-type="string" calcext:value-type="string">
            <text:p>Reports published by the British School in Eygpt before it closed.</text:p>
          </table:table-cell>
          <table:table-cell table:style-name="ce1" office:value-type="float" office:value="1895" calcext:value-type="float">
            <text:p>1895</text:p>
          </table:table-cell>
          <table:table-cell table:style-name="ce1" office:value-type="float" office:value="1937" calcext:value-type="float">
            <text:p>1937</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2" office:value-type="string" calcext:value-type="string">
            <text:p>Harvard African Studies</text:p>
          </table:table-cell>
          <table:table-cell table:style-name="ce1" office:value-type="string" calcext:value-type="string">
            <text:p>Peabody Museum of Archaeology and Ethnology</text:p>
          </table:table-cell>
          <table:table-cell table:style-name="ce1" office:value-type="string" calcext:value-type="string">
            <text:p>https://www.peabody.harvard.edu/node/963</text:p>
          </table:table-cell>
          <table:table-cell table:style-name="ce1"/>
          <table:table-cell table:style-name="ce1" office:value-type="string" calcext:value-type="string">
            <text:p>The details of this publication are unknown.</text:p>
          </table:table-cell>
          <table:table-cell table:style-name="ce1" office:value-type="float" office:value="1917" calcext:value-type="float">
            <text:p>1917</text:p>
          </table:table-cell>
          <table:table-cell table:style-name="ce1" office:value-type="float" office:value="1932" calcext:value-type="float">
            <text:p>1932</text:p>
          </table:table-cell>
          <table:table-cell table:style-name="ce1"/>
          <table:table-cell table:style-name="ce1" office:value-type="string" calcext:value-type="string">
            <text:p>Africa</text:p>
          </table:table-cell>
          <table:table-cell table:style-name="ce1" office:value-type="string" calcext:value-type="string">
            <text:p>English</text:p>
          </table:table-cell>
          <table:table-cell table:style-name="ce1"/>
          <table:table-cell table:number-columns-repeated="2" table:style-name="ce1" office:value-type="string" calcext:value-type="string">
            <text:p>Free</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4" office:value-type="string" calcext:value-type="string">
            <text:p>Kerry Archaeological Magazine</text:p>
          </table:table-cell>
          <table:table-cell table:style-name="ce4" office:value-type="string" calcext:value-type="string">
            <text:p>JSTOR</text:p>
          </table:table-cell>
          <table:table-cell table:style-name="ce4" office:value-type="string" calcext:value-type="string">
            <text:p>http://www.jstor.org/journal/irisarchreseforu</text:p>
          </table:table-cell>
          <table:table-cell table:style-name="ce4"/>
          <table:table-cell table:style-name="ce21" office:value-type="string" calcext:value-type="string">
            <text:p>The Kerry Archaeological Magazine is a short publication from the early twentieth century. It strove to stimulate interest in the under-researched area of Kerry archaeology and antiquities. The majority of articles relate to archaeological discoveries</text:p>
          </table:table-cell>
          <table:table-cell table:style-name="ce4" office:value-type="float" office:value="1908" calcext:value-type="float">
            <text:p>1908</text:p>
          </table:table-cell>
          <table:table-cell table:style-name="ce4" office:value-type="float" office:value="1918" calcext:value-type="float">
            <text:p>1918</text:p>
          </table:table-cell>
          <table:table-cell table:style-name="ce4"/>
          <table:table-cell table:style-name="ce1" office:value-type="string" calcext:value-type="string">
            <text:p>Europe</text:p>
          </table:table-cell>
          <table:table-cell table:style-name="ce4" office:value-type="string" calcext:value-type="string">
            <text:p>English</text:p>
          </table:table-cell>
          <table:table-cell table:style-name="ce1"/>
          <table:table-cell table:number-columns-repeated="2" table:style-name="ce4" office:value-type="string" calcext:value-type="string">
            <text:p>Paywall</text:p>
          </table:table-cell>
          <table:table-cell table:style-name="ce4" office:value-type="string" calcext:value-type="string">
            <text:p>All</text:p>
          </table:table-cell>
          <table:table-cell table:style-name="ce1" office:value-type="string" calcext:value-type="string">
            <text:p>All</text:p>
          </table:table-cell>
          <table:table-cell table:style-name="ce4" office:value-type="string" calcext:value-type="string">
            <text:p>Yes</text:p>
          </table:table-cell>
          <table:table-cell table:style-name="ce4" table:number-columns-repeated="14"/>
          <table:table-cell table:style-name="ce1" table:number-columns-repeated="2"/>
        </table:table-row>
        <table:table-row table:style-name="ro1">
          <table:table-cell table:style-name="ce1" office:value-type="string" calcext:value-type="string">
            <text:p>Proceedings of the Society of Biblical Archaeology</text:p>
          </table:table-cell>
          <table:table-cell table:style-name="ce1"/>
          <table:table-cell table:style-name="ce2" office:value-type="string" calcext:value-type="string">
            <text:p>Society of Biblical Archæology</text:p>
          </table:table-cell>
          <table:table-cell table:style-name="ce1" office:value-type="string" calcext:value-type="string">
            <text:p>https://archive.org/search.php?query=creator%3A%22Society+of+Biblical+Arch%C3%A6ology+%28London+%2C++England%29%22</text:p>
          </table:table-cell>
          <table:table-cell table:style-name="ce1"/>
          <table:table-cell table:style-name="ce1" office:value-type="string" calcext:value-type="string">
            <text:p>The Society of Biblical Archaeology was founded in London in 1870 to further Biblical archaeology. It published a series of Proceedings in which some important papers read before the Society were preserved. In 1919 the Society of Biblical Archaeology merg</text:p>
          </table:table-cell>
          <table:table-cell table:style-name="ce1" office:value-type="float" office:value="1878" calcext:value-type="float">
            <text:p>1878</text:p>
          </table:table-cell>
          <table:table-cell table:style-name="ce1" office:value-type="float" office:value="1918" calcext:value-type="float">
            <text:p>1918</text:p>
          </table:table-cell>
          <table:table-cell table:style-name="ce1"/>
          <table:table-cell table:style-name="ce1" office:value-type="string" calcext:value-type="string">
            <text:p>Middle East</text:p>
          </table:table-cell>
          <table:table-cell table:style-name="ce1" office:value-type="string" calcext:value-type="string">
            <text:p>English</text:p>
          </table:table-cell>
          <table:table-cell table:style-name="ce1"/>
          <table:table-cell table:number-columns-repeated="2" table:style-name="ce1" office:value-type="string" calcext:value-type="string">
            <text:p>Open Access</text:p>
          </table:table-cell>
          <table:table-cell table:style-name="ce6" office:value-type="string" calcext:value-type="string">
            <text:p>All</text:p>
          </table:table-cell>
          <table:table-cell table:style-name="ce1" office:value-type="string" calcext:value-type="string">
            <text:p>All</text:p>
          </table:table-cell>
          <table:table-cell table:style-name="ce1" office:value-type="string" calcext:value-type="string">
            <text:p>Yes</text:p>
          </table:table-cell>
          <table:table-cell table:style-name="ce1"/>
          <table:table-cell table:style-name="ce1" office:value-type="string" calcext:value-type="string">
            <text:p>Public Domain</text:p>
          </table:table-cell>
          <table:table-cell table:style-name="ce1" table:number-columns-repeated="14"/>
        </table:table-row>
        <table:table-row table:style-name="ro1">
          <table:table-cell table:number-columns-repeated="2" table:style-name="ce14" office:value-type="string" calcext:value-type="string">
            <text:p>Transactions of the Shropshire Archaeological and Historical Society, The</text:p>
          </table:table-cell>
          <table:table-cell table:style-name="ce2" office:value-type="string" calcext:value-type="string">
            <text:p>Shropshire Archaeological and Historical Society </text:p>
          </table:table-cell>
          <table:table-cell table:style-name="ce1" table:number-columns-repeated="2"/>
          <table:table-cell table:style-name="ce1" office:value-type="string" calcext:value-type="string">
            <text:p>The Transactions of the Shropshire Archaeological and Historical Society which first appeared in 1878 are the chief means whereby important and scholarly papers on the history and archaeology of Shropshire are published.</text:p>
          </table:table-cell>
          <table:table-cell table:style-name="ce1" office:value-type="float" office:value="1878" calcext:value-type="float">
            <text:p>1878</text:p>
          </table:table-cell>
          <table:table-cell table:style-name="ce1" table:number-columns-repeated="2"/>
          <table:table-cell table:style-name="ce1" office:value-type="string" calcext:value-type="string">
            <text:p>Europe</text:p>
          </table:table-cell>
          <table:table-cell table:style-name="ce1" office:value-type="string" calcext:value-type="string">
            <text:p>English</text:p>
          </table:table-cell>
          <table:table-cell table:style-name="ce1"/>
          <table:table-cell table:number-columns-repeated="2" table:style-name="ce1" office:value-type="string" calcext:value-type="string">
            <text:p>Paywall</text:p>
          </table:table-cell>
          <table:table-cell table:number-columns-repeated="2" table:style-name="ce1" office:value-type="string" calcext:value-type="string">
            <text:p>All</text:p>
          </table:table-cell>
          <table:table-cell table:style-name="ce1" office:value-type="string" calcext:value-type="string">
            <text:p>Yes</text:p>
          </table:table-cell>
          <table:table-cell table:style-name="ce1" table:number-columns-repeated="16"/>
        </table:table-row>
        <table:table-row table:style-name="ro1">
          <table:table-cell table:number-columns-repeated="2" table:style-name="ce2" office:value-type="string" calcext:value-type="string">
            <text:p>Archaeologia Islandica (ArchIs)</text:p>
          </table:table-cell>
          <table:table-cell table:style-name="ce2" office:value-type="string" calcext:value-type="string">
            <text:p>Institute of Archaeology, Iceland</text:p>
          </table:table-cell>
          <table:table-cell table:style-name="ce1" office:value-type="string" calcext:value-type="string">
            <text:p>http://www.instarch.is/utgafa/arsskyrsla/</text:p>
          </table:table-cell>
          <table:table-cell table:style-name="ce1"/>
          <table:table-cell table:style-name="ce1" office:value-type="string" calcext:value-type="string">
            <text:p>The scope of the journal covers any aspect of archaeology and material culture relating to Iceland from the 9th century colonization of the island by Vikings to 19th century emigration of Icelanders to Canada – and beyond. Papers of archaeological fieldwo</text:p>
          </table:table-cell>
          <table:table-cell table:number-columns-repeated="2" table:style-name="ce1" office:value-type="string" calcext:value-type="string">
            <text:p>Unknown</text:p>
          </table:table-cell>
          <table:table-cell table:style-name="ce1"/>
          <table:table-cell table:style-name="ce1" office:value-type="string" calcext:value-type="string">
            <text:p>Europe</text:p>
          </table:table-cell>
          <table:table-cell table:style-name="ce1" office:value-type="string" calcext:value-type="string">
            <text:p>Icelandic, English</text:p>
          </table:table-cell>
          <table:table-cell table:style-name="ce1"/>
          <table:table-cell table:number-columns-repeated="2" table:style-name="ce1" office:value-type="string" calcext:value-type="string">
            <text:p>Paywall</text:p>
          </table:table-cell>
          <table:table-cell table:style-name="ce1" office:value-type="string" calcext:value-type="string">
            <text:p>All</text:p>
          </table:table-cell>
          <table:table-cell table:style-name="ce1" office:value-type="string" calcext:value-type="string">
            <text:p>Medieval, Historical/Post-Medieval</text:p>
          </table:table-cell>
          <table:table-cell table:style-name="ce2" office:value-type="string" calcext:value-type="string">
            <text:p>Yes</text:p>
          </table:table-cell>
          <table:table-cell table:style-name="ce2"/>
          <table:table-cell table:style-name="ce1"/>
          <table:table-cell table:style-name="ce1" office:value-type="float" office:value="2750" calcext:value-type="float">
            <text:p>2750</text:p>
          </table:table-cell>
          <table:table-cell table:style-name="ce1" office:value-type="float" office:value="3300" calcext:value-type="float">
            <text:p>3300</text:p>
          </table:table-cell>
          <table:table-cell table:style-name="ce1" table:number-columns-repeated="7"/>
          <table:table-cell table:number-columns-repeated="2" table:style-name="ce1" office:value-type="float" office:value="6480" calcext:value-type="float">
            <text:p>6480</text:p>
          </table:table-cell>
          <table:table-cell table:style-name="ce1" office:value-type="string" calcext:value-type="string">
            <text:p>icelandic</text:p>
          </table:table-cell>
          <table:table-cell table:style-name="ce1" table:number-columns-repeated="2"/>
        </table:table-row>
        <table:table-row table:style-name="ro1">
          <table:table-cell table:style-name="ce1" office:value-type="string" calcext:value-type="string">
            <text:p>E-Books</text:p>
          </table:table-cell>
          <table:table-cell table:style-name="ce2" office:value-type="string" calcext:value-type="string">
            <text:p>E-Kitaplar</text:p>
          </table:table-cell>
          <table:table-cell table:style-name="ce2" office:value-type="string" calcext:value-type="string">
            <text:p>Ministry of Culture and Tourism Ministry</text:p>
          </table:table-cell>
          <table:table-cell table:style-name="ce1" office:value-type="string" calcext:value-type="string">
            <text:p>http://www.kulturvarliklari.gov.tr/TR,76318/e-kitaplar.html</text:p>
          </table:table-cell>
          <table:table-cell table:style-name="ce1"/>
          <table:table-cell table:style-name="ce34" office:value-type="string" calcext:value-type="string">
            <text:p>Digital books of Turkish Archaeology</text:p>
          </table:table-cell>
          <table:table-cell table:number-columns-repeated="2" table:style-name="ce1" office:value-type="string" calcext:value-type="string">
            <text:p>Unknown</text:p>
          </table:table-cell>
          <table:table-cell table:style-name="ce1"/>
          <table:table-cell table:style-name="ce1" office:value-type="string" calcext:value-type="string">
            <text:p>Mediterranean</text:p>
          </table:table-cell>
          <table:table-cell table:style-name="ce34" office:value-type="string" calcext:value-type="string">
            <text:p>Turkish</text:p>
          </table:table-cell>
          <table:table-cell table:style-name="ce1"/>
          <table:table-cell table:number-columns-repeated="2" table:style-name="ce1" office:value-type="string" calcext:value-type="string">
            <text:p>Free</text:p>
          </table:table-cell>
          <table:table-cell table:number-columns-repeated="2" table:style-name="ce1" office:value-type="string" calcext:value-type="string">
            <text:p>All</text:p>
          </table:table-cell>
          <table:table-cell table:style-name="ce1" office:value-type="string" calcext:value-type="string">
            <text:p>No</text:p>
          </table:table-cell>
          <table:table-cell table:style-name="ce1" table:number-columns-repeated="16"/>
        </table:table-row>
        <table:table-row table:style-name="ro1">
          <table:table-cell table:style-name="ce4"/>
          <table:table-cell table:style-name="ce1"/>
          <table:table-cell table:style-name="ce2"/>
          <table:table-cell table:style-name="ce1" office:value-type="string" calcext:value-type="string">
            <text:p>http://www.sciencedirect.com/science/journal/23522267</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eaareports.org.uk/</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bjournals.ub.rug.nl/palaeohistoria/index</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ijsra.org/#!current-issue/dj9g3</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indarchaeology.org/puratattva/ocean_archaeology.htm</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sudarchrs.org.uk/resources/publications/bulletin-sudan-nubia/</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sci-cult.com/files/</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kvasirpublishing.com/journals/pa" xlink:type="simple">http://kvasirpublishing.com/journals/pa</text:a></text:span></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navan-research-group.org/emania.html</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chesterarchaeolsoc.org.uk/antiq_intro.html</text:p>
          </table:table-cell>
          <table:table-cell table:style-name="ce4" table:number-columns-repeated="29"/>
        </table:table-row>
        <table:table-row table:style-name="ro1">
          <table:table-cell table:style-name="ce4"/>
          <table:table-cell table:style-name="ce1"/>
          <table:table-cell table:style-name="ce2"/>
          <table:table-cell table:style-name="ce1" office:value-type="string" calcext:value-type="string">
            <text:p>http://www.postclassical.it/Home.html</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www.in.gov/dnr/historic/3676.htm" xlink:type="simple">http://www.in.gov/dnr/historic/3676.htm</text:a></text:span></text:p>
          </table:table-cell>
          <table:table-cell table:style-name="ce4" table:number-columns-repeated="29"/>
        </table:table-row>
        <table:table-row table:style-name="ro1">
          <table:table-cell table:style-name="ce4"/>
          <table:table-cell table:style-name="ce1"/>
          <table:table-cell table:style-name="ce2"/>
          <table:table-cell table:style-name="ce28" office:value-type="string" calcext:value-type="string">
            <text:p><text:span text:style-name="T2"><text:a xlink:href="http://digitalcommons.library.umaine.edu/jae/topdownloads.html" xlink:type="simple">http://digitalcommons.library.umaine.edu/jae/topdownloads.html</text:a></text:span></text:p>
          </table:table-cell>
          <table:table-cell table:style-name="ce1" office:value-type="string" calcext:value-type="string">
            <text:p>http://www.in.gov/dnr/historic/3676.htm</text:p>
          </table:table-cell>
          <table:table-cell table:style-name="ce4" table:number-columns-repeated="28"/>
        </table:table-row>
        <table:table-row table:style-name="ro1">
          <table:table-cell table:style-name="ce4"/>
          <table:table-cell table:style-name="ce1"/>
          <table:table-cell table:style-name="ce2"/>
          <table:table-cell table:style-name="ce1" office:value-type="string" calcext:value-type="string">
            <text:p>https://www.unm.edu/~psw/archives.html</text:p>
          </table:table-cell>
          <table:table-cell table:style-name="ce28" office:value-type="string" calcext:value-type="string">
            <text:p><text:span text:style-name="T2"><text:a xlink:href="http://www.archeostoriejpa.eu/" xlink:type="simple">www.archeostoriejpa.eu)</text:a></text:span></text:p>
          </table:table-cell>
          <table:table-cell table:style-name="ce4" table:number-columns-repeated="28"/>
        </table:table-row>
        <table:table-row table:style-name="ro1" table:number-rows-repeated="1047915">
          <table:table-cell table:number-columns-repeated="33"/>
        </table:table-row>
        <table:table-row table:style-name="ro1">
          <table:table-cell table:number-columns-repeated="33"/>
        </table:table-row>
      </table:table>
      <table:table table:name="Dead access" table:style-name="ta1">
        <table:table-column table:style-name="co1" table:number-columns-repeated="3" table:default-cell-style-name="ce2"/>
        <table:table-column table:style-name="co1" table:number-columns-repeated="20" table:default-cell-style-name="ce63"/>
        <table:table-row table:style-name="ro1">
          <table:table-cell table:style-name="ce63" office:value-type="string" calcext:value-type="string">
            <text:p>English Title</text:p>
          </table:table-cell>
          <table:table-cell table:style-name="ce63" office:value-type="string" calcext:value-type="string">
            <text:p>Title</text:p>
          </table:table-cell>
          <table:table-cell office:value-type="string" calcext:value-type="string">
            <text:p>Publisher</text:p>
          </table:table-cell>
          <table:table-cell office:value-type="string" calcext:value-type="string">
            <text:p>Website</text:p>
          </table:table-cell>
          <table:table-cell office:value-type="string" calcext:value-type="string">
            <text:p>Second website</text:p>
          </table:table-cell>
          <table:table-cell office:value-type="string" calcext:value-type="string">
            <text:p>About</text:p>
          </table:table-cell>
          <table:table-cell office:value-type="string" calcext:value-type="string">
            <text:p>First Publication</text:p>
          </table:table-cell>
          <table:table-cell office:value-type="string" calcext:value-type="string">
            <text:p>Last Published</text:p>
          </table:table-cell>
          <table:table-cell office:value-type="string" calcext:value-type="string">
            <text:p>Geographic Coverage</text:p>
          </table:table-cell>
          <table:table-cell office:value-type="string" calcext:value-type="string">
            <text:p>Subject Coverage</text:p>
          </table:table-cell>
          <table:table-cell office:value-type="string" calcext:value-type="string">
            <text:p>Period Specific</text:p>
          </table:table-cell>
          <table:table-cell office:value-type="string" calcext:value-type="string">
            <text:p>Peer reviewed</text:p>
          </table:table-cell>
          <table:table-cell office:value-type="string" calcext:value-type="string">
            <text:p>Language</text:p>
          </table:table-cell>
          <table:table-cell office:value-type="string" calcext:value-type="string">
            <text:p>Access options</text:p>
          </table:table-cell>
          <table:table-cell office:value-type="string" calcext:value-type="string">
            <text:p>OA License</text:p>
          </table:table-cell>
          <table:table-cell office:value-type="string" calcext:value-type="string">
            <text:p>OA Fees</text:p>
          </table:table-cell>
          <table:table-cell office:value-type="string" calcext:value-type="string">
            <text:p>Membership Concension</text:p>
          </table:table-cell>
          <table:table-cell office:value-type="string" calcext:value-type="string">
            <text:p>Membership</text:p>
          </table:table-cell>
          <table:table-cell office:value-type="string" calcext:value-type="string">
            <text:p>Institution Low</text:p>
          </table:table-cell>
          <table:table-cell office:value-type="string" calcext:value-type="string">
            <text:p>Institution High</text:p>
          </table:table-cell>
          <table:table-cell office:value-type="string" calcext:value-type="string">
            <text:p>Money Type</text:p>
          </table:table-cell>
          <table:table-cell table:number-columns-repeated="2"/>
        </table:table-row>
        <table:table-row table:style-name="ro1">
          <table:table-cell table:style-name="ce4" office:value-type="string" calcext:value-type="string">
            <text:p>Aerial archaeology</text:p>
          </table:table-cell>
          <table:table-cell table:style-name="ce4" office:value-type="string" calcext:value-type="string">
            <text:p>https://www.worldcat.org/title/aerial-archaeology/oclc/5915830/editions?editionsView=true&amp;referer=br</text:p>
          </table:table-cell>
          <table:table-cell table:style-name="ce4" table:number-columns-repeated="21"/>
        </table:table-row>
        <table:table-row table:style-name="ro1">
          <table:table-cell table:style-name="ce63" office:value-type="string" calcext:value-type="string">
            <text:p>Bulletin of the Seminary of Archaeology Riva-Agüero Institute</text:p>
          </table:table-cell>
          <table:table-cell office:value-type="string" calcext:value-type="string">
            <text:p>Boletín del Seminario de Arqueología del Instituto Riva-Agüero</text:p>
          </table:table-cell>
          <table:table-cell office:value-type="string" calcext:value-type="string">
            <text:p>Pontificia Universidad Catolica del Peru</text:p>
          </table:table-cell>
          <table:table-cell table:style-name="ce2"/>
          <table:table-cell/>
          <table:table-cell table:style-name="ce4" office:value-type="float" office:value="1969" calcext:value-type="float">
            <text:p>1969</text:p>
          </table:table-cell>
          <table:table-cell office:value-type="float" office:value="1978" calcext:value-type="float">
            <text:p>1978</text:p>
          </table:table-cell>
          <table:table-cell office:value-type="string" calcext:value-type="string">
            <text:p>World</text:p>
          </table:table-cell>
          <table:table-cell office:value-type="string" calcext:value-type="string">
            <text:p>All</text:p>
          </table:table-cell>
          <table:table-cell office:value-type="string" calcext:value-type="string">
            <text:p>Yes</text:p>
          </table:table-cell>
          <table:table-cell office:value-type="string" calcext:value-type="string">
            <text:p>Spanish</text:p>
          </table:table-cell>
          <table:table-cell table:number-columns-repeated="2"/>
          <table:table-cell table:style-name="ce4" table:number-columns-repeated="10"/>
        </table:table-row>
        <table:table-row table:style-name="ro1">
          <table:table-cell table:number-columns-repeated="2" office:value-type="string" calcext:value-type="string">
            <text:p>Praxis Archaeologica</text:p>
          </table:table-cell>
          <table:table-cell office:value-type="string" calcext:value-type="string">
            <text:p> Associação Profissional de Arqueólogos</text:p>
          </table:table-cell>
          <table:table-cell/>
          <table:table-cell table:style-name="ce62" office:value-type="string" calcext:value-type="string">
            <text:p>http://www.praxisarchaeologica.org/PT/index.php</text:p>
          </table:table-cell>
          <table:table-cell office:value-type="string" calcext:value-type="string">
            <text:p>Praxis Archaeologica is an annual periodical exclusively electronic distribution edited by the Association of Professional Archaeologists in order to create an open space for discussion and dissemination prospects of exercise archaeologist profession.</text:p>
          </table:table-cell>
          <table:table-cell office:value-type="float" office:value="2005" calcext:value-type="float">
            <text:p>2005</text:p>
          </table:table-cell>
          <table:table-cell office:value-type="float" office:value="2009" calcext:value-type="float">
            <text:p>2009</text:p>
          </table:table-cell>
          <table:table-cell office:value-type="string" calcext:value-type="string">
            <text:p>World</text:p>
          </table:table-cell>
          <table:table-cell office:value-type="string" calcext:value-type="string">
            <text:p>Profession of Archaeology</text:p>
          </table:table-cell>
          <table:table-cell office:value-type="string" calcext:value-type="string">
            <text:p>All</text:p>
          </table:table-cell>
          <table:table-cell office:value-type="string" calcext:value-type="string">
            <text:p>Yes</text:p>
          </table:table-cell>
          <table:table-cell office:value-type="string" calcext:value-type="string">
            <text:p>Portuguese, Spanish, English</text:p>
          </table:table-cell>
          <table:table-cell office:value-type="string" calcext:value-type="string">
            <text:p>Free</text:p>
          </table:table-cell>
          <table:table-cell table:number-columns-repeated="9"/>
        </table:table-row>
        <table:table-row table:style-name="ro1">
          <table:table-cell table:number-columns-repeated="2" office:value-type="string" calcext:value-type="string">
            <text:p>Techne</text:p>
          </table:table-cell>
          <table:table-cell office:value-type="string" calcext:value-type="string">
            <text:p>Earth Institute and Memory </text:p>
          </table:table-cell>
          <table:table-cell table:style-name="ce4" office:value-type="string" calcext:value-type="string">
            <text:p>http://www.pacadnetwork.com/techne/index.php/techne/index</text:p>
          </table:table-cell>
          <table:table-cell/>
          <table:table-cell office:value-type="string" calcext:value-type="string">
            <text:p>Techne is a monographic nature magazine, subject to a general theme set for each volume, with a minimum frequency of 1 volume / year.</text:p>
          </table:table-cell>
          <table:table-cell office:value-type="float" office:value="2013" calcext:value-type="float">
            <text:p>2013</text:p>
          </table:table-cell>
          <table:table-cell office:value-type="float" office:value="2014" calcext:value-type="float">
            <text:p>2014</text:p>
          </table:table-cell>
          <table:table-cell office:value-type="string" calcext:value-type="string">
            <text:p>World</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Portuguese</text:p>
          </table:table-cell>
          <table:table-cell office:value-type="string" calcext:value-type="string">
            <text:p>Open Access</text:p>
          </table:table-cell>
          <table:table-cell office:value-type="string" calcext:value-type="string">
            <text:p>CC BY</text:p>
          </table:table-cell>
          <table:table-cell table:number-columns-repeated="8"/>
        </table:table-row>
        <table:table-row table:style-name="ro1">
          <table:table-cell table:number-columns-repeated="2" office:value-type="string" calcext:value-type="string">
            <text:p>Silk road</text:p>
          </table:table-cell>
          <table:table-cell office:value-type="string" calcext:value-type="string">
            <text:p>Silkroad Foundation</text:p>
          </table:table-cell>
          <table:table-cell office:value-type="string" calcext:value-type="string">
            <text:p>http://www.silk-road.com/toc/newsletter.html</text:p>
          </table:table-cell>
          <table:table-cell/>
          <table:table-cell office:value-type="string" calcext:value-type="string">
            <text:p>Our journal is dedicated to public education about the history and cultures of Eurasia, especially in pre-modern times. While we invoke the historic "Silk Road" in our title, our view of the Silk Roads is an expansive one, encompassing pre-history, the er</text:p>
          </table:table-cell>
          <table:table-cell office:value-type="float" office:value="2003" calcext:value-type="float">
            <text:p>2003</text:p>
          </table:table-cell>
          <table:table-cell office:value-type="float" office:value="2014" calcext:value-type="float">
            <text:p>2014</text:p>
          </table:table-cell>
          <table:table-cell/>
          <table:table-cell office:value-type="string" calcext:value-type="string">
            <text:p>Asia</text:p>
          </table:table-cell>
          <table:table-cell table:number-columns-repeated="2" office:value-type="string" calcext:value-type="string">
            <text:p>All</text:p>
          </table:table-cell>
          <table:table-cell office:value-type="string" calcext:value-type="string">
            <text:p>No</text:p>
          </table:table-cell>
          <table:table-cell office:value-type="string" calcext:value-type="string">
            <text:p>English</text:p>
          </table:table-cell>
          <table:table-cell office:value-type="string" calcext:value-type="string">
            <text:p>Free</text:p>
          </table:table-cell>
          <table:table-cell table:number-columns-repeated="8"/>
        </table:table-row>
        <table:table-row table:style-name="ro1">
          <table:table-cell table:number-columns-repeated="2" office:value-type="string" calcext:value-type="string">
            <text:p>Oklahoma Archeology</text:p>
          </table:table-cell>
          <table:table-cell office:value-type="string" calcext:value-type="string">
            <text:p>Oklahoma Anthropological Society</text:p>
          </table:table-cell>
          <table:table-cell table:number-columns-repeated="2"/>
          <table:table-cell office:value-type="string" calcext:value-type="string">
            <text:p>Oklahoma Archaeology – From 2002 to 2008, Volumes 50 – 56 were published four times per year. These issues are free for download</text:p>
          </table:table-cell>
          <table:table-cell office:value-type="float" office:value="1952" calcext:value-type="float">
            <text:p>1952</text:p>
          </table:table-cell>
          <table:table-cell table:style-name="ce8" office:value-type="float" office:value="2014" calcext:value-type="float">
            <text:p>2014</text:p>
          </table:table-cell>
          <table:table-cell table:style-name="ce8" office:value-type="string" calcext:value-type="string">
            <text:p>No</text:p>
          </table:table-cell>
          <table:table-cell office:value-type="string" calcext:value-type="string">
            <text:p>North America</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English</text:p>
          </table:table-cell>
          <table:table-cell office:value-type="string" calcext:value-type="string">
            <text:p>Rolling Wall</text:p>
          </table:table-cell>
          <table:table-cell table:number-columns-repeated="2"/>
          <table:table-cell table:style-name="ce40" office:value-type="float" office:value="10" calcext:value-type="float">
            <text:p><text:s/>$10,00 </text:p>
          </table:table-cell>
          <table:table-cell table:style-name="ce40" office:value-type="float" office:value="20" calcext:value-type="float">
            <text:p><text:s/>$20,00 </text:p>
          </table:table-cell>
          <table:table-cell table:style-name="ce40" office:value-type="float" office:value="50" calcext:value-type="float">
            <text:p><text:s/>$50,00 </text:p>
          </table:table-cell>
          <table:table-cell table:style-name="ce40" office:value-type="float" office:value="60" calcext:value-type="float">
            <text:p><text:s/>$60,00 </text:p>
          </table:table-cell>
          <table:table-cell table:number-columns-repeated="2"/>
        </table:table-row>
        <table:table-row table:style-name="ro1">
          <table:table-cell table:number-columns-repeated="2" table:style-name="ce63" office:value-type="string" calcext:value-type="string">
            <text:p>Early Georgia</text:p>
          </table:table-cell>
          <table:table-cell office:value-type="string" calcext:value-type="string">
            <text:p>The Society for Georgia Archaeology</text:p>
          </table:table-cell>
          <table:table-cell office:value-type="string" calcext:value-type="string">
            <text:p>http://thesga.org/early-georgia-back-issues-available/</text:p>
          </table:table-cell>
          <table:table-cell/>
          <table:table-cell office:value-type="string" calcext:value-type="string">
            <text:p>The Society for Georgia Archaeology’s flagship publication is the journal Early Georgia, which has been published for decades. Each year has a single volume, and recently, that volume has had two numbers or separate issues.</text:p>
          </table:table-cell>
          <table:table-cell office:value-type="float" office:value="1950" calcext:value-type="float">
            <text:p>1950</text:p>
          </table:table-cell>
          <table:table-cell office:value-type="float" office:value="2014" calcext:value-type="float">
            <text:p>2014</text:p>
          </table:table-cell>
          <table:table-cell/>
          <table:table-cell office:value-type="string" calcext:value-type="string">
            <text:p>North America</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office:value-type="string" calcext:value-type="string">
            <text:p>English</text:p>
          </table:table-cell>
          <table:table-cell office:value-type="string" calcext:value-type="string">
            <text:p>Rolling Wall</text:p>
          </table:table-cell>
          <table:table-cell table:number-columns-repeated="2"/>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75" calcext:value-type="float">
            <text:p><text:s/>$75,00 </text:p>
          </table:table-cell>
          <table:table-cell table:number-columns-repeated="2"/>
        </table:table-row>
        <table:table-row table:style-name="ro1">
          <table:table-cell table:number-columns-repeated="2" office:value-type="string" calcext:value-type="string">
            <text:p>Australian Archaeology: The Official Journal of the Australian Archaeological Association Inc.</text:p>
          </table:table-cell>
          <table:table-cell office:value-type="string" calcext:value-type="string">
            <text:p>Australian Archaeological Association Inc.</text:p>
          </table:table-cell>
          <table:table-cell office:value-type="string" calcext:value-type="string">
            <text:p>http://www.library.uq.edu.au/ojs/index.php/aa/</text:p>
          </table:table-cell>
          <table:table-cell/>
          <table:table-cell office:value-type="string" calcext:value-type="string">
            <text:p>This site provides free open access to back issues of Australian Archaeology with the exception of the last 5 years (moving wall). Current issues are available via hard copy subscription to the Australian Archaeological Association Inc. or online through </text:p>
          </table:table-cell>
          <table:table-cell table:style-name="ce4" office:value-type="float" office:value="1974" calcext:value-type="float">
            <text:p>1974</text:p>
          </table:table-cell>
          <table:table-cell office:value-type="float" office:value="2015" calcext:value-type="float">
            <text:p>2015</text:p>
          </table:table-cell>
          <table:table-cell table:style-name="ce22" office:value-type="string" calcext:value-type="string">
            <text:p>No</text:p>
          </table:table-cell>
          <table:table-cell office:value-type="string" calcext:value-type="string">
            <text:p>Pacific</text:p>
          </table:table-cell>
          <table:table-cell office:value-type="string" calcext:value-type="string">
            <text:p>English</text:p>
          </table:table-cell>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2"/>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row>
        <table:table-row table:style-name="ro1">
          <table:table-cell table:number-columns-repeated="2" office:value-type="string" calcext:value-type="string">
            <text:p>Indian Archaeology - A Review | Annual Report of the Archaeological Survey of India</text:p>
          </table:table-cell>
          <table:table-cell office:value-type="string" calcext:value-type="string">
            <text:p>Archaeological Survey of India</text:p>
          </table:table-cell>
          <table:table-cell table:style-name="ce27" office:value-type="string" calcext:value-type="string">
            <text:p>http://asi.nic.in/asi_publ_indian_archaeology.asp</text:p>
          </table:table-cell>
          <table:table-cell table:style-name="ce27" office:value-type="string" calcext:value-type="string">
            <text:p>http://asi.nic.in/asi_e_publications.asp</text:p>
          </table:table-cell>
          <table:table-cell office:value-type="string" calcext:value-type="string">
            <text:p>An Annual Publication on Archaeological Reports</text:p>
          </table:table-cell>
          <table:table-cell table:style-name="ce4" office:value-type="float" office:value="1953" calcext:value-type="float">
            <text:p>1953</text:p>
          </table:table-cell>
          <table:table-cell table:style-name="ce8" office:value-type="float" office:value="2013" calcext:value-type="float">
            <text:p>2013</text:p>
          </table:table-cell>
          <table:table-cell table:style-name="ce26" office:value-type="string" calcext:value-type="string">
            <text:p>No</text:p>
          </table:table-cell>
          <table:table-cell office:value-type="string" calcext:value-type="string">
            <text:p>Asia</text:p>
          </table:table-cell>
          <table:table-cell office:value-type="string" calcext:value-type="string">
            <text:p>English</text:p>
          </table:table-cell>
          <table:table-cell/>
          <table:table-cell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7"/>
        </table:table-row>
        <table:table-row table:style-name="ro1">
          <table:table-cell table:number-columns-repeated="3" table:style-name="ce63" office:value-type="string" calcext:value-type="string">
            <text:p>Archaeology Online</text:p>
          </table:table-cell>
          <table:table-cell table:style-name="ce27" office:value-type="string" calcext:value-type="string">
            <text:p>https://archaeologyonlinejournal.wordpress.com/</text:p>
          </table:table-cell>
          <table:table-cell/>
          <table:table-cell office:value-type="string" calcext:value-type="string">
            <text:p>Archaeology Online is a biannual, peer-reviewed journal containing articles submitted by postgraduates and graduates from universities across Europe and America. These articles will be concerned with a variety of current topics in archaeological research.</text:p>
          </table:table-cell>
          <table:table-cell office:value-type="float" office:value="2013" calcext:value-type="float">
            <text:p>2013</text:p>
          </table:table-cell>
          <table:table-cell table:style-name="ce8" office:value-type="float" office:value="2013" calcext:value-type="float">
            <text:p>2013</text:p>
          </table:table-cell>
          <table:table-cell table:style-name="ce26" office:value-type="string" calcext:value-type="string">
            <text:p>No</text:p>
          </table:table-cell>
          <table:table-cell office:value-type="string" calcext:value-type="string">
            <text:p>World</text:p>
          </table:table-cell>
          <table:table-cell table:style-name="ce4" office:value-type="string" calcext:value-type="string">
            <text:p>English</text:p>
          </table:table-cell>
          <table:table-cell table:style-name="ce4"/>
          <table:table-cell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row>
        <table:table-row table:style-name="ro1">
          <table:table-cell table:style-name="ce4" table:number-columns-repeated="3"/>
          <table:table-cell table:style-name="ce61" office:value-type="string" calcext:value-type="string">
            <text:p>http://www.clahs.com/journal.htm</text:p>
          </table:table-cell>
          <table:table-cell table:style-name="ce4" table:number-columns-repeated="19"/>
        </table:table-row>
      </table:table>
      <table:named-expressions/>
      <table:database-ranges>
        <table:database-range table:name="__Anonymous_Sheet_DB__0" table:target-range-address="'Archaeology journals'.A1:'Archaeology journals'.AG660" table:display-filter-buttons="true">
          <table:sort>
            <table:sort-by table:field-number="8"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 $</loext:text>
      <loext:fill-character> </loext:fill-character>
      <number:text>(</number:text>
      <number:number number:decimal-places="2" loext:min-decimal-places="2" number:min-integer-digits="1" number:grouping="true"/>
      <number:text>)</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 </number:text>
    </number:number-style>
    <number:number-style style:name="N124P1" style:volatile="true">
      <loext:text>-</loext:text>
      <loext:fill-character> </loext:fill-character>
      <number:number number:decimal-places="0" loext:min-decimal-places="0" number:min-integer-digits="1" number:grouping="true"/>
      <number:text> € </number:text>
    </number:number-style>
    <number:number-style style:name="N124P2" style:volatile="true">
      <loext:text> </loext:text>
      <loext:fill-character> </loext: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 </number:text>
    </number:number-style>
    <number:number-style style:name="N132P1" style:volatile="true">
      <loext:text>-</loext:text>
      <loext:fill-character> </loext:fill-character>
      <number:number number:decimal-places="2" loext:min-decimal-places="2" number:min-integer-digits="1" number:grouping="true"/>
      <number:text> € </number:text>
    </number:number-style>
    <number:number-style style:name="N132P2" style:volatile="true">
      <loext:text> </loext:text>
      <loext:fill-character> </loext:fill-character>
      <number:text>-</number:text>
      <number:number number:decimal-places="0" loext:min-decimal-places="0" number:min-integer-digits="0"/>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currency-style style:name="N140P0" style:volatile="true">
      <number:text> </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40P1" style:volatile="true">
      <number:text> </number:text>
      <number:currency-symbol number:language="en" number:country="US">$</number:currency-symbol>
      <loext:fill-character> </loext:fill-character>
      <number:text>(</number:text>
      <number:number number:decimal-places="2" loext:min-decimal-places="2" number:min-integer-digits="1" number:grouping="true"/>
      <number:text>)</number:text>
    </number:currency-style>
    <number:currency-style style:name="N140P2" style:volatile="true">
      <number:text> </number:text>
      <number:currency-symbol number:language="en" number:country="US">$</number:currency-symbol>
      <loext:fill-character> </loext:fill-character>
      <number:text>-</number:text>
      <number:number number:decimal-places="0" loext:min-decimal-places="0" number:min-integer-digits="0"/>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44P0" style:volatile="true">
      <number:text> </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44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44P2" style:volatile="true">
      <number:text> </number:text>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currency-style style:name="N148P0" style:volatile="true">
      <number:text> </number:text>
      <number:currency-symbol number:language="fr" number:country="FR">€</number:currency-symbol>
      <loext:text> </loext:text>
      <loext:fill-character> </loext:fill-character>
      <number:number number:decimal-places="2" loext:min-decimal-places="2" number:min-integer-digits="1" number:grouping="true"/>
      <number:text> </number:text>
    </number:currency-style>
    <number:currency-style style:name="N148P1" style:volatile="true">
      <number:text> </number:text>
      <number:currency-symbol number:language="fr" number:country="FR">€</number:currency-symbol>
      <loext:text> </loext:text>
      <loext:fill-character> </loext:fill-character>
      <number:text>(</number:text>
      <number:number number:decimal-places="2" loext:min-decimal-places="2" number:min-integer-digits="1" number:grouping="true"/>
      <number:text>)</number:text>
    </number:currency-style>
    <number:currency-style style:name="N148P2" style:volatile="true">
      <number:text> </number:text>
      <number:currency-symbol number:language="fr" number:country="FR">€</number:currency-symbol>
      <loext:text> </loext:text>
      <loext:fill-character> </loext:fill-character>
      <number:text>-</number:text>
      <number:number number:decimal-places="0" loext:min-decimal-places="0" number:min-integer-digits="0"/>
      <number:text> </number:text>
    </number:currency-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52P0" style:volatile="true">
      <number:text> </number:text>
      <number:currency-symbol number:language="af" number:country="ZA">R</number:currency-symbol>
      <loext:text> </loext:text>
      <loext:fill-character> </loext:fill-character>
      <number:number number:decimal-places="2" loext:min-decimal-places="2" number:min-integer-digits="1" number:grouping="true"/>
      <number:text> </number:text>
    </number:currency-style>
    <number:currency-style style:name="N152P1" style:volatile="true">
      <number:text> </number:text>
      <number:currency-symbol number:language="af" number:country="ZA">R</number:currency-symbol>
      <loext:text> </loext:text>
      <loext:fill-character> </loext:fill-character>
      <number:text>-</number:text>
      <number:number number:decimal-places="2" loext:min-decimal-places="2" number:min-integer-digits="1" number:grouping="true"/>
      <number:text> </number:text>
    </number:currency-style>
    <number:currency-style style:name="N152P2" style:volatile="true">
      <number:text> </number:text>
      <number:currency-symbol number:language="af" number:country="ZA">R</number:currency-symbol>
      <loext:text> </loext:text>
      <loext:fill-character> </loext:fill-character>
      <number:text>-</number:text>
      <number:number number:decimal-places="0" loext:min-decimal-places="0" number:min-integer-digits="0"/>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currency-style style:name="N156P0" style:volatile="true">
      <number:text> </number:text>
      <number:currency-symbol>CHF</number:currency-symbol>
      <loext:text> </loext:text>
      <loext:fill-character> </loext:fill-character>
      <number:number number:decimal-places="2" loext:min-decimal-places="2" number:min-integer-digits="1" number:grouping="true"/>
      <number:text> </number:text>
    </number:currency-style>
    <number:currency-style style:name="N156P1" style:volatile="true">
      <number:text> </number:text>
      <number:currency-symbol>CHF</number:currency-symbol>
      <loext:text> </loext:text>
      <loext:fill-character> </loext:fill-character>
      <number:text>(</number:text>
      <number:number number:decimal-places="2" loext:min-decimal-places="2" number:min-integer-digits="1" number:grouping="true"/>
      <number:text>)</number:text>
    </number:currency-style>
    <number:currency-style style:name="N156P2" style:volatile="true">
      <number:text> </number:text>
      <number:currency-symbol>CHF</number:currency-symbol>
      <loext:text> </loext:text>
      <loext:fill-character> </loext:fill-character>
      <number:text>-</number:text>
      <number:number number:decimal-places="0" loext:min-decimal-places="0" number:min-integer-digits="0"/>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number number:decimal-places="0" loext:min-decimal-places="0" number:min-integer-digits="1" number:grouping="true"/>
      <number:text> €</number:text>
    </number:number-style>
    <number:number-style style:name="N157">
      <number:text>-</number:text>
      <number:number number:decimal-places="0" loext:min-decimal-places="0" number:min-integer-digits="1" number:grouping="true"/>
      <number:text> €</number:text>
      <style:map style:condition="value()&gt;=0" style:apply-style-name="N157P0"/>
    </number:number-style>
    <number:number-style style:name="N158P0" style:volatile="true">
      <number:number number:decimal-places="0" loext:min-decimal-places="0" number:min-integer-digits="1" number:grouping="true"/>
      <number:text> €</number:text>
    </number:number-style>
    <number:number-style style:name="N158">
      <style:text-properties fo:color="#ff0000"/>
      <number:text>-</number:text>
      <number:number number:decimal-places="0" loext:min-decimal-places="0" number:min-integer-digits="1" number:grouping="true"/>
      <number:text> €</number:text>
      <style:map style:condition="value()&gt;=0" style:apply-style-name="N158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loext:text> </loext:text>
      <loext:fill-character> </loext:fill-character>
      <number:number number:decimal-places="0" loext:min-decimal-places="0" number:min-integer-digits="1" number:grouping="true"/>
      <number:text> € </number:text>
    </number:number-style>
    <number:number-style style:name="N162P1" style:volatile="true">
      <loext:text>-</loext:text>
      <loext:fill-character> </loext:fill-character>
      <number:number number:decimal-places="0" loext:min-decimal-places="0" number:min-integer-digits="1" number:grouping="true"/>
      <number:text> € </number:text>
    </number:number-style>
    <number:number-style style:name="N162P2" style:volatile="true">
      <loext:text> </loext:text>
      <loext:fill-character> </loext: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loext:text>
      <loext:fill-character> </loext:fill-character>
      <number:number number:decimal-places="2" loext:min-decimal-places="2" number:min-integer-digits="1" number:grouping="true"/>
      <number:text>    </number:text>
    </number:number-style>
    <number:number-style style:name="N163P2" style:volatile="true">
      <loext:text> </loext:text>
      <loext:fill-character> </loext:fill-character>
      <number:text>-</number:text>
      <number:number number:decimal-places="0" loext: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2" loext:min-decimal-places="2" number:min-integer-digits="1" number:grouping="true"/>
      <number:text> € </number:text>
    </number:number-style>
    <number:number-style style:name="N164P1" style:volatile="true">
      <loext:text>-</loext:text>
      <loext:fill-character> </loext:fill-character>
      <number:number number:decimal-places="2" loext:min-decimal-places="2" number:min-integer-digits="1" number:grouping="true"/>
      <number:text> € </number:text>
    </number:number-style>
    <number:number-style style:name="N164P2" style:volatile="true">
      <loext:text> </loext:text>
      <loext:fill-character> </loext:fill-character>
      <number:text>-</number:text>
      <number:number number:decimal-places="0" loext:min-decimal-places="0" number:min-integer-digits="0"/>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fr" number:country="FR">
      <number:number number:decimal-places="0" loext:min-decimal-places="0" number:min-integer-digits="1" number:grouping="true"/>
      <number:text>   </number:text>
    </number:number-style>
    <number:number-style style:name="N10125" number:language="fr" number:country="FR">
      <number:text>-</number:text>
      <number:number number:decimal-places="0" loext:min-decimal-places="0" number:min-integer-digits="1" number:grouping="true"/>
      <number:text>   </number:text>
      <style:map style:condition="value()&gt;=0" style:apply-style-name="N10125P0"/>
    </number:number-style>
    <number:number-style style:name="N10126P0" style:volatile="true" number:language="fr" number:country="FR">
      <number:number number:decimal-places="0" loext:min-decimal-places="0" number:min-integer-digits="1" number:grouping="true"/>
      <number:text>   </number:text>
    </number:number-style>
    <number:number-style style:name="N10126" number:language="fr" number:country="FR">
      <style:text-properties fo:color="#ff0000"/>
      <number:text>-</number:text>
      <number:number number:decimal-places="0" loext: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2" loext:min-decimal-places="2" number:min-integer-digits="1" number:grouping="true"/>
      <number:text>   </number:text>
    </number:number-style>
    <number:number-style style:name="N10127" number:language="fr" number:country="FR">
      <number:text>-</number:text>
      <number:number number:decimal-places="2" loext:min-decimal-places="2" number:min-integer-digits="1" number:grouping="true"/>
      <number:text>   </number:text>
      <style:map style:condition="value()&gt;=0" style:apply-style-name="N10127P0"/>
    </number:number-style>
    <number:number-style style:name="N10128P0" style:volatile="true" number:language="fr" number:country="FR">
      <number:number number:decimal-places="2" loext:min-decimal-places="2" number:min-integer-digits="1" number:grouping="true"/>
      <number:text>   </number:text>
    </number:number-style>
    <number:number-style style:name="N10128" number:language="fr" number:country="FR">
      <style:text-properties fo:color="#ff0000"/>
      <number:text>-</number:text>
      <number:number number:decimal-places="2" loext:min-decimal-places="2" number:min-integer-digits="1" number:grouping="true"/>
      <number:text>   </number:text>
      <style:map style:condition="value()&gt;=0" style:apply-style-name="N10128P0"/>
    </number:number-style>
    <number:number-style style:name="N10129P0" style:volatile="true" number:language="fr" number:country="FR">
      <number:number number:decimal-places="0" loext:min-decimal-places="0" number:min-integer-digits="1" number:grouping="true"/>
      <number:text> €</number:text>
    </number:number-style>
    <number:number-style style:name="N10129" number:language="fr" number:country="FR">
      <number:text>-</number:text>
      <number:number number:decimal-places="0" loext: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loext:min-decimal-places="0" number:min-integer-digits="1" number:grouping="true"/>
      <number:text> €</number:text>
    </number:number-style>
    <number:number-style style:name="N10130" number:language="fr" number:country="FR">
      <style:text-properties fo:color="#ff0000"/>
      <number:text>-</number:text>
      <number:number number:decimal-places="0" loext:min-decimal-places="0" number:min-integer-digits="1" number:grouping="true"/>
      <number:text> €</number:text>
      <style:map style:condition="value()&gt;=0" style:apply-style-name="N10130P0"/>
    </number:number-style>
    <number:number-style style:name="N10131P0" style:volatile="true" number:language="fr" number:country="FR">
      <number:number number:decimal-places="2" loext:min-decimal-places="2" number:min-integer-digits="1" number:grouping="true"/>
      <number:text> €</number:text>
    </number:number-style>
    <number:number-style style:name="N10131" number:language="fr" number:country="FR">
      <number:text>-</number:text>
      <number:number number:decimal-places="2" loext:min-decimal-places="2" number:min-integer-digits="1" number:grouping="true"/>
      <number:text> €</number:text>
      <style:map style:condition="value()&gt;=0" style:apply-style-name="N10131P0"/>
    </number:number-style>
    <number:number-style style:name="N10132P0" style:volatile="true" number:language="fr" number:country="FR">
      <number:number number:decimal-places="2" loext:min-decimal-places="2" number:min-integer-digits="1" number:grouping="true"/>
      <number:text> €</number:text>
    </number:number-style>
    <number:number-style style:name="N10132" number:language="fr" number:country="FR">
      <style:text-properties fo:color="#ff0000"/>
      <number:text>-</number:text>
      <number:number number:decimal-places="2" loext:min-decimal-places="2" number:min-integer-digits="1" number:grouping="true"/>
      <number:text> €</number:text>
      <style:map style:condition="value()&gt;=0" style:apply-style-name="N10132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20_a0__25__20_-_20_Accent1" style:display-name="Excel_BuiltIn_20 % - Acc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vertissement" style:display-name="Excel_BuiltIn_Avertissemen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Entrée" style:display-name="Excel_BuiltIn_Entré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eutre" style:display-name="Excel_BuiltIn_Neutre"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74pt solid #c0c0c0" fo:padding="0.071cm" style:rotation-align="none"/>
    </style:style>
    <style:style style:name="Excel_5f_BuiltIn_5f_Satisfaisant" style:display-name="Excel_BuiltIn_Satisfaisan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exte_20_explicatif" style:display-name="Excel_BuiltIn_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5f_BuiltIn_5f_Titre" style:display-name="Excel_BuiltIn_Titr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5f_BuiltIn_5f_Titre_a0_2" style:display-name="Excel_BuiltIn_Titre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5f_BuiltIn_5f_Titre_a0_3" style:display-name="Excel_BuiltIn_Titre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itre_a0_4" style:display-name="Excel_BuiltIn_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urrency" style:display-name="Excel_BuiltIn_Currency" style:family="table-cell" style:parent-style-name="Default" style:data-style-name="N1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5">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7">00/00/0000</text:date>, <text:time style:data-style-name="N2" text:time-value="10:08:36.15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rchaeology_20_Journals" style:display-name="PageStyle_Archaeology Journals" style:page-layout-name="Mpm3">
      <style:header style:display="false"/>
      <style:header-left style:display="false"/>
      <style:footer style:display="false"/>
      <style:footer-left style:display="false"/>
    </style:master-page>
    <style:master-page style:name="PageStyle_5f_Access_20_Dead" style:display-name="PageStyle_Access Dead" style:page-layout-name="Mpm4">
      <style:header style:display="false"/>
      <style:header-left style:display="false"/>
      <style:footer style:display="false"/>
      <style:footer-left style:display="false"/>
    </style:master-page>
    <style:master-page style:name="PageStyle_5f_Feuil1" style:display-name="PageStyle_Feuil1" style:page-layout-name="Mpm5">
      <style:header style:display="false"/>
      <style:header-left style:display="false"/>
      <style:footer style:display="false"/>
      <style:footer-left style:display="false"/>
    </style:master-page>
    <style:master-page style:name="PageStyle_5f_Feuil1_20_1" style:display-name="PageStyle_Feuil1 1"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6T17:09:40.171000000</meta:creation-date>
    <dc:date>2021-02-17T11:29:39.357000000</dc:date>
    <meta:editing-duration>PT32M29S</meta:editing-duration>
    <meta:editing-cycles>6</meta:editing-cycles>
    <meta:generator>LibreOffice/6.4.0.3$Windows_X86_64 LibreOffice_project/b0a288ab3d2d4774cb44b62f04d5d28733ac6df8</meta:generator>
    <meta:document-statistic meta:table-count="2" meta:cell-count="10987" meta:object-count="0"/>
  </office:meta>
</office:document-meta>
</file>